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amyanka, Ridkodub, Krasne Pershe, Novomlynsk, Dvo...</text:span>
</text:h>
      <text:p text:style-name="P4">
Authors: liveuamap (Language: en)</text:p>
      <text:p text:style-name="P4">
Time: 2023-04-19T-53:47:00</text:p>
      <text:p text:style-name="P4">
Location: Dvorichna, Kharkiv (Latitude:49.81849 Longtitude:37.61461)</text:p>
      <text:p text:style-name="P4">
Videos: []</text:p>
      <text:p text:style-name="P4">
Images: []</text:p>
      <text:p text:style-name="P4">
Tags: ["Russia"]</text:p>
      <text:p text:style-name="P4">
ID: 22557170</text:p>
      <!--METADATA-->
      <text:p text:style-name="P4">
At Kupiansk direction Russian army shelled Kamyanka, Ridkodub, Krasne Pershe,Novomlynsk, Dvorichna and Zapadne of Kharkiv region, - General Staff of ArmedForces of Ukraine says in the morning report</text:p>
      <text:p text:style-name="P4">
News Collection Link: <text:a xlink:type="simple" xlink:href="https://liveuamap.com/en/2023/19-april-at-kupiansk-direction-russian-army-shelled-kamyanka" text:style-name="Internet_20_link" text:visited-style-name="Visited_20_Internet_20_Link">
https://liveuamap.com/en/2023/19-april-at-kupiansk-direction-russian-army-shelled-kamyanka</text:a>
</text:p>
      <text:p text:style-name="P4">
Source: <text:a xlink:type="simple" xlink:href="https://t.me/lumsrc/4532" text:style-name="Internet_20_link" text:visited-style-name="Visited_20_Internet_20_Link">
https://t.me/lumsrc/4532</text:a>
</text:p>
      <!--NEWS-->
      <text:h text:style-name="P10" text:outline-level="1">
<text:span text:style-name="T4">
At Lyman direction Russian army shelled Stelmakhivka, Nevske, Hryhorivka, Bilohorivka of Luha...</text:span>
</text:h>
      <text:p text:style-name="P4">
Authors: liveuamap (Language: en)</text:p>
      <text:p text:style-name="P4">
Time: 2023-04-19T-55:47:00</text:p>
      <text:p text:style-name="P4">
Location: Bakhmut (Latitude:48.80675 Longtitude:38.25062)</text:p>
      <text:p text:style-name="P4">
Videos: []</text:p>
      <text:p text:style-name="P4">
Images: []</text:p>
      <text:p text:style-name="P4">
Tags: ["Russia"]</text:p>
      <text:p text:style-name="P4">
ID: 22557168</text:p>
      <!--METADATA-->
      <text:p text:style-name="P4">
At Lyman direction Russian army shelled Stelmakhivka, Nevske, Hryhorivka,Bilohorivka of Luhansk region and Ivanivka, Torske and Spirne of Donetskregion, - General Staff of Armed Forces of Ukraine says in the morning report</text:p>
      <text:p text:style-name="P4">
News Collection Link: <text:a xlink:type="simple" xlink:href="https://liveuamap.com/en/2023/19-april-at-lyman-direction-russian-army-shelled-stelmakhivka" text:style-name="Internet_20_link" text:visited-style-name="Visited_20_Internet_20_Link">
https://liveuamap.com/en/2023/19-april-at-lyman-direction-russian-army-shelled-stelmakhivka</text:a>
</text:p>
      <text:p text:style-name="P4">
Source: <text:a xlink:type="simple" xlink:href="https://t.me/lumsrc/4533" text:style-name="Internet_20_link" text:visited-style-name="Visited_20_Internet_20_Link">
https://t.me/lumsrc/4533</text:a>
</text:p>
      <!--NEWS-->
      <text:h text:style-name="P10" text:outline-level="1">
<text:span text:style-name="T4">
At Bakhmut direction Russian army shelled Vasukivka, Minkivka, Orikhovo-Vasylivka, Novomarkov...</text:span>
</text:h>
      <text:p text:style-name="P4">
Authors: liveuamap (Language: en)</text:p>
      <text:p text:style-name="P4">
Time: 2023-04-19T-57:47:00</text:p>
      <text:p text:style-name="P4">
Location: Novhorods'ke, Donetsk Oblast (Latitude:48.32864 Longtitude:37.83726)</text:p>
      <text:p text:style-name="P4">
Videos: []</text:p>
      <text:p text:style-name="P4">
Images: []</text:p>
      <text:p text:style-name="P4">
Tags: ["Russia"]</text:p>
      <text:p text:style-name="P4">
ID: 22557166</text:p>
      <!--METADATA-->
      <text:p text:style-name="P4">
At Bakhmut direction Russian army shelled Vasukivka, Minkivka, Orikhovo-Vasylivka, Novomarkove, Hryhorivka, Bakhmut, Ivanivske, Stupochky, Chasiv Yar,Kostyantynivka , Toretsk and New York of Donetsk region, - General Staff ofArmed Forces of Ukraine says in the morning report</text:p>
      <text:p text:style-name="P4">
News Collection Link: <text:a xlink:type="simple" xlink:href="https://liveuamap.com/en/2023/19-april-at-bakhmut-direction-russian-army-shelled-vasukivka" text:style-name="Internet_20_link" text:visited-style-name="Visited_20_Internet_20_Link">
https://liveuamap.com/en/2023/19-april-at-bakhmut-direction-russian-army-shelled-vasukivka</text:a>
</text:p>
      <text:p text:style-name="P4">
Source: <text:a xlink:type="simple" xlink:href="https://t.me/lumsrc/4534" text:style-name="Internet_20_link" text:visited-style-name="Visited_20_Internet_20_Link">
https://t.me/lumsrc/4534</text:a>
</text:p>
      <!--NEWS-->
      <text:h text:style-name="P10" text:outline-level="1">
<text:span text:style-name="T4">
At Avdiyivka directions Russian army shelled Novokalynove, Avdiyivka, Tonenke, Netaylove and ...</text:span>
</text:h>
      <text:p text:style-name="P4">
Authors: liveuamap (Language: en)</text:p>
      <text:p text:style-name="P4">
Time: 2023-04-19T-59:47:00</text:p>
      <text:p text:style-name="P4">
Location: Donetsk (Latitude:48.09688 Longtitude:37.58612)</text:p>
      <text:p text:style-name="P4">
Videos: []</text:p>
      <text:p text:style-name="P4">
Images: []</text:p>
      <text:p text:style-name="P4">
Tags: ["Russia"]</text:p>
      <text:p text:style-name="P4">
ID: 22557165</text:p>
      <!--METADATA-->
      <text:p text:style-name="P4">
At Avdiyivka directions Russian army shelled Novokalynove, Avdiyivka, Tonenke,Netaylove and Pervomayske of Donetsk region, - General Staff of Armed Forcesof Ukraine says in the morning report</text:p>
      <text:p text:style-name="P4">
News Collection Link: <text:a xlink:type="simple" xlink:href="https://liveuamap.com/en/2023/19-april-at-avdiyivka-directions-russian-army-shelled-novokalynove" text:style-name="Internet_20_link" text:visited-style-name="Visited_20_Internet_20_Link">
https://liveuamap.com/en/2023/19-april-at-avdiyivka-directions-russian-army-shelled-novokalynove</text:a>
</text:p>
      <text:p text:style-name="P4">
Source: <text:a xlink:type="simple" xlink:href="https://t.me/lumsrc/4535" text:style-name="Internet_20_link" text:visited-style-name="Visited_20_Internet_20_Link">
https://t.me/lumsrc/4535</text:a>
</text:p>
      <!--NEWS-->
      <text:h text:style-name="P10" text:outline-level="1">
<text:span text:style-name="T4">
At Maryinka direction Russian army shelled Krasnohorivka, Maryinka, Pobyeda and Novomykhayliv...</text:span>
</text:h>
      <text:p text:style-name="P4">
Authors: liveuamap (Language: en)</text:p>
      <text:p text:style-name="P4">
Time: 2023-04-19T-61:47:00</text:p>
      <text:p text:style-name="P4">
Location: Donetsk (Latitude:47.8551 Longtitude:37.47694)</text:p>
      <text:p text:style-name="P4">
Videos: []</text:p>
      <text:p text:style-name="P4">
Images: []</text:p>
      <text:p text:style-name="P4">
Tags: ["Russia"]</text:p>
      <text:p text:style-name="P4">
ID: 22557164</text:p>
      <!--METADATA-->
      <text:p text:style-name="P4">
At Maryinka direction Russian army shelled Krasnohorivka, Maryinka, Pobyedaand Novomykhaylivka, - General Staff of Armed Forces of Ukraine says in themorning report</text:p>
      <text:p text:style-name="P4">
News Collection Link: <text:a xlink:type="simple" xlink:href="https://liveuamap.com/en/2023/19-april-at-maryinka-direction-russian-army-shelled-krasnohorivka" text:style-name="Internet_20_link" text:visited-style-name="Visited_20_Internet_20_Link">
https://liveuamap.com/en/2023/19-april-at-maryinka-direction-russian-army-shelled-krasnohorivka</text:a>
</text:p>
      <text:p text:style-name="P4">
Source: <text:a xlink:type="simple" xlink:href="https://t.me/lumsrc/4536" text:style-name="Internet_20_link" text:visited-style-name="Visited_20_Internet_20_Link">
https://t.me/lumsrc/4536</text:a>
</text:p>
      <!--NEWS-->
      <text:h text:style-name="P10" text:outline-level="1">
<text:span text:style-name="T4">
At Shaktarske direction Russian army shelled Vuhledar, Prechystivka, Novoukrayinka and Velyka...</text:span>
</text:h>
      <text:p text:style-name="P4">
Authors: liveuamap (Language: en)</text:p>
      <text:p text:style-name="P4">
Time: 2023-04-19T-63:47:00</text:p>
      <text:p text:style-name="P4">
Location: Zaporizhzhia (Latitude:47.78167 Longtitude:37.06375)</text:p>
      <text:p text:style-name="P4">
Videos: []</text:p>
      <text:p text:style-name="P4">
Images: []</text:p>
      <text:p text:style-name="P4">
Tags: ["Russia"]</text:p>
      <text:p text:style-name="P4">
ID: 22557163</text:p>
      <!--METADATA-->
      <text:p text:style-name="P4">
At Shaktarske direction Russian army shelled Vuhledar, Prechystivka,Novoukrayinka and Velyka Novosilka, - General Staff of Armed Forces of Ukrainesays in the morning report</text:p>
      <text:p text:style-name="P4">
News Collection Link: <text:a xlink:type="simple" xlink:href="https://liveuamap.com/en/2023/19-april-at-shaktarske-direction-russian-army-shelled-vuhledar" text:style-name="Internet_20_link" text:visited-style-name="Visited_20_Internet_20_Link">
https://liveuamap.com/en/2023/19-april-at-shaktarske-direction-russian-army-shelled-vuhledar</text:a>
</text:p>
      <text:p text:style-name="P4">
Source: <text:a xlink:type="simple" xlink:href="https://t.me/lumsrc/4537" text:style-name="Internet_20_link" text:visited-style-name="Visited_20_Internet_20_Link">
https://t.me/lumsrc/4537</text:a>
</text:p>
      <!--NEWS-->
      <text:h text:style-name="P10" text:outline-level="1">
<text:span text:style-name="T4">
At Zaporizhzhia and Kherson directions Russian army shelled Novopil of Donetsk region; Olhivs...</text:span>
</text:h>
      <text:p text:style-name="P4">
Authors: liveuamap (Language: en)</text:p>
      <text:p text:style-name="P4">
Time: 2023-04-19T-65:47:00</text:p>
      <text:p text:style-name="P4">
Location: Kherson (Latitude:46.6512 Longtitude:32.59832)</text:p>
      <text:p text:style-name="P4">
Videos: []</text:p>
      <text:p text:style-name="P4">
Images: []</text:p>
      <text:p text:style-name="P4">
Tags: ["Russia"]</text:p>
      <text:p text:style-name="P4">
ID: 22557160</text:p>
      <!--METADATA-->
      <text:p text:style-name="P4">
At Zaporizhzhia and Kherson directions Russian army shelled Novopil of Donetskregion; Olhivske, Malynivka, Chervone, Huliaipole, Charivne, Orikhiv, Stepoveand Plavni of Zaporizhzhia region; Antonivka of Kherson region and Khersoncity, - General Staff of Armed Forces of Ukraine says in the morning report</text:p>
      <text:p text:style-name="P4">
News Collection Link: <text:a xlink:type="simple" xlink:href="https://liveuamap.com/en/2023/19-april-at-zaporizhzhia-and-kherson-directions-russian-army" text:style-name="Internet_20_link" text:visited-style-name="Visited_20_Internet_20_Link">
https://liveuamap.com/en/2023/19-april-at-zaporizhzhia-and-kherson-directions-russian-army</text:a>
</text:p>
      <text:p text:style-name="P4">
Source: <text:a xlink:type="simple" xlink:href="https://t.me/lumsrc/4538" text:style-name="Internet_20_link" text:visited-style-name="Visited_20_Internet_20_Link">
https://t.me/lumsrc/4538</text:a>
</text:p>
      <!--NEWS-->
      <text:h text:style-name="P10" text:outline-level="1">
<text:span text:style-name="T4">
Kyiv(21:07). Red Alert: aerial threat. Sirens sounding. Take cover now!</text:span>
</text:h>
      <text:p text:style-name="P4">
Authors: liveuamap (Language: en)</text:p>
      <text:p text:style-name="P4">
Time: 2023-04-19T15:08:00</text:p>
      <text:p text:style-name="P4">
Location: Kyiv (Latitude:50.44343 Longtitude:30.53022)</text:p>
      <text:p text:style-name="P4">
Videos: []</text:p>
      <text:p text:style-name="P4">
Images: []</text:p>
      <text:p text:style-name="P4">
Tags: ["Europe", "Central and Eastern Europe"]</text:p>
      <text:p text:style-name="P4">
ID: 22557278</text:p>
      <!--METADATA-->
      <text:p text:style-name="P4">
Kyiv(21:07). Red Alert: aerial threat. Sirens sounding. Take cover now!</text:p>
      <text:p text:style-name="P4">
News Collection Link: <text:a xlink:type="simple" xlink:href="https://liveuamap.com/en/2023/19-april-kyiv2107-red-alert-aerial-threat-sirg" text:style-name="Internet_20_link" text:visited-style-name="Visited_20_Internet_20_Link">
https://liveuamap.com/en/2023/19-april-kyiv2107-red-alert-aerial-threat-sirg</text:a>
</text:p>
      <text:p text:style-name="P4">
Source: <text:a xlink:type="simple" xlink:href="https://t.me/suspilnenews/20036" text:style-name="Internet_20_link" text:visited-style-name="Visited_20_Internet_20_Link">
https://t.me/suspilnenews/20036</text:a>
</text:p>
      <!--NEWS-->
      <text:h text:style-name="P10" text:outline-level="1">
<text:span text:style-name="T4">
Kyiv Oblast(21:08). Red Alert: aerial threat. Sirens sounding. Take cover now!</text:span>
</text:h>
      <text:p text:style-name="P4">
Authors: liveuamap (Language: en)</text:p>
      <text:p text:style-name="P4">
Time: 2023-04-19T15:09:00</text:p>
      <text:p text:style-name="P4">
Location: Kyiv Oblast (Latitude:50.24018000 Longtitude:30.23163000)</text:p>
      <text:p text:style-name="P4">
Videos: []</text:p>
      <text:p text:style-name="P4">
Images: []</text:p>
      <text:p text:style-name="P4">
Tags: ["Europe", "Central and Eastern Europe"]</text:p>
      <text:p text:style-name="P4">
ID: 22557279</text:p>
      <!--METADATA-->
      <text:p text:style-name="P4">
Kyiv Oblast(21:08). Red Alert: aerial threat. Sirens sounding. Take cover now!</text:p>
      <text:p text:style-name="P4">
News Collection Link: <text:a xlink:type="simple" xlink:href="https://liveuamap.com/en/2023/19-april-kyiv-oblast2108-red-alert-aerial-thrg" text:style-name="Internet_20_link" text:visited-style-name="Visited_20_Internet_20_Link">
https://liveuamap.com/en/2023/19-april-kyiv-oblast2108-red-alert-aerial-thrg</text:a>
</text:p>
      <text:p text:style-name="P4">
Source: <text:a xlink:type="simple" xlink:href="https://t.me/air_alert_ua/43342" text:style-name="Internet_20_link" text:visited-style-name="Visited_20_Internet_20_Link">
https://t.me/air_alert_ua/43342</text:a>
</text:p>
      <!--NEWS-->
      <text:h text:style-name="P10" text:outline-level="1">
<text:span text:style-name="T4">
Kharkiv, Kharkivska Oblast(21:10). Red Alert: aerial threat. Sirens sounding. Take cover now!</text:span>
</text:h>
      <text:p text:style-name="P4">
Authors: liveuamap (Language: en)</text:p>
      <text:p text:style-name="P4">
Time: 2023-04-19T15:12:00</text:p>
      <text:p text:style-name="P4">
Location: Kharkiv (Latitude:49.98081000 Longtitude:36.25272000)</text:p>
      <text:p text:style-name="P4">
Videos: []</text:p>
      <text:p text:style-name="P4">
Images: []</text:p>
      <text:p text:style-name="P4">
Tags: ["Europe", "Central and Eastern Europe"]</text:p>
      <text:p text:style-name="P4">
ID: 22557281</text:p>
      <!--METADATA-->
      <text:p text:style-name="P4">
Kharkiv, Kharkivska Oblast(21:10). Red Alert: aerial threat. Sirens sounding.Take cover now!</text:p>
      <text:p text:style-name="P4">
News Collection Link: <text:a xlink:type="simple" xlink:href="https://liveuamap.com/en/2023/19-april-kharkiv-kharkivska-oblast2110-red-alg" text:style-name="Internet_20_link" text:visited-style-name="Visited_20_Internet_20_Link">
https://liveuamap.com/en/2023/19-april-kharkiv-kharkivska-oblast2110-red-alg</text:a>
</text:p>
      <text:p text:style-name="P4">
Source: <text:a xlink:type="simple" xlink:href="https://t.me/air_alert_ua/43343" text:style-name="Internet_20_link" text:visited-style-name="Visited_20_Internet_20_Link">
https://t.me/air_alert_ua/43343</text:a>
</text:p>
      <!--NEWS-->
      <text:h text:style-name="P10" text:outline-level="1">
<text:span text:style-name="T4">
Sumska Oblast(21:12). Red Alert: aerial threat. Sirens sounding. Take cover now!</text:span>
</text:h>
      <text:p text:style-name="P4">
Authors: liveuamap (Language: en)</text:p>
      <text:p text:style-name="P4">
Time: 2023-04-19T15:14:00</text:p>
      <text:p text:style-name="P4">
Location: Sumska Oblast (Latitude:51.00012 Longtitude:34.00105)</text:p>
      <text:p text:style-name="P4">
Videos: []</text:p>
      <text:p text:style-name="P4">
Images: []</text:p>
      <text:p text:style-name="P4">
Tags: ["Europe", "Central and Eastern Europe"]</text:p>
      <text:p text:style-name="P4">
ID: 22557282</text:p>
      <!--METADATA-->
      <text:p text:style-name="P4">
Sumska Oblast(21:12). Red Alert: aerial threat. Sirens sounding. Take covernow!</text:p>
      <text:p text:style-name="P4">
News Collection Link: <text:a xlink:type="simple" xlink:href="https://liveuamap.com/en/2023/19-april-sumska-oblast2112-red-alert-aerial-tg" text:style-name="Internet_20_link" text:visited-style-name="Visited_20_Internet_20_Link">
https://liveuamap.com/en/2023/19-april-sumska-oblast2112-red-alert-aerial-tg</text:a>
</text:p>
      <text:p text:style-name="P4">
Source: <text:a xlink:type="simple" xlink:href="https://t.me/air_alert_ua/43344" text:style-name="Internet_20_link" text:visited-style-name="Visited_20_Internet_20_Link">
https://t.me/air_alert_ua/43344</text:a>
</text:p>
      <!--NEWS-->
      <text:h text:style-name="P10" text:outline-level="1">
<text:span text:style-name="T4">
Kharkiv, Kharkivska Oblast(00:40). Red Alert: aerial threat. Sirens sounding. Take cover now!</text:span>
</text:h>
      <text:p text:style-name="P4">
Authors: liveuamap (Language: en)</text:p>
      <text:p text:style-name="P4">
Time: 2023-04-19T18:41:00</text:p>
      <text:p text:style-name="P4">
Location: Kharkiv (Latitude:49.98053 Longtitude:36.25382)</text:p>
      <text:p text:style-name="P4">
Videos: []</text:p>
      <text:p text:style-name="P4">
Images: []</text:p>
      <text:p text:style-name="P4">
Tags: ["Europe", "Central and Eastern Europe"]</text:p>
      <text:p text:style-name="P4">
ID: 22557288</text:p>
      <!--METADATA-->
      <text:p text:style-name="P4">
Kharkiv, Kharkivska Oblast(00:40). Red Alert: aerial threat. Sirens sounding.Take cover now!</text:p>
      <text:p text:style-name="P4">
News Collection Link: <text:a xlink:type="simple" xlink:href="https://liveuamap.com/en/2023/19-april-kharkiv-kharkivska-oblast0040-red-alg" text:style-name="Internet_20_link" text:visited-style-name="Visited_20_Internet_20_Link">
https://liveuamap.com/en/2023/19-april-kharkiv-kharkivska-oblast0040-red-alg</text:a>
</text:p>
      <text:p text:style-name="P4">
Source: <text:a xlink:type="simple" xlink:href="https://t.me/air_alert_ua/43354" text:style-name="Internet_20_link" text:visited-style-name="Visited_20_Internet_20_Link">
https://t.me/air_alert_ua/43354</text:a>
</text:p>
      <!--NEWS-->
      <text:h text:style-name="P10" text:outline-level="1">
<text:span text:style-name="T4">
Poltavska Oblast(00:47). Red Alert: aerial threat. Sirens sounding. Take cover now!</text:span>
</text:h>
      <text:p text:style-name="P4">
Authors: liveuamap (Language: en)</text:p>
      <text:p text:style-name="P4">
Time: 2023-04-19T18:48:00</text:p>
      <text:p text:style-name="P4">
Location: Poltavska Oblast (Latitude:49.47598 Longtitude:33.81794)</text:p>
      <text:p text:style-name="P4">
Videos: []</text:p>
      <text:p text:style-name="P4">
Images: []</text:p>
      <text:p text:style-name="P4">
Tags: ["Europe", "Central and Eastern Europe"]</text:p>
      <text:p text:style-name="P4">
ID: 22557289</text:p>
      <!--METADATA-->
      <text:p text:style-name="P4">
Poltavska Oblast(00:47). Red Alert: aerial threat. Sirens sounding. Take covernow!</text:p>
      <text:p text:style-name="P4">
News Collection Link: <text:a xlink:type="simple" xlink:href="https://liveuamap.com/en/2023/19-april-poltavska-oblast0047-red-alert-aeriag" text:style-name="Internet_20_link" text:visited-style-name="Visited_20_Internet_20_Link">
https://liveuamap.com/en/2023/19-april-poltavska-oblast0047-red-alert-aeriag</text:a>
</text:p>
      <text:p text:style-name="P4">
Source: <text:a xlink:type="simple" xlink:href="https://t.me/air_alert_ua/43355" text:style-name="Internet_20_link" text:visited-style-name="Visited_20_Internet_20_Link">
https://t.me/air_alert_ua/43355</text:a>
</text:p>
      <!--NEWS-->
      <text:h text:style-name="P10" text:outline-level="1">
<text:span text:style-name="T4">
Donetsk Oblast(01:23). Red Alert: aerial threat. Sirens sounding. Take cover now!</text:span>
</text:h>
      <text:p text:style-name="P4">
Authors: liveuamap (Language: en)</text:p>
      <text:p text:style-name="P4">
Time: 2023-04-19T19:25:00</text:p>
      <text:p text:style-name="P4">
Location: Donetsk Oblast (Latitude:48.72744 Longtitude:37.5781)</text:p>
      <text:p text:style-name="P4">
Videos: []</text:p>
      <text:p text:style-name="P4">
Images: []</text:p>
      <text:p text:style-name="P4">
Tags: ["Europe", "Central and Eastern Europe"]</text:p>
      <text:p text:style-name="P4">
ID: 22557290</text:p>
      <!--METADATA-->
      <text:p text:style-name="P4">
Donetsk Oblast(01:23). Red Alert: aerial threat. Sirens sounding. Take covernow!</text:p>
      <text:p text:style-name="P4">
News Collection Link: <text:a xlink:type="simple" xlink:href="https://liveuamap.com/en/2023/19-april-donetsk-oblast0123-red-alert-aerial-g" text:style-name="Internet_20_link" text:visited-style-name="Visited_20_Internet_20_Link">
https://liveuamap.com/en/2023/19-april-donetsk-oblast0123-red-alert-aerial-g</text:a>
</text:p>
      <text:p text:style-name="P4">
Source: <text:a xlink:type="simple" xlink:href="https://t.me/air_alert_ua/43356" text:style-name="Internet_20_link" text:visited-style-name="Visited_20_Internet_20_Link">
https://t.me/air_alert_ua/43356</text:a>
</text:p>
      <!--NEWS-->
      <text:h text:style-name="P10" text:outline-level="1">
<text:span text:style-name="T4">
У Комітеті з питань соціальної політики та захисту прав ветеранів обговорили питання функціонування госпіталів ветеранів війни</text:span>
</text:h>
      <text:p text:style-name="P4">
Author: ['АРМІЯINFORM']</text:p>
      <text:p text:style-name="P4">
Time: 2023-04-19T26:00:00-04:00</text:p>
      <text:p text:style-name="P4">
Description: Народні депутати України — члени Комітету в порядку контролю розглянули заходи,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3/verhovna-rada-e1634729714540.jpg" text:style-name="Internet_20_link" text:visited-style-name="Visited_20_Internet_20_Link">
verhovna-rada-e1634729714540.jpg</text:a>
']</text:p>
      <text:p text:style-name="P4">
Tags: ['ГОСПІТАЛЬ ВЕТЕРАНІВ ВІЙНИ', 'МЕДИЧНА ДОПОМОГА', 'СОЦІАЛЬНИЙ ЗАХИСТ']</text:p>
      <text:p text:style-name="P4">
Category: News</text:p>
      <!--METADATA-->
      <text:p text:style-name="P4">
<draw:frame draw:style-name="fr1" draw:name="Image2" text:anchor-type="as-char" svg:width="6.9236in" svg:height="4.880826in" draw:z-index="0">
<draw:image xlink:href="../Images/AРМІЯINFORM/2023-04-19T26-00-00-04-00/verhovna-rada-e1634729714540.jpg" xlink:type="simple" xlink:show="embed" xlink:actuate="onLoad" draw:mime-type="image/jpeg"/>
</draw:frame>
</text:p>
      <text:p text:style-name="P4">
Народні депутати України — члени Комітету в порядку контролю розглянулизаходи, які вживаються щодо забезпечення належного функціонування госпіталівветеранів війни та удосконалення надання медичних послуг ветеранам війни. Булизаслухані виступи представників Міністерства соціальної політики, Міністерствау справах ветеранів, Збройних Сил України, Міністерства охорони здоров’я,Міністерства внутрішніх справ, Національної служби здоров’я України. Про це<text:a xlink:type="simple" xlink:href="https://www.rada.gov.ua/news/news_kom/235524.html" text:style-name="Internet_20_link" text:visited-style-name="Visited_20_Internet_20_Link">
повідомляє</text:a>
 Прес-службаАпарату Верховної Ради України.</text:p>
      <text:p text:style-name="P4">
Розгляд контрольного питання відбувся під головуванням Першого заступникаГолови Комітету Михайла Цимбалюка. «Питання функціонування госпіталівветеранів війни, надання медичних послуг ветеранам війни залишаєтьсяактуальним та потребує детального обговорення, — зауважив пан Цимбалюк. —Важливо насамперед встановити, як працюють госпіталі війни і інші військовімедичні заклади в період воєнного стану, проблеми, які виникають в їх роботі іпропозиції щодо вироблення єдиної державної політики в цьому напрямку впіслявоєнний період після нашої Перемоги».</text:p>
      <text:p text:style-name="P4">
У своїх виступах представники Уряду звітували про діяльність підвідомчихреабілітаційних центрів та власні/міжвідомчі напрацювання в сферіреабілітації.</text:p>
      <text:p text:style-name="P4">
Першим було заслухано виступ радниці Міністра соціальної політики ОлениКульчицької, яка наголосила на підтримці Міністерством ініціатив Міністерстваохорони здоров’я по впровадженню мультидисциплінарного підходу в процесреабілітації громадян як з числа цивільних осіб, так і з числа військових.Так, в одному з підвідомчих центрів комплексної реабілітації Міністерствасоціальної політики діє 2 мультидисциплінарні реабілітаційні команди, дороботи якої залучено 5 соціальних працівників. «Надається повний спектр послугреабілітації і стаціонарно, і амбулаторно. В закладі працює також ВЛК, яканадає відповідні висновки щодо необхідності продовжити реабілітацію чи впротезуванні, — повідомила Радниця Міністра соціальної політики. — Наразівідбувається побудова інформаційних обмінів між електронною системою охорониздоров’я, „реабілітаційним модулем“ і Єдиними інформаційними системамисоціальної сфери, зокрема, централізованим банком даних з проблемінвалідності. Це спростить та прискорить документообіг щодо надання тафінансування відповідних послуг».</text:p>
      <text:p text:style-name="P4">
За словами пані Кульчицької, серед пріоритетів Міністерства соціальноїполітики в сфері реабілітації — зміна системи оцінки функціонування людини таперехід системи на Міжнародну класифікацію функціонування. «В цій частині унас ще багато роботи. Що стосується домену соціальної сфери, потрібнонапрацювати перехід, щоб він був комфортний і легкий для соціальнихпрацівників, працівників мультидисциплінарних і реабілітаційних команд, атакож для пацієнтів», — резюмувала Радниця Міністра соціальної політики ОленаКульчицька.</text:p>
      <text:p text:style-name="P4">
Окремо народні депутати України — члени Комітету обговорили можливості наданнясоціальних послуг в громадах за рахунок Державного бюджету. Відповідний проектЗакону вже обговорюється в Кабінеті Міністрів України. По досягненнюузгодженої позиції міністерств, законопроект буде внесено на розгляд ВерховноїРади України.</text:p>
      <text:p text:style-name="P4">
Народний депутат України Юлія Тимошенко звернула увагу учасників засіданняКомітету на проблему неналежного стану низки військових госпіталів та потребуцих установ в ремонтних роботах. Також зазначалося про потребу районнихлікарень в «реабілітаційних пакетах» Національної служби здоров’я України.</text:p>
      <text:p text:style-name="P4">
В свою чергу Перший заступник Міністра охорони здоров’я Сергій Дуброввідзначив, що ті заклади охорони здоров’я, які укладають договори зНаціональною службою здоров’я України, є фінансово-спроможними. «Вонирозвиваються, в цих закладах проводяться закупівля обладнання та ремонти, —повідомив пан Дубров. — Маємо доволі великі залишки, які перевищують 150мільйонів на рахунках закладів».</text:p>
      <text:p text:style-name="P4">
Голова Національної служби здоров’я України Наталія Гусак також запевнилаучасників зібрання, що коштів, які сплачує НСЗУ за медичне обслуговування вгоспіталях ветеранів війни, достатньо для забезпечення безоплатного наданнямедичних послуг, виплати заробітної плати лікарям та медичним працівникам, атакож для розвитку відповідних закладів. «У 2023 році ми значно підняли тарифина реабілітацію. Наразі за стаціонарну комплексну реабілітацію однієї людиними готові сплачувати 33 600 гривень в місяць, якщо, звісно, заклад відповідаєпевним умовам. Це і наявність міждисциплінарної команди, спеціальнеобладнання, дотримання вимог і стандартів при відновленні людини», — зауважилапані Гусак.</text:p>
      <text:p text:style-name="P4">
В той же час низка госпіталів ветеранів війни перебувають на територіяхведення активних бойових дій. А відтак окремі послуги та довготривалелікування у таких закладах, зважаючи на безпекові умови, не можуть бутинадані. «Відповідним закладам Запорізької та Херсонської областей мизапропонували законтрактуватися за спеціальним пакетом, який дає можливість їмзберегти обсяг фінансування на рівні минулого року, — повідомила ГоловаНаціональної служби здоров’я України Наталія Гусак. — Це дає можливістьзберегти кадровий потенціал для надання медичної допомоги в майбутньому».</text:p>
      <text:p text:style-name="P4">
Учасники засідання відзначили високу ефективність державної політики у сферідержавних фінансових гарантій медичного обслуговування населення за програмоюмедичних гарантій, яку реалізує НСЗУ. «Завдяки системі надання „пакетівпослуг“, що підлягають оплаті НСЗУ, лікарні почали себе нормально почувати.Вони мають ремонти на належний рівень надання послуг», — відзначила народнийдепутат України — член Комітету Тетяна Циба.</text:p>
      <text:p text:style-name="P4">
Повертаючись до виступів представників Уряду, то Перший заступник Міністраохорони здоров’я Сергій Дубров повідомив, що станом на 07 квітня 2023 рокуштат 25 підвідомчих госпіталів ветеранів війни нараховує 3 тисячі медичнихпрацівників. «Госпіталі знаходяться на балансах місцевих рад. Два — на балансіМіністерства. Госпіталі ветеранів війни контрактуються на загальних підставах,відповідно до пакетів надання медичної допомоги, яким вони відповідають, —зазначив пан Дубров. — До топ-3 пакетів надання медичної допомоги в 2023 роцівходить реабілітаційна допомога дорослим та дітям у стаціонарних умовах. Мирозуміємо про необхідність розширення психологічної та реабілітаційноїдопомоги саме ветеранам війни».</text:p>
      <text:p text:style-name="P4">
У Міністерстві охорони здоров’я також наголосили на розширенні програми«Доступні ліки», яка дає можливість кожному українцю, зокрема, ветерану війни,отримати низку лікарських засобів безкоштовно або за невелику оплату. Наразі впереліку програми — 486 медичних препаратів. «Зараз напрацьовуємо забезпеченнядля паліативних пацієнтів наркотичних анальгетиків. В другій половині цьогороку будуть запроваджені такі наркотичні анальгетики, як фентанілові пластиріта смужки», — резюмував Сергій Дубров.</text:p>
      <text:p text:style-name="P4">
В свою чергу у Міністерстві у справах ветеранів повідомили про бажання взятина себе відповідальність за забезпечення ветеранів війни психологічноюдопомогою. За словами заступниці Міністерства з питань цифрового розвитку,цифрових трансформацій і цифровізації Тетяни Калити, Міністерство має окремебюджетне фінансування на психологічну допомогу. «Просимо МОЗ розблокувати намможливість її надавати. Ми готові попрацювати, щоб це не вкладалося в вашпакет», — зазначила пані Калита, нагадавши про існуючий в Міністерстві реєстрнадавачів психологічної допомоги.</text:p>
      <text:p text:style-name="P4">
З виступу заступниці Міністра внутрішніх справ Катерини Павліченко сталовідомо, що до сфери відання цього Міністерства належать 36 закладів, щонадають комплекс профілактичних, лікувальних, оздоровчих та реабілітаційнихзаходів як для ветеранів війни, так і для ветеранів системи МВС, учасниківбойових дій, військовослужбовців та певних пільгових категорій та членів їхродин. Крім того, в системі Міністерства діє 8 медичних реабілітаційнихцентрів. На жаль, низка закладів не функціонує через тимчасову окупацію,пошкодження або замінування. «З 24 лютого 2022 року в закладах охорониздоров’я МВС стаціонарне лікування пройшло вже більше 6 тисяч поранених,амбулаторне лікування — більше 2 тисяч поранених, — розповіла пані Павліченко.— Також в цих закладах діє ВЛК, надається медико-психологічна реабілітація.Напрацьовані окремі протоколи роботи з певними категоріями наших працівників,зокрема, таких, які звільнені з полону». МВС разом з МОЗ систематичнореалізовують заходи щодо направлення поранених на лікування та протезування закордон.</text:p>
      <text:p text:style-name="P4">
Щодо питання оптимізації процесів військово-лікарської експертизи тареформування системи медико-соціальної експертизи висловилася заступницяМіністра охорони здоров’я з питань цифрового розвитку, цифрових трансформаційі цифровізації Марія Карчевич.</text:p>
      <text:p text:style-name="P4">
Пані Карчевич розповіла про спільні напрацювання Міноборони, МОЗ, Мінцифри,Мінветеранів та експертів щодо зміни процесу проходження ВЛК, зокрема, вчастині цифровізації процесів та організаційно-ресурсних питань. «Враховуючизростання навантаження на ВЛК, мережа комісій розширюється, в тому числі зарахунок створення додаткових гарнізонних ВЛК та залучення цивільних закладівохорони здоров’я», — повідомляють в Міністерстві охорони здоров’я України. Впланах урядовців — запровадження електронного документообігу між військовимичастинами та військовими госпіталями, а також електронної черги у ВЛК. Окремонапрацьовується порядок інформування військовослужбовців щодо алгоритму дій впроцесі проходження ВЛК, а також наявних у них прав та гарантій, відповідно дозаконодавства.</text:p>
      <text:p text:style-name="P4">
Нагадаємо, що 11 квітня 2022 року Верховна Рада України прийняла за основу двазаконопроекти, які стосуються роботи ВЛК, а саме:</text:p>
      <text:p text:style-name="P4">
проект Закону України про внесення змін до статті 70 Основ законодавстваУкраїни про охорону здоров’я (щодо роботи військово-лікарських комісій);</text:p>
      <text:p text:style-name="P4">
проект Закону України про внесення змін до Статуту внутрішньої служби ЗбройнихСил України щодо удосконалення питань оформлення документів та лікуваннявійськовослужбовців під час дії воєнного стану.</text:p>
      <text:p text:style-name="P4">
«З початку повномасштабної агресії воюють не тільки Збройні Сили України, воюєдержава Україна. Дякую всім міністерствам, які залучені до надання медичноїдопомоги військовослужбовцям. Наразі міжвідомча співпраця досить плідна», —наголосила командувач Медичних сил Збройних Сил України, генерал-майормедичної служби Тетяна Остащенко.</text:p>
      <text:p text:style-name="P4">
За підсумками заходу Перший заступник Голови Комітету Михайло Цимбалюкподякував виступаючим за доповіді, висловивши при цьому жаль з приводувідсутності єдиного відомства, яке відповідало б за державну політику щодофункціонування ветеранських госпіталів та володіло вичерпною інформацією зтого чи іншого питання в цій сфері. «Тому чекаємо письмових пропозицій щодоудосконалення державної політики у сфері діяльності госпіталів та реформуваннясистеми управління госпіталями ветеранів війни», — резюмував пан Цимбалюк.</text:p>
      <text:p text:style-name="P4">
Source: <text:a xlink:type="simple" xlink:href="https://armyinform.com.ua/2023/04/19/u-komiteti-z-pytan-soczipolityky-ta-zahystu-prav-veteraniv-obgovoryly-pytannya-funkczionuvannya-gospitaliv-veteraniv-vijny/" text:style-name="Internet_20_link" text:visited-style-name="Visited_20_Internet_20_Link">
https://armyinform.com.ua/2023/04/19/u-komiteti-z-pytan-soczipolityky-ta-zahystu-prav-veteraniv-obgovoryly-pytannya-funkczionuvannya-gospitaliv-veteraniv-vijny/</text:a>
</text:p>
      <!--NEWS-->
      <text:h text:style-name="P10" text:outline-level="1">
<text:span text:style-name="T4">
Ухвалено порядок ведення Єдиного реєстру депортованих осіб, в тому числі дітей</text:span>
</text:h>
      <text:p text:style-name="P4">
Author: ['АРМІЯINFORM']</text:p>
      <text:p text:style-name="P4">
Time: 2023-04-19T27:00:00-04:00</text:p>
      <text:p text:style-name="P4">
Description: Уряд ухвалив Постанову «Деякі питання захисту осіб, в тому числі дітей, депортованих аб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minreintegracziyi.jpg" text:style-name="Internet_20_link" text:visited-style-name="Visited_20_Internet_20_Link">
minreintegracziyi.jpg</text:a>
']</text:p>
      <text:p text:style-name="P4">
Tags: ['ДЕПОРТОВАНІ УКРАЇНЦІ', 'МІНРЕІНТЕГРАЦІЇ']</text:p>
      <text:p text:style-name="P4">
Category: News</text:p>
      <!--METADATA-->
      <text:p text:style-name="P4">
<draw:frame draw:style-name="fr1" draw:name="Image3" text:anchor-type="as-char" svg:width="6.9236in" svg:height="6.9236in" draw:z-index="0">
<draw:image xlink:href="../Images/AРМІЯINFORM/2023-04-19T27-00-00-04-00/minreintegracziyi.jpg" xlink:type="simple" xlink:show="embed" xlink:actuate="onLoad" draw:mime-type="image/jpeg"/>
</draw:frame>
</text:p>
      <text:p text:style-name="P4">
Уряд ухвалив Постанову «Деякі питання захисту осіб, в тому числі дітей,депортованих або примусово переміщених у зв’язку із збройною агресієюросійської федерації проти України». Проєкт Постанови розроблено командоюМінреінтеграції.</text:p>
      <text:p text:style-name="P4">
Постановою затверджено Порядок створення, ведення та доступу до відомостейЄдиного реєстру депортованих осіб.</text:p>
      <text:p text:style-name="P4">
Так, міністерствам, центральним і місцевим органам влади, головам обласнихвійськових адміністрацій доручено щомісяця подавати до Національногоінформаційного бюро (НІБ) інформацію про депортованих осіб. Саме цей органвідповідатиме за збір і внесення таких даних до реєстру.</text:p>
      <text:p text:style-name="P4">
<text:span text:style-name="T4">
Відповідно до Постанови НІБ також</text:span>
 :</text:p>
      <text:p text:style-name="P4">
— забезпечуватиме обмін інформацією з Міжнародним Комітетом Червоного Хреста,Центральним агентством з розшуку й іншими міжнародними організаціями;</text:p>
      <text:p text:style-name="P4">
— представлятиме інтереси депортованих дітей, в тому числі дітей-сиріт ідітей, позбавлених батьківського піклування, з метою захисту їхніх прав таінтересів;</text:p>
      <text:p text:style-name="P4">
— надаватиме Міністерству закордонних справ (МЗС) усю необхідну інформацію длярозшуку та повернення таких осіб.</text:p>
      <text:p text:style-name="P4">
На МЗС покладено завдання забезпечити широку взаємодію в цих питаннях ізміжнародними організаціями.</text:p>
      <text:p text:style-name="P4">
Своєю чергою органи місцевої влади зобов’язані проводити роз’яснювальну роботусеред місцевого населення про важливість передачі будь-якої відомої інформаціїпро зниклих дорослих і дітей. Це дозволить зібрати якомога більше даних, авідтак — полегшить їх пошуки та повернення.</text:p>
      <text:p text:style-name="P4">
<text:span text:style-name="T4">
Джерело:</text:span>
 <text:a xlink:type="simple" xlink:href="https://minre.gov.ua/2023/04/18/uhvaleno-poryadok-vedennya-yedynogo-reyestru-deportovanyh-osib-v-tomu-chysli-ditej/" text:style-name="Internet_20_link" text:visited-style-name="Visited_20_Internet_20_Link">
Міністерство з питань реінтеграції тимчасово окупованихтериторій України</text:a>
</text:p>
      <text:p text:style-name="P4">
Source: <text:a xlink:type="simple" xlink:href="https://armyinform.com.ua/2023/04/19/uhvaleno-poryadok-vedennya-yedynogo-reyestru-deportovanyh-osib-v-tomu-chysli-ditej/" text:style-name="Internet_20_link" text:visited-style-name="Visited_20_Internet_20_Link">
https://armyinform.com.ua/2023/04/19/uhvaleno-poryadok-vedennya-yedynogo-reyestru-deportovanyh-osib-v-tomu-chysli-ditej/</text:a>
</text:p>
      <!--NEWS-->
      <text:h text:style-name="P10" text:outline-level="1">
<text:span text:style-name="T4">
Минулого року обсяг витоку персональних даних на рф становив 667 млн записів</text:span>
</text:h>
      <text:p text:style-name="P4">
Author: ['Олексій Мазепа']</text:p>
      <text:p text:style-name="P4">
Time: 2023-04-19T28:00:00-04:00</text:p>
      <text:p text:style-name="P4">
Description: Чи впевнені ви, що ваші дані належать тільки вам? Непоодинокі випадки, коли користува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ersonalni-dani.jpg" text:style-name="Internet_20_link" text:visited-style-name="Visited_20_Internet_20_Link">
personalni-dani.jpg</text:a>
']</text:p>
      <text:p text:style-name="P4">
Tags: ['ПЕРСОНАЛЬНІ ДАНІ']</text:p>
      <text:p text:style-name="P4">
Category: News</text:p>
      <!--METADATA-->
      <text:p text:style-name="P4">
<draw:frame draw:style-name="fr1" draw:name="Image4" text:anchor-type="as-char" svg:width="6.9236in" svg:height="3.582395in" draw:z-index="0">
<draw:image xlink:href="../Images/AРМІЯINFORM/2023-04-19T28-00-00-04-00/personalni-dani.jpg" xlink:type="simple" xlink:show="embed" xlink:actuate="onLoad" draw:mime-type="image/jpeg"/>
</draw:frame>
</text:p>
      <text:p text:style-name="P4">
Чи впевнені ви, що ваші дані належать тільки вам? Непоодинокі випадки, коликористувачі самі діляться особистою інформацією в мережі, здебільшого під часреєстрацій на різноманітних сайтах. Це номери телефонів, пошта, фото здокументів, номер паспорта. Але чи достатньо є запобіжників, аби ці дані непотрапили до шахраїв?</text:p>
      <text:p text:style-name="P4">
Так минулого року обсяг витоку персональних даних на рф становив 667 млнзаписів — це в 2,67 раза більше показника 2021 року та у 4,5 раза перевищуєнаселення росії. Таку інформацію<text:a xlink:type="simple" xlink:href="https://www.facebook.com/SZRUkraine/posts/pfbid0278qGFAZKTfZJeGhTXw9MyGHp6nt6pRa8XTW5hjkg2rAhvBCYDYcnqdGtVXoJgS1Ml" text:style-name="Internet_20_link" text:visited-style-name="Visited_20_Internet_20_Link">
публікує</text:a>
у своєму звіті Служба зовнішньої розвідки України.</text:p>
      <text:p text:style-name="P4">
Витік даних у категорії Рітейл &amp; HoReCa зріс майже у п’ять разів; вдвічізбільшився витік комерційної таємниці; втричі — крадіжки у промислових,транспортних та енергетичних компаніях; у малому бізнесі — зростання вдвічібільше, ніж рік тому. У фінансовому секторі витік даних збільшився в 1,7 раза;обсяг викрадених персональних даних росіян збільшився в 32 рази. Водночасчастка зовнішніх атак зросла більш ніж утричі, до 75 %, за одночасногозростання частки витоків інформації, що становить комерційну таємницю. Такатенденція вказує на дуже низьку обізнаність населення рф щодо захисту своїхдій в мережі Інтернет.</text:p>
      <text:p text:style-name="P4">
Під час війни персональні дані українців також перебувають під загрозою. Усіпам’ятають минулорічну епопею з начебто зламом російськими хакерамиукраїнської платформи «Дія».</text:p>
      <text:p text:style-name="P4">
Уже за кілька днів, у ніч з 21 на 22 січня 2022 року, на інтернет-порталіRaidForums з’явилися «як зразок» для продажу 30 гігабайтів нібито персональнихданих більш ніж двох мільйонів українців: цифрові підписи, ID-картки,закордонні паспорти, водійські посвідчення, таблиці з е-мейлами, ІПН, телефонитощо. Загалом 2,5 млн записів, 13,5 млн фото документів і 4,1 млндокументальних записів.</text:p>
      <text:p text:style-name="P4">
Водночас у Мінцифрі інформацію про «злив» даних з «Дії» назвали фейком таелементом гібридної війни проти України. В офіційному релізі установи,зокрема, мовиться, що "основна мета ворога — підірвати довіру до влади фейкамипро вразливість критичної інформаційної інфраструктури та "злив"‎.</text:p>
      <text:p text:style-name="P4">
Щоб убезпечити свої персональні дані від несанкціонованого доступу третіхосіб, підготуйтеся заздалегідь та виконайте кілька кроків:</text:p>
      <ul>
        <li>
встановіть двофакторну автентифікацію на особисті й робочі акаунти;  * застосовуйте електронний цифровий підпис;  * використовуйте складні паролі;  * не використовуйте піратський контент і оминайте маловідомі сайти;  * вмикайте VPN під час роботи з публічними Wi-Fi мережами;  * прив’язуйте важливі акаунти (банківські чи робочі) до номера телефону, про який знаєте тільки ви.</li>
      </ul>
      <text:p text:style-name="P4">
Source: <text:a xlink:type="simple" xlink:href="https://armyinform.com.ua/2023/04/19/mynulogo-roku-obsyag-vytoku-personalnyh-danyh-na-rf-stanovyv-667-mln-zapysiv/" text:style-name="Internet_20_link" text:visited-style-name="Visited_20_Internet_20_Link">
https://armyinform.com.ua/2023/04/19/mynulogo-roku-obsyag-vytoku-personalnyh-danyh-na-rf-stanovyv-667-mln-zapysiv/</text:a>
</text:p>
      <!--NEWS-->
      <text:h text:style-name="P10" text:outline-level="1">
<text:span text:style-name="T4">
Двом луганчанам повідомлено про підозру в колабораційній діяльності</text:span>
</text:h>
      <text:p text:style-name="P4">
Author: ['АРМІЯINFORM']</text:p>
      <text:p text:style-name="P4">
Time: 2023-04-19T29:00:00-04:00</text:p>
      <text:p text:style-name="P4">
Description: За процесуального керівництва Офісу Генерального прокурора заочно повідомлено про підоз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8/genprokuratura-e1627891694992.jpg" text:style-name="Internet_20_link" text:visited-style-name="Visited_20_Internet_20_Link">
genprokuratura-e1627891694992.jpg</text:a>
']</text:p>
      <text:p text:style-name="P4">
Tags: ['КОЛАБОРАНТИ', 'КОЛАБОРАЦІОНІЗМ', 'ЛУГАНЩИНА', 'ОФІС ГЕНЕРАЛЬНОГО ПРОКУРОРА', 'ПОВІДОМЛЕННЯ ПРО ПІДОЗРУ']</text:p>
      <text:p text:style-name="P4">
Category: News</text:p>
      <!--METADATA-->
      <text:p text:style-name="P4">
<draw:frame draw:style-name="fr1" draw:name="Image5" text:anchor-type="as-char" svg:width="6.9236in" svg:height="4.638812in" draw:z-index="0">
<draw:image xlink:href="../Images/AРМІЯINFORM/2023-04-19T29-00-00-04-00/genprokuratura-e1627891694992.jpg" xlink:type="simple" xlink:show="embed" xlink:actuate="onLoad" draw:mime-type="image/jpeg"/>
</draw:frame>
 Ілюстративне фото</text:p>
      <text:p text:style-name="P4">
За процесуального керівництва Офісу Генерального прокурора заочно повідомленопро підозру двом громадянам України за фактом колабораційної діяльності (ст.111-1 КК України).</text:p>
      <text:p text:style-name="P4">
За даними слідства, підозрювані співпрацюють з окупаційною владою. Вонидобровільно зайняли псевдопосади «тимчасово виконуючого обов’язків заступникаміністра внутрішніх справ» та «міністра охорони здоров’я» в незаконнихправоохоронних органах та органах влади, створених на тимчасово окупованійтериторії Луганської області.</text:p>
      <text:p text:style-name="P4">
Досудове розслідування у кримінальному провадженні здійснюється слідчимиГоловного слідчого управління СБУ.</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text:span text:style-name="T4">
Джерело:</text:span>
 <text:a xlink:type="simple" xlink:href="https://www.gp.gov.ua/ua/posts/dvom-lugancanam-povidomleno-pro-pidozru-u-kolaboraciinii-diyalnosti" text:style-name="Internet_20_link" text:visited-style-name="Visited_20_Internet_20_Link">
Офіс Генерального прокурораУкраїни</text:a>
</text:p>
      <text:p text:style-name="P4">
Source: <text:a xlink:type="simple" xlink:href="https://armyinform.com.ua/2023/04/19/dvom-luganchanam-povidomleno-pro-pidozru-u-kolaboraczijnij-diyalnosti/" text:style-name="Internet_20_link" text:visited-style-name="Visited_20_Internet_20_Link">
https://armyinform.com.ua/2023/04/19/dvom-luganchanam-povidomleno-pro-pidozru-u-kolaboraczijnij-diyalnosti/</text:a>
</text:p>
      <!--NEWS-->
      <text:h text:style-name="P10" text:outline-level="1">
<text:span text:style-name="T4">
Кабмін врегулював питання призначення допомоги при народженні дитини батькам, які через війну виїхали за кордон</text:span>
</text:h>
      <text:p text:style-name="P4">
Author: ['АРМІЯINFORM']</text:p>
      <text:p text:style-name="P4">
Time: 2023-04-19T30:00:00-04:00</text:p>
      <text:p text:style-name="P4">
Description: Відтепер батьки, у яких з’явився малюк під час їхнього тимчасового перебування за меж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kjrrv-c17x11x50px50p-c17x11x50px50p-b8495cec9e605c10782a3a29321369c4.jpg" text:style-name="Internet_20_link" text:visited-style-name="Visited_20_Internet_20_Link">
7kjrrv-c17x11x50px50p-c17x11x50px50p-b8495cec9e605c10782a3a29321369c4.jpg</text:a>
']</text:p>
      <text:p text:style-name="P4">
Tags: ['ДІТИ', 'МІНРЕІНТЕГРАЦІЇ', 'НАРОДЖЕННЯ', 'СОЦІАЛЬНИЙ ЗАХИСТ']</text:p>
      <text:p text:style-name="P4">
Category: News</text:p>
      <!--METADATA-->
      <text:p text:style-name="P4">
<draw:frame draw:style-name="fr1" draw:name="Image6" text:anchor-type="as-char" svg:width="6.9236in" svg:height="4.479976in" draw:z-index="0">
<draw:image xlink:href="../Images/AРМІЯINFORM/2023-04-19T30-00-00-04-00/7kjrrv-c17x11x50px50p-c17x11x50px50p-b8495cec9e605c10782a3a29321369c4.jpg" xlink:type="simple" xlink:show="embed" xlink:actuate="onLoad" draw:mime-type="image/jpeg"/>
</draw:frame>
</text:p>
      <text:p text:style-name="P4">
Відтепер батьки, у яких з’явився малюк під час їхнього тимчасового перебуванняза межами України, можуть дистанційно подати документи на призначення допомогипри народженні дитини. Про це<text:a xlink:type="simple" xlink:href="https://minre.gov.ua/2023/04/18/kabmin-vregulyuvav-pytannya-pryznachennya-dopomogy-pry-narodzhenni-dytyny-batkam-yaki-cherez-vijnu-vyyihaly-za-kordon/" text:style-name="Internet_20_link" text:visited-style-name="Visited_20_Internet_20_Link">
повідомляє</text:a>
 Міністерство з питань реінтеграції тимчасово окупованихтериторій.</text:p>
      <text:p text:style-name="P4">
На засіданні Кабміну прийнято розроблену Мінсоцполітики комплексну постанову.Документом, зокрема, врегульовано питання соціальних виплат на дітей батькам,які через війну виїхали за кордон.</text:p>
      <text:p text:style-name="P4">
Надання такої можливості обговорювалося на нарадах під головуваннямВіцепрем’єр-міністра Ірини Верещук. Вони були присвячені вирішенню проблемнихпитань українських громадян, які тимчасово перебувають за кордоном у зв’язку зросійською агресією.</text:p>
      <text:p text:style-name="P4">
До ухвалення цієї постанови жінки, які народили дитину за кордоном, могли лишепісля повернення в Україну отримати допомогу. Адже для цього вимагаласяфізична присутність: потрібно було особисто звернутися до органу соціальногозахисту населення.</text:p>
      <text:p text:style-name="P4">
Підтримана Урядом новація передбачає можливість надсилати одним із батьків,який тимчасово перебуває за кордоном, заяву на призначення допомоги до органусоцзахисту в Україні за своїм зареєстрованим місцем проживання.</text:p>
      <text:p text:style-name="P4">
Разом із заявою батько чи мати мають надіслати видані компетентними органамикраїни перебування та легалізовані в установленому порядку документи, щозасвідчують народження дитини.</text:p>
      <text:p text:style-name="P4">
Таким чином, мати зможе отримувати українську допомогу на дитину в країні, девона отримала тимчасовий прихисток.</text:p>
      <text:p text:style-name="P4">
Source: <text:a xlink:type="simple" xlink:href="https://armyinform.com.ua/2023/04/19/kabmin-vregulyuvav-pytannya-pryznachennya-dopomogy-pry-narodzhenni-dytyny-batkam-yaki-cherez-vijnu-vyyihaly-za-kordon/" text:style-name="Internet_20_link" text:visited-style-name="Visited_20_Internet_20_Link">
https://armyinform.com.ua/2023/04/19/kabmin-vregulyuvav-pytannya-pryznachennya-dopomogy-pry-narodzhenni-dytyny-batkam-yaki-cherez-vijnu-vyyihaly-za-kordon/</text:a>
</text:p>
      <!--NEWS-->
      <text:h text:style-name="P10" text:outline-level="1">
<text:span text:style-name="T4">
На Луганщині викрито організовану групу осіб, які провадять російську пропаганду в закладах освіти</text:span>
</text:h>
      <text:p text:style-name="P4">
Author: ['АРМІЯINFORM']</text:p>
      <text:p text:style-name="P4">
Time: 2023-04-19T31:00:00-04:00</text:p>
      <text:p text:style-name="P4">
Description: За процесуального керівництва Луганської обласної прокуратури повідомлено про підоз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1.png" text:style-name="Internet_20_link" text:visited-style-name="Visited_20_Internet_20_Link">
1-1.png</text:a>
']</text:p>
      <text:p text:style-name="P4">
Tags: ['ОФІС ГЕНЕРАЛЬНОГО ПРОКУРОРА', 'ПОВІДОМЛЕННЯ ПРО ПІДОЗРУ', 'РОСІЙСЬКА ПРОПАГАНДА']</text:p>
      <text:p text:style-name="P4">
Category: News</text:p>
      <!--METADATA-->
      <text:p text:style-name="P4">
<draw:frame draw:style-name="fr1" draw:name="Image7" text:anchor-type="as-char" svg:width="6.9236in" svg:height="4.909986in" draw:z-index="0">
<draw:image xlink:href="../Images/AРМІЯINFORM/2023-04-19T31-00-00-04-00/1-1.png" xlink:type="simple" xlink:show="embed" xlink:actuate="onLoad" draw:mime-type="image/png"/>
</draw:frame>
</text:p>
      <text:p text:style-name="P4">
За процесуального керівництва Луганської обласної прокуратури повідомлено пропідозру п’ятьом учасникам організованої групи, які займаються російськоюпропагандою в освітніх закладах. Про це<text:a xlink:type="simple" xlink:href="https://www.gp.gov.ua/ua/posts/povidomleno-pro-pidozru-5-ucasnikam-organizovanoyi-grupi-z-okupovanoyi-luganshhini-yaki-provadyat-rosiisku-propagandu-v-zakladax-osviti" text:style-name="Internet_20_link" text:visited-style-name="Visited_20_Internet_20_Link">
повідомляє</text:a>
 Офіс Генерального прокурораУкраїни.</text:p>
      <text:p text:style-name="P4">
За даними слідства, з березня 2022 року та дотепер в тимчасово окупованомуСтаробільського районі Луганщини діє злочинне угруповання. Усі фігуранти —колишні освітяни, які після повномасштабного вторгнення рф почали активноспівпрацювати з владою країни-агресора.</text:p>
      <text:p text:style-name="P4">
«Начальниця управління освіти адміністрації Старобільського району ЛНР»розробила злочинний план для цілеспрямованого завдання шкоди інформаційнійбезпеці України шляхом поширення прокремлівських наративів.</text:p>
      <text:p text:style-name="P4">
Для цього окупаційна псевдопосадовиця залучила чотирьох директорів так званих«державних загальноосвітніх установ ЛНР»: «Підгорівської середньої школи»,«Старобільської гімназії», «Старобільської середньої школи № 4» та«Половинкинської середньої школи».</text:p>
      <text:p text:style-name="P4">
Вони організовують та проводять зібрання й інші публічні заходи за участішколярів, їх батьків та місцевих жителів. На них відкрито підтримують росію тавстановлену нею владу, утвердження окупації частини території України.</text:p>
      <text:p text:style-name="P4">
Діяльність окупаційних освітніх закладів активно висвітлюється на сайтах«Міністерства освіти та науки ЛНР», «адміністрації Старобільського районуЛНР», а також інтернет-ресурсах так званої «ЛНР», сторінках у соцмережах тателеграм-каналах.</text:p>
      <text:p text:style-name="P4">
Також підозрювані систематично дають інтерв’ю на телеканалі псевдореспубліки«Луганськ 24».</text:p>
      <text:p text:style-name="P4">
Усім учасникам групи інкримінується здійснення пропаганди та інформаційноїдіяльності у співпраці з державою-агресором, а також дії, спрямовані навпровадження стандартів освіти рф у закладах освіти, вчинені організованоюгрупою (ч. 3 ст. 28, ч. 3 ст. 111-1, ч. 6 ст. 111-1 КК України). Крім того,одному — колабораційна діяльність (ч. 5 ст. 111-1 КК України).</text:p>
      <text:p text:style-name="P4">
Досудове розслідування здійснюють слідчі Головного управління Нацполіції вЛуганській області.</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Source: <text:a xlink:type="simple" xlink:href="https://armyinform.com.ua/2023/04/19/na-luganshhyni-vykryto-organizovanu-grupu-osib-yaki-provadyat-rosijsku-propagandu-v-zakladah-osvity/" text:style-name="Internet_20_link" text:visited-style-name="Visited_20_Internet_20_Link">
https://armyinform.com.ua/2023/04/19/na-luganshhyni-vykryto-organizovanu-grupu-osib-yaki-provadyat-rosijsku-propagandu-v-zakladah-osvity/</text:a>
</text:p>
      <!--NEWS-->
      <text:h text:style-name="P10" text:outline-level="1">
<text:span text:style-name="T4">
Військовослужбовець рф розповідає дружині про безнадійність щодо свого повернення додому — перехоплення ГУР</text:span>
</text:h>
      <text:p text:style-name="P4">
Author: ['АРМІЯINFORM']</text:p>
      <text:p text:style-name="P4">
Time: 2023-04-19T32:00:00-04:00</text:p>
      <text:p text:style-name="P4">
Description: Військовослужбовець рф розповідає дружині про жахливу ситуацію на фронті та безнадій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ВТОРГНЕННЯ РФ', 'ГУР МО УКРАЇНИ', 'ГУР МОУ']</text:p>
      <text:p text:style-name="P4">
Category: News</text:p>
      <!--METADATA-->
      <text:p text:style-name="P4">
<draw:frame draw:style-name="fr1" draw:name="Image8" text:anchor-type="as-char" svg:width="6.9236in" svg:height="3.894525in" draw:z-index="0">
<draw:image xlink:href="../Images/AРМІЯINFORM/2023-04-19T32-00-00-04-00/gurperehoplennya.jpg" xlink:type="simple" xlink:show="embed" xlink:actuate="onLoad" draw:mime-type="image/jpeg"/>
</draw:frame>
</text:p>
      <text:p text:style-name="P4">
Військовослужбовець рф розповідає дружині про жахливу ситуацію на фронті табезнадійність щодо свого повернення додому. Цю розмову у Telegram<text:a xlink:type="simple" xlink:href="https://t.me/DIUkraine" text:style-name="Internet_20_link" text:visited-style-name="Visited_20_Internet_20_Link">
опублікувало</text:a>
 Головне управління розвідкиМіністерства оборони України.</text:p>
      <ul>
        <li>
«хохлы к нам подходят на 20 м…у нас, бл<text:span text:style-name="T5">
дь, короче, 6 человек — 300 вчера было»;  * окупант розповідає про складну ситуацію на Кремінній (Луганська обл.): «нас здесь, короче, утюжат просто </text:span>
бать»;  * «просто пацанов зах<text:span text:style-name="T5">
ярили просто в кашу»;  * «вот мы вчера в наступление, бл</text:span>
дь, ходили, нас просто разп<text:span text:style-name="T5">
здили, бл</text:span>
дь, вообще в дымоган»;  * військовий розповідає про переведення до бригади, в якій з 5 тисяч солдат лишилося близько 200;  * «я, х<text:span text:style-name="T5">
й знает, куда нас, бл</text:span>
дь, в очередную жопу зашлют»;  * «через две недели можешь себе нового мужа искать»;  * «тут просто пацанов на мясо отправляют».</li>
      </ul>
      <text:p text:style-name="P4">
Source: <text:a xlink:type="simple" xlink:href="https://armyinform.com.ua/2023/04/19/vijskovosluzhbovecz-rf-rozpovidaye-druzhyni-pro-beznadijnist-shhodo-svogo-povernennya-dodomu/" text:style-name="Internet_20_link" text:visited-style-name="Visited_20_Internet_20_Link">
https://armyinform.com.ua/2023/04/19/vijskovosluzhbovecz-rf-rozpovidaye-druzhyni-pro-beznadijnist-shhodo-svogo-povernennya-dodomu/</text:a>
</text:p>
      <!--NEWS-->
      <text:h text:style-name="P10" text:outline-level="1">
<text:span text:style-name="T4">
рф хоче якнайшвидшого закінчення війни — основний наратив російських ЗМІ 18 квітня</text:span>
</text:h>
      <text:p text:style-name="P4">
Author: ['АРМІЯINFORM']</text:p>
      <text:p text:style-name="P4">
Time: 2023-04-19T33:00:00-04:00</text:p>
      <text:p text:style-name="P4">
Description: Варто звернути увагу, що представник кремлівського режиму назвав повномасштаб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7551213_1545929612584704_7607333967414949296_n.jpg" text:style-name="Internet_20_link" text:visited-style-name="Visited_20_Internet_20_Link">
337551213_1545929612584704_7607333967414949296_n.jpg</text:a>
']</text:p>
      <text:p text:style-name="P4">
Tags: ['НАРАТИВИ РФ', 'ЦПД']</text:p>
      <text:p text:style-name="P4">
Category: News</text:p>
      <!--METADATA-->
      <text:p text:style-name="P4">
<draw:frame draw:style-name="fr1" draw:name="Image9" text:anchor-type="as-char" svg:width="6.9236in" svg:height="6.9236in" draw:z-index="0">
<draw:image xlink:href="../Images/AРМІЯINFORM/2023-04-19T33-00-00-04-00/337551213_1545929612584704_7607333967414949296_n.jpg" xlink:type="simple" xlink:show="embed" xlink:actuate="onLoad" draw:mime-type="image/jpeg"/>
</draw:frame>
</text:p>
      <text:p text:style-name="P4">
Варто звернути увагу, що представник кремлівського режиму назвавповномасштабне вторгнення росії «конфліктом», навмисно применшуючи злочинирашистів.</text:p>
      <text:p text:style-name="P4">
У свою чергу «рупор» кремля пєсков прокоментував, що росія вислухає тільки тіпропозиції «миру», які будуть в її інтересах.</text:p>
      <text:p text:style-name="P4">
Зміна агресивної риторики на «миротворчу» свідчить про намагання створитиобраз жертви, щоб у майбутньому мати змогу виправдати будь-які злочиниокупантів.</text:p>
      <text:p text:style-name="P4">
17.04.2023 року аналітики Центру прогнозували зміну риторики роспропагандистівта основних наративів так званої спецоперації.</text:p>
      <text:p text:style-name="P4">
<text:span text:style-name="T4">
Джерело:</text:span>
 <text:a xlink:type="simple" xlink:href="https://www.facebook.com/protydiyadezinformatsiyi.cpd/posts/pfbid02icEyTzNRBCnua5C37k8v4U53EqVuTB9H7QjhwbE6d4evCVvWaqSt5Q1o2GQxvpEtl" text:style-name="Internet_20_link" text:visited-style-name="Visited_20_Internet_20_Link">
Центр протидіїдезінформації</text:a>
</text:p>
      <text:p text:style-name="P4">
Source: <text:a xlink:type="simple" xlink:href="https://armyinform.com.ua/2023/04/19/rf-hoche-yaknajshvydshogo-zakinchennya-vijny-osnovnyj-naratyv-rosijskyh-zmi-18-kvitnya/" text:style-name="Internet_20_link" text:visited-style-name="Visited_20_Internet_20_Link">
https://armyinform.com.ua/2023/04/19/rf-hoche-yaknajshvydshogo-zakinchennya-vijny-osnovnyj-naratyv-rosijskyh-zmi-18-kvitnya/</text:a>
</text:p>
      <!--NEWS-->
      <text:h text:style-name="P10" text:outline-level="1">
<text:span text:style-name="T4">
Терміну давності за катування не існує — заступник Міністра юстиції Валерія Коломієць</text:span>
</text:h>
      <text:p text:style-name="P4">
Author: ['АРМІЯINFORM']</text:p>
      <text:p text:style-name="P4">
Time: 2023-04-19T34:00:00-04:00</text:p>
      <text:p text:style-name="P4">
Description: Валерія Коломієць прокоментувала в ефірі «Національного Телемарафону» поширене віде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olomiyecz.jpg" text:style-name="Internet_20_link" text:visited-style-name="Visited_20_Internet_20_Link">
kolomiyecz.jpg</text:a>
']</text:p>
      <text:p text:style-name="P4">
Tags: ['ВАЛЕРІЯ КОЛОМІЄЦЬ', 'ТЕЛЕМАРАФОН']</text:p>
      <text:p text:style-name="P4">
Category: News</text:p>
      <!--METADATA-->
      <text:p text:style-name="P4">
<draw:frame draw:style-name="fr1" draw:name="Image10" text:anchor-type="as-char" svg:width="6.9236in" svg:height="3.484879in" draw:z-index="0">
<draw:image xlink:href="../Images/AРМІЯINFORM/2023-04-19T34-00-00-04-00/kolomiyecz.jpg" xlink:type="simple" xlink:show="embed" xlink:actuate="onLoad" draw:mime-type="image/jpeg"/>
</draw:frame>
</text:p>
      <text:p text:style-name="P4">
Валерія Коломієць прокоментувала в ефірі <text:a xlink:type="simple" xlink:href="https://youtu.be/dL-szzeZj3M" text:style-name="Internet_20_link" text:visited-style-name="Visited_20_Internet_20_Link">
«НаціональногоТелемарафону»</text:a>
 поширене відео зі стратоюукраїнського військового.</text:p>
      <text:p text:style-name="P4">
«Це не перший акт агресії та антигуманності, які ми бачимо від російськоїармії. Ті, хто так вчинив, можуть і мають предстати перед українськимсудочинством. Відповідно до Римського статуту, вони вчинили воєнні злочини.Війна, як би жахливо це не звучало, також відбувається за певними правилами іоскільки подібні випадки непоодинокі їх також має розглядати і Міжнароднийкримінальний суд», — наголосила заступник Міністра.</text:p>
      <text:p text:style-name="P4">
Вона звернула увагу, що цей випадок, безумовно, підпадає під визначення«катування» і закликала усіх, хто постраждав від подібних злочинів звертатисяза правовою допомогою.</text:p>
      <text:p text:style-name="P4">
«Те, що зафіксовано на цьому відео — це у першу чергу — катування, то вУкраїні з весни минулого року держава забезпечила право на безоплатну правовудопомогу усім, хто став жертвами катувань або жертвами сексуальних злочинівросійської армії, то я рекомендую звернутися за правовою допомогою», —підкреслила Валерія Коломієць.</text:p>
      <text:p text:style-name="P4">
За її словами, подібні випадки катувань стають публічними і зливаються умережу, у тому числі, з метою дестабілізації: «Ми прекрасно розуміємо, щобільше року кожен українець та українка живе у стресі, а дуже багато людейстали прямими учасниками цієї військової агресії рф і подібні новини глибокоранять будь-кого, хто дивиться це відео, читає такі новини. На жаль, подібнідемонстративні речі, які мають настрашити нас чи дестабілізувати, будуть ідалі відбуватися. Але треба пам’ятати: терміну давності у злочинах катуванняне існує».</text:p>
      <text:p text:style-name="P4">
<text:span text:style-name="T4">
Звернутися на єдиний телефонний номер системи безоплатної правової допомогиможна за телефоном 0800213103.</text:span>
</text:p>
      <text:p text:style-name="P4">
Прийняття телефонних звернень для надання правової інформації, консультацій іроз’яснень з правових питань здійснюється щоденно, а повідомлення прозатримання осіб приймаються та обробляються цілодобово.</text:p>
      <text:p text:style-name="P4">
Дзвінки зі стаціонарних та мобільних телефонів у межах України безкоштовні.</text:p>
      <text:p text:style-name="P4">
Source: <text:a xlink:type="simple" xlink:href="https://armyinform.com.ua/2023/04/19/terminu-davnosti-za-katuvannya-ne-isnuye-zastupnyk-ministra-yustycziyi-valeriya-kolomiyecz/" text:style-name="Internet_20_link" text:visited-style-name="Visited_20_Internet_20_Link">
https://armyinform.com.ua/2023/04/19/terminu-davnosti-za-katuvannya-ne-isnuye-zastupnyk-ministra-yustycziyi-valeriya-kolomiyecz/</text:a>
</text:p>
      <!--NEWS-->
      <text:h text:style-name="P10" text:outline-level="1">
<text:span text:style-name="T4">
Противник завдав 4 ракетні та 60 авіаційних ударів, здійснив 58 обстрілів з РСЗВ</text:span>
</text:h>
      <text:p text:style-name="P4">
Author: ['АРМІЯINFORM']</text:p>
      <text:p text:style-name="P4">
Time: 2023-04-19T35:00:00-04:00</text:p>
      <text:p text:style-name="P4">
Description: Про це повідомляє Генеральний штаб Збройних Сил України в оперативній ін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raketnyj-udar.jpg" text:style-name="Internet_20_link" text:visited-style-name="Visited_20_Internet_20_Link">
raketnyj-udar.jpg</text:a>
']</text:p>
      <text:p text:style-name="P4">
Tags: ['STOPRUSSIA', 'ГШ ЗСУ']</text:p>
      <text:p text:style-name="P4">
Category: News</text:p>
      <!--METADATA-->
      <text:p text:style-name="P4">
<draw:frame draw:style-name="fr1" draw:name="Image11" text:anchor-type="as-char" svg:width="6.9236in" svg:height="3.894525in" draw:z-index="0">
<draw:image xlink:href="../Images/AРМІЯINFORM/2023-04-19T35-00-00-04-00/raketnyj-udar.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yzVJR2CDo79YT1CfJdavzX6ixsFVSyfYwS7JzRzoVKnX6TBVuGJ3vuFKPCsyY4s8l" text:style-name="Internet_20_link" text:visited-style-name="Visited_20_Internet_20_Link">
повідомляє</text:a>
Генеральний штаб Збройних Сил України в оперативній інформації станом на 06:0019.04.2023 щодо російського вторгнення.</text:p>
      <text:p text:style-name="P4">
«Протягом минулої доби противник завдав 4 ракетних та 60 авіаційних ударів,здійснив 58 обстрілів з реактивних систем залпового вогню, постраждали іцивільні люди», — йдеться у повідомленні.</text:p>
      <text:p text:style-name="P4">
Ймовірність завдання подальших ракетних та авіаційних ударів по всій територіїУкраїни залишається високою.</text:p>
      <text:p text:style-name="P4">
Source: <text:a xlink:type="simple" xlink:href="https://armyinform.com.ua/2023/04/19/protyvnyk-zavdav-4-raketnyh-ta-60-aviaczijnyh-udariv-zdijsnyv-58-obstriliv-z-rszv/" text:style-name="Internet_20_link" text:visited-style-name="Visited_20_Internet_20_Link">
https://armyinform.com.ua/2023/04/19/protyvnyk-zavdav-4-raketnyh-ta-60-aviaczijnyh-udariv-zdijsnyv-58-obstriliv-z-rszv/</text:a>
</text:p>
      <!--NEWS-->
      <text:h text:style-name="P10" text:outline-level="1">
<text:span text:style-name="T4">
Українські захисники відбили понад 60 атак ворога на чотирьох напрямках</text:span>
</text:h>
      <text:p text:style-name="P4">
Author: ['АРМІЯINFORM']</text:p>
      <text:p text:style-name="P4">
Time: 2023-04-19T36:00:00-04:00</text:p>
      <text:p text:style-name="P4">
Description: Про це повідомляє Генеральний штаб Збройних Сил України в оперативній інформації стан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f3efb3-zsu.jpg" text:style-name="Internet_20_link" text:visited-style-name="Visited_20_Internet_20_Link">
3f3efb3-zsu.jpg</text:a>
']</text:p>
      <text:p text:style-name="P4">
Tags: ['STOPRUSSIA', 'ГШ ЗСУ']</text:p>
      <text:p text:style-name="P4">
Category: News</text:p>
      <!--METADATA-->
      <text:p text:style-name="P4">
<draw:frame draw:style-name="fr1" draw:name="Image12" text:anchor-type="as-char" svg:width="6.9236in" svg:height="3.883237in" draw:z-index="0">
<draw:image xlink:href="../Images/AРМІЯINFORM/2023-04-19T36-00-00-04-00/3f3efb3-zsu.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yzVJR2CDo79YT1CfJdavzX6ixsFVSyfYwS7JzRzoVKnX6TBVuGJ3vuFKPCsyY4s8l" text:style-name="Internet_20_link" text:visited-style-name="Visited_20_Internet_20_Link">
повідомляє</text:a>
Генеральний штаб Збройних Сил України в оперативній інформації станом на 06:0019.04.2023 щодо російського вторгнення.</text:p>
      <text:p text:style-name="P4">
«Основні зусилля ворог зосереджує на веденні наступальних дій на Лиманському,Бахмутському, Авдіївському та Мар’їнському напрямках. Протягом минулої доби,на зазначених ділянках фронту підрозділами сил оборони України відбито більшяк 60 атак противника. Найзапекліші бої ведуться за Бахмут та Мар’їнку», —йдеться у повідомленні</text:p>
      <text:p text:style-name="P4">
Source: <text:a xlink:type="simple" xlink:href="https://armyinform.com.ua/2023/04/19/ukrayinski-zahysnyky-vidbyly-ponad-60-atak-voroga-na-chotyroh-napryamkah/" text:style-name="Internet_20_link" text:visited-style-name="Visited_20_Internet_20_Link">
https://armyinform.com.ua/2023/04/19/ukrayinski-zahysnyky-vidbyly-ponad-60-atak-voroga-na-chotyroh-napryamkah/</text:a>
</text:p>
      <!--NEWS-->
      <text:h text:style-name="P10" text:outline-level="1">
<text:span text:style-name="T4">
Сили оборони України «приземлили» 10 ворожих дронів — Генштаб ЗСУ</text:span>
</text:h>
      <text:p text:style-name="P4">
Author: ['АРМІЯINFORM']</text:p>
      <text:p text:style-name="P4">
Time: 2023-04-19T37:00:00-04:00</text:p>
      <text:p text:style-name="P4">
Description: Про це повідомляє Генеральний штаб Збройних Сил України в оперативній ін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1200_0_1651937012-2605.webp" text:style-name="Internet_20_link" text:visited-style-name="Visited_20_Internet_20_Link">
1200_0_1651937012-2605.webp</text:a>
']</text:p>
      <text:p text:style-name="P4">
Tags: ['STOPRUSSIA', 'ГШ ЗСУ']</text:p>
      <text:p text:style-name="P4">
Category: News</text:p>
      <!--METADATA-->
      <text:p text:style-name="P4">
<draw:frame draw:style-name="fr1" draw:name="Image13" text:anchor-type="as-char" svg:width="6.9236in" svg:height="4.292632in" draw:z-index="0">
<draw:image xlink:href="../ConvertedIMGs/AРМІЯINFORM/2023-04-19T37-00-00-04-00/1200_0_1651937012-2605.png" xlink:type="simple" xlink:show="embed" xlink:actuate="onLoad" draw:mime-type="image/png"/>
</draw:frame>
 Ілюстративне фото <text:span text:style-name="T4">
🔥Ситуація щодо російського вторгнення</text:span>
</text:p>
      <text:p text:style-name="P4">
Про це<text:a xlink:type="simple" xlink:href="https://www.facebook.com/GeneralStaff.ua/posts/pfbid02yzVJR2CDo79YT1CfJdavzX6ixsFVSyfYwS7JzRzoVKnX6TBVuGJ3vuFKPCsyY4s8l" text:style-name="Internet_20_link" text:visited-style-name="Visited_20_Internet_20_Link">
повідомляє</text:a>
Генеральний штаб Збройних Сил України в оперативній інформації станом на 06:0019.04.2023 щодо російського вторгнення.</text:p>
      <text:p text:style-name="P4">
«Авіація Сил оборони за минулу добу завдала 11 ударів по районах зосередженняособового складу та 2 удари по зенітно-ракетних комплексах противника. Окрімтого, було збито 2 ворожих розвідувальних БПЛА („Орлан-10“ і „Суперкам“), атакож 8 ударних (7 — типу „Шахед-136“ та 1 — „Ланцет“)», — йдеться вповідомленні.</text:p>
      <text:p text:style-name="P4">
Підрозділи ракетних військ і артилерії вразили 3 райони зосередження живоїсили, станцію радіоелектронної боротьби та ще один важливий військовий об’єктпротивника.</text:p>
      <text:p text:style-name="P4">
Source: <text:a xlink:type="simple" xlink:href="https://armyinform.com.ua/2023/04/19/nashi-zahysnyky-pryzemlyly-10-vorozhyh-droniv-genshtab-zsu/" text:style-name="Internet_20_link" text:visited-style-name="Visited_20_Internet_20_Link">
https://armyinform.com.ua/2023/04/19/nashi-zahysnyky-pryzemlyly-10-vorozhyh-droniv-genshtab-zsu/</text:a>
</text:p>
      <!--NEWS-->
      <text:h text:style-name="P10" text:outline-level="1">
<text:span text:style-name="T4">
На Херсонщині окупанти мінують місцевість та акваторії річок</text:span>
</text:h>
      <text:p text:style-name="P4">
Author: ['АРМІЯINFORM']</text:p>
      <text:p text:style-name="P4">
Time: 2023-04-19T38:00:00-04:00</text:p>
      <text:p text:style-name="P4">
Description: Про це повідомляє Генеральний штаб Збройних Сил України в оперативній ін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y.jpg" text:style-name="Internet_20_link" text:visited-style-name="Visited_20_Internet_20_Link">
miny.jpg</text:a>
']</text:p>
      <text:p text:style-name="P4">
Tags: ['STOPRUSSIA', 'АГРЕСІЯ РФ', 'ВТОРГНЕННЯ РФ', 'ГШ ЗСУ', 'ОПЕРАТИВНА ІНФОРМАЦІЯ', 'ХЕРСОНЩИНА']</text:p>
      <text:p text:style-name="P4">
Category: News</text:p>
      <!--METADATA-->
      <text:p text:style-name="P4">
<draw:frame draw:style-name="fr1" draw:name="Image14" text:anchor-type="as-char" svg:width="6.9236in" svg:height="4.623426in" draw:z-index="0">
<draw:image xlink:href="../Images/AРМІЯINFORM/2023-04-19T38-00-00-04-00/min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yzVJR2CDo79YT1CfJdavzX6ixsFVSyfYwS7JzRzoVKnX6TBVuGJ3vuFKPCsyY4s8l" text:style-name="Internet_20_link" text:visited-style-name="Visited_20_Internet_20_Link">
повідомляє</text:a>
Генеральний штаб Збройних Сил України в оперативній інформації станом на 06:0019.04.2023 щодо російського вторгнення.</text:p>
      <text:p text:style-name="P4">
«На тимчасово захопленій території Херсонській області російські окупантипродовжують мінувати місцевість, нарощуючи оборонні спроможності. Мінуваньзазнають і акваторії річок Конка та Дніпро. Є випадки підривів місцевихжителів на ворожих мінах при спробі вийти на воду», — йдеться у повідомленні.</text:p>
      <text:p text:style-name="P4">
Source: <text:a xlink:type="simple" xlink:href="https://armyinform.com.ua/2023/04/19/na-hersonshhynni-okupanty-minuyut-misczevist-ta-akvatoriyi-richok/" text:style-name="Internet_20_link" text:visited-style-name="Visited_20_Internet_20_Link">
https://armyinform.com.ua/2023/04/19/na-hersonshhynni-okupanty-minuyut-misczevist-ta-akvatoriyi-richok/</text:a>
</text:p>
      <!--NEWS-->
      <text:h text:style-name="P10" text:outline-level="1">
<text:span text:style-name="T4">
Українські захисники за добу ліквідували понад 600 окупантів, знищили 4 танки та 12 ББМ</text:span>
</text:h>
      <text:p text:style-name="P4">
Author: ['АРМІЯINFORM']</text:p>
      <text:p text:style-name="P4">
Time: 2023-04-19T39:00:00-04:00</text:p>
      <text:p text:style-name="P4">
Description: Загальні бойові втрати противника з 24.02.22 по 19.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d6595f4-aac3-4b1e-9962-8279eee109b7-scaled.jpg" text:style-name="Internet_20_link" text:visited-style-name="Visited_20_Internet_20_Link">
2d6595f4-aac3-4b1e-9962-8279eee109b7-scaled.jpg</text:a>
']</text:p>
      <text:p text:style-name="P4">
Tags: ['STOPRUSSIA', 'АГРЕСІЯ РФ', 'ВТОРГНЕННЯ РФ', 'ВТРАТИ ВОРОГА', 'ГШ ЗСУ']</text:p>
      <text:p text:style-name="P4">
Category: News</text:p>
      <!--METADATA-->
      <text:p text:style-name="P4">
<draw:frame draw:style-name="fr1" draw:name="Image15" text:anchor-type="as-char" svg:width="6.9236in" svg:height="6.969757in" draw:z-index="0">
<draw:image xlink:href="../Images/AРМІЯINFORM/2023-04-19T39-00-00-04-00/2d6595f4-aac3-4b1e-9962-8279eee109b7-scaled.jpg" xlink:type="simple" xlink:show="embed" xlink:actuate="onLoad" draw:mime-type="image/jpeg"/>
</draw:frame>
</text:p>
      <text:p text:style-name="P4">
Загальні бойові втрати противника з 24.02.22 по 19.04.23 орієнтовностановлять:</text:p>
      <ul>
        <li>
<text:span text:style-name="T4">
особового складу ‒</text:span>
 183750 (+620) осіб ліквідовано  * <text:span text:style-name="T4">
танків ‒</text:span>
 3665 (+4)  * <text:span text:style-name="T4">
бойових броньованих машин ‒</text:span>
 7110 (+12)  * <text:span text:style-name="T4">
артилерійських систем ‒</text:span>
 2819 (+9)  * <text:span text:style-name="T4">
РСЗВ ‒</text:span>
 538 (0)  * <text:span text:style-name="T4">
засоби ППО ‒</text:span>
 285 (0)  * <text:span text:style-name="T4">
літаків ‒</text:span>
 308 (0)  * <text:span text:style-name="T4">
гелікоптерів ‒</text:span>
 293 (0)  * <text:span text:style-name="T4">
БПЛА оперативно-тактичного рівня ‒</text:span>
 2376 (+23)  * <text:span text:style-name="T4">
крилаті ракети ‒</text:span>
 911 (0)  * <text:span text:style-name="T4">
кораблі / катери ‒</text:span>
 18 (0)  * <text:span text:style-name="T4">
автомобільної техніки та автоцистерн ‒</text:span>
 5692 (+16)  * <text:span text:style-name="T4">
спеціальна техніка ‒</text:span>
 330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9.04.23.</text:p>
      <text:p text:style-name="P4">
Source: <text:a xlink:type="simple" xlink:href="https://armyinform.com.ua/2023/04/19/ukrayinski-zahysnyky-za-dobu-likviduvaly-ponad-600-okupantiv-znyshhyly-4-tanky-ta-12-bbm/" text:style-name="Internet_20_link" text:visited-style-name="Visited_20_Internet_20_Link">
https://armyinform.com.ua/2023/04/19/ukrayinski-zahysnyky-za-dobu-likviduvaly-ponad-600-okupantiv-znyshhyly-4-tanky-ta-12-bbm/</text:a>
</text:p>
      <!--NEWS-->
      <text:h text:style-name="P10" text:outline-level="1">
<text:span text:style-name="T4">
Родини мають дізнаватись про загибель військового лише від ТЦК та СП — Ганна Маляр</text:span>
</text:h>
      <text:p text:style-name="P4">
Author: ['АРМІЯINFORM']</text:p>
      <text:p text:style-name="P4">
Time: 2023-04-19T40:00:00-04:00</text:p>
      <text:p text:style-name="P4">
Description: Родичі не повинні дізнаватись про загибель військовослужбовця з інтернету. Адже у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15_12-35-57.jpg" text:style-name="Internet_20_link" text:visited-style-name="Visited_20_Internet_20_Link">
photo_2022-12-15_12-35-57.jpg</text:a>
']</text:p>
      <text:p text:style-name="P4">
Tags: ['ГАННА МАЛЯР', 'ТЦК ТА СП']</text:p>
      <text:p text:style-name="P4">
Category: News</text:p>
      <!--METADATA-->
      <text:p text:style-name="P4">
<draw:frame draw:style-name="fr1" draw:name="Image16" text:anchor-type="as-char" svg:width="6.9236in" svg:height="4.615733in" draw:z-index="0">
<draw:image xlink:href="../Images/AРМІЯINFORM/2023-04-19T40-00-00-04-00/photo_2022-12-15_12-35-57.jpg" xlink:type="simple" xlink:show="embed" xlink:actuate="onLoad" draw:mime-type="image/jpeg"/>
</draw:frame>
 Заступник Міністраоборони Ганна Маляр. Фото Дмитра Юрченка.</text:p>
      <text:p text:style-name="P4">
Родичі не повинні дізнаватись про загибель військовослужбовця з інтернету.Адже у ЗСУ є порядок оповіщення сім’ї про загибель військовослужбовця.</text:p>
      <text:p text:style-name="P4">
Про це <text:a xlink:type="simple" xlink:href="https://t.me/annamaliar/658" text:style-name="Internet_20_link" text:visited-style-name="Visited_20_Internet_20_Link">
повідомила</text:a>
 заступник Міністра оборониУкраїни Ганна Маляр, зазначивши, що правом повідомляти цю інформацію наділеніТЦК та СП.</text:p>
      <text:p text:style-name="P4">
«Не командири, не побратими, не офіційні сторінки бригад тощо. Працівники ТЦКта СП мають досвід та спеціально навчені таким комунікаціям», — зазначилавона.</text:p>
      <text:p text:style-name="P4">
Якщо тіло не знайдено, тоді родині повідомляється, що військовослужбовець зникбезвісти за певних обставин. Такий військовослужбовець в обліку буде зістатусом <text:span text:style-name="T4">
«безвісти зниклий»</text:span>
.</text:p>
      <text:p text:style-name="P4">
А от коли знайдено та ідентифіковано тіло, тоді повідомляється <text:span text:style-name="T4">
прозагибель</text:span>
.</text:p>
      <text:p text:style-name="P4">
«У нас вже був випадок, коли бачили свідки загибель, але тіло не знайшли.Згодом військовослужбовець виявився живим», — йдеться у її дописі.</text:p>
      <text:p text:style-name="P4">
Ганна Маляр звернулася з проханням у публічних комунікаціях про загибель, зповаги до родичів, дотримуватись простих правил:</text:p>
      <ul>
        <li>
сповіщати публічно після того, як ТЦК та СП повідомить родичам про загибель чи зникнення безвісти,  * повідомляти коректно статус — «загиблий» чи «безвісти зниклий».</li>
      </ul>
      <text:p text:style-name="P4">
Source: <text:a xlink:type="simple" xlink:href="https://armyinform.com.ua/2023/04/19/rodyny-mayut-diznavatys-pro-zagybel-vijskovogo-lyshe-vid-tczk-ta-sp-ganna-malyar/" text:style-name="Internet_20_link" text:visited-style-name="Visited_20_Internet_20_Link">
https://armyinform.com.ua/2023/04/19/rodyny-mayut-diznavatys-pro-zagybel-vijskovogo-lyshe-vid-tczk-ta-sp-ganna-malyar/</text:a>
</text:p>
      <!--NEWS-->
      <text:h text:style-name="P10" text:outline-level="1">
<text:span text:style-name="T4">
У Бахмуті ворог атакує малими групами та вступає в контактні стрілецькі бої — полковник Дмитро Заворотнюк</text:span>
</text:h>
      <text:p text:style-name="P4">
Author: ['АРМІЯINFORM']</text:p>
      <text:p text:style-name="P4">
Time: 2023-04-19T41:00:00-04:00</text:p>
      <text:p text:style-name="P4">
Description: У Бахмуті Сили тероборони зіткнулися з війною дещо іншого характеру, ніж бачили раніш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53bd4d3-d661-4940-a666-66ac1cf6eab1.jpg" text:style-name="Internet_20_link" text:visited-style-name="Visited_20_Internet_20_Link">
453bd4d3-d661-4940-a666-66ac1cf6eab1.jpg</text:a>
']</text:p>
      <text:p text:style-name="P4">
Tags: ['STOPRUSSIA', 'АГРЕСІЯ РФ', 'БАХМУТ', 'ВТОРГНЕННЯ РФ', 'ДМИТРО ЗАВОРОТНЮК', 'СИЛИ ТЕРИТОРІАЛЬНОЇ ОБОРОНИ ЗСУ']</text:p>
      <text:p text:style-name="P4">
Category: News</text:p>
      <!--METADATA-->
      <text:p text:style-name="P4">
<draw:frame draw:style-name="fr1" draw:name="Image17" text:anchor-type="as-char" svg:width="6.9236in" svg:height="4.32725in" draw:z-index="0">
<draw:image xlink:href="../Images/AРМІЯINFORM/2023-04-19T41-00-00-04-00/453bd4d3-d661-4940-a666-66ac1cf6eab1.jpg" xlink:type="simple" xlink:show="embed" xlink:actuate="onLoad" draw:mime-type="image/jpeg"/>
</draw:frame>
</text:p>
      <text:p text:style-name="P4">
У Бахмуті Сили тероборони зіткнулися з війною дещо іншого характеру, ніжбачили раніше. росіяни атакують переважно малими групами по 5–6 осіб, котріпід прикриттям артилерії намагаються проникнути в бойові порядки Сил оборониУкраїни та вступити в контактні стрілецькі бої.</text:p>
      <text:p text:style-name="P4">
Про це наголосив командир окремої бригади Сил територіальної оборони ЗСУполковник Дмитро Заворотнюк, <text:a xlink:type="simple" xlink:href="https://t.me/militarymediacenter/" text:style-name="Internet_20_link" text:visited-style-name="Visited_20_Internet_20_Link">
повідомляє</text:a>
Military Media Center.</text:p>
      <text:p text:style-name="P4">
«Бахмут потрібно тримати! Там ми стримуємо та перемелюємо значні силиросійських загарбників, які у випадку нашого відступу будуть кинуті на іншінапрямки і продовжать наступ на українські міста», — зазначив він.</text:p>
      <text:p text:style-name="P4">
За його словами, Сили тероборони відповідають тим же, і тут ключовим є самерівень бойової підготовки, злагодженість підрозділу та мотивація особовогоскладу.</text:p>
      <text:p text:style-name="P4">
«Я пишаюся, що з цим у нас в бригаді все гаразд, адже всі розуміють, що ворогапотрібно зупинити та знищити!» — зазначив полковник Дмитро Заворотнюк.</text:p>
      <text:p text:style-name="P4">
Source: <text:a xlink:type="simple" xlink:href="https://armyinform.com.ua/2023/04/19/u-bahmuti-vorog-atakuye-malymy-grupamy-ta-vstupaye-v-kontaktni-strileczki-boyi-polkovnyk-dmytro-zavorotnyuk/" text:style-name="Internet_20_link" text:visited-style-name="Visited_20_Internet_20_Link">
https://armyinform.com.ua/2023/04/19/u-bahmuti-vorog-atakuye-malymy-grupamy-ta-vstupaye-v-kontaktni-strileczki-boyi-polkovnyk-dmytro-zavorotnyuk/</text:a>
</text:p>
      <!--NEWS-->
      <text:h text:style-name="P10" text:outline-level="1">
<text:span text:style-name="T4">
Україна очікує на політичне запрошення до НАТО під час саміту у Вільнюсі – Президент</text:span>
</text:h>
      <text:p text:style-name="P4">
Authors: Ukrinform (Person)</text:p>
      <text:p text:style-name="P4">
Publisher: Укринформ (Organization)</text:p>
      <text:p text:style-name="P4">
Published Time: 2023-04-20T-12:51:00+03:00</text:p>
      <text:p text:style-name="P4">
Modified Time: 2023-04-20T23:51:00+03:00</text:p>
      <text:p text:style-name="P4">
Description: Україна готується до саміту НАТО, який відбудеться у Вільнюсі, та очікує на політичне запрошення до Альянсу. — Укрінформ.</text:p>
      <text:p text:style-name="P4">
Images: ["<text:a xlink:type="simple" xlink:href="https://static.ukrinform.com/photos/2023_02/thumb_files/630_360_1677260137-955.jpeg" text:style-name="Internet_20_link" text:visited-style-name="Visited_20_Internet_20_Link">
630_360_16772...</text:a>
"]</text:p>
      <text:p text:style-name="P4">
Tags: ['Литва', 'НАТО', 'Саміт', 'Зеленський']</text:p>
      <text:p text:style-name="P4">
Type: Article</text:p>
      <!--METADATA-->
      <text:p text:style-name="P4">
<draw:frame draw:style-name="fr1" draw:name="Image18" text:anchor-type="as-char" svg:width="6.9236in" svg:height="3.956343in" draw:z-index="0">
<draw:image xlink:href="../Images/yкринформ/2023-04-20T-12-51-00-03-00/630_360_1677260137-955.jpeg" xlink:type="simple" xlink:show="embed" xlink:actuate="onLoad" draw:mime-type="image/jpeg"/>
</draw:frame>
 Українаготується до саміту НАТО, який відбудеться у Вільнюсі, та очікує на політичнезапрошення до Альянсу.</text:p>
      <text:p text:style-name="P4">
Як передає Укрінформ, про це у вечірньому <text:a xlink:type="simple" xlink:href="https://t.me/V_Zelenskiy_official/5931" text:style-name="Internet_20_link" text:visited-style-name="Visited_20_Internet_20_Link">
</text:a>
 заявив Президент України ВолодимирЗеленський.</text:p>
      <text:p text:style-name="P4">
«Готуємося до саміту <text:a xlink:type="simple" xlink:href="https://www.ukrinform.ua/tag-nato" text:style-name="Internet_20_link" text:visited-style-name="Visited_20_Internet_20_Link">
 </text:a>
 у Вільнюсі, якийзапланований на літо цього року, але його зміст опрацьовується вже зараз. Самена таких зустрічах, у контактах різного рівня, які ми ведемо з партнерами. Анібільшість українців, ані більшість європейців, ані більшість жителів усьогопростору НАТО не зрозуміють лідерів Альянсу, якщо на цьому саміті у Вільнюсіне прозвучить заслужене політичне запрошення для України до Альянсу. Українавсе зробила для того, щоб наша заявка була задоволена. Складно навіть сказати,чий внесок у європейську та євроатлантичну безпеку більший, ніж наших воїнів…Українців і українок, які своїм життям захищають свободу», - наголосив главадержави.</text:p>
      <text:p text:style-name="P4">
_Відео:<text:a xlink:type="simple" xlink:href="https://t.me/OP_UA/9296" text:style-name="Internet_20_link" text:visited-style-name="Visited_20_Internet_20_Link">
 </text:a>
 _</text:p>
      <text:p text:style-name="P4">
Він подякував усім партнерам, які підтримують Україну на шляху до НАТО.</text:p>
      <text:p text:style-name="P4">
<text:span text:style-name="T4">
Читайте також:</text:span>
 <text:a xlink:type="simple" xlink:href="https://www.ukrinform.ua/rubric-vidbudova/3698581-zelenskij-nagolosiv-na-vazlivosti-mobilizacii-regioniv-es-navkolo-vidnovlenna-ukraini.html" text:style-name="Internet_20_link" text:visited-style-name="Visited_20_Internet_20_Link">
 <text:span text:style-name="T4">
Зеленський</text:span>
 </text:a>
</text:p>
      <text:p text:style-name="P4">
Як повідомляв Укрінформ, сьогодні генеральний секретар НАТО Єнс Столтенберг наспільній із Президентом України Володимиром Зеленським пресконференції в Києвізаявив, що усі члени НАТО погоджуються з тим, що майбутнє України в Альянсі,але зараз головна мета полягає в тому, щоб забезпечити перемогу України.</text:p>
      <text:p text:style-name="P4">
Source: <text:a xlink:type="simple" xlink:href="https://www.ukrinform.ua/rubric-polytics/3698611-ukraina-ocikue-na-zasluzene-politicne-zaprosenna-do-nato-pid-cas-samitu-u-vilnusi-prezident.html" text:style-name="Internet_20_link" text:visited-style-name="Visited_20_Internet_20_Link">
https://www.ukrinform.ua/rubric-polytics/3698611-ukraina-ocikue-na-zasluzene-politicne-zaprosenna-do-nato-pid-cas-samitu-u-vilnusi-prezident.html</text:a>
</text:p>
      <!--NEWS-->
      <text:h text:style-name="P10" text:outline-level="1">
<text:span text:style-name="T4">
At Kupiansk direction Russian army shelled Krasne Pershe, Novomlynsk, Dvorichna, Zapadne and ...</text:span>
</text:h>
      <text:p text:style-name="P4">
Authors: liveuamap (Language: en)</text:p>
      <text:p text:style-name="P4">
Time: 2023-04-20T-13:25:00</text:p>
      <text:p text:style-name="P4">
Location: Svatove (Latitude:49.53947 Longtitude:37.89545)</text:p>
      <text:p text:style-name="P4">
Videos: []</text:p>
      <text:p text:style-name="P4">
Images: []</text:p>
      <text:p text:style-name="P4">
Tags: ["Russia"]</text:p>
      <text:p text:style-name="P4">
ID: 22557403</text:p>
      <!--METADATA-->
      <text:p text:style-name="P4">
At Kupiansk direction Russian army shelled Krasne Pershe, Novomlynsk,Dvorichna, Zapadne and Berestove of Kharkiv region, - General Staff of ArmedForces of Ukraine says in the morning report</text:p>
      <text:p text:style-name="P4">
News Collection Link: <text:a xlink:type="simple" xlink:href="https://liveuamap.com/en/2023/20-april-at-kupiansk-direction-russian-army-shelled-krasne" text:style-name="Internet_20_link" text:visited-style-name="Visited_20_Internet_20_Link">
https://liveuamap.com/en/2023/20-april-at-kupiansk-direction-russian-army-shelled-krasne</text:a>
</text:p>
      <text:p text:style-name="P4">
Source: <text:a xlink:type="simple" xlink:href="https://t.me/lumsrc/4541" text:style-name="Internet_20_link" text:visited-style-name="Visited_20_Internet_20_Link">
https://t.me/lumsrc/4541</text:a>
</text:p>
      <!--NEWS-->
      <text:h text:style-name="P10" text:outline-level="1">
<text:span text:style-name="T4">
У Братиславі пройде діловий форум з підтримки українських підприємців за кордоном</text:span>
</text:h>
      <text:p text:style-name="P4">
Authors: Ukrinform (Person)</text:p>
      <text:p text:style-name="P4">
Publisher: Укринформ (Organization)</text:p>
      <text:p text:style-name="P4">
Published Time: 2023-04-20T-14:44:00+03:00</text:p>
      <text:p text:style-name="P4">
Modified Time: 2023-04-20T23:44:00+03:00</text:p>
      <text:p text:style-name="P4">
Description: 25 квітня у Братиславі відбудеться бізнес-форум на підтримку українсько-європейських підприємців «Business Upgrade 2023 Братислава». — Укрінформ.</text:p>
      <text:p text:style-name="P4">
Images: ["<text:a xlink:type="simple" xlink:href="https://static.ukrinform.com/photos/2023_04/thumb_files/630_360_1682023255-963.jpg" text:style-name="Internet_20_link" text:visited-style-name="Visited_20_Internet_20_Link">
630_360_16820...</text:a>
"]</text:p>
      <text:p text:style-name="P4">
Tags: ['Бізнес', 'Форум', 'Україна', 'Словаччина']</text:p>
      <text:p text:style-name="P4">
Type: Article</text:p>
      <!--METADATA-->
      <text:p text:style-name="P4">
<draw:frame draw:style-name="fr1" draw:name="Image19" text:anchor-type="as-char" svg:width="6.9236in" svg:height="3.956343in" draw:z-index="0">
<draw:image xlink:href="../Images/yкринформ/2023-04-20T-14-44-00-03-00/630_360_1682023255-963.jpg" xlink:type="simple" xlink:show="embed" xlink:actuate="onLoad" draw:mime-type="image/jpeg"/>
</draw:frame>
 25 квітняу Братиславі відбудеться бізнес-форум на підтримку українсько-європейськихпідприємців «Business Upgrade 2023 Братислава».</text:p>
      <text:p text:style-name="P4">
Як передає Укрінформ, у пресрелізі форуму зазначається, що захід спрямованийна підтримку волонтерства як суспільно важливої місії бізнесу, який маєукраїнське коріння.</text:p>
      <text:p text:style-name="P4">
Форум проходитиме під патронатом посла України у Словаччині Мирослава Кастраната за сприяння Торгово-промислової палати України.</text:p>
      <text:p text:style-name="P4">
Організатором заходу виступає «Українсько-європейський <text:a xlink:type="simple" xlink:href="https://www.ukrinform.ua/tag-biznes" text:style-name="Internet_20_link" text:visited-style-name="Visited_20_Internet_20_Link">
</text:a>
 -хаб», який проводить ділові зустрічі,реалізує освітні програми, розробляє стратегії виходу на міжнародні ринки, атакож підтримує українських підприємців у Європі.</text:p>
      <text:p text:style-name="P4">
Форум має на меті створити майданчик для взаємодії українських бізнесів закордоном, обміну досвідом, а також залучити європейських партнерів допідтримки українських ініціатив, – зазначила засновниця « <text:a xlink:type="simple" xlink:href="https://www.facebook.com/ukr.eu.business.hub" text:style-name="Internet_20_link" text:visited-style-name="Visited_20_Internet_20_Link">
</text:a>
 » Дар’я Дідковська. За їїсловами, це важливо з огляду на те, що кожен бізнес, який працює в Україні, аособливо за її межами, активно долучається до волонтерства, підтримує ЗСУ,виділяє кошти на гуманітарні потреби.</text:p>
      <text:p text:style-name="P4">
<text:span text:style-name="T4">
Читайте також:</text:span>
 <text:a xlink:type="simple" xlink:href="https://www.ukrinform.ua/rubric-economy/3697121-ukraina-gotova-priednatisa-do-sistemi-elektronnoi-tovarnotransportnoi-nakladnoi-es.html" text:style-name="Internet_20_link" text:visited-style-name="Visited_20_Internet_20_Link">
 </text:a>
</text:p>
      <text:p text:style-name="P4">
Окрім Дідковської, яка є власницею агрокомпанії «АПК-Ресурс», серед спікерівфоруму – засновниця венчурного фонду ТА Ventures Вікторія Тігіпко, виконавчийдиректор Офісу із залучення та підтримки інвестицій (UkraineInvest) <text:a xlink:type="simple" xlink:href="https://www.ukrinform.ua/rubric-vidbudova/3672315-sergij-civkac-vikonavcij-direktor-ofisu-iz-zalucenna-ta-pidtrimki-investicij-ukraineinvest.html" text:style-name="Internet_20_link" text:visited-style-name="Visited_20_Internet_20_Link">
</text:a>
 ,спеціальний гість – український шоумен та волонтер Володимир Остапчук.</text:p>
      <text:p text:style-name="P4">
Source: <text:a xlink:type="simple" xlink:href="https://www.ukrinform.ua/rubric-economy/3698608-u-bratislavi-projde-dilovij-forum-z-pidtrimki-ukrainskih-pidpriemciv-za-kordonom.html" text:style-name="Internet_20_link" text:visited-style-name="Visited_20_Internet_20_Link">
https://www.ukrinform.ua/rubric-economy/3698608-u-bratislavi-projde-dilovij-forum-z-pidtrimki-ukrainskih-pidpriemciv-za-kordonom.html</text:a>
</text:p>
      <!--NEWS-->
      <text:h text:style-name="P10" text:outline-level="1">
<text:span text:style-name="T4">
At Lyman direction Russian army shelled Stelmakhivka, Nevske, Dibrova, Kuzmyne and Bilohorivk...</text:span>
</text:h>
      <text:p text:style-name="P4">
Authors: liveuamap (Language: en)</text:p>
      <text:p text:style-name="P4">
Time: 2023-04-20T-15:25:00</text:p>
      <text:p text:style-name="P4">
Location: Bakhmut (Latitude:48.80698 Longtitude:38.24813)</text:p>
      <text:p text:style-name="P4">
Videos: []</text:p>
      <text:p text:style-name="P4">
Images: []</text:p>
      <text:p text:style-name="P4">
Tags: ["Russia"]</text:p>
      <text:p text:style-name="P4">
ID: 22557402</text:p>
      <!--METADATA-->
      <text:p text:style-name="P4">
At Lyman direction Russian army shelled Stelmakhivka, Nevske, Dibrova, Kuzmyneand Bilohorivka of Luhansk region and Ivanivka, Torske, Verkhnokamyanske andSpirne of Donetsk region, - General Staff of Armed Forces of Ukraine says inthe morning report</text:p>
      <text:p text:style-name="P4">
News Collection Link: <text:a xlink:type="simple" xlink:href="https://liveuamap.com/en/2023/20-april-at-lyman-direction-russian-army-shelled-stelmakhivka" text:style-name="Internet_20_link" text:visited-style-name="Visited_20_Internet_20_Link">
https://liveuamap.com/en/2023/20-april-at-lyman-direction-russian-army-shelled-stelmakhivka</text:a>
</text:p>
      <text:p text:style-name="P4">
Source: <text:a xlink:type="simple" xlink:href="https://t.me/lumsrc/4542" text:style-name="Internet_20_link" text:visited-style-name="Visited_20_Internet_20_Link">
https://t.me/lumsrc/4542</text:a>
</text:p>
      <!--NEWS-->
      <text:h text:style-name="P10" text:outline-level="1">
<text:span text:style-name="T4">
Зеленський: Немає об’єктивних бар’єрів для політичного рішення про запрошення України в НАТО</text:span>
</text:h>
      <text:p text:style-name="P4">
Authors: Ukrinform (Person)</text:p>
      <text:p text:style-name="P4">
Publisher: Укринформ (Organization)</text:p>
      <text:p text:style-name="P4">
Published Time: 2023-04-20T-162:31:00+03:00</text:p>
      <text:p text:style-name="P4">
Modified Time: 2023-04-20T14:31:00+03:00</text:p>
      <text:p text:style-name="P4">
Description: Нині немає жодного об’єктивного бар’єра, який перешкоджав би ухваленню політичних рішень про запрошення України в НАТО. — Укрінформ.</text:p>
      <text:p text:style-name="P4">
Images: ["<text:a xlink:type="simple" xlink:href="https://static.ukrinform.com/photos/2023_04/thumb_files/630_360_1681987014-597.jpg" text:style-name="Internet_20_link" text:visited-style-name="Visited_20_Internet_20_Link">
630_360_16819...</text:a>
", "<text:a xlink:type="simple" xlink:href="https://static.ukrinform.com/photos/2023_04/1681986989-825.jpg" text:style-name="Internet_20_link" text:visited-style-name="Visited_20_Internet_20_Link">
1681986989-82...</text:a>
", "<text:a xlink:type="simple" xlink:href="https://static.ukrinform.com/photos/2023_04/1681986989-518.jpg" text:style-name="Internet_20_link" text:visited-style-name="Visited_20_Internet_20_Link">
1681986989-51...</text:a>
"]</text:p>
      <text:p text:style-name="P4">
Tags: ['НАТО', 'Столтенберг', 'Зеленський']</text:p>
      <text:p text:style-name="P4">
Type: Article</text:p>
      <!--METADATA-->
      <text:p text:style-name="P4">
<draw:frame draw:style-name="fr1" draw:name="Image20" text:anchor-type="as-char" svg:width="6.9236in" svg:height="3.956343in" draw:z-index="0">
<draw:image xlink:href="../Images/yкринформ/2023-04-20T-162-31-00-03-00/630_360_1681987014-597.jpg" xlink:type="simple" xlink:show="embed" xlink:actuate="onLoad" draw:mime-type="image/jpeg"/>
</draw:frame>
 Нинінемає жодного об’єктивного бар’єра, який перешкоджав би ухваленню політичнихрішень про запрошення України в НАТО.</text:p>
      <text:p text:style-name="P4">
Про це Президент України Володимир Зеленський заявив під спільного брифінгу згенеральним секретарем НАТО Єнсом Столтенбергом у Києві, повідомляєкореспондент Укрінформу.</text:p>
      <text:p text:style-name="P4">
Глава Української держави повідомив, що питання проведення саміту <text:a xlink:type="simple" xlink:href="https://www.ukrinform.ua/tag-nato" text:style-name="Internet_20_link" text:visited-style-name="Visited_20_Internet_20_Link">
</text:a>
 у Вільнюсі обговорювалось під чассьогоднішньої розмови із генсекретарем Альянсу.</text:p>
      <text:p text:style-name="P4">
“Я вдячний за запрошення відвідати цей саміт, але важливо, щоб Україна такожотримала відповідне запрошення. Немає жодного об’єктивного бар’єра, якийперешкоджав би ухваленню політичних рішень про запрошення України в Альянс.Саме зараз, коли більшість людей у країнах НАТО, а також більшість українцівпідтримують вступ нашої держави в Альянс, час для відповідних рішень”, —сказав Зеленський, наголосивши, що вже неможливо уявити безпекуєвроатлантичного простору без України.</text:p>
      <text:p text:style-name="P4">
<draw:frame draw:style-name="fr1" draw:name="Image21" text:anchor-type="as-char" svg:width="6.9236in" svg:height="4.615733in" draw:z-index="0">
<draw:image xlink:href="../Images/yкринформ/2023-04-20T-162-31-00-03-00/1681986989-825.jpg" xlink:type="simple" xlink:show="embed" xlink:actuate="onLoad" draw:mime-type="image/jpeg"/>
</draw:frame>
</text:p>
      <text:p text:style-name="P4">
Він зазначив, що Українська держава очікує від вільнюського саміту реальних іконкретних кроків уперед щодо членства в Альянсі. “Ми би дуже хотілизрозуміти, що Україна буде в НАТО. Ми про це почали говорити з паномгенеральним секретарем. Нам потрібно щось більше, ніж той формат нашихвідносин, в якому ми сьогодні перебуваємо. Ми високо цінуємо, що країни НАТОпідтримують нас зброєю, але ми хочемо розуміти, коли Україна буде в НАТО”, —підкреслив Президент.</text:p>
      <text:p text:style-name="P4">
<text:span text:style-name="T4">
Читайте також:</text:span>
 <text:a xlink:type="simple" xlink:href="https://www.ukrinform.ua/rubric-polytics/3698281-stoltenberg-pribuv-iz-vizitom-do-kieva.html" text:style-name="Internet_20_link" text:visited-style-name="Visited_20_Internet_20_Link">
 <text:span text:style-name="T4">
Столтенб</text:span>
 </text:a>
</text:p>
      <text:p text:style-name="P4">
Водночас Зеленський зауважив, що на шляху до повноцінної інтеграції в НАТОУкраїна потребує гарантій безпеки. Він поінформував, що це питання такожобговорювалося під час розмови зі Столтенбергом.</text:p>
      <text:p text:style-name="P4">
<draw:frame draw:style-name="fr1" draw:name="Image22" text:anchor-type="as-char" svg:width="6.9236in" svg:height="4.615733in" draw:z-index="0">
<draw:image xlink:href="../Images/yкринформ/2023-04-20T-162-31-00-03-00/1681986989-518.jpg" xlink:type="simple" xlink:show="embed" xlink:actuate="onLoad" draw:mime-type="image/jpeg"/>
</draw:frame>
</text:p>
      <text:p text:style-name="P4">
“Я наголошую, що ці гарантії безпеки в жодному разі не замінюють і невідкладають членство України в НАТО. Поки триватиме реалізація рішень, безпекавже потрібна. Як доведено історією, це потрібно не тільки для нашої держави, ай для всіх у Європі, для всього вільного світу. Саме безпекова невизначеністьрозпалювала ілюзії агресора. Отже, безпекова визначеність стане надійнимзахистом від повторення будь-якої нової агресії проти народу України чи будь-якого іншого вільного народу”, — додав глава Української держави.</text:p>
      <text:p text:style-name="P4">
У цьому контексті він зауважив, що Україна хотіла би, щоб пакет відповіднихбезпекових гарантій був затверджений на саміті НАТО у Вільнюсі.</text:p>
      <text:p text:style-name="P4">
Як повідомляв Укрінформ, генеральний секретар НАТО Єнс Столтенберг 20 квітняперебуває з візитом в Україні.</text:p>
      <text:p text:style-name="P4">
Саміт НАТО відбудеться у Вільнюсі 11-12 липня.</text:p>
      <text:p text:style-name="P4">
Source: <text:a xlink:type="simple" xlink:href="https://www.ukrinform.ua/rubric-polytics/3698392-zelenskij-nemae-obektivnih-bareriv-dla-politicnogo-risenna-pro-zaprosenna-ukraini-v-nato.html" text:style-name="Internet_20_link" text:visited-style-name="Visited_20_Internet_20_Link">
https://www.ukrinform.ua/rubric-polytics/3698392-zelenskij-nemae-obektivnih-bareriv-dla-politicnogo-risenna-pro-zaprosenna-ukraini-v-nato.html</text:a>
</text:p>
      <!--NEWS-->
      <text:h text:style-name="P10" text:outline-level="1">
<text:span text:style-name="T4">
Зеленський подякував парламенту Мексики за увагу до України</text:span>
</text:h>
      <text:p text:style-name="P4">
Authors: Ukrinform (Person)</text:p>
      <text:p text:style-name="P4">
Publisher: Укринформ (Organization)</text:p>
      <text:p text:style-name="P4">
Published Time: 2023-04-20T-16:36:00+03:00</text:p>
      <text:p text:style-name="P4">
Modified Time: 2023-04-20T23:36:00+03:00</text:p>
      <text:p text:style-name="P4">
Description: Президент України Володимир Зеленський звернувся до парламенту Мексики та подякував за підтримку позиції України щодо міжнародної безпеки. — Укрінформ.</text:p>
      <text:p text:style-name="P4">
Images: ["<text:a xlink:type="simple" xlink:href="https://static.ukrinform.com/photos/2023_04/thumb_files/630_360_1682023700-517.jpg" text:style-name="Internet_20_link" text:visited-style-name="Visited_20_Internet_20_Link">
630_360_16820...</text:a>
"]</text:p>
      <text:p text:style-name="P4">
Tags: ['Мексика', 'Парламент', 'Зеленський']</text:p>
      <text:p text:style-name="P4">
Type: Article</text:p>
      <!--METADATA-->
      <text:p text:style-name="P4">
<draw:frame draw:style-name="fr1" draw:name="Image23" text:anchor-type="as-char" svg:width="6.9236in" svg:height="3.956343in" draw:z-index="0">
<draw:image xlink:href="../Images/yкринформ/2023-04-20T-16-36-00-03-00/630_360_1682023700-517.jpg" xlink:type="simple" xlink:show="embed" xlink:actuate="onLoad" draw:mime-type="image/jpeg"/>
</draw:frame>
 ПрезидентУкраїни Володимир Зеленський звернувся до парламенту Мексики та подякував запідтримку позиції України щодо міжнародної безпеки.</text:p>
      <text:p text:style-name="P4">
Як передає Укрінформ, про це у вечірньому <text:a xlink:type="simple" xlink:href="https://www.youtube.com/watch" text:style-name="Internet_20_link" text:visited-style-name="Visited_20_Internet_20_Link">
</text:a>
 заявив Президент УкраїниВолодимир Зеленський.</text:p>
      <text:p text:style-name="P4">
<text:span text:style-name="T4">
<text:span text:style-name="T5">
Відео:</text:span>
 </text:span>
 <text:a xlink:type="simple" xlink:href="https://t.me/OP_UA/9296" text:style-name="Internet_20_link" text:visited-style-name="Visited_20_Internet_20_Link">
 <text:span text:style-name="T5">
Офіс Президента, Телеграм</text:span>
 </text:a>
</text:p>
      <text:p text:style-name="P4">
«Щойно звернувся до парламенту Мексики, і це вже друге таке звернення дорегіону Латинської Америки. Вдячний Мексиці за увагу до України та підтримкунашого погляду на міжнародну безпеку, на необхідність якнайширшого єднаннясвіту для захисту міжнародного права. Бо якщо право не працюватиме, загрозажиттю лише зростатиме… Бандити й агресори ставатимуть іще нахабнішими. Маємоцього не допустити», - наголоси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polytics/3676615-u-mzs-zaklikali-meksiku-vidmovitisa-vid-nejtralnoi-pozicii-ta-pidtrimati-ukrainu.html" text:style-name="Internet_20_link" text:visited-style-name="Visited_20_Internet_20_Link">
 <text:span text:style-name="T4">
Мексику</text:span>
 </text:a>
</text:p>
      <text:p text:style-name="P4">
Як повідомляв Укрінформ, 24 лютого <text:a xlink:type="simple" xlink:href="https://www.ukrinform.ua/rubric-polytics/3674829-kulak-partneriv-ukraini-nepovnij-ne-vistacae-afriki-i-latinskoi-ameriki-prezident.html" text:style-name="Internet_20_link" text:visited-style-name="Visited_20_Internet_20_Link">
 </text:a>
 на пресконференції «Лютий. Рік незламності»,що "кулак партнерів" України неповний без країн Африки і Латинської Америки, іщоб це виправити, він готовий провести саміт.</text:p>
      <text:p text:style-name="P4">
<text:span text:style-name="T5">
Фото: @Zcout370</text:span>
</text:p>
      <text:p text:style-name="P4">
Source: <text:a xlink:type="simple" xlink:href="https://www.ukrinform.ua/rubric-polytics/3698610-zelenskij-podakuvav-parlamentu-meksiki-za-uvagu-do-ukraini.html" text:style-name="Internet_20_link" text:visited-style-name="Visited_20_Internet_20_Link">
https://www.ukrinform.ua/rubric-polytics/3698610-zelenskij-podakuvav-parlamentu-meksiki-za-uvagu-do-ukraini.html</text:a>
</text:p>
      <!--NEWS-->
      <text:h text:style-name="P10" text:outline-level="1">
<text:span text:style-name="T4">
At Bakhmut direction Russian army shelled Fedorivka, Vasukivka, Minkivka, Orikhovo-Vasylivka,...</text:span>
</text:h>
      <text:p text:style-name="P4">
Authors: liveuamap (Language: en)</text:p>
      <text:p text:style-name="P4">
Time: 2023-04-20T-18:25:00</text:p>
      <text:p text:style-name="P4">
Location: Donetsk Oblast (Latitude:48.37005 Longtitude:37.88189)</text:p>
      <text:p text:style-name="P4">
Videos: []</text:p>
      <text:p text:style-name="P4">
Images: []</text:p>
      <text:p text:style-name="P4">
Tags: ["Russia"]</text:p>
      <text:p text:style-name="P4">
ID: 22557400</text:p>
      <!--METADATA-->
      <text:p text:style-name="P4">
At Bakhmut direction Russian army shelled Fedorivka, Vasukivka, Minkivka,Orikhovo-Vasylivka, Novomarkove, Hryhorivka, Bakhmut, Ivanivske, Chasiv Yar,Stupochky, Predtechyne, Kostyantynivka, Druzhkivka, Oleksandro-Shultyne, BilaHora, Druzhba and Zalizne of Donetsk region, - General Staff of Armed Forcesof Ukraine says in the morning report</text:p>
      <text:p text:style-name="P4">
News Collection Link: <text:a xlink:type="simple" xlink:href="https://liveuamap.com/en/2023/20-april-at-bakhmut-direction-russian-army-shelled-fedorivka" text:style-name="Internet_20_link" text:visited-style-name="Visited_20_Internet_20_Link">
https://liveuamap.com/en/2023/20-april-at-bakhmut-direction-russian-army-shelled-fedorivka</text:a>
</text:p>
      <text:p text:style-name="P4">
Source: <text:a xlink:type="simple" xlink:href="https://t.me/lumsrc/4543" text:style-name="Internet_20_link" text:visited-style-name="Visited_20_Internet_20_Link">
https://t.me/lumsrc/4543</text:a>
</text:p>
      <!--NEWS-->
      <text:h text:style-name="P10" text:outline-level="1">
<text:span text:style-name="T4">
Група республіканців закликала Байдена припинити допомогу Україні</text:span>
</text:h>
      <text:p text:style-name="P4">
Authors: Ukrinform (Person)</text:p>
      <text:p text:style-name="P4">
Publisher: Укринформ (Organization)</text:p>
      <text:p text:style-name="P4">
Published Time: 2023-04-20T-18:30:00+03:00</text:p>
      <text:p text:style-name="P4">
Modified Time: 2023-04-20T23:30:00+03:00</text:p>
      <text:p text:style-name="P4">
Description: Група з 19 республіканців ультраправого толку оприлюднила в четвер офіційного листа, адресованого президентові Байдену, у якому виклала проросійські наративи та закликала американський уряд припинити військову допомогу Україні. — Укрінформ.</text:p>
      <text:p text:style-name="P4">
Images: ["<text:a xlink:type="simple" xlink:href="https://static.ukrinform.com/photos/2022_04/thumb_files/630_360_1649828033-438.jpg" text:style-name="Internet_20_link" text:visited-style-name="Visited_20_Internet_20_Link">
630_360_16498...</text:a>
"]</text:p>
      <text:p text:style-name="P4">
Tags: ['Байден', 'США', 'Україна', 'допомога']</text:p>
      <text:p text:style-name="P4">
Type: Article</text:p>
      <!--METADATA-->
      <text:p text:style-name="P4">
<draw:frame draw:style-name="fr1" draw:name="Image24" text:anchor-type="as-char" svg:width="6.9236in" svg:height="3.956343in" draw:z-index="0">
<draw:image xlink:href="../Images/yкринформ/2023-04-20T-18-30-00-03-00/630_360_1649828033-438.jpg" xlink:type="simple" xlink:show="embed" xlink:actuate="onLoad" draw:mime-type="image/jpeg"/>
</draw:frame>
 Група з19 республіканців ультраправого толку оприлюднила в четвер офіційного листа,адресованого президентові Байдену, у якому виклала проросійські наративи тазакликала американський уряд припинити військову допомогу Україні.</text:p>
      <text:p text:style-name="P4">
Лист оприлюднений на <text:a xlink:type="simple" xlink:href="https://www.lee.senate.gov/services/files/582D6601-A680-45A0-90E4-A92E91B4E2B3" text:style-name="Internet_20_link" text:visited-style-name="Visited_20_Internet_20_Link">
</text:a>
, сенатора Майка Лі, передає Укрінформ.</text:p>
      <text:p text:style-name="P4">
«Ми глибоко стурбовані тим, що траєкторія допомоги США військовим зусиллям <text:a xlink:type="simple" xlink:href="https://www.ukrinform.ua/tag-ukraina" text:style-name="Internet_20_link" text:visited-style-name="Visited_20_Internet_20_Link">
</text:a>
 загрожує подальшою ескалацією та немає вкрай необхідної стратегічної ясності»,- йдеться в листі.</text:p>
      <text:p text:style-name="P4">
У тексті зазначається, що війна триває вже другий рік, і досі «не видно їїкраю», а також, мовляв, немає чіткої стратегії щодо її завершення.</text:p>
      <text:p text:style-name="P4">
«Проксі-війна з росією в Україні не відповідає стратегічним інтересамСполучених Штатів і ризикує ескалацією, яка може вийти з-під контролю»,-заявили підписанти.</text:p>
      <text:p text:style-name="P4">
Республіканці звинуватили адміністрацію Байдена в тому, що вона «налаштованана тривалий конфлікт» та заявили, що нинішня стратегія санкцій проти росії, атакож виділення допомоги Україні лише затягне його. Вони назвали допомогуУкраїні «необмеженою» та заявили, що вона має бути припинена, інакше, заїхніми словами, зростає ризик прямого конфлікту між США і росією.</text:p>
      <text:p text:style-name="P4">
«Ми виступатимемо категорично проти всіх майбутніх пакетів допомоги, якщо вонине будуть пов’язані з чіткою дипломатичною стратегією, спрямованою на швидкезавершення цієї війни»,- заявили автори листа.</text:p>
      <text:p text:style-name="P4">
Вони назвали «провокацією» рішення передати Україні системи HIMARS у червніминулого року та висловилися негативно про передачу Україні танків Abrams.Крім того, група законодавців назвала передачу Україні розвідувальноїінформації такою, що ускладнює спроби заперечити аргументам рф про«співучасть» США у війні в Україні.</text:p>
      <text:p text:style-name="P4">
<text:span text:style-name="T4">
Читайте також:</text:span>
 <text:a xlink:type="simple" xlink:href="https://www.ukrinform.ua/rubric-polytics/3697067-duda-hto-zaklikae-svidse-uklasti-mirnu-ugodu-miz-ukrainou-i-rosieu-die-v-interesah-kremla.html" text:style-name="Internet_20_link" text:visited-style-name="Visited_20_Internet_20_Link">
 </text:a>
</text:p>
      <text:p text:style-name="P4">
«Толерантність росії щодо ведення проксі-війни з НАТО може закінчитися в будь-який момент»,- заявили підписанти.</text:p>
      <text:p text:style-name="P4">
Вони також звинуватили адміністрацію Байдена в тому, що вона допомагалаУкраїні «за рахунок боєготовності сил США».</text:p>
      <text:p text:style-name="P4">
Свої підписи під листом поставили 19 членів Палати представників, у томучислі: Майк Лі, Елі Крейн, Ренд Пол, Енді Бігс, Джей Ді Венс, Де Бішоп, ЛоренБоберт, Джош Бречін, Тім Барчет, Метт Розендейл, Мет Гетц, Мерджорі ТейлорГрін, Анна Пауліна Луна, Беррі Мур, Меррі Міллер, Ральф Норман, Енді Оглс,Майк Коллінз, Пол Госар. Більшість із них пов’язують із ультраправим криломMAGA та колишнім президентом США Дональдом Трампом, відомим своїми заявами, накористь російських інтересів.</text:p>
      <text:p text:style-name="P4">
<text:span text:style-name="T5">
Фото: NYT</text:span>
</text:p>
      <text:p text:style-name="P4">
Source: <text:a xlink:type="simple" xlink:href="https://www.ukrinform.ua/rubric-world/3698603-grupa-respublikanciv-zaklikala-bajdena-pripiniti-dopomogu-ukraini.html" text:style-name="Internet_20_link" text:visited-style-name="Visited_20_Internet_20_Link">
https://www.ukrinform.ua/rubric-world/3698603-grupa-respublikanciv-zaklikala-bajdena-pripiniti-dopomogu-ukraini.html</text:a>
</text:p>
      <!--NEWS-->
      <text:h text:style-name="P10" text:outline-level="1">
<text:span text:style-name="T4">
Зеленський: Поки триває агресія, важливо, аби рф не мала доступу на олімпійські майданчики</text:span>
</text:h>
      <text:p text:style-name="P4">
Authors: Ukrinform (Person)</text:p>
      <text:p text:style-name="P4">
Publisher: Укринформ (Organization)</text:p>
      <text:p text:style-name="P4">
Published Time: 2023-04-20T-20:22:00+03:00</text:p>
      <text:p text:style-name="P4">
Modified Time: 2023-04-20T23:22:00+03:00</text:p>
      <text:p text:style-name="P4">
Description: Важливо, щоб, поки триває агресія, російська держава не мала жодного доступу до спортивних, олімпійських майданчиків. Зокрема, до паризького майданчика – саме це місто прийматиме Олімпіаду 2024 року. — Укрінформ.</text:p>
      <text:p text:style-name="P4">
Images: ["<text:a xlink:type="simple" xlink:href="https://static.ukrinform.com/photos/2022_07/thumb_files/630_360_1658554942-587.jpg" text:style-name="Internet_20_link" text:visited-style-name="Visited_20_Internet_20_Link">
630_360_16585...</text:a>
"]</text:p>
      <text:p text:style-name="P4">
Tags: ['Олімпіада', 'Спорт', 'ЗСУ', 'росія', 'Зеленський', 'Війна з росією', '#stoprussia']</text:p>
      <text:p text:style-name="P4">
Type: Article</text:p>
      <!--METADATA-->
      <text:p text:style-name="P4">
<draw:frame draw:style-name="fr1" draw:name="Image25" text:anchor-type="as-char" svg:width="6.9236in" svg:height="3.956343in" draw:z-index="0">
<draw:image xlink:href="../Images/yкринформ/2023-04-20T-20-22-00-03-00/630_360_1658554942-587.jpg" xlink:type="simple" xlink:show="embed" xlink:actuate="onLoad" draw:mime-type="image/jpeg"/>
</draw:frame>
 Важливо,щоб, поки триває агресія, російська держава не мала жодного доступу доспортивних, олімпійських майданчиків. Зокрема, до паризького майданчика – самеце місто прийматиме Олімпіаду 2024 року.</text:p>
      <text:p text:style-name="P4">
На цьому наголосив у вечірньому <text:a xlink:type="simple" xlink:href="https://www.youtube.com/watch" text:style-name="Internet_20_link" text:visited-style-name="Visited_20_Internet_20_Link">
</text:a>
 Президент Володимир Зеленський,передає Укрінформ.</text:p>
      <text:p text:style-name="P4">
_Відео:<text:a xlink:type="simple" xlink:href="https://t.me/OP_UA/9296" text:style-name="Internet_20_link" text:visited-style-name="Visited_20_Internet_20_Link">
 </text:a>
 _</text:p>
      <text:p text:style-name="P4">
<text:span text:style-name="T4">
<text:span text:style-name="T5">
Бажаю здоровʼя, шановні українці!</text:span>
 </text:span>
</text:p>
      <text:p text:style-name="P4">
Щойно звернувся до парламенту Мексики, і це вже друге таке звернення дорегіону Латинської Америки. Вдячний Мексиці за увагу до України та підтримкунашого погляду на міжнародну безпеку, на необхідність якнайширшого єднаннясвіту для захисту міжнародного права.</text:p>
      <text:p text:style-name="P4">
Бо якщо право не працюватиме, загроза життю лише зростатиме… Бандити йагресори ставатимуть іще нахабнішими. Маємо цього не допустити.</text:p>
      <text:p text:style-name="P4">
Фактично саме цьому ж сьогодні у Києві були присвячені й переговори зочільником НАТО Єнсом Столтенбергом. Захист України. Захист усьогоміжнародного порядку, заснованого на правилах. Захист життя.</text:p>
      <text:p text:style-name="P4">
Готуємося до зустрічі «Рамштайну», і позиція пана Столтенберга є важливою.Готуємося до наших активних дій на фронті – вони неминучі.</text:p>
      <text:p text:style-name="P4">
Готуємось і до саміту НАТО у Вільнюсі, який запланований на літо цього року,але його зміст опрацьовується вже зараз. Саме на таких зустрічах, у контактахрізного рівня, які ми ведемо з партнерами.</text:p>
      <text:p text:style-name="P4">
Ані більшість українців, ані більшість європейців, ані більшість жителівусього простору НАТО не зрозуміють лідерів Альянсу, якщо на цьому саміті уВільнюсі не прозвучить заслужене політичне запрошення для України до Альянсу.</text:p>
      <text:p text:style-name="P4">
Україна все зробила для того, щоб наша заявка була задоволена.</text:p>
      <text:p text:style-name="P4">
Складно навіть сказати, чий внесок у європейську та євроатлантичну безпекубільший, ніж наших воїнів… Українців і українок, які своїм життям захищаютьсвободу. Дякую всім партнерам, які нас у цьому підтримують.</text:p>
      <text:p text:style-name="P4">
Відбувся сьогодні в Києві й Міжнародний саміт міст та регіонів. Новий форматспівпраці нашої держави з партнерами.</text:p>
      <text:p text:style-name="P4">
Конгрес місцевих та регіональних влад України, який обʼєднує центральну владута місцевих керівників, тепер набуває міжнародного рівня. Щоб активнішезалучати іноземних партнерів до відбудови в нашій державі, до розвиткуекономіки, інфраструктури в наших громадах.</text:p>
      <text:p text:style-name="P4">
Я вдячний усім, хто взяв участь у саміті… Представники різних країн, міст,муніципалітетів. Європейські інституції, Рада Європи, президент Комітетурегіонів Євросоюзу… Понад сто учасників майже із сорока країн. Вдячний кожномуй кожній за підтримку України!</text:p>
      <text:p text:style-name="P4">
Сьогодні зустрівся з мером Парижа пані Анн Ідальго. Мав честь вручити їйспеціальну відзнаку України для столиці Франції, відзнаку міста-рятівника.</text:p>
      <text:p text:style-name="P4">
Париж став одним із найбільших центрів сили для України у Європі – в усіхсенсах.</text:p>
      <text:p text:style-name="P4">
Хочу особливо відзначити допомогу в захисті нашої енергетики. Саме у столиціФранції відбулась конференція формату, як її назвали, «енергетичний Рамштайн».Париж акумулював для України вагому підтримку обладнанням для енергетики,надає соціальну та гуманітарну підтримку.</text:p>
      <text:p text:style-name="P4">
Я дякую всім французам, усім парижанам, Президенту Франції Макрону за незміннуувагу до України, за лідерство. А особливо хочу відзначити абсолютнопринципову й таку співзвучну українській позицію пані мера Парижа щодо захистуолімпійського руху від російської ідеологізації, від пропаганди.</text:p>
      <text:p text:style-name="P4">
Очевидно, що держава-терорист буде робити все, щоб виправдати себе через спортабо щоб використати міжнародний олімпійський рух на підтримку своєї агресії.</text:p>
      <text:p text:style-name="P4">
Саме тому важливо, щоб, поки триває агресія, <text:a xlink:type="simple" xlink:href="https://www.ukrinform.ua/tag-rosia" text:style-name="Internet_20_link" text:visited-style-name="Visited_20_Internet_20_Link">
 </text:a>
 не мала жодного доступу до спортивних, олімпійських майданчиків.Зокрема, до паризького майданчика – саме це місто прийматиме Олімпіаду 2024року.</text:p>
      <text:p text:style-name="P4">
Пані мер Парижа сьогодні ще раз підтвердила, що не бачить місця дляпредставників держави-агресора в Парижі, поки триває агресія. Це чіткий,важливий сигнал, дякую за нього.</text:p>
      <text:p text:style-name="P4">
Було б добре, щоб саме такі сигнали чули в Міжнародному олімпійськомукомітеті, де поки що, на жаль, особиста вигода окремих бюрократів домінує надолімпійськими принципами.</text:p>
      <text:p text:style-name="P4">
Ще одне.</text:p>
      <text:p text:style-name="P4">
Сьогодні завершується священний для мусульман місяць Рамадан… І вже вдругезавершується в час повномасштабної агресії держави-зла проти України, противсіх наших людей, усіх спільнот. Світле свято Рамазан-Байрам заслуговує зовсімінших умов. Заслуговує миру, якого ми так прагнемо, заслуговує перемоги, доякої ми всі йдемо. Вірю, що Господь благословить Україну волею для всіх нашихтериторій та всіх наших людей.</text:p>
      <text:p text:style-name="P4">
Бажаю всій нашій мусульманській громаді та всім мусульманам світу спокійногосвята!</text:p>
      <text:p text:style-name="P4">
Ramazan bayramıñız hayırlı ve mubarek olsun!</text:p>
      <text:p text:style-name="P4">
Слава усім нашим воїнам, хто зараз в бою заради України!</text:p>
      <text:p text:style-name="P4">
Дякую усім, хто допомагає!</text:p>
      <text:p text:style-name="P4">
<text:span text:style-name="T4">
<text:span text:style-name="T5">
Слава Україні!</text:span>
 </text:span>
</text:p>
      <text:p text:style-name="P4">
Source: <text:a xlink:type="simple" xlink:href="https://www.ukrinform.ua/rubric-polytics/3698605-zelenskij-poki-trivae-agresia-vazlivo-abi-rf-ne-mala-dostupu-na-olimpijski-majdanciki.html" text:style-name="Internet_20_link" text:visited-style-name="Visited_20_Internet_20_Link">
https://www.ukrinform.ua/rubric-polytics/3698605-zelenskij-poki-trivae-agresia-vazlivo-abi-rf-ne-mala-dostupu-na-olimpijski-majdanciki.html</text:a>
</text:p>
      <!--NEWS-->
      <text:h text:style-name="P10" text:outline-level="1">
<text:span text:style-name="T4">
At Avdiyivka directions Russian army shelled Novokalynove, Avdiyivka, Tonenke, Syeverne, Neta...</text:span>
</text:h>
      <text:p text:style-name="P4">
Authors: liveuamap (Language: en)</text:p>
      <text:p text:style-name="P4">
Time: 2023-04-20T-20:25:00</text:p>
      <text:p text:style-name="P4">
Location: Donetsk Oblast (Latitude:48.06087 Longtitude:37.56998)</text:p>
      <text:p text:style-name="P4">
Videos: []</text:p>
      <text:p text:style-name="P4">
Images: []</text:p>
      <text:p text:style-name="P4">
Tags: ["Russia"]</text:p>
      <text:p text:style-name="P4">
ID: 22557399</text:p>
      <!--METADATA-->
      <text:p text:style-name="P4">
At Avdiyivka directions Russian army shelled Novokalynove, Avdiyivka, Tonenke,Syeverne, Netaylove, Pervomayske and Nevelske of Donetsk region, - GeneralStaff of Armed Forces of Ukraine says in the morning report</text:p>
      <text:p text:style-name="P4">
News Collection Link: <text:a xlink:type="simple" xlink:href="https://liveuamap.com/en/2023/20-april-at-avdiyivka-directions-russian-army-shelled-novokalynove" text:style-name="Internet_20_link" text:visited-style-name="Visited_20_Internet_20_Link">
https://liveuamap.com/en/2023/20-april-at-avdiyivka-directions-russian-army-shelled-novokalynove</text:a>
</text:p>
      <text:p text:style-name="P4">
Source: <text:a xlink:type="simple" xlink:href="https://t.me/lumsrc/4544" text:style-name="Internet_20_link" text:visited-style-name="Visited_20_Internet_20_Link">
https://t.me/lumsrc/4544</text:a>
</text:p>
      <!--NEWS-->
      <text:h text:style-name="P10" text:outline-level="1">
<text:span text:style-name="T4">
Депутати Бундестагу: зброя допомагає повернути мир Україні</text:span>
</text:h>
      <text:p text:style-name="P4">
Authors: Ukrinform (Person)</text:p>
      <text:p text:style-name="P4">
Publisher: Укринформ (Organization)</text:p>
      <text:p text:style-name="P4">
Published Time: 2023-04-20T-22:20:00+03:00</text:p>
      <text:p text:style-name="P4">
Modified Time: 2023-04-20T23:20:00+03:00</text:p>
      <text:p text:style-name="P4">
Description: Німецька зброя потрібна не для того, щоби затягнути війну, а для того, щоби її завершити. — Укрінформ.</text:p>
      <text:p text:style-name="P4">
Images: ["<text:a xlink:type="simple" xlink:href="https://static.ukrinform.com/photos/2021_07/thumb_files/630_360_1627644191-104.jpg" text:style-name="Internet_20_link" text:visited-style-name="Visited_20_Internet_20_Link">
630_360_16276...</text:a>
"]</text:p>
      <text:p text:style-name="P4">
Tags: ['Бундестаг', 'Україна', 'Зброя', 'Війна з росією']</text:p>
      <text:p text:style-name="P4">
Type: Article</text:p>
      <!--METADATA-->
      <text:p text:style-name="P4">
<draw:frame draw:style-name="fr1" draw:name="Image26" text:anchor-type="as-char" svg:width="6.9236in" svg:height="3.956343in" draw:z-index="0">
<draw:image xlink:href="../Images/yкринформ/2023-04-20T-22-20-00-03-00/630_360_1627644191-104.jpg" xlink:type="simple" xlink:show="embed" xlink:actuate="onLoad" draw:mime-type="image/jpeg"/>
</draw:frame>
 Німецьказброя потрібна не для того, щоби затягнути війну, а для того, щоби їїзавершити.</text:p>
      <text:p text:style-name="P4">
Такої думки тримаються, як довели дебати в парламенті ФРН у четвер увечері, 4з 6 партій німецького Бундестагу крім праворадикалів і Лівих, передаєкореспондент Укрінформу.</text:p>
      <text:p text:style-name="P4">
«Ці <text:a xlink:type="simple" xlink:href="https://www.ukrinform.ua/tag-zbroa" text:style-name="Internet_20_link" text:visited-style-name="Visited_20_Internet_20_Link">
 </text:a>
 не спрямовані на продовженнявійни, навпаки, метою є допомогти Україні захиститися проти подальших атак іприпинити війну, встановити мир в регіоні», - заявив соціал-демократ ГаннесВальтер. Він зазначив, що українці за понад рік війни довели, що можутьзахистити свою державу, а партнери, в тому числі Німеччина, від самого початкусказали, що Україна може на них покладатися, що вони надаватимуть підтримку,допоки така буде потрібною. До такої підтримки належить і постачання обороннихозброєнь для ЗСУ, констатував політик.</text:p>
      <text:p text:style-name="P4">
Представник найбільшої опозиційної сили, ХДС/ХСС, Томас Ревекамп погодився.«Ми постачаємо не зброю, яка вбиває людей, а зброю, яка рятує людей відросійських вбивчих атак», - заявив він.</text:p>
      <text:p text:style-name="P4">
Його однопартієць Бернгардт Лоос, зауважив, що «реальність показує: мир безбезпеки, без дієвого стримування, без ефективної оборони в випадку нападу єчистою утопією». російська війна, жорстока та нелюдська, має зупинитися, томуНімеччина надає зброю, щоби українці могли захиститися від агресора, сказавдепутат.</text:p>
      <text:p text:style-name="P4">
Джаміла Шефер нагадала, що її партія, «Зелені», завжди була партією миру,«але, на жаль, не кожного агресора та не завжди можна приборкатипацифістськими методами. Тому Україна заслуговую на нашу підтримку», - сказалапарламентарій.</text:p>
      <text:p text:style-name="P4">
Інший представник цієї ж партії Майк Аусендорф підкреслив, що путін міг би хочзараз зупинити війну, а «припинення поставок зброї ЗСУ означало б, що Українане змогла б захистити себе, результатом чого став би не мир, але окупаціяросією вільної держави, що не має нічого спільного з миром».</text:p>
      <text:p text:style-name="P4">
<text:span text:style-name="T4">
Читайте також:</text:span>
 <text:a xlink:type="simple" xlink:href="https://www.ukrinform.ua/rubric-polytics/3692695-rosijska-vijna-e-bitvou-sistem-viceprezidentka-bundestagu.html" text:style-name="Internet_20_link" text:visited-style-name="Visited_20_Internet_20_Link">
 <text:span text:style-name="T4">
Бундестаг</text:span>
 </text:a>
</text:p>
      <text:p text:style-name="P4">
Питання постачання зброї дискутувалося за ініціативи праворадикальної«Альтернативи для Німеччини», яка категорично проти допомоги зброєю Україні,оскільки це, за їх словами, «не тільки затягне війну з усіма її негативниминаслідками для цивільного населення, але й тому, що Німеччина може статистороною війни». Проти цього виступають і Ліві, які «не хочуть, щоби німецьказброя вбивала».</text:p>
      <text:p text:style-name="P4">
Подання парламентської група АдН під назвою «Право вето Бундестагу щодоекспорту зброї в зони конфліктів і військових дій» було вирішено передати нарозгляд Економічного комітету.</text:p>
      <text:p text:style-name="P4">
Source: <text:a xlink:type="simple" xlink:href="https://www.ukrinform.ua/rubric-ato/3698604-deputati-bundestagu-zbroa-dopomagae-povernuti-mir-ukraini.html" text:style-name="Internet_20_link" text:visited-style-name="Visited_20_Internet_20_Link">
https://www.ukrinform.ua/rubric-ato/3698604-deputati-bundestagu-zbroa-dopomagae-povernuti-mir-ukraini.html</text:a>
</text:p>
      <!--NEWS-->
      <text:h text:style-name="P10" text:outline-level="1">
<text:span text:style-name="T4">
At Maryinka direction Russian army shelled Krasnohorivka, Heorhiyivka, Maryinka and Novomykha...</text:span>
</text:h>
      <text:p text:style-name="P4">
Authors: liveuamap (Language: en)</text:p>
      <text:p text:style-name="P4">
Time: 2023-04-20T-22:25:00</text:p>
      <text:p text:style-name="P4">
Location: Donetsk (Latitude:47.85539 Longtitude:37.48535)</text:p>
      <text:p text:style-name="P4">
Videos: []</text:p>
      <text:p text:style-name="P4">
Images: []</text:p>
      <text:p text:style-name="P4">
Tags: ["Russia"]</text:p>
      <text:p text:style-name="P4">
ID: 22557398</text:p>
      <!--METADATA-->
      <text:p text:style-name="P4">
At Maryinka direction Russian army shelled Krasnohorivka, Heorhiyivka,Maryinka and Novomykhaylivka of Donetsk region, - General Staff of ArmedForces of Ukraine says in the morning report</text:p>
      <text:p text:style-name="P4">
News Collection Link: <text:a xlink:type="simple" xlink:href="https://liveuamap.com/en/2023/20-april-at-maryinka-direction-russian-army-shelled-krasnohorivka" text:style-name="Internet_20_link" text:visited-style-name="Visited_20_Internet_20_Link">
https://liveuamap.com/en/2023/20-april-at-maryinka-direction-russian-army-shelled-krasnohorivka</text:a>
</text:p>
      <text:p text:style-name="P4">
Source: <text:a xlink:type="simple" xlink:href="https://t.me/lumsrc/4545" text:style-name="Internet_20_link" text:visited-style-name="Visited_20_Internet_20_Link">
https://t.me/lumsrc/4545</text:a>
</text:p>
      <!--NEWS-->
      <text:h text:style-name="P10" text:outline-level="1">
<text:span text:style-name="T4">
Байден і Макрон обговорили агресію рф у Європі та підтримку України</text:span>
</text:h>
      <text:p text:style-name="P4">
Authors: Ukrinform (Person)</text:p>
      <text:p text:style-name="P4">
Publisher: Укринформ (Organization)</text:p>
      <text:p text:style-name="P4">
Published Time: 2023-04-20T-24:04:00+03:00</text:p>
      <text:p text:style-name="P4">
Modified Time: 2023-04-20T23:04:00+03:00</text:p>
      <text:p text:style-name="P4">
Description: Президенти США і Франції провели телефонну розмову, під час якої серед інших тем порушили питання російської агресії в Європі й підтримку України. — Укрінформ.</text:p>
      <text:p text:style-name="P4">
Images: ["<text:a xlink:type="simple" xlink:href="https://static.ukrinform.com/photos/2022_04/thumb_files/630_360_1650854560-379.jpg" text:style-name="Internet_20_link" text:visited-style-name="Visited_20_Internet_20_Link">
630_360_16508...</text:a>
"]</text:p>
      <text:p text:style-name="P4">
Tags: ['Байден', 'Макрон', 'Україна', 'Війна з росією']</text:p>
      <text:p text:style-name="P4">
Type: Article</text:p>
      <!--METADATA-->
      <text:p text:style-name="P4">
<draw:frame draw:style-name="fr1" draw:name="Image27" text:anchor-type="as-char" svg:width="6.9236in" svg:height="3.956343in" draw:z-index="0">
<draw:image xlink:href="../Images/yкринформ/2023-04-20T-24-04-00-03-00/630_360_1650854560-379.jpg" xlink:type="simple" xlink:show="embed" xlink:actuate="onLoad" draw:mime-type="image/jpeg"/>
</draw:frame>
Президенти США і Франції провели телефонну розмову, під час якої серед іншихтем порушили питання російської агресії в Європі й підтримку України.</text:p>
      <text:p text:style-name="P4">
Про це йдеться в <text:a xlink:type="simple" xlink:href="https://www.whitehouse.gov/briefing-room/statements-releases/2023/04/20/readout-of-president-joe-bidens-call-with-president-emmanuel-macron-of-france-3/" text:style-name="Internet_20_link" text:visited-style-name="Visited_20_Internet_20_Link">
 </text:a>
 , оприлюдненому в четвер, передає Укрінформ.</text:p>
      <text:p text:style-name="P4">
«Президенти підтвердили свою непохитну підтримку України на тлі жорстокої <text:a xlink:type="simple" xlink:href="https://www.ukrinform.ua/tag-russian-aggression" text:style-name="Internet_20_link" text:visited-style-name="Visited_20_Internet_20_Link">
</text:a>
 », - зауважили вадміністрації Джо Байдена.</text:p>
      <text:p text:style-name="P4">
Лідери також обговорили візит президента Макрона до КНР та зусилля длядосягнення процвітання, безпеки, спільних цінностей і заснованого на правилахміжнародного порядку в Індо-Тихоокеанському регіоні.</text:p>
      <text:p text:style-name="P4">
Крім того, Байден і Макрон підтвердили важливість збереження миру йстабільності в Тайванській протоці.</text:p>
      <text:p text:style-name="P4">
<text:span text:style-name="T4">
Читайте також:</text:span>
 <text:a xlink:type="simple" xlink:href="https://www.ukrinform.ua/rubric-world/3698587-bajden-obgovorit-iz-prezidentom-pivdennoi-korei-dopomogu-ukraini-bilij-dim.html" text:style-name="Internet_20_link" text:visited-style-name="Visited_20_Internet_20_Link">
 <text:span text:style-name="T4">
Байден</text:span>
 </text:a>
</text:p>
      <text:p text:style-name="P4">
Як повідомляв <text:a xlink:type="simple" xlink:href="https://www.ukrinform.ua/rubric-world/3698559-bajden-obgovoriv-iz-fon-der-laen-ii-vizit-do-kitau-ta-pidtrimku-ukraini.html" text:style-name="Internet_20_link" text:visited-style-name="Visited_20_Internet_20_Link">
 </text:a>
 ,президент США Джо Байден у четвер також провів розмову з главою Європейськоїкомісії Урсулою фон дер Ляєн, яка разом із президентом Макроном раніше цьогомісяця відвідала з візитом Китай. Під час перебування в Пекіні європейськілідери виклали позицію щодо шляхів зупинення агресивної війни рф проти Українина основі поваги до Хартії ООН та повного виведення військ рф з українськоїтериторії в межах її міжнародно визнаних кордонів.</text:p>
      <text:p text:style-name="P4">
Source: <text:a xlink:type="simple" xlink:href="https://www.ukrinform.ua/rubric-world/3698600-bajden-i-makron-obgovorili-agresiu-rf-u-evropi-ta-pidtrimku-ukraini.html" text:style-name="Internet_20_link" text:visited-style-name="Visited_20_Internet_20_Link">
https://www.ukrinform.ua/rubric-world/3698600-bajden-i-makron-obgovorili-agresiu-rf-u-evropi-ta-pidtrimku-ukraini.html</text:a>
</text:p>
      <!--NEWS-->
      <text:h text:style-name="P10" text:outline-level="1">
<text:span text:style-name="T4">
At Shaktarske direction Russian army shelled Novoukrayinka, Prechystivka and Velyka Novosilka...</text:span>
</text:h>
      <text:p text:style-name="P4">
Authors: liveuamap (Language: en)</text:p>
      <text:p text:style-name="P4">
Time: 2023-04-20T-24:25:00</text:p>
      <text:p text:style-name="P4">
Location: Velyka Novosilka (Latitude:47.84185 Longtitude:36.83527)</text:p>
      <text:p text:style-name="P4">
Videos: []</text:p>
      <text:p text:style-name="P4">
Images: []</text:p>
      <text:p text:style-name="P4">
Tags: ["Russia"]</text:p>
      <text:p text:style-name="P4">
ID: 22557397</text:p>
      <!--METADATA-->
      <text:p text:style-name="P4">
At Shaktarske direction Russian army shelled Novoukrayinka, Prechystivka andVelyka Novosilka of Donetsk region, - General Staff of Armed Forces of Ukrainesays in the morning report</text:p>
      <text:p text:style-name="P4">
News Collection Link: <text:a xlink:type="simple" xlink:href="https://liveuamap.com/en/2023/20-april-at-shaktarske-direction-russian-army-shelled-novoukrayinka" text:style-name="Internet_20_link" text:visited-style-name="Visited_20_Internet_20_Link">
https://liveuamap.com/en/2023/20-april-at-shaktarske-direction-russian-army-shelled-novoukrayinka</text:a>
</text:p>
      <text:p text:style-name="P4">
Source: <text:a xlink:type="simple" xlink:href="https://t.me/lumsrc/4546" text:style-name="Internet_20_link" text:visited-style-name="Visited_20_Internet_20_Link">
https://t.me/lumsrc/4546</text:a>
</text:p>
      <!--NEWS-->
      <text:h text:style-name="P10" text:outline-level="1">
<text:span text:style-name="T4">
At Zaporizhzhia and Kherson directions Russian army shelled Olhivske, Malynivka, Orikhiv, Nov...</text:span>
</text:h>
      <text:p text:style-name="P4">
Authors: liveuamap (Language: en)</text:p>
      <text:p text:style-name="P4">
Time: 2023-04-20T-26:25:00</text:p>
      <text:p text:style-name="P4">
Location: Kherson, Khersons'ka oblast (Latitude:46.61148 Longtitude:32.58373)</text:p>
      <text:p text:style-name="P4">
Videos: []</text:p>
      <text:p text:style-name="P4">
Images: []</text:p>
      <text:p text:style-name="P4">
Tags: ["Russia"]</text:p>
      <text:p text:style-name="P4">
ID: 22557396</text:p>
      <!--METADATA-->
      <text:p text:style-name="P4">
At Zaporizhzhia and Kherson directions Russian army shelled Olhivske,Malynivka, Orikhiv, Novodanylivka and Novoandriyivka of Zaporizhzhia region;Dudchany, Kachkarivka, Zmiyivka, Ivanivka, Inzhenerne and Dniprovske ofKherson region and Kherson city, - General Staff of Armed Forces of Ukrainesays in the morning report</text:p>
      <text:p text:style-name="P4">
News Collection Link: <text:a xlink:type="simple" xlink:href="https://liveuamap.com/en/2023/20-april-at-zaporizhzhia-and-kherson-directions-russian-army" text:style-name="Internet_20_link" text:visited-style-name="Visited_20_Internet_20_Link">
https://liveuamap.com/en/2023/20-april-at-zaporizhzhia-and-kherson-directions-russian-army</text:a>
</text:p>
      <text:p text:style-name="P4">
Source: <text:a xlink:type="simple" xlink:href="https://t.me/lumsrc/4547" text:style-name="Internet_20_link" text:visited-style-name="Visited_20_Internet_20_Link">
https://t.me/lumsrc/4547</text:a>
</text:p>
      <!--NEWS-->
      <text:h text:style-name="P10" text:outline-level="1">
<text:span text:style-name="T4">
МЗС Швейцарії викликало посла рф через погрози швейцарському журналістові</text:span>
</text:h>
      <text:p text:style-name="P4">
Authors: Ukrinform (Person)</text:p>
      <text:p text:style-name="P4">
Publisher: Укринформ (Organization)</text:p>
      <text:p text:style-name="P4">
Published Time: 2023-04-20T-27:37:00+03:00</text:p>
      <text:p text:style-name="P4">
Modified Time: 2023-04-20T22:37:00+03:00</text:p>
      <text:p text:style-name="P4">
Description: Федеральний департамент закордонних справ Швейцарії викликав посла в росії в Берні Сергія Гармоніна у зв'язку з погрозами російського посольства на адресу журналіста швейцарського видання NZZ через його статтю про російську війну проти України. — Укрінформ.</text:p>
      <text:p text:style-name="P4">
Images: ["<text:a xlink:type="simple" xlink:href="https://static.ukrinform.com/photos/2023_04/thumb_files/630_360_1682017939-336.jpg" text:style-name="Internet_20_link" text:visited-style-name="Visited_20_Internet_20_Link">
630_360_16820...</text:a>
"]</text:p>
      <text:p text:style-name="P4">
Tags: ['Посол', 'Скандал', 'Швейцарія', 'ЗМІ', 'Журналіст', 'росія', 'Свобода преси']</text:p>
      <text:p text:style-name="P4">
Type: Article</text:p>
      <!--METADATA-->
      <text:p text:style-name="P4">
<draw:frame draw:style-name="fr1" draw:name="Image28" text:anchor-type="as-char" svg:width="6.9236in" svg:height="3.956343in" draw:z-index="0">
<draw:image xlink:href="../Images/yкринформ/2023-04-20T-27-37-00-03-00/630_360_1682017939-336.jpg" xlink:type="simple" xlink:show="embed" xlink:actuate="onLoad" draw:mime-type="image/jpeg"/>
</draw:frame>
Федеральний департамент закордонних справ Швейцарії викликав посла в росії вБерні Сергія Гармоніна у зв'язку з погрозами російського посольства на адресужурналіста швейцарського видання NZZ через його статтю про російську війнупроти України.</text:p>
      <text:p text:style-name="P4">
Про це повідомляє Укрінформ із посиланням на <text:a xlink:type="simple" xlink:href="https://www.swissinfo.ch/eng/swiss-foreign-ministry-denounces-russian-embassy-statements/48448278" text:style-name="Internet_20_link" text:visited-style-name="Visited_20_Internet_20_Link">
</text:a>
 .</text:p>
      <text:p text:style-name="P4">
"Міністерство закордонних справ викликало посла росії в Берні в четвер, щобвисловити скаргу щодо "неприйнятних" погроз на адресу швейцарськогожурналіста", - йдеться у повідомленні.</text:p>
      <text:p text:style-name="P4">
російському послу було сказано, що "подібні залякування" є неприпустимими уШвейцарії, де конституція гарантує свободу інформації та преси.</text:p>
      <text:p text:style-name="P4">
Таким чином, МЗС <text:a xlink:type="simple" xlink:href="https://www.ukrinform.ua/tag-svejcaria" text:style-name="Internet_20_link" text:visited-style-name="Visited_20_Internet_20_Link">
 </text:a>
 відреагувало наопубліковану на сайті посольства рф заяву щодо роботи журналіста Neue ZürcherZeitung (NZZ) Іво Мейнссена, який висвітлював російську війну проти України.російське посольство звинуватило журналіста у "виправданні тероризму" і"розпалюванні міжнаціональної ворожнечі" у його статті про ситуацію втимчасово окупованому російськими військами українському Мелітополі таукраїнський опір загарбникам. У дипмісії рф, зокрема, вказали швейцарськомужурналісту на "норми кримінальної відповідальності, які могли бзастосовувалися щодо його висловлювань у росії" – покарання у вигляді штрафуабо позбавлення волі строком до 7 років.</text:p>
      <text:p text:style-name="P4">
<text:span text:style-name="T4">
Читайте також:</text:span>
 <text:a xlink:type="simple" xlink:href="https://www.ukrinform.ua/rubric-world/3697481-svejcaria-dopomagatime-ukraini-ale-poki-ne-vijskovo-prezident.html" text:style-name="Internet_20_link" text:visited-style-name="Visited_20_Internet_20_Link">
 <text:span text:style-name="T4">
Швейцарія</text:span>
 </text:a>
</text:p>
      <text:p text:style-name="P4">
Як повідомляв Укрінформ, раніше <text:a xlink:type="simple" xlink:href="https://www.ukrinform.ua/rubric-ato/3698361-svejcaria-zaprovadila-sankcii-proti-pvk-vagnera.html" text:style-name="Internet_20_link" text:visited-style-name="Visited_20_Internet_20_Link">
 </text:a>
 протиросійського збройного формування "вагнер" та пропагандистського ресурсу "РІА"Фан".</text:p>
      <text:p text:style-name="P4">
<text:span text:style-name="T5">
Фото: ©Keystone/Anthony Anex</text:span>
</text:p>
      <text:p text:style-name="P4">
Source: <text:a xlink:type="simple" xlink:href="https://www.ukrinform.ua/rubric-world/3698594-mzs-svejcarii-viklikalo-posla-rf-cerez-pogrozi-svejcarskomu-zurnalistovi.html" text:style-name="Internet_20_link" text:visited-style-name="Visited_20_Internet_20_Link">
https://www.ukrinform.ua/rubric-world/3698594-mzs-svejcarii-viklikalo-posla-rf-cerez-pogrozi-svejcarskomu-zurnalistovi.html</text:a>
</text:p>
      <!--NEWS-->
      <text:h text:style-name="P10" text:outline-level="1">
<text:span text:style-name="T4">
У столиці відкрили виставку з історії скляних виробів в Україні</text:span>
</text:h>
      <text:p text:style-name="P4">
Authors: Ukrinform (Person)</text:p>
      <text:p text:style-name="P4">
Publisher: Укринформ (Organization)</text:p>
      <text:p text:style-name="P4">
Published Time: 2023-04-20T-29:35:00+03:00</text:p>
      <text:p text:style-name="P4">
Modified Time: 2023-04-20T22:35:00+03:00</text:p>
      <text:p text:style-name="P4">
Description: У Музеї історії міста Києва презентували зразки скляної тари 19-20 століття, які застосовували у фармацевтичній галузі, парфумерній справі, під час розливу рідин різного призначення. — Укрінформ.</text:p>
      <text:p text:style-name="P4">
Images: ["<text:a xlink:type="simple" xlink:href="https://static.ukrinform.com/photos/2023_04/thumb_files/630_360_1682015416-5531.jpeg" text:style-name="Internet_20_link" text:visited-style-name="Visited_20_Internet_20_Link">
630_360_16820...</text:a>
", "<text:a xlink:type="simple" xlink:href="https://static.ukrinform.com/photos/2023_04/thumb_files/630_360_1682015415-2134.jpeg" text:style-name="Internet_20_link" text:visited-style-name="Visited_20_Internet_20_Link">
630_360_16820...</text:a>
", "<text:a xlink:type="simple" xlink:href="https://static.ukrinform.com/photos/2023_04/thumb_files/630_360_1682015415-7609.jpeg" text:style-name="Internet_20_link" text:visited-style-name="Visited_20_Internet_20_Link">
630_360_16820...</text:a>
", "<text:a xlink:type="simple" xlink:href="https://static.ukrinform.com/photos/2023_04/thumb_files/630_360_1682015415-4184.jpeg" text:style-name="Internet_20_link" text:visited-style-name="Visited_20_Internet_20_Link">
630_360_16820...</text:a>
", "<text:a xlink:type="simple" xlink:href="https://static.ukrinform.com/photos/2023_04/thumb_files/630_360_1682015415-9863.jpeg" text:style-name="Internet_20_link" text:visited-style-name="Visited_20_Internet_20_Link">
630_360_16820...</text:a>
", "<text:a xlink:type="simple" xlink:href="https://static.ukrinform.com/photos/2023_04/thumb_files/630_360_1682015415-6818.jpeg" text:style-name="Internet_20_link" text:visited-style-name="Visited_20_Internet_20_Link">
630_360_16820...</text:a>
", "<text:a xlink:type="simple" xlink:href="https://static.ukrinform.com/photos/2023_04/thumb_files/630_360_1682015415-5301.jpeg" text:style-name="Internet_20_link" text:visited-style-name="Visited_20_Internet_20_Link">
630_360_16820...</text:a>
", "<text:a xlink:type="simple" xlink:href="https://static.ukrinform.com/photos/2023_04/thumb_files/630_360_1682015416-3042.jpeg" text:style-name="Internet_20_link" text:visited-style-name="Visited_20_Internet_20_Link">
630_360_16820...</text:a>
", "<text:a xlink:type="simple" xlink:href="https://static.ukrinform.com/photos/2023_04/thumb_files/630_360_1682015416-8929.jpeg" text:style-name="Internet_20_link" text:visited-style-name="Visited_20_Internet_20_Link">
630_360_16820...</text:a>
", "<text:a xlink:type="simple" xlink:href="https://static.ukrinform.com/photos/2023_04/thumb_files/630_360_1682015416-9429.jpeg" text:style-name="Internet_20_link" text:visited-style-name="Visited_20_Internet_20_Link">
630_360_16820...</text:a>
", "<text:a xlink:type="simple" xlink:href="https://static.ukrinform.com/photos/2023_04/thumb_files/630_360_1682015416-7782.jpeg" text:style-name="Internet_20_link" text:visited-style-name="Visited_20_Internet_20_Link">
630_360_16820...</text:a>
"]</text:p>
      <text:p text:style-name="P4">
Tags: ['Музей', 'Виставка', 'Київ', 'Скло']</text:p>
      <text:p text:style-name="P4">
Type: Article</text:p>
      <!--METADATA-->
      <text:p text:style-name="P4">
<draw:frame draw:style-name="fr1" draw:name="Image29" text:anchor-type="as-char" svg:width="6.9236in" svg:height="3.956343in" draw:z-index="0">
<draw:image xlink:href="../Images/yкринформ/2023-04-20T-29-35-00-03-00/630_360_1682015416-5531.jpeg" xlink:type="simple" xlink:show="embed" xlink:actuate="onLoad" draw:mime-type="image/jpeg"/>
</draw:frame>
 У Музеїісторії міста Києва презентували зразки скляної тари 19-20 століття, якізастосовували у фармацевтичній галузі, парфумерній справі, під час розливурідин різного призначення.</text:p>
      <text:p text:style-name="P4">
Про це повідомляє кореспондент Укрінформу.</text:p>
      <text:p text:style-name="P4">
«Натхненням для створення <text:a xlink:type="simple" xlink:href="https://www.ukrinform.ua/tag-vistavka" text:style-name="Internet_20_link" text:visited-style-name="Visited_20_Internet_20_Link">
 </text:a>
 сталаколекція скляного посуду 18-20 ст, яку до фондів музею передав відомийкиївський археолог Сергій Тараненко. Вона налічує понад 800 одиниць, асьогодні ми представили найкращі екземпляри», - зазначила кураторка виставки,провідний науковий співробітник музею Аліна Сушко.</text:p>
      <text:p text:style-name="P4">
<draw:frame draw:style-name="fr1" draw:name="Image30" text:anchor-type="as-char" svg:width="6.9236in" svg:height="3.956343in" draw:z-index="0">
<draw:image xlink:href="../Images/yкринформ/2023-04-20T-29-35-00-03-00/630_360_1682015415-2134.jpeg" xlink:type="simple" xlink:show="embed" xlink:actuate="onLoad" draw:mime-type="image/jpeg"/>
</draw:frame>
 У Києвівідкрили виставку з історії скляних виробів в Україні / Фото: ГеннадійМінченко. Укрінформ  <text:a xlink:type="simple" xlink:href="https://static.ukrinform.com/photos/2023_04/1682015415-2134.jpeg" text:style-name="Internet_20_link" text:visited-style-name="Visited_20_Internet_20_Link">
<draw:frame draw:style-name="fr1" draw:name="Image31" text:anchor-type="as-char" svg:width="6.9236in" svg:height="3.956343in" draw:z-index="0">
<draw:image xlink:href="../Images/yкринформ/2023-04-20T-29-35-00-03-00/630_360_1682015415-2134.jpeg" xlink:type="simple" xlink:show="embed" xlink:actuate="onLoad" draw:mime-type="image/jpeg"/>
</draw:frame>
</text:a>
 <text:a xlink:type="simple" xlink:href="https://static.ukrinform.com/photos/2023_04/1682015415-7609.jpeg" text:style-name="Internet_20_link" text:visited-style-name="Visited_20_Internet_20_Link">
<draw:frame draw:style-name="fr1" draw:name="Image32" text:anchor-type="as-char" svg:width="6.9236in" svg:height="3.956343in" draw:z-index="0">
<draw:image xlink:href="../Images/yкринформ/2023-04-20T-29-35-00-03-00/630_360_1682015415-7609.jpeg" xlink:type="simple" xlink:show="embed" xlink:actuate="onLoad" draw:mime-type="image/jpeg"/>
</draw:frame>
</text:a>
 <text:a xlink:type="simple" xlink:href="https://static.ukrinform.com/photos/2023_04/1682015415-4184.jpeg" text:style-name="Internet_20_link" text:visited-style-name="Visited_20_Internet_20_Link">
<draw:frame draw:style-name="fr1" draw:name="Image33" text:anchor-type="as-char" svg:width="6.9236in" svg:height="3.956343in" draw:z-index="0">
<draw:image xlink:href="../Images/yкринформ/2023-04-20T-29-35-00-03-00/630_360_1682015415-4184.jpeg" xlink:type="simple" xlink:show="embed" xlink:actuate="onLoad" draw:mime-type="image/jpeg"/>
</draw:frame>
</text:a>
 <text:a xlink:type="simple" xlink:href="https://static.ukrinform.com/photos/2023_04/1682015415-9863.jpeg" text:style-name="Internet_20_link" text:visited-style-name="Visited_20_Internet_20_Link">
<draw:frame draw:style-name="fr1" draw:name="Image34" text:anchor-type="as-char" svg:width="6.9236in" svg:height="3.956343in" draw:z-index="0">
<draw:image xlink:href="../Images/yкринформ/2023-04-20T-29-35-00-03-00/630_360_1682015415-9863.jpeg" xlink:type="simple" xlink:show="embed" xlink:actuate="onLoad" draw:mime-type="image/jpeg"/>
</draw:frame>
</text:a>
 <text:a xlink:type="simple" xlink:href="https://static.ukrinform.com/photos/2023_04/1682015415-6818.jpeg" text:style-name="Internet_20_link" text:visited-style-name="Visited_20_Internet_20_Link">
<draw:frame draw:style-name="fr1" draw:name="Image35" text:anchor-type="as-char" svg:width="6.9236in" svg:height="3.956343in" draw:z-index="0">
<draw:image xlink:href="../Images/yкринформ/2023-04-20T-29-35-00-03-00/630_360_1682015415-6818.jpeg" xlink:type="simple" xlink:show="embed" xlink:actuate="onLoad" draw:mime-type="image/jpeg"/>
</draw:frame>
</text:a>
 <text:a xlink:type="simple" xlink:href="https://static.ukrinform.com/photos/2023_04/1682015415-5301.jpeg" text:style-name="Internet_20_link" text:visited-style-name="Visited_20_Internet_20_Link">
<draw:frame draw:style-name="fr1" draw:name="Image36" text:anchor-type="as-char" svg:width="6.9236in" svg:height="3.956343in" draw:z-index="0">
<draw:image xlink:href="../Images/yкринформ/2023-04-20T-29-35-00-03-00/630_360_1682015415-5301.jpeg" xlink:type="simple" xlink:show="embed" xlink:actuate="onLoad" draw:mime-type="image/jpeg"/>
</draw:frame>
</text:a>
 <text:a xlink:type="simple" xlink:href="https://static.ukrinform.com/photos/2023_04/1682015416-3042.jpeg" text:style-name="Internet_20_link" text:visited-style-name="Visited_20_Internet_20_Link">
<draw:frame draw:style-name="fr1" draw:name="Image37" text:anchor-type="as-char" svg:width="6.9236in" svg:height="3.956343in" draw:z-index="0">
<draw:image xlink:href="../Images/yкринформ/2023-04-20T-29-35-00-03-00/630_360_1682015416-3042.jpeg" xlink:type="simple" xlink:show="embed" xlink:actuate="onLoad" draw:mime-type="image/jpeg"/>
</draw:frame>
</text:a>
 <text:a xlink:type="simple" xlink:href="https://static.ukrinform.com/photos/2023_04/1682015416-8929.jpeg" text:style-name="Internet_20_link" text:visited-style-name="Visited_20_Internet_20_Link">
<draw:frame draw:style-name="fr1" draw:name="Image38" text:anchor-type="as-char" svg:width="6.9236in" svg:height="3.956343in" draw:z-index="0">
<draw:image xlink:href="../Images/yкринформ/2023-04-20T-29-35-00-03-00/630_360_1682015416-8929.jpeg" xlink:type="simple" xlink:show="embed" xlink:actuate="onLoad" draw:mime-type="image/jpeg"/>
</draw:frame>
</text:a>
 <text:a xlink:type="simple" xlink:href="https://static.ukrinform.com/photos/2023_04/1682015416-9429.jpeg" text:style-name="Internet_20_link" text:visited-style-name="Visited_20_Internet_20_Link">
<draw:frame draw:style-name="fr1" draw:name="Image39" text:anchor-type="as-char" svg:width="6.9236in" svg:height="3.956343in" draw:z-index="0">
<draw:image xlink:href="../Images/yкринформ/2023-04-20T-29-35-00-03-00/630_360_1682015416-9429.jpeg" xlink:type="simple" xlink:show="embed" xlink:actuate="onLoad" draw:mime-type="image/jpeg"/>
</draw:frame>
</text:a>
 <text:a xlink:type="simple" xlink:href="https://static.ukrinform.com/photos/2023_04/1682015416-7782.jpeg" text:style-name="Internet_20_link" text:visited-style-name="Visited_20_Internet_20_Link">
<draw:frame draw:style-name="fr1" draw:name="Image40" text:anchor-type="as-char" svg:width="6.9236in" svg:height="3.956343in" draw:z-index="0">
<draw:image xlink:href="../Images/yкринформ/2023-04-20T-29-35-00-03-00/630_360_1682015416-7782.jpeg" xlink:type="simple" xlink:show="embed" xlink:actuate="onLoad" draw:mime-type="image/jpeg"/>
</draw:frame>
</text:a>
 <text:a xlink:type="simple" xlink:href="https://static.ukrinform.com/photos/2023_04/1682015416-5531.jpeg" text:style-name="Internet_20_link" text:visited-style-name="Visited_20_Internet_20_Link">
<draw:frame draw:style-name="fr1" draw:name="Image41" text:anchor-type="as-char" svg:width="6.9236in" svg:height="3.956343in" draw:z-index="0">
<draw:image xlink:href="../Images/yкринформ/2023-04-20T-29-35-00-03-00/630_360_1682015416-5531.jpeg" xlink:type="simple" xlink:show="embed" xlink:actuate="onLoad" draw:mime-type="image/jpeg"/>
</draw:frame>
</text:a>
</text:p>
      <text:p text:style-name="P4">
Виставка поділена на чотири локації, згідно з функціональним призначенняпосуду.</text:p>
      <text:p text:style-name="P4">
Так, у темі дозвілля реконструйовано наповнення шинків ХІХ ст, а також корчмиXVII століття - основних місць для обміну новинами та укладання договорів.Водночас "Здоров'я" уособлено в аптечній тарі й пляшках для приготування тафасування ліків. До формування цієї локації долучилася фармацевтична компанія«Дарниця».</text:p>
      <text:p text:style-name="P4">
«Із 1715 року на території Києва з’явилися перші аптеки, і для аптечної таривикористовували в основному скло, що відображено в різноманітті пляшечок іфлаконів. В аптеці на той момент можна було купити не лише ліки, а й парфуми,мінеральну воду та навіть алкоголь, який виписували для гарного самопочуття»,- зауважила Сушко.</text:p>
      <text:p text:style-name="P4">
Водночас тему краси в експозиції розкриває низка ємностей для парфумів,зокрема, французьких фірм ХІХ ст. «Брокар» і «Галле». Відвідувачі також можутьпобачити флакони, а також відчути аромати парфумів, створених у 60-70 роках XXст. за Радянського Союзу й на початку незалежності. На виставку їх надавукраїнський парфумер Богдан Зубченко.</text:p>
      <text:p text:style-name="P4">
"Скло і парфумерія – це ідеальна пара, бо флакон – то дім для аромату.Зокрема, була ідея показати, якими ароматами користувалися наші батьки, бабусіта дідусі. У вітрині представлені флакони радянських парфумів - вони напрочуделегантні. Я вважаю, що шедевром 1960-х років є аромат «Місячний камінь», якийвипустила миколаївська фабрика «Червоні вітрила», - зауважив він.</text:p>
      <text:p text:style-name="P4">
<text:span text:style-name="T4">
Читайте також:</text:span>
 <text:a xlink:type="simple" xlink:href="https://www.ukrinform.ua/rubric-kyiv/3698143-u-kievi-vidkrili-vistavku-hram-ukrainska-samoidentifikacia-castina-2.html" text:style-name="Internet_20_link" text:visited-style-name="Visited_20_Internet_20_Link">
 <text:span text:style-name="T4">
виставку</text:span>
 </text:a>
</text:p>
      <text:p text:style-name="P4">
Своєю чергою, локація «Побут» зібрала тару, яку неможливо поділити на окремітематики. Тут зібрані і посуд, і скляні прилади для розливу есенцій та олій,технічних речовин, чорнильниці.</text:p>
      <text:p text:style-name="P4">
«Однією із найкрасивіших посудин є скляний черевичок, у який наливали рідинудля розтягування шкіряного взуття. І красиво, і побутово», - зауважилакураторка виставки.</text:p>
      <text:p text:style-name="P4">
Як повідомляв Укрінформ, у Київській міській галереї мистецтв «Лавра»презентували зразки розпису церкви Покрова Богородиці у селі Липівка наКиївщині, виконані художниками Анатолієм Криволапом та Ігорем Ступаченком.</text:p>
      <text:p text:style-name="P4">
Source: <text:a xlink:type="simple" xlink:href="https://www.ukrinform.ua/rubric-kyiv/3698597-u-stolici-vidkrili-vistavku-z-istorii-sklanih-virobiv-v-ukraini.html" text:style-name="Internet_20_link" text:visited-style-name="Visited_20_Internet_20_Link">
https://www.ukrinform.ua/rubric-kyiv/3698597-u-stolici-vidkrili-vistavku-z-istorii-sklanih-virobiv-v-ukraini.html</text:a>
</text:p>
      <!--NEWS-->
      <text:h text:style-name="P10" text:outline-level="1">
<text:span text:style-name="T4">
Із дверей XVIII століття у Києво-Печерській лаврі охоронці зробили мішень для ножів</text:span>
</text:h>
      <text:p text:style-name="P4">
Authors: Ukrinform (Person)</text:p>
      <text:p text:style-name="P4">
Publisher: Укринформ (Organization)</text:p>
      <text:p text:style-name="P4">
Published Time: 2023-04-20T-31:16:00+03:00</text:p>
      <text:p text:style-name="P4">
Modified Time: 2023-04-20T22:16:00+03:00</text:p>
      <text:p text:style-name="P4">
Description: Стародавні двері у приміщенні охорони в Києво-Печерській лаврі, яким користувалася Українська православна церква (московського патріархату), використовувалися замість мішені для метання ножів. — Укрінформ.</text:p>
      <text:p text:style-name="P4">
Images: ["<text:a xlink:type="simple" xlink:href="https://static.ukrinform.com/photos/2017_09/thumb_files/630_360_1505203690-2501.jpg" text:style-name="Internet_20_link" text:visited-style-name="Visited_20_Internet_20_Link">
630_360_15052...</text:a>
"]</text:p>
      <text:p text:style-name="P4">
Tags: ['УПЦ МП', 'Київська Лавра', 'МКІП ', 'охорона']</text:p>
      <text:p text:style-name="P4">
Type: Article</text:p>
      <!--METADATA-->
      <text:p text:style-name="P4">
<draw:frame draw:style-name="fr1" draw:name="Image42" text:anchor-type="as-char" svg:width="6.9236in" svg:height="3.956343in" draw:z-index="0">
<draw:image xlink:href="../Images/yкринформ/2023-04-20T-31-16-00-03-00/630_360_1505203690-2501.jpg" xlink:type="simple" xlink:show="embed" xlink:actuate="onLoad" draw:mime-type="image/jpeg"/>
</draw:frame>
Стародавні двері у приміщенні охорони в Києво-Печерській лаврі, якимкористувалася Українська православна церква (московського патріархату),використовувалися замість мішені для метання ножів.</text:p>
      <text:p text:style-name="P4">
Про це йдеться у відео, оприлюдненому на каналі МКІП у <text:a xlink:type="simple" xlink:href="https://t.me/mkipu/5672" text:style-name="Internet_20_link" text:visited-style-name="Visited_20_Internet_20_Link">
</text:a>
 , передає Укрінформ.</text:p>
      <text:p text:style-name="P4">
"На відео — приміщення охорони, яким користувалися <text:a xlink:type="simple" xlink:href="https://www.ukrinform.ua/tag-upc-mp" text:style-name="Internet_20_link" text:visited-style-name="Visited_20_Internet_20_Link">
</text:a>
 . На власні очі можете побачитинаручники на дверях. Стародавніх дверях XVIII століття, що використовувалисьяк мішень для кидання ножів", - йдеться у дописі під відео.</text:p>
      <text:p text:style-name="P4">
<text:span text:style-name="T4">
Читайте також:</text:span>
 <text:a xlink:type="simple" xlink:href="https://www.ukrinform.ua/rubric-society/3698073-policia-perevirae-vsi-reci-aki-vivozit-upc-mp-iz-lavri-tkacenko.html" text:style-name="Internet_20_link" text:visited-style-name="Visited_20_Internet_20_Link">
 <text:span text:style-name="T4">
Лаври</text:span>
 </text:a>
</text:p>
      <text:p text:style-name="P4">
Як повідомляв <text:a xlink:type="simple" xlink:href="https://www.ukrinform.ua/rubric-society/3698262-ocilnik-zapovidnika-kievopecerska-lavra-rozpoviv-pro-robotu-komisii-mkip.html" text:style-name="Internet_20_link" text:visited-style-name="Visited_20_Internet_20_Link">
 </text:a>
 , підчас останнього обстеження приміщень Києво-Печерської лаври комісія МКІПвиявила рекламу єпархій з тимчасово окупованого Криму й візитівки монахів зокупованих територій.</text:p>
      <text:p text:style-name="P4">
Source: <text:a xlink:type="simple" xlink:href="https://www.ukrinform.ua/rubric-kyiv/3698593-iz-dverej-xviii-stolitta-u-kievopecerskij-lavri-ohoronci-zrobili-misen-dla-noziv.html" text:style-name="Internet_20_link" text:visited-style-name="Visited_20_Internet_20_Link">
https://www.ukrinform.ua/rubric-kyiv/3698593-iz-dverej-xviii-stolitta-u-kievopecerskij-lavri-ohoronci-zrobili-misen-dla-noziv.html</text:a>
</text:p>
      <!--NEWS-->
      <text:h text:style-name="P10" text:outline-level="1">
<text:span text:style-name="T4">
Українські спортсмени звернулися до Томаса Баха з вимогою не допустити росіян і білорусів до Олімпіади</text:span>
</text:h>
      <text:p text:style-name="P4">
Authors: Ukrinform (Person)</text:p>
      <text:p text:style-name="P4">
Publisher: Укринформ (Organization)</text:p>
      <text:p text:style-name="P4">
Published Time: 2023-04-20T-33:08:30+03:00</text:p>
      <text:p text:style-name="P4">
Modified Time: 2023-04-20T22:08:30+03:00</text:p>
      <text:p text:style-name="P4">
Description: Низка українських спортсменів, зокрема Оксана Баюл і Роман Зозуля, записали звернення до президента Міжнародного олімпійського комітету Томаса Баха з вимогою не допустити атлетів з росії й білорусі до міжнародних змагань. — Укрінформ.</text:p>
      <text:p text:style-name="P4">
Images: ["<text:a xlink:type="simple" xlink:href="https://static.ukrinform.com/photos/2023_04/thumb_files/630_360_1682017564-394.jpg" text:style-name="Internet_20_link" text:visited-style-name="Visited_20_Internet_20_Link">
630_360_16820...</text:a>
"]</text:p>
      <text:p text:style-name="P4">
Tags: ['МОК', 'Олімпіада', 'НОК України']</text:p>
      <text:p text:style-name="P4">
Type: Article</text:p>
      <!--METADATA-->
      <text:p text:style-name="P4">
<draw:frame draw:style-name="fr1" draw:name="Image43" text:anchor-type="as-char" svg:width="6.9236in" svg:height="3.956343in" draw:z-index="0">
<draw:image xlink:href="../Images/yкринформ/2023-04-20T-33-08-30-03-00/630_360_1682017564-394.jpg" xlink:type="simple" xlink:show="embed" xlink:actuate="onLoad" draw:mime-type="image/jpeg"/>
</draw:frame>
 Низкаукраїнських спортсменів, зокрема Оксана Баюл і Роман Зозуля, записализвернення до президента Міжнародного олімпійського комітету Томаса Баха звимогою не допустити атлетів з росії й білорусі до міжнародних змагань.</text:p>
      <text:p text:style-name="P4">
Як передає Укрінформ, відео-звернення опублікували в <text:a xlink:type="simple" xlink:href="https://t.me/kommolodsport/2728" text:style-name="Internet_20_link" text:visited-style-name="Visited_20_Internet_20_Link">
</text:a>
 Комітету Верховної Ради України з питаньмолоді та спорту.</text:p>
      <text:p text:style-name="P4">
«Ми, спортсмени України, звертаємося до президента Міжнародного олімпійськогокомітету Томаса Баха! Компромісів немає і не може бути - тільки жорсткі заходита лише повна ізоляція. Ми вимагаємо не допустити до участі в Олімпійськихіграх 2024 року спортсменів росії і білорусі», - наголосили у зверненні.</text:p>
      <text:p text:style-name="P4">
До президента МОК звернулися Стелла Захарова, Олександр Алієв разом ізлегендами київського «Динамо», Роман Зозуля, Рустап Шаріпов і Андрій Лунін.</text:p>
      <text:p text:style-name="P4">
Вони закликали Томаса Баха «продемонструвати солідарність з Україною і не бутипричетним до вбивста і геноциду українського народу».</text:p>
      <text:p text:style-name="P4">
Як повідомлялося, раніше Виконком МОК рекомендував повернути російських табілоруських спортсменів до міжнародних змагань у нейтральному статусі. Прицьому не допускаються до турнірів команди з росії та білорусі, а такожспортсмени, які підтримують війну або мають контракт з арміями росії абобілорусі.</text:p>
      <text:p text:style-name="P4">
<text:span text:style-name="T4">
Читайте також:</text:span>
 <text:a xlink:type="simple" xlink:href="https://www.ukrinform.ua/rubric-sports/3698031-fiba-ne-dopustila-zbirni-rf-ta-rb-do-poperednoi-kvalifikacii-evrobasketu2025.html" text:style-name="Internet_20_link" text:visited-style-name="Visited_20_Internet_20_Link">
 </text:a>
</text:p>
      <text:p text:style-name="P4">
Як повідомляв Укрінформ, Міністерство молоді та спорту опублікувало наказ, вякому заборонило українським спортивним делегаціям брати участь у змаганнях,до яких допущено представників росії й білорусі. Наказ поширюється на офіційніделегації національних збірних України з олімпійських та неолімпійських видівспорту. В разі порушення делегатів відкличуть із таких змагань, а відповіднуфедерацію позбавлять статусу національної.</text:p>
      <text:p text:style-name="P4">
Фото: Getty Images</text:p>
      <text:p text:style-name="P4">
Source: <text:a xlink:type="simple" xlink:href="https://www.ukrinform.ua/rubric-sports/3698592-ukrainski-sportsmeni-zvernulisa-do-tomasa-baha-z-vimogou-ne-dopustiti-rosian-i-bilorusiv-do-olimpiadi.html" text:style-name="Internet_20_link" text:visited-style-name="Visited_20_Internet_20_Link">
https://www.ukrinform.ua/rubric-sports/3698592-ukrainski-sportsmeni-zvernulisa-do-tomasa-baha-z-vimogou-ne-dopustiti-rosian-i-bilorusiv-do-olimpiadi.html</text:a>
</text:p>
      <!--NEWS-->
      <text:h text:style-name="P10" text:outline-level="1">
<text:span text:style-name="T4">
Залужний обговорив із командувачем збройних сил Латвії важливість посилення української ППО</text:span>
</text:h>
      <text:p text:style-name="P4">
Authors: Ukrinform (Person)</text:p>
      <text:p text:style-name="P4">
Publisher: Укринформ (Organization)</text:p>
      <text:p text:style-name="P4">
Published Time: 2023-04-20T-35:05:00+03:00</text:p>
      <text:p text:style-name="P4">
Modified Time: 2023-04-20T22:05:00+03:00</text:p>
      <text:p text:style-name="P4">
Description: Головнокомандувач Збройних сил України Валерій Залужний провів зустріч із командувачем Національних збройних сил Латвійської Республіки генерал-лейтенантом Леонідсом Калниньшем, під час якої наголосив на важливості посилення української протиповітряної оборони. — Укрінформ.</text:p>
      <text:p text:style-name="P4">
Images: ["<text:a xlink:type="simple" xlink:href="https://static.ukrinform.com/photos/2023_03/thumb_files/630_360_1679686596-447.jpg" text:style-name="Internet_20_link" text:visited-style-name="Visited_20_Internet_20_Link">
630_360_16796...</text:a>
"]</text:p>
      <text:p text:style-name="P4">
Tags: ['Латвія', 'Валерій Залужний', 'ППО']</text:p>
      <text:p text:style-name="P4">
Type: Article</text:p>
      <!--METADATA-->
      <text:p text:style-name="P4">
<draw:frame draw:style-name="fr1" draw:name="Image44" text:anchor-type="as-char" svg:width="6.9236in" svg:height="3.956343in" draw:z-index="0">
<draw:image xlink:href="../Images/yкринформ/2023-04-20T-35-05-00-03-00/630_360_1679686596-447.jpg" xlink:type="simple" xlink:show="embed" xlink:actuate="onLoad" draw:mime-type="image/jpeg"/>
</draw:frame>
Головнокомандувач Збройних сил України Валерій Залужний провів зустріч ізкомандувачем Національних збройних сил Латвійської Республіки генерал-лейтенантом Леонідсом Калниньшем, під час якої наголосив на важливостіпосилення української протиповітряної оборони.</text:p>
      <text:p text:style-name="P4">
Про це Залужний повідомив у <text:a xlink:type="simple" xlink:href="https://t.me/CinCAFU/480" text:style-name="Internet_20_link" text:visited-style-name="Visited_20_Internet_20_Link">
 </text:a>
 , передає Укрінформ.</text:p>
      <text:p text:style-name="P4">
Як зауважив головнокомандувач ЗСУ, це перший офіційний візит Калниньша вУкраїну.</text:p>
      <text:p text:style-name="P4">
Під час зустрічі Залужний поінформував генерал-лейтенанта про поточнуобстановку на фронті. Серед іншого, наголосив також на важливості постачанняснарядів та <text:a xlink:type="simple" xlink:href="https://www.ukrinform.ua/tag-zbroa" text:style-name="Internet_20_link" text:visited-style-name="Visited_20_Internet_20_Link">
 </text:a>
 .</text:p>
      <text:p text:style-name="P4">
Сторони домовилися продовжувати діалог і співпрацю для зміцненняобороноздатності України.</text:p>
      <text:p text:style-name="P4">
Головнокомандувач ЗСУ висловив вдячність генералу Калниньшу та всьомулатвійському народу за солідарність і підтримку.</text:p>
      <text:p text:style-name="P4">
<text:span text:style-name="T4">
Читайте також:</text:span>
 <text:a xlink:type="simple" xlink:href="https://www.ukrinform.ua/rubric-ato/3695521-situacia-na-fronti-i-zbroa-zaluznij-zustrivsa-z-nacalnikom-genstabu-francii.html" text:style-name="Internet_20_link" text:visited-style-name="Visited_20_Internet_20_Link">
 <text:span text:style-name="T4">
Залужний</text:span>
 </text:a>
</text:p>
      <text:p text:style-name="P4">
Як повідомляв <text:a xlink:type="simple" xlink:href="https://www.ukrinform.ua/rubric-ato/3698495-zbroa-i-boepripasi-zaluznij-obgovoriv-prioriteti-iz-komanduvacem-sil-nato-v-evropi.html" text:style-name="Internet_20_link" text:visited-style-name="Visited_20_Internet_20_Link">
 </text:a>
 , Залужний обговорив із верховним головнокомандувачем Обʼєднанихзбройних сил НАТО в Європі пріоритетні для України напрями щодо озброєння,техніки й боєприпасів.</text:p>
      <text:p text:style-name="P4">
<text:span text:style-name="T5">
Фото: Управління зв’язків із громадськістю ЗСУ</text:span>
</text:p>
      <text:p text:style-name="P4">
Source: <text:a xlink:type="simple" xlink:href="https://www.ukrinform.ua/rubric-ato/3698591-zaluznij-obgovoriv-iz-komanduvacem-zbrojnih-sil-latvii-vazlivist-posilenna-ukrainskoi-ppo.html" text:style-name="Internet_20_link" text:visited-style-name="Visited_20_Internet_20_Link">
https://www.ukrinform.ua/rubric-ato/3698591-zaluznij-obgovoriv-iz-komanduvacem-zbrojnih-sil-latvii-vazlivist-posilenna-ukrainskoi-ppo.html</text:a>
</text:p>
      <!--NEWS-->
      <text:h text:style-name="P10" text:outline-level="1">
<text:span text:style-name="T4">
МКІП назвало неприйнятною участь росіянина у конкурсі Горовиця</text:span>
</text:h>
      <text:p text:style-name="P4">
Authors: Ukrinform (Person)</text:p>
      <text:p text:style-name="P4">
Publisher: Укринформ (Organization)</text:p>
      <text:p text:style-name="P4">
Published Time: 2023-04-20T-38:59:31+03:00</text:p>
      <text:p text:style-name="P4">
Modified Time: 2023-04-20T21:59:31+03:00</text:p>
      <text:p text:style-name="P4">
Description: У Міністерстві культури та інформаційної політики назвали неприйнятною ситуацію, що склалась у зв'язку з потраплянням російського піаніста у півфінал Міжнародного музичного конкурсу імені Горовиця. — Укрінформ.</text:p>
      <text:p text:style-name="P4">
Images: ["<text:a xlink:type="simple" xlink:href="https://static.ukrinform.com/photos/2016_04/thumb_files/630_360_1461149511-7577.jpg" text:style-name="Internet_20_link" text:visited-style-name="Visited_20_Internet_20_Link">
630_360_14611...</text:a>
"]</text:p>
      <text:p text:style-name="P4">
Tags: ['Конкурс', 'Музика', 'Скандал', 'росія', 'МКІП ']</text:p>
      <text:p text:style-name="P4">
Type: Article</text:p>
      <!--METADATA-->
      <text:p text:style-name="P4">
<draw:frame draw:style-name="fr1" draw:name="Image45" text:anchor-type="as-char" svg:width="6.9236in" svg:height="3.956343in" draw:z-index="0">
<draw:image xlink:href="../Images/yкринформ/2023-04-20T-38-59-31-03-00/630_360_1461149511-7577.jpg" xlink:type="simple" xlink:show="embed" xlink:actuate="onLoad" draw:mime-type="image/jpeg"/>
</draw:frame>
 УМіністерстві культури та інформаційної політики назвали неприйнятною ситуацію,що склалась у зв'язку з потраплянням російського піаніста у півфіналМіжнародного музичного конкурсу імені Горовиця.</text:p>
      <text:p text:style-name="P4">
Про це йдеться у заяві МКІП, оприлюдненій у <text:a xlink:type="simple" xlink:href="https://t.me/mkipu/5671" text:style-name="Internet_20_link" text:visited-style-name="Visited_20_Internet_20_Link">
 </text:a>
 ,передає Укрінформ.</text:p>
      <text:p text:style-name="P4">
"Маємо прояснити кричущу ситуацію, яка склалася з появою у півфіналі конкурсуросіянина. Авторські права на концепцію «Міжнародний конкурс молодих піаністівпам’яті Володимира Горовиця» належать благодійній організації. Протягомдекількох років МКІП та КМДА щорічно підтримували проведення конкурсу в Києві.Цього року, як і минулого, МКІП не фінансує і не підтримує проведення конкурсув Україні зі зрозумілих причин", - зазначають у МКІП.</text:p>
      <text:p text:style-name="P4">
Як наголошується, Всесвітня федерація міжнародних <text:a xlink:type="simple" xlink:href="https://www.ukrinform.ua/tag-muzika" text:style-name="Internet_20_link" text:visited-style-name="Visited_20_Internet_20_Link">
</text:a>
 конкурсів запропонувала торікпідтримати конкурс Горовиця за умов неможливості його проведення в Україні.Йшлося про проведення і фінансування окремого конкурсу, який матиме таке жім'я, але в Женеві, і повністю за рахунок донорських коштів.</text:p>
      <text:p text:style-name="P4">
<text:span text:style-name="T4">
Читайте також:</text:span>
 <text:a xlink:type="simple" xlink:href="https://www.ukrinform.ua/rubric-culture/3690122-mkip-zasudzue-risenna-lionsgate-vipustiti-stricku-dzon-vik-4-v-rosijskij-prokat.html" text:style-name="Internet_20_link" text:visited-style-name="Visited_20_Internet_20_Link">
 <text:span text:style-name="T4">
Джон</text:span>
 <text:span text:style-name="T4">
Вік</text:span>
 </text:a>
</text:p>
      <text:p text:style-name="P4">
У МКІП підкреслили, що не були долучені ні до процесу формування журі, ні докритеріїв відбору учасників, тому українська сторона не була поінформована,хто саме братиме участь у конкурсі.</text:p>
      <text:p text:style-name="P4">
Водночас у відомстві наголосили, що позиція Федерації щодо росії була чітковисловлена ще на початку повномасштабного вторгнення рф у 2022 року, коли вонивиключили Конкурс імені Чайковського з Федерації інституційно.</text:p>
      <text:p text:style-name="P4">
<text:span text:style-name="T4">
Читайте також:</text:span>
 <text:a xlink:type="simple" xlink:href="https://www.ukrinform.ua/rubric-society/3695883-upc-mp-povernula-cerkvu-oleksandra-nevskogo-zapovidniku-hotinska-forteca.html" text:style-name="Internet_20_link" text:visited-style-name="Visited_20_Internet_20_Link">
 </text:a>
</text:p>
      <text:p text:style-name="P4">
"Але за принципами роботи Федерації надавати відмову за принципомгромадянства, паспорта, індивідуальним фізичним особам вони не вважають заможливе. На превеликий жаль, бо сьогодні кожен представник російської культуриє представником держави-агресора. Саме тому ситуація, що склалася з появоюросіянина у півфіналі, для нас є неприйнятною, оскільки українці, які берутьучасть у конкурсі, були поставлені в умови, коли вони мають виступати на однійсцені з представниками держави-агресора", - заявили у міністерстві.</text:p>
      <text:p text:style-name="P4">
Раніше <text:a xlink:type="simple" xlink:href="https://suspilne.media/450285-rosianin-sluziv-v-armii-rf-pid-cas-vijni-v-ukraini-a-teper-bere-ucast-v-ukrainskomu-konkursi-pianistiv/" text:style-name="Internet_20_link" text:visited-style-name="Visited_20_Internet_20_Link">
 </text:a>
повідомляли, що у Міжнародному музичному конкурсі імені Горовиця бере участьпіаніст з рф Станіслав Корчагін, який служив у російській армії.</text:p>
      <text:p text:style-name="P4">
Source: <text:a xlink:type="simple" xlink:href="https://www.ukrinform.ua/rubric-culture/3698589-mkip-nazvalo-neprijnatnou-ucast-rosianina-u-konkursi-gorovica.html" text:style-name="Internet_20_link" text:visited-style-name="Visited_20_Internet_20_Link">
https://www.ukrinform.ua/rubric-culture/3698589-mkip-nazvalo-neprijnatnou-ucast-rosianina-u-konkursi-gorovica.html</text:a>
</text:p>
      <!--NEWS-->
      <text:h text:style-name="P10" text:outline-level="1">
<text:span text:style-name="T4">
У Греції оприлюднили звіт про розслідування залізничної аварії у Темпі</text:span>
</text:h>
      <text:p text:style-name="P4">
Authors: Ukrinform (Person)</text:p>
      <text:p text:style-name="P4">
Publisher: Укринформ (Organization)</text:p>
      <text:p text:style-name="P4">
Published Time: 2023-04-20T-40:57:00+03:00</text:p>
      <text:p text:style-name="P4">
Modified Time: 2023-04-20T21:57:00+03:00</text:p>
      <text:p text:style-name="P4">
Description: Міністерство транспорту Греції опублікувало у четвер звіт спеціальної слідчої комісії щодо розслідування передумов смертельного зіткнення поїздів 28 лютого на півночі країни. — Укрінформ.</text:p>
      <text:p text:style-name="P4">
Images: ["<text:a xlink:type="simple" xlink:href="https://static.ukrinform.com/photos/2023_04/thumb_files/630_360_1682016972-692.jpg" text:style-name="Internet_20_link" text:visited-style-name="Visited_20_Internet_20_Link">
630_360_16820...</text:a>
"]</text:p>
      <text:p text:style-name="P4">
Tags: ['Аварія', 'Греція', 'Залізниця', 'Розслідування']</text:p>
      <text:p text:style-name="P4">
Type: Article</text:p>
      <!--METADATA-->
      <text:p text:style-name="P4">
<draw:frame draw:style-name="fr1" draw:name="Image46" text:anchor-type="as-char" svg:width="6.9236in" svg:height="3.956343in" draw:z-index="0">
<draw:image xlink:href="../Images/yкринформ/2023-04-20T-40-57-00-03-00/630_360_1682016972-692.jpg" xlink:type="simple" xlink:show="embed" xlink:actuate="onLoad" draw:mime-type="image/jpeg"/>
</draw:frame>
Міністерство транспорту Греції опублікувало у четвер звіт спеціальної слідчоїкомісії щодо розслідування передумов смертельного зіткнення поїздів 28 лютогона півночі країни.</text:p>
      <text:p text:style-name="P4">
Як передає Укрінформ, про це повідомляє <text:a xlink:type="simple" xlink:href="https://www.ekathimerini.com/news/1209177/ministry-publishes-commission-report-on-tempe-rail-disaster/" text:style-name="Internet_20_link" text:visited-style-name="Visited_20_Internet_20_Link">
</text:a>
 .</text:p>
      <text:p text:style-name="P4">
Опублікований звіт складається із 228 сторінок, поділених на 10 розділів, уяких зазначено, що провина за залізничну <text:a xlink:type="simple" xlink:href="https://www.ukrinform.ua/tag-avaria" text:style-name="Internet_20_link" text:visited-style-name="Visited_20_Internet_20_Link">
 </text:a>
 у Темпі лежить на державній залізничній компанії OSE, її дочірнійкомпанії ERGOSE, на Управлінні із регулювання залізниць (RSA), на приватномуоператорі поїздів Hellenic Train та на самій компанії Hellenic Train.</text:p>
      <text:p text:style-name="P4">
Провину покладають також на начальника станції і на загиблих машиністів, які,нібито, не дотримувалися правил.</text:p>
      <text:p text:style-name="P4">
Експертна комісія у складі трьох осіб також наголосила на необхідностімодернізації залізниці, визначаючи хронічні проблеми та необхідністьзапровадження кардинальних змін у питаннях переміщення та навчання персоналу.</text:p>
      <text:p text:style-name="P4">
<text:span text:style-name="T4">
Читайте також:</text:span>
 <text:a xlink:type="simple" xlink:href="https://www.ukrinform.ua/rubric-world/3677061-u-grecii-pisla-avarii-potagiv-spalahnuli-protesti.html" text:style-name="Internet_20_link" text:visited-style-name="Visited_20_Internet_20_Link">
 <text:span text:style-name="T4">
Греції</text:span>
 <text:span text:style-name="T4">
після</text:span>
 <text:span text:style-name="T4">
аварії</text:span>
 <text:span text:style-name="T4">
потягів</text:span>
<text:span text:style-name="T4">
спалахнули</text:span>
 <text:span text:style-name="T4">
протести</text:span>
 </text:a>
</text:p>
      <text:p text:style-name="P4">
Зазначається, що висновки комісії не залежать від офіційного судовогорозслідування залізничної катастрофи.</text:p>
      <text:p text:style-name="P4">
Як повідомляв <text:a xlink:type="simple" xlink:href="https://www.ukrinform.ua/rubric-world/3677426-zitknenna-poizdiv-u-grecii-kilkist-zagiblih-zrosla-do-57.html" text:style-name="Internet_20_link" text:visited-style-name="Visited_20_Internet_20_Link">
 </text:a>
 , 1 березня у Греціїсталося зіткнення пасажирського та вантажного потягів. Пасажирський потягперевозив сотні людей, у тому числі багато студентів університету, якіповерталися додому з канікул. Унаслідок зіткнення загинули 57 людей.</text:p>
      <text:p text:style-name="P4">
Source: <text:a xlink:type="simple" xlink:href="https://www.ukrinform.ua/rubric-world/3698588-u-grecii-opriludnili-zvit-pro-rozsliduvanna-zaliznicnoi-avarii-u-tempi.html" text:style-name="Internet_20_link" text:visited-style-name="Visited_20_Internet_20_Link">
https://www.ukrinform.ua/rubric-world/3698588-u-grecii-opriludnili-zvit-pro-rozsliduvanna-zaliznicnoi-avarii-u-tempi.html</text:a>
</text:p>
      <!--NEWS-->
      <text:h text:style-name="P10" text:outline-level="1">
<text:span text:style-name="T4">
Байден обговорить із президентом Південної Кореї допомогу Україні – Білий дім</text:span>
</text:h>
      <text:p text:style-name="P4">
Authors: Ukrinform (Person)</text:p>
      <text:p text:style-name="P4">
Publisher: Укринформ (Organization)</text:p>
      <text:p text:style-name="P4">
Published Time: 2023-04-20T-42:48:00+03:00</text:p>
      <text:p text:style-name="P4">
Modified Time: 2023-04-20T21:48:00+03:00</text:p>
      <text:p text:style-name="P4">
Description: Президент США Джо Байден має намір обговорити з президентом Республіки Корея Юна Сок Йолем під час його державного візиту до Вашингтона питання підтримки України й безпекову ситуацію в Європі. — Укрінформ.</text:p>
      <text:p text:style-name="P4">
Images: ["<text:a xlink:type="simple" xlink:href="https://static.ukrinform.com/photos/2023_03/thumb_files/630_360_1677699284-883.jpg" text:style-name="Internet_20_link" text:visited-style-name="Visited_20_Internet_20_Link">
630_360_16776...</text:a>
"]</text:p>
      <text:p text:style-name="P4">
Tags: ['Байден', 'Корея', 'США', 'Україна']</text:p>
      <text:p text:style-name="P4">
Type: Article</text:p>
      <!--METADATA-->
      <text:p text:style-name="P4">
<draw:frame draw:style-name="fr1" draw:name="Image47" text:anchor-type="as-char" svg:width="6.9236in" svg:height="3.956343in" draw:z-index="0">
<draw:image xlink:href="../Images/yкринформ/2023-04-20T-42-48-00-03-00/630_360_1677699284-883.jpg" xlink:type="simple" xlink:show="embed" xlink:actuate="onLoad" draw:mime-type="image/jpeg"/>
</draw:frame>
 ПрезидентСША Джо Байден має намір обговорити з президентом Республіки Корея Юна СокЙолем під час його державного візиту до Вашингтона питання підтримки України йбезпекову ситуацію в Європі.</text:p>
      <text:p text:style-name="P4">
Про це повідомив на пресбрифінгу координатор Ради нацбезпеки Білого дому ДжонКірбі, передає кореспондент Укрінформу.</text:p>
      <text:p text:style-name="P4">
«Ми дуже раді вітати президента Юна наступного тижня у Вашингтоні з державнимвізитом, під час якого, не сумніваюся, лідери обговорять низку викликів нелише в Індо-Тихоокеанському регіоні, а й у Європі та <text:a xlink:type="simple" xlink:href="https://www.ukrinform.ua/tag-ukraina" text:style-name="Internet_20_link" text:visited-style-name="Visited_20_Internet_20_Link">
</text:a>
 », - зауважив представникадміністрації Байдена.</text:p>
      <text:p text:style-name="P4">
Він також висловив вдячність з боку США Південній Кореї за вже надану Україніпідтримку, а також за політичну позицію проти агресії рф.</text:p>
      <text:p text:style-name="P4">
<text:span text:style-name="T4">
Читайте також:</text:span>
 <text:a xlink:type="simple" xlink:href="https://www.ukrinform.ua/rubric-world/3698559-bajden-obgovoriv-iz-fon-der-laen-ii-vizit-do-kitau-ta-pidtrimku-ukraini.html" text:style-name="Internet_20_link" text:visited-style-name="Visited_20_Internet_20_Link">
 <text:span text:style-name="T4">
Байден</text:span>
 </text:a>
</text:p>
      <text:p text:style-name="P4">
Як повідомляв <text:a xlink:type="simple" xlink:href="https://www.ukrinform.ua/rubric-polytics/3698504-pivdenna-korea-vidilit-230-miljoniv-na-dopomogu-ukraini.html" text:style-name="Internet_20_link" text:visited-style-name="Visited_20_Internet_20_Link">
 </text:a>
 , раніше Республіка Кореязаявила про намір виділити $230 мільйонів на підтримку України.</text:p>
      <text:p text:style-name="P4">
Source: <text:a xlink:type="simple" xlink:href="https://www.ukrinform.ua/rubric-world/3698587-bajden-obgovorit-iz-prezidentom-pivdennoi-korei-dopomogu-ukraini-bilij-dim.html" text:style-name="Internet_20_link" text:visited-style-name="Visited_20_Internet_20_Link">
https://www.ukrinform.ua/rubric-world/3698587-bajden-obgovorit-iz-prezidentom-pivdennoi-korei-dopomogu-ukraini-bilij-dim.html</text:a>
</text:p>
      <!--NEWS-->
      <text:h text:style-name="P10" text:outline-level="1">
<text:span text:style-name="T4">
росіяни за день випустили 44 снаряди по прикордонню Сумщини</text:span>
</text:h>
      <text:p text:style-name="P4">
Authors: Ukrinform (Person)</text:p>
      <text:p text:style-name="P4">
Publisher: Укринформ (Organization)</text:p>
      <text:p text:style-name="P4">
Published Time: 2023-04-20T-44:47:00+03:00</text:p>
      <text:p text:style-name="P4">
Modified Time: 2023-04-20T21:47:00+03:00</text:p>
      <text:p text:style-name="P4">
Description: російські війська у четвер завдали ударів по Великописарівській і Білопільській громадах Сумської області, здійснивши загалом 44 влучання з різних видів зброї. — Укрінформ.</text:p>
      <text:p text:style-name="P4">
Images: ["<text:a xlink:type="simple" xlink:href="https://static.ukrinform.com/photos/2023_04/thumb_files/630_360_1681058866-765.jpg" text:style-name="Internet_20_link" text:visited-style-name="Visited_20_Internet_20_Link">
630_360_16810...</text:a>
"]</text:p>
      <text:p text:style-name="P4">
Tags: ['Обстріл', 'Сумщина', 'Російські військові', 'Кордон', 'Війна з росією']</text:p>
      <text:p text:style-name="P4">
Type: Article</text:p>
      <!--METADATA-->
      <text:p text:style-name="P4">
<draw:frame draw:style-name="fr1" draw:name="Image48" text:anchor-type="as-char" svg:width="6.9236in" svg:height="3.956343in" draw:z-index="0">
<draw:image xlink:href="../Images/yкринформ/2023-04-20T-44-47-00-03-00/630_360_1681058866-765.jpg" xlink:type="simple" xlink:show="embed" xlink:actuate="onLoad" draw:mime-type="image/jpeg"/>
</draw:frame>
 російськівійська у четвер завдали ударів по Великописарівській і Білопільській громадахСумської області, здійснивши загалом 44 влучання з різних видів зброї.</text:p>
      <text:p text:style-name="P4">
Як передає Укрінформ, про це Сумська обласна військова адміністраціяповідомила в <text:a xlink:type="simple" xlink:href="https://t.me/Sumy_news_ODA/15555" text:style-name="Internet_20_link" text:visited-style-name="Visited_20_Internet_20_Link">
 </text:a>
 .</text:p>
      <text:p text:style-name="P4">
По території Білопільської громади загарбники били з мінометів і артилерії –відбулися 25 і 9 влучань відповідно.</text:p>
      <text:p text:style-name="P4">
Великописарівська громада зазнала від росіян гранатометного <text:a xlink:type="simple" xlink:href="https://www.ukrinform.ua/tag-obstril" text:style-name="Internet_20_link" text:visited-style-name="Visited_20_Internet_20_Link">
</text:a>
 (АГС) – зафіксовані 10 влучань.</text:p>
      <text:p text:style-name="P4">
В усіх випадках, за даними ОВА, минулося без наслідків.</text:p>
      <text:p text:style-name="P4">
<text:span text:style-name="T4">
Читайте також:</text:span>
 <text:a xlink:type="simple" xlink:href="https://www.ukrinform.ua/rubric-ato/3698564-rosiani-obstrilali-z-vazkoi-artilerii-gromadu-na-dnipropetrovsini.html" text:style-name="Internet_20_link" text:visited-style-name="Visited_20_Internet_20_Link">
 <text:span text:style-name="T4">
обстріл</text:span>
 </text:a>
</text:p>
      <text:p text:style-name="P4">
"За повідомленнями військових, наразі формування ворожих наступальнихугруповань поблизу державного кордону не виявлено", – додали вобладміністрації.</text:p>
      <text:p text:style-name="P4">
Як повідомляв Укрінформ, 19 квітня росіяни <text:a xlink:type="simple" xlink:href="https://www.ukrinform.ua/rubric-ato/3698145-rosiani-za-den-obstrilali-z-artilerii-ta-minometiv-pat-prikordonnih-gromad-sumsini.html" text:style-name="Internet_20_link" text:visited-style-name="Visited_20_Internet_20_Link">
</text:a>
 <text:a xlink:type="simple" xlink:href="https://www.ukrinform.ua/rubric-ato/3698145-rosiani-za-den-obstrilali-z-artilerii-ta-minometiv-pat-prikordonnih-gromad-sumsini.html" text:style-name="Internet_20_link" text:visited-style-name="Visited_20_Internet_20_Link">
</text:a>
 <text:a xlink:type="simple" xlink:href="https://www.ukrinform.ua/rubric-ato/3698145-rosiani-za-den-obstrilali-z-artilerii-ta-minometiv-pat-prikordonnih-gromad-sumsini.html" text:style-name="Internet_20_link" text:visited-style-name="Visited_20_Internet_20_Link">
</text:a>
 територіальнихгромад Сумської області.</text:p>
      <text:p text:style-name="P4">
Source: <text:a xlink:type="simple" xlink:href="https://www.ukrinform.ua/rubric-ato/3698586-rosiani-za-den-vipustili-44-snaradi-po-prikordonnu-sumsini.html" text:style-name="Internet_20_link" text:visited-style-name="Visited_20_Internet_20_Link">
https://www.ukrinform.ua/rubric-ato/3698586-rosiani-za-den-vipustili-44-snaradi-po-prikordonnu-sumsini.html</text:a>
</text:p>
      <!--NEWS-->
      <text:h text:style-name="P10" text:outline-level="1">
<text:span text:style-name="T4">
Україна має стати ключовим спонсором регіональної та загальноєвропейської безпеки - Єрмак</text:span>
</text:h>
      <text:p text:style-name="P4">
Authors: Ukrinform (Person)</text:p>
      <text:p text:style-name="P4">
Publisher: Укринформ (Organization)</text:p>
      <text:p text:style-name="P4">
Published Time: 2023-04-20T-46:42:00+03:00</text:p>
      <text:p text:style-name="P4">
Modified Time: 2023-04-20T21:42:00+03:00</text:p>
      <text:p text:style-name="P4">
Description: Україна може і мусить стати ключовим спонсором регіональної та загальноєвропейської безпеки та перетворитись на безпековий хаб. — Укрінформ.</text:p>
      <text:p text:style-name="P4">
Images: ["<text:a xlink:type="simple" xlink:href="https://static.ukrinform.com/photos/2023_04/thumb_files/630_360_1682016427-859.jpg" text:style-name="Internet_20_link" text:visited-style-name="Visited_20_Internet_20_Link">
630_360_16820...</text:a>
", "<text:a xlink:type="simple" xlink:href="https://static.ukrinform.com/photos/2023_04/1682015871-596.jpeg" text:style-name="Internet_20_link" text:visited-style-name="Visited_20_Internet_20_Link">
1682015871-59...</text:a>
", "<text:a xlink:type="simple" xlink:href="https://static.ukrinform.com/photos/2023_04/1682015709-514.jpeg" text:style-name="Internet_20_link" text:visited-style-name="Visited_20_Internet_20_Link">
1682015709-51...</text:a>
"]</text:p>
      <text:p text:style-name="P4">
Tags: ['Україна', 'Єрмак', 'Офіс Президента', 'Безпека', 'Саміт міст та регіонів']</text:p>
      <text:p text:style-name="P4">
Type: Article</text:p>
      <!--METADATA-->
      <text:p text:style-name="P4">
<draw:frame draw:style-name="fr1" draw:name="Image49" text:anchor-type="as-char" svg:width="6.9236in" svg:height="3.956343in" draw:z-index="0">
<draw:image xlink:href="../Images/yкринформ/2023-04-20T-46-42-00-03-00/630_360_1682016427-859.jpg" xlink:type="simple" xlink:show="embed" xlink:actuate="onLoad" draw:mime-type="image/jpeg"/>
</draw:frame>
 Українаможе і мусить стати ключовим спонсором регіональної та загальноєвропейськоїбезпеки та перетворитись на безпековий хаб.</text:p>
      <text:p text:style-name="P4">
Про це сказав керівник Офісу Президента Андрій Єрмак під час Міжнародногосаміту міст та регіонів у Києві, повідомляє кореспондент Укрінформу.</text:p>
      <text:p text:style-name="P4">
<draw:frame draw:style-name="fr1" draw:name="Image50" text:anchor-type="as-char" svg:width="6.9236in" svg:height="6.9236in" draw:z-index="0">
<draw:image xlink:href="../Images/yкринформ/2023-04-20T-46-42-00-03-00/1682015871-596.jpeg" xlink:type="simple" xlink:show="embed" xlink:actuate="onLoad" draw:mime-type="image/jpeg"/>
</draw:frame>
</text:p>
      <text:p text:style-name="P4">
"Аби росія, зробивши роботу над помилками, не спробувала вдатися до новихактів агресії, Україна має стати міцним форпостом Європи, взірцевимуособленням сили та сучасності. Україна може і мусить стати ключовим спонсоромрегіональної та загальноєвропейської безпеки. Перетворитися на безпековий хаб.І для цього нам потрібні наступні речі. Перше - повноцінне членство в НАТО танадійні безпекові гарантії як проміжне рішення на цьому шляху. Така концепціяКиївського Безпекового Компакту, підготовленого міжнародною експертноюгрупою", - сказав <text:a xlink:type="simple" xlink:href="https://www.ukrinform.ua/tag-ermak" text:style-name="Internet_20_link" text:visited-style-name="Visited_20_Internet_20_Link">
 </text:a>
 .</text:p>
      <text:p text:style-name="P4">
<text:span text:style-name="T4">
<text:span text:style-name="T5">
Відео:</text:span>
 </text:span>
 <text:a xlink:type="simple" xlink:href="https://web.telegram.org/k/#@OP_UA" text:style-name="Internet_20_link" text:visited-style-name="Visited_20_Internet_20_Link">
 <text:span text:style-name="T5">
Офіс Президента, Телеграм</text:span>
</text:a>
</text:p>
      <text:p text:style-name="P4">
Окрім того, за його словами, Україні потрібне стрімке економічне відновленняяк для подальшого розвитку, так і для того, щоб якомога швидше отримати змогуфінансувати потужну систему оборони.</text:p>
      <text:p text:style-name="P4">
<draw:frame draw:style-name="fr1" draw:name="Image51" text:anchor-type="as-char" svg:width="6.9236in" svg:height="4.609102in" draw:z-index="0">
<draw:image xlink:href="../Images/yкринформ/2023-04-20T-46-42-00-03-00/1682015709-514.jpeg" xlink:type="simple" xlink:show="embed" xlink:actuate="onLoad" draw:mime-type="image/jpeg"/>
</draw:frame>
</text:p>
      <text:p text:style-name="P4">
"Але насамперед нам - усій Європі - потрібно чітке розуміння: майбутнєзалежить від наших сьогоднішніх рішень, від здатності бачити мету й створюватизасоби. Простіше кажучи - від нашого з вами лідерства.Ми пропонуємо вам -кожній громаді, кожному регіону в Україні та в країнах-партнерах - спільнимизусиллями реалізувати це лідерство. Нинішній Саміт та рішення, які тутухвалено, дають для цього потужну базу", - сказав керівник ОП.</text:p>
      <text:p text:style-name="P4">
<text:span text:style-name="T4">
Читайте також:</text:span>
 <text:a xlink:type="simple" xlink:href="https://www.ukrinform.ua/rubric-regions/3698486-vijna-pokazala-aki-novi-standarti-bezpeki-potribni-na-rivni-gromad-prezident.html" text:style-name="Internet_20_link" text:visited-style-name="Visited_20_Internet_20_Link">
 </text:a>
</text:p>
      <text:p text:style-name="P4">
Він зазначив, що Україна має неймовірний соціально-економічний потенціал, якийтреба реалізувати з урахуванням найкращого світового та зокрема європейськогодосвіду.</text:p>
      <text:p text:style-name="P4">
Єрмак наголосив, що прямі взаємовідносини між регіонами ЄС та Українидозволять пришвидшити процес повоєнного відновлення нашої держави та одночаснозабезпечити ринки збуту для товарів і послуг міжнародному бізнесу.</text:p>
      <text:p text:style-name="P4">
<text:span text:style-name="T4">
Читайте також:</text:span>
 <text:a xlink:type="simple" xlink:href="https://www.ukrinform.ua/rubric-vidbudova/3698356-veresuk-mi-vze-gotuemosa-do-vizvolenna-nasih-teritorij-i-formuemo-plani-reintegracii.html" text:style-name="Internet_20_link" text:visited-style-name="Visited_20_Internet_20_Link">
 </text:a>
</text:p>
      <text:p text:style-name="P4">
"Радий, що така взаємодія вже реалізується сьогодні, а окремі держави тарегіони активно розпочали роботу в українських областях у форматі патронату.Це і є наші мости в Європу. І ці мости будуються вже зараз", - додав керівникОП.</text:p>
      <text:p text:style-name="P4">
Як повідомляв Укрінформ, у Києві пройшов Міжнародний саміт міст та регіонів заучастю близько 100 представників іноземних держав з усього світу, голівасоціацій міст та регіонів, представників Конгресу Ради Європи та голівукраїнських громад і регіонів.</text:p>
      <text:p text:style-name="P4">
<text:span text:style-name="T5">
Фото: Офіс Президента, Андрій Єрмак, Телеграм</text:span>
</text:p>
      <text:p text:style-name="P4">
Source: <text:a xlink:type="simple" xlink:href="https://www.ukrinform.ua/rubric-polytics/3698585-ukraina-mae-stati-klucovim-sponsorom-regionalnoi-ta-zagalnoevropejskoi-bezpeki-ermak.html" text:style-name="Internet_20_link" text:visited-style-name="Visited_20_Internet_20_Link">
https://www.ukrinform.ua/rubric-polytics/3698585-ukraina-mae-stati-klucovim-sponsorom-regionalnoi-ta-zagalnoevropejskoi-bezpeki-ermak.html</text:a>
</text:p>
      <!--NEWS-->
      <text:h text:style-name="P10" text:outline-level="1">
<text:span text:style-name="T4">
Українка Бєлінська - друга на ЧЄ з боротьби</text:span>
</text:h>
      <text:p text:style-name="P4">
Authors: Ukrinform (Person)</text:p>
      <text:p text:style-name="P4">
Publisher: Укринформ (Organization)</text:p>
      <text:p text:style-name="P4">
Published Time: 2023-04-20T-48:38:40+03:00</text:p>
      <text:p text:style-name="P4">
Modified Time: 2023-04-20T21:38:40+03:00</text:p>
      <text:p text:style-name="P4">
Description: Українка Алла Бєлінська стала срібною призеркою чемпіонату Європи з боротьби. — Укрінформ.</text:p>
      <text:p text:style-name="P4">
Images: ["<text:a xlink:type="simple" xlink:href="https://static.ukrinform.com/photos/2023_04/thumb_files/630_360_1682015834-471.jpg" text:style-name="Internet_20_link" text:visited-style-name="Visited_20_Internet_20_Link">
630_360_16820...</text:a>
"]</text:p>
      <text:p text:style-name="P4">
Tags: ['вільна боротьба']</text:p>
      <text:p text:style-name="P4">
Type: Article</text:p>
      <!--METADATA-->
      <text:p text:style-name="P4">
<draw:frame draw:style-name="fr1" draw:name="Image52" text:anchor-type="as-char" svg:width="6.9236in" svg:height="3.956343in" draw:z-index="0">
<draw:image xlink:href="../Images/yкринформ/2023-04-20T-48-38-40-03-00/630_360_1682015834-471.jpg" xlink:type="simple" xlink:show="embed" xlink:actuate="onLoad" draw:mime-type="image/jpeg"/>
</draw:frame>
 УкраїнкаАлла Бєлінська стала срібною призеркою чемпіонату Європи з боротьби.</text:p>
      <text:p text:style-name="P4">
У фіналі у ваговій категорії до 68 кг вона поступилась представниці БолгаріїЮліані Янєвій, передає Укрінформ.</text:p>
      <text:p text:style-name="P4">
Нагадаємо, що у півфіналі Бєлінська здобула перемогу над чемпіонкою Євро-2021Кумбою Ларрок.</text:p>
      <text:p text:style-name="P4">
<text:span text:style-name="T4">
Читайте також:</text:span>
 <text:a xlink:type="simple" xlink:href="https://www.ukrinform.ua/rubric-sports/3698551-ukrainka-livac-stala-drugou-na-ce-z-borotbi.html" text:style-name="Internet_20_link" text:visited-style-name="Visited_20_Internet_20_Link">
 <text:span text:style-name="T4">
Лівач</text:span>
 </text:a>
</text:p>
      <text:p text:style-name="P4">
Раніше на чемпіонатах Європи Бєлінська здобувала 1 золоту і 1 бронзову медаль.</text:p>
      <text:p text:style-name="P4">
Фото: UWW</text:p>
      <text:p text:style-name="P4">
Source: <text:a xlink:type="simple" xlink:href="https://www.ukrinform.ua/rubric-sports/3698584-ukrainka-belinska-druga-na-ce-z-borotbi.html" text:style-name="Internet_20_link" text:visited-style-name="Visited_20_Internet_20_Link">
https://www.ukrinform.ua/rubric-sports/3698584-ukrainka-belinska-druga-na-ce-z-borotbi.html</text:a>
</text:p>
      <!--NEWS-->
      <text:h text:style-name="P10" text:outline-level="1">
<text:span text:style-name="T4">
Зеленський наголосив на важливості мобілізації регіонів ЄС навколо відновлення України</text:span>
</text:h>
      <text:p text:style-name="P4">
Authors: Ukrinform (Person)</text:p>
      <text:p text:style-name="P4">
Publisher: Укринформ (Organization)</text:p>
      <text:p text:style-name="P4">
Published Time: 2023-04-20T-50:37:00+03:00</text:p>
      <text:p text:style-name="P4">
Modified Time: 2023-04-20T21:37:00+03:00</text:p>
      <text:p text:style-name="P4">
Description: Президент Володимир Зеленський на зустрічі з мером Парижа Анн Ідальго та президентом Комітету регіонів Європейського Союзу Васко Кордейру наголосив на важливості підтримки ініціативи з мобілізації регіонів ЄС навколо відновлення України. — Укрінформ.</text:p>
      <text:p text:style-name="P4">
Images: ["<text:a xlink:type="simple" xlink:href="https://static.ukrinform.com/photos/2023_04/thumb_files/630_360_1682015709-514.jpeg" text:style-name="Internet_20_link" text:visited-style-name="Visited_20_Internet_20_Link">
630_360_16820...</text:a>
", "<text:a xlink:type="simple" xlink:href="https://static.ukrinform.com/photos/2023_04/1682015710-689.jpeg" text:style-name="Internet_20_link" text:visited-style-name="Visited_20_Internet_20_Link">
1682015710-68...</text:a>
", "<text:a xlink:type="simple" xlink:href="https://static.ukrinform.com/photos/2023_04/1682015709-707.jpeg" text:style-name="Internet_20_link" text:visited-style-name="Visited_20_Internet_20_Link">
1682015709-70...</text:a>
"]</text:p>
      <text:p text:style-name="P4">
Tags: ['Євросоюз', 'Україна', 'Зеленський', 'Відбудова']</text:p>
      <text:p text:style-name="P4">
Type: Article</text:p>
      <!--METADATA-->
      <text:p text:style-name="P4">
<draw:frame draw:style-name="fr1" draw:name="Image53" text:anchor-type="as-char" svg:width="6.9236in" svg:height="3.956343in" draw:z-index="0">
<draw:image xlink:href="../Images/yкринформ/2023-04-20T-50-37-00-03-00/630_360_1682015709-514.jpeg" xlink:type="simple" xlink:show="embed" xlink:actuate="onLoad" draw:mime-type="image/jpeg"/>
</draw:frame>
Президент Володимир Зеленський на зустрічі з мером Парижа Анн Ідальго тапрезидентом Комітету регіонів Європейського Союзу Васко Кордейру наголосив наважливості підтримки ініціативи з мобілізації регіонів ЄС навколо відновленняУкраїни.</text:p>
      <text:p text:style-name="P4">
Про це повідомляє <text:a xlink:type="simple" xlink:href="https://www.president.gov.ua/news/prezident-ukrayini-proviv-zustrich-iz-merom-parizha-ta-z-pre-82385" text:style-name="Internet_20_link" text:visited-style-name="Visited_20_Internet_20_Link">
 </text:a>
, передає Укрінформ.</text:p>
      <text:p text:style-name="P4">
«Війна ще триває, але нам уже потрібно відновлювати багато інфраструктури,освітніх і медичних закладів. Тому ми маємо доносити цей меседж як до урядівінших країн, так і до бізнесу, щоб він приходив та інвестував в <text:a xlink:type="simple" xlink:href="https://www.ukrinform.ua/tag-ukraina" text:style-name="Internet_20_link" text:visited-style-name="Visited_20_Internet_20_Link">
</text:a>
 », – сказав Зеленський, наголосивши наважливості підтримки Комітетом ініціативи з мобілізації регіонів ЄС навколовідновлення України.</text:p>
      <text:p text:style-name="P4">
<draw:frame draw:style-name="fr1" draw:name="Image54" text:anchor-type="as-char" svg:width="6.9236in" svg:height="4.604691in" draw:z-index="0">
<draw:image xlink:href="../Images/yкринформ/2023-04-20T-50-37-00-03-00/1682015710-689.jpeg" xlink:type="simple" xlink:show="embed" xlink:actuate="onLoad" draw:mime-type="image/jpeg"/>
</draw:frame>
</text:p>
      <text:p text:style-name="P4">
Він також подякував Анн Ідальго за підтримку десятків тисяч вимушенопереселених українців, яким Париж надав прихисток і допоміг знайти його повсій Франції, а також за понад 100 вантажівок із гуманітарною допомогою дляУкраїни.</text:p>
      <text:p text:style-name="P4">
<draw:frame draw:style-name="fr1" draw:name="Image55" text:anchor-type="as-char" svg:width="6.9236in" svg:height="4.604691in" draw:z-index="0">
<draw:image xlink:href="../Images/yкринформ/2023-04-20T-50-37-00-03-00/1682015709-707.jpeg" xlink:type="simple" xlink:show="embed" xlink:actuate="onLoad" draw:mime-type="image/jpeg"/>
</draw:frame>
</text:p>
      <text:p text:style-name="P4">
Президент нагадав про лідерство Парижа на енергетичному треку й допомогуУкраїні в проходженні складної зими, коли росіяни намагалися залишитиукраїнців без світла й тепла.</text:p>
      <text:p text:style-name="P4">
Окремо він відзначив особисту непохитну позицію Ідальго в питанні недопущенняросійських спортсменів до міжнародних змагань, насамперед до Олімпійських ігору Парижі наступного року.</text:p>
      <text:p text:style-name="P4">
<text:span text:style-name="T4">
Читайте також:</text:span>
 <text:a xlink:type="simple" xlink:href="https://www.ukrinform.ua/rubric-ato/3698408-na-ramstajni-treba-obgovoriti-nadanna-ukraini-dalekobijnoi-zbroi-zelenskij.html" text:style-name="Internet_20_link" text:visited-style-name="Visited_20_Internet_20_Link">
 <text:span text:style-name="T4">
Зеленський</text:span>
 </text:a>
</text:p>
      <text:p text:style-name="P4">
Як повідомляв <text:a xlink:type="simple" xlink:href="https://www.ukrinform.ua/rubric-polytics/3698496-zelenskij-vruciv-meru-pariza-ukrainsku-vidznaku-mistorativnik.html" text:style-name="Internet_20_link" text:visited-style-name="Visited_20_Internet_20_Link">
 </text:a>
 , ПрезидентВолодимир Зеленський вручив меру Парижа Анн Ідальго відзнаку "Місто-рятівник"за енергетичну підтримку України.</text:p>
      <text:p text:style-name="P4">
У Києві пройшов Міжнародний саміт міст та регіонів за участю близько 100представників іноземних держав, голови асоціацій міст та регіонів,представники Конгресу Ради Європи та голови українських громад і регіонів.</text:p>
      <text:p text:style-name="P4">
<text:span text:style-name="T5">
Фото: ОП</text:span>
</text:p>
      <text:p text:style-name="P4">
Source: <text:a xlink:type="simple" xlink:href="https://www.ukrinform.ua/rubric-vidbudova/3698581-zelenskij-nagolosiv-na-vazlivosti-mobilizacii-regioniv-es-navkolo-vidnovlenna-ukraini.html" text:style-name="Internet_20_link" text:visited-style-name="Visited_20_Internet_20_Link">
https://www.ukrinform.ua/rubric-vidbudova/3698581-zelenskij-nagolosiv-na-vazlivosti-mobilizacii-regioniv-es-navkolo-vidnovlenna-ukraini.html</text:a>
</text:p>
      <!--NEWS-->
      <text:h text:style-name="P10" text:outline-level="1">
<text:span text:style-name="T4">
Дзюдоїсти Зантарая, Ньябалі та Каланіна завершили кар’єру</text:span>
</text:h>
      <text:p text:style-name="P4">
Authors: Ukrinform (Person)</text:p>
      <text:p text:style-name="P4">
Publisher: Укринформ (Organization)</text:p>
      <text:p text:style-name="P4">
Published Time: 2023-04-20T-52:32:54+03:00</text:p>
      <text:p text:style-name="P4">
Modified Time: 2023-04-20T21:32:54+03:00</text:p>
      <text:p text:style-name="P4">
Description: Дзюдоїсти Георгій Зантарая, Кеджау Ньябалі та Єлизавета Каланіна завершили спортивну кар'єру. — Укрінформ.</text:p>
      <text:p text:style-name="P4">
Images: ["<text:a xlink:type="simple" xlink:href="https://static.ukrinform.com/photos/2023_04/thumb_files/630_360_1682015434-563.jpg" text:style-name="Internet_20_link" text:visited-style-name="Visited_20_Internet_20_Link">
630_360_16820...</text:a>
", "<text:a xlink:type="simple" xlink:href="https://static.ukrinform.com/photos/2023_04/1682015406-639.jpg" text:style-name="Internet_20_link" text:visited-style-name="Visited_20_Internet_20_Link">
1682015406-63...</text:a>
"]</text:p>
      <text:p text:style-name="P4">
Tags: ['Дзюдо']</text:p>
      <text:p text:style-name="P4">
Type: Article</text:p>
      <!--METADATA-->
      <text:p text:style-name="P4">
<draw:frame draw:style-name="fr1" draw:name="Image56" text:anchor-type="as-char" svg:width="6.9236in" svg:height="3.956343in" draw:z-index="0">
<draw:image xlink:href="../Images/yкринформ/2023-04-20T-52-32-54-03-00/630_360_1682015434-563.jpg" xlink:type="simple" xlink:show="embed" xlink:actuate="onLoad" draw:mime-type="image/jpeg"/>
</draw:frame>
 ДзюдоїстиГеоргій Зантарая, Кеджау Ньябалі та Єлизавета Каланіна завершили спортивнукар'єру.</text:p>
      <text:p text:style-name="P4">
Про це повідомило Міністерство молоді та спорту в <text:a xlink:type="simple" xlink:href="https://www.facebook.com/minmolodsport/posts/pfbid0KwTqezw9UzkzopJcUooVNgbuhi2EnMukTopcfimdN9owTpxZuwNKv8C99SipgRMel" text:style-name="Internet_20_link" text:visited-style-name="Visited_20_Internet_20_Link">
</text:a>
, передає Укрінформ.</text:p>
      <text:p text:style-name="P4">
На їх честь в Києві влаштували урочисту церемонію проводів з великого спорту,що відбулася під час відкриття Кубка України з дзюдо.</text:p>
      <text:p text:style-name="P4">
<draw:frame draw:style-name="fr1" draw:name="Image57" text:anchor-type="as-char" svg:width="6.9236in" svg:height="4.615733in" draw:z-index="0">
<draw:image xlink:href="../Images/yкринформ/2023-04-20T-52-32-54-03-00/1682015406-639.jpg" xlink:type="simple" xlink:show="embed" xlink:actuate="onLoad" draw:mime-type="image/jpeg"/>
</draw:frame>
</text:p>
      <text:p text:style-name="P4">
Перший в історії український чемпіон світу з дзюдо Георгій Зантарая отримавнагороду «Best of the best» від European Judo Union та 6-й Дан.</text:p>
      <text:p text:style-name="P4">
Переможці і призери етапів Grand Slam і Grand Prix, учасники Олімпійських ігорКеджау Ньябалі і Єлизавета Каланіна стали володарями 4-го Дану.</text:p>
      <text:p text:style-name="P4">
Також 6-й Дан отримали тренери спортсменів Віталій та Сергій Дуброви.</text:p>
      <text:p text:style-name="P4">
<text:span text:style-name="T4">
Читайте також:</text:span>
 <text:a xlink:type="simple" xlink:href="https://www.ukrinform.ua/rubric-sports/3695053-zbirna-ukraini-vistupit-na-polskomu-etapi-uniorskogo-kubka-evropi-z-dzudo.html" text:style-name="Internet_20_link" text:visited-style-name="Visited_20_Internet_20_Link">
 <text:span text:style-name="T4">
дзюдо</text:span>
 </text:a>
</text:p>
      <text:p text:style-name="P4">
Міністр молоді та спорту, президент НОК Вадим Гутцайт вручив спортсменамподарунки від Національного олімпійського комітету.</text:p>
      <text:p text:style-name="P4">
Фото: facebook.com</text:p>
      <text:p text:style-name="P4">
Source: <text:a xlink:type="simple" xlink:href="https://www.ukrinform.ua/rubric-sports/3698580-dzudoisti-zantaraa-nabali-ta-kalanina-zaversili-kareru.html" text:style-name="Internet_20_link" text:visited-style-name="Visited_20_Internet_20_Link">
https://www.ukrinform.ua/rubric-sports/3698580-dzudoisti-zantaraa-nabali-ta-kalanina-zaversili-kareru.html</text:a>
</text:p>
      <!--NEWS-->
      <text:h text:style-name="P10" text:outline-level="1">
<text:span text:style-name="T4">
Іран стверджує, начебто американський підводний човен порушив кордони країни – ЗМІ</text:span>
</text:h>
      <text:p text:style-name="P4">
Authors: Ukrinform (Person)</text:p>
      <text:p text:style-name="P4">
Publisher: Укринформ (Organization)</text:p>
      <text:p text:style-name="P4">
Published Time: 2023-04-20T-54:27:00+03:00</text:p>
      <text:p text:style-name="P4">
Modified Time: 2023-04-20T21:27:00+03:00</text:p>
      <text:p text:style-name="P4">
Description: Командувач Військово-морських сил Ірану Шахрам Ірані заявив у четвер державному телебаченню, начебто іранські ВМС змусили американський підводний човен піднятися на поверхню, коли він увійшов до Перської затоки. П’ятий флот ВМС США такий інцидент заперечив. — Укрінформ.</text:p>
      <text:p text:style-name="P4">
Images: ["<text:a xlink:type="simple" xlink:href="https://static.ukrinform.com/photos/2020_01/thumb_files/630_360_1578254791-696.jpg" text:style-name="Internet_20_link" text:visited-style-name="Visited_20_Internet_20_Link">
630_360_15782...</text:a>
"]</text:p>
      <text:p text:style-name="P4">
Tags: ['Іран', 'США', 'Кордон', 'Підводний човен']</text:p>
      <text:p text:style-name="P4">
Type: Article</text:p>
      <!--METADATA-->
      <text:p text:style-name="P4">
<draw:frame draw:style-name="fr1" draw:name="Image58" text:anchor-type="as-char" svg:width="6.9236in" svg:height="3.956343in" draw:z-index="0">
<draw:image xlink:href="../Images/yкринформ/2023-04-20T-54-27-00-03-00/630_360_1578254791-696.jpg" xlink:type="simple" xlink:show="embed" xlink:actuate="onLoad" draw:mime-type="image/jpeg"/>
</draw:frame>
Командувач Військово-морських сил Ірану Шахрам Ірані заявив у четвердержавному телебаченню, начебто іранські ВМС змусили американський підводнийчовен піднятися на поверхню, коли він увійшов до Перської затоки. П’ятий флотВМС США такий інцидент заперечив.</text:p>
      <text:p text:style-name="P4">
Як передає Укрінформ, про це повідомляє <text:a xlink:type="simple" xlink:href="https://www.reuters.com/world/middle-east/iran-says-its-navy-forces-us-submarine-surface-it-enters-gulf-2023-04-20/" text:style-name="Internet_20_link" text:visited-style-name="Visited_20_Internet_20_Link">
</text:a>
 із посиланням на іранськідержавні ЗМІ.</text:p>
      <text:p text:style-name="P4">
«Американський підводний човен наближався, залишаючись зануреним під воду, алеіранський підводний човен Fateh виявив його та здійснив маневри, щоб змуситийого спливти, коли він проходив через Ормузьку протоку», – заявив Ірані.</text:p>
      <text:p text:style-name="P4">
Він додав, що підводне судно США увійшло у територіальні води <text:a xlink:type="simple" xlink:href="https://www.ukrinform.ua/tag-iran" text:style-name="Internet_20_link" text:visited-style-name="Visited_20_Internet_20_Link">
</text:a>
 , але згодом скорегував свій курс післяпопередження з боку ВМС Ірану.</text:p>
      <text:p text:style-name="P4">
П’ятий флот ВМС США, який базується у Бахрейні, спростував цю заяву, назвавшиїї іранською «дезінформацією».</text:p>
      <text:p text:style-name="P4">
«Американський підводний човен не проходив через Ормузьку протоку ні сьогодні,ні останнім часом. Ця заява є додатковою іранською дезінформацією, яка несприяє регіональній морській безпеці та стабільності», – сказав командирП’ятого флоту ВМС США Тімоті Хокінс.</text:p>
      <text:p text:style-name="P4">
<text:span text:style-name="T4">
Читайте також:</text:span>
 <text:a xlink:type="simple" xlink:href="https://www.ukrinform.ua/rubric-world/3694881-iran-vede-taemni-peremovini-z-kitaem-ta-rf-sodo-kupivli-raketnogo-paliva-politico.html" text:style-name="Internet_20_link" text:visited-style-name="Visited_20_Internet_20_Link">
 <text:span text:style-name="T4">
Іран</text:span>
 </text:a>
</text:p>
      <text:p text:style-name="P4">
Раніше цього місяця ВМС США заявили, що атомний підводний човен із керованимиракетами Florida працює на Близькому Сході на підтримку П’ятого флоту.</text:p>
      <text:p text:style-name="P4">
Як повідомляв <text:a xlink:type="simple" xlink:href="https://www.ukrinform.ua/rubric-world/3698050-ssa-vveli-sankcii-proti-miznarodnoi-merezi-aka-dopomagala-iranu-viroblati-droni.html" text:style-name="Internet_20_link" text:visited-style-name="Visited_20_Internet_20_Link">
 </text:a>
 ,Міністерство фінансів США оголосило про введення обмежень проти міжнародноїмережі компаній та осіб, які попри введені раніше санкції проти Іранудопомагали йому отримувати електроніку та обладнання для виробництва бойовихдронів.</text:p>
      <text:p text:style-name="P4">
Source: <text:a xlink:type="simple" xlink:href="https://www.ukrinform.ua/rubric-world/3698579-iran-stverdzue-nacebto-amerikanskij-pidvodnij-coven-porusiv-kordoni-kraini-zmi.html" text:style-name="Internet_20_link" text:visited-style-name="Visited_20_Internet_20_Link">
https://www.ukrinform.ua/rubric-world/3698579-iran-stverdzue-nacebto-amerikanskij-pidvodnij-coven-porusiv-kordoni-kraini-zmi.html</text:a>
</text:p>
      <!--NEWS-->
      <text:h text:style-name="P10" text:outline-level="1">
<text:span text:style-name="T4">
Молдова заявляє про порушення режиму безпеки росією у Придністров’ї</text:span>
</text:h>
      <text:p text:style-name="P4">
Authors: Ukrinform (Person)</text:p>
      <text:p text:style-name="P4">
Publisher: Укринформ (Organization)</text:p>
      <text:p text:style-name="P4">
Published Time: 2023-04-20T-56:25:00+03:00</text:p>
      <text:p text:style-name="P4">
Modified Time: 2023-04-20T21:25:00+03:00</text:p>
      <text:p text:style-name="P4">
Description: Під час щотижневого засідання Спільної контрольної комісії (СКК) Молдови представники Кишенева повідомили про порушення режиму безпеки з боку російських військових у невизнаному Придністров’ї. — Укрінформ.</text:p>
      <text:p text:style-name="P4">
Images: ["<text:a xlink:type="simple" xlink:href="https://static.ukrinform.com/photos/2022_04/thumb_files/630_360_1651010841-905.jpg" text:style-name="Internet_20_link" text:visited-style-name="Visited_20_Internet_20_Link">
630_360_16510...</text:a>
"]</text:p>
      <text:p text:style-name="P4">
Tags: ['Молдова', "Придністров'я", 'Російські військові', 'Безпека']</text:p>
      <text:p text:style-name="P4">
Type: Article</text:p>
      <!--METADATA-->
      <text:p text:style-name="P4">
<draw:frame draw:style-name="fr1" draw:name="Image59" text:anchor-type="as-char" svg:width="6.9236in" svg:height="3.956343in" draw:z-index="0">
<draw:image xlink:href="../Images/yкринформ/2023-04-20T-56-25-00-03-00/630_360_1651010841-905.jpg" xlink:type="simple" xlink:show="embed" xlink:actuate="onLoad" draw:mime-type="image/jpeg"/>
</draw:frame>
 Під часщотижневого засідання Спільної контрольної комісії (СКК) Молдови представникиКишенева повідомили про порушення режиму безпеки з боку російських військовиху невизнаному Придністров’ї.</text:p>
      <text:p text:style-name="P4">
Як передає Укрінформ, про це повідомляє <text:a xlink:type="simple" xlink:href="https://www.moldpres.md/en/news/2023/04/20/23003182" text:style-name="Internet_20_link" text:visited-style-name="Visited_20_Internet_20_Link">
</text:a>
 із посиланням на Бюро зпитань реінтеграції Молдови.</text:p>
      <text:p text:style-name="P4">
На зустрічі були обговорені незаконні пости силових структур невизнаногоПридністров’я та необхідність їх виведення із зони безпеки, яка простягаєтьсяуздовж річки Дністер.</text:p>
      <text:p text:style-name="P4">
Делегація Молдови акцентувала увагу на неодноразових випадках на постахОб’єднаних миротворчих сил із безпідставною зупинкою транспорту і громадян,особливо дипломатів, акредитованих у <text:a xlink:type="simple" xlink:href="https://www.ukrinform.ua/tag-moldova" text:style-name="Internet_20_link" text:visited-style-name="Visited_20_Internet_20_Link">
 </text:a>
. Делегація Молдови вимагала виключення подібних випадків у довгостроковійперспективі.</text:p>
      <text:p text:style-name="P4">
<text:span text:style-name="T4">
Читайте також:</text:span>
 <text:a xlink:type="simple" xlink:href="https://www.ukrinform.ua/rubric-polytics/3680244-u-sbu-nazvali-provokacieu-zaavi-pro-nibito-pidgotovku-teraktu-u-pridnistrovi.html" text:style-name="Internet_20_link" text:visited-style-name="Visited_20_Internet_20_Link">
 <text:span text:style-name="T4">
Придністров</text:span>
 </text:a>
</text:p>
      <text:p text:style-name="P4">
Також представники Кишинева повідомили про порушення режиму зони безпеки збоку російського військового контингенту в період з лютого до квітня, якіполягали у неузгодженому із СКК переміщенні бойової броньованої техніки замежі розташування постів Об’єднаних миротворчих сил.</text:p>
      <text:p text:style-name="P4">
Представники Молдови підкреслили, що згадані інциденти «мали резонанс івикликали невдоволення жителів зони безпеки, яких періодично безпідставнозупиняють, надмірно перевіряють їхні документи та транспортні засоби».</text:p>
      <text:p text:style-name="P4">
<text:span text:style-name="T4">
Читайте також:</text:span>
 <text:a xlink:type="simple" xlink:href="https://www.ukrinform.ua/rubric-world/3695535-moldovi-zagrozuut-raketi-aki-rosia-vipuskae-po-ukraini-ministr-oboroni.html" text:style-name="Internet_20_link" text:visited-style-name="Visited_20_Internet_20_Link">
 </text:a>
</text:p>
      <text:p text:style-name="P4">
Делегація Молдови розцінює як провокацію таке порушення документів миротворчоїмісії та закликає військових росії відмовитися від дестабілізуючих дій ісприяти збереженню миру на берегах Дністра.</text:p>
      <text:p text:style-name="P4">
Як повідомляв Укрінформ, <text:a xlink:type="simple" xlink:href="https://www.ukrinform.ua/rubric-world/3698160-u-moldovi-narazi-ne-bacat-vijskovoi-zagrozi-z-boku-rosii.html" text:style-name="Internet_20_link" text:visited-style-name="Visited_20_Internet_20_Link">
 </text:a>
військової загрози з боку росії.</text:p>
      <text:p text:style-name="P4">
Source: <text:a xlink:type="simple" xlink:href="https://www.ukrinform.ua/rubric-world/3698577-moldova-zaavlae-pro-porusenna-rezimu-bezpeki-rosieu-u-pridnistrovi.html" text:style-name="Internet_20_link" text:visited-style-name="Visited_20_Internet_20_Link">
https://www.ukrinform.ua/rubric-world/3698577-moldova-zaavlae-pro-porusenna-rezimu-bezpeki-rosieu-u-pridnistrovi.html</text:a>
</text:p>
      <!--NEWS-->
      <text:h text:style-name="P10" text:outline-level="1">
<text:span text:style-name="T4">
Глава Пентагону прибув на авіабазу «Рамштайн»</text:span>
</text:h>
      <text:p text:style-name="P4">
Authors: Ukrinform (Person)</text:p>
      <text:p text:style-name="P4">
Publisher: Укринформ (Organization)</text:p>
      <text:p text:style-name="P4">
Published Time: 2023-04-20T-58:10:00+03:00</text:p>
      <text:p text:style-name="P4">
Modified Time: 2023-04-20T21:10:00+03:00</text:p>
      <text:p text:style-name="P4">
Description: Міністр оборони США Ллойд Остін прибув на базу американських ВПС «Рамштайн» у Німеччині, де у п'ятницю відбудеться зустріч Контактної групи з питань оборони України. — Укрінформ.</text:p>
      <text:p text:style-name="P4">
Images: ["<text:a xlink:type="simple" xlink:href="https://static.ukrinform.com/photos/2023_02/thumb_files/630_360_1676392928-683.jpg" text:style-name="Internet_20_link" text:visited-style-name="Visited_20_Internet_20_Link">
630_360_16763...</text:a>
"]</text:p>
      <text:p text:style-name="P4">
Tags: ['Німеччина', 'Пентагон', 'США', 'Остін']</text:p>
      <text:p text:style-name="P4">
Type: Article</text:p>
      <!--METADATA-->
      <text:p text:style-name="P4">
<draw:frame draw:style-name="fr1" draw:name="Image60" text:anchor-type="as-char" svg:width="6.9236in" svg:height="3.956343in" draw:z-index="0">
<draw:image xlink:href="../Images/yкринформ/2023-04-20T-58-10-00-03-00/630_360_1676392928-683.jpg" xlink:type="simple" xlink:show="embed" xlink:actuate="onLoad" draw:mime-type="image/jpeg"/>
</draw:frame>
 Міністроборони США Ллойд Остін прибув на базу американських ВПС «Рамштайн» уНімеччині, де у п'ятницю відбудеться зустріч Контактної групи з питань оборониУкраїни.</text:p>
      <text:p text:style-name="P4">
Про це він повідомив у <text:a xlink:type="simple" xlink:href="https://twitter.com/SecDef/status/1649031376505536512" text:style-name="Internet_20_link" text:visited-style-name="Visited_20_Internet_20_Link">
</text:a>
 , передає Укрінформ.</text:p>
      <text:p text:style-name="P4">
«Я прибув на авіабазу «Рамштайн», де завтра прийматиму Контактну групу зпитань оборони <text:a xlink:type="simple" xlink:href="https://www.ukrinform.ua/tag-ukraina" text:style-name="Internet_20_link" text:visited-style-name="Visited_20_Internet_20_Link">
 </text:a>
 з понад 40 країнами-союзниками й партнерами, щоби продовжити нашу важливу роботу з підтримкинайбільш нагальних потреб України у сфері безпеки», - зауважив главаПентагону.</text:p>
      <text:p text:style-name="Quotations">

<text:p text:style-name="P4">
I’m here at <text:a xlink:type="simple" xlink:href="https://twitter.com/RamsteinAirBase" text:style-name="Internet_20_link" text:visited-style-name="Visited_20_Internet_20_Link">
 </text:a>
&gt;
 where tomorrow I will be hosting the Ukraine Defense Contact Group with more&gt;
 than 40 allies &amp; partner nations to continue our important work towards&gt;
 supporting Ukraine’s most urgent security assistance needs. <text:a xlink:type="simple" xlink:href="https://t.co/sfpvyxDn83" text:style-name="Internet_20_link" text:visited-style-name="Visited_20_Internet_20_Link">
&gt;
 </text:a>
&gt;
&gt;
 — Secretary of Defense Lloyd J. Austin III (@SecDef) <text:a xlink:type="simple" xlink:href="https://twitter.com/SecDef/status/1649031376505536512" text:style-name="Internet_20_link" text:visited-style-name="Visited_20_Internet_20_Link">
&gt;
 </text:a>
</text:p>

</text:p>
      <text:p text:style-name="P4">
Він також опублікував відео, як його зустрічають американські вояки білявійськово-транспортного літака, на якому міністр оборони США прибув доНімеччини.</text:p>
      <text:p text:style-name="P4">
<text:span text:style-name="T4">
Читайте також:</text:span>
 <text:a xlink:type="simple" xlink:href="https://www.ukrinform.ua/rubric-ato/3698125-pentagon-ogolosiv-novij-paket-oboronnoi-dopomogi-ukraini.html" text:style-name="Internet_20_link" text:visited-style-name="Visited_20_Internet_20_Link">
 <text:span text:style-name="T4">
Пентагон</text:span>
 </text:a>
</text:p>
      <text:p text:style-name="P4">
Як повідомляв Укрінформ, 11-та зустріч Контактної групи з питань оборониУкраїни має відбутися 21 квітня.</text:p>
      <text:p text:style-name="P4">
<text:span text:style-name="T5">
Фото: АА</text:span>
</text:p>
      <text:p text:style-name="P4">
Source: <text:a xlink:type="simple" xlink:href="https://www.ukrinform.ua/rubric-world/3698575-glava-pentagona-pribuv-na-aviabazu-ramstajn.html" text:style-name="Internet_20_link" text:visited-style-name="Visited_20_Internet_20_Link">
https://www.ukrinform.ua/rubric-world/3698575-glava-pentagona-pribuv-na-aviabazu-ramstajn.html</text:a>
</text:p>
      <!--NEWS-->
      <text:h text:style-name="P10" text:outline-level="1">
<text:span text:style-name="T4">
Київщина отримала від ПРООН п'ять генераторів для критичної інфраструктури</text:span>
</text:h>
      <text:p text:style-name="P4">
Authors: Ukrinform (Person)</text:p>
      <text:p text:style-name="P4">
Publisher: Укринформ (Organization)</text:p>
      <text:p text:style-name="P4">
Published Time: 2023-04-20T-61:49:00+03:00</text:p>
      <text:p text:style-name="P4">
Modified Time: 2023-04-20T20:49:00+03:00</text:p>
      <text:p text:style-name="P4">
Description: Програма розвитку Організації Об'єднаних Націй (ПРООН) в Україні за сприяння японського уряду передала Київській області п'ять потужних генераторів для потреб критичної інфраструктури. — Укрінформ.</text:p>
      <text:p text:style-name="P4">
Images: ["<text:a xlink:type="simple" xlink:href="https://static.ukrinform.com/photos/2023_04/thumb_files/630_360_1682012553-131.jpg" text:style-name="Internet_20_link" text:visited-style-name="Visited_20_Internet_20_Link">
630_360_16820...</text:a>
", "<text:a xlink:type="simple" xlink:href="https://static.ukrinform.com/photos/2023_04/1682012542-271.jpg" text:style-name="Internet_20_link" text:visited-style-name="Visited_20_Internet_20_Link">
1682012542-27...</text:a>
", "<text:a xlink:type="simple" xlink:href="https://static.ukrinform.com/photos/2023_04/1682012542-129.jpg" text:style-name="Internet_20_link" text:visited-style-name="Visited_20_Internet_20_Link">
1682012542-12...</text:a>
", "<text:a xlink:type="simple" xlink:href="https://static.ukrinform.com/photos/2023_04/1682012541-772.jpg" text:style-name="Internet_20_link" text:visited-style-name="Visited_20_Internet_20_Link">
1682012541-77...</text:a>
"]</text:p>
      <text:p text:style-name="P4">
Tags: ['Японія', 'ПРООН', 'Київщина', 'генератор']</text:p>
      <text:p text:style-name="P4">
Type: Article</text:p>
      <!--METADATA-->
      <text:p text:style-name="P4">
<draw:frame draw:style-name="fr1" draw:name="Image61" text:anchor-type="as-char" svg:width="6.9236in" svg:height="3.956343in" draw:z-index="0">
<draw:image xlink:href="../Images/yкринформ/2023-04-20T-61-49-00-03-00/630_360_1682012553-131.jpg" xlink:type="simple" xlink:show="embed" xlink:actuate="onLoad" draw:mime-type="image/jpeg"/>
</draw:frame>
 Програмарозвитку Організації Об'єднаних Націй (ПРООН) в Україні за сприяння японськогоуряду передала Київській області п'ять потужних генераторів для потребкритичної інфраструктури.</text:p>
      <text:p text:style-name="P4">
Про це повідомила <text:a xlink:type="simple" xlink:href="https://koda.gov.ua/dlya-potreb-krytychnoyi-infrastruktury-kyyivshhyny-peredaly-5-potuzhnyh-generatoriv-vid-proon-za-spryyannya-uryadu-yaponiyi/" text:style-name="Internet_20_link" text:visited-style-name="Visited_20_Internet_20_Link">
 </text:a>
 , передає Укрінформ.</text:p>
      <text:p text:style-name="P4">
Як зауважили в обладміністрації, це перші із 77 одиниць обладнання длязабезпечення безперебійного постачання електрики, які Україна має отримати заспільною програмою <text:a xlink:type="simple" xlink:href="https://www.ukrinform.ua/tag-proon" text:style-name="Internet_20_link" text:visited-style-name="Visited_20_Internet_20_Link">
 </text:a>
 й уряду Японії.</text:p>
      <text:p text:style-name="P4">
<draw:frame draw:style-name="fr1" draw:name="Image62" text:anchor-type="as-char" svg:width="6.9236in" svg:height="4.615733in" draw:z-index="0">
<draw:image xlink:href="../Images/yкринформ/2023-04-20T-61-49-00-03-00/1682012542-271.jpg" xlink:type="simple" xlink:show="embed" xlink:actuate="onLoad" draw:mime-type="image/jpeg"/>
</draw:frame>
</text:p>
      <text:p text:style-name="P4">
Передані Київській області генератори забезпечать сталу роботу таких об’єктів,як очисні й каналізаційні станції, тепломережі, медичні та навчальні закладитощо.</text:p>
      <text:p text:style-name="P4">
<draw:frame draw:style-name="fr1" draw:name="Image63" text:anchor-type="as-char" svg:width="6.9236in" svg:height="4.615733in" draw:z-index="0">
<draw:image xlink:href="../Images/yкринформ/2023-04-20T-61-49-00-03-00/1682012542-129.jpg" xlink:type="simple" xlink:show="embed" xlink:actuate="onLoad" draw:mime-type="image/jpeg"/>
</draw:frame>
</text:p>
      <text:p text:style-name="P4">
Представникам підприємств критичної інфраструктури вже вручили сертифікати наотримання пристроїв.</text:p>
      <text:p text:style-name="P4">
<draw:frame draw:style-name="fr1" draw:name="Image64" text:anchor-type="as-char" svg:width="6.9236in" svg:height="4.615733in" draw:z-index="0">
<draw:image xlink:href="../Images/yкринформ/2023-04-20T-61-49-00-03-00/1682012541-772.jpg" xlink:type="simple" xlink:show="embed" xlink:actuate="onLoad" draw:mime-type="image/jpeg"/>
</draw:frame>
</text:p>
      <text:p text:style-name="P4">
Участь у церемонії передачі взяли Надзвичайний і Повноважний посол Японії вУкраїні Кунінорі Мацуда, постійний представник ПРООН в Україні Яко Сільє,заступник міністра розвитку громад, територій та інфраструктури ОлександрБутенко та заступник голови Київської ОВА Микола Бойко.</text:p>
      <text:p text:style-name="P4">
Сільє під час заходу наголосив, що ПРООН підтримує зусилля українського урядудля забезпечення безперебійного електропостачання, усвідомлюючи рівеньзавданої шкоди та ризики, які виникають під час надзвичайних ситуацій. За йогословами, постійна підтримка Японією об’єктів критичної інфраструктури формуєстабільну платформу і високий рівень готовності до потенційних викликів.</text:p>
      <text:p text:style-name="P4">
<text:span text:style-name="T4">
Читайте також:</text:span>
 <text:a xlink:type="simple" xlink:href="https://www.ukrinform.ua/rubric-regions/3698241-cerkaski-skoli-j-ditsadki-otrimali-z-polsi-generatori.html" text:style-name="Internet_20_link" text:visited-style-name="Visited_20_Internet_20_Link">
 <text:span text:style-name="T4">
генератор</text:span>
 </text:a>
</text:p>
      <text:p text:style-name="P4">
Представник ОВА зі свого боку відзначив систематичність роботи ПРООН іяпонського уряду щодо відновлення пошкоджень, яких зазнала Київська область,та підтримки населення.</text:p>
      <text:p text:style-name="P4">
"Не так давно ми зустрічалися в Ірпені, де бачили, як проводиться розбірзавалів зруйнованих будинків, аби згодом розпочати відбудову. Сьогодніміжнародні партнери вкотре допомагають нашій критичній інфраструктурі. Війна вУкраїні навчила нас бути завжди готовими, швидко реагувати на виклики тазабезпечувати потреби населення. Вдячний за підтримку на цьому шляху", —зазначив він.</text:p>
      <text:p text:style-name="P4">
Як повідомляв <text:a xlink:type="simple" xlink:href="https://www.ukrinform.ua/rubric-uarazom/3673516-kalifornijskij-biznes-podaruvav-ukraini-165-generatoriv.html" text:style-name="Internet_20_link" text:visited-style-name="Visited_20_Internet_20_Link">
 </text:a>
, глобальна технологічна компанія Solvd у співпраці з Генеральним консульствомУкраїни в Сан-Франциско (США) передала Україні 165 генераторів як гуманітарнудопомогу.</text:p>
      <text:p text:style-name="P4">
<text:span text:style-name="T5">
Фото: ПРООН в Україні</text:span>
</text:p>
      <text:p text:style-name="P4">
Source: <text:a xlink:type="simple" xlink:href="https://www.ukrinform.ua/rubric-regions/3698566-kiivsina-otrimala-vid-proon-pat-generatoriv-dla-potreb-kriticnoi-infrastrukturi.html" text:style-name="Internet_20_link" text:visited-style-name="Visited_20_Internet_20_Link">
https://www.ukrinform.ua/rubric-regions/3698566-kiivsina-otrimala-vid-proon-pat-generatoriv-dla-potreb-kriticnoi-infrastrukturi.html</text:a>
</text:p>
      <!--NEWS-->
      <text:h text:style-name="P10" text:outline-level="1">
<text:span text:style-name="T4">
росіяни обстріляли з важкої артилерії громаду на Дніпропетровщині</text:span>
</text:h>
      <text:p text:style-name="P4">
Authors: Ukrinform (Person)</text:p>
      <text:p text:style-name="P4">
Publisher: Укринформ (Organization)</text:p>
      <text:p text:style-name="P4">
Published Time: 2023-04-20T-63:44:52+03:00</text:p>
      <text:p text:style-name="P4">
Modified Time: 2023-04-20T20:44:52+03:00</text:p>
      <text:p text:style-name="P4">
Description: Армія рф обстріляла з важкої артилерії Великомихайлівську громаду у Дніпропетровській області. — Укрінформ.</text:p>
      <text:p text:style-name="P4">
Images: ["<text:a xlink:type="simple" xlink:href="https://static.ukrinform.com/photos/2023_04/thumb_files/630_360_1682012671-524.jpg" text:style-name="Internet_20_link" text:visited-style-name="Visited_20_Internet_20_Link">
630_360_16820...</text:a>
"]</text:p>
      <text:p text:style-name="P4">
Tags: ['Дніпропетровщина', 'Обстріл', 'Війна з росією']</text:p>
      <text:p text:style-name="P4">
Type: Article</text:p>
      <!--METADATA-->
      <text:p text:style-name="P4">
<draw:frame draw:style-name="fr1" draw:name="Image65" text:anchor-type="as-char" svg:width="6.9236in" svg:height="3.956343in" draw:z-index="0">
<draw:image xlink:href="../Images/yкринформ/2023-04-20T-63-44-52-03-00/630_360_1682012671-524.jpg" xlink:type="simple" xlink:show="embed" xlink:actuate="onLoad" draw:mime-type="image/jpeg"/>
</draw:frame>
 Армія рфобстріляла з важкої артилерії Великомихайлівську громаду у Дніпропетровськійобласті.</text:p>
      <text:p text:style-name="P4">
Про це повідомив начальник Дніпропетровської ОВА Сергій Лисак у <text:a xlink:type="simple" xlink:href="http://t.me/dnipropetrovskaODA/4215" text:style-name="Internet_20_link" text:visited-style-name="Visited_20_Internet_20_Link">
</text:a>
 , передає Укрінформ.</text:p>
      <text:p text:style-name="P4">
"Сьогодні під прицілом російської армії – Великомихайлівська громадаСинельниківського району. Ворог вдарив по ній з важкої артилерії", - зазначивЛисак.</text:p>
      <text:p text:style-name="P4">
За його словами, минулося без загиблих та постраждалих.</text:p>
      <text:p text:style-name="P4">
На місці працюють рятувальники, які встановлюють наслідки обстрілу, додавочільник ОВА.</text:p>
      <text:p text:style-name="P4">
<text:span text:style-name="T4">
Читайте також:</text:span>
 <text:a xlink:type="simple" xlink:href="https://www.ukrinform.ua/rubric-ato/3698507-rosiani-dvici-za-den-obstrilali-ocakiv-iz-rszv.html" text:style-name="Internet_20_link" text:visited-style-name="Visited_20_Internet_20_Link">
 <text:span text:style-name="T4">
обстріл</text:span>
 </text:a>
</text:p>
      <text:p text:style-name="P4">
Як повідомлялося, напередодні у Великомихайлівськiй громадi Синельникiвськогорайону внаслідок <text:a xlink:type="simple" xlink:href="https://www.ukrinform.ua/tag-obstril" text:style-name="Internet_20_link" text:visited-style-name="Visited_20_Internet_20_Link">
 </text:a>
 пошкоджено двіадмiнбудiвлi та автомобіль.</text:p>
      <text:p text:style-name="P4">
<text:span text:style-name="T5">
Фото ілюстративне</text:span>
</text:p>
      <text:p text:style-name="P4">
Source: <text:a xlink:type="simple" xlink:href="https://www.ukrinform.ua/rubric-ato/3698564-rosiani-obstrilali-z-vazkoi-artilerii-gromadu-na-dnipropetrovsini.html" text:style-name="Internet_20_link" text:visited-style-name="Visited_20_Internet_20_Link">
https://www.ukrinform.ua/rubric-ato/3698564-rosiani-obstrilali-z-vazkoi-artilerii-gromadu-na-dnipropetrovsini.html</text:a>
</text:p>
      <!--NEWS-->
      <text:h text:style-name="P10" text:outline-level="1">
<text:span text:style-name="T4">
Президент привітав мусульман України зі святом Рамазан-байрам</text:span>
</text:h>
      <text:p text:style-name="P4">
Authors: Ukrinform (Person)</text:p>
      <text:p text:style-name="P4">
Publisher: Укринформ (Organization)</text:p>
      <text:p text:style-name="P4">
Published Time: 2023-04-20T-65:42:00+03:00</text:p>
      <text:p text:style-name="P4">
Modified Time: 2023-04-20T20:42:00+03:00</text:p>
      <text:p text:style-name="P4">
Description: Президент Володимир Зеленський привітав мусульман України з нагоди свята Рамазан-байрам.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Мусульмани', 'Іслам', 'Зеленський']</text:p>
      <text:p text:style-name="P4">
Type: Article</text:p>
      <!--METADATA-->
      <text:p text:style-name="P4">
<draw:frame draw:style-name="fr1" draw:name="Image66" text:anchor-type="as-char" svg:width="6.9236in" svg:height="3.956343in" draw:z-index="0">
<draw:image xlink:href="../Images/yкринформ/2023-04-20T-65-42-00-03-00/630_360_1678962741-175.jpeg" xlink:type="simple" xlink:show="embed" xlink:actuate="onLoad" draw:mime-type="image/jpeg"/>
</draw:frame>
Президент Володимир Зеленський привітав мусульман України з нагоди святаРамазан-байрам.</text:p>
      <text:p text:style-name="P4">
Привітання оприлюднено на <text:a xlink:type="simple" xlink:href="https://www.president.gov.ua/news/vitannya-prezidenta-musulmanam-ukrayini-z-nagodi-svyata-rama-82377" text:style-name="Internet_20_link" text:visited-style-name="Visited_20_Internet_20_Link">
 </text:a>
 , передаєУкрінформ.</text:p>
      <text:p text:style-name="P4">
"Сердечно вітаю з нагоди свята розговіння Рамазан-Байрам, що є символом такихлюдських чеснот, як чуйність, допомога нужденним та знедоленим. У час великихвипробувань, які випали на долю нашої країни, ісламська спільнота України, які увесь український народ, демонструє патріотизм та робить усе можливе длязахисту незалежності і територіальної цілісності держави. Переконаний, що вєдності ми неодмінно переможемо і на рідну землю прийде довгоочікуваний мир",- зазначив <text:a xlink:type="simple" xlink:href="https://www.ukrinform.ua/tag-prezident" text:style-name="Internet_20_link" text:visited-style-name="Visited_20_Internet_20_Link">
 </text:a>
 .</text:p>
      <text:p text:style-name="P4">
<text:span text:style-name="T4">
Читайте також:</text:span>
 <text:a xlink:type="simple" xlink:href="https://www.ukrinform.ua/rubric-society/3693070-zelenskij-ogolosiv-pro-zapocatkuvanna-v-ukraini-novoi-tradicii-iftaru.html" text:style-name="Internet_20_link" text:visited-style-name="Visited_20_Internet_20_Link">
 </text:a>
</text:p>
      <text:p text:style-name="P4">
Він побажав мусульманам міцного здоров’я, непохитної віри, гармонії тадостатку.</text:p>
      <text:p text:style-name="P4">
Прем'єр-міністр України Денис Шмигаль привітав мусульман зі святом Рамазан-Байрам у <text:a xlink:type="simple" xlink:href="https://www.facebook.com/dshmyhal/posts/pfbid029tAtdKzhdSCB7em1ygQMgmWpHh2w9WsemXuD39sr7quauzzcjSYyADpZCJaxKHWEl" text:style-name="Internet_20_link" text:visited-style-name="Visited_20_Internet_20_Link">
</text:a>
, побажавши натхнення для добрих справ і подальшої боротьби за свободуукраїнців.</text:p>
      <text:p text:style-name="P4">
"Щиро вітаю мусульман зі святом Рамазан-Байрам, що знаменує закінченнясвященного місяця Рамадан. Хай дух братерства та єднання, отриманий під часцього особливого місяця, надихає на добрі справи та подальшу боротьбу за нашусвободу та країну", — зазначив він.</text:p>
      <text:p text:style-name="P4">
Прем'єр побажав усім мусульманам України благословенного свята, допомогиВсевишнього, щирої та незламної віри в українських захисників.</text:p>
      <text:p text:style-name="P4">
"Хай відступлять всі біди та негаразди, а мир і добробут повернуться на нашуземлю", — наголосив Шмигаль.</text:p>
      <text:p text:style-name="P4">
Рамазан-байрам - свято у мусульманських народів. Йому передує 30-денний піст,що розпочинається в перший день місяця Рамадан (або Рамазан).</text:p>
      <text:p text:style-name="P4">
<text:span text:style-name="T5">
Фото: ОП</text:span>
</text:p>
      <text:p text:style-name="P4">
Source: <text:a xlink:type="simple" xlink:href="https://www.ukrinform.ua/rubric-society/3698563-prezident-privitav-musulman-ukraini-zi-svatom-ramazanbajram.html" text:style-name="Internet_20_link" text:visited-style-name="Visited_20_Internet_20_Link">
https://www.ukrinform.ua/rubric-society/3698563-prezident-privitav-musulman-ukraini-zi-svatom-ramazanbajram.html</text:a>
</text:p>
      <!--NEWS-->
      <text:h text:style-name="P10" text:outline-level="1">
<text:span text:style-name="T4">
Ukrainian air defense shot down 10 of 11 Shahed drones overnight</text:span>
</text:h>
      <text:p text:style-name="P4">
Authors: liveuamap (Language: en)</text:p>
      <text:p text:style-name="P4">
Time: 2023-04-20T01:03:00</text:p>
      <text:p text:style-name="P4">
Location: Dnipro (Latitude:48.4014 Longtitude:35.10338)</text:p>
      <text:p text:style-name="P4">
Videos: []</text:p>
      <text:p text:style-name="P4">
Images: []</text:p>
      <text:p text:style-name="P4">
Tags: ["Europe", "Central and Eastern Europe"]</text:p>
      <text:p text:style-name="P4">
ID: 22557326</text:p>
      <!--METADATA-->
      <text:p text:style-name="P4">
Ukrainian air defense shot down 10 of 11 Shahed drones overnight</text:p>
      <text:p text:style-name="P4">
News Collection Link: <text:a xlink:type="simple" xlink:href="https://liveuamap.com/en/2023/20-april-ukrainian-air-defense-shot-down-10-of-11-shahed" text:style-name="Internet_20_link" text:visited-style-name="Visited_20_Internet_20_Link">
https://liveuamap.com/en/2023/20-april-ukrainian-air-defense-shot-down-10-of-11-shahed</text:a>
</text:p>
      <text:p text:style-name="P4">
Source: <text:a xlink:type="simple" xlink:href="https://t.me/suspilnednipro/14569" text:style-name="Internet_20_link" text:visited-style-name="Visited_20_Internet_20_Link">
https://t.me/suspilnednipro/14569</text:a>
</text:p>
      <!--NEWS-->
      <text:h text:style-name="P10" text:outline-level="1">
<text:span text:style-name="T4">
Kherson, Khersonska Oblast(09:34). Red Alert: aerial threat. Sirens sounding. Take cover now!</text:span>
</text:h>
      <text:p text:style-name="P4">
Authors: liveuamap (Language: en)</text:p>
      <text:p text:style-name="P4">
Time: 2023-04-20T03:34:00</text:p>
      <text:p text:style-name="P4">
Location: Kherson (Latitude:46.65581000 Longtitude:32.61780000)</text:p>
      <text:p text:style-name="P4">
Videos: []</text:p>
      <text:p text:style-name="P4">
Images: []</text:p>
      <text:p text:style-name="P4">
Tags: ["Europe", "Central and Eastern Europe"]</text:p>
      <text:p text:style-name="P4">
ID: 22557392</text:p>
      <!--METADATA-->
      <text:p text:style-name="P4">
Kherson, Khersonska Oblast(09:34). Red Alert: aerial threat. Sirens sounding.Take cover now!</text:p>
      <text:p text:style-name="P4">
News Collection Link: <text:a xlink:type="simple" xlink:href="https://liveuamap.com/en/2023/20-april-kherson-khersonska-oblast0934-red-alg" text:style-name="Internet_20_link" text:visited-style-name="Visited_20_Internet_20_Link">
https://liveuamap.com/en/2023/20-april-kherson-khersonska-oblast0934-red-alg</text:a>
</text:p>
      <text:p text:style-name="P4">
Source: <text:a xlink:type="simple" xlink:href="https://t.me/air_alert_ua/43361" text:style-name="Internet_20_link" text:visited-style-name="Visited_20_Internet_20_Link">
https://t.me/air_alert_ua/43361</text:a>
</text:p>
      <!--NEWS-->
      <text:h text:style-name="P10" text:outline-level="1">
<text:span text:style-name="T4">
NATO Secretary-General Jens Stoltenberg arrives in Kyiv</text:span>
</text:h>
      <text:p text:style-name="P4">
Authors: liveuamap (Language: en)</text:p>
      <text:p text:style-name="P4">
Time: 2023-04-20T04:14:08</text:p>
      <text:p text:style-name="P4">
Location: Kyiv, Kyiv city (Latitude:50.45543 Longtitude:30.51933)</text:p>
      <text:p text:style-name="P4">
Videos: []</text:p>
      <text:p text:style-name="P4">
Images: ["<text:a xlink:type="simple" xlink:href="https://liveuamap.com/pics/2023/04/20/22557393_0.jpg" text:style-name="Internet_20_link" text:visited-style-name="Visited_20_Internet_20_Link">
22557393_0.jpg</text:a>
"]</text:p>
      <text:p text:style-name="P4">
Tags: ["Europe", "Central and Eastern Europe"]</text:p>
      <text:p text:style-name="P4">
ID: 22557393</text:p>
      <!--METADATA-->
      <text:p text:style-name="P4">
NATO Secretary-General Jens Stoltenberg arrives in Kyiv</text:p>
      <text:p text:style-name="P4">
<draw:frame draw:style-name="fr1" draw:name="Image67" text:anchor-type="as-char" svg:width="6.9236in" svg:height="5.1927in" draw:z-index="0">
<draw:image xlink:href="../Images/liveuamap/2023-04-20T04-14-08/22557393_0.jpg" xlink:type="simple" xlink:show="embed" xlink:actuate="onLoad" draw:mime-type="image/jpeg"/>
</draw:frame>
</text:p>
      <text:p text:style-name="P4">
News Collection Link: <text:a xlink:type="simple" xlink:href="https://liveuamap.com/en/2023/20-april-nato-secretarygeneral-jens-stoltenberg-arrives-in" text:style-name="Internet_20_link" text:visited-style-name="Visited_20_Internet_20_Link">
https://liveuamap.com/en/2023/20-april-nato-secretarygeneral-jens-stoltenberg-arrives-in</text:a>
</text:p>
      <text:p text:style-name="P4">
Source: <text:a xlink:type="simple" xlink:href="https://twitter.com/KyivIndependent/status/1648949370824577024" text:style-name="Internet_20_link" text:visited-style-name="Visited_20_Internet_20_Link">
https://twitter.com/KyivIndependent/status/1648949370824577024</text:a>
</text:p>
      <!--NEWS-->
      <text:h text:style-name="P10" text:outline-level="1">
<text:span text:style-name="T4">
At Sivershchyna and Slobozhanschyna directions Russian army shelled Shalyhyne, Boyaro-Lezhach...</text:span>
</text:h>
      <text:p text:style-name="P4">
Authors: liveuamap (Language: en)</text:p>
      <text:p text:style-name="P4">
Time: 2023-04-20T04:25:00</text:p>
      <text:p text:style-name="P4">
Location: Kharkiv (Latitude:49.75804 Longtitude:37.11266)</text:p>
      <text:p text:style-name="P4">
Videos: []</text:p>
      <text:p text:style-name="P4">
Images: []</text:p>
      <text:p text:style-name="P4">
Tags: ["Russia"]</text:p>
      <text:p text:style-name="P4">
ID: 22557406</text:p>
      <!--METADATA-->
      <text:p text:style-name="P4">
At Sivershchyna and Slobozhanschyna directions Russian army shelled Shalyhyne,Boyaro-Lezhachi, Iskryskivschyna, Bilopillya, Volfyne, Katerynivka andKindrativka of Sumy region, also Strilecha, Ohirtseve, Vovchansk,Petropavlivka, Karayichne, Zemlyanky, Ustynivka and Odradne of Kharkiv region,- General Staff of Armed Forces of Ukraine says in the morning report</text:p>
      <text:p text:style-name="P4">
News Collection Link: <text:a xlink:type="simple" xlink:href="https://liveuamap.com/en/2023/20-april-at-sivershchyna-and-slobozhanschyna-directions-russian" text:style-name="Internet_20_link" text:visited-style-name="Visited_20_Internet_20_Link">
https://liveuamap.com/en/2023/20-april-at-sivershchyna-and-slobozhanschyna-directions-russian</text:a>
</text:p>
      <text:p text:style-name="P4">
Source: <text:a xlink:type="simple" xlink:href="https://t.me/lumsrc/4540" text:style-name="Internet_20_link" text:visited-style-name="Visited_20_Internet_20_Link">
https://t.me/lumsrc/4540</text:a>
</text:p>
      <!--NEWS-->
      <text:h text:style-name="P10" text:outline-level="1">
<text:span text:style-name="T4">
Russian forces conducting offensive actions at Lyman, Bakhmut, Avdiivka and Maryinka directio...</text:span>
</text:h>
      <text:p text:style-name="P4">
Authors: liveuamap (Language: en)</text:p>
      <text:p text:style-name="P4">
Time: 2023-04-20T04:29:44</text:p>
      <text:p text:style-name="P4">
Location: Vuhledar, Donetsk Oblast (Latitude:47.76826 Longtitude:37.24016)</text:p>
      <text:p text:style-name="P4">
Videos: []</text:p>
      <text:p text:style-name="P4">
Images: []</text:p>
      <text:p text:style-name="P4">
Tags: ["Russia"]</text:p>
      <text:p text:style-name="P4">
ID: 22557395</text:p>
      <!--METADATA-->
      <text:p text:style-name="P4">
Russian forces conducting offensive actions at Lyman, Bakhmut, Avdiivka andMaryinka directions. Ukrainian military repelled over 55 Russian attacks.Russian forces attempting to advance near Kreminna and Serebryanske forestry,Bakhmut, Khromove, Avdiyivka, Vodyane and Pervomayske, Maryinka and Pobyeda,Vuhledar, - General Staff of Armed Forces of Ukraine says in the morningreport</text:p>
      <text:p text:style-name="P4">
News Collection Link: <text:a xlink:type="simple" xlink:href="https://liveuamap.com/en/2023/20-april-russian-forces-conducting-offensive-actions-at-lyman" text:style-name="Internet_20_link" text:visited-style-name="Visited_20_Internet_20_Link">
https://liveuamap.com/en/2023/20-april-russian-forces-conducting-offensive-actions-at-lyman</text:a>
</text:p>
      <text:p text:style-name="P4">
Source: <text:a xlink:type="simple" xlink:href="https://t.me/lumsrc/4548" text:style-name="Internet_20_link" text:visited-style-name="Visited_20_Internet_20_Link">
https://t.me/lumsrc/4548</text:a>
</text:p>
      <!--NEWS-->
      <text:h text:style-name="P10" text:outline-level="1">
<text:span text:style-name="T4">
Zaporizka Oblast(10:39). Red Alert: aerial threat. Sirens sounding. Take cover now!</text:span>
</text:h>
      <text:p text:style-name="P4">
Authors: liveuamap (Language: en)</text:p>
      <text:p text:style-name="P4">
Time: 2023-04-20T04:40:00</text:p>
      <text:p text:style-name="P4">
Location: Zaporizka Oblast (Latitude:47.612801 Longtitude:35.764471)</text:p>
      <text:p text:style-name="P4">
Videos: []</text:p>
      <text:p text:style-name="P4">
Images: []</text:p>
      <text:p text:style-name="P4">
Tags: ["Europe", "Central and Eastern Europe"]</text:p>
      <text:p text:style-name="P4">
ID: 22557401</text:p>
      <!--METADATA-->
      <text:p text:style-name="P4">
Zaporizka Oblast(10:39). Red Alert: aerial threat. Sirens sounding. Take covernow!</text:p>
      <text:p text:style-name="P4">
News Collection Link: <text:a xlink:type="simple" xlink:href="https://liveuamap.com/en/2023/20-april-zaporizka-oblast1039-red-alert-aeriag" text:style-name="Internet_20_link" text:visited-style-name="Visited_20_Internet_20_Link">
https://liveuamap.com/en/2023/20-april-zaporizka-oblast1039-red-alert-aeriag</text:a>
</text:p>
      <text:p text:style-name="P4">
Source: <text:a xlink:type="simple" xlink:href="https://t.me/air_alert_ua/43363" text:style-name="Internet_20_link" text:visited-style-name="Visited_20_Internet_20_Link">
https://t.me/air_alert_ua/43363</text:a>
</text:p>
      <!--NEWS-->
      <text:h text:style-name="P10" text:outline-level="1">
<text:span text:style-name="T4">
Chernihivska Oblast(10:44). Red Alert: aerial threat. Sirens sounding. Take cover now!</text:span>
</text:h>
      <text:p text:style-name="P4">
Authors: liveuamap (Language: en)</text:p>
      <text:p text:style-name="P4">
Time: 2023-04-20T04:46:00</text:p>
      <text:p text:style-name="P4">
Location: Chernihivska Oblast (Latitude:51.33333000 Longtitude:32.00000000)</text:p>
      <text:p text:style-name="P4">
Videos: []</text:p>
      <text:p text:style-name="P4">
Images: []</text:p>
      <text:p text:style-name="P4">
Tags: ["Europe", "Central and Eastern Europe"]</text:p>
      <text:p text:style-name="P4">
ID: 22557404</text:p>
      <!--METADATA-->
      <text:p text:style-name="P4">
Chernihivska Oblast(10:44). Red Alert: aerial threat. Sirens sounding. Takecover now!</text:p>
      <text:p text:style-name="P4">
News Collection Link: <text:a xlink:type="simple" xlink:href="https://liveuamap.com/en/2023/20-april-chernihivska-oblast1044-red-alert-aeg" text:style-name="Internet_20_link" text:visited-style-name="Visited_20_Internet_20_Link">
https://liveuamap.com/en/2023/20-april-chernihivska-oblast1044-red-alert-aeg</text:a>
</text:p>
      <text:p text:style-name="P4">
Source: <text:a xlink:type="simple" xlink:href="https://t.me/suspilnechernihiv/17758" text:style-name="Internet_20_link" text:visited-style-name="Visited_20_Internet_20_Link">
https://t.me/suspilnechernihiv/17758</text:a>
</text:p>
      <!--NEWS-->
      <text:h text:style-name="P10" text:outline-level="1">
<text:span text:style-name="T4">
Sumska Oblast(10:45). Red Alert: aerial threat. Sirens sounding. Take cover now!</text:span>
</text:h>
      <text:p text:style-name="P4">
Authors: liveuamap (Language: en)</text:p>
      <text:p text:style-name="P4">
Time: 2023-04-20T04:47:00</text:p>
      <text:p text:style-name="P4">
Location: Sumska Oblast (Latitude:50.99885 Longtitude:34.00072)</text:p>
      <text:p text:style-name="P4">
Videos: []</text:p>
      <text:p text:style-name="P4">
Images: []</text:p>
      <text:p text:style-name="P4">
Tags: ["Europe", "Central and Eastern Europe"]</text:p>
      <text:p text:style-name="P4">
ID: 22557405</text:p>
      <!--METADATA-->
      <text:p text:style-name="P4">
Sumska Oblast(10:45). Red Alert: aerial threat. Sirens sounding. Take covernow!</text:p>
      <text:p text:style-name="P4">
News Collection Link: <text:a xlink:type="simple" xlink:href="https://liveuamap.com/en/2023/20-april-sumska-oblast1045-red-alert-aerial-tg" text:style-name="Internet_20_link" text:visited-style-name="Visited_20_Internet_20_Link">
https://liveuamap.com/en/2023/20-april-sumska-oblast1045-red-alert-aerial-tg</text:a>
</text:p>
      <text:p text:style-name="P4">
Source: <text:a xlink:type="simple" xlink:href="https://t.me/air_alert_ua/43365" text:style-name="Internet_20_link" text:visited-style-name="Visited_20_Internet_20_Link">
https://t.me/air_alert_ua/43365</text:a>
</text:p>
      <!--NEWS-->
      <text:h text:style-name="P10" text:outline-level="1">
<text:span text:style-name="T4">
The Dutch and the Danes will deliver fourteen Leopard2 A4 tanks to Ukraine, in addition to th...</text:span>
</text:h>
      <text:p text:style-name="P4">
Authors: liveuamap (Language: en)</text:p>
      <text:p text:style-name="P4">
Time: 2023-04-20T05:30:00</text:p>
      <text:p text:style-name="P4">
Location: Amsterdam, Noord-Holland (Latitude:52.37392 Longtitude:4.8896)</text:p>
      <text:p text:style-name="P4">
Videos: []</text:p>
      <text:p text:style-name="P4">
Images: []</text:p>
      <text:p text:style-name="P4">
Tags: ["Russia", "Europe"]</text:p>
      <text:p text:style-name="P4">
ID: 22557444</text:p>
      <!--METADATA-->
      <text:p text:style-name="P4">
The Dutch and the Danes will deliver fourteen Leopard2 A4 tanks to Ukraine, inaddition to the previously announced Leopard 1 tanks. The Netherlands is partof the international tank coalition that supports Ukraine in the fight againstRussian aggression</text:p>
      <text:p text:style-name="P4">
News Collection Link: <text:a xlink:type="simple" xlink:href="https://liveuamap.com/en/2023/20-april-the-dutch-and-the-danes-will-deliver-fourteen-leopard2" text:style-name="Internet_20_link" text:visited-style-name="Visited_20_Internet_20_Link">
https://liveuamap.com/en/2023/20-april-the-dutch-and-the-danes-will-deliver-fourteen-leopard2</text:a>
</text:p>
      <text:p text:style-name="P4">
Source: <text:a xlink:type="simple" xlink:href="https://twitter.com/AvandenBroek/status/1648967358436835328" text:style-name="Internet_20_link" text:visited-style-name="Visited_20_Internet_20_Link">
https://twitter.com/AvandenBroek/status/1648967358436835328</text:a>
</text:p>
      <!--NEWS-->
      <text:h text:style-name="P10" text:outline-level="1">
<text:span text:style-name="T4">
Poltavska Oblast(13:02). Red Alert: aerial threat. Sirens sounding. Take cover now!</text:span>
</text:h>
      <text:p text:style-name="P4">
Authors: liveuamap (Language: en)</text:p>
      <text:p text:style-name="P4">
Time: 2023-04-20T07:03:00</text:p>
      <text:p text:style-name="P4">
Location: Poltavska Oblast (Latitude:49.47791 Longtitude:33.81892)</text:p>
      <text:p text:style-name="P4">
Videos: []</text:p>
      <text:p text:style-name="P4">
Images: []</text:p>
      <text:p text:style-name="P4">
Tags: ["Europe", "Central and Eastern Europe"]</text:p>
      <text:p text:style-name="P4">
ID: 22557432</text:p>
      <!--METADATA-->
      <text:p text:style-name="P4">
Poltavska Oblast(13:02). Red Alert: aerial threat. Sirens sounding. Take covernow!</text:p>
      <text:p text:style-name="P4">
News Collection Link: <text:a xlink:type="simple" xlink:href="https://liveuamap.com/en/2023/20-april-poltavska-oblast1302-red-alert-aeriag" text:style-name="Internet_20_link" text:visited-style-name="Visited_20_Internet_20_Link">
https://liveuamap.com/en/2023/20-april-poltavska-oblast1302-red-alert-aeriag</text:a>
</text:p>
      <text:p text:style-name="P4">
Source: <text:a xlink:type="simple" xlink:href="https://t.me/suspilnepoltava/10843" text:style-name="Internet_20_link" text:visited-style-name="Visited_20_Internet_20_Link">
https://t.me/suspilnepoltava/10843</text:a>
</text:p>
      <!--NEWS-->
      <text:h text:style-name="P10" text:outline-level="1">
<text:span text:style-name="T4">
Kharkiv, Kharkivska Oblast, Donetsk Oblast(13:03). Red Alert: aerial threat. Sirens sounding....</text:span>
</text:h>
      <text:p text:style-name="P4">
Authors: liveuamap (Language: en)</text:p>
      <text:p text:style-name="P4">
Time: 2023-04-20T07:05:00</text:p>
      <text:p text:style-name="P4">
Location: Kharkiv (Latitude:49.98134 Longtitude:36.25335)</text:p>
      <text:p text:style-name="P4">
Videos: []</text:p>
      <text:p text:style-name="P4">
Images: []</text:p>
      <text:p text:style-name="P4">
Tags: ["Europe", "Central and Eastern Europe"]</text:p>
      <text:p text:style-name="P4">
ID: 22557433</text:p>
      <!--METADATA-->
      <text:p text:style-name="P4">
Kharkiv, Kharkivska Oblast, Donetsk Oblast(13:03). Red Alert: aerial threat.Sirens sounding. Take cover now!</text:p>
      <text:p text:style-name="P4">
News Collection Link: <text:a xlink:type="simple" xlink:href="https://liveuamap.com/en/2023/20-april-kharkiv-kharkivska-oblast-donetsk-obg" text:style-name="Internet_20_link" text:visited-style-name="Visited_20_Internet_20_Link">
https://liveuamap.com/en/2023/20-april-kharkiv-kharkivska-oblast-donetsk-obg</text:a>
</text:p>
      <text:p text:style-name="P4">
Source: <text:a xlink:type="simple" xlink:href="https://t.me/air_alert_ua/43371" text:style-name="Internet_20_link" text:visited-style-name="Visited_20_Internet_20_Link">
https://t.me/air_alert_ua/43371</text:a>
</text:p>
      <!--NEWS-->
      <text:h text:style-name="P10" text:outline-level="1">
<text:span text:style-name="T4">
Zaporizka Oblast(13:53). Red Alert: aerial threat. Sirens sounding. Take cover now!</text:span>
</text:h>
      <text:p text:style-name="P4">
Authors: liveuamap (Language: en)</text:p>
      <text:p text:style-name="P4">
Time: 2023-04-20T07:53:00</text:p>
      <text:p text:style-name="P4">
Location: Zaporizka Oblast (Latitude:47.611321 Longtitude:35.764311)</text:p>
      <text:p text:style-name="P4">
Videos: []</text:p>
      <text:p text:style-name="P4">
Images: []</text:p>
      <text:p text:style-name="P4">
Tags: ["Europe", "Central and Eastern Europe"]</text:p>
      <text:p text:style-name="P4">
ID: 22557439</text:p>
      <!--METADATA-->
      <text:p text:style-name="P4">
Zaporizka Oblast(13:53). Red Alert: aerial threat. Sirens sounding. Take covernow!</text:p>
      <text:p text:style-name="P4">
News Collection Link: <text:a xlink:type="simple" xlink:href="https://liveuamap.com/en/2023/20-april-zaporizka-oblast1353-red-alert-aeriag" text:style-name="Internet_20_link" text:visited-style-name="Visited_20_Internet_20_Link">
https://liveuamap.com/en/2023/20-april-zaporizka-oblast1353-red-alert-aeriag</text:a>
</text:p>
      <text:p text:style-name="P4">
Source: <text:a xlink:type="simple" xlink:href="https://t.me/suspilnezaporizhzhya/12253" text:style-name="Internet_20_link" text:visited-style-name="Visited_20_Internet_20_Link">
https://t.me/suspilnezaporizhzhya/12253</text:a>
</text:p>
      <!--NEWS-->
      <text:h text:style-name="P10" text:outline-level="1">
<text:span text:style-name="T4">
Chernihivska Oblast(15:26). Red Alert: aerial threat. Sirens sounding. Take cover now!</text:span>
</text:h>
      <text:p text:style-name="P4">
Authors: liveuamap (Language: en)</text:p>
      <text:p text:style-name="P4">
Time: 2023-04-20T09:27:00</text:p>
      <text:p text:style-name="P4">
Location: Chernihivska Oblast (Latitude:51.33361 Longtitude:32.00066)</text:p>
      <text:p text:style-name="P4">
Videos: []</text:p>
      <text:p text:style-name="P4">
Images: []</text:p>
      <text:p text:style-name="P4">
Tags: ["Europe", "Central and Eastern Europe"]</text:p>
      <text:p text:style-name="P4">
ID: 22557440</text:p>
      <!--METADATA-->
      <text:p text:style-name="P4">
Chernihivska Oblast(15:26). Red Alert: aerial threat. Sirens sounding. Takecover now!</text:p>
      <text:p text:style-name="P4">
News Collection Link: <text:a xlink:type="simple" xlink:href="https://liveuamap.com/en/2023/20-april-chernihivska-oblast1526-red-alert-aeg" text:style-name="Internet_20_link" text:visited-style-name="Visited_20_Internet_20_Link">
https://liveuamap.com/en/2023/20-april-chernihivska-oblast1526-red-alert-aeg</text:a>
</text:p>
      <text:p text:style-name="P4">
Source: <text:a xlink:type="simple" xlink:href="https://t.me/air_alert_ua/43378" text:style-name="Internet_20_link" text:visited-style-name="Visited_20_Internet_20_Link">
https://t.me/air_alert_ua/43378</text:a>
</text:p>
      <!--NEWS-->
      <text:h text:style-name="P10" text:outline-level="1">
<text:span text:style-name="T4">
Sumska Oblast(15:27). Red Alert: aerial threat. Sirens sounding. Take cover now!</text:span>
</text:h>
      <text:p text:style-name="P4">
Authors: liveuamap (Language: en)</text:p>
      <text:p text:style-name="P4">
Time: 2023-04-20T09:29:00</text:p>
      <text:p text:style-name="P4">
Location: Sumska Oblast (Latitude:50.99952 Longtitude:34.00047)</text:p>
      <text:p text:style-name="P4">
Videos: []</text:p>
      <text:p text:style-name="P4">
Images: []</text:p>
      <text:p text:style-name="P4">
Tags: ["Europe", "Central and Eastern Europe"]</text:p>
      <text:p text:style-name="P4">
ID: 22557441</text:p>
      <!--METADATA-->
      <text:p text:style-name="P4">
Sumska Oblast(15:27). Red Alert: aerial threat. Sirens sounding. Take covernow!</text:p>
      <text:p text:style-name="P4">
News Collection Link: <text:a xlink:type="simple" xlink:href="https://liveuamap.com/en/2023/20-april-sumska-oblast1527-red-alert-aerial-tg" text:style-name="Internet_20_link" text:visited-style-name="Visited_20_Internet_20_Link">
https://liveuamap.com/en/2023/20-april-sumska-oblast1527-red-alert-aerial-tg</text:a>
</text:p>
      <text:p text:style-name="P4">
Source: <text:a xlink:type="simple" xlink:href="https://t.me/air_alert_ua/43379" text:style-name="Internet_20_link" text:visited-style-name="Visited_20_Internet_20_Link">
https://t.me/air_alert_ua/43379</text:a>
</text:p>
      <!--NEWS-->
      <text:h text:style-name="P10" text:outline-level="1">
<text:span text:style-name="T4">
Jens Stoltenberg: Ukraine's rightful place is in the Euro-Atlantic family. Ukraine's rightful...</text:span>
</text:h>
      <text:p text:style-name="P4">
Authors: liveuamap (Language: en)</text:p>
      <text:p text:style-name="P4">
Time: 2023-04-20T09:55:44</text:p>
      <text:p text:style-name="P4">
Location: Kyiv, Kyiv city (Latitude:50.44395 Longtitude:30.52946)</text:p>
      <text:p text:style-name="P4">
Videos: []</text:p>
      <text:p text:style-name="P4">
Images: []</text:p>
      <text:p text:style-name="P4">
Tags: ["Europe"]</text:p>
      <text:p text:style-name="P4">
ID: 22557443</text:p>
      <!--METADATA-->
      <text:p text:style-name="P4">
Jens Stoltenberg: Ukraine's rightful place is in the Euro-Atlantic family.Ukraine's rightful place is in NATO. Over time, our support will help you makethis possible.❞</text:p>
      <text:p text:style-name="P4">
News Collection Link: <text:a xlink:type="simple" xlink:href="https://liveuamap.com/en/2023/20-april-jens-stoltenberg-ukraines-rightful-place-is-in-the" text:style-name="Internet_20_link" text:visited-style-name="Visited_20_Internet_20_Link">
https://liveuamap.com/en/2023/20-april-jens-stoltenberg-ukraines-rightful-place-is-in-the</text:a>
</text:p>
      <text:p text:style-name="P4">
Source: <text:a xlink:type="simple" xlink:href="https://twitter.com/NATO/status/1649047066314940417" text:style-name="Internet_20_link" text:visited-style-name="Visited_20_Internet_20_Link">
https://twitter.com/NATO/status/1649047066314940417</text:a>
</text:p>
      <!--NEWS-->
      <text:h text:style-name="P10" text:outline-level="1">
<text:span text:style-name="T4">
В Естонії наразі перебувають до 60 тисяч українців</text:span>
</text:h>
      <text:p text:style-name="P4">
Authors: Ukrinform (Person)</text:p>
      <text:p text:style-name="P4">
Publisher: Укринформ (Organization)</text:p>
      <text:p text:style-name="P4">
Published Time: 2023-04-20T12:31:45+03:00</text:p>
      <text:p text:style-name="P4">
Modified Time: 2023-04-20T12:31:45+03:00</text:p>
      <text:p text:style-name="P4">
Description: В Естонії наразі перебуває від 50 до 60 тисяч українців, які були змушені залишити свої домівки через розв'язану росією війну. — Укрінформ.</text:p>
      <text:p text:style-name="P4">
Images: ["<text:a xlink:type="simple" xlink:href="https://static.ukrinform.com/photos/2021_04/thumb_files/630_360_1617633400-437.jpg" text:style-name="Internet_20_link" text:visited-style-name="Visited_20_Internet_20_Link">
630_360_16176...</text:a>
", "<text:a xlink:type="simple" xlink:href="https://static.ukrinform.com/photos/2023_04/1681982999-705.jpg" text:style-name="Internet_20_link" text:visited-style-name="Visited_20_Internet_20_Link">
1681982999-70...</text:a>
"]</text:p>
      <text:p text:style-name="P4">
Tags: ['Естонія', 'Посол', 'Біженці', 'Війна з росією']</text:p>
      <text:p text:style-name="P4">
Type: Article</text:p>
      <!--METADATA-->
      <text:p text:style-name="P4">
<draw:frame draw:style-name="fr1" draw:name="Image68" text:anchor-type="as-char" svg:width="6.9236in" svg:height="3.956343in" draw:z-index="0">
<draw:image xlink:href="../Images/yкринформ/2023-04-20T12-31-45-03-00/630_360_1617633400-437.jpg" xlink:type="simple" xlink:show="embed" xlink:actuate="onLoad" draw:mime-type="image/jpeg"/>
</draw:frame>
 В Естоніїнаразі перебуває від 50 до 60 тисяч українців, які були змушені залишити своїдомівки через розв'язану росією війну.</text:p>
      <text:p text:style-name="P4">
Про це заявив посол Естонії в Україні Каймо Кууск на брифінгу тему: "ЯкЕстонія підтримує Україну під час війни?" у Медіацентрі Україна - Укрінформ.</text:p>
      <text:p text:style-name="P4">
<draw:frame draw:style-name="fr1" draw:name="Image69" text:anchor-type="as-char" svg:width="6.9236in" svg:height="4.615733in" draw:z-index="0">
<draw:image xlink:href="../Images/yкринформ/2023-04-20T12-31-45-03-00/1681982999-705.jpg" xlink:type="simple" xlink:show="embed" xlink:actuate="onLoad" draw:mime-type="image/jpeg"/>
</draw:frame>
</text:p>
      <text:p text:style-name="P4">
Дипломат розповів, що після початку повномасштабного вторгнення до <text:a xlink:type="simple" xlink:href="https://www.ukrinform.ua/tag-estonia" text:style-name="Internet_20_link" text:visited-style-name="Visited_20_Internet_20_Link">
</text:a>
 приїхало понад 100 тис. українців,деякі з них були в країні транзитом і потім переїхали у Фінляндію або Швецію.</text:p>
      <text:p text:style-name="P4">
"На цей час, згідно з нашими підрахунками, наразі в Естонії залишаються від 50до 60 тисяч українців. Це становить близько 3 відсотків населення Естонії", -сказав Кууск.</text:p>
      <text:p text:style-name="P4">
Він зазначив, що естонська сторона відразу після прибуття почала надаватидопомогу українцям, які були змушені залишити Україну через війну.</text:p>
      <text:p text:style-name="P4">
<text:span text:style-name="T4">
Читайте також:</text:span>
 <text:a xlink:type="simple" xlink:href="https://www.ukrinform.ua/rubric-society/3698177-v-avstrii-prozivaut-55-tisac-ukrainskih-pereselenciv-sallenberg.html" text:style-name="Internet_20_link" text:visited-style-name="Visited_20_Internet_20_Link">
 </text:a>
</text:p>
      <text:p text:style-name="P4">
Як повідомлялося, за даними Управління Верховного комісара ООН у справахбіженців (УВКБ), кількість українців, які виїхали до країн Європи післяпочатку повномасштабного вторгнення росії, станом на січень становила 7 915287 осіб.</text:p>
      <text:p text:style-name="P4">
Source: <text:a xlink:type="simple" xlink:href="https://www.ukrinform.ua/rubric-society/3698321-v-estonii-narazi-perebuvaut-do-60-tisac-ukrainciv.html" text:style-name="Internet_20_link" text:visited-style-name="Visited_20_Internet_20_Link">
https://www.ukrinform.ua/rubric-society/3698321-v-estonii-narazi-perebuvaut-do-60-tisac-ukrainciv.html</text:a>
</text:p>
      <!--NEWS-->
      <text:h text:style-name="P10" text:outline-level="1">
<text:span text:style-name="T4">
Kherson, Khersonska Oblast(18:44). Red Alert: aerial threat. Sirens sounding. Take cover now!</text:span>
</text:h>
      <text:p text:style-name="P4">
Authors: liveuamap (Language: en)</text:p>
      <text:p text:style-name="P4">
Time: 2023-04-20T12:44:00</text:p>
      <text:p text:style-name="P4">
Location: Kherson (Latitude:46.65465 Longtitude:32.61687)</text:p>
      <text:p text:style-name="P4">
Videos: []</text:p>
      <text:p text:style-name="P4">
Images: []</text:p>
      <text:p text:style-name="P4">
Tags: ["Europe", "Central and Eastern Europe"]</text:p>
      <text:p text:style-name="P4">
ID: 22557457</text:p>
      <!--METADATA-->
      <text:p text:style-name="P4">
Kherson, Khersonska Oblast(18:44). Red Alert: aerial threat. Sirens sounding.Take cover now!</text:p>
      <text:p text:style-name="P4">
News Collection Link: <text:a xlink:type="simple" xlink:href="https://liveuamap.com/en/2023/20-april-kherson-khersonska-oblast1844-red-alg" text:style-name="Internet_20_link" text:visited-style-name="Visited_20_Internet_20_Link">
https://liveuamap.com/en/2023/20-april-kherson-khersonska-oblast1844-red-alg</text:a>
</text:p>
      <text:p text:style-name="P4">
Source: <text:a xlink:type="simple" xlink:href="https://t.me/air_alert_ua/43383" text:style-name="Internet_20_link" text:visited-style-name="Visited_20_Internet_20_Link">
https://t.me/air_alert_ua/43383</text:a>
</text:p>
      <!--NEWS-->
      <text:h text:style-name="P10" text:outline-level="1">
<text:span text:style-name="T4">
Zaporizka Oblast(19:41). Red Alert: aerial threat. Sirens sounding. Take cover now!</text:span>
</text:h>
      <text:p text:style-name="P4">
Authors: liveuamap (Language: en)</text:p>
      <text:p text:style-name="P4">
Time: 2023-04-20T13:41:00</text:p>
      <text:p text:style-name="P4">
Location: Zaporizka Oblast (Latitude:47.612021 Longtitude:35.765261)</text:p>
      <text:p text:style-name="P4">
Videos: []</text:p>
      <text:p text:style-name="P4">
Images: []</text:p>
      <text:p text:style-name="P4">
Tags: ["Europe", "Central and Eastern Europe"]</text:p>
      <text:p text:style-name="P4">
ID: 22557507</text:p>
      <!--METADATA-->
      <text:p text:style-name="P4">
Zaporizka Oblast(19:41). Red Alert: aerial threat. Sirens sounding. Take covernow!</text:p>
      <text:p text:style-name="P4">
News Collection Link: <text:a xlink:type="simple" xlink:href="https://liveuamap.com/en/2023/20-april-zaporizka-oblast1941-red-alert-aeriag" text:style-name="Internet_20_link" text:visited-style-name="Visited_20_Internet_20_Link">
https://liveuamap.com/en/2023/20-april-zaporizka-oblast1941-red-alert-aeriag</text:a>
</text:p>
      <text:p text:style-name="P4">
Source: <text:a xlink:type="simple" xlink:href="https://t.me/suspilnezaporizhzhya/12262" text:style-name="Internet_20_link" text:visited-style-name="Visited_20_Internet_20_Link">
https://t.me/suspilnezaporizhzhya/12262</text:a>
</text:p>
      <!--NEWS-->
      <text:h text:style-name="P10" text:outline-level="1">
<text:span text:style-name="T4">
Donetsk Oblast(19:41). Red Alert: aerial threat. Sirens sounding. Take cover now!</text:span>
</text:h>
      <text:p text:style-name="P4">
Authors: liveuamap (Language: en)</text:p>
      <text:p text:style-name="P4">
Time: 2023-04-20T13:43:00</text:p>
      <text:p text:style-name="P4">
Location: Donetsk Oblast (Latitude:48.72622 Longtitude:37.57882)</text:p>
      <text:p text:style-name="P4">
Videos: []</text:p>
      <text:p text:style-name="P4">
Images: []</text:p>
      <text:p text:style-name="P4">
Tags: ["Europe", "Central and Eastern Europe"]</text:p>
      <text:p text:style-name="P4">
ID: 22557508</text:p>
      <!--METADATA-->
      <text:p text:style-name="P4">
Donetsk Oblast(19:41). Red Alert: aerial threat. Sirens sounding. Take covernow!</text:p>
      <text:p text:style-name="P4">
News Collection Link: <text:a xlink:type="simple" xlink:href="https://liveuamap.com/en/2023/20-april-donetsk-oblast1941-red-alert-aerial-g" text:style-name="Internet_20_link" text:visited-style-name="Visited_20_Internet_20_Link">
https://liveuamap.com/en/2023/20-april-donetsk-oblast1941-red-alert-aerial-g</text:a>
</text:p>
      <text:p text:style-name="P4">
Source: <text:a xlink:type="simple" xlink:href="https://t.me/air_alert_ua/43385" text:style-name="Internet_20_link" text:visited-style-name="Visited_20_Internet_20_Link">
https://t.me/air_alert_ua/43385</text:a>
</text:p>
      <!--NEWS-->
      <text:h text:style-name="P10" text:outline-level="1">
<text:span text:style-name="T4">
СБУ арештувала активи Новинського ще на 144 мільйони</text:span>
</text:h>
      <text:p text:style-name="P4">
Authors: Ukrinform (Person)</text:p>
      <text:p text:style-name="P4">
Publisher: Укринформ (Organization)</text:p>
      <text:p text:style-name="P4">
Published Time: 2023-04-20T14:30:58+03:00</text:p>
      <text:p text:style-name="P4">
Modified Time: 2023-04-20T14:30:58+03:00</text:p>
      <text:p text:style-name="P4">
Description: Суд за матеріалами Служби безпеки України наклав арешт на 18 млн кубометрів газу, який компанії проросійського олігарха, колишнього народного депутата Вадима Новинського зберігали у сховищах акціонерного товариства "Укртрансгаз". — Укрінформ.</text:p>
      <text:p text:style-name="P4">
Images: ["<text:a xlink:type="simple" xlink:href="https://static.ukrinform.com/photos/2019_05/thumb_files/630_360_1558435212-507.jpg" text:style-name="Internet_20_link" text:visited-style-name="Visited_20_Internet_20_Link">
630_360_15584...</text:a>
"]</text:p>
      <text:p text:style-name="P4">
Tags: ['Арешт', 'Газ', 'Новинський', 'СБУ', 'Майно']</text:p>
      <text:p text:style-name="P4">
Type: Article</text:p>
      <!--METADATA-->
      <text:p text:style-name="P4">
<draw:frame draw:style-name="fr1" draw:name="Image70" text:anchor-type="as-char" svg:width="6.9236in" svg:height="3.956343in" draw:z-index="0">
<draw:image xlink:href="../Images/yкринформ/2023-04-20T14-30-58-03-00/630_360_1558435212-507.jpg" xlink:type="simple" xlink:show="embed" xlink:actuate="onLoad" draw:mime-type="image/jpeg"/>
</draw:frame>
 Суд заматеріалами Служби безпеки України наклав арешт на 18 млн кубометрів газу,який компанії проросійського олігарха, колишнього народного депутата ВадимаНовинського зберігали у сховищах акціонерного товариства "Укртрансгаз".</text:p>
      <text:p text:style-name="P4">
Як передає Укрінформ, про це повідомила <text:a xlink:type="simple" xlink:href="https://ssu.gov.ua/novyny/sbu-areshtuvala-aktyvy-pidsanktsiinoho-oliharkha-novynskoho-na-ponad-144-mln-hrn" text:style-name="Internet_20_link" text:visited-style-name="Visited_20_Internet_20_Link">
 </text:a>
.</text:p>
      <text:p text:style-name="P4">
За даними слідства, згадані компанії намагалися відчужити газ на користьтретіх осіб для уникнення санкцій Ради національної безпеки і оборони України.Загальна вартість арештованих обсягів блакитного палива становить понад 144млн гривень.</text:p>
      <text:p text:style-name="P4">
Так, слідством встановлено, що з метою уникнення санкцій <text:a xlink:type="simple" xlink:href="https://www.ukrinform.ua/tag-rnbo" text:style-name="Internet_20_link" text:visited-style-name="Visited_20_Internet_20_Link">
</text:a>
 Новинський перереєстрував власнігазовидобувні підприємства на декількох афілійованих осіб, які безпосередньопов’язані з російською федерацією.</text:p>
      <text:p text:style-name="P4">
Для реалізації оборудки олігарх залучив підконтрольних приватних нотаріусів ідержавних реєстраторів. Злочинна схема була викрита й заблокована.</text:p>
      <text:p text:style-name="P4">
<text:span text:style-name="T4">
Читайте також:</text:span>
 <text:a xlink:type="simple" xlink:href="https://www.ukrinform.ua/rubric-society/3690676-zurnalisti-pomitili-novinskogo-u-curihu-proviv-sluzbu-v-rosijskij-cerkvi.html" text:style-name="Internet_20_link" text:visited-style-name="Visited_20_Internet_20_Link">
 <text:span text:style-name="T4">
Журналісти</text:span>
 <text:span text:style-name="T4">
помітили</text:span>
 <text:span text:style-name="T4">
Новинського</text:span>
 <text:span text:style-name="T4">
Цюриху</text:span>
<text:span text:style-name="T4">
провів</text:span>
 <text:span text:style-name="T4">
службу</text:span>
 <text:span text:style-name="T4">
російській</text:span>
 <text:span text:style-name="T4">
церкві</text:span>
</text:a>
</text:p>
      <text:p text:style-name="P4">
У межах провадження за ст. 111-2 (пособництво державі-агресору) Кримінальногокодексу України тривають слідчі дії для встановлення всіх обставин злочину іпритягнення винних до відповідальності.</text:p>
      <text:p text:style-name="P4">
Як повідомляв Укрінформ, минулого тижня був накладений <text:a xlink:type="simple" xlink:href="https://www.ukrinform.ua/rubric-economy/3695312-sbu-zaarestuvala-majno-novinskogo-na-ponad-35-milarda.html" text:style-name="Internet_20_link" text:visited-style-name="Visited_20_Internet_20_Link">
</text:a>
 .</text:p>
      <text:p text:style-name="P4">
Source: <text:a xlink:type="simple" xlink:href="https://www.ukrinform.ua/rubric-economy/3698388-sbu-arestuvala-aktivi-novinskogo-se-na-144-miljoni.html" text:style-name="Internet_20_link" text:visited-style-name="Visited_20_Internet_20_Link">
https://www.ukrinform.ua/rubric-economy/3698388-sbu-arestuvala-aktivi-novinskogo-se-na-144-miljoni.html</text:a>
</text:p>
      <!--NEWS-->
      <text:h text:style-name="P10" text:outline-level="1">
<text:span text:style-name="T4">
Мер Мелітополя розповів про план дій після звільнення міста</text:span>
</text:h>
      <text:p text:style-name="P4">
Authors: Ukrinform (Person)</text:p>
      <text:p text:style-name="P4">
Publisher: Укринформ (Organization)</text:p>
      <text:p text:style-name="P4">
Published Time: 2023-04-20T14:31:00+03:00</text:p>
      <text:p text:style-name="P4">
Modified Time: 2023-04-20T14:31:00+03:00</text:p>
      <text:p text:style-name="P4">
Description: Після деокупації Мелітополя та району потрібно відновити життєдіяльність території та її інфраструктуру, покарати колаборантів та зрадників, примирити населення та відновити економіку.</text:p>
      <text:p text:style-name="P4">
— Укрінформ.</text:p>
      <text:p text:style-name="P4">
Images: ["<text:a xlink:type="simple" xlink:href="https://static.ukrinform.com/photos/2023_04/thumb_files/630_360_1681996461-700.jpg" text:style-name="Internet_20_link" text:visited-style-name="Visited_20_Internet_20_Link">
630_360_16819...</text:a>
"]</text:p>
      <text:p text:style-name="P4">
Tags: ['Деокупація', 'Мелітополь', 'Михайло Федоров', 'Війна з росією']</text:p>
      <text:p text:style-name="P4">
Type: Article</text:p>
      <!--METADATA-->
      <text:p text:style-name="P4">
<draw:frame draw:style-name="fr1" draw:name="Image71" text:anchor-type="as-char" svg:width="6.9236in" svg:height="3.956343in" draw:z-index="0">
<draw:image xlink:href="../Images/yкринформ/2023-04-20T14-31-00-03-00/630_360_1681996461-700.jpg" xlink:type="simple" xlink:show="embed" xlink:actuate="onLoad" draw:mime-type="image/jpeg"/>
</draw:frame>
 Післядеокупації Мелітополя та району потрібно відновити життєдіяльність територіїта її інфраструктуру, покарати колаборантів та зрадників, примирити населеннята відновити економіку.</text:p>
      <text:p text:style-name="P4">
Про це під час виступу на Міжнародному саміті міст та регіонів сказав міськийголова Мелітополя Іван Федоров, передає кореспондент Укрінформу.</text:p>
      <text:p text:style-name="P4">
"Ми маємо усвідомлювати, що після нашої перемоги головним запобіжником відможливої нової агресії росії має стати успішно розвинена економіка, і особливаувага має приділятися нашим територіям. Оскільки саме вони є останнімфорпостом між Європою та агресором", - сказав він.</text:p>
      <text:p text:style-name="P4">
Федоров нагадав, що Мелітополь є воротами до Криму, і до повномасштабноговторгнення на його території проживали мешканці більш ніж 100 національностей.Мелітополь вважався інтеркультурною столицею України.</text:p>
      <text:p text:style-name="P4">
"У 2014 році наше місто обрало свій шлях розвитку - європейський шляхрозвитку. Після вторгнення росії до Криму, Донбасу, Луганська, російськіпровокатори намагались захопити і наше місто, та наша громада впоралася із цимвикликом. Наша громада вистояла, Мелітопольщина стала домівкою для більше ніж10 тисяч переселенців. З 2014 року у співпраці з міжнародними партнерами мипокращували нашу соціальну інфраструктуру і будували плани розвитку регіону до2030 року, але не врахували тільки одного, що росія оголосить війну всьомуцивілізованого світу", - сказав мер міста.</text:p>
      <text:p text:style-name="P4">
<text:span text:style-name="T4">
Читайте також:</text:span>
 <text:a xlink:type="simple" xlink:href="https://www.ukrinform.ua/rubric-ato/3694743-rosiani-v-ocikuvanni-nastupu-zsu-na-melitopol-pobuduvali-tri-linii-oboroni-rozvidka-britanii.html" text:style-name="Internet_20_link" text:visited-style-name="Visited_20_Internet_20_Link">
 <text:span text:style-name="T4">
Мелітополь</text:span>
 </text:a>
</text:p>
      <text:p text:style-name="P4">
Мелітополь був окупований з перших днів війни і став для окупантівадміністративним центром захопленої частини Запорізької області та військовоюбазою. Нині на тимчасово окупованих територіях чиниться справжній геноцидпроти українського народу. Зокрема, ворог викрадає та катує мирних людей. ІванФедоров згадав, що і його самого російські військові посадили у в'язницю запроукраїнську позицію та відмову працювати на ворога.</text:p>
      <text:p text:style-name="P4">
Зараз в місті не працює 70% підприємств. Люди на межі бідності, а ліки тапродукти харчування, за словами Федорова, дорожчі у три рази, ніж у будь-якомумісті нашої держави.</text:p>
      <text:p text:style-name="P4">
"Люди не можуть отримувати ліки без російського паспорта. Тож у них же вибір:або життя, або російський паспорт", - додав він.</text:p>
      <text:p text:style-name="P4">
Попри це, в місті спостерігається низька колаборація: жоден директор школи (з22 шкіл) не зрадив та не погодився працювати із ворогом. Мелітополь вважаєтьсяцентром партизанського руху, який тримає в напруженні ворогів.</text:p>
      <text:p text:style-name="P4">
<text:span text:style-name="T4">
Читайте також:</text:span>
 <text:a xlink:type="simple" xlink:href="https://www.ukrinform.ua/rubric-regions/3696309-iz-melitopola-za-dva-tizni-viihali-ponad-2000-ludej-sob-uniknuti-mobilizacii-fedorov.html" text:style-name="Internet_20_link" text:visited-style-name="Visited_20_Internet_20_Link">
 <text:span text:style-name="T4">
Мелітополя</text:span>
 </text:a>
</text:p>
      <text:p text:style-name="P4">
"Зараз всі ми маємо унікальний шанс - побудувати нову Україну. Крок номер один- створення плану деокупації Мелітопольщини, плану відновлення життєдіяльностіта інфраструктури. Ми вже зараз акумулюємо гуманітарну допомогу, речі першоїпотреби, генератори, аби якомога швидше відновити життєдіяльність, формуваннякоманди і зробити безпечною ситуацію в місті, аби наші мешканці повернулись.Другий і найскладніший крок - це побудова довгострокової стратегії примиреннялюдей після довгої окупації. Всі колаборанти та зрадники мають бути покарані,а також треба примирити тих, хто залишився і терпів терор, і тих, хтоповернувся. Третій крок - це про майбутнє нашої держави. Без сильної таекономічно розвиненої країни цього неможливо", - сказав Федоров.</text:p>
      <text:p text:style-name="P4">
Він також подякував міжнародним партнерам за підтримку та висловив сподівання,що вона триватиме й надалі.</text:p>
      <text:p text:style-name="P4">
<text:span text:style-name="T4">
Читайте також:</text:span>
 <text:a xlink:type="simple" xlink:href="https://www.ukrinform.ua/rubric-regions/3697231-u-melitopoli-zagarbniki-pocali-drugu-hvilu-nacionalizacii-zitla.html" text:style-name="Internet_20_link" text:visited-style-name="Visited_20_Internet_20_Link">
 </text:a>
</text:p>
      <text:p text:style-name="P4">
Раніше повідомлялось, що на саміті виступав заступник міського головиЕнергодара Іван Самойдюк, який 333 дні провів в російському полоні. Вінзвернув увагу учасників заходу на тому, що не варто сприймати Україну, як"сіру зону", яка може захистити Європу від навали. Адже Україна в першу чергу- це спільний дім для українців, європейців і всього цивілізованого світу.</text:p>
      <text:p text:style-name="P4">
Сьогодні у Києві проходить Міжнародний саміт міст та регіонів. Участь у заходіберуть близько 100 представників іноземних держав з усього світу, головиасоціацій міст та регіонів, представники Конгресу Ради Європи та головиукраїнських громад і регіонів.</text:p>
      <text:p text:style-name="P4">
Source: <text:a xlink:type="simple" xlink:href="https://www.ukrinform.ua/rubric-regions/3698389-mer-melitopola-rozpoviv-pro-plan-dij-pisla-zvilnenna-mista.html" text:style-name="Internet_20_link" text:visited-style-name="Visited_20_Internet_20_Link">
https://www.ukrinform.ua/rubric-regions/3698389-mer-melitopola-rozpoviv-pro-plan-dij-pisla-zvilnenna-mista.html</text:a>
</text:p>
      <!--NEWS-->
      <text:h text:style-name="P10" text:outline-level="1">
<text:span text:style-name="T4">
Львівський суд обрав запобіжний захід підозрюваному в підпалі церкви</text:span>
</text:h>
      <text:p text:style-name="P4">
Authors: Ukrinform (Person)</text:p>
      <text:p text:style-name="P4">
Publisher: Укринформ (Organization)</text:p>
      <text:p text:style-name="P4">
Published Time: 2023-04-20T14:34:09+03:00</text:p>
      <text:p text:style-name="P4">
Modified Time: 2023-04-20T14:34:09+03:00</text:p>
      <text:p text:style-name="P4">
Description: У Сихівському районному суді Львова обрали запобіжний захід 31-річному уродженцю Ужгорода, якого підозрюють у підпалі церкви Різдва Пресвятої Богородиці УГКЦ. — Укрінформ.</text:p>
      <text:p text:style-name="P4">
Images: ["<text:a xlink:type="simple" xlink:href="https://static.ukrinform.com/photos/2023_04/thumb_files/630_360_1681455767-875.jpg" text:style-name="Internet_20_link" text:visited-style-name="Visited_20_Internet_20_Link">
630_360_16814...</text:a>
", "<text:a xlink:type="simple" xlink:href="https://static.ukrinform.com/photos/2023_04/1681990365-548.jpg" text:style-name="Internet_20_link" text:visited-style-name="Visited_20_Internet_20_Link">
1681990365-54...</text:a>
"]</text:p>
      <text:p text:style-name="P4">
Tags: ['Церква', 'Львівщина', 'УГКЦ', 'Підпал']</text:p>
      <text:p text:style-name="P4">
Type: Article</text:p>
      <!--METADATA-->
      <text:p text:style-name="P4">
<draw:frame draw:style-name="fr1" draw:name="Image72" text:anchor-type="as-char" svg:width="6.9236in" svg:height="3.956343in" draw:z-index="0">
<draw:image xlink:href="../Images/yкринформ/2023-04-20T14-34-09-03-00/630_360_1681455767-875.jpg" xlink:type="simple" xlink:show="embed" xlink:actuate="onLoad" draw:mime-type="image/jpeg"/>
</draw:frame>
 УСихівському районному суді Львова обрали запобіжний захід 31-річному уродженцюУжгорода, якого підозрюють у підпалі церкви Різдва Пресвятої Богородиці УГКЦ.</text:p>
      <text:p text:style-name="P4">
Про це повідомляє <text:a xlink:type="simple" xlink:href="https://t.me/suspilnelviv/9388" text:style-name="Internet_20_link" text:visited-style-name="Visited_20_Internet_20_Link">
 </text:a>
 Суспільне Львів зпосиланням на Єдиний державний реєстр судових рішень, передає Укрінформ.</text:p>
      <text:p text:style-name="P4">
“У Сихівському районному суді Львова обрали запобіжний захід чоловікові, якогопідозрюють у підпалі церкви на Сихові”, - йдеться в повідомленні.</text:p>
      <text:p text:style-name="P4">
За словами чоловіка, він приїхав у Львів, щоб жебракувати. Не мав намірупідпалити церкву, але зробив це, щоб зігрітися. За даними суду, чоловікперебував напідпитку.</text:p>
      <text:p text:style-name="P4">
<draw:frame draw:style-name="fr1" draw:name="Image73" text:anchor-type="as-char" svg:width="6.9236in" svg:height="4.609323in" draw:z-index="0">
<draw:image xlink:href="../Images/yкринформ/2023-04-20T14-34-09-03-00/1681990365-548.jpg" xlink:type="simple" xlink:show="embed" xlink:actuate="onLoad" draw:mime-type="image/jpeg"/>
</draw:frame>
</text:p>
      <text:p text:style-name="P4">
У <text:a xlink:type="simple" xlink:href="https://reyestr.court.gov.ua/Review/110242381" text:style-name="Internet_20_link" text:visited-style-name="Visited_20_Internet_20_Link">
 </text:a>
 зазначається, що своїмидіями чоловік завдав збитків церкві на суму 60 тисяч гривень. Крім того, вУжгороді стосовно нього розглядається кримінальне провадження за ч. 1 ст. 185КК України, чоловік перебував у розшуку та стосовно нього застосовувалисьприводи.</text:p>
      <text:p text:style-name="P4">
<text:span text:style-name="T4">
Читайте також:</text:span>
 <text:a xlink:type="simple" xlink:href="https://www.ukrinform.ua/rubric-regions/3695861-u-lvovi-zatrimali-pidozruvanogo-u-pidpali-hramu-rizdva-presvatoi-bogorodici.html" text:style-name="Internet_20_link" text:visited-style-name="Visited_20_Internet_20_Link">
 </text:a>
</text:p>
      <text:p text:style-name="P4">
Суд обрав підозрюваному у підпалі чоловікові запобіжний захід у виглядітримання під вартою строком на 60 діб з правом внесення застави у розмірівісімдесят прожиткових мінімумів для працездатних осіб, що становить 214, 720гривень.</text:p>
      <text:p text:style-name="P4">
Як повідомляв Укрінформ, 14 квітня у Сихівському районі Львова <text:a xlink:type="simple" xlink:href="https://www.ukrinform.ua/rubric-regions/3695730-u-lvovi-pidpalili-dveri-cerkvi-rizdva-presvatoi-bogorodici-ugkc.html" text:style-name="Internet_20_link" text:visited-style-name="Visited_20_Internet_20_Link">
</text:a>
 .</text:p>
      <text:p text:style-name="P4">
Source: <text:a xlink:type="simple" xlink:href="https://www.ukrinform.ua/rubric-regions/3698390-lvivskij-sud-obrav-zapobiznij-zahid-pidozruvanomu-v-pidpali-cerkvi.html" text:style-name="Internet_20_link" text:visited-style-name="Visited_20_Internet_20_Link">
https://www.ukrinform.ua/rubric-regions/3698390-lvivskij-sud-obrav-zapobiznij-zahid-pidozruvanomu-v-pidpali-cerkvi.html</text:a>
</text:p>
      <!--NEWS-->
      <text:h text:style-name="P10" text:outline-level="1">
<text:span text:style-name="T4">
Польща не обмежуватиме перелік української агропродукції для транзиту - Сольський</text:span>
</text:h>
      <text:p text:style-name="P4">
Authors: Ukrinform (Person)</text:p>
      <text:p text:style-name="P4">
Publisher: Укринформ (Organization)</text:p>
      <text:p text:style-name="P4">
Published Time: 2023-04-20T14:35:00+03:00</text:p>
      <text:p text:style-name="P4">
Modified Time: 2023-04-20T14:35:00+03:00</text:p>
      <text:p text:style-name="P4">
Description: Польща не обмежуватиме перелік українських сільськогосподарських товарів, які будуть перевозитися транзитом до інших країн через її територію. — Укрінформ.</text:p>
      <text:p text:style-name="P4">
Images: ["<text:a xlink:type="simple" xlink:href="https://static.ukrinform.com/photos/2023_04/thumb_files/630_360_1681564397-350.jpg" text:style-name="Internet_20_link" text:visited-style-name="Visited_20_Internet_20_Link">
630_360_16815...</text:a>
"]</text:p>
      <text:p text:style-name="P4">
Tags: ['Мінагро', 'Польща', 'Транзит', 'Сольський']</text:p>
      <text:p text:style-name="P4">
Type: Article</text:p>
      <!--METADATA-->
      <text:p text:style-name="P4">
<draw:frame draw:style-name="fr1" draw:name="Image74" text:anchor-type="as-char" svg:width="6.9236in" svg:height="3.956343in" draw:z-index="0">
<draw:image xlink:href="../Images/yкринформ/2023-04-20T14-35-00-03-00/630_360_1681564397-350.jpg" xlink:type="simple" xlink:show="embed" xlink:actuate="onLoad" draw:mime-type="image/jpeg"/>
</draw:frame>
 Польща необмежуватиме перелік українських сільськогосподарських товарів, які будутьперевозитися транзитом до інших країн через її територію.</text:p>
      <text:p text:style-name="P4">
Про це сказав міністр аграрної політики та продовольства України МиколаСольський в ефірі телеканалу BBC World News, передає Укрінформ із посиланнямна <text:a xlink:type="simple" xlink:href="https://minagro.gov.ua/news/uryad-robitime-vse-mozhlive-shchob-zahistiti-ukrayinskih-agrariyiv-ta-minimizuvati-yihni-vtrati-mikola-solskij-v-intervyu-bbc-news" text:style-name="Internet_20_link" text:visited-style-name="Visited_20_Internet_20_Link">
 </text:a>
</text:p>
      <text:p text:style-name="P4">
Він зазначив, що польська сторона контролюватиме транзит відповідно до правил,які вона встановить.</text:p>
      <text:p text:style-name="P4">
Сольський додав, що наразі за участю Єврокомісії тривають переговори стосовноімпорту української агропродукції в країни Східної Європи.</text:p>
      <text:p text:style-name="P4">
Очільник Мінагрополітики наголосив, що українські фермери розуміють своїхколег за кордоном і хочуть, щоб усім було комфортно працювати разом. Але передукраїнськими аграріями стоїть більша проблема – війна. Україна, підкресливвін, не кине своїх фермерів і захищатиме їхню позицію.</text:p>
      <text:p text:style-name="P4">
<text:span text:style-name="T4">
Читайте також:</text:span>
 <text:a xlink:type="simple" xlink:href="https://www.ukrinform.ua/rubric-economy/3697893-zaborona-importu-agroprodukcii-solskij-rozpoviv-pro-peregovori-z-okremimi-krainami-ta-es.html" text:style-name="Internet_20_link" text:visited-style-name="Visited_20_Internet_20_Link">
 <text:span text:style-name="T4">
Заборона</text:span>
 <text:span text:style-name="T4">
імпорту</text:span>
 <text:span text:style-name="T4">
агропродукції</text:span>
 <text:span text:style-name="T4">
Сольський</text:span>
<text:span text:style-name="T4">
розповів</text:span>
 <text:span text:style-name="T4">
про</text:span>
 <text:span text:style-name="T4">
переговори</text:span>
 <text:span text:style-name="T4">
окремими</text:span>
 <text:span text:style-name="T4">
країнами</text:span>
</text:a>
</text:p>
      <text:p text:style-name="P4">
«Наші аграрії зазнають величезних збитків не тільки через те, що не можутьекспортувати свою продукцію. російські військові грабують ферми та елеватори,мінують українські поля та крадуть урожай. Тому український уряд робитиме всеможливе, щоб захистити наших аграріїв та мінімізувати їхні втрати», -підкреслив Сольський.</text:p>
      <text:p text:style-name="P4">
Міністр переконаний, що в складні часи надзвичайно важливо координувати тагармонізувати всі рішення в <text:a xlink:type="simple" xlink:href="https://www.ukrinform.ua/tag-evrosouz" text:style-name="Internet_20_link" text:visited-style-name="Visited_20_Internet_20_Link">
 </text:a>
 і.</text:p>
      <text:p text:style-name="P4">
Він нагадав, що рік тому Єврокомісія запустила ініціативу «Шляхисолідарності», а в серпні 2022 року почала діяти Чорноморська зерноваініціатива. За цей період «Шляхами солідарності» Україна відвантажила близько32 млн т сільськогосподарської продукції, а «зерновим коридором» - 27 млн т.</text:p>
      <text:p text:style-name="P4">
Як повідомляв Укрінформ, Польща, Угорщина, Словаччина та Болгарія ввелитимчасову заборону на імпорт зерна та інших видів сільськогосподарськоїпродукції з України. Польща також призупинила транзит продукції українськогоАПК через свою територію, але планує відновити його з 21 квітня.</text:p>
      <text:p text:style-name="P4">
<text:span text:style-name="T4">
Читайте також:</text:span>
 <text:a xlink:type="simple" xlink:href="https://www.ukrinform.ua/rubric-economy/3698004-tranzit-ta-import-solskij-u-patnicu-zustrinetsa-z-ministrom-silskogo-gospodarstva-rumunii.html" text:style-name="Internet_20_link" text:visited-style-name="Visited_20_Internet_20_Link">
 </text:a>
</text:p>
      <text:p text:style-name="P4">
Румунія поки що не вводила обмежень на імпорт і транзит українськоїагропродукції, але посилила контроль та перевірки сільськогосподарськихтоварів, що ввозяться на її територію.</text:p>
      <text:p text:style-name="P4">
<text:a xlink:type="simple" xlink:href="https://www.ukrinform.ua/rubric-economy/3697901-evrokomisia-proponue-zahodi-dla-zahistu-rinku-es-vid-nadmirnogo-importu-prodovolstva-z-ukraini.html" text:style-name="Internet_20_link" text:visited-style-name="Visited_20_Internet_20_Link">
 </text:a>
 з країн, що межують з Україною, який включає фінансову допомогута інші заходи. Допомога буде надана за умови, якщо будуть зняті обмеження наввезення української агропродукції.</text:p>
      <text:p text:style-name="P4">
Наразі тривають консультації за участю Єврокомісії та представників Болгарії,Угорщини, Польщі, Словаччини, Румунії та України.</text:p>
      <text:p text:style-name="P4">
Source: <text:a xlink:type="simple" xlink:href="https://www.ukrinform.ua/rubric-economy/3698395-polsa-ne-obmezuvatime-perelik-ukrainskoi-agroprodukcii-dla-tranzitu-solskij.html" text:style-name="Internet_20_link" text:visited-style-name="Visited_20_Internet_20_Link">
https://www.ukrinform.ua/rubric-economy/3698395-polsa-ne-obmezuvatime-perelik-ukrainskoi-agroprodukcii-dla-tranzitu-solskij.html</text:a>
</text:p>
      <!--NEWS-->
      <text:h text:style-name="P10" text:outline-level="1">
<text:span text:style-name="T4">
Зеленський — про візит Столтенберга: НАТО готове розпочинати нову главу у відносинах із Україною</text:span>
</text:h>
      <text:p text:style-name="P4">
Authors: Ukrinform (Person)</text:p>
      <text:p text:style-name="P4">
Publisher: Укринформ (Organization)</text:p>
      <text:p text:style-name="P4">
Published Time: 2023-04-20T14:36:00+03:00</text:p>
      <text:p text:style-name="P4">
Modified Time: 2023-04-20T14:36:00+03:00</text:p>
      <text:p text:style-name="P4">
Description: Українська влада трактує візит генерального секретаря НАТО Єнса Столтенберга до Києва як знак готовності Альянсу розпочати нову главу у відносинах з Україною. — Укрінформ.</text:p>
      <text:p text:style-name="P4">
Images: ["<text:a xlink:type="simple" xlink:href="https://static.ukrinform.com/photos/2023_04/thumb_files/630_360_1681986989-518.jpg" text:style-name="Internet_20_link" text:visited-style-name="Visited_20_Internet_20_Link">
630_360_16819...</text:a>
"]</text:p>
      <text:p text:style-name="P4">
Tags: ['НАТО', 'Столтенберг', 'Візит', 'Зеленський']</text:p>
      <text:p text:style-name="P4">
Type: Article</text:p>
      <!--METADATA-->
      <text:p text:style-name="P4">
<draw:frame draw:style-name="fr1" draw:name="Image75" text:anchor-type="as-char" svg:width="6.9236in" svg:height="3.956343in" draw:z-index="0">
<draw:image xlink:href="../Images/yкринформ/2023-04-20T14-36-00-03-00/630_360_1681986989-518.jpg" xlink:type="simple" xlink:show="embed" xlink:actuate="onLoad" draw:mime-type="image/jpeg"/>
</draw:frame>
 Українськавлада трактує візит генерального секретаря НАТО Єнса Столтенберга до Києва якзнак готовності Альянсу розпочати нову главу у відносинах з Україною.</text:p>
      <text:p text:style-name="P4">
Про це Президент Володимир Зеленський заявив під час спільного з очільникомНАТО брифінгу в Києві, повідомляє кореспондент Укрінформу.</text:p>
      <text:p text:style-name="P4">
“Цей візит генерального секретаря НАТО, перший за час повномасштабної війни,ми трактуємо як знак, що Альянс готовий розпочинати нову главу у відносинах ізУкраїною – главу амбітних рішень”, — сказав глава держави.</text:p>
      <text:p text:style-name="P4">
Він зауважив, що візит в Україну <text:a xlink:type="simple" xlink:href="https://www.ukrinform.ua/tag-stoltenberg" text:style-name="Internet_20_link" text:visited-style-name="Visited_20_Internet_20_Link">
 </text:a>
розпочав з відвідання Бучі Київської області.</text:p>
      <text:p text:style-name="P4">
“Всій Європі та світу потрібне чітке розуміння того, що лише перемога Українивбереже інші держави та народи від таких же страшних руйнувань, втрат ісмертей, які росії принесла нашій землі”, — наголосив Президент.</text:p>
      <text:p text:style-name="P4">
<text:span text:style-name="T4">
Читайте також:</text:span>
 <text:a xlink:type="simple" xlink:href="https://www.ukrinform.ua/rubric-polytics/3691613-ukraina-dla-vstupu-v-nato-mae-zberegti-suverenitet-ta-nezaleznist-stoltenberg.html" text:style-name="Internet_20_link" text:visited-style-name="Visited_20_Internet_20_Link">
 </text:a>
</text:p>
      <text:p text:style-name="P4">
За його словами, під час переговорів зі Столтенбергом обговорювалося, зокрема,майбутнє засідання Контактної групи з питань оборони України у форматі"Рамштайн", яке відбудеться 21 квітня, та рішення, що очікуються відпартнерів. “Передусім це стосується збройної підтримки наших активних дій. Чимдалі зможуть рухатися наші воїни на передовій, тим швидше в Україні та всійЄвропі повернеться найголовніше — мир”, — підкреслив Президент.</text:p>
      <text:p text:style-name="P4">
Він також повідомив, що обговорювалася стриманість деяких партнерів уконтексті оборонної підтримки. “Я звернувся до пана генерального секретаря зпроханням допомогти подолати стриманість наших партнерів у постачанні деякоїзброї, а саме далекобійної сучасної авіації, артилерії, бронетехніки.Гальмування відповідних рішень — це час, який втрачається для миру. Це життянаших воїнів, які поки що не отримали життєво необхідних обороннихінструментів у відповідній кількості”, — заявив глава держави.</text:p>
      <text:p text:style-name="P4">
<text:span text:style-name="T4">
Читайте також:</text:span>
 <text:a xlink:type="simple" xlink:href="https://www.ukrinform.ua/rubric-polytics/3698392-zelenskij-nemae-obektivnih-bareriv-dla-politicnogo-risenna-pro-zaprosenna-ukraini-v-nato.html" text:style-name="Internet_20_link" text:visited-style-name="Visited_20_Internet_20_Link">
 </text:a>
</text:p>
      <text:p text:style-name="P4">
Як повідомляв Укрінформ, генеральний секретар НАТО Єнс Столтенберг 20 квітняперебуває з візитом в Україні.</text:p>
      <text:p text:style-name="P4">
Source: <text:a xlink:type="simple" xlink:href="https://www.ukrinform.ua/rubric-polytics/3698394-zelenskij-pro-vizit-stoltenberga-nato-gotove-rozpocinati-novu-glavu-u-vidnosinah-iz-ukrainou.html" text:style-name="Internet_20_link" text:visited-style-name="Visited_20_Internet_20_Link">
https://www.ukrinform.ua/rubric-polytics/3698394-zelenskij-pro-vizit-stoltenberga-nato-gotove-rozpocinati-novu-glavu-u-vidnosinah-iz-ukrainou.html</text:a>
</text:p>
      <!--NEWS-->
      <text:h text:style-name="P10" text:outline-level="1">
<text:span text:style-name="T4">
Єврокомісія цього тижня оголосить новий пакет санкцій проти росії – Politico</text:span>
</text:h>
      <text:p text:style-name="P4">
Authors: Ukrinform (Person)</text:p>
      <text:p text:style-name="P4">
Publisher: Укринформ (Organization)</text:p>
      <text:p text:style-name="P4">
Published Time: 2023-04-20T14:47:33+03:00</text:p>
      <text:p text:style-name="P4">
Modified Time: 2023-04-20T14:47:33+03:00</text:p>
      <text:p text:style-name="P4">
Description: Європейська комісія 21 квітня представить послам країн ЄС зміст нового пакету санкцій проти рф. — Укрінформ.</text:p>
      <text:p text:style-name="P4">
Images: ["<text:a xlink:type="simple" xlink:href="https://static.ukrinform.com/photos/2022_09/thumb_files/630_360_1664378302-977.jpg" text:style-name="Internet_20_link" text:visited-style-name="Visited_20_Internet_20_Link">
630_360_16643...</text:a>
"]</text:p>
      <text:p text:style-name="P4">
Tags: ['Антиросійські санкції', 'Єврокомісія', 'Євросоюз', 'Війна з росією']</text:p>
      <text:p text:style-name="P4">
Type: Article</text:p>
      <!--METADATA-->
      <text:p text:style-name="P4">
<draw:frame draw:style-name="fr1" draw:name="Image76" text:anchor-type="as-char" svg:width="6.9236in" svg:height="3.956343in" draw:z-index="0">
<draw:image xlink:href="../Images/yкринформ/2023-04-20T14-47-33-03-00/630_360_1664378302-977.jpg" xlink:type="simple" xlink:show="embed" xlink:actuate="onLoad" draw:mime-type="image/jpeg"/>
</draw:frame>
Європейська комісія 21 квітня представить послам країн ЄС зміст нового пакетусанкцій проти рф.</text:p>
      <text:p text:style-name="P4">
Як передає Укрінформ, про це повідомляє <text:a xlink:type="simple" xlink:href="https://www.politico.eu/newsletter/brussels-playbook/ukraines-eu-problems-migration-vote-baerbock-slams-china-again/" text:style-name="Internet_20_link" text:visited-style-name="Visited_20_Internet_20_Link">
</text:a>
 з посиланням на чотирьохєвропейських дипломатів.</text:p>
      <text:p text:style-name="P4">
За даними джерел Politico, 19 квітня Європейська комісія поінформувала послівЄС про те, що цієї пʼятниці запросить їх на закрите обговорення змістучергового <text:a xlink:type="simple" xlink:href="https://www.ukrinform.ua/tag-antirosijski-sankcii" text:style-name="Internet_20_link" text:visited-style-name="Visited_20_Internet_20_Link">
 </text:a>
 .</text:p>
      <text:p text:style-name="P4">
Зазначається, що Німеччина попросила включити до нього атомну енергетику.</text:p>
      <text:p text:style-name="P4">
<text:span text:style-name="T4">
Читайте також:</text:span>
 <text:a xlink:type="simple" xlink:href="https://www.ukrinform.ua/rubric-world/3698170-sankcii-proti-rf-budut-doti-doki-vona-ne-pripinit-agresiu-berbok.html" text:style-name="Internet_20_link" text:visited-style-name="Visited_20_Internet_20_Link">
 </text:a>
</text:p>
      <text:p text:style-name="P4">
Очільниця Європейської комісії Урсула фон дер Ляєн раніше заявляла, щонаступний санкційний пакет буде зосереджений на боротьбі з ухиленням відсанкцій та відповідними лазівками.</text:p>
      <text:p text:style-name="P4">
Як повідомляв Укрінформ, <text:a xlink:type="simple" xlink:href="https://www.ukrinform.ua/rubric-world/3696308-nimeccina-zaklikae-es-zaprovaditi-sankcii-proti-atomnoi-promislovosti-rf.html" text:style-name="Internet_20_link" text:visited-style-name="Visited_20_Internet_20_Link">
 </text:a>
 , оскільки очевидним є те, що кремль навмисновикористовує залежності в енергетичному секторі як засіб тиску.</text:p>
      <text:p text:style-name="P4">
Source: <text:a xlink:type="simple" xlink:href="https://www.ukrinform.ua/rubric-world/3698397-evrokomisia-cogo-tizna-ogolosit-novij-paket-sankcij-proti-rosii-politico.html" text:style-name="Internet_20_link" text:visited-style-name="Visited_20_Internet_20_Link">
https://www.ukrinform.ua/rubric-world/3698397-evrokomisia-cogo-tizna-ogolosit-novij-paket-sankcij-proti-rosii-politico.html</text:a>
</text:p>
      <!--NEWS-->
      <text:h text:style-name="P10" text:outline-level="1">
<text:span text:style-name="T4">
Говорити про масову евакуацію з окупованих територій Запорізької області зарано - мер Мелітополя</text:span>
</text:h>
      <text:p text:style-name="P4">
Authors: Ukrinform (Person)</text:p>
      <text:p text:style-name="P4">
Publisher: Укринформ (Organization)</text:p>
      <text:p text:style-name="P4">
Published Time: 2023-04-20T14:51:00+03:00</text:p>
      <text:p text:style-name="P4">
Modified Time: 2023-04-20T14:51:00+03:00</text:p>
      <text:p text:style-name="P4">
Description: Мешканцям деяких окупованих населених пунктів у Запорізькій області окупаційна влада рекомендує виїхати в Крим чи Мелітополь, але про масову евакуацію мова не йде. — Укрінформ.</text:p>
      <text:p text:style-name="P4">
Images: ["<text:a xlink:type="simple" xlink:href="https://static.ukrinform.com/photos/2023_04/thumb_files/630_360_1681996460-546.jpg" text:style-name="Internet_20_link" text:visited-style-name="Visited_20_Internet_20_Link">
630_360_16819...</text:a>
"]</text:p>
      <text:p text:style-name="P4">
Tags: ['Евакуація', 'Мелітополь', 'Запоріжжя', 'Війна з росією']</text:p>
      <text:p text:style-name="P4">
Type: Article</text:p>
      <!--METADATA-->
      <text:p text:style-name="P4">
<draw:frame draw:style-name="fr1" draw:name="Image77" text:anchor-type="as-char" svg:width="6.9236in" svg:height="3.956343in" draw:z-index="0">
<draw:image xlink:href="../Images/yкринформ/2023-04-20T14-51-00-03-00/630_360_1681996460-546.jpg" xlink:type="simple" xlink:show="embed" xlink:actuate="onLoad" draw:mime-type="image/jpeg"/>
</draw:frame>
 Мешканцямдеяких окупованих населених пунктів у Запорізькій області окупаційна владарекомендує виїхати в Крим чи Мелітополь, але про масову евакуацію мова не йде.</text:p>
      <text:p text:style-name="P4">
Про це сказав міський голова Мелітополя Іван Федоров під час брифінгу,проведеного у межах Міжнародного саміту міст та регіонів, передає кореспондентУкрінформу.</text:p>
      <text:p text:style-name="P4">
"В селищах навколо Токмака і Молочанська їздять автівки з гучномовцями,оголошуючи про те, що вони рекомендують виїхати до Криму або до Мелітополя.Також говорять, що треба подати анкети дітей, яких вони збираються евакуювати5-7 травня. Проте говорити про те, що розпочалась масова евакуація з тимчасовоокупованих територій Запорізької області поки ми не можемо", - сказав Федоров.</text:p>
      <text:p text:style-name="P4">
Він також нагадав, що окупанти вивозять техніку та обладнання з банків,дитячих садочків, знімають кондиціонери, "націоналізують" майно мешканців.</text:p>
      <text:p text:style-name="P4">
<text:span text:style-name="T4">
Читайте також:</text:span>
 <text:a xlink:type="simple" xlink:href="https://www.ukrinform.ua/rubric-regions/3698389-mer-melitopola-rozpoviv-pro-plan-dij-pisla-zvilnenna-mista.html" text:style-name="Internet_20_link" text:visited-style-name="Visited_20_Internet_20_Link">
 <text:span text:style-name="T4">
Мелітополя</text:span>
 </text:a>
</text:p>
      <text:p text:style-name="P4">
Раніше повідомлялось, що Федоров взяв участь в Міжнародному саміті міст тарегіонів, який проходить у <text:a xlink:type="simple" xlink:href="https://www.ukrinform.ua/tag-kiiv" text:style-name="Internet_20_link" text:visited-style-name="Visited_20_Internet_20_Link">
 </text:a>
 . Вінрозповів про план дій, які треба буде зробити після деокупації Мелітополя.</text:p>
      <text:p text:style-name="P4">
<text:span text:style-name="T4">
Читайте також:</text:span>
 <text:a xlink:type="simple" xlink:href="https://www.ukrinform.ua/rubric-regions/3696309-iz-melitopola-za-dva-tizni-viihali-ponad-2000-ludej-sob-uniknuti-mobilizacii-fedorov.html" text:style-name="Internet_20_link" text:visited-style-name="Visited_20_Internet_20_Link">
 <text:span text:style-name="T4">
Мелітополя</text:span>
 </text:a>
</text:p>
      <text:p text:style-name="P4">
Участь у заході беруть близько 100 представників іноземних держав з усьогосвіту, голови асоціацій міст та регіонів, представники Конгресу Ради Європи таголови українських громад і регіонів.</text:p>
      <text:p text:style-name="P4">
Source: <text:a xlink:type="simple" xlink:href="https://www.ukrinform.ua/rubric-regions/3698406-govoriti-pro-masovu-evakuaciu-z-okupovanih-teritorij-zaporizkoi-oblasti-zarano-mer-melitopola.html" text:style-name="Internet_20_link" text:visited-style-name="Visited_20_Internet_20_Link">
https://www.ukrinform.ua/rubric-regions/3698406-govoriti-pro-masovu-evakuaciu-z-okupovanih-teritorij-zaporizkoi-oblasti-zarano-mer-melitopola.html</text:a>
</text:p>
      <!--NEWS-->
      <text:h text:style-name="P10" text:outline-level="1">
<text:span text:style-name="T4">
Екссуддю з Ялти заочно засудили до 12 років за держзраду</text:span>
</text:h>
      <text:p text:style-name="P4">
Authors: Ukrinform (Person)</text:p>
      <text:p text:style-name="P4">
Publisher: Укринформ (Organization)</text:p>
      <text:p text:style-name="P4">
Published Time: 2023-04-20T14:52:04+03:00</text:p>
      <text:p text:style-name="P4">
Modified Time: 2023-04-20T14:52:04+03:00</text:p>
      <text:p text:style-name="P4">
Description: </text:p>
      <text:p text:style-name="P4">
Подільський районний суд м. Києва ухвалив вирок щодо колишньої судді Ялтинського міського суду, засудивши її заочно до 12 років позбавлення волі з конфіскацією майна. — Укрінформ.</text:p>
      <text:p text:style-name="P4">
Images: ["<text:a xlink:type="simple" xlink:href="https://static.ukrinform.com/photos/2018_10/thumb_files/630_360_1540839872-223.jpg" text:style-name="Internet_20_link" text:visited-style-name="Visited_20_Internet_20_Link">
630_360_15408...</text:a>
"]</text:p>
      <text:p text:style-name="P4">
Tags: ['Крим', 'Держзрада', 'Вирок']</text:p>
      <text:p text:style-name="P4">
Type: Article</text:p>
      <!--METADATA-->
      <text:p text:style-name="P4">
<draw:frame draw:style-name="fr1" draw:name="Image78" text:anchor-type="as-char" svg:width="6.9236in" svg:height="3.956343in" draw:z-index="0">
<draw:image xlink:href="../Images/yкринформ/2023-04-20T14-52-04-03-00/630_360_1540839872-223.jpg" xlink:type="simple" xlink:show="embed" xlink:actuate="onLoad" draw:mime-type="image/jpeg"/>
</draw:frame>
Подільський районний суд м. Києва ухвалив вирок щодо колишньої суддіЯлтинського міського суду, засудивши її заочно до 12 років позбавлення волі зконфіскацією майна.</text:p>
      <text:p text:style-name="P4">
Рішення оприлюднено у <text:a xlink:type="simple" xlink:href="https://reyestr.court.gov.ua/Review/110234254" text:style-name="Internet_20_link" text:visited-style-name="Visited_20_Internet_20_Link">
</text:a>
 , передає Укрінформ.</text:p>
      <text:p text:style-name="P4">
«Особу визнати винною у вчиненні кримінального правопорушення, передбаченогоч. 1 ст. 111 КК України, і призначити їй покарання у виді позбавлення волістроком на 12 років з конфіскацією усього належного їй майна», - йдеться увироку.</text:p>
      <text:p text:style-name="P4">
Суд дійшов висновку, що громадянка України, яка обіймала посаду <text:a xlink:type="simple" xlink:href="https://www.ukrinform.ua/tag-sudda" text:style-name="Internet_20_link" text:visited-style-name="Visited_20_Internet_20_Link">
</text:a>
 Ялтинського міського суду АРК, надавалаіноземній державі та її представникам допомогу в проведенні підривноїдіяльності проти України і таким чином завдала навмисної шкоди суверенітетові,територіальній цілісності та недоторканності України.</text:p>
      <text:p text:style-name="P4">
<text:span text:style-name="T4">
Читайте також:</text:span>
 <text:a xlink:type="simple" xlink:href="https://www.ukrinform.ua/rubric-crimea/3691848-za-derzavnu-zradu-suditimut-se-dvoh-deputativ-iz-krimu.html" text:style-name="Internet_20_link" text:visited-style-name="Visited_20_Internet_20_Link">
 <text:span text:style-name="T4">
державну</text:span>
 <text:span text:style-name="T4">
зраду</text:span>
 <text:span text:style-name="T4">
судитимуть</text:span>
 <text:span text:style-name="T4">
двох</text:span>
<text:span text:style-name="T4">
депутатів</text:span>
 <text:span text:style-name="T4">
Криму</text:span>
 </text:a>
</text:p>
      <text:p text:style-name="P4">
За інформацією видання <text:a xlink:type="simple" xlink:href="https://sudreporter.org/suddya-z-okupovanoyi-yalty-otrymala-12-rokiv-v%CA%BCyaznyczi-za-derzhavnu-zradu/" text:style-name="Internet_20_link" text:visited-style-name="Visited_20_Internet_20_Link">
 </text:a>
 , ідеться про колишнюсуддю Галину Переверзеву.</text:p>
      <text:p text:style-name="P4">
Як повідомляв Укрінформ, кримського "суддю", причетного до переслідуваннязаступника голови Меджлісу кримськотатарського народу Ахтема Чийгоза, <text:a xlink:type="simple" xlink:href="https://www.ukrinform.ua/rubric-crimea/3694381-sudda-iz-krimu-otrimav-12-rokiv-vaznici-za-pricetnist-do-peresliduvanna-cijgoza.html" text:style-name="Internet_20_link" text:visited-style-name="Visited_20_Internet_20_Link">
</text:a>
</text:p>
      <text:p text:style-name="P4">
Source: <text:a xlink:type="simple" xlink:href="https://www.ukrinform.ua/rubric-crimea/3698399-ekssuddu-z-alti-zaocno-zasudili-do-12-rokiv-za-derzzradu.html" text:style-name="Internet_20_link" text:visited-style-name="Visited_20_Internet_20_Link">
https://www.ukrinform.ua/rubric-crimea/3698399-ekssuddu-z-alti-zaocno-zasudili-do-12-rokiv-za-derzzradu.html</text:a>
</text:p>
      <!--NEWS-->
      <text:h text:style-name="P10" text:outline-level="1">
<text:span text:style-name="T4">
Столтенберг: Законне місце України – в НАТО</text:span>
</text:h>
      <text:p text:style-name="P4">
Authors: Ukrinform (Person)</text:p>
      <text:p text:style-name="P4">
Publisher: Укринформ (Organization)</text:p>
      <text:p text:style-name="P4">
Published Time: 2023-04-20T14:53:00+03:00</text:p>
      <text:p text:style-name="P4">
Modified Time: 2023-04-20T14:53:00+03:00</text:p>
      <text:p text:style-name="P4">
Description: Генеральний секретар НАТО Єнс Столтенберг у Києві заявив про підтримку євроатлантичних прагнень України та про багаторічну ініціативу, яка має допомогти країні перейти до стандартів Альянсу. — Укрінформ.</text:p>
      <text:p text:style-name="P4">
Images: ["<text:a xlink:type="simple" xlink:href="https://static.ukrinform.com/photos/2023_04/thumb_files/630_360_1681986862-519.jpg" text:style-name="Internet_20_link" text:visited-style-name="Visited_20_Internet_20_Link">
630_360_16819...</text:a>
"]</text:p>
      <text:p text:style-name="P4">
Tags: ['НАТО', 'Столтенберг', 'Зеленський']</text:p>
      <text:p text:style-name="P4">
Type: Article</text:p>
      <!--METADATA-->
      <text:p text:style-name="P4">
<draw:frame draw:style-name="fr1" draw:name="Image79" text:anchor-type="as-char" svg:width="6.9236in" svg:height="3.956343in" draw:z-index="0">
<draw:image xlink:href="../Images/yкринформ/2023-04-20T14-53-00-03-00/630_360_1681986862-519.jpg" xlink:type="simple" xlink:show="embed" xlink:actuate="onLoad" draw:mime-type="image/jpeg"/>
</draw:frame>
Генеральний секретар НАТО Єнс Столтенберг у Києві заявив про підтримкуєвроатлантичних прагнень України та про багаторічну ініціативу, яка маєдопомогти країні перейти до стандартів Альянсу.</text:p>
      <text:p text:style-name="P4">
Про це він сказав на спільній із Президентом України Володимиром Зеленськимпресконференції в Києві, передає кореспондент Укрінформу.</text:p>
      <text:p text:style-name="P4">
«Говоритиму чітко: законне місце України – в євроатлантичній сімʼї, законнемісце України – в <text:a xlink:type="simple" xlink:href="https://www.ukrinform.ua/tag-nato" text:style-name="Internet_20_link" text:visited-style-name="Visited_20_Internet_20_Link">
 </text:a>
 . З часом нашапідтримка допоможе вам це реалізувати. Сьогодні разом із Президентом миобговорили багаторічну ініціативу з допомоги. Це допоможе вам перейти відрадянських озброєння і доктрин до стандартів НАТО та забезпечить повнувзаємосумісність наших армій», - сказав очільник Альянсу.</text:p>
      <text:p text:style-name="P4">
Він підкреслив, що цей крок є свідченням прихильності НАТО до України.</text:p>
      <text:p text:style-name="P4">
Столтенберг також зазначив, що з лютого 2022 року союзники НАТО надали понад150 млрд євро підтримки, включно з 65 млрд євро військової допомоги.</text:p>
      <text:p text:style-name="P4">
«Зараз союзники надають більше літаків, танків та бронетехніки, і НАТО надаєУкраїні нагальну підтримку, включно з постачанням медичного обладнання,мобільних супутникових систем та понтонних мостів. Усе це змінює поле битвищодня», - зауважив генсек.</text:p>
      <text:p text:style-name="P4">
За його словами, вони з Президентом України погодилися щодо необхідностісправедливого і сталого миру. У цьому контексті генсек НАТО привітавзапропонований Зеленським мирний план і наголосив на потребі посилюватиЗбройні сили України.</text:p>
      <text:p text:style-name="P4">
<text:span text:style-name="T4">
Читайте також:</text:span>
 <text:a xlink:type="simple" xlink:href="https://www.ukrinform.ua/rubric-polytics/3698394-zelenskij-pro-vizit-stoltenberga-nato-gotove-rozpocinati-novu-glavu-u-vidnosinah-iz-ukrainou.html" text:style-name="Internet_20_link" text:visited-style-name="Visited_20_Internet_20_Link">
 <text:span text:style-name="T4">
Зеленський</text:span>
 </text:a>
</text:p>
      <text:p text:style-name="P4">
Як повідомляв Укрінформ, генеральний секретар НАТО Єнс Столтенберг 20 квітняприбув в Україну.</text:p>
      <text:p text:style-name="P4">
Source: <text:a xlink:type="simple" xlink:href="https://www.ukrinform.ua/rubric-polytics/3698402-stoltenberg-zakonne-misce-ukraini-v-nato.html" text:style-name="Internet_20_link" text:visited-style-name="Visited_20_Internet_20_Link">
https://www.ukrinform.ua/rubric-polytics/3698402-stoltenberg-zakonne-misce-ukraini-v-nato.html</text:a>
</text:p>
      <!--NEWS-->
      <text:h text:style-name="P10" text:outline-level="1">
<text:span text:style-name="T4">
Kharkiv, Kharkivska Oblast(20:53). Red Alert: aerial threat. Sirens sounding. Take cover now!</text:span>
</text:h>
      <text:p text:style-name="P4">
Authors: liveuamap (Language: en)</text:p>
      <text:p text:style-name="P4">
Time: 2023-04-20T14:54:00</text:p>
      <text:p text:style-name="P4">
Location: Kharkiv (Latitude:49.98045 Longtitude:36.25183)</text:p>
      <text:p text:style-name="P4">
Videos: []</text:p>
      <text:p text:style-name="P4">
Images: []</text:p>
      <text:p text:style-name="P4">
Tags: ["Europe", "Central and Eastern Europe"]</text:p>
      <text:p text:style-name="P4">
ID: 22557509</text:p>
      <!--METADATA-->
      <text:p text:style-name="P4">
Kharkiv, Kharkivska Oblast(20:53). Red Alert: aerial threat. Sirens sounding.Take cover now!</text:p>
      <text:p text:style-name="P4">
News Collection Link: <text:a xlink:type="simple" xlink:href="https://liveuamap.com/en/2023/20-april-kharkiv-kharkivska-oblast2053-red-alg" text:style-name="Internet_20_link" text:visited-style-name="Visited_20_Internet_20_Link">
https://liveuamap.com/en/2023/20-april-kharkiv-kharkivska-oblast2053-red-alg</text:a>
</text:p>
      <text:p text:style-name="P4">
Source: <text:a xlink:type="simple" xlink:href="https://t.me/suspilnekharkiv/24057" text:style-name="Internet_20_link" text:visited-style-name="Visited_20_Internet_20_Link">
https://t.me/suspilnekharkiv/24057</text:a>
</text:p>
      <!--NEWS-->
      <text:h text:style-name="P10" text:outline-level="1">
<text:span text:style-name="T4">
На «Рамштайні» треба обговорити надання Україні далекобійної зброї - Зеленський</text:span>
</text:h>
      <text:p text:style-name="P4">
Authors: Ukrinform (Person)</text:p>
      <text:p text:style-name="P4">
Publisher: Укринформ (Organization)</text:p>
      <text:p text:style-name="P4">
Published Time: 2023-04-20T14:59:00+03:00</text:p>
      <text:p text:style-name="P4">
Modified Time: 2023-04-20T14:59:00+03:00</text:p>
      <text:p text:style-name="P4">
Description: Президент Володимир Зеленський вважає, що на засіданні Контактної групи з питань оборони України у форматі “Рамштайн” 21 квітня, зокрема, важливо обговорювати питання надання українській армії довгоочікуваної далекобійної зброї. — Укрінформ.</text:p>
      <text:p text:style-name="P4">
Images: ["<text:a xlink:type="simple" xlink:href="https://static.ukrinform.com/photos/2023_04/thumb_files/630_360_1681991573-221.jpeg" text:style-name="Internet_20_link" text:visited-style-name="Visited_20_Internet_20_Link">
630_360_16819...</text:a>
"]</text:p>
      <text:p text:style-name="P4">
Tags: ['НАТО', 'Зброя', 'Зеленський', 'Війна з росією', 'Зустріч Рамштайн']</text:p>
      <text:p text:style-name="P4">
Type: Article</text:p>
      <!--METADATA-->
      <text:p text:style-name="P4">
<draw:frame draw:style-name="fr1" draw:name="Image80" text:anchor-type="as-char" svg:width="6.9236in" svg:height="3.956343in" draw:z-index="0">
<draw:image xlink:href="../Images/yкринформ/2023-04-20T14-59-00-03-00/630_360_1681991573-221.jpeg" xlink:type="simple" xlink:show="embed" xlink:actuate="onLoad" draw:mime-type="image/jpeg"/>
</draw:frame>
 ПрезидентВолодимир Зеленський вважає, що на засіданні Контактної групи з питань оборониУкраїни у форматі “Рамштайн” 21 квітня, зокрема, важливо обговорювати питаннянадання українській армії довгоочікуваної далекобійної зброї.</text:p>
      <text:p text:style-name="P4">
Про це він сказав під спільного брифінгу з Генеральним секретарем НАТО ЄнсомСтолтенбергом у Києві, повідомляє кореспондент Укрінформу.</text:p>
      <text:p text:style-name="P4">
“Це важливий Рамштайн. Ви знаєте, до чого Україна готується. Із приводупідготовки відповідних кроків є меседжі нашої команди, яка буде представленана засіданні Рамштайну. Деякі речі треба трішки пришвидшити, щоб відповідназброя, яка посилить нашу армію, прийшла швидше, ніж заплановано. Я думаю, щоважливо обговорити ту <text:a xlink:type="simple" xlink:href="https://www.ukrinform.ua/tag-zbroa" text:style-name="Internet_20_link" text:visited-style-name="Visited_20_Internet_20_Link">
 </text:a>
 , на яку Українатак довго очікує. Зокрема, це тренінг між місіями наших пілотів, відповіднадалекобійна зброя, дуже конкретна, з дуже конкретними партнерами, з дужеконкретною кількістю”, — зазначив глава Української держави.</text:p>
      <text:p text:style-name="P4">
<text:span text:style-name="T4">
Читайте також:</text:span>
 <text:a xlink:type="simple" xlink:href="https://www.ukrinform.ua/rubric-polytics/3698394-zelenskij-pro-vizit-stoltenberga-nato-gotove-rozpocinati-novu-glavu-u-vidnosinah-iz-ukrainou.html" text:style-name="Internet_20_link" text:visited-style-name="Visited_20_Internet_20_Link">
 <text:span text:style-name="T4">
Зеленський</text:span>
 </text:a>
</text:p>
      <text:p text:style-name="P4">
Як повідомляв Укрінформ, чергова зустріч Контактної групи з питань оборониУкраїни <text:a xlink:type="simple" xlink:href="https://www.ukrinform.ua/rubric-ato/3694565-nastupna-zustric-ramstajn-vidbudetsa-21-kvitna-povitrani-sili-ssa.html" text:style-name="Internet_20_link" text:visited-style-name="Visited_20_Internet_20_Link">
 </text:a>
 .</text:p>
      <text:p text:style-name="P4">
<text:span text:style-name="T5">
Фото: ОП</text:span>
</text:p>
      <text:p text:style-name="P4">
Source: <text:a xlink:type="simple" xlink:href="https://www.ukrinform.ua/rubric-ato/3698408-na-ramstajni-treba-obgovoriti-nadanna-ukraini-dalekobijnoi-zbroi-zelenskij.html" text:style-name="Internet_20_link" text:visited-style-name="Visited_20_Internet_20_Link">
https://www.ukrinform.ua/rubric-ato/3698408-na-ramstajni-treba-obgovoriti-nadanna-ukraini-dalekobijnoi-zbroi-zelenskij.html</text:a>
</text:p>
      <!--NEWS-->
      <text:h text:style-name="P10" text:outline-level="1">
<text:span text:style-name="T4">
З початку деокупації Херсонської громади загинуло 310 мирних жителів</text:span>
</text:h>
      <text:p text:style-name="P4">
Authors: Ukrinform (Person)</text:p>
      <text:p text:style-name="P4">
Publisher: Укринформ (Organization)</text:p>
      <text:p text:style-name="P4">
Published Time: 2023-04-20T15:04:24+03:00</text:p>
      <text:p text:style-name="P4">
Modified Time: 2023-04-20T15:04:24+03:00</text:p>
      <text:p text:style-name="P4">
Description: З початку деокупації Херсонської громади внаслідок постійних обстрілів військ рф загинуло 310 мирних жителів. — Укрінформ.</text:p>
      <text:p text:style-name="P4">
Images: ["<text:a xlink:type="simple" xlink:href="https://static.ukrinform.com/photos/2023_02/thumb_files/630_360_1676993113-369.jpg" text:style-name="Internet_20_link" text:visited-style-name="Visited_20_Internet_20_Link">
630_360_16769...</text:a>
"]</text:p>
      <text:p text:style-name="P4">
Tags: ['Деокупація', 'Херсонщина', 'Обстріл', 'Війна з росією']</text:p>
      <text:p text:style-name="P4">
Type: Article</text:p>
      <!--METADATA-->
      <text:p text:style-name="P4">
<draw:frame draw:style-name="fr1" draw:name="Image81" text:anchor-type="as-char" svg:width="6.9236in" svg:height="3.956343in" draw:z-index="0">
<draw:image xlink:href="../Images/yкринформ/2023-04-20T15-04-24-03-00/630_360_1676993113-369.jpg" xlink:type="simple" xlink:show="embed" xlink:actuate="onLoad" draw:mime-type="image/jpeg"/>
</draw:frame>
 З початкудеокупації Херсонської громади внаслідок постійних обстрілів військ рфзагинуло 310 мирних жителів.</text:p>
      <text:p text:style-name="P4">
Про це повідомляє <text:a xlink:type="simple" xlink:href="https://t.me/suspilnekherson/25147" text:style-name="Internet_20_link" text:visited-style-name="Visited_20_Internet_20_Link">
 </text:a>
 Суспільне Херсон зпосиланням на заступника начальника МВА Сергія Орєхова, передає Укрінформ.</text:p>
      <text:p text:style-name="P4">
“З початку деокупації <text:a xlink:type="simple" xlink:href="https://www.ukrinform.ua/tag-herson" text:style-name="Internet_20_link" text:visited-style-name="Visited_20_Internet_20_Link">
 </text:a>
 та населенихпунктів громади внаслідок російських обстрілів загинули 310 людей, з них —одна дитина, ще 312 людей поранені, серед них — восьмеро дітей”, - йдеться вповідомленні.</text:p>
      <text:p text:style-name="P4">
<text:span text:style-name="T4">
Читайте також:</text:span>
 <text:a xlink:type="simple" xlink:href="https://www.ukrinform.ua/rubric-ato/3698151-na-hersonsini-zadokumentuvali-ponad-60-vipadkiv-zgvaltuvan-soldatami-rf.html" text:style-name="Internet_20_link" text:visited-style-name="Visited_20_Internet_20_Link">
 <text:span text:style-name="T4">
Херсонщині</text:span>
 </text:a>
</text:p>
      <text:p text:style-name="P4">
Також зазначається, що загалом з початку деокупації російські загарбникиобстріляли громаду понад 3 600 разів.</text:p>
      <text:p text:style-name="P4">
Як повідомляв Укрінформ, російська армія 19 квітня <text:a xlink:type="simple" xlink:href="https://www.ukrinform.ua/rubric-regions/3698205-rosiani-za-dobu-60-raziv-obstrilali-hersonsinu-poraneni-sestero-civilnih.html" text:style-name="Internet_20_link" text:visited-style-name="Visited_20_Internet_20_Link">
</text:a>
 , випустивши 298снарядів. Поранені шестеро мирних жителів.</text:p>
      <text:p text:style-name="P4">
Source: <text:a xlink:type="simple" xlink:href="https://www.ukrinform.ua/rubric-regions/3698407-z-pocatku-deokupacii-hersonskoi-gromadi-zaginulo-310-mirnih-ziteliv.html" text:style-name="Internet_20_link" text:visited-style-name="Visited_20_Internet_20_Link">
https://www.ukrinform.ua/rubric-regions/3698407-z-pocatku-deokupacii-hersonskoi-gromadi-zaginulo-310-mirnih-ziteliv.html</text:a>
</text:p>
      <!--NEWS-->
      <text:h text:style-name="P10" text:outline-level="1">
<text:span text:style-name="T4">
Польщі важко зрозуміти позицію Угорщини щодо війни рф проти України – Рау</text:span>
</text:h>
      <text:p text:style-name="P4">
Authors: Ukrinform (Person)</text:p>
      <text:p text:style-name="P4">
Publisher: Укринформ (Organization)</text:p>
      <text:p text:style-name="P4">
Published Time: 2023-04-20T15:05:00+03:00</text:p>
      <text:p text:style-name="P4">
Modified Time: 2023-04-20T15:05:00+03:00</text:p>
      <text:p text:style-name="P4">
Description: Польща не погоджується з позицією Угорщини щодо війни в Україні, і це впливає на відносини між Варшавою і Будапештом і в середині Вишеградської групи (V4). — Укрінформ.</text:p>
      <text:p text:style-name="P4">
Images: ["<text:a xlink:type="simple" xlink:href="https://static.ukrinform.com/photos/2022_12/thumb_files/630_360_1669899093-793.jpg" text:style-name="Internet_20_link" text:visited-style-name="Visited_20_Internet_20_Link">
630_360_16698...</text:a>
"]</text:p>
      <text:p text:style-name="P4">
Tags: ['Польща', 'Угорщина', 'Україна', 'Війна з росією']</text:p>
      <text:p text:style-name="P4">
Type: Article</text:p>
      <!--METADATA-->
      <text:p text:style-name="P4">
<draw:frame draw:style-name="fr1" draw:name="Image82" text:anchor-type="as-char" svg:width="6.9236in" svg:height="3.956343in" draw:z-index="0">
<draw:image xlink:href="../Images/yкринформ/2023-04-20T15-05-00-03-00/630_360_1669899093-793.jpg" xlink:type="simple" xlink:show="embed" xlink:actuate="onLoad" draw:mime-type="image/jpeg"/>
</draw:frame>
 Польща непогоджується з позицією Угорщини щодо війни в Україні, і це впливає навідносини між Варшавою і Будапештом і в середині Вишеградської групи (V4).</text:p>
      <text:p text:style-name="P4">
Про це в інтерв’ю хорватському виданню <text:a xlink:type="simple" xlink:href="http://www.jutarnji.hr/vijesti/svijet/prvi-covjek-poljske-diplomacije-kljucno-je-povecati-vojnu-potporu-ukrajini-madarska-tesko-ih-je-razumjeti-15327376" text:style-name="Internet_20_link" text:visited-style-name="Visited_20_Internet_20_Link">
</text:a>
 заявив глава МЗС Польщі Збігнєв Рау, передає Укрінформ.</text:p>
      <text:p text:style-name="P4">
“Ми не згодні з позицією Угорщини щодо війни в Україні і нам важко їїзрозуміти і прийняти”, - сказав Рау, додаючи, що це “на жаль, впливає надвосторонні відносини” Варшави й Будапешта.</text:p>
      <text:p text:style-name="P4">
Він підкреслив, що відсутність консенсусу щодо війни в Україні є також“серйозною проблемою” і для функціонування Вишеградської групи (Польща, Чехія,Словаччина, Угорщина, V4). Утім це не означає припинення 32-річної співпраці вцьому форматі: співробітництво в межах V4 триватиме у тих сферах, де цеможливо, зокрема в межах ЄС.</text:p>
      <text:p text:style-name="P4">
Торкаючись ситуації в Україні і питання “щодо можливості початку мирнихпереговорів” глава польської дипломатії підкреслив, що “саме Україна маєвирішувати про можливий початок і форму мирних переговорів”.</text:p>
      <text:p text:style-name="P4">
“На сьогодні у поведінці росії нічого не вказує на її готовність вестипереговори”, - зауважив глава МЗС РП.</text:p>
      <text:p text:style-name="P4">
Він наголосив, що нинішня ситуація на фронті підкреслює необхідність“збільшення військової підтримки, яка надається Україні”.</text:p>
      <text:p text:style-name="P4">
“Польща у цій сфері є одним із лідерів. Лише перемога України дає шанси натривалий і справедливий мир”, - сказав Рау.</text:p>
      <text:p text:style-name="P4">
Польський міністр визнав, що найбільшою загрозою для європейського контингентуна сьогодні є активність росії.</text:p>
      <text:p text:style-name="P4">
“Архітектура безпеки Європи повинна концентруватися на потужній обороні,стримуванні та міцних трансатлантичних зв’язках. Вона має базуватися на повазідо міжнародного права, територіальної цілісності та суверенітету держав, атакож можливості вільного вибору своїх партнерів і альянсу”, - додав Рау.</text:p>
      <text:p text:style-name="P4">
<text:span text:style-name="T4">
Читайте також:</text:span>
 <text:a xlink:type="simple" xlink:href="https://www.ukrinform.ua/rubric-polytics/3694534-glavi-mzs-ukraini-ta-polsi-obgovorili-potrebi-zsu.html" text:style-name="Internet_20_link" text:visited-style-name="Visited_20_Internet_20_Link">
 </text:a>
</text:p>
      <text:p text:style-name="P4">
Як відомо, глава МЗС <text:a xlink:type="simple" xlink:href="https://www.ukrinform.ua/tag-polsa" text:style-name="Internet_20_link" text:visited-style-name="Visited_20_Internet_20_Link">
 </text:a>
 зараз перебуває здводенним візитом у Хорватії. Серед тем, які він обговорює з представникамихорватської влади, є двосторонні відносини, російська агресія проти України, атакож співпраця в межах Ініціативи трьох морів, яку спільно започаткували в2015 році президенти Польщі і Хорватії.</text:p>
      <text:p text:style-name="P4">
Source: <text:a xlink:type="simple" xlink:href="https://www.ukrinform.ua/rubric-world/3698416-polsi-vazko-zrozumiti-poziciu-ugorsini-sodo-vijni-rf-proti-ukraini-rau.html" text:style-name="Internet_20_link" text:visited-style-name="Visited_20_Internet_20_Link">
https://www.ukrinform.ua/rubric-world/3698416-polsi-vazko-zrozumiti-poziciu-ugorsini-sodo-vijni-rf-proti-ukraini-rau.html</text:a>
</text:p>
      <!--NEWS-->
      <text:h text:style-name="P10" text:outline-level="1">
<text:span text:style-name="T4">
Усі країни НАТО погоджуються на членство України, але зараз метою є перемога - Столтенберг</text:span>
</text:h>
      <text:p text:style-name="P4">
Authors: Ukrinform (Person)</text:p>
      <text:p text:style-name="P4">
Publisher: Укринформ (Organization)</text:p>
      <text:p text:style-name="P4">
Published Time: 2023-04-20T15:07:00+03:00</text:p>
      <text:p text:style-name="P4">
Modified Time: 2023-04-20T15:07:00+03:00</text:p>
      <text:p text:style-name="P4">
Description: Усі члени НАТО погоджуються з тим, що майбутнє України в Альянсі, але зараз головна мета полягає в тому, щоб забезпечити перемогу України. — Укрінформ.</text:p>
      <text:p text:style-name="P4">
Images: ["<text:a xlink:type="simple" xlink:href="https://static.ukrinform.com/photos/2023_04/thumb_files/630_360_1681986862-821.jpg" text:style-name="Internet_20_link" text:visited-style-name="Visited_20_Internet_20_Link">
630_360_16819...</text:a>
"]</text:p>
      <text:p text:style-name="P4">
Tags: ['НАТО', 'Столтенберг', 'Україна', 'допомога']</text:p>
      <text:p text:style-name="P4">
Type: Article</text:p>
      <!--METADATA-->
      <text:p text:style-name="P4">
<draw:frame draw:style-name="fr1" draw:name="Image83" text:anchor-type="as-char" svg:width="6.9236in" svg:height="3.956343in" draw:z-index="0">
<draw:image xlink:href="../Images/yкринформ/2023-04-20T15-07-00-03-00/630_360_1681986862-821.jpg" xlink:type="simple" xlink:show="embed" xlink:actuate="onLoad" draw:mime-type="image/jpeg"/>
</draw:frame>
 Усі члениНАТО погоджуються з тим, що майбутнє України в Альянсі, але зараз головна метаполягає в тому, щоб забезпечити перемогу України.</text:p>
      <text:p text:style-name="P4">
Про це заявив генеральний секретар НАТО Єнс Столтенберг на спільній ізПрезидентом України Володимиром Зеленським пресконференції в Києві, передаєкореспондент Укрінформу.</text:p>
      <text:p text:style-name="P4">
Столтенберг очікує, що на липневому саміті у Вільнюсі члени НАТО зновувізьмуть на себе зобов’язання підтримувати Україну стільки, скільки будепотрібно, та підтвердять зобов’язання продовжувати надавати суттєву військовупідтримку Україні. Генсек Альянсу зауважив, що також очікує на погодженняучасті Президента Зеленського.</text:p>
      <text:p text:style-name="P4">
<text:span text:style-name="T4">
Читайте також:</text:span>
 <text:a xlink:type="simple" xlink:href="https://www.ukrinform.ua/rubric-ato/3698408-na-ramstajni-treba-obgovoriti-nadanna-ukraini-dalekobijnoi-zbroi-zelenskij.html" text:style-name="Internet_20_link" text:visited-style-name="Visited_20_Internet_20_Link">
 </text:a>
</text:p>
      <text:p text:style-name="P4">
Він очікує, що український лідер порушить питання членства в Альянсі тагарантії безпеки і це буде одним із основних питань порядку денного зустрічіта підготовки до неї.</text:p>
      <text:p text:style-name="P4">
«Майбутнє України – в євроатлантичній родині. Майбутнє України в НАТО. Усічлени Альянсу погоджуються з цим. У той же час головна мета Альянсу, союзниківпо НАТО зараз полягає в тому, щоб забезпечити перемогу України, тобтогарантувати, що Україна й надалі буде суверенною, незалежною демократичноюдержавою в Європі. Тому що це єдиний спосіб також мати змістовну дискусію щодомайбутнього членства України», - сказав Столтенберг.</text:p>
      <text:p text:style-name="P4">
Генсек НАТО підкреслив, що в цьому контексті основний акцент полягає увійськовій підтримці України.</text:p>
      <text:p text:style-name="P4">
«Отже, НАТО продемонструвало, що наші двері відкриті. Двері <text:a xlink:type="simple" xlink:href="https://www.ukrinform.ua/tag-nato" text:style-name="Internet_20_link" text:visited-style-name="Visited_20_Internet_20_Link">
</text:a>
 залишаються відкритими. І те, що миробимо, підтримка, яку ми надаємо Україні, робить можливим майбутнє членствоУкраїни», - пояснив він.</text:p>
      <text:p text:style-name="P4">
<text:span text:style-name="T4">
Читайте також:</text:span>
 <text:a xlink:type="simple" xlink:href="https://www.ukrinform.ua/rubric-polytics/3698394-zelenskij-pro-vizit-stoltenberga-nato-gotove-rozpocinati-novu-glavu-u-vidnosinah-iz-ukrainou.html" text:style-name="Internet_20_link" text:visited-style-name="Visited_20_Internet_20_Link">
 <text:span text:style-name="T4">
Столтенберг</text:span>
 </text:a>
</text:p>
      <text:p text:style-name="P4">
Як повідомляв Укрінформ, генеральний секретар НАТО Єнс Столтенберг прибув достолиці України. На світлинах у соціальних мережах видно, що генсек перебуваєу Києві.</text:p>
      <text:p text:style-name="P4">
Source: <text:a xlink:type="simple" xlink:href="https://www.ukrinform.ua/rubric-polytics/3698417-usi-kraini-nato-pogodzuutsa-na-clenstvo-ukraini-ale-zaraz-metou-e-peremoga-stoltenberg.html" text:style-name="Internet_20_link" text:visited-style-name="Visited_20_Internet_20_Link">
https://www.ukrinform.ua/rubric-polytics/3698417-usi-kraini-nato-pogodzuutsa-na-clenstvo-ukraini-ale-zaraz-metou-e-peremoga-stoltenberg.html</text:a>
</text:p>
      <!--NEWS-->
      <text:h text:style-name="P10" text:outline-level="1">
<text:span text:style-name="T4">
Садовий: Кожна українська громада повинна мати партнерство у демократичних країнах світу</text:span>
</text:h>
      <text:p text:style-name="P4">
Authors: Ukrinform (Person)</text:p>
      <text:p text:style-name="P4">
Publisher: Укринформ (Organization)</text:p>
      <text:p text:style-name="P4">
Published Time: 2023-04-20T15:12:00+03:00</text:p>
      <text:p text:style-name="P4">
Modified Time: 2023-04-20T15:12:00+03:00</text:p>
      <text:p text:style-name="P4">
Description: Кожна, навіть найменша, українська громада повинна вибудувати співпрацю і мати зв’язки з партнерськими громадами у всіх демократичних країнах Європи і світу. — Укрінформ.</text:p>
      <text:p text:style-name="P4">
Images: ["<text:a xlink:type="simple" xlink:href="https://static.ukrinform.com/photos/2023_04/thumb_files/630_360_1681999321-551.jpg" text:style-name="Internet_20_link" text:visited-style-name="Visited_20_Internet_20_Link">
630_360_16819...</text:a>
"]</text:p>
      <text:p text:style-name="P4">
Tags: ['Садовий', 'Саміт міст та регіонів']</text:p>
      <text:p text:style-name="P4">
Type: Article</text:p>
      <!--METADATA-->
      <text:p text:style-name="P4">
<draw:frame draw:style-name="fr1" draw:name="Image84" text:anchor-type="as-char" svg:width="6.9236in" svg:height="3.956343in" draw:z-index="0">
<draw:image xlink:href="../Images/yкринформ/2023-04-20T15-12-00-03-00/630_360_1681999321-551.jpg" xlink:type="simple" xlink:show="embed" xlink:actuate="onLoad" draw:mime-type="image/jpeg"/>
</draw:frame>
 Кожна,навіть найменша, українська громада повинна вибудувати співпрацю і матизв’язки з партнерськими громадами у всіх демократичних країнах Європи і світу.</text:p>
      <text:p text:style-name="P4">
Про це голова Палати місцевих влад Конгресу місцевих та регіональних влад приПрезидентові України, мер Львова Андрій Садовий сказав під час брифінгу,проведеного у межах Міжнародного саміту міст та регіонів, передає кореспондентУкрінформу.</text:p>
      <text:p text:style-name="P4">
“Я взагалі переконаний, що кожна українська громада, і сама найменша, має матипартнерські громади у всіх демократичних країнах <text:a xlink:type="simple" xlink:href="https://www.ukrinform.ua/tag-evropa" text:style-name="Internet_20_link" text:visited-style-name="Visited_20_Internet_20_Link">
</text:a>
 і світу. Оце я бачу задачу, яка стоїтьперед конгресом, тому що партнерство треба вибудовувати, оці мости співпраці.Звичайно, треба багато працювати і стосовно змін законодавства, якщо ми хочемобути членами Європейського Союзу”, - сказав Садовий.</text:p>
      <text:p text:style-name="P4">
Він зауважив: важливо, що маємо підтримку і розуміння у цьому питанні. Такожголова Палати місцевих влад Конгресу повідомив, що сьогодні прямо під часфоруму було підписано окрему угоду, яка не планувалася, — між французькиммістом Кулен і Вакулівською громадою.</text:p>
      <text:p text:style-name="P4">
<text:span text:style-name="T4">
Читайте також:</text:span>
 <text:a xlink:type="simple" xlink:href="https://www.ukrinform.ua/rubric-vidbudova/3698354-smigal-pro-samit-mist-i-regioniv-ocikuemo-na-pidpisanna-ugod-pro-patronat-nad-gromadami.html" text:style-name="Internet_20_link" text:visited-style-name="Visited_20_Internet_20_Link">
 <text:span text:style-name="T4">
Шмигаль</text:span>
 </text:a>
</text:p>
      <text:p text:style-name="P4">
Відповідаючи на питання, навіщо така співпраця потрібна громадам іноземнихміст, Андрій Садовий зазначив, що у суспільстві тих міст і країн є запит наце, щоби краще зрозуміти українців, український дух, а влада дуже чутлива дотаких запитів.</text:p>
      <text:p text:style-name="P4">
“Сьогодні наші колеги з різних країн світу про лицарство, підтримку, промужність читають у книжках. А українці це демонструють на кожен день. Ніхто неможе зрозуміти — як, ми мали програти, а ми перемагаємо? Як вимірятиукраїнський дух? Це велика сила і Божа ласка, і люди хочуть доторкнутися. І вцьому є великий сенс, треба використовувати цей момент, щоб ми будували мостиміж нашими громадами. Інтерес до України не буде вічний, у світі бувають різніскладні моменти, а сьогодні є час України — перемагати і бути законодавцем”, -сказав міський голова Львова.</text:p>
      <text:p text:style-name="P4">
Як повідомлялося, <text:a xlink:type="simple" xlink:href="https://www.ukrinform.ua/rubric-vidbudova/3698325-vidnovitisa-pisla-atak-rf-ukrainskim-mistam-i-selam-dopomagaut-majze-60-krain-smigal.html" text:style-name="Internet_20_link" text:visited-style-name="Visited_20_Internet_20_Link">
 </text:a>
 . Участь у заході беруть близько 100представників іноземних держав з усього світу, голови асоціацій міст тарегіонів, представники Конгресу Ради Європи та голови українських громад ірегіонів.</text:p>
      <text:p text:style-name="P4">
Source: <text:a xlink:type="simple" xlink:href="https://www.ukrinform.ua/rubric-vidbudova/3698415-sadovij-kozna-ukrainska-gromada-povinna-mati-partnerstvo-u-demokraticnih-krainah-svitu.html" text:style-name="Internet_20_link" text:visited-style-name="Visited_20_Internet_20_Link">
https://www.ukrinform.ua/rubric-vidbudova/3698415-sadovij-kozna-ukrainska-gromada-povinna-mati-partnerstvo-u-demokraticnih-krainah-svitu.html</text:a>
</text:p>
      <!--NEWS-->
      <text:h text:style-name="P10" text:outline-level="1">
<text:span text:style-name="T4">
Зінченко не зіграє у матчі проти «Саутгемптона»</text:span>
</text:h>
      <text:p text:style-name="P4">
Authors: Ukrinform (Person)</text:p>
      <text:p text:style-name="P4">
Publisher: Укринформ (Organization)</text:p>
      <text:p text:style-name="P4">
Published Time: 2023-04-20T15:24:06+03:00</text:p>
      <text:p text:style-name="P4">
Modified Time: 2023-04-20T15:24:06+03:00</text:p>
      <text:p text:style-name="P4">
Description: Українець ще не відновився після травми. — Укрінформ.</text:p>
      <text:p text:style-name="P4">
Images: ["<text:a xlink:type="simple" xlink:href="https://static.ukrinform.com/photos/2023_04/thumb_files/630_360_1681993349-936.jpeg" text:style-name="Internet_20_link" text:visited-style-name="Visited_20_Internet_20_Link">
630_360_16819...</text:a>
"]</text:p>
      <text:p text:style-name="P4">
Tags: ['Арсенал', 'Футбол', 'Зінченко']</text:p>
      <text:p text:style-name="P4">
Type: Article</text:p>
      <!--METADATA-->
      <text:p text:style-name="P4">
<draw:frame draw:style-name="fr1" draw:name="Image85" text:anchor-type="as-char" svg:width="6.9236in" svg:height="3.956343in" draw:z-index="0">
<draw:image xlink:href="../Images/yкринформ/2023-04-20T15-24-06-03-00/630_360_1681993349-936.jpeg" xlink:type="simple" xlink:show="embed" xlink:actuate="onLoad" draw:mime-type="image/jpeg"/>
</draw:frame>
 Українецьще не відновився після травми.</text:p>
      <text:p text:style-name="P4">
Головний тренер «Арсенала» Мікель Артета розповів, що український легіонерОлександр Зінченко не зіграє у завтрашньому матчі чемпіонату Англії проти«Саутгемптона», <text:a xlink:type="simple" xlink:href="https://twitter.com/SkySportsNews/status/1648972583608385536" text:style-name="Internet_20_link" text:visited-style-name="Visited_20_Internet_20_Link">
</text:a>
 Sky Sports,передає Укрінформ.</text:p>
      <text:p text:style-name="P4">
«Ситуація із Зінченком така ж невизначена, як із Саліба. Ми спостерігатимемоза Олександром. Йому потрібен час, щоб відновитися. Він має досить неприємнум'язову травму. Поки що рано говорити про його повернення», – сказав Артета.</text:p>
      <text:p text:style-name="P4">
Учора, 19 квітня Зінченко повернувся до тренувань з командою.</text:p>
      <text:p text:style-name="P4">
<text:span text:style-name="T4">
Читайте також:</text:span>
 <text:a xlink:type="simple" xlink:href="https://www.ukrinform.ua/rubric-sports/3698139-zincenko-povernuvsa-do-trenuvan-arsenala-pisla-uskodzenna.html" text:style-name="Internet_20_link" text:visited-style-name="Visited_20_Internet_20_Link">
 <text:span text:style-name="T4">
Зінченко</text:span>
 </text:a>
</text:p>
      <text:p text:style-name="P4">
Як повідомляв Укрінформ раніше, Зінченко не зіграв у минулому турі черезпроблеми з пахом.</text:p>
      <text:p text:style-name="P4">
Фото: Getty Image</text:p>
      <text:p text:style-name="P4">
Source: <text:a xlink:type="simple" xlink:href="https://www.ukrinform.ua/rubric-sports/3698420-zincenko-ne-zigrae-u-matci-proti-sautgemptona.html" text:style-name="Internet_20_link" text:visited-style-name="Visited_20_Internet_20_Link">
https://www.ukrinform.ua/rubric-sports/3698420-zincenko-ne-zigrae-u-matci-proti-sautgemptona.html</text:a>
</text:p>
      <!--NEWS-->
      <text:h text:style-name="P10" text:outline-level="1">
<text:span text:style-name="T4">
Зв'язку з жителями окупованої Кінбурнської коси немає - Кім</text:span>
</text:h>
      <text:p text:style-name="P4">
Authors: Ukrinform (Person)</text:p>
      <text:p text:style-name="P4">
Publisher: Укринформ (Organization)</text:p>
      <text:p text:style-name="P4">
Published Time: 2023-04-20T15:27:00+03:00</text:p>
      <text:p text:style-name="P4">
Modified Time: 2023-04-20T15:27:00+03:00</text:p>
      <text:p text:style-name="P4">
Description: Ситуація на Кінбурнській косі, яка тимчасово захоплена військами рф, складна, зв’язку з тамтешніми мешканцями наразі немає. — Укрінформ.</text:p>
      <text:p text:style-name="P4">
Images: ["<text:a xlink:type="simple" xlink:href="https://static.ukrinform.com/photos/2023_04/thumb_files/630_360_1681996521-744.jpg" text:style-name="Internet_20_link" text:visited-style-name="Visited_20_Internet_20_Link">
630_360_16819...</text:a>
"]</text:p>
      <text:p text:style-name="P4">
Tags: ['Миколаївщина', 'Кінбурнська коса', 'Війна з росією', 'Віталій Кім']</text:p>
      <text:p text:style-name="P4">
Type: Article</text:p>
      <!--METADATA-->
      <text:p text:style-name="P4">
<draw:frame draw:style-name="fr1" draw:name="Image86" text:anchor-type="as-char" svg:width="6.9236in" svg:height="3.956343in" draw:z-index="0">
<draw:image xlink:href="../Images/yкринформ/2023-04-20T15-27-00-03-00/630_360_1681996521-744.jpg" xlink:type="simple" xlink:show="embed" xlink:actuate="onLoad" draw:mime-type="image/jpeg"/>
</draw:frame>
 Ситуаціяна Кінбурнській косі, яка тимчасово захоплена військами рф, складна, зв’язку зтамтешніми мешканцями наразі немає.</text:p>
      <text:p text:style-name="P4">
Про це сказав начальник Миколаївської обласної військової адміністраціїВіталій Кім на брифінгу у межах Міжнародного саміту міст і регіонів, передаєкореспондент Укрінформу.</text:p>
      <text:p text:style-name="P4">
«Ситуація на Кінбурнській косі, яка досі перебуває в окупації, складна, але унас немає змоги зв’язуватися з людьми, які там мешкають, щоб достеменноз’ясувати стан справ. Тому ми моніторимо ситуацію за допомогою супутниковихзнімків. Опосередковано можу сказати, що ситуація там покращується тоді, колиобстрілів Очакова стає менше. Наші ЗСУ працюють, і в них є успіхи», - сказавКім.</text:p>
      <text:p text:style-name="P4">
<text:span text:style-name="T4">
Читайте також:</text:span>
 <text:a xlink:type="simple" xlink:href="https://www.ukrinform.ua/rubric-ato/3681340-vorog-moze-pidtaguvati-vognevi-tocki-na-kinburnsku-kosu-gumenuk.html" text:style-name="Internet_20_link" text:visited-style-name="Visited_20_Internet_20_Link">
 <text:span text:style-name="T4">
Кінбурнську</text:span>
 </text:a>
</text:p>
      <text:p text:style-name="P4">
Він додав, що після визволення трьох населених пунктів на Кінбурнській косіможна буде зафіксувати вигнання загарбників з усієї території <text:a xlink:type="simple" xlink:href="https://www.ukrinform.ua/tag-mikolaivsina" text:style-name="Internet_20_link" text:visited-style-name="Visited_20_Internet_20_Link">
</text:a>
 .</text:p>
      <text:p text:style-name="P4">
<text:span text:style-name="T4">
Читайте також:</text:span>
 <text:a xlink:type="simple" xlink:href="https://www.ukrinform.ua/rubric-ato/3681788-na-kinburnskij-kosi-rosiani-roztasovuut-rszv-miz-dvorami-miscevih-ziteliv-gumenuk.html" text:style-name="Internet_20_link" text:visited-style-name="Visited_20_Internet_20_Link">
 <text:span text:style-name="T4">
Кінбурнс</text:span>
 </text:a>
</text:p>
      <text:p text:style-name="P4">
Як повідомлялося, учасники Міжнародного саміту міст та регіонів, якийпроходить в Україні за участю міжнародних партнерів, обговорюють питаннявідбудови і розвитку громад.</text:p>
      <text:p text:style-name="P4">
Source: <text:a xlink:type="simple" xlink:href="https://www.ukrinform.ua/rubric-regions/3698427-zvazku-z-zitelami-okupovanoi-kinburnskoi-kosi-nemae-kim.html" text:style-name="Internet_20_link" text:visited-style-name="Visited_20_Internet_20_Link">
https://www.ukrinform.ua/rubric-regions/3698427-zvazku-z-zitelami-okupovanoi-kinburnskoi-kosi-nemae-kim.html</text:a>
</text:p>
      <!--NEWS-->
      <text:h text:style-name="P10" text:outline-level="1">
<text:span text:style-name="T4">
Україна на 5% збільшила виручку від експорту агропродовольчої продукції в І кварталі</text:span>
</text:h>
      <text:p text:style-name="P4">
Authors: Ukrinform (Person)</text:p>
      <text:p text:style-name="P4">
Publisher: Укринформ (Organization)</text:p>
      <text:p text:style-name="P4">
Published Time: 2023-04-20T15:27:22+03:00</text:p>
      <text:p text:style-name="P4">
Modified Time: 2023-04-20T15:27:22+03:00</text:p>
      <text:p text:style-name="P4">
Description: Згідно з інформацією Державної митної служби України, у січні-березні 2023 року Україна експортувала агропродовольчої продукції на 6745 млн дол. США, що на 5% більше, ніж за аналогічний період торік. — Укрінформ.</text:p>
      <text:p text:style-name="P4">
Images: ["<text:a xlink:type="simple" xlink:href="https://static.ukrinform.com/photos/2023_04/thumb_files/630_360_1681993433-957.jpg" text:style-name="Internet_20_link" text:visited-style-name="Visited_20_Internet_20_Link">
630_360_16819...</text:a>
"]</text:p>
      <text:p text:style-name="P4">
Tags: ['Експорт', 'Україна', 'Аграрії']</text:p>
      <text:p text:style-name="P4">
Type: Article</text:p>
      <!--METADATA-->
      <text:p text:style-name="P4">
<draw:frame draw:style-name="fr1" draw:name="Image87" text:anchor-type="as-char" svg:width="6.9236in" svg:height="3.956343in" draw:z-index="0">
<draw:image xlink:href="../Images/yкринформ/2023-04-20T15-27-22-03-00/630_360_1681993433-957.jpg" xlink:type="simple" xlink:show="embed" xlink:actuate="onLoad" draw:mime-type="image/jpeg"/>
</draw:frame>
 Згідно зінформацією Державної митної служби України, у січні-березні 2023 року Українаекспортувала агропродовольчої продукції на 6745 млн дол. США, що на 5% більше,ніж за аналогічний період торік.</text:p>
      <text:p text:style-name="P4">
Про це розповів заступник директора Національного наукового центру «Інститутаграрної економіки», академік НААН Микола Пугачов, передає Укрінформ зпосиланням на <text:a xlink:type="simple" xlink:href="http://www.iae.org.ua/presscentre/archnews/3578-ukrayina-zbilshyla-eksport-ahroprodovolchoyi-produktsiyi-za-i-kvartal-2023-roku-mykola-puhachov.html" text:style-name="Internet_20_link" text:visited-style-name="Visited_20_Internet_20_Link">
 </text:a>
</text:p>
      <text:p text:style-name="P4">
Він зауважив, що у структурі загального експорту України домінують продуктисільського господарства і харчової промисловості із часткою 65%.</text:p>
      <text:p text:style-name="P4">
У регіональному розрізі за січень-березень цього року Україна найбільшеекспортувала до: Європейського Союзу (3671 млн дол. США), країн Азії (2449 млндол. США), а також Африки (345 млн дол. США) та СНД (155 млн дол. США). Цічотири географічні регіони закуповують 98% аграрної продукції українськоговиробництва.</text:p>
      <text:p text:style-name="P4">
За словами Пугачова, першу позицію у рейтингу основних імпортерів займаєКитай, який закупив українського продовольства на суму 986 млн дол. США. Додесятки найбільших покупців української агропродукції також увійшли: Румунія(828 млн дол. США), Туреччина (759 млн дол. США), Польща (666 млн дол. США),Нідерланди (381 млн дол. США), Іспанія (379 млн дол. США), Угорщина (268 млндол. США), Італія (256 млн дол. США), Німеччина (154 млн дол. США) та Єгипет(149 млн дол. США). Загалом ці десять країн забезпечують 71% доходівукраїнських агроекспортерів.</text:p>
      <text:p text:style-name="P4">
Основними групами агропродовольчого експорту України у першому кварталі 2023року були: <text:a xlink:type="simple" xlink:href="https://www.ukrinform.ua/tag-zerno" text:style-name="Internet_20_link" text:visited-style-name="Visited_20_Internet_20_Link">
 </text:a>
 (3168 млн дол. США), оліїта жири (1465 млн дол. США), насіння і плоди олійних (826 млн дол. США),залишки переробної промисловості (361 млн дол. США), м’ясо і субпродукти (202млн дол. США). На ці види агропродукції спільно припадає майже 90% вартостізарубіжних поставок вітчизняної агропродукції.</text:p>
      <text:p text:style-name="P4">
Пугачов додав, що у 2023 році, попри повномасштабне вторгнення рф на територіюнашої держави й постійні бойові дії, Україна продовжує експортуватисільськогосподарську продукцію, розв'язувати питання глобального продовольчогозабезпечення та валютних надходжень для власної економіки.</text:p>
      <text:p text:style-name="P4">
На думку науковця, актуальна динаміка зовнішніх продажів на даний часпідтверджує попередні прогнози інституту, згідно з якими при збереженнівідносної стабільності умов зовнішньої торгівлі експорт Україною продовольстваповинен зберегтись на рівні календарного 2022 року, перебуваючи в межах 23-25млрд дол. США.</text:p>
      <text:p text:style-name="P4">
<text:span text:style-name="T4">
Читайте також:</text:span>
 <text:a xlink:type="simple" xlink:href="https://www.ukrinform.ua/rubric-economy/3698369-u-skladnosah-ukrainskih-ta-evropejskih-fermeriv-vinna-lise-rosia-trofimceva.html" text:style-name="Internet_20_link" text:visited-style-name="Visited_20_Internet_20_Link">
 <text:span text:style-name="T4">
Трофімцева</text:span>
 </text:a>
</text:p>
      <text:p text:style-name="P4">
Як повідомляв Укрінформ, згідно із розрахунками Інституту аграрної економіки,у 2022 році Україна експортувала агропродовольства на суму 23,6 млрд дол. США,що на 15% менше, ніж у 2021 році, коли було експортовано на рекордні 27,9 млрддол. США.</text:p>
      <text:p text:style-name="P4">
Фото: iae.org.ua/</text:p>
      <text:p text:style-name="P4">
Source: <text:a xlink:type="simple" xlink:href="https://www.ukrinform.ua/rubric-economy/3698423-ukraina-na-5-zbilsila-virucku-vid-eksportu-agroprodovolcoi-produkcii-v-i-kvartali.html" text:style-name="Internet_20_link" text:visited-style-name="Visited_20_Internet_20_Link">
https://www.ukrinform.ua/rubric-economy/3698423-ukraina-na-5-zbilsila-virucku-vid-eksportu-agroprodovolcoi-produkcii-v-i-kvartali.html</text:a>
</text:p>
      <!--NEWS-->
      <text:h text:style-name="P10" text:outline-level="1">
<text:span text:style-name="T4">
Український боксер Штонда проведе бій проти молдованина Ніколау</text:span>
</text:h>
      <text:p text:style-name="P4">
Authors: Ukrinform (Person)</text:p>
      <text:p text:style-name="P4">
Publisher: Укринформ (Organization)</text:p>
      <text:p text:style-name="P4">
Published Time: 2023-04-20T15:30:00+03:00</text:p>
      <text:p text:style-name="P4">
Modified Time: 2023-04-20T15:30:00+03:00</text:p>
      <text:p text:style-name="P4">
Description: Поєдинок відбудеться 30 квітня. — Укрінформ.</text:p>
      <text:p text:style-name="P4">
Images: ["<text:a xlink:type="simple" xlink:href="https://static.ukrinform.com/photos/2023_04/thumb_files/630_360_1681993719-119.jpg" text:style-name="Internet_20_link" text:visited-style-name="Visited_20_Internet_20_Link">
630_360_16819...</text:a>
"]</text:p>
      <text:p text:style-name="P4">
Tags: ['Бокс']</text:p>
      <text:p text:style-name="P4">
Type: Article</text:p>
      <!--METADATA-->
      <text:p text:style-name="P4">
<draw:frame draw:style-name="fr1" draw:name="Image88" text:anchor-type="as-char" svg:width="6.9236in" svg:height="3.956343in" draw:z-index="0">
<draw:image xlink:href="../Images/yкринформ/2023-04-20T15-30-00-03-00/630_360_1681993719-119.jpg" xlink:type="simple" xlink:show="embed" xlink:actuate="onLoad" draw:mime-type="image/jpeg"/>
</draw:frame>
 Поєдиноквідбудеться 30 квітня.</text:p>
      <text:p text:style-name="P4">
Український боксер середньої ваги Богдан Штонда (7-0, 3 KO) проведе свійнаступний поєдинок проти молдованина Владислава Ніколау (5-1, 0 KO), <text:a xlink:type="simple" xlink:href="https://www.instagram.com/p/CrPtWMwMW5L/" text:style-name="Internet_20_link" text:visited-style-name="Visited_20_Internet_20_Link">
</text:a>
 Pro Boxing Ukraine, передаєУкрінформ.</text:p>
      <text:p text:style-name="P4">
Бій відбудеться 30 квітня в турецькому Стамбулі.</text:p>
      <text:p text:style-name="P4">
Це буде перший поєдинок 21-річного українця за більше ніж рік.</text:p>
      <text:p text:style-name="P4">
<text:span text:style-name="T4">
Читайте також:</text:span>
 <text:a xlink:type="simple" xlink:href="https://www.ukrinform.ua/rubric-sports/3698087-bij-usikfuri-moze-vidbutis-u-grudni.html" text:style-name="Internet_20_link" text:visited-style-name="Visited_20_Internet_20_Link">
 </text:a>
</text:p>
      <text:p text:style-name="P4">
Як повідомляв Укрінформ раніше, Штонда мав битися 26 лютого 2022 року протифранцузького боксера Мілана Пратто за титул чемпіона світу за версією IBFсеред молоді, але через початок повномасштабного вторгнення РФ бій булоскасовано.</text:p>
      <text:p text:style-name="P4">
Фото: instagram.com/b.shtonda</text:p>
      <text:p text:style-name="P4">
Source: <text:a xlink:type="simple" xlink:href="https://www.ukrinform.ua/rubric-sports/3698424-ukrainskij-bokser-stonda-bij-proti-moldovanina-nikolau.html" text:style-name="Internet_20_link" text:visited-style-name="Visited_20_Internet_20_Link">
https://www.ukrinform.ua/rubric-sports/3698424-ukrainskij-bokser-stonda-bij-proti-moldovanina-nikolau.html</text:a>
</text:p>
      <!--NEWS-->
      <text:h text:style-name="P10" text:outline-level="1">
<text:span text:style-name="T4">
Обсяги зернових перевезень впали до мінімуму за п’ять місяців - Укрзалізниця</text:span>
</text:h>
      <text:p text:style-name="P4">
Authors: Ukrinform (Person)</text:p>
      <text:p text:style-name="P4">
Publisher: Укринформ (Organization)</text:p>
      <text:p text:style-name="P4">
Published Time: 2023-04-20T15:30:15+03:00</text:p>
      <text:p text:style-name="P4">
Modified Time: 2023-04-20T15:30:15+03:00</text:p>
      <text:p text:style-name="P4">
Description: «Укрзалізниця» у квітні 2023 року перевезло найменший за останні п’ять місяців обсяг зернових вантажів. — Укрінформ.</text:p>
      <text:p text:style-name="P4">
Images: ["<text:a xlink:type="simple" xlink:href="https://static.ukrinform.com/photos/2023_01/thumb_files/630_360_1674044884-685.jpg" text:style-name="Internet_20_link" text:visited-style-name="Visited_20_Internet_20_Link">
630_360_16740...</text:a>
"]</text:p>
      <text:p text:style-name="P4">
Tags: ['Зерно', 'Укрзалізниця']</text:p>
      <text:p text:style-name="P4">
Type: Article</text:p>
      <!--METADATA-->
      <text:p text:style-name="P4">
<draw:frame draw:style-name="fr1" draw:name="Image89" text:anchor-type="as-char" svg:width="6.9236in" svg:height="3.956343in" draw:z-index="0">
<draw:image xlink:href="../Images/yкринформ/2023-04-20T15-30-15-03-00/630_360_1674044884-685.jpg" xlink:type="simple" xlink:show="embed" xlink:actuate="onLoad" draw:mime-type="image/jpeg"/>
</draw:frame>
«Укрзалізниця» у квітні 2023 року перевезло найменший за останні п’ять місяцівобсяг зернових вантажів.</text:p>
      <text:p text:style-name="P4">
Про це повідомив заступник директора департаменту комерційної роботи АТ«Укрзалізниця» Валерій Ткачов, передає Укрінформ з посиланням на <text:a xlink:type="simple" xlink:href="https://www.railinsider.com.ua/u-kvitni-obsyagy-perevezen-zernovyh-skorotylysya-do-minimumu-za-ostanni-pyat-misyacziv/" text:style-name="Internet_20_link" text:visited-style-name="Visited_20_Internet_20_Link">
</text:a>
 .</text:p>
      <text:p text:style-name="P4">
Зазначається, що у квітні спостерігається падіння обсягів перевезення <text:a xlink:type="simple" xlink:href="https://www.ukrinform.ua/tag-zerno" text:style-name="Internet_20_link" text:visited-style-name="Visited_20_Internet_20_Link">
</text:a>
 вантажів до мінімуму за останні п’ятьмісяців. За 19 діб квітня на експорт залізницею перевезли 1,537 млн т зерновихвантажів. У напрямку портів транспортовано 1,157 млн т, а до західнихприкордонних переходів — 380 тис. т.</text:p>
      <text:p text:style-name="P4">
«Це нижче показника минулого місяця і нижче показників останніх майже п’ятимісяців. Якщо така динаміка буде зберігатися, то загалом за місяць перевеземона експорт менш ніж 2,5 млн т. У найкращі місяці ми перевозили 3,2 та 3,4 млнт. Тобто бачимо, що є суттєве просідання перевезень через проблеми на кордоніта із «зерновим коридором», — розповів Ткачов.</text:p>
      <text:p text:style-name="P4">
<text:span text:style-name="T4">
Читайте також:</text:span>
 <text:a xlink:type="simple" xlink:href="https://www.ukrinform.ua/rubric-economy/3697874-polsa-mae-prijnati-ponad-3000-vagoniv-ta-cotiri-poizdi-z-ukrainskim-zernom-ukrzaliznica.html" text:style-name="Internet_20_link" text:visited-style-name="Visited_20_Internet_20_Link">
 <text:span text:style-name="T4">
Укрзалізниця</text:span>
 </text:a>
</text:p>
      <text:p text:style-name="P4">
Також скоротилися обсяги навантаження агропродукції. З початку квітня показникстановив 1,457 млн т. Це 21,9% від загального обсягу. Водночас середньодобовенавантаження наразі становить 77 тис. т проти 100 тис. т восени та у січні.</text:p>
      <text:p text:style-name="P4">
Окрім того, фіксується падіння передачі вагонів із зерновими вантажами черезкордон. Якщо на початку квітня цей показник сягав 590 одиниць рухомого складу,то наразі він скоротився на 37%, до 374 вагонів.</text:p>
      <text:p text:style-name="P4">
Як повідомлялося, Угорщина та Польща 15 квітня 2023 року ввели тимчасовузаборону на імпорт зерна та інших видів сільськогосподарської продукції зУкраїни. З 19 квітня 2023 року діятиме заборона на імпорт українськоїагропродукції до Словаччини. Водночас, Польща також призупинила транзитпродукції українського АПК через свою територію, але планує відновити його з21 квітня. Угорщина та Словаччина транзит не зупиняли. <text:a xlink:type="simple" xlink:href="https://www.ukrinform.ua/rubric-economy/3697879-bolgaria-timcasovo-zaboronila-import-produktiv-z-ukraini-tranzit-dozvolenij.html" text:style-name="Internet_20_link" text:visited-style-name="Visited_20_Internet_20_Link">
</text:a>
 з України 19квітня 2023 року, але транзит не обмежувала.</text:p>
      <text:p text:style-name="P4">
<text:span text:style-name="T5">
Фото: cfts.org.ua</text:span>
</text:p>
      <text:p text:style-name="P4">
Source: <text:a xlink:type="simple" xlink:href="https://www.ukrinform.ua/rubric-economy/3698426-obsagi-zernovih-perevezen-vpali-do-minimumu-za-pat-misaciv-ukrzaliznica.html" text:style-name="Internet_20_link" text:visited-style-name="Visited_20_Internet_20_Link">
https://www.ukrinform.ua/rubric-economy/3698426-obsagi-zernovih-perevezen-vpali-do-minimumu-za-pat-misaciv-ukrzaliznica.html</text:a>
</text:p>
      <!--NEWS-->
      <text:h text:style-name="P10" text:outline-level="1">
<text:span text:style-name="T4">
Просвітницька робота щодо азартних ігор має бути зосереджена на молоді - експертка</text:span>
</text:h>
      <text:p text:style-name="P4">
Authors: Ukrinform (Person)</text:p>
      <text:p text:style-name="P4">
Publisher: Укринформ (Organization)</text:p>
      <text:p text:style-name="P4">
Published Time: 2023-04-20T15:36:18+03:00</text:p>
      <text:p text:style-name="P4">
Modified Time: 2023-04-20T15:36:18+03:00</text:p>
      <text:p text:style-name="P4">
Description: Просвітницька робота стосовно азартних ігор має бути спрямована на молодих людей віком від 21 до 30 років, адже саме ця категорія є найбільш вразливою до ігрової залежності. — Укрінформ.</text:p>
      <text:p text:style-name="P4">
Images: ["<text:a xlink:type="simple" xlink:href="https://static.ukrinform.com/photos/2023_04/thumb_files/630_360_1681993918-979.jpg" text:style-name="Internet_20_link" text:visited-style-name="Visited_20_Internet_20_Link">
630_360_16819...</text:a>
"]</text:p>
      <text:p text:style-name="P4">
Tags: ['Молодь', 'азартні ігри']</text:p>
      <text:p text:style-name="P4">
Type: Article</text:p>
      <!--METADATA-->
      <text:p text:style-name="P4">
<draw:frame draw:style-name="fr1" draw:name="Image90" text:anchor-type="as-char" svg:width="6.9236in" svg:height="3.956343in" draw:z-index="0">
<draw:image xlink:href="../Images/yкринформ/2023-04-20T15-36-18-03-00/630_360_1681993918-979.jpg" xlink:type="simple" xlink:show="embed" xlink:actuate="onLoad" draw:mime-type="image/jpeg"/>
</draw:frame>
Просвітницька робота стосовно азартних ігор має бути спрямована на молодихлюдей віком від 21 до 30 років, адже саме ця категорія є найбільш вразливою доігрової залежності.</text:p>
      <text:p text:style-name="P4">
Про це в Укрінформі під час круглого столу на тему: «Соціальнавідповідальність у сфері азартних ігор» сказала членкиня КРАІЛ Христина Дутка.</text:p>
      <text:p text:style-name="P4">
З її слів, з метою підвищення соціальної відповідальності в гральнійіндустрії, серед населення потрібно продовжувати проводити просвітницькудіяльність, у разі виникнення залежності - надавати необхідну первинну медичнудопомогу, а надалі проводити ресоціалізацію залежних гравців та повертати їхдо суспільного життя.</text:p>
      <text:p text:style-name="P4">
У КРАІЛ нагадали про функціонування Реєстру осіб, яким певним особам обмеженодоступ до гральних закладів та участь в азартних іграх.</text:p>
      <text:p text:style-name="P4">
<text:span text:style-name="T4">
Читайте також:</text:span>
 <text:a xlink:type="simple" xlink:href="https://www.ukrinform.ua/rubric-regions/3678951-sbu-likviduvala-merezu-pidpilnih-kazino-aki-pracuvali-na-gaulajtera-saldo.html" text:style-name="Internet_20_link" text:visited-style-name="Visited_20_Internet_20_Link">
 </text:a>
</text:p>
      <text:p text:style-name="P4">
"Для чого нам потрібна просвітницька робота і на яку категорію людей вонаповинна бути спрямована? Вона має бути спрямована на молодь. Чому саме намолодь, а тому, що згідно з даними Реєстру, половина - це молодь, люди вікомвід 21 до 30 років. Саме вони є в групі ризику тих, хто має ігрову залежність,і ми повинні працювати з ними", - сказала Дутка.</text:p>
      <text:p text:style-name="P4">
Вона нагадала, що КРАІЛ почав розміщувати соціальну рекламу на тему свідомогогемблінгу, до цієї роботи активно долучилась низка міст України. Це Київ,Одеса, Луцьк, Рівне, Тернопіль, Ужгород, Івано-Франківськ та інші міста.</text:p>
      <text:p text:style-name="P4">
"Наша мета - сформувати в суспільстві культуру, що азартна гра - це розвага,можливо, з певними ризиками і наслідками, але це розвага, а не спосібзаробітку", - підкреслила Дутка.</text:p>
      <text:p text:style-name="P4">
<text:span text:style-name="T4">
Читайте також:</text:span>
 <text:a xlink:type="simple" xlink:href="https://www.ukrinform.ua/rubric-regions/3670444-na-kiivsini-vikrili-cotiri-nelegalnih-gralnih-zakladi.html" text:style-name="Internet_20_link" text:visited-style-name="Visited_20_Internet_20_Link">
 </text:a>
</text:p>
      <text:p text:style-name="P4">
Як повідомлялося, <text:a xlink:type="simple" xlink:href="https://www.ukrinform.ua/tag-prezident" text:style-name="Internet_20_link" text:visited-style-name="Visited_20_Internet_20_Link">
 </text:a>
 ВолодимирЗеленський ввів у дію рішення РНБО від 10 березня 2023 року про санкції протифізичних і юридичних осіб, пов'язаних, зокрема, з букмекерським та лотерейнимбізнесом.</text:p>
      <text:p text:style-name="P4">
Source: <text:a xlink:type="simple" xlink:href="https://www.ukrinform.ua/rubric-society/3698430-prosvitnicka-robota-sodo-azartnih-igor-mae-buti-zoseredzena-na-molodi-ekspertka.html" text:style-name="Internet_20_link" text:visited-style-name="Visited_20_Internet_20_Link">
https://www.ukrinform.ua/rubric-society/3698430-prosvitnicka-robota-sodo-azartnih-igor-mae-buti-zoseredzena-na-molodi-ekspertka.html</text:a>
</text:p>
      <!--NEWS-->
      <text:h text:style-name="P10" text:outline-level="1">
<text:span text:style-name="T4">
Пакистан придбав першу партію російської нафти зі знижкою</text:span>
</text:h>
      <text:p text:style-name="P4">
Authors: Ukrinform (Person)</text:p>
      <text:p text:style-name="P4">
Publisher: Укринформ (Organization)</text:p>
      <text:p text:style-name="P4">
Published Time: 2023-04-20T15:38:41+03:00</text:p>
      <text:p text:style-name="P4">
Modified Time: 2023-04-20T15:38:41+03:00</text:p>
      <text:p text:style-name="P4">
Description: Пакистан зробив своє перше замовлення на російську сиру нафту за зниженими цінами згідно з новою угодою, укладеною між Ісламабадом та москвою. — Укрінформ.</text:p>
      <text:p text:style-name="P4">
Images: ["<text:a xlink:type="simple" xlink:href="https://static.ukrinform.com/photos/2018_11/thumb_files/630_360_1542786421-850.jpg" text:style-name="Internet_20_link" text:visited-style-name="Visited_20_Internet_20_Link">
630_360_15427...</text:a>
"]</text:p>
      <text:p text:style-name="P4">
Tags: ['нафта', 'Пакистан', 'росія']</text:p>
      <text:p text:style-name="P4">
Type: Article</text:p>
      <!--METADATA-->
      <text:p text:style-name="P4">
<draw:frame draw:style-name="fr1" draw:name="Image91" text:anchor-type="as-char" svg:width="6.9236in" svg:height="3.956343in" draw:z-index="0">
<draw:image xlink:href="../Images/yкринформ/2023-04-20T15-38-41-03-00/630_360_1542786421-850.jpg" xlink:type="simple" xlink:show="embed" xlink:actuate="onLoad" draw:mime-type="image/jpeg"/>
</draw:frame>
 Пакистанзробив своє перше замовлення на російську сиру нафту за зниженими цінамизгідно з новою угодою, укладеною між Ісламабадом та москвою.</text:p>
      <text:p text:style-name="P4">
Як передає Укрінформ, про це повідомляє агенція <text:a xlink:type="simple" xlink:href="http://www.reuters.com/world/asia-pacific/pakistan-places-first-order-discounted-russian-crude-says-minister-2023-04-20/" text:style-name="Internet_20_link" text:visited-style-name="Visited_20_Internet_20_Link">
</text:a>
 .</text:p>
      <text:p text:style-name="P4">
Зазначається, що один вантаж, за новою угодою, буде доставлено до порту Карачівже у травні.</text:p>
      <text:p text:style-name="P4">
Угода з Пакистаном дає москві нові можливості для збуту її сирої нафти,додаючи до зростаючих продажів російської <text:a xlink:type="simple" xlink:href="https://www.ukrinform.ua/tag-nafta" text:style-name="Internet_20_link" text:visited-style-name="Visited_20_Internet_20_Link">
 </text:a>
 до Індії та Китаю, оскільки кремль перенаправляє обсяги із західнихринків, де його нафту було заборонено після початку повномаштабного вторгненняв Україну.</text:p>
      <text:p text:style-name="P4">
Знижена ціна на нафту дає необхідний перепочинок для Пакистану, який зіткнувсяз кризою платіжного балансу та проблемою критично низьких валютних резервів.Імпорт енергоносіїв наразі становить більшу частину зовнішніх платежів країни.</text:p>
      <text:p text:style-name="P4">
Угода передбачає, що Пакистан буде купувати лише сиру нафту, а не очищенепаливо, причому очікується, що імпорт досягне 100 000 барелів на день, якщоперша транзакція пройде без проблем, повідомив Reuters міністр нафти впакистанському уряді Мусадік Малік.</text:p>
      <text:p text:style-name="P4">
«Наші замовлення є, ми вже їх розмістили», — сказав урядовець, підтверджуючиінформацію джерела агенції про те, що Пакистан купуватиме лише сировину, а неготові нафтопродукти.</text:p>
      <text:p text:style-name="P4">
<text:span text:style-name="T4">
Читайте також:</text:span>
 <text:a xlink:type="simple" xlink:href="https://www.ukrinform.ua/rubric-world/3697106-g7-zbereze-obmezenna-cini-na-rosijsku-naftu-na-rivni-60-reuters.html" text:style-name="Internet_20_link" text:visited-style-name="Visited_20_Internet_20_Link">
 <text:span text:style-name="T4">
нафту</text:span>
 </text:a>
</text:p>
      <text:p text:style-name="P4">
Як повідомляв Укрінформ, західні санкції та обмеження ціни на морськуросійську нафту після початку повномасштабного вторгнення росії в Українуобмежили коло покупців для поставок з рф.</text:p>
      <text:p text:style-name="P4">
Втім, щонайменше дві компанії з Індії та ОАЕ допомагають москві обходитизахідні нафтові санкції за допомогою тіньового флоту танкерів.</text:p>
      <text:p text:style-name="P4">
Source: <text:a xlink:type="simple" xlink:href="https://www.ukrinform.ua/rubric-economy/3698432-pakistan-pridbav-persu-partiu-rosijskoi-nafti-zi-znizkou.html" text:style-name="Internet_20_link" text:visited-style-name="Visited_20_Internet_20_Link">
https://www.ukrinform.ua/rubric-economy/3698432-pakistan-pridbav-persu-partiu-rosijskoi-nafti-zi-znizkou.html</text:a>
</text:p>
      <!--NEWS-->
      <text:h text:style-name="P10" text:outline-level="1">
<text:span text:style-name="T4">
Розпалювання релігійної ворожнечі: в Ужгороді обирають запобіжний захід протоієрею УПЦ МП</text:span>
</text:h>
      <text:p text:style-name="P4">
Authors: Ukrinform (Person)</text:p>
      <text:p text:style-name="P4">
Publisher: Укринформ (Organization)</text:p>
      <text:p text:style-name="P4">
Published Time: 2023-04-20T15:41:00+03:00</text:p>
      <text:p text:style-name="P4">
Modified Time: 2023-04-20T15:41:00+03:00</text:p>
      <text:p text:style-name="P4">
Description: Суд в Ужгороді обирає запобіжний захід настоятелю кафедрального собору УПЦ (МП), який підозрюється у розпалюванні релігійної ворожнечі. — Укрінформ.</text:p>
      <text:p text:style-name="P4">
Images: ["<text:a xlink:type="simple" xlink:href="https://static.ukrinform.com/photos/2023_04/thumb_files/630_360_1681994336-959.jpg" text:style-name="Internet_20_link" text:visited-style-name="Visited_20_Internet_20_Link">
630_360_16819...</text:a>
", "<text:a xlink:type="simple" xlink:href="https://static.ukrinform.com/photos/2023_04/1681994344-901.jpg" text:style-name="Internet_20_link" text:visited-style-name="Visited_20_Internet_20_Link">
1681994344-90...</text:a>
"]</text:p>
      <text:p text:style-name="P4">
Tags: ['Суд', 'УПЦ МП', 'Ужгород']</text:p>
      <text:p text:style-name="P4">
Type: Article</text:p>
      <!--METADATA-->
      <text:p text:style-name="P4">
<draw:frame draw:style-name="fr1" draw:name="Image92" text:anchor-type="as-char" svg:width="6.9236in" svg:height="3.956343in" draw:z-index="0">
<draw:image xlink:href="../Images/yкринформ/2023-04-20T15-41-00-03-00/630_360_1681994336-959.jpg" xlink:type="simple" xlink:show="embed" xlink:actuate="onLoad" draw:mime-type="image/jpeg"/>
</draw:frame>
 Суд вУжгороді обирає запобіжний захід настоятелю кафедрального собору УПЦ (МП),який підозрюється у розпалюванні релігійної ворожнечі.</text:p>
      <text:p text:style-name="P4">
Про це кореспондентові Укрінформу повідомила речниця Закарпатської обласноїпрокуратури Катерина Хижняк.</text:p>
      <text:p text:style-name="P4">
"В Ужгородському міськрайонному суді сьогодні обирають запобіжний західнастоятелю одного з соборів в Ужгороді Дмитру Сидору, якого правоохоронціпідозрюють у розпалюванні релігійної ворожнечі та ненависті", - сказала вона.</text:p>
      <text:p text:style-name="P4">
<draw:frame draw:style-name="fr1" draw:name="Image93" text:anchor-type="as-char" svg:width="6.9236in" svg:height="9.231467in" draw:z-index="0">
<draw:image xlink:href="../Images/yкринформ/2023-04-20T15-41-00-03-00/1681994344-901.jpg" xlink:type="simple" xlink:show="embed" xlink:actuate="onLoad" draw:mime-type="image/jpeg"/>
</draw:frame>
</text:p>
      <text:p text:style-name="P4">
За версією слідства, настоятель Кафедрального Хресто-Воздвиженського соборупід час богослужінь образливо висловлювався щодо віри та переконань вірян ПЦУ,називав їх "безбожниками", а саму помісну церкву - "порожнім безблагодатнимпідвалом з павуками" та "конфесією мерців". Крім того, здобуття Православноюцерквою України Томосу протоієрей представляв своїм парафіянам як одержання"фальшивого папірця" та "безумство купки неправославних людей".</text:p>
      <text:p text:style-name="P4">
Під критику Сидора підпадали також ті, хто підтримував перехід з УПЦ (МП) доПЦУ.</text:p>
      <text:p text:style-name="P4">
Відеозаписи та трансляції його проповідей поширювали на сторінках храму усоціальних мережах та його офіційному сайті.</text:p>
      <text:p text:style-name="P4">
<text:span text:style-name="T4">
Читайте також:</text:span>
 <text:a xlink:type="simple" xlink:href="https://www.ukrinform.ua/rubric-society/3649077-sud-ostrafuvav-rektora-pocaivskoi-seminarii-upc-mp-za-rozpaluvanna-religijnoi-vorozneci.html" text:style-name="Internet_20_link" text:visited-style-name="Visited_20_Internet_20_Link">
 <text:span text:style-name="T4">
релігійної</text:span>
 <text:span text:style-name="T4">
ворожнечі</text:span>
</text:a>
</text:p>
      <text:p text:style-name="P4">
Правоохоронці встановили, що протоієрей публічно транслював гостру неприязньдо іншої церкви, збурюючи релігійне протистояння в регіоні.</text:p>
      <text:p text:style-name="P4">
Підозру Сидору оголосили 16 березня. У цьому зв'язку Сидор на <text:a xlink:type="simple" xlink:href="https://www.facebook.com/ungsobor.live/posts/pfbid04KTQUS1jteMJr1ESyGmkFd3yi1Z9muAt5BzeM6b2ZUHNMxNz9LPZvKvoQhnH3gm1l" text:style-name="Internet_20_link" text:visited-style-name="Visited_20_Internet_20_Link">
</text:a>
Кафедрального Хресто-Воздвиженського собору просив "наших православниххристиян про молитву, призо́в благодаті Божої в час, коли він знову переноситьвипробовування кримінальним переслідуванням КП № 12022070000000353 по ст. 161ч.1".</text:p>
      <text:p text:style-name="P4">
За розпалювання релігійної ворожнечі та ненависті підозрюваному загрожує від3400 до 8500 грн <text:a xlink:type="simple" xlink:href="https://www.ukrinform.ua/tag-straf" text:style-name="Internet_20_link" text:visited-style-name="Visited_20_Internet_20_Link">
 </text:a>
 , або обмеження воліна строк до п’яти років, або позбавлення волі на строк до трьох років.</text:p>
      <text:p text:style-name="P4">
Ужгородський міськрайонний суд вже розглядав справу щодо отця Сидора у 2012році (тоді йшлося про "посягання на територіальну цілісність і недоторканністьУкраїни") і присудив йому три роки позбавлення волі умовно.</text:p>
      <text:p text:style-name="P4">
<text:span text:style-name="T5">
Фото з сайту uzhhorod.rayon.in.ua</text:span>
</text:p>
      <text:p text:style-name="P4">
Source: <text:a xlink:type="simple" xlink:href="https://www.ukrinform.ua/rubric-regions/3698433-rozpaluvanna-religijnoi-vorozneci-v-uzgorodi-obiraut-zapobiznij-zahid-protoiereu-upc-mp.html" text:style-name="Internet_20_link" text:visited-style-name="Visited_20_Internet_20_Link">
https://www.ukrinform.ua/rubric-regions/3698433-rozpaluvanna-religijnoi-vorozneci-v-uzgorodi-obiraut-zapobiznij-zahid-protoiereu-upc-mp.html</text:a>
</text:p>
      <!--NEWS-->
      <text:h text:style-name="P10" text:outline-level="1">
<text:span text:style-name="T4">
Heavy explosion was reported in Belgorod</text:span>
</text:h>
      <text:p text:style-name="P4">
Authors: liveuamap (Language: en)</text:p>
      <text:p text:style-name="P4">
Time: 2023-04-20T15:44:26</text:p>
      <text:p text:style-name="P4">
Location: Belgorod, Belgorodskaya oblast' (Latitude:50.57855 Longtitude:36.5807)</text:p>
      <text:p text:style-name="P4">
Videos: []</text:p>
      <text:p text:style-name="P4">
Images: ["<text:a xlink:type="simple" xlink:href="https://liveuamap.com/pics/2023/04/20/22557511_0.jpg" text:style-name="Internet_20_link" text:visited-style-name="Visited_20_Internet_20_Link">
22557511_0.jpg</text:a>
"]</text:p>
      <text:p text:style-name="P4">
Tags: ["Russia"]</text:p>
      <text:p text:style-name="P4">
ID: 22557511</text:p>
      <!--METADATA-->
      <text:p text:style-name="P4">
Heavy explosion was reported in Belgorod</text:p>
      <text:p text:style-name="P4">
<draw:frame draw:style-name="fr1" draw:name="Image94" text:anchor-type="as-char" svg:width="6.9236in" svg:height="8.029453in" draw:z-index="0">
<draw:image xlink:href="../Images/liveuamap/2023-04-20T15-44-26/22557511_0.jpg" xlink:type="simple" xlink:show="embed" xlink:actuate="onLoad" draw:mime-type="image/jpeg"/>
</draw:frame>
</text:p>
      <text:p text:style-name="P4">
News Collection Link: <text:a xlink:type="simple" xlink:href="https://liveuamap.com/en/2023/20-april-heavy-explosion-was-reported-in-belgorod-" text:style-name="Internet_20_link" text:visited-style-name="Visited_20_Internet_20_Link">
https://liveuamap.com/en/2023/20-april-heavy-explosion-was-reported-in-belgorod-</text:a>
</text:p>
      <text:p text:style-name="P4">
Source: <text:a xlink:type="simple" xlink:href="https://t.me/belgorod_informant/3775" text:style-name="Internet_20_link" text:visited-style-name="Visited_20_Internet_20_Link">
https://t.me/belgorod_informant/3775</text:a>
</text:p>
      <!--NEWS-->
      <text:h text:style-name="P10" text:outline-level="1">
<text:span text:style-name="T4">
Держборг України за рік зріс до 78,5% ВВП - Мінфін</text:span>
</text:h>
      <text:p text:style-name="P4">
Authors: Ukrinform (Person)</text:p>
      <text:p text:style-name="P4">
Publisher: Укринформ (Organization)</text:p>
      <text:p text:style-name="P4">
Published Time: 2023-04-20T15:47:58+03:00</text:p>
      <text:p text:style-name="P4">
Modified Time: 2023-04-20T15:47:58+03:00</text:p>
      <text:p text:style-name="P4">
Description: Державний та гарантований державою борг України у 2022 році збільшився на 13,4 млрд дол. і сягнув 78,5% ВВП на кінець року. — Укрінформ.</text:p>
      <text:p text:style-name="P4">
Images: ["<text:a xlink:type="simple" xlink:href="https://static.ukrinform.com/photos/2021_09/thumb_files/630_360_1630671320-722.jpeg" text:style-name="Internet_20_link" text:visited-style-name="Visited_20_Internet_20_Link">
630_360_16306...</text:a>
", "<text:a xlink:type="simple" xlink:href="https://static.ukrinform.com/photos/2023_04/1681994704-702.jpg" text:style-name="Internet_20_link" text:visited-style-name="Visited_20_Internet_20_Link">
1681994704-70...</text:a>
"]</text:p>
      <text:p text:style-name="P4">
Tags: ['Мінфін', 'ВВП', 'Держборг']</text:p>
      <text:p text:style-name="P4">
Type: Article</text:p>
      <!--METADATA-->
      <text:p text:style-name="P4">
<draw:frame draw:style-name="fr1" draw:name="Image95" text:anchor-type="as-char" svg:width="6.9236in" svg:height="3.956343in" draw:z-index="0">
<draw:image xlink:href="../Images/yкринформ/2023-04-20T15-47-58-03-00/630_360_1630671320-722.jpeg" xlink:type="simple" xlink:show="embed" xlink:actuate="onLoad" draw:mime-type="image/jpeg"/>
</draw:frame>
 Державнийта гарантований державою борг України у 2022 році збільшився на 13,4 млрд дол.і сягнув 78,5% ВВП на кінець року.</text:p>
      <text:p text:style-name="P4">
Як передає Укрінформ, про це повідомляє пресслужба Міністерства фінансів у <text:a xlink:type="simple" xlink:href="https://twitter.com/ua_minfin/status/1648665114420080640" text:style-name="Internet_20_link" text:visited-style-name="Visited_20_Internet_20_Link">
</text:a>
</text:p>
      <text:p text:style-name="P4">
"Повномасштабне російське вторгнення у 2022 році призвело до падінняномінального ВВП України до $161 млрд і збільшення співвідношення державногоборгу України до ВВП до 71,6% із 43,3% у 2021 році. Державний та гарантованийдержавою борг України у 2022 році збільшився на $13,4 млрд до 78,5% <text:a xlink:type="simple" xlink:href="https://www.ukrinform.ua/tag-vvp" text:style-name="Internet_20_link" text:visited-style-name="Visited_20_Internet_20_Link">
</text:a>
 на кінець року, порівняно з 48,9% у 2021році", - йдеться в повідомленні.</text:p>
      <text:p text:style-name="P4">
<draw:frame draw:style-name="fr1" draw:name="Image96" text:anchor-type="as-char" svg:width="6.9236in" svg:height="3.44478in" draw:z-index="0">
<draw:image xlink:href="../Images/yкринформ/2023-04-20T15-47-58-03-00/1681994704-702.jpg" xlink:type="simple" xlink:show="embed" xlink:actuate="onLoad" draw:mime-type="image/jpeg"/>
</draw:frame>
</text:p>
      <text:p text:style-name="P4">
Як повідомляв Укрінформ, станом на 1 січня 2023 року <text:a xlink:type="simple" xlink:href="https://www.ukrinform.ua/rubric-economy/3677756-derzborg-ukraini-na-pocatok-roku-stanoviv-111-milardiv-smigal.html" text:style-name="Internet_20_link" text:visited-style-name="Visited_20_Internet_20_Link">
</text:a>
 , збільшившись за рік на 13 млрд дол.</text:p>
      <text:p text:style-name="P4">
<text:span text:style-name="T4">
Читайте також:</text:span>
 <text:a xlink:type="simple" xlink:href="https://www.ukrinform.ua/rubric-economy/3687173-derzavi-g7-pogodilisa-na-vidstrocenna-borgovih-viplat-ukrainou-protagom-dii-programi-mvf.html" text:style-name="Internet_20_link" text:visited-style-name="Visited_20_Internet_20_Link">
 </text:a>
</text:p>
      <text:p text:style-name="P4">
За даними Міністерства фінансів, платежі з погашення державного боргу за 2022рік становили 448,6 млрд дол. (99,4% плану), платежі з обслуговування – 156,5млрд дол. (94,7% плану).</text:p>
      <text:p text:style-name="P4">
Source: <text:a xlink:type="simple" xlink:href="https://www.ukrinform.ua/rubric-economy/3698436-derzborg-ukraini-za-rik-zris-do-785-vvp-minfin.html" text:style-name="Internet_20_link" text:visited-style-name="Visited_20_Internet_20_Link">
https://www.ukrinform.ua/rubric-economy/3698436-derzborg-ukraini-za-rik-zris-do-785-vvp-minfin.html</text:a>
</text:p>
      <!--NEWS-->
      <text:h text:style-name="P10" text:outline-level="1">
<text:span text:style-name="T4">
У Гренландії катастрофічно швидко тане крига - кліматологи</text:span>
</text:h>
      <text:p text:style-name="P4">
Authors: Ukrinform (Person)</text:p>
      <text:p text:style-name="P4">
Publisher: Укринформ (Organization)</text:p>
      <text:p text:style-name="P4">
Published Time: 2023-04-20T15:49:00+03:00</text:p>
      <text:p text:style-name="P4">
Modified Time: 2023-04-20T15:49:00+03:00</text:p>
      <text:p text:style-name="P4">
Description: Згідно з даними нового комплексного міжнародного дослідження, крижані покриви Гренландії та Антарктики нині втрачають щороку більш як утричі більше криги, ніж було 30 років тому. — Укрінформ.</text:p>
      <text:p text:style-name="P4">
Images: ["<text:a xlink:type="simple" xlink:href="https://static.ukrinform.com/photos/2023_04/thumb_files/630_360_1681994383-599.jpg" text:style-name="Internet_20_link" text:visited-style-name="Visited_20_Internet_20_Link">
630_360_16819...</text:a>
"]</text:p>
      <text:p text:style-name="P4">
Tags: ['Гренландія', 'Зміна клімату', 'Антарктида', 'Глобальне потепління', 'Крига']</text:p>
      <text:p text:style-name="P4">
Type: Article</text:p>
      <!--METADATA-->
      <text:p text:style-name="P4">
<draw:frame draw:style-name="fr1" draw:name="Image97" text:anchor-type="as-char" svg:width="6.9236in" svg:height="3.956343in" draw:z-index="0">
<draw:image xlink:href="../Images/yкринформ/2023-04-20T15-49-00-03-00/630_360_1681994383-599.jpg" xlink:type="simple" xlink:show="embed" xlink:actuate="onLoad" draw:mime-type="image/jpeg"/>
</draw:frame>
 Згідно зданими нового комплексного міжнародного дослідження, крижані покривиГренландії та Антарктики нині втрачають щороку більш як утричі більше криги,ніж було 30 років тому.</text:p>
      <text:p text:style-name="P4">
Як передає Укрінформ, про це повідомляє <text:a xlink:type="simple" xlink:href="https://apnews.com/article/ice-sheet-greenland-antarctica-melt-climate-49405a4999b1af5e3964781ff72bc59a" text:style-name="Internet_20_link" text:visited-style-name="Visited_20_Internet_20_Link">
 </text:a>
 .</text:p>
      <text:p text:style-name="P4">
Дослідники виявили, що протягом останніх кількох років танення кригиГренландії різко збільшилося. Середньорічне танення з 2017 по 2020 рік було на20% більше, ніж на початку десятиліття, і більш ніж усемеро більше, ніж їїщорічне скорочення на початку 1990-х років.</text:p>
      <text:p text:style-name="P4">
Співавторка дослідження Рут Моттрем, кліматолог Данського метеорологічногоінституту, назвала нові цифри "справді катастрофічними". "Ми втрачаємо всебільше і більше криги у Гренландії", – сказала дослідниця.</text:p>
      <text:p text:style-name="P4">
<text:span text:style-name="T4">
Читайте також:</text:span>
 <text:a xlink:type="simple" xlink:href="https://www.ukrinform.ua/rubric-world/3679796-lid-navkolo-antarktidi-sagnuv-najnizcogo-rivna-za-ostanni-45-rokiv-klimatologi.html" text:style-name="Internet_20_link" text:visited-style-name="Visited_20_Internet_20_Link">
 <text:span text:style-name="T4">
кліматолог</text:span>
 </text:a>
</text:p>
      <text:p text:style-name="P4">
Провідний автор дослідження Інес Отосака, гляціолог з Університету Лідса уВеликій Британії, сказала, що прискорена втрата крижаного покриву очевидноспричинена зміною клімату, викликаною діяльністю людини.</text:p>
      <text:p text:style-name="P4">
З 1992 по 1996 рік два крижаних щити, що містять 99% світової прісноводноїкриги, зменшувалися на 116 мільярдів тонн (105 мільярдів метричних тонн)щорічно, дві третини з яких припадає на <text:a xlink:type="simple" xlink:href="https://www.ukrinform.ua/tag-antarktika" text:style-name="Internet_20_link" text:visited-style-name="Visited_20_Internet_20_Link">
 </text:a>
 .</text:p>
      <text:p text:style-name="P4">
Але з 2017 по 2020 рік, згідно з останніми доступними даними, загальне таненнязросло до 410 мільярдів тонн (372 мільярди метричних тонн) щорічно, більшедвох третин з них припадає на Гренландію, йдеться у дослідженні,опублікованому у журналі Earth System Science Data.</text:p>
      <text:p text:style-name="P4">
<text:span text:style-name="T5">
Фото: Göran Ingman / Flickr</text:span>
</text:p>
      <text:p text:style-name="P4">
Source: <text:a xlink:type="simple" xlink:href="https://www.ukrinform.ua/rubric-world/3698438-u-grenlandii-katastroficno-svidko-tane-kriga-klimatologi.html" text:style-name="Internet_20_link" text:visited-style-name="Visited_20_Internet_20_Link">
https://www.ukrinform.ua/rubric-world/3698438-u-grenlandii-katastroficno-svidko-tane-kriga-klimatologi.html</text:a>
</text:p>
      <!--NEWS-->
      <text:h text:style-name="P10" text:outline-level="1">
<text:span text:style-name="T4">
Crater on the site of explosion in Belgorod</text:span>
</text:h>
      <text:p text:style-name="P4">
Authors: liveuamap (Language: en)</text:p>
      <text:p text:style-name="P4">
Time: 2023-04-20T15:50:33</text:p>
      <text:p text:style-name="P4">
Location: Belgorod, Belgorodskaya oblast' (Latitude:50.57276 Longtitude:36.57795)</text:p>
      <text:p text:style-name="P4">
Videos: []</text:p>
      <text:p text:style-name="P4">
Images: ["<text:a xlink:type="simple" xlink:href="https://liveuamap.com/pics/2023/04/20/22557512_0.jpg" text:style-name="Internet_20_link" text:visited-style-name="Visited_20_Internet_20_Link">
22557512_0.jpg</text:a>
"]</text:p>
      <text:p text:style-name="P4">
Tags: ["Russia"]</text:p>
      <text:p text:style-name="P4">
ID: 22557512</text:p>
      <!--METADATA-->
      <text:p text:style-name="P4">
Crater on the site of explosion in Belgorod</text:p>
      <text:p text:style-name="P4">
<draw:frame draw:style-name="fr1" draw:name="Image98" text:anchor-type="as-char" svg:width="6.9236in" svg:height="9.293423in" draw:z-index="0">
<draw:image xlink:href="../Images/liveuamap/2023-04-20T15-50-33/22557512_0.jpg" xlink:type="simple" xlink:show="embed" xlink:actuate="onLoad" draw:mime-type="image/jpeg"/>
</draw:frame>
</text:p>
      <text:p text:style-name="P4">
News Collection Link: <text:a xlink:type="simple" xlink:href="https://liveuamap.com/en/2023/20-april-crater-on-the-site-of-explosion-in-belgorod-" text:style-name="Internet_20_link" text:visited-style-name="Visited_20_Internet_20_Link">
https://liveuamap.com/en/2023/20-april-crater-on-the-site-of-explosion-in-belgorod-</text:a>
</text:p>
      <text:p text:style-name="P4">
Source: <text:a xlink:type="simple" xlink:href="https://t.me/belgorod_informant/3770" text:style-name="Internet_20_link" text:visited-style-name="Visited_20_Internet_20_Link">
https://t.me/belgorod_informant/3770</text:a>
</text:p>
      <!--NEWS-->
      <text:h text:style-name="P10" text:outline-level="1">
<text:span text:style-name="T4">
На «Рамштайні» обговорюватимуть зброю для України та її обслуговування - Столтенберг</text:span>
</text:h>
      <text:p text:style-name="P4">
Authors: Ukrinform (Person)</text:p>
      <text:p text:style-name="P4">
Publisher: Укринформ (Organization)</text:p>
      <text:p text:style-name="P4">
Published Time: 2023-04-20T15:55:00+03:00</text:p>
      <text:p text:style-name="P4">
Modified Time: 2023-04-20T15:55:00+03:00</text:p>
      <text:p text:style-name="P4">
Description: Під час чергової зустрічі Контактної групи з оборони України у форматі "Рамштайн", яка відбудеться завтра, союзники по НАТО візьмуть нові зобов’язання щодо постачання Україні зброї, а також ітиметься про забезпечення та обслуговування тих систем озброєння, які вже були передані Києву. — Укрінформ.</text:p>
      <text:p text:style-name="P4">
Images: ["<text:a xlink:type="simple" xlink:href="https://static.ukrinform.com/photos/2023_04/thumb_files/630_360_1681986862-519.jpg" text:style-name="Internet_20_link" text:visited-style-name="Visited_20_Internet_20_Link">
630_360_16819...</text:a>
"]</text:p>
      <text:p text:style-name="P4">
Tags: ['НАТО', 'Столтенберг', 'Війна з росією', 'Зустріч Рамштайн']</text:p>
      <text:p text:style-name="P4">
Type: Article</text:p>
      <!--METADATA-->
      <text:p text:style-name="P4">
<draw:frame draw:style-name="fr1" draw:name="Image99" text:anchor-type="as-char" svg:width="6.9236in" svg:height="3.956343in" draw:z-index="0">
<draw:image xlink:href="../Images/yкринформ/2023-04-20T15-55-00-03-00/630_360_1681986862-519.jpg" xlink:type="simple" xlink:show="embed" xlink:actuate="onLoad" draw:mime-type="image/jpeg"/>
</draw:frame>
 Під часчергової зустрічі Контактної групи з оборони України у форматі "Рамштайн", якавідбудеться завтра, союзники по НАТО візьмуть нові зобов’язання щодопостачання Україні зброї, а також ітиметься про забезпечення та обслуговуваннятих систем озброєння, які вже були передані Києву.</text:p>
      <text:p text:style-name="P4">
Про це заявив генеральний секретар НАТО Єнс Столтенберг на спільній зПрезидентом України Володимиром Зеленським пресконференції у Києві, повідомляєкореспондент Укрінформу.</text:p>
      <text:p text:style-name="P4">
«Під час зустрічі в "Рамштайні" завтра, як я очікую, союзники по НАТО тапартнери зроблять нові оголошення щодо конкретної військової допомоги дляУкраїни. Це, безумовно, доповнює безпрецедентну підтримку, яка вже буладоставлена. Я очікую, що союзники по <text:a xlink:type="simple" xlink:href="https://www.ukrinform.ua/tag-nato" text:style-name="Internet_20_link" text:visited-style-name="Visited_20_Internet_20_Link">
 </text:a>
зроблять це, тому що це правильно з погляду моралі», - наголосив керівникАльянсу.</text:p>
      <text:p text:style-name="P4">
<text:span text:style-name="T4">
Читайте також:</text:span>
 <text:a xlink:type="simple" xlink:href="https://www.ukrinform.ua/rubric-polytics/3698417-usi-kraini-nato-pogodzuutsa-na-clenstvo-ukraini-ale-zaraz-metou-e-peremoga-stoltenberg.html" text:style-name="Internet_20_link" text:visited-style-name="Visited_20_Internet_20_Link">
 <text:span text:style-name="T4">
Столтенберг</text:span>
 </text:a>
</text:p>
      <text:p text:style-name="P4">
За його словами, така допомога відповідає інтересам та безпеці НАТО і країн-союзниць, адже якщо путін виграє, це зробить світ небезпечнішим, а країниАльянсу – більш уразливими. Це могло б дати сигнал авторитарним режимам, що задопомогою сили вони можуть досягти того, чого хочуть. Тож в інтересах безпекиАльянсу, щоб цього не сталося.</text:p>
      <text:p text:style-name="P4">
Столтенберг нагадав, що вже сьогодні були нові оголошення від країн-союзницьщодо допомоги Україні. Зокрема, Нідерланди та Данія повідомили про переданняЗСУ 14 нових танків Leopard. США заявили про новий пакет допомоги у 235мільйонів доларів, що включає поставки установок HIMARS і боєприпасів.Керівник <text:a xlink:type="simple" xlink:href="https://www.ukrinform.ua/tag-nato" text:style-name="Internet_20_link" text:visited-style-name="Visited_20_Internet_20_Link">
 </text:a>
 сподівається, що завтра такихоголошень буде більше.</text:p>
      <text:p text:style-name="P4">
«Ми проводимо постійні обговорення щодо різних типів платформ (озброєння)...Спочатку головна увага приділялася легкій протитанковій зброї, таким системам,як Javelins. Потім фокус уваги був зосереджений на артилерії, згодом – насистемах протиповітряної оборони, включаючи найсучасніші, такі як NASAMS табатареї Patriot. Зараз це бойові танки - союзники дійсно передають бойовітанки та бойові літаки», - сказав Столтенберг.</text:p>
      <text:p text:style-name="P4">
Він зауважив, що також дуже важливо забезпечити дієздатність та ефективнуроботу озброєння, яке вже поставлене в Україну.</text:p>
      <text:p text:style-name="P4">
«Надзвичайно важливо пересвідчитися, що всі системи, вся зброя, яка вже вУкраїні, працює так, як належить. Це означає, що для цих систем мають бутибоєприпаси, величезна кількість боєприпасів, запасні частини, спроможності дляобслуговування та ремонту. Тож ми маємо обговорювати необхідність новихплатформ (озброєння), але забезпечення того, щоб наявне озброєння працювалоналежним чином, є важливим завданням, яке ми також будемо обговорювати назустрічі в Рамштайні завтра», - додав генеральний секретар НАТО.</text:p>
      <text:p text:style-name="P4">
<text:span text:style-name="T4">
Читайте також:</text:span>
 <text:a xlink:type="simple" xlink:href="https://www.ukrinform.ua/rubric-polytics/3698394-zelenskij-pro-vizit-stoltenberga-nato-gotove-rozpocinati-novu-glavu-u-vidnosinah-iz-ukrainou.html" text:style-name="Internet_20_link" text:visited-style-name="Visited_20_Internet_20_Link">
 <text:span text:style-name="T4">
Столтенберг</text:span>
 </text:a>
</text:p>
      <text:p text:style-name="P4">
Як повідомлялося, Президент Володимир Зеленський вважає, що на засіданніКонтактної групи з питань оборони України у форматі “Рамштайн” 21 квітня,зокрема, важливо обговорювати питання надання українській армії далекобійноїзброї.</text:p>
      <text:p text:style-name="P4">
Source: <text:a xlink:type="simple" xlink:href="https://www.ukrinform.ua/rubric-polytics/3698444-na-ramstajni-obgovoruvatimut-zbrou-dla-ukraini-ta-ii-obslugovuvanna-stoltenberg.html" text:style-name="Internet_20_link" text:visited-style-name="Visited_20_Internet_20_Link">
https://www.ukrinform.ua/rubric-polytics/3698444-na-ramstajni-obgovoruvatimut-zbrou-dla-ukraini-ta-ii-obslugovuvanna-stoltenberg.html</text:a>
</text:p>
      <!--NEWS-->
      <text:h text:style-name="P10" text:outline-level="1">
<text:span text:style-name="T4">
Україна в ОБСЄ: Настав час визнати, що хорошої росії в найближчому майбутньому не буде</text:span>
</text:h>
      <text:p text:style-name="P4">
Authors: Ukrinform (Person)</text:p>
      <text:p text:style-name="P4">
Publisher: Укринформ (Organization)</text:p>
      <text:p text:style-name="P4">
Published Time: 2023-04-20T16:01:24+03:00</text:p>
      <text:p text:style-name="P4">
Modified Time: 2023-04-20T16:01:24+03:00</text:p>
      <text:p text:style-name="P4">
Description: Щоденні терористичні атаки росії на мирні українські міста засвідчують необхідність визнання того факту, що сьогоднішня росія під керівництво путіна є європейським варіантом терористичної організації-квазідержави "Ісламська держава Іраку та Леванту" (ІДІЛ). — Укрінформ.</text:p>
      <text:p text:style-name="P4">
Images: ["<text:a xlink:type="simple" xlink:href="https://static.ukrinform.com/photos/2020_05/thumb_files/630_360_1589888509-189.jpg" text:style-name="Internet_20_link" text:visited-style-name="Visited_20_Internet_20_Link">
630_360_15898...</text:a>
"]</text:p>
      <text:p text:style-name="P4">
Tags: ['ОБСЄ', 'Україна', 'росія']</text:p>
      <text:p text:style-name="P4">
Type: Article</text:p>
      <!--METADATA-->
      <text:p text:style-name="P4">
<draw:frame draw:style-name="fr1" draw:name="Image100" text:anchor-type="as-char" svg:width="6.9236in" svg:height="3.956343in" draw:z-index="0">
<draw:image xlink:href="../Images/yкринформ/2023-04-20T16-01-24-03-00/630_360_1589888509-189.jpg" xlink:type="simple" xlink:show="embed" xlink:actuate="onLoad" draw:mime-type="image/jpeg"/>
</draw:frame>
 Щоденнітерористичні атаки росії на мирні українські міста засвідчують необхідністьвизнання того факту, що сьогоднішня росія під керівництво путіна єєвропейським варіантом терористичної організації-квазідержави "Ісламськадержава Іраку та Леванту" (ІДІЛ).</text:p>
      <text:p text:style-name="P4">
Про це заявив постійний представник України при міжнародних організаціях уВідні Євгеній Цимбалюк під час засідання Постійної ради ОБСЄ, передаєкореспондент Укрінформу.</text:p>
      <text:p text:style-name="P4">
"Для розробки ефективної стратегії щодо москви настав час визнати, що хорошоїросії в найближчому майбутньому не буде. Ані для ділових контактів іполітичних візитів, ані для співпраці в рамках міжнародних організацій.Включно з ОБСЄ", - сказав він.</text:p>
      <text:p text:style-name="P4">
Український постпред вказав на те, що "злочинний послужний список" кремляпродовжує зростати з кожним днем, з появою все нових і нових повідомлень провчинені росіянами жахливі злочини в Україні.</text:p>
      <text:p text:style-name="P4">
Зокрема, він вказав на те, що всього через кілька днів після жахливого відео зобезголовленням українського військовополоненого надійшли нові шокуючісвідчення російських військових про злочини, скоєні в Соледарі та Бахмуті, втому числі вбивства дітей і підлітків.</text:p>
      <text:p text:style-name="P4">
Цимбалюк наголосив на загрозі, яку росія несе для людей на окупованихтериторіях, та підкреслив, що "будь-які компроміси з <text:a xlink:type="simple" xlink:href="https://www.ukrinform.ua/tag-rosia" text:style-name="Internet_20_link" text:visited-style-name="Visited_20_Internet_20_Link">
</text:a>
 не означатимуть нічого іншого, окрімнових смертей українців, у тому числі неповнолітніх". "Єдиною надією для тих,хто перебуває на окупованих територіях, є звільнення всіх українськихтериторій", - додав він.</text:p>
      <text:p text:style-name="P4">
За словами українського постпреда, "росіяни своїми діями доводять, що для нихнемає нічого святого". На цьому тлі він розповів про обстріл російськимитерористами Слов'янська у Страсну п'ятницю, 14 квітня, ракетами С-300, урезультаті чого було пошкоджено та зруйновано понад 50 житлових будинків івбито 15 людей, ще 20 поранено. Цимбалюк також зацитував слова мами проостанні хвилини зі своїм дворічним сином, який загинув під час цього обстрілу,та запитав:" Чи може хтось дати пораду цій матері, як не "спровокувати"російських терористів нападати на українські родини?".</text:p>
      <text:p text:style-name="P4">
Очільник української місії в ОБСЄ також навів інший приклад, коли на Великденьросіяни випустили 25 ракет С-300 по мирних містах Запоріжжя, КомишувахаЗапорізької області та Снігурівка Миколаївської області. "У Комишувасі вонизруйнували церкву. Зробили це вночі, коли люди мали бути в храмі насвяткуванні Христового Воскресіння. Судячи з усього, напад був спланованийтак, щоб завдати якомога більше жертв. Ось так росія ходить з Богом і поважаєйого заповідь "не вбивай", - сказав він.</text:p>
      <text:p text:style-name="P4">
Цимбалюк також вказав на те, що поки деякі міжнародні чиновники все щелицемірно борються за участь російських спортсменів у змаганнях, українськийспортивний лікар Володимир Дудка втратив свою сім'ю, дружину і доньку, минулоїсуботи, якраз напередодні Великодня, через обстріл Херсона російськимивійськами.</text:p>
      <text:p text:style-name="P4">
"Терористичні атаки тривають щодня. 18 квітня росіяни обстріляли ринок у містіУкраїнськ Донецької області – вісім осіб отримали поранення, а також центрХерсона – одна людина загинула і дев'ять отримали поранення. Того ж дняСлов'янськ знову був обстріляний ракетами С-300. Вчора Запорізька та Одеськаобласті зазнали атаки іранських безпілотників", - розповів український посол.</text:p>
      <text:p text:style-name="P4">
Він наголосив, що "настав час для жорсткої правди – ця росія під керівництвомпрезидента путіна є європейським ІДІЛ".</text:p>
      <text:p text:style-name="P4">
"Ідеологія цієї держави базується на суміші збоченої історії,інструменталізованої церкви та кримінальної безкарності. Настав час визнати,що ця росія ніколи не буде партнером для ОБСЄ, а є загрозою для країн-учасницьОБСЄ і для власного народу. Нещодавній вирок Володимиру Кара-Мурзі єпромовистим прикладом у цьому відношенні", - додав Цимбалюк.</text:p>
      <text:p text:style-name="P4">
<text:span text:style-name="T4">
Читайте також:</text:span>
 <text:a xlink:type="simple" xlink:href="https://www.ukrinform.ua/rubric-polytics/3694837-ukraina-rozpovila-v-obse-pro-zvirstvo-rosian-iz-vidrizannam-golovi.html" text:style-name="Internet_20_link" text:visited-style-name="Visited_20_Internet_20_Link">
 <text:span text:style-name="T4">
ОБСЄ</text:span>
 </text:a>
</text:p>
      <text:p text:style-name="P4">
Як повідомляв Укрінформ, 13 жовтня 2022 року <text:a xlink:type="simple" xlink:href="https://www.ukrinform.ua/rubric-world/3592490-pare-odnostajno-prijnala-rezoluciu-aka-viznae-rosijskij-rezim-teroristicnim.html" text:style-name="Internet_20_link" text:visited-style-name="Visited_20_Internet_20_Link">
</text:a>
 .</text:p>
      <text:p text:style-name="P4">
23 листопада 2022 року Європейський парламент більшістю голосів ухваливрезолюцію про визнання російської федерації державою-спонсором тероризму.</text:p>
      <text:p text:style-name="P4">
24 листопада 2022 року Парламентська асамблея НАТО закликала створитиспеціальний Міжнародний трибунал щодо агресії російської федерації протиУкраїни та визнала рф державою-терористом.</text:p>
      <text:p text:style-name="P4">
Адміністрація США також працює з американським Конгресом над альтернативноюформою законопроєкту, який дозволить визнати росію державою-терористом.</text:p>
      <text:p text:style-name="P4">
Source: <text:a xlink:type="simple" xlink:href="https://www.ukrinform.ua/rubric-polytics/3698442-ukraina-v-obse-nastav-cas-viznati-so-horosoi-rosii-v-najblizcomu-majbutnomu-ne-bude.html" text:style-name="Internet_20_link" text:visited-style-name="Visited_20_Internet_20_Link">
https://www.ukrinform.ua/rubric-polytics/3698442-ukraina-v-obse-nastav-cas-viznati-so-horosoi-rosii-v-najblizcomu-majbutnomu-ne-bude.html</text:a>
</text:p>
      <!--NEWS-->
      <text:h text:style-name="P10" text:outline-level="1">
<text:span text:style-name="T4">
Генсек НАТО відвідав Бучу: Я глибоко вражений побаченим</text:span>
</text:h>
      <text:p text:style-name="P4">
Authors: Ukrinform (Person)</text:p>
      <text:p text:style-name="P4">
Publisher: Укринформ (Organization)</text:p>
      <text:p text:style-name="P4">
Published Time: 2023-04-20T16:06:00+03:00</text:p>
      <text:p text:style-name="P4">
Modified Time: 2023-04-20T16:06:00+03:00</text:p>
      <text:p text:style-name="P4">
Description: Генеральний секретар НАТО Єнс Столтенберг у четвер вранці відвідав Бучу в межах візиту в Україну. — Укрінформ.</text:p>
      <text:p text:style-name="P4">
Images: ["<text:a xlink:type="simple" xlink:href="https://static.ukrinform.com/photos/2023_04/thumb_files/630_360_1681991524-923.jpeg" text:style-name="Internet_20_link" text:visited-style-name="Visited_20_Internet_20_Link">
630_360_16819...</text:a>
"]</text:p>
      <text:p text:style-name="P4">
Tags: ['Буча', 'НАТО', 'Столтенберг', 'Війна з росією']</text:p>
      <text:p text:style-name="P4">
Type: Article</text:p>
      <!--METADATA-->
      <text:p text:style-name="P4">
<draw:frame draw:style-name="fr1" draw:name="Image101" text:anchor-type="as-char" svg:width="6.9236in" svg:height="3.956343in" draw:z-index="0">
<draw:image xlink:href="../Images/yкринформ/2023-04-20T16-06-00-03-00/630_360_1681991524-923.jpeg" xlink:type="simple" xlink:show="embed" xlink:actuate="onLoad" draw:mime-type="image/jpeg"/>
</draw:frame>
Генеральний секретар НАТО Єнс Столтенберг у четвер вранці відвідав Бучу вмежах візиту в Україну.</text:p>
      <text:p text:style-name="P4">
Про це повідомляється на <text:a xlink:type="simple" xlink:href="https://www.nato.int/cps/ru/natohq/opinions_214041.htm" text:style-name="Internet_20_link" text:visited-style-name="Visited_20_Internet_20_Link">
</text:a>
Альянсу, передає Укрінформ.</text:p>
      <text:p text:style-name="P4">
«Сьогодні вранці відвідав Бучу. Я був глибоко вражений побаченим там:свідчення жахливих звірств, скоєних проти українського народу», - заявивСтолтенберг.</text:p>
      <text:p text:style-name="P4">
<text:span text:style-name="T4">
Читайте також:</text:span>
 <text:a xlink:type="simple" xlink:href="https://www.ukrinform.ua/rubric-polytics/3698394-zelenskij-pro-vizit-stoltenberga-nato-gotove-rozpocinati-novu-glavu-u-vidnosinah-iz-ukrainou.html" text:style-name="Internet_20_link" text:visited-style-name="Visited_20_Internet_20_Link">
 <text:span text:style-name="T4">
Столтенб</text:span>
 </text:a>
</text:p>
      <text:p text:style-name="P4">
За його словами, повертаючись до Києва, машина, в якій він пересувався, їхаладорогами, які проходять через мінні поля.</text:p>
      <text:p text:style-name="P4">
«Це було яскравим нагадуванням про виклики, які чекають попереду, і довгийшлях до відбудови. Але Україна не пройде цей шлях сама. І саме тому мисьогодні тут разом», - наголосив він.</text:p>
      <text:p text:style-name="P4">
<text:span text:style-name="T4">
Читайте також:</text:span>
 <text:a xlink:type="simple" xlink:href="https://www.ukrinform.ua/rubric-polytics/3698417-usi-kraini-nato-pogodzuutsa-na-clenstvo-ukraini-ale-zaraz-metou-e-peremoga-stoltenberg.html" text:style-name="Internet_20_link" text:visited-style-name="Visited_20_Internet_20_Link">
 <text:span text:style-name="T4">
Столтенберг</text:span>
 </text:a>
</text:p>
      <text:p text:style-name="P4">
Як повідомляв Укрінформ, <text:a xlink:type="simple" xlink:href="https://www.ukrinform.ua/rubric-polytics/3698281-stoltenberg-pribuv-iz-vizitom-do-kieva.html" text:style-name="Internet_20_link" text:visited-style-name="Visited_20_Internet_20_Link">
 </text:a>
</text:p>
      <text:p text:style-name="P4">
На спільній із Президентом України Володимиром Зеленським пресконференції вКиєві Столтенберг <text:a xlink:type="simple" xlink:href="https://www.ukrinform.ua/rubric-polytics/3698402-stoltenberg-zakonne-misce-ukraini-v-nato.html" text:style-name="Internet_20_link" text:visited-style-name="Visited_20_Internet_20_Link">
 </text:a>
 та пробагаторічну ініціативу, яка має допомогти країні перейти до стандартів <text:a xlink:type="simple" xlink:href="https://www.ukrinform.ua/tag-nato" text:style-name="Internet_20_link" text:visited-style-name="Visited_20_Internet_20_Link">
</text:a>
 .</text:p>
      <text:p text:style-name="P4">
Source: <text:a xlink:type="simple" xlink:href="https://www.ukrinform.ua/rubric-regions/3698446-gensek-nato-vidvidav-bucu-a-gliboko-vrazenij-pobacenim.html" text:style-name="Internet_20_link" text:visited-style-name="Visited_20_Internet_20_Link">
https://www.ukrinform.ua/rubric-regions/3698446-gensek-nato-vidvidav-bucu-a-gliboko-vrazenij-pobacenim.html</text:a>
</text:p>
      <!--NEWS-->
      <text:h text:style-name="P10" text:outline-level="1">
<text:span text:style-name="T4">
Ситуація в Україні зламала стереотип, що війна не має жіночого обличчя – Левченко</text:span>
</text:h>
      <text:p text:style-name="P4">
Authors: Ukrinform (Person)</text:p>
      <text:p text:style-name="P4">
Publisher: Укринформ (Organization)</text:p>
      <text:p text:style-name="P4">
Published Time: 2023-04-20T16:09:57+03:00</text:p>
      <text:p text:style-name="P4">
Modified Time: 2023-04-20T16:09:57+03:00</text:p>
      <text:p text:style-name="P4">
Description: Урядова уповноважена з питань гендерної політики Катерина Левченко наголосила, що сьогоднішня ситуація в Україні докорінно перевернула стереотип, що війна не має жіночого обличчя і є чоловічою справою. — Укрінформ.</text:p>
      <text:p text:style-name="P4">
Images: ["<text:a xlink:type="simple" xlink:href="https://static.ukrinform.com/photos/2023_04/thumb_files/630_360_1681995861-137.jpg" text:style-name="Internet_20_link" text:visited-style-name="Visited_20_Internet_20_Link">
630_360_16819...</text:a>
"]</text:p>
      <text:p text:style-name="P4">
Tags: ['Жінки', 'Катерина Левченко', 'Війна з росією']</text:p>
      <text:p text:style-name="P4">
Type: Article</text:p>
      <!--METADATA-->
      <text:p text:style-name="P4">
<draw:frame draw:style-name="fr1" draw:name="Image102" text:anchor-type="as-char" svg:width="6.9236in" svg:height="3.956343in" draw:z-index="0">
<draw:image xlink:href="../Images/yкринформ/2023-04-20T16-09-57-03-00/630_360_1681995861-137.jpg" xlink:type="simple" xlink:show="embed" xlink:actuate="onLoad" draw:mime-type="image/jpeg"/>
</draw:frame>
 Урядовауповноважена з питань гендерної політики Катерина Левченко наголосила, щосьогоднішня ситуація в Україні докорінно перевернула стереотип, що війна немає жіночого обличчя і є чоловічою справою.</text:p>
      <text:p text:style-name="P4">
Про це вона сказала під час панельної дискусії на тему: "Жінки, мир, безпека –сектор оборони України" в Медіацентрі Україна - Укрінформ.</text:p>
      <text:p text:style-name="P4">
“Якщо подивитися на історію, якщо прочитати якісь есе або твори про війну, тозазвичай кажуть, що війна не має жіночого обличчя, що війна - то справачоловіків. І сьогоднішня ситуація в Україні, яка почалася дев'ять років,навіть більше, тому, докорінно перевернула такий стереотип. Тому що жінкисьогодні є активними захисницями, служать в усіх підрозділах сектору безпекита оборони, в Збройних Силах. Станом на літо минулого року було більш як 50тисяч жінок тільки в Збройних Силах України”, - підкреслила Левченко.</text:p>
      <text:p text:style-name="P4">
<text:span text:style-name="T4">
Читайте також:</text:span>
 <text:a xlink:type="simple" xlink:href="https://www.ukrinform.ua/rubric-society/3695364-v-umovah-vijni-stvoruutsa-novi-genderni-nerivnosti-upovnovazena-uradu.html" text:style-name="Internet_20_link" text:visited-style-name="Visited_20_Internet_20_Link">
 </text:a>
</text:p>
      <text:p text:style-name="P4">
Окрім того, додала вона, жінки дуже активні у підтримці наших захисників усекторі економіки, виробництва тощо.</text:p>
      <text:p text:style-name="P4">
“Тобто говорити, що жінки є пасивними жертвами війни - це не про Україну. Алеякраз міжнародні документи, в тому числі Резолюція Ради безпеки ООН 1325, якабула прийнята у 2000 році, наголошують на необхідності більшої активності табільшої уваги до ролі й місця жінок у конфліктах, у війнах і, яквикористовується термінологія в Резолюції - в постконфліктному відновленні.Тобто те, що буде тоді, коли росія програє і буде укладено мир на тих умовах,які виборюють сьогодні і чоловіки, і жінки”, - розповіла урядова уповноважена.</text:p>
      <text:p text:style-name="P4">
За її словами, “це такий важливий міжнародний стандарт, який говорить про те,що жінки мають брати участь у процесах прийняття рішень, які стосуються питаньвійни і миру, вони мають право захищати свої країни”.</text:p>
      <text:p text:style-name="P4">
“Це право фактично було підтверджено у 2018 році, коли були внесені зміни дозаконодавства, яке дозволило жінкам без дискримінації брати участь, проходитислужбу в Збройних силах та секторі безпеки й оборони, так само як це роблятьчоловіки”, - нагадала Левченко.</text:p>
      <text:p text:style-name="P4">
Вона підкреслила, що на врахування інтересів і потреб жінок спрямована нетільки Резолюція 1325, а й її сестринські резолюції, яких “уже чималоприйнято”, а також - національний план дій, ухвалений українським урядом у2020 році та оновлений разом з громадськими та міжнародними організаціями у2022 році "у зв’язку з новими викликами, з новими проблемами”.</text:p>
      <text:p text:style-name="P4">
<text:span text:style-name="T4">
Читайте також:</text:span>
 <text:a xlink:type="simple" xlink:href="https://www.ukrinform.ua/rubric-society/3695189-katerina-levcenko-uradova-upovnovazena-z-pitan-gendernoi-politiki.html" text:style-name="Internet_20_link" text:visited-style-name="Visited_20_Internet_20_Link">
 <text:span text:style-name="T4">
Левченко</text:span>
 </text:a>
</text:p>
      <text:p text:style-name="P4">
Резолюція Ради Безпеки ООН 1325 є однією з найважливіших резолюцій РБ ООН усфері політики безпеки. Цей документ наголошує на важливій ролі жінок узапобіганні і врегулюванні конфліктів та в розбудові миру, а також закликаєдержави-члени забезпечити активнішу участь жінок на всіх рівнях прийняттярішень в національних, регіональних і міжнародних інститутах, у механізмахзапобігання, управління та вирішення конфліктів. Резолюція стала інституційноюрамкою для інтеграції жінок до безпекового сектору.</text:p>
      <text:p text:style-name="P4">
Source: <text:a xlink:type="simple" xlink:href="https://www.ukrinform.ua/rubric-society/3698448-situacia-v-ukraini-zlamala-stereotip-so-vijna-ne-mae-zinocogo-oblicca-levcenko.html" text:style-name="Internet_20_link" text:visited-style-name="Visited_20_Internet_20_Link">
https://www.ukrinform.ua/rubric-society/3698448-situacia-v-ukraini-zlamala-stereotip-so-vijna-ne-mae-zinocogo-oblicca-levcenko.html</text:a>
</text:p>
      <!--NEWS-->
      <text:h text:style-name="P10" text:outline-level="1">
<text:span text:style-name="T4">
Загарбники хочуть депортувати в росію Джелялова та братів Ахтемових - правозахисники</text:span>
</text:h>
      <text:p text:style-name="P4">
Authors: Ukrinform (Person)</text:p>
      <text:p text:style-name="P4">
Publisher: Укринформ (Organization)</text:p>
      <text:p text:style-name="P4">
Published Time: 2023-04-20T16:12:19+03:00</text:p>
      <text:p text:style-name="P4">
Modified Time: 2023-04-20T16:12:19+03:00</text:p>
      <text:p text:style-name="P4">
Description: Правозахисні організації вимагають утриматись від депортації до росії незаконно засуджених у тимчасово окупованому Криму першого заступника голови Меджлісу кримськотатарського народу Нарімана Джелялова та братів Ахтемових і негайно їх звільнити. — Укрінформ.</text:p>
      <text:p text:style-name="P4">
Images: ["<text:a xlink:type="simple" xlink:href="https://static.ukrinform.com/photos/2021_12/thumb_files/630_360_1639554012-832.jpg" text:style-name="Internet_20_link" text:visited-style-name="Visited_20_Internet_20_Link">
630_360_16395...</text:a>
"]</text:p>
      <text:p text:style-name="P4">
Tags: ['Кримські татари', 'Окупація Криму', 'Наріман Джелялов', 'Брати Ахтемови']</text:p>
      <text:p text:style-name="P4">
Type: Article</text:p>
      <!--METADATA-->
      <text:p text:style-name="P4">
<draw:frame draw:style-name="fr1" draw:name="Image103" text:anchor-type="as-char" svg:width="6.9236in" svg:height="3.956343in" draw:z-index="0">
<draw:image xlink:href="../Images/yкринформ/2023-04-20T16-12-19-03-00/630_360_1639554012-832.jpg" xlink:type="simple" xlink:show="embed" xlink:actuate="onLoad" draw:mime-type="image/jpeg"/>
</draw:frame>
Правозахисні організації вимагають утриматись від депортації до росіїнезаконно засуджених у тимчасово окупованому Криму першого заступника головиМеджлісу кримськотатарського народу Нарімана Джелялова та братів Ахтемових інегайно їх звільнити.</text:p>
      <text:p text:style-name="P4">
Відповідну заяву поширила <text:a xlink:type="simple" xlink:href="https://crimeahrg.org/uk/pravozahisniki-vistupili-proti-nezakonnogo-zasudzhennya-ta-zagrozi-deportaczi%D1%97-narimana-dzhelyalova-ta-brativ-ahtemovih/" text:style-name="Internet_20_link" text:visited-style-name="Visited_20_Internet_20_Link">
 </text:a>
 , передає Укрінформ.</text:p>
      <text:p text:style-name="P4">
«За наявною інформацією, окупаційні адміністрації рф мають реальні наміриетапувати (фактично депортувати) Нарімана Джелялова та братів Ахтемових до рф.У зв’язку із цим, засуджуючи численні злочини представників влади РФ,вимагаємо утриматись від незаконної депортації до рф та негайно звільнитигромадян України Нарімана Джелялова, Асана Ахтемова та Азіза Ахтемова, а такожзвільнити інших незаконно позбавлених свободи громадян України, затриманих зполітичних мотивів окупаційними адміністраціями в Криму», - йдеться в заяві.</text:p>
      <text:p text:style-name="P4">
<text:span text:style-name="T4">
Читайте також:</text:span>
 <text:a xlink:type="simple" xlink:href="https://www.ukrinform.ua/rubric-polytics/3663699-dzaparova-ta-viceprezidentka-bundestagu-obgovorili-kroki-dla-zvilnenna-politvazniv.html" text:style-name="Internet_20_link" text:visited-style-name="Visited_20_Internet_20_Link">
 </text:a>
</text:p>
      <text:p text:style-name="P4">
Правозахисники звертаються до міжнародних та міжурядових організацій, урядівта глав іноземних держав з проханням сприяти заснуванню та посиленнюмеханізмів та майданчиків з проведення перемовин щодо запобігання незаконнійдепортації до рф та звільнення всіх незаконно позбавлених свободи, утримуванихв тимчасово окупованому Криму.</text:p>
      <text:p text:style-name="P4">
Заява також містить прохання до Президента Турецької Республіки Реджепа ТайїпаЕрдогана запобігти ймовірній депортації на територію рф та сприяти звільненнюнезаконно позбавлених волі Джелялова та братів Ахтемових.</text:p>
      <text:p text:style-name="P4">
<text:span text:style-name="T4">
Читайте також:</text:span>
 <text:a xlink:type="simple" xlink:href="https://www.ukrinform.ua/rubric-crimea/3634787-ukraina-peregladatime-prakticno-vsi-risenna-okupacijnih-sudiv-u-krimu-taseva.html" text:style-name="Internet_20_link" text:visited-style-name="Visited_20_Internet_20_Link">
 </text:a>
</text:p>
      <text:p text:style-name="P4">
Правозахисники акцентували, що у звіті Офісу Прокурора МКС з попередньоговивчення ситуації в Україні за 2020 рік зазначено, що переміщення росією осіб,які перебувають під вартою в межах кримінального судочинства та ув’язнених,має ознаки воєнного злочину та злочину проти людяності.</text:p>
      <text:p text:style-name="P4">
Як повідомляв Укрінформ, "суд" у <text:a xlink:type="simple" xlink:href="https://www.ukrinform.ua/tag-krim" text:style-name="Internet_20_link" text:visited-style-name="Visited_20_Internet_20_Link">
 </text:a>
засудив першого заступника голови Меджлісу кримськотатарського народу НаріманаДжеляла (Джелялова) та Асана й Азіза Ахтемових до 17, 15 та 13 років колоніїсуворого режиму відповідно за справою «про диверсію на газопроводі».</text:p>
      <text:p text:style-name="P4">
<text:span text:style-name="T5">
Фото: Фейсбук Джелялова</text:span>
</text:p>
      <text:p text:style-name="P4">
Source: <text:a xlink:type="simple" xlink:href="https://www.ukrinform.ua/rubric-crimea/3698450-zagarbniki-hocut-deportuvati-v-rosiu-dzelalova-ta-brativ-ahtemovih-pravozahisniki.html" text:style-name="Internet_20_link" text:visited-style-name="Visited_20_Internet_20_Link">
https://www.ukrinform.ua/rubric-crimea/3698450-zagarbniki-hocut-deportuvati-v-rosiu-dzelalova-ta-brativ-ahtemovih-pravozahisniki.html</text:a>
</text:p>
      <!--NEWS-->
      <text:h text:style-name="P10" text:outline-level="1">
<text:span text:style-name="T4">
У Лісабоні презентують дитячу книжку української письменниці Марини Почкай</text:span>
</text:h>
      <text:p text:style-name="P4">
Authors: Ukrinform (Person)</text:p>
      <text:p text:style-name="P4">
Publisher: Укринформ (Organization)</text:p>
      <text:p text:style-name="P4">
Published Time: 2023-04-20T16:16:00+03:00</text:p>
      <text:p text:style-name="P4">
Modified Time: 2023-04-20T16:16:00+03:00</text:p>
      <text:p text:style-name="P4">
Description: У книгарні Snob у столиці Португалії 21 квітня українська авторка Марина Почкай проведе інтерактивну презентацію своєї дитячої книжки «Нерозлучні шкарпетки Ромчика». — Укрінформ.</text:p>
      <text:p text:style-name="P4">
Images: ["<text:a xlink:type="simple" xlink:href="https://static.ukrinform.com/photos/2023_04/thumb_files/630_360_1681996543-394.png" text:style-name="Internet_20_link" text:visited-style-name="Visited_20_Internet_20_Link">
630_360_16819...</text:a>
", "<text:a xlink:type="simple" xlink:href="https://static.ukrinform.com/photos/2023_04/1681996570-133.jpg" text:style-name="Internet_20_link" text:visited-style-name="Visited_20_Internet_20_Link">
1681996570-13...</text:a>
"]</text:p>
      <text:p text:style-name="P4">
Tags: ['Книги', 'Культура', 'Література', 'Португалія']</text:p>
      <text:p text:style-name="P4">
Type: Article</text:p>
      <!--METADATA-->
      <text:p text:style-name="P4">
<draw:frame draw:style-name="fr1" draw:name="Image104" text:anchor-type="as-char" svg:width="6.9236in" svg:height="3.956343in" draw:z-index="0">
<draw:image xlink:href="../Images/yкринформ/2023-04-20T16-16-00-03-00/630_360_1681996543-394.png" xlink:type="simple" xlink:show="embed" xlink:actuate="onLoad" draw:mime-type="image/png"/>
</draw:frame>
 У книгарніSnob у столиці Португалії 21 квітня українська авторка Марина Почкай проведеінтерактивну презентацію своєї дитячої книжки «Нерозлучні шкарпетки Ромчика».</text:p>
      <text:p text:style-name="P4">
Як передає Укрінформ, про це повідомляється на сторінці події у <text:a xlink:type="simple" xlink:href="https://www.facebook.com/events/757578265773586/" text:style-name="Internet_20_link" text:visited-style-name="Visited_20_Internet_20_Link">
</text:a>
 .</text:p>
      <text:p text:style-name="P4">
<draw:frame draw:style-name="fr1" draw:name="Image105" text:anchor-type="as-char" svg:width="6.9236in" svg:height="3.622069in" draw:z-index="0">
<draw:image xlink:href="../Images/yкринформ/2023-04-20T16-16-00-03-00/1681996570-133.jpg" xlink:type="simple" xlink:show="embed" xlink:actuate="onLoad" draw:mime-type="image/jpeg"/>
</draw:frame>
</text:p>
      <text:p text:style-name="P4">
«Нерозлучні шкарпетки Ромчика» – це історія синьо-жовтих шкарпеток, на долюяких випадає чимало перипетій. Тут і цілий шкарпетковий всесвіт, що ховаєтьсяу пральній машині, і боротьба з підступними Дірами та Потертостями. А щеважлива для власника шкарпеток подія, на яку ніяк не можна з'явитися без своєїщасливої пари панчішок...», – ідеться в дописі.</text:p>
      <text:p text:style-name="P4">
Книжка розрахована на дітей віком 6-9 років.</text:p>
      <text:p text:style-name="P4">
Презентація розпочнеться у п’ятницю о 18:30. Вхід вільний.</text:p>
      <text:p text:style-name="P4">
Нагадаємо, у художній галереї [A] Space у Лісабоні <text:a xlink:type="simple" xlink:href="https://www.ukrinform.ua/rubric-diaspora/3680221-u-lisaboni-vidkrilasa-vistavka-robit-ukrainskih-mistkin.html" text:style-name="Internet_20_link" text:visited-style-name="Visited_20_Internet_20_Link">
</text:a>
 виставка «One-five-9», на якійпредставлені роботи п’яти українських мисткинь: Анастасії Подерв'янської,Галини Андрусенко, Ольги Штейн, Поліни Щербини та Соломії Ортинської.</text:p>
      <text:p text:style-name="P4">
<text:span text:style-name="T5">
Фото: murashnyk.in.ua</text:span>
</text:p>
      <text:p text:style-name="P4">
Source: <text:a xlink:type="simple" xlink:href="https://www.ukrinform.ua/rubric-diaspora/3698452-u-lisaboni-prezentuut-ditacu-knizku-ukrainskoi-pismennici-marini-pockaj.html" text:style-name="Internet_20_link" text:visited-style-name="Visited_20_Internet_20_Link">
https://www.ukrinform.ua/rubric-diaspora/3698452-u-lisaboni-prezentuut-ditacu-knizku-ukrainskoi-pismennici-marini-pockaj.html</text:a>
</text:p>
      <!--NEWS-->
      <text:h text:style-name="P10" text:outline-level="1">
<text:span text:style-name="T4">
Хотіли вкрасти ворожий літак, але нашкодили Україні: СБУ завела справу на військових</text:span>
</text:h>
      <text:p text:style-name="P4">
Authors: Ukrinform (Person)</text:p>
      <text:p text:style-name="P4">
Publisher: Укринформ (Organization)</text:p>
      <text:p text:style-name="P4">
Published Time: 2023-04-20T16:22:00+03:00</text:p>
      <text:p text:style-name="P4">
Modified Time: 2023-04-20T16:22:00+03:00</text:p>
      <text:p text:style-name="P4">
Description: Масований ракетний удар російських загарбників по військовому аеродрому "Канатове" в Кіровоградській області, здійснений у липні 2022 року, спровокували самовільні дії окремих військовослужбовців. — Укрінформ.</text:p>
      <text:p text:style-name="P4">
Images: ["<text:a xlink:type="simple" xlink:href="https://static.ukrinform.com/photos/2020_05/thumb_files/630_360_1590678028-352.jpg" text:style-name="Internet_20_link" text:visited-style-name="Visited_20_Internet_20_Link">
630_360_15906...</text:a>
"]</text:p>
      <text:p text:style-name="P4">
Tags: ['СБУ', 'Кіровоградщина', 'Аеродром', 'Ракетний удар']</text:p>
      <text:p text:style-name="P4">
Type: Article</text:p>
      <!--METADATA-->
      <text:p text:style-name="P4">
<draw:frame draw:style-name="fr1" draw:name="Image106" text:anchor-type="as-char" svg:width="6.9236in" svg:height="3.956343in" draw:z-index="0">
<draw:image xlink:href="../Images/yкринформ/2023-04-20T16-22-00-03-00/630_360_1590678028-352.jpg" xlink:type="simple" xlink:show="embed" xlink:actuate="onLoad" draw:mime-type="image/jpeg"/>
</draw:frame>
 Масованийракетний удар російських загарбників по військовому аеродрому "Канатове" вКіровоградській області, здійснений у липні 2022 року, спровокували самовільнідії окремих військовослужбовців.</text:p>
      <text:p text:style-name="P4">
Як передає Укрінформ, про це повідомила <text:a xlink:type="simple" xlink:href="http://ssu.gov.ua/novyny/sbu-rozsliduie-obstavyny-raketnoho-obstrilu-aerodromu-kanatove-yakyi-stavsia-cherez-samovilni-dii-okremykh-viiskovosluzhbovtsiv" text:style-name="Internet_20_link" text:visited-style-name="Visited_20_Internet_20_Link">
 </text:a>
 .</text:p>
      <text:p text:style-name="P4">
"За даними слідства, цей обстріл спровокували самовільні дії окремихвійськовослужбовців, які вирішили провести так звану "спецоперацію" іззаволодіння літаком повітряно-космічних сил рф, чий пілот нібито погодився напропозицію перейти на бік України", — зазначили в <text:a xlink:type="simple" xlink:href="https://www.ukrinform.ua/tag-sbu" text:style-name="Internet_20_link" text:visited-style-name="Visited_20_Internet_20_Link">
</text:a>
 .</text:p>
      <text:p text:style-name="P4">
Наголошується, що згадані заходи проводилися попри зауваження Служби безпекиУкраїни та без узгодження з відповідними державними органами.</text:p>
      <text:p text:style-name="P4">
Як встановило слідство, під час цієї "операції" ворог отримав дані пророзміщення особового складу Повітряних сил Збройних сил України й українськихлітаків. Ця інформація й дала змогу російським загарбникам обстріляти аеродром"Канатове", унаслідок чого загинув командир військової частини, ще 17українських захисників дістали поранення.</text:p>
      <text:p text:style-name="P4">
<text:span text:style-name="T4">
Читайте також:</text:span>
 <text:a xlink:type="simple" xlink:href="https://www.ukrinform.ua/rubric-society/3696954-sbu-vikrila-merezu-vorozih-internetagitatoriv-sered-nih-inzener-z-antonova.html" text:style-name="Internet_20_link" text:visited-style-name="Visited_20_Internet_20_Link">
 <text:span text:style-name="T4">
СБУ</text:span>
 </text:a>
</text:p>
      <text:p text:style-name="P4">
Ворожим ударом також були повністю знищені два бойові винищувачі Повітрянихсил ЗСУ, а злітна смуга й інша техніка та будівлі зазнали значних пошкоджень.</text:p>
      <text:p text:style-name="P4">
"Такі дії окремих військовослужбовців, які призвели до тяжких наслідків,загибелі й поранення українських захисників і нашкодили обороноздатностікраїни, потребують відповідної правової оцінки", — підкреслили у Службібезпеки.</text:p>
      <text:p text:style-name="P4">
СБУ розслідує всі обставини, які призвели до масованого обстрілу аеродрому.Кримінальне провадження відкрите за ч. 2 ст. 111 (державна зрада) та ч. 5 ст.426-1 (перевищення військовою службовою особою влади чи службових повноважень)Кримінального кодексу України.</text:p>
      <text:p text:style-name="P4">
<text:span text:style-name="T4">
Читайте також:</text:span>
 <text:a xlink:type="simple" xlink:href="https://www.ukrinform.ua/rubric-society/3697813-v-ukraini-suditimut-dvoh-spivrobitnikiv-fsb-aki-zdijsnuvali-hakerski-ataki-na-derzorgani.html" text:style-name="Internet_20_link" text:visited-style-name="Visited_20_Internet_20_Link">
 </text:a>
</text:p>
      <text:p text:style-name="P4">
Як повідомляв Укрінформ, уранці 23 липня російські війська <text:a xlink:type="simple" xlink:href="https://www.ukrinform.ua/rubric-ato/3535070-rosiani-vdarili-po-kirovogradsini-13-raketami-e-zagibli-ta-poraneni.html" text:style-name="Internet_20_link" text:visited-style-name="Visited_20_Internet_20_Link">
</text:a>
 по Кіровоградськійобласті 13 ракетами. Влучання відбулося, зокрема, в аеродром "Канатове" й одиніз об'єктів Укрзалізниці.</text:p>
      <text:p text:style-name="P4">
Source: <text:a xlink:type="simple" xlink:href="https://www.ukrinform.ua/rubric-ato/3698454-hotili-vkrasti-vorozij-litak-ale-naskodili-ukraini-sbu-zavela-spravu-na-vijskovih.html" text:style-name="Internet_20_link" text:visited-style-name="Visited_20_Internet_20_Link">
https://www.ukrinform.ua/rubric-ato/3698454-hotili-vkrasti-vorozij-litak-ale-naskodili-ukraini-sbu-zavela-spravu-na-vijskovih.html</text:a>
</text:p>
      <!--NEWS-->
      <text:h text:style-name="P10" text:outline-level="1">
<text:span text:style-name="T4">
Збірна України з футболу проведе матч з Мальтою у словацькій Трнаві</text:span>
</text:h>
      <text:p text:style-name="P4">
Authors: Ukrinform (Person)</text:p>
      <text:p text:style-name="P4">
Publisher: Укринформ (Organization)</text:p>
      <text:p text:style-name="P4">
Published Time: 2023-04-20T16:22:57+03:00</text:p>
      <text:p text:style-name="P4">
Modified Time: 2023-04-20T16:22:57+03:00</text:p>
      <text:p text:style-name="P4">
Description: Поєдинок заплановано на 19 червня поточного року. — Укрінформ.</text:p>
      <text:p text:style-name="P4">
Images: ["<text:a xlink:type="simple" xlink:href="https://static.ukrinform.com/photos/2023_04/thumb_files/630_360_1681996729-948.jpg" text:style-name="Internet_20_link" text:visited-style-name="Visited_20_Internet_20_Link">
630_360_16819...</text:a>
"]</text:p>
      <text:p text:style-name="P4">
Tags: ['Футбол', 'Збірна України', 'Євро-2024']</text:p>
      <text:p text:style-name="P4">
Type: Article</text:p>
      <!--METADATA-->
      <text:p text:style-name="P4">
<draw:frame draw:style-name="fr1" draw:name="Image107" text:anchor-type="as-char" svg:width="6.9236in" svg:height="3.956343in" draw:z-index="0">
<draw:image xlink:href="../Images/yкринформ/2023-04-20T16-22-57-03-00/630_360_1681996729-948.jpg" xlink:type="simple" xlink:show="embed" xlink:actuate="onLoad" draw:mime-type="image/jpeg"/>
</draw:frame>
 Поєдинокзаплановано на 19 червня поточного року.</text:p>
      <text:p text:style-name="P4">
Матч відбору Євро-2024 Україна — Мальта відбудеться у словацькому містіТрнава, <text:a xlink:type="simple" xlink:href="https://uaf.ua/article/48077" text:style-name="Internet_20_link" text:visited-style-name="Visited_20_Internet_20_Link">
 </text:a>
 пресслужба УАФ, передає Укрінформ.</text:p>
      <text:p text:style-name="P4">
Матч пройде на стадіоні Антона Малатинського, який здатен вмістити на своїхтрибунах трохи більше 19 тисяч глядачів.</text:p>
      <text:p text:style-name="P4">
Ця зустріч відбудеться в межах 4-го туру відбірного турніру у групі С.</text:p>
      <text:p text:style-name="P4">
<text:span text:style-name="T4">
Читайте також:</text:span>
 <text:a xlink:type="simple" xlink:href="https://www.ukrinform.ua/rubric-sports/3687756-zbirna-ukraini-postupilasa-anglii-na-starti-vidboru-futbolnogo-evro2024.html" text:style-name="Internet_20_link" text:visited-style-name="Visited_20_Internet_20_Link">
 <text:span text:style-name="T4">
Збірна</text:span>
 <text:span text:style-name="T4">
України</text:span>
 </text:a>
</text:p>
      <text:p text:style-name="P4">
Як повідомляв Укрінформ, у своєму стартовому матчі українці програли збірнійАнглії (0:2).</text:p>
      <text:p text:style-name="P4">
Фото: uaf.ua</text:p>
      <text:p text:style-name="P4">
Source: <text:a xlink:type="simple" xlink:href="https://www.ukrinform.ua/rubric-sports/3698455-zbirna-ukraini-z-futbolu-provede-matc-z-maltou-u-slovackij-trnavi.html" text:style-name="Internet_20_link" text:visited-style-name="Visited_20_Internet_20_Link">
https://www.ukrinform.ua/rubric-sports/3698455-zbirna-ukraini-z-futbolu-provede-matc-z-maltou-u-slovackij-trnavi.html</text:a>
</text:p>
      <!--NEWS-->
      <text:h text:style-name="P10" text:outline-level="1">
<text:span text:style-name="T4">
Корабель Starship під час запуску підірвали в повітрі</text:span>
</text:h>
      <text:p text:style-name="P4">
Authors: Ukrinform (Person)</text:p>
      <text:p text:style-name="P4">
Publisher: Укринформ (Organization)</text:p>
      <text:p text:style-name="P4">
Published Time: 2023-04-20T16:30:00+03:00</text:p>
      <text:p text:style-name="P4">
Modified Time: 2023-04-20T16:30:00+03:00</text:p>
      <text:p text:style-name="P4">
Description: Американська компанія SpaceX здійснила випробувальний запуск ракетної системи Starship у четвер, 20 квітня, однак ракету підірвали в повітрі через позаштатну ситуацію. — Укрінформ.</text:p>
      <text:p text:style-name="P4">
Images: ["<text:a xlink:type="simple" xlink:href="https://static.ukrinform.com/photos/2020_12/thumb_files/630_360_1607474156-316.png" text:style-name="Internet_20_link" text:visited-style-name="Visited_20_Internet_20_Link">
630_360_16074...</text:a>
"]</text:p>
      <text:p text:style-name="P4">
Tags: ['Космос', 'SpaceX', 'Starship']</text:p>
      <text:p text:style-name="P4">
Type: Article</text:p>
      <!--METADATA-->
      <text:p text:style-name="P4">
<draw:frame draw:style-name="fr1" draw:name="Image108" text:anchor-type="as-char" svg:width="6.9236in" svg:height="3.956343in" draw:z-index="0">
<draw:image xlink:href="../Images/yкринформ/2023-04-20T16-30-00-03-00/630_360_1607474156-316.png" xlink:type="simple" xlink:show="embed" xlink:actuate="onLoad" draw:mime-type="image/png"/>
</draw:frame>
Американська компанія SpaceX здійснила випробувальний запуск ракетної системиStarship у четвер, 20 квітня, однак ракету підірвали в повітрі черезпозаштатну ситуацію.</text:p>
      <text:p text:style-name="P4">
Про це компанія повідомила у <text:a xlink:type="simple" xlink:href="https://twitter.com/SpaceX/status/1649043715686793218" text:style-name="Internet_20_link" text:visited-style-name="Visited_20_Internet_20_Link">
</text:a>
 , передає Укрінформ.</text:p>
      <text:p text:style-name="P4">
Зазначається, що через три хвилини після старту сталася позаштатна ситуація -перед моментом роз'єднання першого ступеня з космічним кораблем система почалавтрачати орієнтацію та розвернулася у протилежний бік.</text:p>
      <text:p text:style-name="P4">
Після цього компанія активувала систему знищення ракети, підірвавши її у небінад океаном.</text:p>
      <text:p text:style-name="P4">
Водночас у компанії зазначили, що робота над успішним запуском ракетноїсистеми «Starship» продовжиться.</text:p>
      <text:p text:style-name="P4">
«Вітаємо всю команду SpaceX із захоплюючим першим інтегрованим льотнимвипробуванням Starship! Завдяки такому тесту успіх залежить від того, чому минавчилися, і сьогоднішнє випробування допоможе нам покращити надійністьStarship, оскільки SpaceX прагне зробити життя мультипланетним», - йдеться удописі.</text:p>
      <text:p text:style-name="P4">
<text:span text:style-name="T4">
Читайте також:</text:span>
 <text:a xlink:type="simple" xlink:href="https://www.ukrinform.ua/rubric-technology/3696258-spacex-zapustila-na-orbitu-51-minisuputnik.html" text:style-name="Internet_20_link" text:visited-style-name="Visited_20_Internet_20_Link">
 <text:span text:style-name="T4">
SpaceX</text:span>
 </text:a>
</text:p>
      <text:p text:style-name="P4">
Як повідомлялося, <text:a xlink:type="simple" xlink:href="https://www.ukrinform.ua/rubric-technology/3697081-spacex-perenesla-persij-viprobuvalnij-polit-korabla-starship.html" text:style-name="Internet_20_link" text:visited-style-name="Visited_20_Internet_20_Link">
 </text:a>
 , який був запланований на понеділок, 17 квітня. Компаніязупинила лічильник за 40 секунд до запуску ракети. Причиною перенесенняпольоту стала проблема з пальним.</text:p>
      <text:p text:style-name="P4">
Нагадаємо, раніше компанія Ілона Маска SpaceX <text:a xlink:type="simple" xlink:href="https://www.ukrinform.ua/rubric-technology/3696642-spacex-otrimala-licenziu-na-zapusk-svoei-najpotuznisoi-raketi-starship.html" text:style-name="Internet_20_link" text:visited-style-name="Visited_20_Internet_20_Link">
</text:a>
 ракети наступногопокоління Starship, що стало ключовим етапом у прагненні компанії відправлятилюдей на Місяць та Марс.</text:p>
      <text:p text:style-name="P4">
Starship – це велика нова ракета, створена для того, щоб доставляти людей, утому числі астронавтів NASA, у глибокий <text:a xlink:type="simple" xlink:href="https://www.ukrinform.ua/tag-kosmos" text:style-name="Internet_20_link" text:visited-style-name="Visited_20_Internet_20_Link">
 </text:a>
 . Вона також має служити відносно недорогою платформою для запускусупутників та інших вантажів на орбіту.</text:p>
      <text:p text:style-name="P4">
Уся система Starship має висоту у 120 метрів, що робить її потужнішою за будь-який попередній космічний корабель з екіпажем. Ракета призначена длябагаторазового використання, що, за прогнозами SpaceX, зменшить витрати.</text:p>
      <text:p text:style-name="P4">
Source: <text:a xlink:type="simple" xlink:href="https://www.ukrinform.ua/rubric-technology/3697064-spacex-provodit-persij-viprobuvalnij-polit-korabla-starship.html" text:style-name="Internet_20_link" text:visited-style-name="Visited_20_Internet_20_Link">
https://www.ukrinform.ua/rubric-technology/3697064-spacex-provodit-persij-viprobuvalnij-polit-korabla-starship.html</text:a>
</text:p>
      <!--NEWS-->
      <text:h text:style-name="P10" text:outline-level="1">
<text:span text:style-name="T4">
Міжнародний союз сучасного п’ятиборства допустив до міжнародних змагань спортсменів з рф та білорусі</text:span>
</text:h>
      <text:p text:style-name="P4">
Authors: Ukrinform (Person)</text:p>
      <text:p text:style-name="P4">
Publisher: Укринформ (Organization)</text:p>
      <text:p text:style-name="P4">
Published Time: 2023-04-20T16:32:50+03:00</text:p>
      <text:p text:style-name="P4">
Modified Time: 2023-04-20T16:32:50+03:00</text:p>
      <text:p text:style-name="P4">
Description: В організації створять «незалежну панель», щоб повернути до змагань атлетів відповідно до рекомендацій МОК. — Укрінформ.</text:p>
      <text:p text:style-name="P4">
Images: ["<text:a xlink:type="simple" xlink:href="https://static.ukrinform.com/photos/2023_04/thumb_files/630_360_1681997429-337.jpg" text:style-name="Internet_20_link" text:visited-style-name="Visited_20_Internet_20_Link">
630_360_16819...</text:a>
"]</text:p>
      <text:p text:style-name="P4">
Tags: ["сучасне п'ятиборство"]</text:p>
      <text:p text:style-name="P4">
Type: Article</text:p>
      <!--METADATA-->
      <text:p text:style-name="P4">
<draw:frame draw:style-name="fr1" draw:name="Image109" text:anchor-type="as-char" svg:width="6.9236in" svg:height="3.956343in" draw:z-index="0">
<draw:image xlink:href="../Images/yкринформ/2023-04-20T16-32-50-03-00/630_360_1681997429-337.jpg" xlink:type="simple" xlink:show="embed" xlink:actuate="onLoad" draw:mime-type="image/jpeg"/>
</draw:frame>
 Ворганізації створять «незалежну панель», щоб повернути до змагань атлетіввідповідно до рекомендацій МОК.</text:p>
      <text:p text:style-name="P4">
Спортсменів з рф та білорусі повернули до змагань у сучасному п'ятиборстві,відповідне рішення ухвалив виконавчий орган Міжнародного союзу сучасногоп'ятиборства, про що <text:a xlink:type="simple" xlink:href="https://www.uipmworld.org/news/uipm-official-statement-pathway-competition-athletes-russia-and-belarus-passports" text:style-name="Internet_20_link" text:visited-style-name="Visited_20_Internet_20_Link">
 </text:a>
 на сайтіорганізації, передає Укрінформ.</text:p>
      <text:p text:style-name="P4">
Мотивацію свого рішення в організації пояснили саме новими рекомендаціями МОК.Водночас у Міжнародному союзі сучасного п'ятиборства звернули увагу на тому,що продовжують підтримувати Україну в умовах повномасштабного вторгнення рф. Атакож відзначили, що повернення спортсменів з росії та білорусі передбачатиместворення «незалежної панелі». Вона досліджуватиме, чи відповідають атлети зросії та білорусі критеріям, встановленим МОК, а також коли саме відбудетьсяїхнє повернення.</text:p>
      <text:p text:style-name="P4">
<text:span text:style-name="T4">
Читайте також:</text:span>
 <text:a xlink:type="simple" xlink:href="https://www.ukrinform.ua/rubric-sports/3691055-sportsmeniv-rf-ta-bilorusi-dopustat-na-cs2023-z-thekvondo.html" text:style-name="Internet_20_link" text:visited-style-name="Visited_20_Internet_20_Link">
 <text:span text:style-name="T4">
тхеквондо</text:span>
 </text:a>
</text:p>
      <text:p text:style-name="P4">
Як повідомляв Укрінформ, вже сім міжнародних спортивних федерацій скасуваливідсторонення для представників рф та білорусі (бокс, боротьба, настільнийтеніс, сучасне п’ятиборство, скейтбординг, тхеквондо, тріатлон, фехтування).</text:p>
      <text:p text:style-name="P4">
Фото: fspu.org.ua</text:p>
      <text:p text:style-name="P4">
Source: <text:a xlink:type="simple" xlink:href="https://www.ukrinform.ua/rubric-sports/3698459-miznarodnij-souz-sucasnogo-patiborstva-dopustiv-do-miznarodnih-zmagan-sportsmeniv-z-rf-ta-bilorusi.html" text:style-name="Internet_20_link" text:visited-style-name="Visited_20_Internet_20_Link">
https://www.ukrinform.ua/rubric-sports/3698459-miznarodnij-souz-sucasnogo-patiborstva-dopustiv-do-miznarodnih-zmagan-sportsmeniv-z-rf-ta-bilorusi.html</text:a>
</text:p>
      <!--NEWS-->
      <text:h text:style-name="P10" text:outline-level="1">
<text:span text:style-name="T4">
Польща будує свою ППО/ПРО з огляду на досвід України – Блащак</text:span>
</text:h>
      <text:p text:style-name="P4">
Authors: Ukrinform (Person)</text:p>
      <text:p text:style-name="P4">
Publisher: Укринформ (Organization)</text:p>
      <text:p text:style-name="P4">
Published Time: 2023-04-20T16:33:28+03:00</text:p>
      <text:p text:style-name="P4">
Modified Time: 2023-04-20T16:33:28+03:00</text:p>
      <text:p text:style-name="P4">
Description: Польща будує свою багатошарову систему ППО/ПРО з огляду на досвід України. — Укрінформ.</text:p>
      <text:p text:style-name="P4">
Images: ["<text:a xlink:type="simple" xlink:href="https://static.ukrinform.com/photos/2023_04/thumb_files/630_360_1681997448-364.jpg" text:style-name="Internet_20_link" text:visited-style-name="Visited_20_Internet_20_Link">
630_360_16819...</text:a>
"]</text:p>
      <text:p text:style-name="P4">
Tags: ['Польща', 'Війна з росією', 'ППО', 'Маріуш Блащак']</text:p>
      <text:p text:style-name="P4">
Type: Article</text:p>
      <!--METADATA-->
      <text:p text:style-name="P4">
<draw:frame draw:style-name="fr1" draw:name="Image110" text:anchor-type="as-char" svg:width="6.9236in" svg:height="3.956343in" draw:z-index="0">
<draw:image xlink:href="../Images/yкринформ/2023-04-20T16-33-28-03-00/630_360_1681997448-364.jpg" xlink:type="simple" xlink:show="embed" xlink:actuate="onLoad" draw:mime-type="image/jpeg"/>
</draw:frame>
 Польщабудує свою багатошарову систему ППО/ПРО з огляду на досвід України.</text:p>
      <text:p text:style-name="P4">
Про це заявив у четвер віцепрем’єр-міністр, міністр національної оборониПольщі Маріуш Блащак, який відвідав у Радомі (центр Польщі) місце проведеннянавчань системи ППО/ПРО на території аеропорту Варшава-Радом, передаєУкрінформ із посиланням на <text:a xlink:type="simple" xlink:href="http://www.pap.pl/aktualnosci/news%2C1563439%2Cszef-mon-polska-jest-juz-bardzo-zaawansowana-w-budowie-systemu" text:style-name="Internet_20_link" text:visited-style-name="Visited_20_Internet_20_Link">
</text:a>
 .</text:p>
      <text:p text:style-name="P4">
“У побудові польської ППО важливу роль відіграє досвід війни в Україні”, -підкреслив Блащак.</text:p>
      <text:p text:style-name="P4">
Як зазначив віцепрем’єр Польщі, Варшава дуже далеко просунулася у створеннібагатошарової системи ППО/ПРО. Відтак у навчаннях у Радомі використовувалисяЗРК Patriot (в межах системи “Вісла”), пускові установки iLauncher з ракетамиCAMM (система “Нарва”), а також елементи системи “Піліца”.</text:p>
      <text:p text:style-name="P4">
<text:span text:style-name="T4">
Читайте також:</text:span>
 <text:a xlink:type="simple" xlink:href="https://www.ukrinform.ua/rubric-ato/3695062-polsa-moze-stati-regionalnim-centrom-obslugovuvanna-tankiv-abrams.html" text:style-name="Internet_20_link" text:visited-style-name="Visited_20_Internet_20_Link">
 </text:a>
</text:p>
      <text:p text:style-name="P4">
“Ми також маємо ПЗРК Piorun, а отже системи ППО/ПРО дуже короткого радіусадії. Крім того, ми інтегруємо систему протидії дронам. Нашою метою єформування окремих шарів (системи ППО/ПРО) й інтегрувати їх таким чином, щобвони були єдиною системою”, - наголосив Блащак.</text:p>
      <text:p text:style-name="P4">
Міністр підкреслив, що Польща відійшла від пострадянської системи організації,де за ППО/ПРО відповідали підрозділи як у повітряних, так і в сухопутнихсилах. Він додав, що триває процес відмови від старої пострадянської техніки,на озброєнні з’являються американські ЗРК Patriot, британські CAMM, а такожпольські ПЗРК Piorun й антидронові системи.</text:p>
      <text:p text:style-name="P4">
<text:a xlink:type="simple" xlink:href="https://www.ukrinform.ua/tag-polsa" text:style-name="Internet_20_link" text:visited-style-name="Visited_20_Internet_20_Link">
 </text:a>
 будує свою систему ППО/ПРО на базіінтегрованих систем середнього радіуса дії ("Вісла"), короткого ("Мала Нарва")і дуже короткого ("Піліца").</text:p>
      <text:p text:style-name="P4">
<text:span text:style-name="T4">
Читайте також:</text:span>
 <text:a xlink:type="simple" xlink:href="https://www.ukrinform.ua/rubric-world/3697493-u-polsi-proponuut-stvoriti-akademiu-himars.html" text:style-name="Internet_20_link" text:visited-style-name="Visited_20_Internet_20_Link">
 </text:a>
</text:p>
      <text:p text:style-name="P4">
Навчання у Радомі відбувалися за сценарієм виявлення можливості атакикрилатими та балістичними ракетами і класичними засобами повітряного нападу.Як зазначив уповноважений міністра оборони з питань формування системи ППО/ПРОПольщі Міхал Марціняк, мета навчань була досягнута, відтак ЗС зможутьзахистити довільні об’єкти критичної інфраструктури в Польщі, починаючи віддронів вагою до одного кілограма до тактичних балістичних ракет.</text:p>
      <text:p text:style-name="P4">
Як повідомлялося, Польща надала Україні військової допомоги для захисту відросійської агресії на майже $3 млрд. Зокрема, Варшава надала Києву ПЗРКPiorun.</text:p>
      <text:p text:style-name="P4">
<text:span text:style-name="T5">
Фото: РАР</text:span>
</text:p>
      <text:p text:style-name="P4">
Source: <text:a xlink:type="simple" xlink:href="https://www.ukrinform.ua/rubric-ato/3698460-polsa-budue-svou-ppopro-z-ogladu-na-dosvid-ukraini-blasak.html" text:style-name="Internet_20_link" text:visited-style-name="Visited_20_Internet_20_Link">
https://www.ukrinform.ua/rubric-ato/3698460-polsa-budue-svou-ppopro-z-ogladu-na-dosvid-ukraini-blasak.html</text:a>
</text:p>
      <!--NEWS-->
      <text:h text:style-name="P10" text:outline-level="1">
<text:span text:style-name="T4">
У ЄС офіційно оголосили про призначення нового посла в Україні</text:span>
</text:h>
      <text:p text:style-name="P4">
Authors: Ukrinform (Person)</text:p>
      <text:p text:style-name="P4">
Publisher: Укринформ (Organization)</text:p>
      <text:p text:style-name="P4">
Published Time: 2023-04-20T16:36:32+03:00</text:p>
      <text:p text:style-name="P4">
Modified Time: 2023-04-20T16:36:32+03:00</text:p>
      <text:p text:style-name="P4">
Description: Високий представник ЄС Жозеп Боррель оголосив про нові призначення на посади в представництвах і місіях ЄС за кордоном, зокрема представництво ЄС в Україні очолить Катаріна Матернова. — Укрінформ.</text:p>
      <text:p text:style-name="P4">
Images: ["<text:a xlink:type="simple" xlink:href="https://static.ukrinform.com/photos/2016_11/thumb_files/630_360_1478616514-2204-foto-publikamd.jpg" text:style-name="Internet_20_link" text:visited-style-name="Visited_20_Internet_20_Link">
630_360_14786...</text:a>
"]</text:p>
      <text:p text:style-name="P4">
Tags: ['Євросоюз', 'Посол', 'Україна']</text:p>
      <text:p text:style-name="P4">
Type: Article</text:p>
      <!--METADATA-->
      <text:p text:style-name="P4">
<draw:frame draw:style-name="fr1" draw:name="Image111" text:anchor-type="as-char" svg:width="6.9236in" svg:height="3.956343in" draw:z-index="0">
<draw:image xlink:href="../Images/yкринформ/2023-04-20T16-36-32-03-00/630_360_1478616514-2204-foto-publikamd.jpg" xlink:type="simple" xlink:show="embed" xlink:actuate="onLoad" draw:mime-type="image/jpeg"/>
</draw:frame>
 Високий представник ЄС Жозеп Боррель оголосив про новіпризначення на посади в представництвах і місіях ЄС за кордоном, зокремапредставництво ЄС в Україні очолить Катаріна Матернова.</text:p>
      <text:p text:style-name="P4">
Про це повідомляється на <text:a xlink:type="simple" xlink:href="http://www.eeas.europa.eu/eeas/eeas-high-representative-josep-borrell-announces-middle-and-senior-management-nominations_en" text:style-name="Internet_20_link" text:visited-style-name="Visited_20_Internet_20_Link">
 </text:a>
, передає Укрінформ.</text:p>
      <text:p text:style-name="P4">
«Високий представник ЄС із закордонних справ та політики безпеки,віцепрезидент Європейської комісії Жозеп Боррель оголосив про призначення 40глав делегацій та одного повіреного у справах Європейського Союзу. … МатерноваКатаріна номінована як посол <text:a xlink:type="simple" xlink:href="https://www.ukrinform.ua/tag-evrosouz" text:style-name="Internet_20_link" text:visited-style-name="Visited_20_Internet_20_Link">
 </text:a>
 вУкраїні», - йдеться у повідомленні.</text:p>
      <text:p text:style-name="P4">
Зазначається, що 40 глав делегацій будуть формально призначені після отриманняофіційного ухвалення (агреманів) від приймаючих держав.</text:p>
      <text:p text:style-name="P4">
Матернова зараз обіймає посаду заступника генерального директора Єврокомісії зпитань сусідства та переговорів з розширення. До цього вона була старшимрадником та менеджером Світового банку у структурі віцепрезидента з питаньЄвропи та Центральної Азії.</text:p>
      <text:p text:style-name="P4">
<text:span text:style-name="T4">
Читайте також:</text:span>
 <text:a xlink:type="simple" xlink:href="https://www.ukrinform.ua/rubric-polytics/3623913-ukraini-potribna-negajna-dopomoga-sob-vigrati-cu-vijnu-dla-sebe-ta-dla-evropi-maternova.html" text:style-name="Internet_20_link" text:visited-style-name="Visited_20_Internet_20_Link">
 <text:span text:style-name="T4">
Матернова</text:span>
 </text:a>
</text:p>
      <text:p text:style-name="P4">
Як <text:a xlink:type="simple" xlink:href="https://www.ukrinform.ua/rubric-polytics/3698226-evrosouz-zminue-posla-v-ukraini.html" text:style-name="Internet_20_link" text:visited-style-name="Visited_20_Internet_20_Link">
 </text:a>
 , раніше Матернова підтвердила, що стане новим послом ЄС вУкраїні.</text:p>
      <text:p text:style-name="P4">
Нинішній посол ЄС в Україні Матті Маасікас обіймає цю посаду з 2019 року.</text:p>
      <text:p text:style-name="P4">
Source: <text:a xlink:type="simple" xlink:href="https://www.ukrinform.ua/rubric-world/3698462-u-es-oficijno-ogolosili-pro-priznacenna-novogo-posla-v-ukraini.html" text:style-name="Internet_20_link" text:visited-style-name="Visited_20_Internet_20_Link">
https://www.ukrinform.ua/rubric-world/3698462-u-es-oficijno-ogolosili-pro-priznacenna-novogo-posla-v-ukraini.html</text:a>
</text:p>
      <!--NEWS-->
      <text:h text:style-name="P10" text:outline-level="1">
<text:span text:style-name="T4">
Столтенберг: НАТО з вами, Україна переможе</text:span>
</text:h>
      <text:p text:style-name="P4">
Authors: Ukrinform (Person)</text:p>
      <text:p text:style-name="P4">
Publisher: Укринформ (Organization)</text:p>
      <text:p text:style-name="P4">
Published Time: 2023-04-20T16:43:00+03:00</text:p>
      <text:p text:style-name="P4">
Modified Time: 2023-04-20T16:43:00+03:00</text:p>
      <text:p text:style-name="P4">
Description: Генеральний секретар НАТО Єнс Столтенберг заявив, що Україна переможе у розв’язаній росією війні, і запевнив у підтримці Альянсу в боротьбі проти агресії. — Укрінформ.</text:p>
      <text:p text:style-name="P4">
Images: ["<text:a xlink:type="simple" xlink:href="https://static.ukrinform.com/photos/2023_04/thumb_files/630_360_1681986862-821.jpg" text:style-name="Internet_20_link" text:visited-style-name="Visited_20_Internet_20_Link">
630_360_16819...</text:a>
"]</text:p>
      <text:p text:style-name="P4">
Tags: ['НАТО', 'Столтенберг', 'Україна', 'Війна з росією']</text:p>
      <text:p text:style-name="P4">
Type: Article</text:p>
      <!--METADATA-->
      <text:p text:style-name="P4">
<draw:frame draw:style-name="fr1" draw:name="Image112" text:anchor-type="as-char" svg:width="6.9236in" svg:height="3.956343in" draw:z-index="0">
<draw:image xlink:href="../Images/yкринформ/2023-04-20T16-43-00-03-00/630_360_1681986862-821.jpg" xlink:type="simple" xlink:show="embed" xlink:actuate="onLoad" draw:mime-type="image/jpeg"/>
</draw:frame>
Генеральний секретар НАТО Єнс Столтенберг заявив, що Україна переможе урозв’язаній росією війні, і запевнив у підтримці Альянсу в боротьбі протиагресії.</text:p>
      <text:p text:style-name="P4">
Про це він сказав у виступі на Міжнародному саміті міст та регіонів,повідомляє кореспондент Укрінформу.</text:p>
      <text:p text:style-name="P4">
«Україна продовжує проходити важке випробування жахливою неспровокованоювійною з боку ревізіоністів. Вона торкнулася кожного міста і продовжуєвпливати на весь світ. Але Україна не сама, НАТО з вами, наші партнери ісоюзники з вами. Ми будемо допомагати вам боротися проти агресії. Українапереможе», - сказав Столтенберг.</text:p>
      <text:p text:style-name="P4">
<text:span text:style-name="T4">
Читайте також:</text:span>
 <text:a xlink:type="simple" xlink:href="https://www.ukrinform.ua/rubric-polytics/3698444-na-ramstajni-obgovoruvatimut-zbrou-dla-ukraini-ta-ii-obslugovuvanna-stoltenberg.html" text:style-name="Internet_20_link" text:visited-style-name="Visited_20_Internet_20_Link">
 <text:span text:style-name="T4">
Столтенберг</text:span>
 </text:a>
</text:p>
      <text:p text:style-name="P4">
Він нагадав, що з лютого 2022 року союзники <text:a xlink:type="simple" xlink:href="https://www.ukrinform.ua/tag-nato" text:style-name="Internet_20_link" text:visited-style-name="Visited_20_Internet_20_Link">
 </text:a>
 надали України понад 150 млрд євро підтримки, включно з 65 млрд євровійськової допомоги, необхідної для того, щоб вигнати росіян з українськихміст. Окрім того, Альянс підтримує Україну десятками мільярдів євро урядовихгрантів на харчові продукти, медицину і обладнання для розмінування.</text:p>
      <text:p text:style-name="P4">
Генсек НАТО зазначив, що сьогодні вранці відвідав Бучу і побачив доказижахливих злочинів, вчинених проти українців.</text:p>
      <text:p text:style-name="P4">
<text:span text:style-name="T4">
Читайте також:</text:span>
 <text:a xlink:type="simple" xlink:href="https://www.ukrinform.ua/rubric-polytics/3698402-stoltenberg-zakonne-misce-ukraini-v-nato.html" text:style-name="Internet_20_link" text:visited-style-name="Visited_20_Internet_20_Link">
 <text:span text:style-name="T4">
Столтенберг</text:span>
 </text:a>
</text:p>
      <text:p text:style-name="P4">
«Коли ми поверталися до Києва, моя автівка проїхала неподалік мінних полів. Ценагадало мені про ті, проблеми, які нас очікують, і про довгий шлях, який нампотрібно пройти, розміновуючи ці території. Але Україна буде не сама на цьомушляху, і саме тому ми зібралися сьогодні тут», - акцентував Столтенберг.</text:p>
      <text:p text:style-name="P4">
Як повідомлялося, генеральний секретар <text:a xlink:type="simple" xlink:href="https://www.ukrinform.ua/tag-nato" text:style-name="Internet_20_link" text:visited-style-name="Visited_20_Internet_20_Link">
 </text:a>
Єнс Столтенберг 20 квітня прибув з візитом до Києва.</text:p>
      <text:p text:style-name="P4">
Source: <text:a xlink:type="simple" xlink:href="https://www.ukrinform.ua/rubric-polytics/3698466-stoltenberg-nato-z-vami-ukraina-peremoze.html" text:style-name="Internet_20_link" text:visited-style-name="Visited_20_Internet_20_Link">
https://www.ukrinform.ua/rubric-polytics/3698466-stoltenberg-nato-z-vami-ukraina-peremoze.html</text:a>
</text:p>
      <!--NEWS-->
      <text:h text:style-name="P10" text:outline-level="1">
<text:span text:style-name="T4">
Творець Twitter запустив аналог соцмережі</text:span>
</text:h>
      <text:p text:style-name="P4">
Authors: Ukrinform (Person)</text:p>
      <text:p text:style-name="P4">
Publisher: Укринформ (Organization)</text:p>
      <text:p text:style-name="P4">
Published Time: 2023-04-20T16:45:00+03:00</text:p>
      <text:p text:style-name="P4">
Modified Time: 2023-04-20T16:45:00+03:00</text:p>
      <text:p text:style-name="P4">
Description: Колишній виконавчий директор компанії Twitter Джек Дорсі запустив альтернативу соцмережі – платформу Bluesky. Наприкінці лютого з’явилася версія застосунку для iOS, а тепер платформа доступна і для Android. — Укрінформ.</text:p>
      <text:p text:style-name="P4">
Images: ["<text:a xlink:type="simple" xlink:href="https://static.ukrinform.com/photos/2023_04/thumb_files/630_360_1681998125-221.png" text:style-name="Internet_20_link" text:visited-style-name="Visited_20_Internet_20_Link">
630_360_16819...</text:a>
", "<text:a xlink:type="simple" xlink:href="https://static.ukrinform.com/photos/2023_04/1681998232-655.png" text:style-name="Internet_20_link" text:visited-style-name="Visited_20_Internet_20_Link">
1681998232-65...</text:a>
"]</text:p>
      <text:p text:style-name="P4">
Tags: ['Технології', 'Twitter', 'Соцмережі']</text:p>
      <text:p text:style-name="P4">
Type: Article</text:p>
      <!--METADATA-->
      <text:p text:style-name="P4">
<draw:frame draw:style-name="fr1" draw:name="Image113" text:anchor-type="as-char" svg:width="6.9236in" svg:height="3.956343in" draw:z-index="0">
<draw:image xlink:href="../Images/yкринформ/2023-04-20T16-45-00-03-00/630_360_1681998125-221.png" xlink:type="simple" xlink:show="embed" xlink:actuate="onLoad" draw:mime-type="image/png"/>
</draw:frame>
 Колишнійвиконавчий директор компанії Twitter Джек Дорсі запустив альтернативусоцмережі – платформу Bluesky. Наприкінці лютого з’явилася версія застосункудля iOS, а тепер платформа доступна і для Android.</text:p>
      <text:p text:style-name="P4">
Про це повідомляє <text:a xlink:type="simple" xlink:href="http://www.theverge.com/2023/4/19/23690314/bluesky-decentralized-twitter-alternative-android" text:style-name="Internet_20_link" text:visited-style-name="Visited_20_Internet_20_Link">
 </text:a>
 , передає Укрінформ.</text:p>
      <text:p text:style-name="P4">
<draw:frame draw:style-name="fr1" draw:name="Image114" text:anchor-type="as-char" svg:width="4.97449in" svg:height="10.0in" draw:z-index="0">
<draw:image xlink:href="../Images/yкринформ/2023-04-20T16-45-00-03-00/1681998232-655.png" xlink:type="simple" xlink:show="embed" xlink:actuate="onLoad" draw:mime-type="image/png"/>
</draw:frame>
</text:p>
      <text:p text:style-name="P4">
Щоб отримати доступ до Bluesky, користувачам треба приєднатися до спискуочікування або отримати код запрошення від друга. Наразі спільнота соцмережіскладається із понад 25 тисяч людей.</text:p>
      <text:p text:style-name="P4">
У застосунку Bluesky наразі відсутня функція приватних повідомлень. Крім того,користувачі, ймовірно, не матимуть можливості «стежити» за тими самими людьми,що і в інших соціальних мережах.</text:p>
      <text:p text:style-name="P4">
<text:span text:style-name="T4">
Читайте також:</text:span>
 <text:a xlink:type="simple" xlink:href="https://www.ukrinform.ua/rubric-technology/3695656-twitter-dozvoliv-koristuvacam-zaroblati-na-kontenti.html" text:style-name="Internet_20_link" text:visited-style-name="Visited_20_Internet_20_Link">
 <text:span text:style-name="T4">
Twitter</text:span>
 </text:a>
</text:p>
      <text:p text:style-name="P4">
Як повідомлялося, мільярдер Ілон Маск купив <text:a xlink:type="simple" xlink:href="https://www.ukrinform.ua/tag-twitter" text:style-name="Internet_20_link" text:visited-style-name="Visited_20_Internet_20_Link">
 </text:a>
 у жовтні 2022 року за $44 мільярди.</text:p>
      <text:p text:style-name="P4">
Source: <text:a xlink:type="simple" xlink:href="https://www.ukrinform.ua/rubric-technology/3698465-tvorec-twitter-zapustiv-analog-socmerezi.html" text:style-name="Internet_20_link" text:visited-style-name="Visited_20_Internet_20_Link">
https://www.ukrinform.ua/rubric-technology/3698465-tvorec-twitter-zapustiv-analog-socmerezi.html</text:a>
</text:p>
      <!--NEWS-->
      <text:h text:style-name="P10" text:outline-level="1">
<text:span text:style-name="T4">
Стартував конкурс літературних подкастів про українських письменників</text:span>
</text:h>
      <text:p text:style-name="P4">
Authors: Ukrinform (Person)</text:p>
      <text:p text:style-name="P4">
Publisher: Укринформ (Organization)</text:p>
      <text:p text:style-name="P4">
Published Time: 2023-04-20T16:51:00+03:00</text:p>
      <text:p text:style-name="P4">
Modified Time: 2023-04-20T16:51:00+03:00</text:p>
      <text:p text:style-name="P4">
Description: В Україні проходить конкурс літературних подкастів про українських письменників і письменниць: «КрутеЗНО-2023: Письменники у твоєму плеєрі». — Укрінформ.</text:p>
      <text:p text:style-name="P4">
Images: ["<text:a xlink:type="simple" xlink:href="https://static.ukrinform.com/photos/2023_04/thumb_files/630_360_1681998722-717.jpg" text:style-name="Internet_20_link" text:visited-style-name="Visited_20_Internet_20_Link">
630_360_16819...</text:a>
", "<text:a xlink:type="simple" xlink:href="https://static.ukrinform.com/photos/2023_04/1681998198-506.jpg" text:style-name="Internet_20_link" text:visited-style-name="Visited_20_Internet_20_Link">
1681998198-50...</text:a>
"]</text:p>
      <text:p text:style-name="P4">
Tags: ['Конкурс', 'Література']</text:p>
      <text:p text:style-name="P4">
Type: Article</text:p>
      <!--METADATA-->
      <text:p text:style-name="P4">
<draw:frame draw:style-name="fr1" draw:name="Image115" text:anchor-type="as-char" svg:width="6.9236in" svg:height="3.956343in" draw:z-index="0">
<draw:image xlink:href="../Images/yкринформ/2023-04-20T16-51-00-03-00/630_360_1681998722-717.jpg" xlink:type="simple" xlink:show="embed" xlink:actuate="onLoad" draw:mime-type="image/jpeg"/>
</draw:frame>
 В Україніпроходить конкурс літературних подкастів про українських письменників іписьменниць: «КрутеЗНО-2023: Письменники у твоєму плеєрі».</text:p>
      <text:p text:style-name="P4">
Про це повідомив український письменник Сашко Дерманський у <text:a xlink:type="simple" xlink:href="https://www.facebook.com/dibrova.sasha/posts/pfbid08LcvCN1foQ5Emno2Z1gqQE3WJebfCc9PqEcNqypZRxpawC1Cb1g42tqTiZL6dDEnl" text:style-name="Internet_20_link" text:visited-style-name="Visited_20_Internet_20_Link">
</text:a>
, передає Укрінформ.</text:p>
      <text:p text:style-name="P4">
"Стартував <text:a xlink:type="simple" xlink:href="https://www.ukrinform.ua/tag-konkurs" text:style-name="Internet_20_link" text:visited-style-name="Visited_20_Internet_20_Link">
 </text:a>
 літературних подкастівпро українських письменників і письменниць: «КрутеЗНО-2023: Письменники утвоєму плеєрі»", - написав Дерманський.</text:p>
      <text:p text:style-name="P4">
Призовий фонд «КрутеЗНО: письменники у твоєму плеєрі» становить 200 тисячгривень.</text:p>
      <text:p text:style-name="P4">
<draw:frame draw:style-name="fr1" draw:name="Image116" text:anchor-type="as-char" svg:width="6.9236in" svg:height="3.63489in" draw:z-index="0">
<draw:image xlink:href="../Images/yкринформ/2023-04-20T16-51-00-03-00/1681998198-506.jpg" xlink:type="simple" xlink:show="embed" xlink:actuate="onLoad" draw:mime-type="image/jpeg"/>
</draw:frame>
</text:p>
      <text:p text:style-name="P4">
Винагороду розподілять між переможцями та призерами у 5-х номінаціях:переможці у кожній номінації — учасники з категорій «Експертний літкаст» та«Учнівський літкаст» — отримають по 15 тисяч гривень (2 переможці в кожнійномінації); призери з кожній номінації — учасники з категорій «Експертнийліткаст» та «Учнівський літкаст» — отримають по 5 тисяч гривень (2 призери вкожній номінації).</text:p>
      <text:p text:style-name="P4">
<text:span text:style-name="T4">
Читайте також:</text:span>
 <text:a xlink:type="simple" xlink:href="https://www.ukrinform.ua/rubric-culture/3697997-na-londonskomu-armarku-aktivno-obgovoruut-ukrainskih-avtoriv-i-vidavciv-zelenska.html" text:style-name="Internet_20_link" text:visited-style-name="Visited_20_Internet_20_Link">
 </text:a>
</text:p>
      <text:p text:style-name="P4">
Всі учасники КрутеЗНО-2023 отримають цінні подарунки від організаторів тапартнерів конкурсу.</text:p>
      <text:p text:style-name="P4">
З деталями можна ознайомитися на <text:a xlink:type="simple" xlink:href="https://krutezno.com/" text:style-name="Internet_20_link" text:visited-style-name="Visited_20_Internet_20_Link">
</text:a>
конкурсу.</text:p>
      <text:p text:style-name="P4">
Як повідомлялося, Державний комітет телебачення і радіомовлення до 1 листопадаприймає заявки на премію імені Максима Рильського за переклади творівзарубіжних авторів українською мовою, а також переклади мовами народів світунадбання українських класиків.</text:p>
      <text:p text:style-name="P4">
<text:span text:style-name="T5">
Перше фото: Сашко Дерманський, Фейсбук</text:span>
</text:p>
      <text:p text:style-name="P4">
Source: <text:a xlink:type="simple" xlink:href="https://www.ukrinform.ua/rubric-culture/3698469-startuvav-konkurs-literaturnih-podkastiv-pro-ukrainskih-pismennikiv.html" text:style-name="Internet_20_link" text:visited-style-name="Visited_20_Internet_20_Link">
https://www.ukrinform.ua/rubric-culture/3698469-startuvav-konkurs-literaturnih-podkastiv-pro-ukrainskih-pismennikiv.html</text:a>
</text:p>
      <!--NEWS-->
      <text:h text:style-name="P10" text:outline-level="1">
<text:span text:style-name="T4">
Рітейл-група Шостака та Кіптика увійшла в ТОП-35 компаній за доходом</text:span>
</text:h>
      <text:p text:style-name="P4">
Authors: Ukrinform (Person)</text:p>
      <text:p text:style-name="P4">
Publisher: Укринформ (Organization)</text:p>
      <text:p text:style-name="P4">
Published Time: 2023-04-20T16:54:54+03:00</text:p>
      <text:p text:style-name="P4">
Modified Time: 2023-04-20T16:54:54+03:00</text:p>
      <text:p text:style-name="P4">
Description: Сукупний дохід рітейл-групи, яка включає ТОВ “Руш” (мережа EVA) та ТОВ "Омега" (мережа Varus), власниками якої є підприємці Руслан Шостак та Валерій Кіптик, сягнув 30,27 млрд грн. — Укрінформ.</text:p>
      <text:p text:style-name="P4">
Images: ["<text:a xlink:type="simple" xlink:href="https://static.ukrinform.com/photos/2023_04/thumb_files/630_360_1681998727-235.jpg" text:style-name="Internet_20_link" text:visited-style-name="Visited_20_Internet_20_Link">
630_360_16819...</text:a>
"]</text:p>
      <text:p text:style-name="P4">
Tags: ['Рейтинг', 'Рітейл']</text:p>
      <text:p text:style-name="P4">
Type: Article</text:p>
      <!--METADATA-->
      <text:p text:style-name="P4">
<draw:frame draw:style-name="fr1" draw:name="Image117" text:anchor-type="as-char" svg:width="6.9236in" svg:height="3.956343in" draw:z-index="0">
<draw:image xlink:href="../Images/yкринформ/2023-04-20T16-54-54-03-00/630_360_1681998727-235.jpg" xlink:type="simple" xlink:show="embed" xlink:actuate="onLoad" draw:mime-type="image/jpeg"/>
</draw:frame>
 Сукупнийдохід рітейл-групи, яка включає ТОВ “Руш” (мережа EVA) та ТОВ "Омега" (мережаVarus), власниками якої є підприємці Руслан Шостак та Валерій Кіптик, сягнув30,27 млрд грн.</text:p>
      <text:p text:style-name="P4">
Це дозволило групі зайняти 35 сходинку <text:a xlink:type="simple" xlink:href="https://biz.censor.net/resonance/3411976/200_nayibilshyh_kompaniyi_ukrayiny_2022_roku" text:style-name="Internet_20_link" text:visited-style-name="Visited_20_Internet_20_Link">
</text:a>
200 найбільших компаній України за рівнем доходу у 2022 році.</text:p>
      <text:p text:style-name="P4">
Співвласники заявляють, що у період війни вирішили відмовитися від планівекспансії на зарубіжні ринки та зосередити увагу на розвитку бізнесу вУкраїні.</text:p>
      <text:p text:style-name="P4">
"Через руйнівний вплив війни кількість співробітників та товарообіг групи,звісно, зменшилися - з 35 тисяч до 27 тисяч, та з $2 млрд до $1,3 млрд на рік.Адже 20% мереж EVA та Varus не працювали з початку воєнних дій. Однак, навітьз урахуванням фактору війни, я вважаю, ми маємо непогані показники. І мипродовжимо свій розвиток на підтримку економіки України”, - каже РусланШостак.</text:p>
      <text:p text:style-name="P4">
За його словами, саме тому група переглянула амбіційні проєкти виходу наміжнародні ринки та планує активізувати інвестиції для відновлення іподальшого розвитку мереж в Україні.</text:p>
      <text:p text:style-name="P4">
З огляду на складну гуманітарну ситуацію, спричинену зовнішньою агресією, нинігрупа значну увагу приділяє благодійним проєктам та допомозі ЗСУ, повідомилитакож у компанії.</text:p>
      <text:p text:style-name="P4">
Зокрема, рік тому у групі був створений спеціальний Благодійний Фонд, якийопікується на сьогодні двома великими проєктами - допомогою дітям та ЗСУ.</text:p>
      <text:p text:style-name="P4">
<text:span text:style-name="T4">
Читайте також:</text:span>
 <text:a xlink:type="simple" xlink:href="https://www.ukrinform.ua/rubric-kyiv/3697891-za-rik-povnomasstabnoi-vijni-kilkist-zakladiv-torgivli-u-kievi-zmensilas-na-6.html" text:style-name="Internet_20_link" text:visited-style-name="Visited_20_Internet_20_Link">
 </text:a>
</text:p>
      <text:p text:style-name="P4">
Проєкт "Дитинство без війни" опікується дітьми, залишеними без батьківськоїопіки. У межах цього проєкту відбулась наймасштабніша з часів Другої світовоївійни евакуація у безпечні місця дітей-сиріт. Коштом Фонду близько 1700 дітейбули врятовані від військової агресії та тимчасово переміщені до Туреччини.</text:p>
      <text:p text:style-name="P4">
Інший проєкт “ГеройCAR” підтримує національну платформу для забезпечення ЗСУколісним транспортом. У межах цього проєкту за рік було зібрано 73 млн грн тазакуплено близько 200 автомобілів для ЗСУ.</text:p>
      <text:p text:style-name="P4">
Як повідомлялося, за даними щомісячного опитування Асоціації рітейлерівУкраїни (RAU), з початку повномасштабного вторгнення у березні 2023 року <text:a xlink:type="simple" xlink:href="https://www.ukrinform.ua/rubric-economy/3679318-v-ukraini-vze-vidnovili-robotu-95-torgovelnih-zakladiv.html" text:style-name="Internet_20_link" text:visited-style-name="Visited_20_Internet_20_Link">
</text:a>
 , тоді як рік тому не працювали близькотретини магазинів.</text:p>
      <text:p text:style-name="P4">
<text:span text:style-name="T5">
Фото з сайту agroportal.ua</text:span>
</text:p>
      <text:p text:style-name="P4">
Source: <text:a xlink:type="simple" xlink:href="https://www.ukrinform.ua/rubric-economy/3698470-ritejlgrupa-sostaka-ta-kiptika-uvijsla-v-top35-kompanij-za-dohodom.html" text:style-name="Internet_20_link" text:visited-style-name="Visited_20_Internet_20_Link">
https://www.ukrinform.ua/rubric-economy/3698470-ritejlgrupa-sostaka-ta-kiptika-uvijsla-v-top35-kompanij-za-dohodom.html</text:a>
</text:p>
      <!--NEWS-->
      <text:h text:style-name="P10" text:outline-level="1">
<text:span text:style-name="T4">
Стефанчук вважає, що питання парламентських виборів зараз не на часі</text:span>
</text:h>
      <text:p text:style-name="P4">
Authors: Ukrinform (Person)</text:p>
      <text:p text:style-name="P4">
Publisher: Укринформ (Organization)</text:p>
      <text:p text:style-name="P4">
Published Time: 2023-04-20T16:59:00+03:00</text:p>
      <text:p text:style-name="P4">
Modified Time: 2023-04-20T16:59:00+03:00</text:p>
      <text:p text:style-name="P4">
Description: Голова Верховної Ради Руслан Стефанчук вважає, що питання проведення парламентських виборів зараз не на часі. — Укрінформ.</text:p>
      <text:p text:style-name="P4">
Images: ["<text:a xlink:type="simple" xlink:href="https://static.ukrinform.com/photos/2023_04/thumb_files/630_360_1681998879-794.jpg" text:style-name="Internet_20_link" text:visited-style-name="Visited_20_Internet_20_Link">
630_360_16819...</text:a>
"]</text:p>
      <text:p text:style-name="P4">
Tags: ['Вибори Верховної Ради', 'Стефанчук']</text:p>
      <text:p text:style-name="P4">
Type: Article</text:p>
      <!--METADATA-->
      <text:p text:style-name="P4">
<draw:frame draw:style-name="fr1" draw:name="Image118" text:anchor-type="as-char" svg:width="6.9236in" svg:height="3.956343in" draw:z-index="0">
<draw:image xlink:href="../Images/yкринформ/2023-04-20T16-59-00-03-00/630_360_1681998879-794.jpg" xlink:type="simple" xlink:show="embed" xlink:actuate="onLoad" draw:mime-type="image/jpeg"/>
</draw:frame>
 ГоловаВерховної Ради Руслан Стефанчук вважає, що питання проведення парламентськихвиборів зараз не на часі.</text:p>
      <text:p text:style-name="P4">
Таку думку він висловив в інтерв’ю Укрінформу.</text:p>
      <text:p text:style-name="P4">
Спікер пояснив, що питання виборів регулюється Конституцією України, Виборчимкодексом та низкою інших законодавчих актів. Водночас у Законі “Про правовийрежим воєнного стану” сказано, що під час воєнного стану вибори не можутьпроводитися. На думку <text:a xlink:type="simple" xlink:href="https://www.ukrinform.ua/tag-stefancuk" text:style-name="Internet_20_link" text:visited-style-name="Visited_20_Internet_20_Link">
 </text:a>
 , целогічно, тому що неможливо забезпечити участь усіх громадян у виборах.</text:p>
      <text:p text:style-name="P4">
“Думаю, що вибори відбудуться одразу після припинення воєнного стану. В іншомувипадку треба змінювати закон, але, знову-таки, я дуже сумніваюсь, що заразбуде можливість провести в Україні якісні, законні вибори, результатам якихдовірятиме суспільство. Я так бачу цей процес з огляду на аналіз чинногозаконодавства. Також мені здається, що зараз є більш важливі речі, на якихпотрібно концентруватися. Це точно не питання виборів”, – сказав Голова ВР.</text:p>
      <text:p text:style-name="P4">
<text:span text:style-name="T4">
Читайте також:</text:span>
 <text:a xlink:type="simple" xlink:href="https://www.ukrinform.ua/rubric-society/3691847-zapobiganna-ta-protidia-korupcii-ne-vtracae-svoei-aktualnosti-pid-cas-vijni-stefancuk.html" text:style-name="Internet_20_link" text:visited-style-name="Visited_20_Internet_20_Link">
 <text:span text:style-name="T4">
Стефанчук</text:span>
 </text:a>
</text:p>
      <text:p text:style-name="P4">
Він наголосив, що зараз важливо зосереджувати всі зусилля на здобуттіперемоги.</text:p>
      <text:p text:style-name="P4">
“Буде перемога – буде все інше”, – підсумував Стефанчук.</text:p>
      <text:p text:style-name="P4">
Згідно з Конституцією, чергові парламентські вибори відбуваються в останнюнеділю жовтня п’ятого року повноважень Верховної Ради України. Відповідно доцього, наступні парламентські вибори мають відбутися у жовтні 2023 року.</text:p>
      <text:p text:style-name="P4">
Повний текст інтерв'ю з Головою Верховної Ради найближчим часом будеоприлюднений на <text:a xlink:type="simple" xlink:href="https://www.ukrinform.ua/block-interview" text:style-name="Internet_20_link" text:visited-style-name="Visited_20_Internet_20_Link">
 </text:a>
 .</text:p>
      <text:p text:style-name="P4">
<text:span text:style-name="T5">
Фото: Вадим Сарахан, пресслужба Верховної Ради</text:span>
</text:p>
      <text:p text:style-name="P4">
Source: <text:a xlink:type="simple" xlink:href="https://www.ukrinform.ua/rubric-polytics/3698473-stefancuk-vvazae-so-pitanna-parlamentskih-viboriv-zaraz-ne-na-casi.html" text:style-name="Internet_20_link" text:visited-style-name="Visited_20_Internet_20_Link">
https://www.ukrinform.ua/rubric-polytics/3698473-stefancuk-vvazae-so-pitanna-parlamentskih-viboriv-zaraz-ne-na-casi.html</text:a>
</text:p>
      <!--NEWS-->
      <text:h text:style-name="P10" text:outline-level="1">
<text:span text:style-name="T4">
Кулеба: Засмучує неспроможність ЄС реалізувати рішення про закупівлю боєприпасів для України</text:span>
</text:h>
      <text:p text:style-name="P4">
Authors: Ukrinform (Person)</text:p>
      <text:p text:style-name="P4">
Publisher: Укринформ (Organization)</text:p>
      <text:p text:style-name="P4">
Published Time: 2023-04-20T17:04:36+03:00</text:p>
      <text:p text:style-name="P4">
Modified Time: 2023-04-20T17:04:36+03:00</text:p>
      <text:p text:style-name="P4">
Description: Міністр закордонних справ України Дмитро Кулеба заявив, що неспроможність Європейського Союзу реалізувати спільну закупівлю боєприпасів засмучує, і це є перевіркою того, чи має ЄС стратегічну автономію у прийнятті нових важливих рішень у сфері безпеки. — Укрінформ.</text:p>
      <text:p text:style-name="P4">
Images: ["<text:a xlink:type="simple" xlink:href="https://static.ukrinform.com/photos/2023_02/thumb_files/630_360_1677425770-936.jpg" text:style-name="Internet_20_link" text:visited-style-name="Visited_20_Internet_20_Link">
630_360_16774...</text:a>
"]</text:p>
      <text:p text:style-name="P4">
Tags: ['Кулеба', 'Україна', 'Боєприпаси']</text:p>
      <text:p text:style-name="P4">
Type: Article</text:p>
      <!--METADATA-->
      <text:p text:style-name="P4">
<draw:frame draw:style-name="fr1" draw:name="Image119" text:anchor-type="as-char" svg:width="6.9236in" svg:height="3.956343in" draw:z-index="0">
<draw:image xlink:href="../Images/yкринформ/2023-04-20T17-04-36-03-00/630_360_1677425770-936.jpg" xlink:type="simple" xlink:show="embed" xlink:actuate="onLoad" draw:mime-type="image/jpeg"/>
</draw:frame>
 Міністрзакордонних справ України Дмитро Кулеба заявив, що неспроможністьЄвропейського Союзу реалізувати спільну закупівлю боєприпасів засмучує, і це єперевіркою того, чи має ЄС стратегічну автономію у прийнятті нових важливихрішень у сфері безпеки.</text:p>
      <text:p text:style-name="P4">
Про це глава української дипломатії заявив у <text:a xlink:type="simple" xlink:href="https://twitter.com/DmytroKuleba/status/1649040161726951426" text:style-name="Internet_20_link" text:visited-style-name="Visited_20_Internet_20_Link">
</text:a>
 , передаєУкрінформ.</text:p>
      <text:p text:style-name="P4">
«Засмучує неспроможність ЄС реалізувати власне рішення про спільну закупівлюбоєприпасів для України. Це перевірка того, чи має ЄС стратегічну автономію уприйнятті нових важливих рішень у сфері безпеки. Для України цінабездіяльності вимірюється людськими життями», - зазначив Кулеба.</text:p>
      <text:p text:style-name="P4">
<text:span text:style-name="T4">
Читайте також:</text:span>
 <text:a xlink:type="simple" xlink:href="https://www.ukrinform.ua/rubric-polytics/3698322-boepripasi-dla-ukraini-mozna-zakupovuvati-poza-mezami-es-posol-estonii.html" text:style-name="Internet_20_link" text:visited-style-name="Visited_20_Internet_20_Link">
 <text:span text:style-name="T4">
Естонії</text:span>
 </text:a>
</text:p>
      <text:p text:style-name="P4">
Як повідомлялося, <text:a xlink:type="simple" xlink:href="https://www.ukrinform.ua/tag-evrosouz" text:style-name="Internet_20_link" text:visited-style-name="Visited_20_Internet_20_Link">
 </text:a>
 ухвалив рішенняпро швидке постачання в Україну 1 мільйона боєприпасів. З метою реалізаціїцієї мети країни ЄС погодили виділення 1 мільярда євро з ЄФМ для компенсаціїкраїнам ЄС за поставку вже існуючих боєприпасів, та ще 1 мільярд євро – длянарощування спроможностей європейської оборонної промисловості у виробництвіартилерійських снарядів як для України, так і для поповнення арсеналів українах ЄС.</text:p>
      <text:p text:style-name="P4">
У середу ЗМІ повідомили, що Франція та Польща <text:a xlink:type="simple" xlink:href="https://www.ukrinform.ua/rubric-polytics/3698347-miz-parizem-i-varsavou-vinikla-superecka-cerez-postacanna-boepripasiv-dla-ukraini.html" text:style-name="Internet_20_link" text:visited-style-name="Visited_20_Internet_20_Link">
</text:a>
 , через щопосли країн ЄС не змогли врегулювати розбіжності щодо спільних контрактів ЄСна закупівлю боєприпасів для України.</text:p>
      <text:p text:style-name="P4">
Source: <text:a xlink:type="simple" xlink:href="https://www.ukrinform.ua/rubric-polytics/3698474-kuleba-zasmucue-nespromoznist-es-realizuvati-risenna-pro-zakupivlu-boepripasiv-dla-ukraini.html" text:style-name="Internet_20_link" text:visited-style-name="Visited_20_Internet_20_Link">
https://www.ukrinform.ua/rubric-polytics/3698474-kuleba-zasmucue-nespromoznist-es-realizuvati-risenna-pro-zakupivlu-boepripasiv-dla-ukraini.html</text:a>
</text:p>
      <!--NEWS-->
      <text:h text:style-name="P10" text:outline-level="1">
<text:span text:style-name="T4">
З Києва до Північного та Південного кладовища організують тимчасові автобусні маршрути</text:span>
</text:h>
      <text:p text:style-name="P4">
Authors: Ukrinform (Person)</text:p>
      <text:p text:style-name="P4">
Publisher: Укринформ (Organization)</text:p>
      <text:p text:style-name="P4">
Published Time: 2023-04-20T17:07:00+03:00</text:p>
      <text:p text:style-name="P4">
Modified Time: 2023-04-20T17:07:00+03:00</text:p>
      <text:p text:style-name="P4">
Description: Для перевезення пасажирів з Києва до Північного та Південного кладовища під час поминального дня 23 квітня будуть організовані тимчасові автобусні маршрути. — Укрінформ.</text:p>
      <text:p text:style-name="P4">
Images: ["<text:a xlink:type="simple" xlink:href="https://static.ukrinform.com/photos/2023_04/thumb_files/630_360_1681999655-408.jpg" text:style-name="Internet_20_link" text:visited-style-name="Visited_20_Internet_20_Link">
630_360_16819...</text:a>
"]</text:p>
      <text:p text:style-name="P4">
Tags: ['Автобус', 'Кладовище', 'Київ', 'Поминальні дні']</text:p>
      <text:p text:style-name="P4">
Type: Article</text:p>
      <!--METADATA-->
      <text:p text:style-name="P4">
<draw:frame draw:style-name="fr1" draw:name="Image120" text:anchor-type="as-char" svg:width="6.9236in" svg:height="3.956343in" draw:z-index="0">
<draw:image xlink:href="../Images/yкринформ/2023-04-20T17-07-00-03-00/630_360_1681999655-408.jpg" xlink:type="simple" xlink:show="embed" xlink:actuate="onLoad" draw:mime-type="image/jpeg"/>
</draw:frame>
 Дляперевезення пасажирів з Києва до Північного та Південного кладовища під часпоминального дня 23 квітня будуть організовані тимчасові автобусні маршрути.</text:p>
      <text:p text:style-name="P4">
Про це у <text:a xlink:type="simple" xlink:href="http://t.me/kyivoda/9363" text:style-name="Internet_20_link" text:visited-style-name="Visited_20_Internet_20_Link">
 </text:a>
 повідомила пресслужба Київськоїобласної військової адміністрації, передає Укрінформ.</text:p>
      <text:p text:style-name="P4">
“Для перевезення пасажирів з міста <text:a xlink:type="simple" xlink:href="https://www.ukrinform.ua/tag-kiiv" text:style-name="Internet_20_link" text:visited-style-name="Visited_20_Internet_20_Link">
 </text:a>
 доПівнічного кладовища (Броварський район) та Південного кладовища (Фастівськийрайон) під час поминального дня 23 квітня організовано роботу тимчасовихавтобусних маршрутів: № 258 «Станція метрополітену «Лісова» – Північнекладовище»; № 740 «Одеська площа – Південне кладовище”, - йдеться вповідомленні.</text:p>
      <text:p text:style-name="P4">
Рейси здійснюватимуться з 08:00 до 17:00.</text:p>
      <text:p text:style-name="P4">
У КОВА закликають мешканців пристоличного регіону подбати про власну безпекупід час вшанування пам’яті померлих рідних та уникати масових скупчень людей.</text:p>
      <text:p text:style-name="P4">
<text:span text:style-name="T4">
Читайте також:</text:span>
 <text:a xlink:type="simple" xlink:href="https://www.ukrinform.ua/rubric-regions/3698294-u-vosmi-selah-zitomirsini-zaboronili-vidviduvati-kladovisa.html" text:style-name="Internet_20_link" text:visited-style-name="Visited_20_Internet_20_Link">
 <text:span text:style-name="T4">
кладовища</text:span>
 </text:a>
</text:p>
      <text:p text:style-name="P4">
Як повідомлялося, міська влада столиці закликає жителів за можливостіутриматися від відвідування місць поховань у поминальні дні.</text:p>
      <text:p text:style-name="P4">
<text:span text:style-name="T5">
Фото: Анастасія Власова/hromadske</text:span>
</text:p>
      <text:p text:style-name="P4">
Source: <text:a xlink:type="simple" xlink:href="https://www.ukrinform.ua/rubric-kyiv/3698475-z-kieva-do-pivnicnogo-ta-pivdennogo-kladovisa-u-nedilu-organizuut-timcasovi-avtobusni-marsruti.html" text:style-name="Internet_20_link" text:visited-style-name="Visited_20_Internet_20_Link">
https://www.ukrinform.ua/rubric-kyiv/3698475-z-kieva-do-pivnicnogo-ta-pivdennogo-kladovisa-u-nedilu-organizuut-timcasovi-avtobusni-marsruti.html</text:a>
</text:p>
      <!--NEWS-->
      <text:h text:style-name="P10" text:outline-level="1">
<text:span text:style-name="T4">
Світоліна виступить на турнірі WTA 1000 в Мадриді</text:span>
</text:h>
      <text:p text:style-name="P4">
Authors: Ukrinform (Person)</text:p>
      <text:p text:style-name="P4">
Publisher: Укринформ (Organization)</text:p>
      <text:p text:style-name="P4">
Published Time: 2023-04-20T17:08:14+03:00</text:p>
      <text:p text:style-name="P4">
Modified Time: 2023-04-20T17:08:14+03:00</text:p>
      <text:p text:style-name="P4">
Description: Змагання стартують вже наступного тижня. — Укрінформ.</text:p>
      <text:p text:style-name="P4">
Images: ["<text:a xlink:type="simple" xlink:href="https://static.ukrinform.com/photos/2023_04/thumb_files/630_360_1681999628-194.jpeg" text:style-name="Internet_20_link" text:visited-style-name="Visited_20_Internet_20_Link">
630_360_16819...</text:a>
"]</text:p>
      <text:p text:style-name="P4">
Tags: ['Світоліна', 'Теніс']</text:p>
      <text:p text:style-name="P4">
Type: Article</text:p>
      <!--METADATA-->
      <text:p text:style-name="P4">
<draw:frame draw:style-name="fr1" draw:name="Image121" text:anchor-type="as-char" svg:width="6.9236in" svg:height="3.956343in" draw:z-index="0">
<draw:image xlink:href="../Images/yкринформ/2023-04-20T17-08-14-03-00/630_360_1681999628-194.jpeg" xlink:type="simple" xlink:show="embed" xlink:actuate="onLoad" draw:mime-type="image/jpeg"/>
</draw:frame>
 Змаганнястартують вже наступного тижня.</text:p>
      <text:p text:style-name="P4">
Українська тенісистка Еліна Світоліна (WTA №1113) отримала wild card відорганізаторів турніру WTA 1000 в Мадриді, <text:a xlink:type="simple" xlink:href="https://twitter.com/MutuaMadridOpen/status/1649027539816402947" text:style-name="Internet_20_link" text:visited-style-name="Visited_20_Internet_20_Link">
</text:a>
пресслужба клубу, передає Укрінформ.</text:p>
      <text:p text:style-name="P4">
Цей турнір стане четвертим для Світоліної після річної паузи. Цього місяцявона поступилася на старті турнірів WTA 500 у Чарльстоні та ITF W100 вОейраші, а також здобула одну перемогу на турнірі ITF W60 у К’яссо.</text:p>
      <text:p text:style-name="P4">
Еліна увосьме виступить у столиці Іспанії. Її найкращим результатом було другеколо у 2015, 2016 та 2018 роках.</text:p>
      <text:p text:style-name="P4">
Турнір WTA 1000 у Мадриді стартує наступного тижня та завершиться 7 травня.</text:p>
      <text:p text:style-name="P4">
<text:span text:style-name="T4">
Читайте також:</text:span>
 <text:a xlink:type="simple" xlink:href="https://www.ukrinform.ua/rubric-sports/3698272-patero-ukrainok-uvijsli-do-zaavki-osnovnoi-sitki-rolan-garros.html" text:style-name="Internet_20_link" text:visited-style-name="Visited_20_Internet_20_Link">
 </text:a>
</text:p>
      <text:p text:style-name="P4">
Як повідомляв Укрінформ, Світоліна заявилася на Ролан Гаррос за «спеціальнимрейтингом».</text:p>
      <text:p text:style-name="P4">
Фото: btu.org.ua</text:p>
      <text:p text:style-name="P4">
Source: <text:a xlink:type="simple" xlink:href="https://www.ukrinform.ua/rubric-sports/3698476-svitolina-vistupit-na-turniri-wta-1000-v-madridi.html" text:style-name="Internet_20_link" text:visited-style-name="Visited_20_Internet_20_Link">
https://www.ukrinform.ua/rubric-sports/3698476-svitolina-vistupit-na-turniri-wta-1000-v-madridi.html</text:a>
</text:p>
      <!--NEWS-->
      <text:h text:style-name="P10" text:outline-level="1">
<text:span text:style-name="T4">
Столичний суд продовжив розгляд справи подружжя, яке продавало фальшиві ліки для онкохворих</text:span>
</text:h>
      <text:p text:style-name="P4">
Authors: Ukrinform (Person)</text:p>
      <text:p text:style-name="P4">
Publisher: Укринформ (Organization)</text:p>
      <text:p text:style-name="P4">
Published Time: 2023-04-20T17:10:57+03:00</text:p>
      <text:p text:style-name="P4">
Modified Time: 2023-04-20T17:10:57+03:00</text:p>
      <text:p text:style-name="P4">
Description: Дніпровський райсуд столиці продовжив розгляд по суті справи Павла Б. і Олени Г. - подружжя, якому інкримінують масштабну фальсифікацію ліків для онкохворих. — Укрінформ.</text:p>
      <text:p text:style-name="P4">
Images: ["<text:a xlink:type="simple" xlink:href="https://static.ukrinform.com/photos/2018_07/thumb_files/630_360_1532017869-1678.jpg" text:style-name="Internet_20_link" text:visited-style-name="Visited_20_Internet_20_Link">
630_360_15320...</text:a>
"]</text:p>
      <text:p text:style-name="P4">
Tags: ['Ліки', 'Суд', 'Київ', 'Онкологія', 'Аферисти']</text:p>
      <text:p text:style-name="P4">
Type: Article</text:p>
      <!--METADATA-->
      <text:p text:style-name="P4">
<draw:frame draw:style-name="fr1" draw:name="Image122" text:anchor-type="as-char" svg:width="6.9236in" svg:height="3.956343in" draw:z-index="0">
<draw:image xlink:href="../Images/yкринформ/2023-04-20T17-10-57-03-00/630_360_1532017869-1678.jpg" xlink:type="simple" xlink:show="embed" xlink:actuate="onLoad" draw:mime-type="image/jpeg"/>
</draw:frame>
Дніпровський райсуд столиці продовжив розгляд по суті справи Павла Б. і ОлениГ. - подружжя, якому інкримінують масштабну фальсифікацію ліків дляонкохворих.</text:p>
      <text:p text:style-name="P4">
Як повідомляє кореспондент Укрінформу, справу розглядає колегія суддів підголовуванням Світлани Старовойтової.</text:p>
      <text:p text:style-name="P4">
У ході судового засідання сторона захисту заявила клопотання про поверненняобвинувального акту прокурору для виправлення неточностей. Водночас колегіясуддів відмовила у його задоволенні у зв'язку з тим, що розгляд подібнихклопотань відбувається на стадії підготовчого засідання, а наразі суд перейшовдо розгляду справи по суті. У свою чергу захист звинуватив колегію суддів вупередженості і заявив відвід. Суд, порадившись у нарадчій кімнаті, оголосивпро відмову у відводі колегії суддів.</text:p>
      <text:p text:style-name="P4">
Попередньо наступне судове засідання у цій справі призначене на 14.30 25квітня.</text:p>
      <text:p text:style-name="P4">
У 2019 році у Держприкордонслужбі повідомили про масову фальсифікацію дорогихліків. Наприкінці травня 2019 року правоохоронці провели <text:a xlink:type="simple" xlink:href="https://www.ukrinform.ua/tag-obsuk" text:style-name="Internet_20_link" text:visited-style-name="Visited_20_Internet_20_Link">
</text:a>
 на 11 підприємствах і вилучилифальсифікованих медпрепаратів на кілька мільйонів гривень, а також 370 тис.доларів готівки.</text:p>
      <text:p text:style-name="P4">
За даними слідства, продаж фейкових ліків тривав з 2016 по 2019 рік. Ділкипродавали підробки для боротьби з онкологією та гепатитом у 18 країн світу.</text:p>
      <text:p text:style-name="P4">
Крім того, онлайн продажем фальсифікованих ліків і українськими громадянами,які цим займалися, зацікавилися і американські правоохоронці.</text:p>
      <text:p text:style-name="P4">
Американські слідчі почали з ними листування під виглядом клієнтів і замовилиліки нібито для себе. З’ясувалося, що ліки — підробка. Одного з ділків звалиВолодимир Н. іншого - Максим Н. На останнього був зареєстрований благодійнийфонд "Здорова нація".</text:p>
      <text:p text:style-name="P4">
Американські правоохоронці під виглядом покупців запросили Володимира Н. іМаксима Н. до США, щоб укласти угоду на купівлю ліків, коли вони приїхали — їхарештували.</text:p>
      <text:p text:style-name="P4">
<text:span text:style-name="T4">
Читайте також:</text:span>
 <text:a xlink:type="simple" xlink:href="https://www.ukrinform.ua/rubric-society/3683717-zavozili-pidrobleni-liki-dla-onkohvorih-u-kievi-vikrili-miznarodnu-zlocinnu-shemu.html" text:style-name="Internet_20_link" text:visited-style-name="Visited_20_Internet_20_Link">
 <text:span text:style-name="T4">
Завозили</text:span>
 <text:span text:style-name="T4">
підроблені</text:span>
 <text:span text:style-name="T4">
ліки</text:span>
 <text:span text:style-name="T4">
для</text:span>
<text:span text:style-name="T4">
онкохворих</text:span>
 <text:span text:style-name="T4">
Києві</text:span>
 <text:span text:style-name="T4">
викрили</text:span>
 <text:span text:style-name="T4">
міжнародну</text:span>
 <text:span text:style-name="T4">
злочинну</text:span>
 <text:span text:style-name="T4">
схему</text:span>
</text:a>
</text:p>
      <text:p text:style-name="P4">
Затримані в США визнали свою провину, їх засудили до 3 і 5 років позбавленняволі.</text:p>
      <text:p text:style-name="P4">
Підозрюваних в організації масової фальсифікації ліків п’ятеро, дехтознаходиться в Індії, а дехто - в Азербайджані.</text:p>
      <text:p text:style-name="P4">
За даними слідства, Олена Г. та Павло Б. пов'язані з Максимом Н. таВолодимиром Н. Їх звинувачують у тому, що вони протягом трьох років продавалифальсифіковані медпрепарати - замість реальних онкопрепаратів парацетамол таліки від виразки шлунку.</text:p>
      <text:p text:style-name="P4">
За матеріалами слідства, Павло Б. і Олена Г. “заробляли” щонайменше 100-120тис. доларів щомісяця. Правоохоронці вважають, що вони лише на виготовленнітрьох псевдопрепаратів для онкохворих - Keytruda, Adcetris і Iclusing —заробили понад 6 млн грн. Загалом псевдопрепаратів було 23 найменування.</text:p>
      <text:p text:style-name="P4">
За ці кошти обвинувачені придбали собі іномарки та нерухомість майже на 2 млндоларів.</text:p>
      <text:p text:style-name="P4">
Source: <text:a xlink:type="simple" xlink:href="https://www.ukrinform.ua/rubric-kyiv/3698477-stolicnij-sud-prodovziv-rozglad-spravi-podruzza-ake-prodavalo-falsivi-liki-dla-onkohvorih.html" text:style-name="Internet_20_link" text:visited-style-name="Visited_20_Internet_20_Link">
https://www.ukrinform.ua/rubric-kyiv/3698477-stolicnij-sud-prodovziv-rozglad-spravi-podruzza-ake-prodavalo-falsivi-liki-dla-onkohvorih.html</text:a>
</text:p>
      <!--NEWS-->
      <text:h text:style-name="P10" text:outline-level="1">
<text:span text:style-name="T4">
У протоці Дарданелли зламався танкер</text:span>
</text:h>
      <text:p text:style-name="P4">
Authors: Ukrinform (Person)</text:p>
      <text:p text:style-name="P4">
Publisher: Укринформ (Organization)</text:p>
      <text:p text:style-name="P4">
Published Time: 2023-04-20T17:11:00+03:00</text:p>
      <text:p text:style-name="P4">
Modified Time: 2023-04-20T17:11:00+03:00</text:p>
      <text:p text:style-name="P4">
Description: Судно під прапором Філіппін, механізми якого вийшли з ладу в протоці Дарданелли, було відбуксировано до району якірної стоянки у супроводі буксира. — Укрінформ.</text:p>
      <text:p text:style-name="P4">
Images: ["<text:a xlink:type="simple" xlink:href="https://static.ukrinform.com/photos/2023_04/thumb_files/630_360_1681999751-372.jpg" text:style-name="Internet_20_link" text:visited-style-name="Visited_20_Internet_20_Link">
630_360_16819...</text:a>
"]</text:p>
      <text:p text:style-name="P4">
Tags: ['Аварія', 'Греція', 'Туреччина']</text:p>
      <text:p text:style-name="P4">
Type: Article</text:p>
      <!--METADATA-->
      <text:p text:style-name="P4">
<draw:frame draw:style-name="fr1" draw:name="Image123" text:anchor-type="as-char" svg:width="6.9236in" svg:height="3.956343in" draw:z-index="0">
<draw:image xlink:href="../Images/yкринформ/2023-04-20T17-11-00-03-00/630_360_1681999751-372.jpg" xlink:type="simple" xlink:show="embed" xlink:actuate="onLoad" draw:mime-type="image/jpeg"/>
</draw:frame>
 Судно підпрапором Філіппін, механізми якого вийшли з ладу в протоці Дарданелли, буловідбуксировано до району якірної стоянки у супроводі буксира.</text:p>
      <text:p text:style-name="P4">
Про це повідомляє Укрінформ із посиланням на <text:a xlink:type="simple" xlink:href="https://www.trthaber.com/haber/turkiye/bitliste-sarampole-devrilen-minibusteki-13-kisi-yaralandi-761830.html" text:style-name="Internet_20_link" text:visited-style-name="Visited_20_Internet_20_Link">
</text:a>
</text:p>
      <text:p text:style-name="P4">
“Перед мисом Годжук вийшли з ладу механізми на 145-метровому танкері GT Star,який прямував зі Стамбула до <text:a xlink:type="simple" xlink:href="https://www.ukrinform.ua/tag-grecia" text:style-name="Internet_20_link" text:visited-style-name="Visited_20_Internet_20_Link">
 </text:a>
 ”, -повідомляє телеканал.</text:p>
      <text:p text:style-name="P4">
Капітан судна повідомив про ситуацію в управління служби руху суден протокиЧанаккале. До місця інциденту направили буксир «Порятунок-13» головногоуправління берегової безпеки.</text:p>
      <text:p text:style-name="P4">
<text:span text:style-name="T4">
Читайте також:</text:span>
 <text:a xlink:type="simple" xlink:href="https://www.ukrinform.ua/rubric-world/3697932-u-protoci-dardanelli-stalasa-avaria-suhovantaznogo-sudna.html" text:style-name="Internet_20_link" text:visited-style-name="Visited_20_Internet_20_Link">
 <text:span text:style-name="T4">
Дарданелл</text:span>
 </text:a>
</text:p>
      <text:p text:style-name="P4">
У супроводі лоцмана та буксира судно було доставлено до району якірної стоянкиу порту Каралик та поставлено на якір.</text:p>
      <text:p text:style-name="P4">
Як повідомляв <text:a xlink:type="simple" xlink:href="https://www.ukrinform.ua/rubric-world/3697932-u-protoci-dardanelli-stalasa-avaria-suhovantaznogo-sudna.html" text:style-name="Internet_20_link" text:visited-style-name="Visited_20_Internet_20_Link">
 </text:a>
 , при вході в протокуДарданелли у напрямку Мармурового моря сталася аварія суховантажного судна підпрапором Ліберії, яке прямувало з Нідерландів у Румунію.</text:p>
      <text:p text:style-name="P4">
<text:span text:style-name="T5">
Фото: АА</text:span>
</text:p>
      <text:p text:style-name="P4">
Source: <text:a xlink:type="simple" xlink:href="https://www.ukrinform.ua/rubric-world/3698478-u-protoci-dardanelli-zlamavsa-tanker.html" text:style-name="Internet_20_link" text:visited-style-name="Visited_20_Internet_20_Link">
https://www.ukrinform.ua/rubric-world/3698478-u-protoci-dardanelli-zlamavsa-tanker.html</text:a>
</text:p>
      <!--NEWS-->
      <text:h text:style-name="P10" text:outline-level="1">
<text:span text:style-name="T4">
Volkswagen продає свій завод у росії місцевому автодилеру</text:span>
</text:h>
      <text:p text:style-name="P4">
Authors: Ukrinform (Person)</text:p>
      <text:p text:style-name="P4">
Publisher: Укринформ (Organization)</text:p>
      <text:p text:style-name="P4">
Published Time: 2023-04-20T17:16:00+03:00</text:p>
      <text:p text:style-name="P4">
Modified Time: 2023-04-20T17:16:00+03:00</text:p>
      <text:p text:style-name="P4">
Description: Урядова комісія рф з контролю за здійсненням іноземних інвестицій схвалила продаж заводу Volkswagen під Калугою місцевому автодилерському холдингу "Авілон". — Укрінформ.</text:p>
      <text:p text:style-name="P4">
Images: ["<text:a xlink:type="simple" xlink:href="https://static.ukrinform.com/photos/2019_11/thumb_files/630_360_1573577961-113.jpg" text:style-name="Internet_20_link" text:visited-style-name="Visited_20_Internet_20_Link">
630_360_15735...</text:a>
"]</text:p>
      <text:p text:style-name="P4">
Tags: ['Volkswagen', 'росія', 'Продаж']</text:p>
      <text:p text:style-name="P4">
Type: Article</text:p>
      <!--METADATA-->
      <text:p text:style-name="P4">
<draw:frame draw:style-name="fr1" draw:name="Image124" text:anchor-type="as-char" svg:width="6.9236in" svg:height="3.956343in" draw:z-index="0">
<draw:image xlink:href="../Images/yкринформ/2023-04-20T17-16-00-03-00/630_360_1573577961-113.jpg" xlink:type="simple" xlink:show="embed" xlink:actuate="onLoad" draw:mime-type="image/jpeg"/>
</draw:frame>
 Урядовакомісія рф з контролю за здійсненням іноземних інвестицій схвалила продажзаводу Volkswagen під Калугою місцевому автодилерському холдингу "Авілон".</text:p>
      <text:p text:style-name="P4">
Як передає Укрінформ, про це пишуть <text:a xlink:type="simple" xlink:href="http://www.vedomosti.ru/auto/articles/2023/04/20/971680-pravitelstvo-odobrilo-prodazhu-zavoda-volkswagen-v-rossii" text:style-name="Internet_20_link" text:visited-style-name="Visited_20_Internet_20_Link">
</text:a>
 з посиланням на два джерела,знайомі з рішенням дорадчого органу.</text:p>
      <text:p text:style-name="P4">
«Як основних претендентів на завод німецького концерну джерела на початкуберезня 2023 р. називали "Авілон" та АФК "Система" і пояснювали, що автодилерє пріоритетним варіантом. Вони зазначали, що продаж активу має бути погодженийурядовою комісією з іноземних інвестицій», - йдеться в матеріалі.</text:p>
      <text:p text:style-name="P4">
Вартість готової угоди наразі не відома.</text:p>
      <text:p text:style-name="P4">
<text:span text:style-name="T4">
Читайте також:</text:span>
 <text:a xlink:type="simple" xlink:href="https://www.ukrinform.ua/rubric-economy/3675996-virobnictvo-avtomobiliv-u-rosii-vpalo-do-istoricnogo-minimumu.html" text:style-name="Internet_20_link" text:visited-style-name="Visited_20_Internet_20_Link">
 <text:span text:style-name="T4">
Виробництво</text:span>
 <text:span text:style-name="T4">
автомобілів</text:span>
 <text:span text:style-name="T4">
росії</text:span>
 <text:span text:style-name="T4">
впало</text:span>
<text:span text:style-name="T4">
історичного</text:span>
 <text:span text:style-name="T4">
мінімуму</text:span>
 </text:a>
</text:p>
      <text:p text:style-name="P4">
Як повідомляв Укрінформ, в середині березня Арбітражний суд Нижегородськоїобласті <text:a xlink:type="simple" xlink:href="https://www.ukrinform.ua/rubric-world/3684857-u-rosii-sud-arestuvav-aktivi-volkswagen.html" text:style-name="Internet_20_link" text:visited-style-name="Visited_20_Internet_20_Link">
 </text:a>
 Volkswagen AG у росії за позовом групи ГАЗпро стягнення з німецького автоконцерну 15,6 млрд руб.</text:p>
      <text:p text:style-name="P4">
Volkswagen був одним із низки іноземних автовиробників, які призупинилидіяльність на території росії після того, як демократичні країни ввели жорсткісанкції проти рф після вторгнення в Україну.</text:p>
      <text:p text:style-name="P4">
Завод німецького виробника потужністю 225 тис. автомобілів на рік розташованийу Калузі. До весни 2022 року підприємство випускало автомобілі VolkswagenPolo, Volkswagen Tiguan та Skoda Rapid. Також у Калузі працював заводбензинових двигунів потужністю 150 тис. одиниць продукції на рік. На початкуберезня 2022-го VW повідомив, що призупинить виробництво автомобілів у росії.</text:p>
      <text:p text:style-name="P4">
Крім того, VW з 2012 року вів контрактну збірку на потужностях ГАЗу в НижньомуНовгороді, де до весни 2022-го випускалися Skoda Octavia, Skoda Karoq та SkodaKodiaq, а також Volkswagen Taos. Влітку VW оголосив про закриття свого офісу вНижньому Новгороді.</text:p>
      <text:p text:style-name="P4">
<text:span text:style-name="T5">
Фото: picture alliance/dpa</text:span>
</text:p>
      <text:p text:style-name="P4">
Source: <text:a xlink:type="simple" xlink:href="https://www.ukrinform.ua/rubric-economy/3698482-volkswagen-prodae-svij-zavod-u-rosii-miscevomu-avtodileru.html" text:style-name="Internet_20_link" text:visited-style-name="Visited_20_Internet_20_Link">
https://www.ukrinform.ua/rubric-economy/3698482-volkswagen-prodae-svij-zavod-u-rosii-miscevomu-avtodileru.html</text:a>
</text:p>
      <!--NEWS-->
      <text:h text:style-name="P10" text:outline-level="1">
<text:span text:style-name="T4">
Жіноча збірна України з баскетболу 3х3 візьме участь у Світовій серії-2023</text:span>
</text:h>
      <text:p text:style-name="P4">
Authors: Ukrinform (Person)</text:p>
      <text:p text:style-name="P4">
Publisher: Укринформ (Organization)</text:p>
      <text:p text:style-name="P4">
Published Time: 2023-04-20T17:16:09+03:00</text:p>
      <text:p text:style-name="P4">
Modified Time: 2023-04-20T17:16:09+03:00</text:p>
      <text:p text:style-name="P4">
Description: Очолить збірну Юрій Процюк. — Укрінформ.</text:p>
      <text:p text:style-name="P4">
Images: ["<text:a xlink:type="simple" xlink:href="https://static.ukrinform.com/photos/2023_04/thumb_files/630_360_1682000079-699.jpg" text:style-name="Internet_20_link" text:visited-style-name="Visited_20_Internet_20_Link">
630_360_16820...</text:a>
"]</text:p>
      <text:p text:style-name="P4">
Tags: ['Баскетбол']</text:p>
      <text:p text:style-name="P4">
Type: Article</text:p>
      <!--METADATA-->
      <text:p text:style-name="P4">
<draw:frame draw:style-name="fr1" draw:name="Image125" text:anchor-type="as-char" svg:width="6.9236in" svg:height="3.956343in" draw:z-index="0">
<draw:image xlink:href="../Images/yкринформ/2023-04-20T17-16-09-03-00/630_360_1682000079-699.jpg" xlink:type="simple" xlink:show="embed" xlink:actuate="onLoad" draw:mime-type="image/jpeg"/>
</draw:frame>
 Очолитьзбірну Юрій Процюк.</text:p>
      <text:p text:style-name="P4">
Федерація баскетболу України подала заявку на участь в жіночій Світовій серії2023 року і ФІБА її затвердила, <text:a xlink:type="simple" xlink:href="https://fbu.ua/news/zhnocha-zbrna-ukrani-vzme-uchast-v-svtovy-ser-3h3" text:style-name="Internet_20_link" text:visited-style-name="Visited_20_Internet_20_Link">
 </text:a>
 пресслужба ФБУ, передає Укрінформ.</text:p>
      <text:p text:style-name="P4">
Базовою командою для участі у Світовій серії стане лідер Жіночої ліги«Фраківськ-Прикарпаття», очолить збірну Юрій Процюк.</text:p>
      <text:p text:style-name="P4">
Напередодні ФІБА опублікувала календар сезону жіночої Світової серії, якийбуде складатись з рекордних 20 етапів. Почнуться змагання 6-7 травня етапом укитайському Ухані, а завершиться сезон Фіналом в монгольському Улан-Баторі16-17 вересня.</text:p>
      <text:p text:style-name="P4">
Календар етапів, на яких виступить збірна України, стане відомим пізніше,однак очікується, що українки стартують на етапі в азербайжанській Астарі20-21 травня.</text:p>
      <text:p text:style-name="P4">
<text:span text:style-name="T4">
Читайте також:</text:span>
 <text:a xlink:type="simple" xlink:href="https://www.ukrinform.ua/rubric-sports/3698131-prometej-vijsov-do-pivfinalu-evrokubka.html" text:style-name="Internet_20_link" text:visited-style-name="Visited_20_Internet_20_Link">
 <text:span text:style-name="T4">
Прометей</text:span>
 </text:a>
</text:p>
      <text:p text:style-name="P4">
Як повідомляв Укрінформ, в 1/2 фіналу Єврокубка «Прометей» зіграє з турецькимклубом «Тюрк Телеком».</text:p>
      <text:p text:style-name="P4">
Фото: fbu.ua</text:p>
      <text:p text:style-name="P4">
Source: <text:a xlink:type="simple" xlink:href="https://www.ukrinform.ua/rubric-sports/3698481-zinoca-zbirna-ukraini-z-basketbolu-3h3-vizme-ucast-u-svitovij-serii2023.html" text:style-name="Internet_20_link" text:visited-style-name="Visited_20_Internet_20_Link">
https://www.ukrinform.ua/rubric-sports/3698481-zinoca-zbirna-ukraini-z-basketbolu-3h3-vizme-ucast-u-svitovij-serii2023.html</text:a>
</text:p>
      <!--NEWS-->
      <text:h text:style-name="P10" text:outline-level="1">
<text:span text:style-name="T4">
Із життя пішов український художник Володимир Мельніченко</text:span>
</text:h>
      <text:p text:style-name="P4">
Authors: Ukrinform (Person)</text:p>
      <text:p text:style-name="P4">
Publisher: Укринформ (Organization)</text:p>
      <text:p text:style-name="P4">
Published Time: 2023-04-20T17:22:26+03:00</text:p>
      <text:p text:style-name="P4">
Modified Time: 2023-04-20T17:22:26+03:00</text:p>
      <text:p text:style-name="P4">
Description: На 92-році життя помер український художник, скульптор й архітектор Володимир Мельніченко — Укрінформ.</text:p>
      <text:p text:style-name="P4">
Images: ["<text:a xlink:type="simple" xlink:href="https://static.ukrinform.com/photos/2023_04/thumb_files/630_360_1682000373-743.jpg" text:style-name="Internet_20_link" text:visited-style-name="Visited_20_Internet_20_Link">
630_360_16820...</text:a>
"]</text:p>
      <text:p text:style-name="P4">
Tags: ['Архітектура', 'Смерть', 'Художник']</text:p>
      <text:p text:style-name="P4">
Type: Article</text:p>
      <!--METADATA-->
      <text:p text:style-name="P4">
<draw:frame draw:style-name="fr1" draw:name="Image126" text:anchor-type="as-char" svg:width="6.9236in" svg:height="3.956343in" draw:z-index="0">
<draw:image xlink:href="../Images/yкринформ/2023-04-20T17-22-26-03-00/630_360_1682000373-743.jpg" xlink:type="simple" xlink:show="embed" xlink:actuate="onLoad" draw:mime-type="image/jpeg"/>
</draw:frame>
 На 92-роціжиття помер український художник, скульптор й архітектор Володимир Мельніченко</text:p>
      <text:p text:style-name="P4">
Як передає Укрінформ, про це Фонд збереження культурної спадщини Ади Рибачукта Володимира Мельніченка повідомив у <text:a xlink:type="simple" xlink:href="https://www.facebook.com/arwmheritage/posts/pfbid0deNDbvM4nVd6njpb6jXtsD96mnePnUjRigPPrNewERBp5oSnhyreLLyWo4z2DobEl" text:style-name="Internet_20_link" text:visited-style-name="Visited_20_Internet_20_Link">
</text:a>
.</text:p>
      <text:p text:style-name="P4">
"Із сумом мусимо сповістити, що Володимир Мельніченко відправився у засвіти.Йому йшов 92-й рік. Фантастичне життя фантастичної людини добігло свогокінця", — ідеться в повідомленні.</text:p>
      <text:p text:style-name="P4">
Згодом було <text:a xlink:type="simple" xlink:href="https://www.facebook.com/arwmheritage/posts/pfbid033jANmasHMmChBmwcDysgjfcarakQftUx4FcDz5vjuwzEDqyUAMXEAZP4LVtx5RuFl" text:style-name="Internet_20_link" text:visited-style-name="Visited_20_Internet_20_Link">
</text:a>
, що прощання з митцем відбудеться в суботу, 22 квітня, о 10:30 у Залівідкритого ритуалу в Києві.</text:p>
      <text:p text:style-name="P4">
З 13:00 до 19:00 небайдужих чекають у майстерні АРВМ за адресою: вул.Малопідвальна, 10б.</text:p>
      <text:p text:style-name="P4">
Як повідомлялося, Володимир Мельніченко народився в Києві 25 січня 1932 року.Займався архітектурою, скульптурою, малярством, графікою, монументальниммистецтвом, художньою фотографією тощо.</text:p>
      <text:p text:style-name="P4">
Мельніченко працював у творчому тандемі зі своєю дружиною — художницею АдоюРибачук. Усі спільні роботи вони підписували абревіатурою АРВМ. Середнайвідоміших творів — "Стіна Пам'яті" на Байковому кладовищі, серія панно вінтер'єрі Палацу <text:a xlink:type="simple" xlink:href="https://www.ukrinform.ua/tag-diti" text:style-name="Internet_20_link" text:visited-style-name="Visited_20_Internet_20_Link">
 </text:a>
 та юнацтва іЦентрального автовокзалу Києва, Київський крематорій, меморіальний комплекс"Биківнянські могили".</text:p>
      <text:p text:style-name="P4">
Source: <text:a xlink:type="simple" xlink:href="https://www.ukrinform.ua/rubric-culture/3698485-iz-zitta-pisov-ukrainskij-hudoznik-volodimir-melnicenko.html" text:style-name="Internet_20_link" text:visited-style-name="Visited_20_Internet_20_Link">
https://www.ukrinform.ua/rubric-culture/3698485-iz-zitta-pisov-ukrainskij-hudoznik-volodimir-melnicenko.html</text:a>
</text:p>
      <!--NEWS-->
      <text:h text:style-name="P10" text:outline-level="1">
<text:span text:style-name="T4">
Війна показала, які нові стандарти безпеки потрібні на рівні громад - Президент</text:span>
</text:h>
      <text:p text:style-name="P4">
Authors: Ukrinform (Person)</text:p>
      <text:p text:style-name="P4">
Publisher: Укринформ (Organization)</text:p>
      <text:p text:style-name="P4">
Published Time: 2023-04-20T17:29:45+03:00</text:p>
      <text:p text:style-name="P4">
Modified Time: 2023-04-20T17:29:45+03:00</text:p>
      <text:p text:style-name="P4">
Description: Війна показала, які нові стандарти безпеки потрібні державі на рівні громад, і український досвід може стати прикладом для інших країн. — Укрінформ.</text:p>
      <text:p text:style-name="P4">
Images: ["<text:a xlink:type="simple" xlink:href="https://static.ukrinform.com/photos/2023_04/thumb_files/630_360_1682000857-199.jpeg" text:style-name="Internet_20_link" text:visited-style-name="Visited_20_Internet_20_Link">
630_360_16820...</text:a>
", "<text:a xlink:type="simple" xlink:href="https://static.ukrinform.com/photos/2023_04/1682000857-662.jpeg" text:style-name="Internet_20_link" text:visited-style-name="Visited_20_Internet_20_Link">
1682000857-66...</text:a>
", "<text:a xlink:type="simple" xlink:href="https://static.ukrinform.com/photos/2023_04/1682000858-375.jpeg" text:style-name="Internet_20_link" text:visited-style-name="Visited_20_Internet_20_Link">
1682000858-37...</text:a>
"]</text:p>
      <text:p text:style-name="P4">
Tags: ['Президент', 'Зеленський', 'Війна з росією', 'Регіони']</text:p>
      <text:p text:style-name="P4">
Type: Article</text:p>
      <!--METADATA-->
      <text:p text:style-name="P4">
<draw:frame draw:style-name="fr1" draw:name="Image127" text:anchor-type="as-char" svg:width="6.9236in" svg:height="3.956343in" draw:z-index="0">
<draw:image xlink:href="../Images/yкринформ/2023-04-20T17-29-45-03-00/630_360_1682000857-199.jpeg" xlink:type="simple" xlink:show="embed" xlink:actuate="onLoad" draw:mime-type="image/jpeg"/>
</draw:frame>
 Війнапоказала, які нові стандарти безпеки потрібні державі на рівні громад, іукраїнський досвід може стати прикладом для інших країн.</text:p>
      <text:p text:style-name="P4">
Про це заявив Президент України Володимир Зеленський, виступаючи наМіжнародному саміті міст та регіонів, передає кореспондент Укрінформу.</text:p>
      <text:p text:style-name="P4">
<draw:frame draw:style-name="fr1" draw:name="Image128" text:anchor-type="as-char" svg:width="6.9236in" svg:height="4.613521in" draw:z-index="0">
<draw:image xlink:href="../Images/yкринформ/2023-04-20T17-29-45-03-00/1682000857-662.jpeg" xlink:type="simple" xlink:show="embed" xlink:actuate="onLoad" draw:mime-type="image/jpeg"/>
</draw:frame>
</text:p>
      <text:p text:style-name="P4">
<draw:frame draw:style-name="fr1" draw:name="Image129" text:anchor-type="as-char" svg:width="6.9236in" svg:height="4.613521in" draw:z-index="0">
<draw:image xlink:href="../Images/yкринформ/2023-04-20T17-29-45-03-00/1682000858-375.jpeg" xlink:type="simple" xlink:show="embed" xlink:actuate="onLoad" draw:mime-type="image/jpeg"/>
</draw:frame>
</text:p>
      <text:p text:style-name="P4">
"Ми бачимо зараз, після року війни, які стандарти безпеки потрібні нашимгромадам, і на нашому прикладі можуть вчитися й інші країни світу. Йдеться пробезпеку в інфраструктурі міст, містечок, безпеку в енергетиці, щоб за будь-яких обставин гарантувати захист життю", - сказав глава держави.</text:p>
      <text:p text:style-name="P4">
<text:span text:style-name="T4">
Читайте також:</text:span>
 <text:a xlink:type="simple" xlink:href="https://www.ukrinform.ua/rubric-regions/3698389-mer-melitopola-rozpoviv-pro-plan-dij-pisla-zvilnenna-mista.html" text:style-name="Internet_20_link" text:visited-style-name="Visited_20_Internet_20_Link">
 </text:a>
</text:p>
      <text:p text:style-name="P4">
Він закликав зарубіжних партнерів до активної співпраці з українськимКонгресом місцевих і регіональних рад у розвитку нової структури безпеки вУкраїні, щоб згодом можна було поширити цей досвід і в інших країнах.</text:p>
      <text:p text:style-name="P4">
Президент зауважив, що важливими складовими розбудови нової інфраструктурибезпеки має стати спорудження мережі бомбосховищ у всіх містах і містечках, ушколах, запровадження нових стандартів кібербезпеки та енергетичної безпекиокремих громад.</text:p>
      <text:p text:style-name="P4">
"Звертаюся до всіх наших партнерів будувати міцні зв'язки з Конгресом місцевихі регіональних рад і спільно з українськими громадами будувати нову системузахисту нашого способу життя - відкритого, вільного, демократичного", -наголосив Президент.</text:p>
      <text:p text:style-name="P4">
Водночас, за його словами, українська перемога має принести світові новістандарти не тільки безпеки, а й новий досвід спільної дії і новий потенціалспівробітництва, можливості будувати і захищатися разом.</text:p>
      <text:p text:style-name="P4">
Зеленський підкреслив, що міцність народу починається з міцності окремихгромад, з розуміння того, що люди захищають своє.</text:p>
      <text:p text:style-name="P4">
<text:span text:style-name="T4">
Читайте також:</text:span>
 <text:a xlink:type="simple" xlink:href="https://www.ukrinform.ua/rubric-vidbudova/3698415-sadovij-kozna-ukrainska-gromada-povinna-mati-partnerstvo-u-demokraticnih-krainah-svitu.html" text:style-name="Internet_20_link" text:visited-style-name="Visited_20_Internet_20_Link">
 </text:a>
</text:p>
      <text:p text:style-name="P4">
"Весь український народ у цій війні став на захист держави. І це прояв досвідунашого народу, який міцний на рівні громад, а отже, і спільно вміє діятизаради національного блага. Народ, який вміє захищати свої національніінтереси і чия безпека починається з розуміння, що кожна громада має житигідно, такий народ має перевагу у війні", - наголосив він.</text:p>
      <text:p text:style-name="P4">
Як повідомляв Укрінформ, у Києві пройшов Міжнародний саміт міст та регіонів заучастю широкого кола міжнародних партнерів.</text:p>
      <text:p text:style-name="P4">
<text:span text:style-name="T5">
Фото: ОП</text:span>
</text:p>
      <text:p text:style-name="P4">
Source: <text:a xlink:type="simple" xlink:href="https://www.ukrinform.ua/rubric-regions/3698486-vijna-pokazala-aki-novi-standarti-bezpeki-potribni-na-rivni-gromad-prezident.html" text:style-name="Internet_20_link" text:visited-style-name="Visited_20_Internet_20_Link">
https://www.ukrinform.ua/rubric-regions/3698486-vijna-pokazala-aki-novi-standarti-bezpeki-potribni-na-rivni-gromad-prezident.html</text:a>
</text:p>
      <!--NEWS-->
      <text:h text:style-name="P10" text:outline-level="1">
<text:span text:style-name="T4">
ДБР оголосило підозру у справі про побиття солдата - офіцеру загрожує 12 років</text:span>
</text:h>
      <text:p text:style-name="P4">
Authors: Ukrinform (Person)</text:p>
      <text:p text:style-name="P4">
Publisher: Укринформ (Organization)</text:p>
      <text:p text:style-name="P4">
Published Time: 2023-04-20T17:30:09+03:00</text:p>
      <text:p text:style-name="P4">
Modified Time: 2023-04-20T17:30:09+03:00</text:p>
      <text:p text:style-name="P4">
Description: Офіцеру однієї з частин Національної гвардії в Івано-Франківській області оголошена підозра за знущання з військовослужбовця. — Укрінформ.</text:p>
      <text:p text:style-name="P4">
Images: ["<text:a xlink:type="simple" xlink:href="https://static.ukrinform.com/photos/2018_05/thumb_files/630_360_1527594523-9164.jpg" text:style-name="Internet_20_link" text:visited-style-name="Visited_20_Internet_20_Link">
630_360_15275...</text:a>
", "<text:a xlink:type="simple" xlink:href="https://static.ukrinform.com/photos/2023_04/1682000829-311.jpeg" text:style-name="Internet_20_link" text:visited-style-name="Visited_20_Internet_20_Link">
1682000829-31...</text:a>
"]</text:p>
      <text:p text:style-name="P4">
Tags: ['Івано-Франківщина', 'Суд', 'Держбюро розслідувань', 'Військові', 'Побиття']</text:p>
      <text:p text:style-name="P4">
Type: Article</text:p>
      <!--METADATA-->
      <text:p text:style-name="P4">
<draw:frame draw:style-name="fr1" draw:name="Image130" text:anchor-type="as-char" svg:width="6.9236in" svg:height="3.956343in" draw:z-index="0">
<draw:image xlink:href="../Images/yкринформ/2023-04-20T17-30-09-03-00/630_360_1527594523-9164.jpg" xlink:type="simple" xlink:show="embed" xlink:actuate="onLoad" draw:mime-type="image/jpeg"/>
</draw:frame>
 Офіцеруоднієї з частин Національної гвардії в Івано-Франківській області оголошенапідозра за знущання з військовослужбовця.</text:p>
      <text:p text:style-name="P4">
Як передає Укрінформ, про це повідомило <text:a xlink:type="simple" xlink:href="https://dbr.gov.ua/news/dbr-povidomilo-pro-pidozru-oficeru-yakij-znushhavsya-z-vijskovogo-v-ivano-frankivsku-rozsliduyutsya-shhe-dva-fakti-zastosuvannya-sili-proti-soldativ" text:style-name="Internet_20_link" text:visited-style-name="Visited_20_Internet_20_Link">
 </text:a>
 .</text:p>
      <text:p text:style-name="P4">
Працівники бюро опитали свідків і потерпілого та зібрали достатньо доказів дляоголошення офіцеру підозри в перевищенні службових повноважень (ч. 5 ст. 426-1Кримінального кодексу України).</text:p>
      <text:p text:style-name="P4">
Фігуранту загрожує позбавлення волі терміном до 12 років.</text:p>
      <text:p text:style-name="P4">
<draw:frame draw:style-name="fr1" draw:name="Image131" text:anchor-type="as-char" svg:width="6.9236in" svg:height="6.077382in" draw:z-index="0">
<draw:image xlink:href="../Images/yкринформ/2023-04-20T17-30-09-03-00/1682000829-311.jpeg" xlink:type="simple" xlink:show="embed" xlink:actuate="onLoad" draw:mime-type="image/jpeg"/>
</draw:frame>
</text:p>
      <text:p text:style-name="P4">
Також триває розслідування ще двох випадків перевищення службових повноваженьцим офіцером стосовно інших військовослужбовців.</text:p>
      <text:p text:style-name="P4">
До <text:a xlink:type="simple" xlink:href="https://www.ukrinform.ua/tag-sud" text:style-name="Internet_20_link" text:visited-style-name="Visited_20_Internet_20_Link">
 </text:a>
 скероване клопотання про обранняпідозрюваному запобіжного заходу у вигляді тримання під вартою з можливістювнесення застави розміром 800 тисяч гривень.</text:p>
      <text:p text:style-name="P4">
<text:span text:style-name="T4">
Читайте також:</text:span>
 <text:a xlink:type="simple" xlink:href="https://www.ukrinform.ua/rubric-regions/3697613-dbr-rozslidue-fakti-znusanna-oficera-z-vijskovogo-na-ivanofrankivsini.html" text:style-name="Internet_20_link" text:visited-style-name="Visited_20_Internet_20_Link">
 </text:a>
</text:p>
      <text:p text:style-name="P4">
Як повідомляв Укрінформ, 18 квітня на одному з українських телеграм-каналівз’явилося відео, де офіцер нецензурно лається та б’є військовослужбовця. Тогож дня ДБР <text:a xlink:type="simple" xlink:href="https://www.ukrinform.ua/rubric-regions/3697613-dbr-rozslidue-fakti-znusanna-oficera-z-vijskovogo-na-ivanofrankivsini.html" text:style-name="Internet_20_link" text:visited-style-name="Visited_20_Internet_20_Link">
 </text:a>
 .</text:p>
      <text:p text:style-name="P4">
Source: <text:a xlink:type="simple" xlink:href="https://www.ukrinform.ua/rubric-regions/3698487-dbr-ogolosilo-pidozru-u-spravi-pro-pobitta-soldata-oficeru-zagrozue-12-rokiv.html" text:style-name="Internet_20_link" text:visited-style-name="Visited_20_Internet_20_Link">
https://www.ukrinform.ua/rubric-regions/3698487-dbr-ogolosilo-pidozru-u-spravi-pro-pobitta-soldata-oficeru-zagrozue-12-rokiv.html</text:a>
</text:p>
      <!--NEWS-->
      <text:h text:style-name="P10" text:outline-level="1">
<text:span text:style-name="T4">
США і союзники розглядають майже повну заборону експорту до рф – Bloomberg</text:span>
</text:h>
      <text:p text:style-name="P4">
Authors: Ukrinform (Person)</text:p>
      <text:p text:style-name="P4">
Publisher: Укринформ (Organization)</text:p>
      <text:p text:style-name="P4">
Published Time: 2023-04-20T17:31:01+03:00</text:p>
      <text:p text:style-name="P4">
Modified Time: 2023-04-20T17:31:01+03:00</text:p>
      <text:p text:style-name="P4">
Description: США та деякі ключові союзники України розглядають можливість майже повної заборони експорту до росії, що може привести до значного посилення економічного тиску на президента рф володимира путіна через розв'язану ним війну. — Укрінформ.</text:p>
      <text:p text:style-name="P4">
Images: ["<text:a xlink:type="simple" xlink:href="https://static.ukrinform.com/photos/2020_06/thumb_files/630_360_1591893289-695.jpg" text:style-name="Internet_20_link" text:visited-style-name="Visited_20_Internet_20_Link">
630_360_15918...</text:a>
"]</text:p>
      <text:p text:style-name="P4">
Tags: ['Санкції', 'Торгівля', 'Велика сімка', 'росія']</text:p>
      <text:p text:style-name="P4">
Type: Article</text:p>
      <!--METADATA-->
      <text:p text:style-name="P4">
<draw:frame draw:style-name="fr1" draw:name="Image132" text:anchor-type="as-char" svg:width="6.9236in" svg:height="3.956343in" draw:z-index="0">
<draw:image xlink:href="../Images/yкринформ/2023-04-20T17-31-01-03-00/630_360_1591893289-695.jpg" xlink:type="simple" xlink:show="embed" xlink:actuate="onLoad" draw:mime-type="image/jpeg"/>
</draw:frame>
 США тадеякі ключові союзники України розглядають можливість майже повної заборониекспорту до росії, що може привести до значного посилення економічного тискуна президента рф володимира путіна через розв'язану ним війну.</text:p>
      <text:p text:style-name="P4">
Про це повідомляє <text:a xlink:type="simple" xlink:href="http://www.bloomberg.com/news/articles/2023-04-20/us-ukraine-allies-consider-export-ban-for-russia-over-putin-s-war-in-ukraine" text:style-name="Internet_20_link" text:visited-style-name="Visited_20_Internet_20_Link">
 </text:a>
 ізпосиланням на джерела, передає Укрінформ.</text:p>
      <text:p text:style-name="P4">
За словами співрозмовників видання, посадовці країн G7 обговорюють цю ідеюнапередодні саміту лідерів у Японії, що відбудеться у травні. Основна метаполягає в тому, щоб долучити до тиску країни-члени Європейського Союзу.</text:p>
      <text:p text:style-name="P4">
Джерела наголошують, що такий підхід переверне режим санкцій – у такомувипадку весь експорт буде заборонений, окрім позицій, що перебувають у спискувинятків. Зараз же весь експорт дозволений, якщо він не підпадає під санкції.</text:p>
      <text:p text:style-name="P4">
Якщо лідери країн G7 підтримають цей крок на саміті, необхідно буде узгодитивинятки. При цьому ймовірно, що ліки і сільськогосподарська продукція, зокремахарчі, не підпадуть під санкції.</text:p>
      <text:p text:style-name="P4">
Водночас зазначається, що існують потенційно серйозні перешкоди на шляху дореалізації ідеї. Адже нові критерії мають бути прийняті всіма країнами-членамиЄС. Це спричинить запеклі дебати, враховуючи негативну реакцію з бокукомпаній, які експортують товари до <text:a xlink:type="simple" xlink:href="https://www.ukrinform.ua/tag-rosia" text:style-name="Internet_20_link" text:visited-style-name="Visited_20_Internet_20_Link">
 </text:a>
 .</text:p>
      <text:p text:style-name="P4">
На цей час через санкції майже вдвічі зменшилася вартість експорту країн ЄС таG7 до росії. За даними женевського Trade Data Monitor, товари з Європи, США,Канади та Японії, які досі потрапляють до росії, оцінюються у $66 мільярдів.</text:p>
      <text:p text:style-name="P4">
Члени «Групи семи» занепокоєні тим, що це занадто велика вигода для економікидержави-агресорки. При цьому москва знаходить способи обійти санкції черезтреті країни.</text:p>
      <text:p text:style-name="P4">
Trade Data Monitor зазначає, що найбільшими європейськими експортерами товарівдо рф залишаються Німеччина, Італія та Польща. Найбільшого впливу санкційможуть зазнати такі категорії товарів, як автомобілі, шоколад, пиво, взуття,квіти та косметика, а також немедичні та несільськогосподарські товари.</text:p>
      <text:p text:style-name="P4">
Водночас європейські країни і далі купують у москви деякі товари, зокремапаладій, мідь, залізо і нікель.</text:p>
      <text:p text:style-name="P4">
Видання зазначає, що майже повна заборона експорту до росії може ще більшезблизити москву з Пекіном у пошуку альтернативних покупців для підсанкційнихтоварів.</text:p>
      <text:p text:style-name="P4">
«Посилення торговельних обмежень, імовірно, стане ключовим питанням на самітіG7. Очікується, що лідери також досягнуть прогресу щодо відстеження російськихдіамантів через кордони, що в кінцевому підсумку відкриє шлях до обмежень наторгівлю», - йдеться у публікації.</text:p>
      <text:p text:style-name="P4">
<text:span text:style-name="T4">
Читайте також:</text:span>
 <text:a xlink:type="simple" xlink:href="https://www.ukrinform.ua/rubric-technology/3697262-kitajski-brendi-zajnali-ponad-70-rosijskogo-rinku-smartfoniv.html" text:style-name="Internet_20_link" text:visited-style-name="Visited_20_Internet_20_Link">
 <text:span text:style-name="T4">
Китай</text:span>
 </text:a>
</text:p>
      <text:p text:style-name="P4">
Як повідомлялося, міністри закордонних справ країн Великої сімки (G7) укомюніке заявили, що їхні країни й надалі виступатимуть єдиним фронтом протиагресивної війни росії в Україні, а також наголосили на відданості посиленню йзастосуванню жорстких санкцій проти рф.</text:p>
      <text:p text:style-name="P4">
Source: <text:a xlink:type="simple" xlink:href="https://www.ukrinform.ua/rubric-economy/3698488-ssa-i-souzniki-rozgladaut-majze-povnu-zaboronu-eksportu-do-rf-bloomberg.html" text:style-name="Internet_20_link" text:visited-style-name="Visited_20_Internet_20_Link">
https://www.ukrinform.ua/rubric-economy/3698488-ssa-i-souzniki-rozgladaut-majze-povnu-zaboronu-eksportu-do-rf-bloomberg.html</text:a>
</text:p>
      <!--NEWS-->
      <text:h text:style-name="P10" text:outline-level="1">
<text:span text:style-name="T4">
У сухопутних військах ЗСУ налічується майже 3,8 тисячі жінок-офіцерів</text:span>
</text:h>
      <text:p text:style-name="P4">
Authors: Ukrinform (Person)</text:p>
      <text:p text:style-name="P4">
Publisher: Укринформ (Organization)</text:p>
      <text:p text:style-name="P4">
Published Time: 2023-04-20T17:33:24+03:00</text:p>
      <text:p text:style-name="P4">
Modified Time: 2023-04-20T17:33:24+03:00</text:p>
      <text:p text:style-name="P4">
Description: Кількість жінок-військовослужбовиць у Сухопутних військах Збройних сил України збільшилася за минулий рік, багато з них обіймають керівні посади. — Укрінформ.</text:p>
      <text:p text:style-name="P4">
Images: ["<text:a xlink:type="simple" xlink:href="https://static.ukrinform.com/photos/2022_01/thumb_files/630_360_1643092726-230.jpg" text:style-name="Internet_20_link" text:visited-style-name="Visited_20_Internet_20_Link">
630_360_16430...</text:a>
", "<text:a xlink:type="simple" xlink:href="https://static.ukrinform.com/photos/2023_04/1682000434-555.jpg" text:style-name="Internet_20_link" text:visited-style-name="Visited_20_Internet_20_Link">
1682000434-55...</text:a>
"]</text:p>
      <text:p text:style-name="P4">
Tags: ['Гендерна рівність', 'ЗСУ', 'Жінки']</text:p>
      <text:p text:style-name="P4">
Type: Article</text:p>
      <!--METADATA-->
      <text:p text:style-name="P4">
<draw:frame draw:style-name="fr1" draw:name="Image133" text:anchor-type="as-char" svg:width="6.9236in" svg:height="3.956343in" draw:z-index="0">
<draw:image xlink:href="../Images/yкринформ/2023-04-20T17-33-24-03-00/630_360_1643092726-230.jpg" xlink:type="simple" xlink:show="embed" xlink:actuate="onLoad" draw:mime-type="image/jpeg"/>
</draw:frame>
 Кількістьжінок-військовослужбовиць у Сухопутних військах Збройних сил Українизбільшилася за минулий рік, багато з них обіймають керівні посади.</text:p>
      <text:p text:style-name="P4">
Про це сказала радниця з ґендерних питань командувача Сухопутних військ ЗСУОксана Григор’єва під час панельної дискусії на тему "Жінки, мир, безпека –сектор оборони України" в Медіацентрі Україна - Укрінформ.</text:p>
      <text:p text:style-name="P4">
“Збільшилась кількість жінок-військовослужбовиць за останній рік. Звісно, цезбільшення почалося ще в 2014 році - це була перша хвиля. А друга хвиля такапотужна відбулася саме з початком повномасштабного вторгнення. І жінки, якізараз є в армії, це сильні, вмотивовані, безстрашні жінки, які добровільнопішли захищати Батьківщину”, - розповіла Григор’єва.</text:p>
      <text:p text:style-name="P4">
<draw:frame draw:style-name="fr1" draw:name="Image134" text:anchor-type="as-char" svg:width="6.9236in" svg:height="4.615733in" draw:z-index="0">
<draw:image xlink:href="../Images/yкринформ/2023-04-20T17-33-24-03-00/1682000434-555.jpg" xlink:type="simple" xlink:show="embed" xlink:actuate="onLoad" draw:mime-type="image/jpeg"/>
</draw:frame>
</text:p>
      <text:p text:style-name="P4">
Окрім того, за її словами, зараз багато жінок обіймають керівні посади.</text:p>
      <text:p text:style-name="P4">
“Мене радує те, що кількість їх збільшується, і це дякуючи все ж таки тимзаконодавчим змінам, які були прийняті ще у 2018 році, коли дозволили жінкамобіймати бойові посади. Вони мають змогу навчатися також на будь-якихвійськових спеціальностях, це теж дуже важливо. І на даний момент ми маємосаме цього року випуски дівчат, які прийшли в 2018 році навчатися на тіспеціальності, які вони вибрали. Вони вже зараз офіцери, і є тенденціязростання саме офіцерських посад у Збройних силах. Зокрема, у сухопутнихвійськах на сьогодні їх 3788. І це достатньо таки потужна сила”, - підкреслилаГригор’єва.</text:p>
      <text:p text:style-name="P4">
<text:span text:style-name="T4">
Читайте також:</text:span>
 <text:a xlink:type="simple" xlink:href="https://www.ukrinform.ua/rubric-ato/3682549-kilkist-zinokvijskovih-u-zsu-z-2014-roku-zrosla-u-25-raza.html" text:style-name="Internet_20_link" text:visited-style-name="Visited_20_Internet_20_Link">
 <text:span text:style-name="T4">
Кількість</text:span>
 <text:span text:style-name="T4">
жінок</text:span>
 <text:span text:style-name="T4">
військових</text:span>
 <text:span text:style-name="T4">
ЗСУ</text:span>
 <text:span text:style-name="T4">
2014</text:span>
<text:span text:style-name="T4">
року</text:span>
 <text:span text:style-name="T4">
зросла</text:span>
 <text:span text:style-name="T4">
раза</text:span>
 </text:a>
</text:p>
      <text:p text:style-name="P4">
Також вона нагадала, що наразі у Міноборони тестують жіночу військову форму.</text:p>
      <text:p text:style-name="P4">
“Ще немає прийнятого якогось конкретного стандарту, ще не відшивається вонацентралізовано, але я впевнена, що до кінця року має цей процес запуститися”,- додала Григор’єва.</text:p>
      <text:p text:style-name="P4">
Як повідомлялося, у вересні 2018 року <text:a xlink:type="simple" xlink:href="https://www.ukrinform.ua/tag-verhovna-rada" text:style-name="Internet_20_link" text:visited-style-name="Visited_20_Internet_20_Link">
 </text:a>
 ухвалила закон «Про внесення змін до деяких законів Українищодо забезпечення рівних прав і можливостей жінок і чоловіків під часпроходження військової служби у Збройних силах України та інших військовихформуваннях».</text:p>
      <text:p text:style-name="P4">
Source: <text:a xlink:type="simple" xlink:href="https://www.ukrinform.ua/rubric-society/3698489-u-suhoputnih-vijskah-zsu-nalicuetsa-majze-38-tisaci-zinokoficeriv.html" text:style-name="Internet_20_link" text:visited-style-name="Visited_20_Internet_20_Link">
https://www.ukrinform.ua/rubric-society/3698489-u-suhoputnih-vijskah-zsu-nalicuetsa-majze-38-tisaci-zinokoficeriv.html</text:a>
</text:p>
      <!--NEWS-->
      <text:h text:style-name="P10" text:outline-level="1">
<text:span text:style-name="T4">
МКІП засуджує руйнування будівель в історичному центрі Києва</text:span>
</text:h>
      <text:p text:style-name="P4">
Authors: Ukrinform (Person)</text:p>
      <text:p text:style-name="P4">
Publisher: Укринформ (Organization)</text:p>
      <text:p text:style-name="P4">
Published Time: 2023-04-20T17:38:11+03:00</text:p>
      <text:p text:style-name="P4">
Modified Time: 2023-04-20T17:38:11+03:00</text:p>
      <text:p text:style-name="P4">
Description: Міністерство культури та інформаційної політики засуджує руйнування історичних будівель у центрі столиці та закликає Київську міську військову адміністрацію якнайшвидше подавати документи на внесення об‘єктів до Державного реєстру нерухомих пам‘яток. — Укрінформ.</text:p>
      <text:p text:style-name="P4">
Images: ["<text:a xlink:type="simple" xlink:href="https://static.ukrinform.com/photos/2023_04/thumb_files/630_360_1682001311-490.jpg" text:style-name="Internet_20_link" text:visited-style-name="Visited_20_Internet_20_Link">
630_360_16820...</text:a>
"]</text:p>
      <text:p text:style-name="P4">
Tags: ['Будинок', "Пам'ятка", 'Київ', 'МКІП ']</text:p>
      <text:p text:style-name="P4">
Type: Article</text:p>
      <!--METADATA-->
      <text:p text:style-name="P4">
<draw:frame draw:style-name="fr1" draw:name="Image135" text:anchor-type="as-char" svg:width="6.9236in" svg:height="3.956343in" draw:z-index="0">
<draw:image xlink:href="../Images/yкринформ/2023-04-20T17-38-11-03-00/630_360_1682001311-490.jpg" xlink:type="simple" xlink:show="embed" xlink:actuate="onLoad" draw:mime-type="image/jpeg"/>
</draw:frame>
Міністерство культури та інформаційної політики засуджує руйнування історичнихбудівель у центрі столиці та закликає Київську міську військову адміністраціюякнайшвидше подавати документи на внесення об‘єктів до Державного реєструнерухомих пам‘яток.</text:p>
      <text:p text:style-name="P4">
Як передає Укрінформ, про це МКІП повідомляє у <text:a xlink:type="simple" xlink:href="http://t.me/mkipu/5661" text:style-name="Internet_20_link" text:visited-style-name="Visited_20_Internet_20_Link">
 </text:a>
 .</text:p>
      <text:p text:style-name="P4">
У відомстві зазначили, що нещодавно у медіа поширилася інформація щодо загрозизнесення будинку по Володимирській, 93 у Києві, відомого також як будинокМарії Станіславської або «будинок з мухами».</text:p>
      <text:p text:style-name="P4">
«На сьогодні будинок Марії Станіславської занесений до Переліку об’єктівкультурної спадщини та має охоронний статус щойно виявленого об’єктакультурної спадщини (наказ Департаменту охорони культурної спадщини КМДА від29 липня 2021 р. № 45). Облікова документація на цей об’єкт для внесення йогодо Державного реєстру нерухомих пам’яток України наразі на розгляд МКІП ненадходила», - сказано в повідомленні.</text:p>
      <text:p text:style-name="P4">
У <text:a xlink:type="simple" xlink:href="https://www.ukrinform.ua/tag-mkip" text:style-name="Internet_20_link" text:visited-style-name="Visited_20_Internet_20_Link">
 </text:a>
 нагадали, що згідно з чинним Порядкомобліку об’єктів культурної спадщини, уповноважений орган (в цьому випадку -Київська міська військова адміністрація) зобов’язаний забезпечити складанняоблікової документації на щойно виявлений об’єкт культурної спадщини у строк,що не перевищує трьох років з дати занесення об’єкта культурної спадщини доПереліку об’єктів культурної спадщини (пункт 10 Розділу ІІ Порядку).</text:p>
      <text:p text:style-name="P4">
<text:span text:style-name="T4">
Читайте також:</text:span>
 <text:a xlink:type="simple" xlink:href="https://www.ukrinform.ua/rubric-kyiv/3669413-mkip-nadavatime-dozvoli-na-budivelni-roboti-v-istoricnih-arealah-kieva.html" text:style-name="Internet_20_link" text:visited-style-name="Visited_20_Internet_20_Link">
 <text:span text:style-name="T4">
МКІП</text:span>
 <text:span text:style-name="T4">
надаватиме</text:span>
 <text:span text:style-name="T4">
дозволи</text:span>
 <text:span text:style-name="T4">
будівельні</text:span>
<text:span text:style-name="T4">
роботи</text:span>
 <text:span text:style-name="T4">
історичних</text:span>
 <text:span text:style-name="T4">
ареалах</text:span>
 <text:span text:style-name="T4">
Києва</text:span>
</text:a>
</text:p>
      <text:p text:style-name="P4">
Як повідомляв Укрінформ, в Україні на державному обліку перебуває понад 130тисяч об'єктів культурної спадщини, водночас понад 550 об'єктів зруйновано абопошкоджено внаслідок російської агресії.</text:p>
      <text:p text:style-name="P4">
Source: <text:a xlink:type="simple" xlink:href="https://www.ukrinform.ua/rubric-kyiv/3698492-mkip-zasudzue-rujnuvanna-budivel-v-istoricnomu-centri-kieva.html" text:style-name="Internet_20_link" text:visited-style-name="Visited_20_Internet_20_Link">
https://www.ukrinform.ua/rubric-kyiv/3698492-mkip-zasudzue-rujnuvanna-budivel-v-istoricnomu-centri-kieva.html</text:a>
</text:p>
      <!--NEWS-->
      <text:h text:style-name="P10" text:outline-level="1">
<text:span text:style-name="T4">
Під час «Рамштайну» відбудеться зустріч учасників танкової коаліції</text:span>
</text:h>
      <text:p text:style-name="P4">
Authors: Ukrinform (Person)</text:p>
      <text:p text:style-name="P4">
Publisher: Укринформ (Organization)</text:p>
      <text:p text:style-name="P4">
Published Time: 2023-04-20T17:40:23+03:00</text:p>
      <text:p text:style-name="P4">
Modified Time: 2023-04-20T17:40:23+03:00</text:p>
      <text:p text:style-name="P4">
Description: У межах засідання Контактної групи з питань оборони України у форматі “Рамштайн” у п'ятницю, 21 квітня, відбудеться зустріч міністрів оборони країн, які входять у так звану танкову коаліцію. — Укрінформ.</text:p>
      <text:p text:style-name="P4">
Images: ["<text:a xlink:type="simple" xlink:href="https://static.ukrinform.com/photos/2023_02/thumb_files/630_360_1676292716-4331.jpeg" text:style-name="Internet_20_link" text:visited-style-name="Visited_20_Internet_20_Link">
630_360_16762...</text:a>
"]</text:p>
      <text:p text:style-name="P4">
Tags: ['Польща', 'Танк', 'Війна з росією', 'Зустріч Рамштайн']</text:p>
      <text:p text:style-name="P4">
Type: Article</text:p>
      <!--METADATA-->
      <text:p text:style-name="P4">
<draw:frame draw:style-name="fr1" draw:name="Image136" text:anchor-type="as-char" svg:width="6.9236in" svg:height="3.956343in" draw:z-index="0">
<draw:image xlink:href="../Images/yкринформ/2023-04-20T17-40-23-03-00/630_360_1676292716-4331.jpeg" xlink:type="simple" xlink:show="embed" xlink:actuate="onLoad" draw:mime-type="image/jpeg"/>
</draw:frame>
 У межахзасідання Контактної групи з питань оборони України у форматі “Рамштайн” уп'ятницю, 21 квітня, відбудеться зустріч міністрів оборони країн, які входятьу так звану танкову коаліцію.</text:p>
      <text:p text:style-name="P4">
Про це повідомляє <text:a xlink:type="simple" xlink:href="https://www.gov.pl/web/obrona-narodowa/konferencja-wsparcia-dla-ukrainy-z-udzialem-szefa-mon" text:style-name="Internet_20_link" text:visited-style-name="Visited_20_Internet_20_Link">
 </text:a>
 , передає Укрінформ.</text:p>
      <text:p text:style-name="P4">
“Конференція присвячуватиметься оцінці поточної військової ситуації в Україні,обговоренню масштабів підтримки Збройних сил України, а також планів і новихвійськових можливостей у зв’язку з цим”,- йдеться в повідомленні.</text:p>
      <text:p text:style-name="P4">
Зазначається, що у Рамштайні також планується зустріч міністрів оборони такзваної танкової коаліції, у якій візьме участь і віцепрем’єр-міністр, міністрнаціональної оборони <text:a xlink:type="simple" xlink:href="https://www.ukrinform.ua/tag-polsa" text:style-name="Internet_20_link" text:visited-style-name="Visited_20_Internet_20_Link">
 </text:a>
 Маріуш Блащак.</text:p>
      <text:p text:style-name="P4">
Він також матиме двосторонню зустріч із британським колегою Беном Воллесом.</text:p>
      <text:p text:style-name="P4">
<text:span text:style-name="T4">
Читайте також:</text:span>
 <text:a xlink:type="simple" xlink:href="https://www.ukrinform.ua/rubric-polytics/3698444-na-ramstajni-obgovoruvatimut-zbrou-dla-ukraini-ta-ii-obslugovuvanna-stoltenberg.html" text:style-name="Internet_20_link" text:visited-style-name="Visited_20_Internet_20_Link">
 <text:span text:style-name="T4">
Рамштайн</text:span>
 </text:a>
</text:p>
      <text:p text:style-name="P4">
За даними польського оборонного відомства, РП є одним із найбільших донорівгуманітарної і військової допомоги Україні. Зокрема, Польща реалізує такзваний навчальний пакет для ЗСУ і надала різноманітної військової техніки насуму понад 2,5 млрд євро.</text:p>
      <text:p text:style-name="P4">
<text:span text:style-name="T4">
Читайте також:</text:span>
 <text:a xlink:type="simple" xlink:href="https://www.ukrinform.ua/rubric-ato/3698293-ricnica-ramstajnu-ak-ukrainu-robili-silnisou.html" text:style-name="Internet_20_link" text:visited-style-name="Visited_20_Internet_20_Link">
 <text:span text:style-name="T4">
Рамшта</text:span>
 </text:a>
</text:p>
      <text:p text:style-name="P4">
Як повідомлялося, під час візиту до Києва генеральний секретар НАТО ЄнсСтолтенберг заявив, що на зустрічі Контактної групи з оборони України уформаті "Рамштайн" союзники по НАТО візьмуть нові зобов’язання щодо постачанняУкраїні зброї, а також ітиметься про забезпечення та обслуговування тих системозброєння, які вже були передані Києву.</text:p>
      <text:p text:style-name="P4">
Source: <text:a xlink:type="simple" xlink:href="https://www.ukrinform.ua/rubric-ato/3698494-pid-cas-ramstajnu-vidbudetsa-zustric-ucasnikiv-tankovoi-koalicii.html" text:style-name="Internet_20_link" text:visited-style-name="Visited_20_Internet_20_Link">
https://www.ukrinform.ua/rubric-ato/3698494-pid-cas-ramstajnu-vidbudetsa-zustric-ucasnikiv-tankovoi-koalicii.html</text:a>
</text:p>
      <!--NEWS-->
      <text:h text:style-name="P10" text:outline-level="1">
<text:span text:style-name="T4">
Зброя і боєприпаси: Залужний обговорив пріоритети із командувачем сил НАТО в Європі</text:span>
</text:h>
      <text:p text:style-name="P4">
Authors: Ukrinform (Person)</text:p>
      <text:p text:style-name="P4">
Publisher: Укринформ (Organization)</text:p>
      <text:p text:style-name="P4">
Published Time: 2023-04-20T17:44:28+03:00</text:p>
      <text:p text:style-name="P4">
Modified Time: 2023-04-20T17:44:28+03:00</text:p>
      <text:p text:style-name="P4">
Description: Головнокомандувач Збройних сил України Валерій Залужний обговорив із верховним головнокомандувачем Обʼєднаних збройних сил НАТО в Європі, командувачем Збройних сил США в Європі генералом Крістофером Каволі пріоритетні напрями щодо озброєння, техніки й боєприпасів. — Укрінформ.</text:p>
      <text:p text:style-name="P4">
Images: ["<text:a xlink:type="simple" xlink:href="https://static.ukrinform.com/photos/2023_02/thumb_files/630_360_1676531390-589.jpg" text:style-name="Internet_20_link" text:visited-style-name="Visited_20_Internet_20_Link">
630_360_16765...</text:a>
"]</text:p>
      <text:p text:style-name="P4">
Tags: ['Європа', 'НАТО', 'Зброя', 'Валерій Залужний', 'Війна з росією']</text:p>
      <text:p text:style-name="P4">
Type: Article</text:p>
      <!--METADATA-->
      <text:p text:style-name="P4">
<draw:frame draw:style-name="fr1" draw:name="Image137" text:anchor-type="as-char" svg:width="6.9236in" svg:height="3.956343in" draw:z-index="0">
<draw:image xlink:href="../Images/yкринформ/2023-04-20T17-44-28-03-00/630_360_1676531390-589.jpg" xlink:type="simple" xlink:show="embed" xlink:actuate="onLoad" draw:mime-type="image/jpeg"/>
</draw:frame>
Головнокомандувач Збройних сил України Валерій Залужний обговорив із верховнимголовнокомандувачем Обʼєднаних збройних сил НАТО в Європі, командувачемЗбройних сил США в Європі генералом Крістофером Каволі пріоритетні напрямищодо озброєння, техніки й боєприпасів.</text:p>
      <text:p text:style-name="P4">
Як передає Укрінформ, про це Залужний повідомив у <text:a xlink:type="simple" xlink:href="https://t.me/CinCAFU/479" text:style-name="Internet_20_link" text:visited-style-name="Visited_20_Internet_20_Link">
</text:a>
 .</text:p>
      <text:p text:style-name="P4">
Серед іншого, головнокомандувач ЗСУ поінформував генерала Каволі прооперативну обстановку на фронті. Сторони домовилися надалі продовжувати діалогй активно взаємодіяти.</text:p>
      <text:p text:style-name="P4">
Залужний подякував генералу за стійку підтримку й допомогу.</text:p>
      <text:p text:style-name="P4">
<text:span text:style-name="T4">
Читайте також:</text:span>
 <text:a xlink:type="simple" xlink:href="https://www.ukrinform.ua/rubric-ato/3695521-situacia-na-fronti-i-zbroa-zaluznij-zustrivsa-z-nacalnikom-genstabu-francii.html" text:style-name="Internet_20_link" text:visited-style-name="Visited_20_Internet_20_Link">
 <text:span text:style-name="T4">
Залужний</text:span>
 </text:a>
</text:p>
      <text:p text:style-name="P4">
Як повідомлялося, у п'ятницю, 21 квітня, відбудеться <text:a xlink:type="simple" xlink:href="https://www.ukrinform.ua/rubric-ato/3694565-nastupna-zustric-ramstajn-vidbudetsa-21-kvitna-povitrani-sili-ssa.html" text:style-name="Internet_20_link" text:visited-style-name="Visited_20_Internet_20_Link">
</text:a>
</text:p>
      <text:p text:style-name="P4">
Генеральний секретар НАТО Єнс Столтенберг <text:a xlink:type="simple" xlink:href="https://www.ukrinform.ua/rubric-polytics/3698444-na-ramstajni-obgovoruvatimut-zbrou-dla-ukraini-ta-ii-obslugovuvanna-stoltenberg.html" text:style-name="Internet_20_link" text:visited-style-name="Visited_20_Internet_20_Link">
 </text:a>
 , що під час заходу союзники по Альянсувізьмуть нові зобов’язання щодо постачання Україні зброї, а також ітиметьсяпро забезпечення та обслуговування тих систем озброєння, які вже були переданіКиєву.</text:p>
      <text:p text:style-name="P4">
<text:span text:style-name="T5">
Фото: ЗСУ</text:span>
</text:p>
      <text:p text:style-name="P4">
Source: <text:a xlink:type="simple" xlink:href="https://www.ukrinform.ua/rubric-ato/3698495-zbroa-i-boepripasi-zaluznij-obgovoriv-prioriteti-iz-komanduvacem-sil-nato-v-evropi.html" text:style-name="Internet_20_link" text:visited-style-name="Visited_20_Internet_20_Link">
https://www.ukrinform.ua/rubric-ato/3698495-zbroa-i-boepripasi-zaluznij-obgovoriv-prioriteti-iz-komanduvacem-sil-nato-v-evropi.html</text:a>
</text:p>
      <!--NEWS-->
      <text:h text:style-name="P10" text:outline-level="1">
<text:span text:style-name="T4">
Зеленський вручив меру Парижа українську відзнаку «Місто-рятівник»</text:span>
</text:h>
      <text:p text:style-name="P4">
Authors: Ukrinform (Person)</text:p>
      <text:p text:style-name="P4">
Publisher: Укринформ (Organization)</text:p>
      <text:p text:style-name="P4">
Published Time: 2023-04-20T17:47:00+03:00</text:p>
      <text:p text:style-name="P4">
Modified Time: 2023-04-20T17:47:00+03:00</text:p>
      <text:p text:style-name="P4">
Description: Президент Володимир Зеленський вручив меру Парижа Анн Ідальго українську відзнаку "Місто-рятівник" за енергетичну підтримку України в час російського терору. — Укрінформ.</text:p>
      <text:p text:style-name="P4">
Images: ["<text:a xlink:type="simple" xlink:href="https://static.ukrinform.com/photos/2023_04/thumb_files/630_360_1682001827-936.jpeg" text:style-name="Internet_20_link" text:visited-style-name="Visited_20_Internet_20_Link">
630_360_16820...</text:a>
", "<text:a xlink:type="simple" xlink:href="https://static.ukrinform.com/photos/2023_04/1682000857-467.jpeg" text:style-name="Internet_20_link" text:visited-style-name="Visited_20_Internet_20_Link">
1682000857-46...</text:a>
"]</text:p>
      <text:p text:style-name="P4">
Tags: ['Париж', 'Зеленський', 'Відзнака']</text:p>
      <text:p text:style-name="P4">
Type: Article</text:p>
      <!--METADATA-->
      <text:p text:style-name="P4">
<draw:frame draw:style-name="fr1" draw:name="Image138" text:anchor-type="as-char" svg:width="6.9236in" svg:height="3.956343in" draw:z-index="0">
<draw:image xlink:href="../Images/yкринформ/2023-04-20T17-47-00-03-00/630_360_1682001827-936.jpeg" xlink:type="simple" xlink:show="embed" xlink:actuate="onLoad" draw:mime-type="image/jpeg"/>
</draw:frame>
 ПрезидентВолодимир Зеленський вручив меру Парижа Анн Ідальго українську відзнаку"Місто-рятівник" за енергетичну підтримку України в час російського терору.</text:p>
      <text:p text:style-name="P4">
Цю відзнаку, яку Україна заснувала для міст, які допомагають українськомународу вистояти у війні, Глава держави вручив на Міжнародному саміті міст тарегіонів, передає кореспондент Укрінформу.</text:p>
      <text:p text:style-name="P4">
"Я вдячний кожному й кожній, хто нам допомагав! А особливо хотів би відзначитисьогодні допомогу Парижа, який цією зимою став одним із лідерів енергетичноїпідтримки України, який консолідовано зібрав партнерів у такий «енергетичнийРамштайн». Я дуже дякую. Ця зустріч була в Парижі, потім наші партнерипостачали відповідне обладнання, яке нам допомагало – абсолютно всім людям,громадам – зберегти світло життя", - сказав Президент.</text:p>
      <text:p text:style-name="P4">
Він нагадав, що такі спеціальні відзнаки уже отримали багато міст-рятівниківЄвропи, які справді дуже багато допомогали Україні.</text:p>
      <text:p text:style-name="P4">
"І для мене сьогодні також велика честь передати таку відзнаку саме за великуенергетичну підтримку меру Парижа пані Анн Ідальго на знак вдячності відукраїнців. Дуже дякую вам, і Франції, і Президентові Франції, і також дякуювсім парижанам, які нас підтримують", - зазначив <text:a xlink:type="simple" xlink:href="https://www.ukrinform.ua/tag-zelenskij" text:style-name="Internet_20_link" text:visited-style-name="Visited_20_Internet_20_Link">
</text:a>
 .</text:p>
      <text:p text:style-name="P4">
<draw:frame draw:style-name="fr1" draw:name="Image139" text:anchor-type="as-char" svg:width="6.9236in" svg:height="4.613521in" draw:z-index="0">
<draw:image xlink:href="../Images/yкринформ/2023-04-20T17-47-00-03-00/1682000857-467.jpeg" xlink:type="simple" xlink:show="embed" xlink:actuate="onLoad" draw:mime-type="image/jpeg"/>
</draw:frame>
</text:p>
      <text:p text:style-name="P4">
<text:span text:style-name="T4">
Читайте також:</text:span>
 <text:a xlink:type="simple" xlink:href="https://www.ukrinform.ua/rubric-polytics/3692237-zelenskij-zustrivsa-z-merami-cotiroh-polskih-mistrativnikiv.html" text:style-name="Internet_20_link" text:visited-style-name="Visited_20_Internet_20_Link">
 </text:a>
</text:p>
      <text:p text:style-name="P4">
Як повідомляв Укрінформ, «Місто-рятівник» — почесна відзнака, встановленаПрезидентом України у 2022 році для відзначення виявлених жителями містіноземних держав гуманізму, милосердя, солідарності з українським народом увідстоюванні ідеалів свободи, миру та демократії, а також підтримки нашоїдержави у захисті її незалежності та суверенітету під час відсічі збройноїагресії рф.</text:p>
      <text:p text:style-name="P4">
Із серпня 2022 року Франція відправила Україні 22 вантажі енергетичногообладнання як гуманітарної допомоги загальною вагою 183 тонни.</text:p>
      <text:p text:style-name="P4">
<text:span text:style-name="T5">
Фото: ОП</text:span>
</text:p>
      <text:p text:style-name="P4">
Source: <text:a xlink:type="simple" xlink:href="https://www.ukrinform.ua/rubric-polytics/3698496-zelenskij-vruciv-meru-pariza-ukrainsku-vidznaku-mistorativnik.html" text:style-name="Internet_20_link" text:visited-style-name="Visited_20_Internet_20_Link">
https://www.ukrinform.ua/rubric-polytics/3698496-zelenskij-vruciv-meru-pariza-ukrainsku-vidznaku-mistorativnik.html</text:a>
</text:p>
      <!--NEWS-->
      <text:h text:style-name="P10" text:outline-level="1">
<text:span text:style-name="T4">
У Бериславі внаслідок обстрілу поранена людина</text:span>
</text:h>
      <text:p text:style-name="P4">
Authors: Ukrinform (Person)</text:p>
      <text:p text:style-name="P4">
Publisher: Укринформ (Organization)</text:p>
      <text:p text:style-name="P4">
Published Time: 2023-04-20T17:50:58+03:00</text:p>
      <text:p text:style-name="P4">
Modified Time: 2023-04-20T17:50:58+03:00</text:p>
      <text:p text:style-name="P4">
Description: Війська рф обстріляли Берислав Херсонської області, внаслідок чого поранено мирного жителя і виникли проблеми з електропостачанням. — Укрінформ.</text:p>
      <text:p text:style-name="P4">
Images: ["<text:a xlink:type="simple" xlink:href="https://static.ukrinform.com/photos/2023_04/thumb_files/630_360_1682002081-775.jpg" text:style-name="Internet_20_link" text:visited-style-name="Visited_20_Internet_20_Link">
630_360_16820...</text:a>
"]</text:p>
      <text:p text:style-name="P4">
Tags: ['Обстріл', 'Поранені', 'Війна з росією', 'Берислав']</text:p>
      <text:p text:style-name="P4">
Type: Article</text:p>
      <!--METADATA-->
      <text:p text:style-name="P4">
<draw:frame draw:style-name="fr1" draw:name="Image140" text:anchor-type="as-char" svg:width="6.9236in" svg:height="3.956343in" draw:z-index="0">
<draw:image xlink:href="../Images/yкринформ/2023-04-20T17-50-58-03-00/630_360_1682002081-775.jpg" xlink:type="simple" xlink:show="embed" xlink:actuate="onLoad" draw:mime-type="image/jpeg"/>
</draw:frame>
 Війська рфобстріляли Берислав Херсонської області, внаслідок чого поранено мирногожителя і виникли проблеми з електропостачанням.</text:p>
      <text:p text:style-name="P4">
Про це повідомляє <text:a xlink:type="simple" xlink:href="http://suspilne.media/451815-rosijska-armia-obstrilala-berislav-poranena-ludina/" text:style-name="Internet_20_link" text:visited-style-name="Visited_20_Internet_20_Link">
 </text:a>
 з посиланням на начальникаБериславської РВА Володимира Літвінова, передає Укрінформ.</text:p>
      <text:p text:style-name="P4">
"Світла немає у Бериславі, Новобериславі, Шляховому і Томариному. Електрикипоки не поїдуть ремонтувати, тому що йде обстріл", — сказав Літвінов.</text:p>
      <text:p text:style-name="P4">
<text:span text:style-name="T4">
Читайте також:</text:span>
 <text:a xlink:type="simple" xlink:href="https://www.ukrinform.ua/rubric-regions/3696235-na-hersonsini-rosiani-za-dopomogou-droniv-atakuvali-policejskih-u-dvoh-mistah.html" text:style-name="Internet_20_link" text:visited-style-name="Visited_20_Internet_20_Link">
 </text:a>
</text:p>
      <text:p text:style-name="P4">
Як <text:a xlink:type="simple" xlink:href="https://www.ukrinform.ua/rubric-ato/3698370-rosijski-vijska-obstrilali-selo-na-hersonsini-zaginuv-mirnij-zitel.html" text:style-name="Internet_20_link" text:visited-style-name="Visited_20_Internet_20_Link">
 </text:a>
 Укрінформ, російські військаобстріляли село на <text:a xlink:type="simple" xlink:href="https://www.ukrinform.ua/tag-hersonsina" text:style-name="Internet_20_link" text:visited-style-name="Visited_20_Internet_20_Link">
 </text:a>
 , внаслідокчого загинув мирний житель.</text:p>
      <text:p text:style-name="P4">
<text:span text:style-name="T5">
Фото: Володимир Літвінов/Telegram</text:span>
</text:p>
      <text:p text:style-name="P4">
Source: <text:a xlink:type="simple" xlink:href="https://www.ukrinform.ua/rubric-ato/3698497-u-berislavi-vnaslidok-obstrilu-poranena-ludina.html" text:style-name="Internet_20_link" text:visited-style-name="Visited_20_Internet_20_Link">
https://www.ukrinform.ua/rubric-ato/3698497-u-berislavi-vnaslidok-obstrilu-poranena-ludina.html</text:a>
</text:p>
      <!--NEWS-->
      <text:h text:style-name="P10" text:outline-level="1">
<text:span text:style-name="T4">
Київрада розірвала договір оренди з посольством рф</text:span>
</text:h>
      <text:p text:style-name="P4">
Authors: Ukrinform (Person)</text:p>
      <text:p text:style-name="P4">
Publisher: Укринформ (Organization)</text:p>
      <text:p text:style-name="P4">
Published Time: 2023-04-20T18:00:00+03:00</text:p>
      <text:p text:style-name="P4">
Modified Time: 2023-04-20T18:00:00+03:00</text:p>
      <text:p text:style-name="P4">
Description: Київська міська рада 20 квітня 73 голосами розірвала договір оренди земельної ділянки з посольством країни-агресора росії. — Укрінформ.</text:p>
      <text:p text:style-name="P4">
Images: ["<text:a xlink:type="simple" xlink:href="https://static.ukrinform.com/photos/2016_11/thumb_files/630_360_1479838982-5799.jpg" text:style-name="Internet_20_link" text:visited-style-name="Visited_20_Internet_20_Link">
630_360_14798...</text:a>
"]</text:p>
      <text:p text:style-name="P4">
Tags: ['Посольство', 'росія', 'Київ', 'Київрада', 'Оренда']</text:p>
      <text:p text:style-name="P4">
Type: Article</text:p>
      <!--METADATA-->
      <text:p text:style-name="P4">
<draw:frame draw:style-name="fr1" draw:name="Image141" text:anchor-type="as-char" svg:width="6.9236in" svg:height="3.958011in" draw:z-index="0">
<draw:image xlink:href="../Images/yкринформ/2023-04-20T18-00-00-03-00/630_360_1479838982-5799.jpg" xlink:type="simple" xlink:show="embed" xlink:actuate="onLoad" draw:mime-type="image/jpeg"/>
</draw:frame>
 Київськаміська рада 20 квітня 73 голосами розірвала договір оренди земельної ділянки зпосольством країни-агресора росії.</text:p>
      <text:p text:style-name="P4">
Про це у <text:a xlink:type="simple" xlink:href="https://t.me/KyivCityOfficial/6517" text:style-name="Internet_20_link" text:visited-style-name="Visited_20_Internet_20_Link">
 </text:a>
 повідомив київський міськийголова Віталій Кличко, передає Укрінформ.</text:p>
      <text:p text:style-name="P4">
"Сьогодні <text:a xlink:type="simple" xlink:href="https://www.ukrinform.ua/tag-kiivrada" text:style-name="Internet_20_link" text:visited-style-name="Visited_20_Internet_20_Link">
 </text:a>
 розірвала договір орендиземлі з посольством країни-агресора – росії", – зазначив він.</text:p>
      <text:p text:style-name="P4">
Окрім того, за словами мера столиці, Київрада звернулася до Кабінету Міністрівщодо повернення майна так званої дипломатичної установи "російських варварів"до власності Української держави.</text:p>
      <text:p text:style-name="P4">
<text:span text:style-name="T4">
Читайте також:</text:span>
 <text:a xlink:type="simple" xlink:href="https://www.ukrinform.ua/rubric-regions/3692083-u-lvovi-vlasnica-primisen-cerkvi-upc-mp-rozirvala-dogovir-orendi.html" text:style-name="Internet_20_link" text:visited-style-name="Visited_20_Internet_20_Link">
 <text:span text:style-name="T4">
розірвала</text:span>
 <text:span text:style-name="T4">
договір</text:span>
 <text:span text:style-name="T4">
оренди</text:span>
</text:a>
</text:p>
      <text:p text:style-name="P4">
Посольство російської федерації в <text:a xlink:type="simple" xlink:href="https://www.ukrinform.ua/tag-kiiv" text:style-name="Internet_20_link" text:visited-style-name="Visited_20_Internet_20_Link">
 </text:a>
знаходиться за адресою: Повітрофлотський проспект, 27.</text:p>
      <text:p text:style-name="P4">
Source: <text:a xlink:type="simple" xlink:href="https://www.ukrinform.ua/rubric-kyiv/3698502-kiivrada-rozirvala-dogovir-orendi-z-posolstvom-rf.html" text:style-name="Internet_20_link" text:visited-style-name="Visited_20_Internet_20_Link">
https://www.ukrinform.ua/rubric-kyiv/3698502-kiivrada-rozirvala-dogovir-orendi-z-posolstvom-rf.html</text:a>
</text:p>
      <!--NEWS-->
      <text:h text:style-name="P10" text:outline-level="1">
<text:span text:style-name="T4">
Міністри закордонних справ ЄС зустрінуться 24 квітня, головна тема – війна в Україні</text:span>
</text:h>
      <text:p text:style-name="P4">
Authors: Ukrinform (Person)</text:p>
      <text:p text:style-name="P4">
Publisher: Укринформ (Organization)</text:p>
      <text:p text:style-name="P4">
Published Time: 2023-04-20T18:03:13+03:00</text:p>
      <text:p text:style-name="P4">
Modified Time: 2023-04-20T18:03:13+03:00</text:p>
      <text:p text:style-name="P4">
Description: Міністри закордонних справ, які 24 квітня проведуть зустріч у Люксембурзі, вчергове обговорять російську загарбницьку війну проти України та її наслідків для Європи та всього світу. — Укрінформ.</text:p>
      <text:p text:style-name="P4">
Images: ["<text:a xlink:type="simple" xlink:href="https://static.ukrinform.com/photos/2023_04/thumb_files/630_360_1682002393-750.jpg" text:style-name="Internet_20_link" text:visited-style-name="Visited_20_Internet_20_Link">
630_360_16820...</text:a>
"]</text:p>
      <text:p text:style-name="P4">
Tags: ['Україна', 'Війна з росією', 'Рада ЄС']</text:p>
      <text:p text:style-name="P4">
Type: Article</text:p>
      <!--METADATA-->
      <text:p text:style-name="P4">
<draw:frame draw:style-name="fr1" draw:name="Image142" text:anchor-type="as-char" svg:width="6.9236in" svg:height="3.956343in" draw:z-index="0">
<draw:image xlink:href="../Images/yкринформ/2023-04-20T18-03-13-03-00/630_360_1682002393-750.jpg" xlink:type="simple" xlink:show="embed" xlink:actuate="onLoad" draw:mime-type="image/jpeg"/>
</draw:frame>
 Міністризакордонних справ, які 24 квітня проведуть зустріч у Люксембурзі, вчерговеобговорять російську загарбницьку війну проти України та її наслідків дляЄвропи та всього світу.</text:p>
      <text:p text:style-name="P4">
Як повідомляє Укрінформ, про це йдеться у інформації, що оприлюднена сьогодні<text:a xlink:type="simple" xlink:href="https://www.consilium.europa.eu/en/meetings/fac/2023/04/24/" text:style-name="Internet_20_link" text:visited-style-name="Visited_20_Internet_20_Link">
</text:a>
 .</text:p>
      <text:p text:style-name="P4">
«Рада ЄС із закордонних справ розпочнеться з обміну поглядами щодо російськоїагресії проти України, після короткого спілкування з міністром закордоннихсправ України Дмитром Кулебою в форматі відеоконференції. Після цього Радаобговорить План дій ЄС з (подолання - ред.) геополітичних наслідків російськоїагресивної війни, та заслухає інформацію про поточні справи. У цьому пунктіпорядку денного міністри торкатимуться (ситуації - ред.) в Судані, Тунісі,Молдові, Чилі та у Лівані», - йдеться у повідомленні.</text:p>
      <text:p text:style-name="P4">
Як очікується, європейські урядовці матимуть неформальний сніданок за участіГенерального секретаря ОБСЄ пані Марії Пейчинович-Бурич та міністразакордонних справ Ісландії пані Тордіс Колбрун Рейкфьорд Гильфадоттір.</text:p>
      <text:p text:style-name="P4">
<text:span text:style-name="T4">
Читайте також:</text:span>
 <text:a xlink:type="simple" xlink:href="https://www.ukrinform.ua/rubric-world/3685036-rada-es-zasadi-na-akih-gruntuetsa-bezpeka-i-stabilnist-kontinentu-zalisautsa-neporusnimi.html" text:style-name="Internet_20_link" text:visited-style-name="Visited_20_Internet_20_Link">
 <text:span text:style-name="T4">
Рада</text:span>
 <text:span text:style-name="T4">
Засади</text:span>
 <text:span text:style-name="T4">
яких</text:span>
 <text:span text:style-name="T4">
ґрунтується</text:span>
 <text:span text:style-name="T4">
безпека</text:span>
<text:span text:style-name="T4">
стабільність</text:span>
 <text:span text:style-name="T4">
континенту</text:span>
 <text:span text:style-name="T4">
залишаються</text:span>
 <text:span text:style-name="T4">
непорушними</text:span>
</text:a>
</text:p>
      <text:p text:style-name="P4">
У ході зустрічі міністри закордонних справ ЄС проведуть також робочий ланч ізкерівником зовнішньополітичного відомства Грузії Іллею Дарчіашвілі.</text:p>
      <text:p text:style-name="P4">
Як повідомлялося, з початку російської військової агресії проти України улютому 2022 року, ЄС надає Україні суттєву економічну, політичну та військовудопомогу. Зокрема, вперше у власній історії ЄС фінансує постачання зброї длякраїни, на суму більше 7,9 мільярда євро, включаючи 2 мільярда євро зміждержавного Європейського фонду миру для прискорення постачання в Українуартилерійських боєприпасів.</text:p>
      <text:p text:style-name="P4">
Усього з початку <text:a xlink:type="simple" xlink:href="https://www.ukrinform.ua/tag-vijna" text:style-name="Internet_20_link" text:visited-style-name="Visited_20_Internet_20_Link">
 </text:a>
 ЄС та його країни-члени надали Україні надзвичайну допомогу загальним обсягом близько 50мільярдів євро. Цього року ЄС в рамках спеціальної макрофінансової допомогинадає Україні 1,5 мільярда євро на місяць для підтримання ключових державнихта соціальних функцій країни.</text:p>
      <text:p text:style-name="P4">
<text:span text:style-name="T5">
Фото з сайту coe.int</text:span>
</text:p>
      <text:p text:style-name="P4">
Source: <text:a xlink:type="simple" xlink:href="https://www.ukrinform.ua/rubric-polytics/3698503-ministri-zakordonnih-sprav-es-zustrinutsa-24-kvitna-golovna-tema-vijna-v-ukraini.html" text:style-name="Internet_20_link" text:visited-style-name="Visited_20_Internet_20_Link">
https://www.ukrinform.ua/rubric-polytics/3698503-ministri-zakordonnih-sprav-es-zustrinutsa-24-kvitna-golovna-tema-vijna-v-ukraini.html</text:a>
</text:p>
      <!--NEWS-->
      <text:h text:style-name="P10" text:outline-level="1">
<text:span text:style-name="T4">
Південна Корея виділить $230 мільйонів на допомогу Україні</text:span>
</text:h>
      <text:p text:style-name="P4">
Authors: Ukrinform (Person)</text:p>
      <text:p text:style-name="P4">
Publisher: Укринформ (Organization)</text:p>
      <text:p text:style-name="P4">
Published Time: 2023-04-20T18:07:00+03:00</text:p>
      <text:p text:style-name="P4">
Modified Time: 2023-04-20T18:07:00+03:00</text:p>
      <text:p text:style-name="P4">
Description: Південна Корея засудила російську агресію та повідомила про виділення 230 млн доларів на допомогу Україні. — Укрінформ.</text:p>
      <text:p text:style-name="P4">
Images: ["<text:a xlink:type="simple" xlink:href="https://static.ukrinform.com/photos/2023_04/thumb_files/630_360_1682003041-387.jpg" text:style-name="Internet_20_link" text:visited-style-name="Visited_20_Internet_20_Link">
630_360_16820...</text:a>
"]</text:p>
      <text:p text:style-name="P4">
Tags: ['Корея', 'Ткаченко', 'Україна', 'допомога']</text:p>
      <text:p text:style-name="P4">
Type: Article</text:p>
      <!--METADATA-->
      <text:p text:style-name="P4">
<draw:frame draw:style-name="fr1" draw:name="Image143" text:anchor-type="as-char" svg:width="6.9236in" svg:height="3.956343in" draw:z-index="0">
<draw:image xlink:href="../Images/yкринформ/2023-04-20T18-07-00-03-00/630_360_1682003041-387.jpg" xlink:type="simple" xlink:show="embed" xlink:actuate="onLoad" draw:mime-type="image/jpeg"/>
</draw:frame>
 ПівденнаКорея засудила російську агресію та повідомила про виділення 230 млн доларівна допомогу Україні.</text:p>
      <text:p text:style-name="P4">
Як передає Укрінформ, про результати зустрічі із Повноважним Послом РеспублікиКорея в Україні Кім Хьонг Те повідомляє міністр культури та інформаційноїполітики Олександр Ткаченко в <text:a xlink:type="simple" xlink:href="https://t.me/otkachenkokyiv/3442" text:style-name="Internet_20_link" text:visited-style-name="Visited_20_Internet_20_Link">
 </text:a>
 .</text:p>
      <text:p text:style-name="P4">
" <text:a xlink:type="simple" xlink:href="https://www.ukrinform.ua/tag-korea" text:style-name="Internet_20_link" text:visited-style-name="Visited_20_Internet_20_Link">
 </text:a>
 засудила російську агресію в Україніта виділяє 230 млн доларів нам на допомогу", - зазначив він.</text:p>
      <text:p text:style-name="P4">
За словами Ткаченка, передусім сторони обговорили, як використовуватикорейські передові технології для промоції української культури. Водночасміністр підкреслив, що Південна Корея - країна інновацій, тож її досвід єактуальним для України. Зокрема, в галузі роботи з технологіями у сферікультури та мистецтва, кіноіндустрії, зокрема щодо створення серіалів тафункціонування K-pop культури.</text:p>
      <text:p text:style-name="P4">
"Наголосив пану послу, що промоція української культури через новітнітехнології - це також промоція цих технологій через культуру", - зауважив він.</text:p>
      <text:p text:style-name="P4">
<text:span text:style-name="T4">
Читайте також:</text:span>
 <text:a xlink:type="simple" xlink:href="https://www.ukrinform.ua/rubric-world/3697937-u-rosii-pogrozuut-nadislati-zbrou-kndr-akso-pivdenna-korea-ozbroit-ukrainu.html" text:style-name="Internet_20_link" text:visited-style-name="Visited_20_Internet_20_Link">
 <text:span text:style-name="T4">
Корея</text:span>
 </text:a>
</text:p>
      <text:p text:style-name="P4">
Водночас, за словами очільника МКІП, у фокусі зустрічі постала співпраця усфері захисту, охорони та збереження української культурної спадщини, обміндосвідом, підтримка українських закладів культури та митців під час війни.</text:p>
      <text:p text:style-name="P4">
"Вдячні Південній Кореї за всебічну підтримку та зацікавленість у співпраці.Будемо працювати в напрямку створення новітніх спільних культурних проєктів",- підсумував він.</text:p>
      <text:p text:style-name="P4">
Як повідомляв <text:a xlink:type="simple" xlink:href="https://www.ukrinform.ua/rubric-polytics/3698240-ssa-koordinuvatimut-iz-pivdennou-koreeu-dodatkovu-dopomogu-ukraini-derzdep.html" text:style-name="Internet_20_link" text:visited-style-name="Visited_20_Internet_20_Link">
 </text:a>
 ,Сполучені Штати продовжуватимуть тісно координувати з Південною Кореєю роботузі збільшення допомоги Україні для захисту від російської агресії.</text:p>
      <text:p text:style-name="P4">
Source: <text:a xlink:type="simple" xlink:href="https://www.ukrinform.ua/rubric-polytics/3698504-pivdenna-korea-vidilit-230-miljoniv-na-dopomogu-ukraini.html" text:style-name="Internet_20_link" text:visited-style-name="Visited_20_Internet_20_Link">
https://www.ukrinform.ua/rubric-polytics/3698504-pivdenna-korea-vidilit-230-miljoniv-na-dopomogu-ukraini.html</text:a>
</text:p>
      <!--NEWS-->
      <text:h text:style-name="P10" text:outline-level="1">
<text:span text:style-name="T4">
Huawei запускає власну програмну систему через відключення від послуг США</text:span>
</text:h>
      <text:p text:style-name="P4">
Authors: Ukrinform (Person)</text:p>
      <text:p text:style-name="P4">
Publisher: Укринформ (Organization)</text:p>
      <text:p text:style-name="P4">
Published Time: 2023-04-20T18:14:00+03:00</text:p>
      <text:p text:style-name="P4">
Modified Time: 2023-04-20T18:14:00+03:00</text:p>
      <text:p text:style-name="P4">
Description: Китайська компанія Huawei Technologies заявила в четвер, що замінює внутрішні системи керування програмним забезпеченням, які раніше отримувала від американських постачальників, на власну версію. — Укрінформ.</text:p>
      <text:p text:style-name="P4">
Images: ["<text:a xlink:type="simple" xlink:href="https://static.ukrinform.com/photos/2019_01/thumb_files/630_360_1548234473-384.png" text:style-name="Internet_20_link" text:visited-style-name="Visited_20_Internet_20_Link">
630_360_15482...</text:a>
"]</text:p>
      <text:p text:style-name="P4">
Tags: ['Huawei', 'США', 'Технології']</text:p>
      <text:p text:style-name="P4">
Type: Article</text:p>
      <!--METADATA-->
      <text:p text:style-name="P4">
<draw:frame draw:style-name="fr1" draw:name="Image144" text:anchor-type="as-char" svg:width="6.9236in" svg:height="3.956343in" draw:z-index="0">
<draw:image xlink:href="../Images/yкринформ/2023-04-20T18-14-00-03-00/630_360_1548234473-384.png" xlink:type="simple" xlink:show="embed" xlink:actuate="onLoad" draw:mime-type="image/png"/>
</draw:frame>
 Китайськакомпанія Huawei Technologies заявила в четвер, що замінює внутрішні системикерування програмним забезпеченням, які раніше отримувала від американськихпостачальників, на власну версію.</text:p>
      <text:p text:style-name="P4">
Як передає Укрінформ, про це повідомляє <text:a xlink:type="simple" xlink:href="https://www.reuters.com/technology/huawei-launches-in-house-software-system-after-being-cut-off-us-services-2023-04-20/" text:style-name="Internet_20_link" text:visited-style-name="Visited_20_Internet_20_Link">
</text:a>
.</text:p>
      <text:p text:style-name="P4">
У <text:a xlink:type="simple" xlink:href="https://www.ukrinform.ua/tag-huawei" text:style-name="Internet_20_link" text:visited-style-name="Visited_20_Internet_20_Link">
 </text:a>
 в четвер провели внутрішнюцеремонію у місті Дунгуань з нагоди переходу на власну систему плануванняресурсів підприємства під назвою MetaERP.</text:p>
      <text:p text:style-name="P4">
Програмне забезпечення ERP використовується компаніями для керування ключовимибізнес-операціями, від бухгалтерського обліку і до керуванням ланцюгомпостачання.</text:p>
      <text:p text:style-name="P4">
Система MetaERP Huawei - це «хмарний» продукт, який використовує хмарніобчислювальні системи компанії для більшої ефективності, аніж традиційні ERP-продукти, повідомив Тао Цзінвен, член правління компанії та президентдепартаменту якості, бізнес-процесів та IT-менеджменту.</text:p>
      <text:p text:style-name="P4">
Тао додав, що нова система була повністю протестована та обробляє 15 мільйоніврядків бухгалтерських записів щодня.</text:p>
      <text:p text:style-name="P4">
Наразі внутрішня MetaERP була розгорнута у 80% бізнесу компанії.</text:p>
      <text:p text:style-name="P4">
Нова система є потенційним новим бізнес-напрямком для компанії, яка розширюєдіяльність, намагаючись втриматися під тиском США. За словами Тао, відключеннядоступу до системи ERP унаслідок введення обмежень з боку США було «масштабноюкризою» для Huawei.</text:p>
      <text:p text:style-name="P4">
<text:span text:style-name="T4">
Читайте також:</text:span>
 <text:a xlink:type="simple" xlink:href="https://www.ukrinform.ua/rubric-technology/3636984-huawei-zakrivae-v-rosii-pidrozdil-prodaziv-telekomobladnanna-zmi.html" text:style-name="Internet_20_link" text:visited-style-name="Visited_20_Internet_20_Link">
 <text:span text:style-name="T4">
Huawei</text:span>
 </text:a>
</text:p>
      <text:p text:style-name="P4">
Як повідомлялося, наприкінці січня цього року Адміністрація США вирішиласуттєво посилити <text:a xlink:type="simple" xlink:href="https://www.ukrinform.ua/rubric-technology/3662480-stati-zaboronili-prodavati-huawei-bilsist-sucasnih-tehnologij-zmi.html" text:style-name="Internet_20_link" text:visited-style-name="Visited_20_Internet_20_Link">
 </text:a>
 ,заборонивши американським компаніям продавати їй більшість технологій ітоварів.</text:p>
      <text:p text:style-name="P4">
Huawei ще кілька років тому постав перед забороною на експорт із США деякихтехнологій, пов’язаних із 5G, але продаж певних товарів все ж дозволявся.</text:p>
      <text:p text:style-name="P4">
Проте після нова офіційна політика включає заборону передачі Huawei товарівнижчих рівнів 5G, серед яких: 4G, Wifi 6 і 7, штучний інтелект, потужнікомп’ютерні системи й хмарні технології.</text:p>
      <text:p text:style-name="P4">
Source: <text:a xlink:type="simple" xlink:href="https://www.ukrinform.ua/rubric-technology/3698506-huawei-zapuskae-vlasnu-programnu-sistemu-cerez-vidklucenna-vid-poslug-ssa.html" text:style-name="Internet_20_link" text:visited-style-name="Visited_20_Internet_20_Link">
https://www.ukrinform.ua/rubric-technology/3698506-huawei-zapuskae-vlasnu-programnu-sistemu-cerez-vidklucenna-vid-poslug-ssa.html</text:a>
</text:p>
      <!--NEWS-->
      <text:h text:style-name="P10" text:outline-level="1">
<text:span text:style-name="T4">
росіяни двічі за день обстріляли Очаків із РСЗВ</text:span>
</text:h>
      <text:p text:style-name="P4">
Authors: Ukrinform (Person)</text:p>
      <text:p text:style-name="P4">
Publisher: Укринформ (Organization)</text:p>
      <text:p text:style-name="P4">
Published Time: 2023-04-20T18:16:00+03:00</text:p>
      <text:p text:style-name="P4">
Modified Time: 2023-04-20T18:16:00+03:00</text:p>
      <text:p text:style-name="P4">
Description: російські загарбники вдруге за сьогодні обстріляли місто Очаків на Миколаївщині з РСЗВ. — Укрінформ.</text:p>
      <text:p text:style-name="P4">
Images: ["<text:a xlink:type="simple" xlink:href="https://static.ukrinform.com/photos/2023_03/thumb_files/630_360_1677781968-366.jpg" text:style-name="Internet_20_link" text:visited-style-name="Visited_20_Internet_20_Link">
630_360_16777...</text:a>
"]</text:p>
      <text:p text:style-name="P4">
Tags: ['Миколаївщина', 'Обстріл', 'Очаків', 'Війна з росією']</text:p>
      <text:p text:style-name="P4">
Type: Article</text:p>
      <!--METADATA-->
      <text:p text:style-name="P4">
<draw:frame draw:style-name="fr1" draw:name="Image145" text:anchor-type="as-char" svg:width="6.9236in" svg:height="3.956343in" draw:z-index="0">
<draw:image xlink:href="../Images/yкринформ/2023-04-20T18-16-00-03-00/630_360_1677781968-366.jpg" xlink:type="simple" xlink:show="embed" xlink:actuate="onLoad" draw:mime-type="image/jpeg"/>
</draw:frame>
 російськізагарбники вдруге за сьогодні обстріляли місто Очаків на Миколаївщині з РСЗВ.</text:p>
      <text:p text:style-name="P4">
Про це повідомив начальник поліції Миколаївської області Сергій Шайхет у <text:a xlink:type="simple" xlink:href="https://t.me/chat_s_shayhet/1836" text:style-name="Internet_20_link" text:visited-style-name="Visited_20_Internet_20_Link">
</text:a>
 передає Укрінформ.</text:p>
      <text:p text:style-name="P4">
«м. Очаків. Знову <text:a xlink:type="simple" xlink:href="https://www.ukrinform.ua/tag-obstril" text:style-name="Internet_20_link" text:visited-style-name="Visited_20_Internet_20_Link">
 </text:a>
 міста, з певноюперіодичністю, попередньо з РСЗВ зі сторони Кінбурської коси. Пошкодження тапотерпілих встановлюємо», - написав Шайхет.</text:p>
      <text:p text:style-name="P4">
<text:span text:style-name="T4">
Читайте також:</text:span>
 <text:a xlink:type="simple" xlink:href="https://www.ukrinform.ua/rubric-regions/3698427-zvazku-z-zitelami-okupovanoi-kinburnskoi-kosi-nemae-kim.html" text:style-name="Internet_20_link" text:visited-style-name="Visited_20_Internet_20_Link">
 <text:span text:style-name="T4">
Кім</text:span>
 </text:a>
</text:p>
      <text:p text:style-name="P4">
Як повідомлялося, російські війська у четвер, 20 квітня, вкотре завдалиартилерійських ударів по Очакову Миколаївської області.</text:p>
      <text:p text:style-name="P4">
<text:span text:style-name="T5">
Фото ілюстративне</text:span>
</text:p>
      <text:p text:style-name="P4">
Source: <text:a xlink:type="simple" xlink:href="https://www.ukrinform.ua/rubric-ato/3698507-rosiani-dvici-za-den-obstrilali-ocakiv-iz-rszv.html" text:style-name="Internet_20_link" text:visited-style-name="Visited_20_Internet_20_Link">
https://www.ukrinform.ua/rubric-ato/3698507-rosiani-dvici-za-den-obstrilali-ocakiv-iz-rszv.html</text:a>
</text:p>
      <!--NEWS-->
      <text:h text:style-name="P10" text:outline-level="1">
<text:span text:style-name="T4">
Швед і Степаненко повернулися до загальної групи «Шахтаря»</text:span>
</text:h>
      <text:p text:style-name="P4">
Authors: Ukrinform (Person)</text:p>
      <text:p text:style-name="P4">
Publisher: Укринформ (Organization)</text:p>
      <text:p text:style-name="P4">
Published Time: 2023-04-20T18:22:31+03:00</text:p>
      <text:p text:style-name="P4">
Modified Time: 2023-04-20T18:22:31+03:00</text:p>
      <text:p text:style-name="P4">
Description: «Гірники» готуються до матчу проти «Динамо». — Укрінформ.</text:p>
      <text:p text:style-name="P4">
Images: ["<text:a xlink:type="simple" xlink:href="https://static.ukrinform.com/photos/2023_04/thumb_files/630_360_1682004023-377.jpg" text:style-name="Internet_20_link" text:visited-style-name="Visited_20_Internet_20_Link">
630_360_16820...</text:a>
"]</text:p>
      <text:p text:style-name="P4">
Tags: ['Степаненко', 'Шахтар', "Мар'ян Швед"]</text:p>
      <text:p text:style-name="P4">
Type: Article</text:p>
      <!--METADATA-->
      <text:p text:style-name="P4">
<draw:frame draw:style-name="fr1" draw:name="Image146" text:anchor-type="as-char" svg:width="6.9236in" svg:height="3.956343in" draw:z-index="0">
<draw:image xlink:href="../Images/yкринформ/2023-04-20T18-22-31-03-00/630_360_1682004023-377.jpg" xlink:type="simple" xlink:show="embed" xlink:actuate="onLoad" draw:mime-type="image/jpeg"/>
</draw:frame>
 «Гірники»готуються до матчу проти «Динамо».</text:p>
      <text:p text:style-name="P4">
Донецький «Шахтар» продовжує підготовку до 22-го туру УПЛ, у якому зіграє з«Динамо», <text:a xlink:type="simple" xlink:href="https://shakhtar.com/uk-ua/news/2023/april/20_news/20_training-session/" text:style-name="Internet_20_link" text:visited-style-name="Visited_20_Internet_20_Link">
 </text:a>
 пресслужба «гірників», передає Укрінформ.</text:p>
      <text:p text:style-name="P4">
До загальної групи «гірників» повернулися два українські півзахисники.Досвідчений хавбек Тарас Степаненко та вінгер Мар’ян Швед декілька днівтренуються разом із командою.</text:p>
      <text:p text:style-name="P4">
Нагадаємо, Швед отримав травму у вересні у контрольному поєдинку з польськимклубом «Радом’яком». З того часу він лікувався і займався поза основноюгрупою. Відомо, що у Шведа пубалгія – хронічне пошкодження паху, внаслідокчого гравець переніс операцію.</text:p>
      <text:p text:style-name="P4">
На рахунку Мар’яна Шведа дев’ять матчів, у яких він відзначився трьома голамита одним асистом.</text:p>
      <text:p text:style-name="P4">
Степаненко провів 28 матчів за Шахтар у всіх турнірах сезону. На рахункупівзахисника — один гол і два асисти.</text:p>
      <text:p text:style-name="P4">
<text:span text:style-name="T4">
Читайте також:</text:span>
 <text:a xlink:type="simple" xlink:href="https://www.ukrinform.ua/rubric-sports/3696674-upl-sahtar-zdolav-lviv.html" text:style-name="Internet_20_link" text:visited-style-name="Visited_20_Internet_20_Link">
 <text:span text:style-name="T4">
Шахтар</text:span>
 </text:a>
</text:p>
      <text:p text:style-name="P4">
Як повідомляв Укрінформ, команда Ігоря Йовічевіча зіграє з «Динамо» у суботу,22 квітня.</text:p>
      <text:p text:style-name="P4">
Фото: shakhtar.com</text:p>
      <text:p text:style-name="P4">
Source: <text:a xlink:type="simple" xlink:href="https://www.ukrinform.ua/rubric-sports/3698510-sved-i-stepanenko-povernulisa-do-zagalnoi-grupi-sahtara.html" text:style-name="Internet_20_link" text:visited-style-name="Visited_20_Internet_20_Link">
https://www.ukrinform.ua/rubric-sports/3698510-sved-i-stepanenko-povernulisa-do-zagalnoi-grupi-sahtara.html</text:a>
</text:p>
      <!--NEWS-->
      <text:h text:style-name="P10" text:outline-level="1">
<text:span text:style-name="T4">
Ізраїль припиняє термінову імміграцію євреїв з росії та білорусі</text:span>
</text:h>
      <text:p text:style-name="P4">
Authors: Ukrinform (Person)</text:p>
      <text:p text:style-name="P4">
Publisher: Укринформ (Organization)</text:p>
      <text:p text:style-name="P4">
Published Time: 2023-04-20T18:25:23+03:00</text:p>
      <text:p text:style-name="P4">
Modified Time: 2023-04-20T18:25:23+03:00</text:p>
      <text:p text:style-name="P4">
Description: Міністерство алії та інтеграції Ізраїлю вирішило скасувати термінові імміграційні послуги для майбутніх олімів із росії та білорусі у зв’язку з початком повномасштабного вторгнення рф в Україну минулого року. — Укрінформ.</text:p>
      <text:p text:style-name="P4">
Images: ["<text:a xlink:type="simple" xlink:href="https://static.ukrinform.com/photos/2023_04/thumb_files/630_360_1682004119-945.png" text:style-name="Internet_20_link" text:visited-style-name="Visited_20_Internet_20_Link">
630_360_16820...</text:a>
"]</text:p>
      <text:p text:style-name="P4">
Tags: ['білорусь', 'Ізраїль', 'росія', 'Євреї']</text:p>
      <text:p text:style-name="P4">
Type: Article</text:p>
      <!--METADATA-->
      <text:p text:style-name="P4">
<draw:frame draw:style-name="fr1" draw:name="Image147" text:anchor-type="as-char" svg:width="6.9236in" svg:height="3.956343in" draw:z-index="0">
<draw:image xlink:href="../Images/yкринформ/2023-04-20T18-25-23-03-00/630_360_1682004119-945.png" xlink:type="simple" xlink:show="embed" xlink:actuate="onLoad" draw:mime-type="image/png"/>
</draw:frame>
Міністерство алії та інтеграції Ізраїлю вирішило скасувати терміновіімміграційні послуги для майбутніх олімів із росії та білорусі у зв’язку зпочатком повномасштабного вторгнення рф в Україну минулого року.</text:p>
      <text:p text:style-name="P4">
Як передає Укрінформ, про це повідомляє <text:a xlink:type="simple" xlink:href="http://www.jpost.com/aliyah/article-739773" text:style-name="Internet_20_link" text:visited-style-name="Visited_20_Internet_20_Link">
</text:a>
 .</text:p>
      <text:p text:style-name="P4">
Ця послуга пропонувала майбутнім олімам, або євреям-іммігрантам, без візипройти усі необхідні міністерства та установи в одному місці в Ізраїлі, зподальшим очікуванням візи та громадянства для перебування у країні.</text:p>
      <text:p text:style-name="P4">
Такі імміграційні послуги, які спочатку були запропоновані для олімів зУкраїни, пізніше були запроваджені і для осіб з росії та білорусі.</text:p>
      <text:p text:style-name="P4">
<text:span text:style-name="T4">
Читайте також:</text:span>
 <text:a xlink:type="simple" xlink:href="https://www.ukrinform.ua/rubric-regions/3691009-na-zakarpatti-zatrimali-rosijskogo-agentaantisemita-zaklikav-do-znisenna-evreiv.html" text:style-name="Internet_20_link" text:visited-style-name="Visited_20_Internet_20_Link">
 <text:span text:style-name="T4">
євреїв</text:span>
 </text:a>
</text:p>
      <text:p text:style-name="P4">
У міністерстві додали, що тепер, як і до початку російсько-української війни,для іммігрантів з рф та білорусі не буде послуг «Експрес Алія» за кордоном тав <text:a xlink:type="simple" xlink:href="https://www.ukrinform.ua/tag-izrail" text:style-name="Internet_20_link" text:visited-style-name="Visited_20_Internet_20_Link">
 </text:a>
 . Потенційному оліму доведетьсячекати зустрічі з консулом у консульствах своїх країн, що може призвести дозбільшення тривалості очікування до пів року або більше.</text:p>
      <text:p text:style-name="P4">
За даними міністерства, зміна імміграційного сервісу відбулася, оскількикількість тих, хто має право на алію і прибуває до Ізраїлю без віз, «різкоскоротилася».</text:p>
      <text:p text:style-name="P4">
Водночас особи, які мають право на алію з України, як і раніше, зможутьотримати обслуговування в Ізраїлі.</text:p>
      <text:p text:style-name="P4">
«У світлі війни, що триває в Україні: потенційні оліми з України та особливігуманітарні випадки тих, хто прибуває з росії, отримуватимуть обслуговуванняза форматом OSS (послуга «Служба одного вікна» - ред.), як це було досьогодні», – йдеться у повідомленні.</text:p>
      <text:p text:style-name="P4">
<text:span text:style-name="T4">
Читайте також:</text:span>
 <text:a xlink:type="simple" xlink:href="https://www.ukrinform.ua/rubric-world/3685641-izrail-znav-zaboronu-na-povernenna-evreiv-do-poselen-na-zahidnomu-berezi-ricki-jordan.html" text:style-name="Internet_20_link" text:visited-style-name="Visited_20_Internet_20_Link">
 <text:span text:style-name="T4">
євреїв</text:span>
 </text:a>
</text:p>
      <text:p text:style-name="P4">
Як повідомляв Укрінформ, Ізраїль продовжив гуманітарну допомогу українськимбіженцям, які вимушено виїхали з України внаслідок повномасштабної російськоїагресії.</text:p>
      <text:p text:style-name="P4">
<text:span text:style-name="T5">
Фото: MOSHE SHAI/FLASH90</text:span>
</text:p>
      <text:p text:style-name="P4">
Source: <text:a xlink:type="simple" xlink:href="https://www.ukrinform.ua/rubric-world/3698511-izrail-pripinae-terminovu-immigraciu-evreiv-z-rosii-ta-bilorusi.html" text:style-name="Internet_20_link" text:visited-style-name="Visited_20_Internet_20_Link">
https://www.ukrinform.ua/rubric-world/3698511-izrail-pripinae-terminovu-immigraciu-evreiv-z-rosii-ta-bilorusi.html</text:a>
</text:p>
      <!--NEWS-->
      <text:h text:style-name="P10" text:outline-level="1">
<text:span text:style-name="T4">
Рішення суду в Гаазі за справою Нафтогазу стане прецедентом для інших компаній – Галущенко</text:span>
</text:h>
      <text:p text:style-name="P4">
Authors: Ukrinform (Person)</text:p>
      <text:p text:style-name="P4">
Publisher: Укринформ (Organization)</text:p>
      <text:p text:style-name="P4">
Published Time: 2023-04-20T18:30:20+03:00</text:p>
      <text:p text:style-name="P4">
Modified Time: 2023-04-20T18:30:20+03:00</text:p>
      <text:p text:style-name="P4">
Description: Рішення суду в Гаазі, яке зобов'язує російську федерацію виплатити НАК «Нафтогаз України» компенсацію за втрачене в Криму майно, може стати прецедентом до прийняття таких же рішень і по інших компаніях. — Укрінформ.</text:p>
      <text:p text:style-name="P4">
Images: ["<text:a xlink:type="simple" xlink:href="https://static.ukrinform.com/photos/2023_02/thumb_files/630_360_1675701846-189.jpeg" text:style-name="Internet_20_link" text:visited-style-name="Visited_20_Internet_20_Link">
630_360_16757...</text:a>
"]</text:p>
      <text:p text:style-name="P4">
Tags: ['Нафтогаз', 'Суд', 'Галущенко', 'Єдині новини']</text:p>
      <text:p text:style-name="P4">
Type: Article</text:p>
      <!--METADATA-->
      <text:p text:style-name="P4">
<draw:frame draw:style-name="fr1" draw:name="Image148" text:anchor-type="as-char" svg:width="6.9236in" svg:height="3.956343in" draw:z-index="0">
<draw:image xlink:href="../Images/yкринформ/2023-04-20T18-30-20-03-00/630_360_1675701846-189.jpeg" xlink:type="simple" xlink:show="embed" xlink:actuate="onLoad" draw:mime-type="image/jpeg"/>
</draw:frame>
 Рішеннясуду в Гаазі, яке зобов'язує російську федерацію виплатити НАК «НафтогазУкраїни» компенсацію за втрачене в Криму майно, може стати прецедентом доприйняття таких же рішень і по інших компаніях.</text:p>
      <text:p text:style-name="P4">
Як передає Укрінформ, про це заявив міністр енергетики Герман Галущенко підчас телемарафону «Єдині новини».</text:p>
      <text:p text:style-name="P4">
«Сьогодні багато українських енергокомпаній судяться з <text:a xlink:type="simple" xlink:href="https://www.ukrinform.ua/tag-rosia" text:style-name="Internet_20_link" text:visited-style-name="Visited_20_Internet_20_Link">
</text:a>
 за свої активи. Зокрема, Енергоатом,Укренерго, ДТЕК. Кейс Нафтогазу став першою ластівкою, прецедентом, коли судвизнав, що росіяни просто забрали власність нашої компанії. І я впевнений, щоми отримаємо низку аналогічних арбітражних рішень», - зазначив Галущенко.</text:p>
      <text:p text:style-name="P4">
За його словами, цей механізм дозволить й іншим компаніям розпочинати судовісправи проти рф. Зокрема, багато як державних, так приватних компаній уже цезробили.</text:p>
      <text:p text:style-name="P4">
<text:span text:style-name="T4">
Читайте також:</text:span>
 <text:a xlink:type="simple" xlink:href="https://www.ukrinform.ua/rubric-economy/3694959-v-ukraini-direktora-biloruskoi-naftogazovoi-kompanii-vikrili-u-nesplati-60-miljoniv-podatkiv.html" text:style-name="Internet_20_link" text:visited-style-name="Visited_20_Internet_20_Link">
 <text:span text:style-name="T4">
нафтогаз</text:span>
 </text:a>
</text:p>
      <text:p text:style-name="P4">
Як повідомлялося, російська федерація <text:a xlink:type="simple" xlink:href="https://www.ukrinform.ua/rubric-crimea/3695306-sud-u-gaazi-zobovazav-rosiu-splatiti-5-milardiv-kompensacii-za-zbitki-naftogazu-v-krimu.html" text:style-name="Internet_20_link" text:visited-style-name="Visited_20_Internet_20_Link">
 </text:a>
 у розмірі 5 млрд дол. за збитки, завданізахопленням активів компаній Групи Нафтогаз в АР Крим у 2014 році.</text:p>
      <text:p text:style-name="P4">
<text:span text:style-name="T5">
Фото: Міненерго</text:span>
</text:p>
      <text:p text:style-name="P4">
Source: <text:a xlink:type="simple" xlink:href="https://www.ukrinform.ua/rubric-economy/3698512-risenna-sudu-v-gaazi-za-spravou-naftogazu-stane-precedentom-dla-insih-kompanij-galusenko.html" text:style-name="Internet_20_link" text:visited-style-name="Visited_20_Internet_20_Link">
https://www.ukrinform.ua/rubric-economy/3698512-risenna-sudu-v-gaazi-za-spravou-naftogazu-stane-precedentom-dla-insih-kompanij-galusenko.html</text:a>
</text:p>
      <!--NEWS-->
      <text:h text:style-name="P10" text:outline-level="1">
<text:span text:style-name="T4">
На Запоріжжі через ворожий артобстріл загинуло подружжя</text:span>
</text:h>
      <text:p text:style-name="P4">
Authors: Ukrinform (Person)</text:p>
      <text:p text:style-name="P4">
Publisher: Укринформ (Organization)</text:p>
      <text:p text:style-name="P4">
Published Time: 2023-04-20T18:40:00+03:00</text:p>
      <text:p text:style-name="P4">
Modified Time: 2023-04-20T18:40:00+03:00</text:p>
      <text:p text:style-name="P4">
Description: Внаслідок ворожого обстрілу у Запорізькій області загинуло подружжя та ще одна жінка зазнала поранень. — Укрінформ.</text:p>
      <text:p text:style-name="P4">
Images: ["<text:a xlink:type="simple" xlink:href="https://static.ukrinform.com/photos/2023_04/thumb_files/630_360_1682008772-571.jpg" text:style-name="Internet_20_link" text:visited-style-name="Visited_20_Internet_20_Link">
630_360_16820...</text:a>
"]</text:p>
      <text:p text:style-name="P4">
Tags: ['Обстріл', 'Поранені', 'Запоріжжя', 'Війна з росією']</text:p>
      <text:p text:style-name="P4">
Type: Article</text:p>
      <!--METADATA-->
      <text:p text:style-name="P4">
<draw:frame draw:style-name="fr1" draw:name="Image149" text:anchor-type="as-char" svg:width="6.9236in" svg:height="3.956343in" draw:z-index="0">
<draw:image xlink:href="../Images/yкринформ/2023-04-20T18-40-00-03-00/630_360_1682008772-571.jpg" xlink:type="simple" xlink:show="embed" xlink:actuate="onLoad" draw:mime-type="image/jpeg"/>
</draw:frame>
 Внаслідокворожого обстрілу у Запорізькій області загинуло подружжя та ще одна жінказазнала поранень.</text:p>
      <text:p text:style-name="P4">
Про це в <text:a xlink:type="simple" xlink:href="https://t.me/zoda_gov_ua/18358" text:style-name="Internet_20_link" text:visited-style-name="Visited_20_Internet_20_Link">
 </text:a>
 повідомляє голова Запорізької ОВАЮрій Малашко, передає Укрінформ.</text:p>
      <text:p text:style-name="P4">
"російський снаряд забрав життя родини у Малій Токмачці: 54-річний чоловік та65-річна жінка загинули на власному подвір'ї", - написав Малашко.</text:p>
      <text:p text:style-name="P4">
За його словами, також час артилерійського <text:a xlink:type="simple" xlink:href="https://www.ukrinform.ua/tag-obstril" text:style-name="Internet_20_link" text:visited-style-name="Visited_20_Internet_20_Link">
 </text:a>
 у Кам'янському травмовано 62-річну жінку, яка поверталася додому зотриманим хлібом для себе та своїх сусідів. Зазначається, що евакуаційна групавже доставила її до медичної установи, де надається вся необхідна допомога.</text:p>
      <text:p text:style-name="P4">
<text:span text:style-name="T4">
Читайте також:</text:span>
 <text:a xlink:type="simple" xlink:href="https://www.ukrinform.ua/rubric-ato/3698507-rosiani-dvici-za-den-obstrilali-ocakiv-iz-rszv.html" text:style-name="Internet_20_link" text:visited-style-name="Visited_20_Internet_20_Link">
 <text:span text:style-name="T4">
обстріл</text:span>
 </text:a>
</text:p>
      <text:p text:style-name="P4">
Раніше повідомлялося, що за добу ворог здійснив 86 ударів по 13 населенихпунктах з різних видів озброєння. Зафіксовано 20 нових руйнувань.</text:p>
      <text:p text:style-name="P4">
<text:span text:style-name="T5">
Фото: Офіс Генерального прокурора</text:span>
</text:p>
      <text:p text:style-name="P4">
Source: <text:a xlink:type="simple" xlink:href="https://www.ukrinform.ua/rubric-ato/3698516-na-zaporizzi-cerez-vorozij-artobstril-zaginulo-podruzza.html" text:style-name="Internet_20_link" text:visited-style-name="Visited_20_Internet_20_Link">
https://www.ukrinform.ua/rubric-ato/3698516-na-zaporizzi-cerez-vorozij-artobstril-zaginulo-podruzza.html</text:a>
</text:p>
      <!--NEWS-->
      <text:h text:style-name="P10" text:outline-level="1">
<text:span text:style-name="T4">
Агентство відновлення розпочало аварійний ремонт дороги з Харкова до Вовчанська</text:span>
</text:h>
      <text:p text:style-name="P4">
Authors: Ukrinform (Person)</text:p>
      <text:p text:style-name="P4">
Publisher: Укринформ (Organization)</text:p>
      <text:p text:style-name="P4">
Published Time: 2023-04-20T18:40:20+03:00</text:p>
      <text:p text:style-name="P4">
Modified Time: 2023-04-20T18:40:20+03:00</text:p>
      <text:p text:style-name="P4">
Description: Державне агентство відновлення та розвитку інфраструктури розпочало аварійний ремонт дороги Харків – Вовчанськ – КПП Чугунівка до звільненого міста Вовчанськ на Харківщині. — Укрінформ.</text:p>
      <text:p text:style-name="P4">
Images: ["<text:a xlink:type="simple" xlink:href="https://static.ukrinform.com/photos/2023_04/thumb_files/630_360_1682004888-963.jpg" text:style-name="Internet_20_link" text:visited-style-name="Visited_20_Internet_20_Link">
630_360_16820...</text:a>
", "<text:a xlink:type="simple" xlink:href="https://static.ukrinform.com/photos/2023_04/1682004888-820.jpg" text:style-name="Internet_20_link" text:visited-style-name="Visited_20_Internet_20_Link">
1682004888-82...</text:a>
", "<text:a xlink:type="simple" xlink:href="https://static.ukrinform.com/photos/2023_04/1682004888-692.jpg" text:style-name="Internet_20_link" text:visited-style-name="Visited_20_Internet_20_Link">
1682004888-69...</text:a>
", "<text:a xlink:type="simple" xlink:href="https://static.ukrinform.com/photos/2023_04/1682004889-279.jpg" text:style-name="Internet_20_link" text:visited-style-name="Visited_20_Internet_20_Link">
1682004889-27...</text:a>
"]</text:p>
      <text:p text:style-name="P4">
Tags: ['Дороги', 'Харківщина', 'Відбудова']</text:p>
      <text:p text:style-name="P4">
Type: Article</text:p>
      <!--METADATA-->
      <text:p text:style-name="P4">
<draw:frame draw:style-name="fr1" draw:name="Image150" text:anchor-type="as-char" svg:width="6.9236in" svg:height="3.956343in" draw:z-index="0">
<draw:image xlink:href="../Images/yкринформ/2023-04-20T18-40-20-03-00/630_360_1682004888-963.jpg" xlink:type="simple" xlink:show="embed" xlink:actuate="onLoad" draw:mime-type="image/jpeg"/>
</draw:frame>
 Державнеагентство відновлення та розвитку інфраструктури розпочало аварійний ремонтдороги Харків – Вовчанськ – КПП Чугунівка до звільненого міста Вовчанськ наХарківщині.</text:p>
      <text:p text:style-name="P4">
Про це повідомляє Укрінформ із посиланням на пресслужбу відомства у <text:a xlink:type="simple" xlink:href="https://www.facebook.com/agency.for.restoration/posts/pfbid0cgznXAhL6iF8mSuTEcieVCARQiLwFQhYoaFUoTAEhSxmnBBsoVgDUDzbAN565kiZl" text:style-name="Internet_20_link" text:visited-style-name="Visited_20_Internet_20_Link">
</text:a>
.</text:p>
      <text:p text:style-name="P4">
«Проводимо аварійний ремонт дороги Т-21-04 Харків – Вовчанськ – КПП Чугунівкадо звільненого Вовчанська на Харківщині. Місто регулярно обстрілює ворог,напередодні росіяни завдали авіаудару по центру. Якісне сполучення з Харковомнадважливе для порятунку поранених, доїзду рятувальників та гуманітарнихконвоїв», - ідеться в повідомленні.</text:p>
      <text:p text:style-name="P4">
<text:span text:style-name="T4">
Читайте також:</text:span>
 <text:a xlink:type="simple" xlink:href="https://www.ukrinform.ua/rubric-regions/3698217-zagarbniki-obstrilali-tri-prikordonni-rajoni-harkivsini.html" text:style-name="Internet_20_link" text:visited-style-name="Visited_20_Internet_20_Link">
 </text:a>
</text:p>
      <text:p text:style-name="P4">
<draw:frame draw:style-name="fr1" draw:name="Image151" text:anchor-type="as-char" svg:width="6.9236in" svg:height="4.615733in" draw:z-index="0">
<draw:image xlink:href="../Images/yкринформ/2023-04-20T18-40-20-03-00/1682004888-820.jpg" xlink:type="simple" xlink:show="embed" xlink:actuate="onLoad" draw:mime-type="image/jpeg"/>
</draw:frame>
</text:p>
      <text:p text:style-name="P4">
В агентстві уточнили, що 60 кілометрів дороги до Вовчанська, яка буланапівзруйнована внаслідок бойових дій, дорожники ремонтують з минулого року.На деяких ділянках дороги є значні пошкодження, які водії змушені об'їжджатиполем, наражаючи себе на мінну небезпеку.</text:p>
      <text:p text:style-name="P4">
<text:span text:style-name="T4">
Читайте також:</text:span>
 <text:a xlink:type="simple" xlink:href="https://www.ukrinform.ua/rubric-vidbudova/3698349-hersonsina-akim-bude-region-pisla-povnoi-jogo-deokupacii.html" text:style-name="Internet_20_link" text:visited-style-name="Visited_20_Internet_20_Link">
 </text:a>
</text:p>
      <text:p text:style-name="P4">
<draw:frame draw:style-name="fr1" draw:name="Image152" text:anchor-type="as-char" svg:width="6.9236in" svg:height="4.615733in" draw:z-index="0">
<draw:image xlink:href="../Images/yкринформ/2023-04-20T18-40-20-03-00/1682004888-692.jpg" xlink:type="simple" xlink:show="embed" xlink:actuate="onLoad" draw:mime-type="image/jpeg"/>
</draw:frame>
<draw:frame draw:style-name="fr1" draw:name="Image153" text:anchor-type="as-char" svg:width="6.9236in" svg:height="4.615733in" draw:z-index="0">
<draw:image xlink:href="../Images/yкринформ/2023-04-20T18-40-20-03-00/1682004889-279.jpg" xlink:type="simple" xlink:show="embed" xlink:actuate="onLoad" draw:mime-type="image/jpeg"/>
</draw:frame>
</text:p>
      <text:p text:style-name="P4">
Як повідомлялось, в Україні внаслідок воєнних дій зруйновано чи пошкоджено25,1 тис. кілометрів <text:a xlink:type="simple" xlink:href="https://www.ukrinform.ua/tag-dorogi" text:style-name="Internet_20_link" text:visited-style-name="Visited_20_Internet_20_Link">
 </text:a>
 , з них 8,8 тис.кілометрів державних автошляхів.</text:p>
      <text:p text:style-name="P4">
Source: <text:a xlink:type="simple" xlink:href="https://www.ukrinform.ua/rubric-vidbudova/3698517-agentstvo-vidnovlenna-rozpocalo-avarijnij-remont-dorogi-z-harkova-do-vovcanska.html" text:style-name="Internet_20_link" text:visited-style-name="Visited_20_Internet_20_Link">
https://www.ukrinform.ua/rubric-vidbudova/3698517-agentstvo-vidnovlenna-rozpocalo-avarijnij-remont-dorogi-z-harkova-do-vovcanska.html</text:a>
</text:p>
      <!--NEWS-->
      <text:h text:style-name="P10" text:outline-level="1">
<text:span text:style-name="T4">
Нафтогаз виконав зобов’язання, щоб Україна отримала нещодавню програму МВФ – Чернишов</text:span>
</text:h>
      <text:p text:style-name="P4">
Authors: Ukrinform (Person)</text:p>
      <text:p text:style-name="P4">
Publisher: Укринформ (Organization)</text:p>
      <text:p text:style-name="P4">
Published Time: 2023-04-20T18:49:00+03:00</text:p>
      <text:p text:style-name="P4">
Modified Time: 2023-04-20T18:49:00+03:00</text:p>
      <text:p text:style-name="P4">
Description: НАК «Нафтогаз» виконав свою частину зобов’язань, щоб Україна отримала нещодавню програму Міжнародного валютного фонду (МВФ). — Укрінформ.</text:p>
      <text:p text:style-name="P4">
Images: ["<text:a xlink:type="simple" xlink:href="https://static.ukrinform.com/photos/2020_01/thumb_files/630_360_1578575518-950.jpg" text:style-name="Internet_20_link" text:visited-style-name="Visited_20_Internet_20_Link">
630_360_15785...</text:a>
"]</text:p>
      <text:p text:style-name="P4">
Tags: ['МВФ', 'Нафтогаз', 'Чернишов']</text:p>
      <text:p text:style-name="P4">
Type: Article</text:p>
      <!--METADATA-->
      <text:p text:style-name="P4">
<draw:frame draw:style-name="fr1" draw:name="Image154" text:anchor-type="as-char" svg:width="6.9236in" svg:height="3.956343in" draw:z-index="0">
<draw:image xlink:href="../Images/yкринформ/2023-04-20T18-49-00-03-00/630_360_1578575518-950.jpg" xlink:type="simple" xlink:show="embed" xlink:actuate="onLoad" draw:mime-type="image/jpeg"/>
</draw:frame>
 НАК«Нафтогаз» виконав свою частину зобов’язань, щоб Україна отримала нещодавнюпрограму Міжнародного валютного фонду (МВФ).</text:p>
      <text:p text:style-name="P4">
На цьому наголосив очільник Нафтогазу Олексій Чернишов на зустрічі з головоюмісії Міжнародного валютного фонду в Україні Гевіном Греєм, повідомляєУкрінформ із посиланням на <text:a xlink:type="simple" xlink:href="http://www.naftogaz.com/news/naftogaz-fulfills-obligations-program-imf" text:style-name="Internet_20_link" text:visited-style-name="Visited_20_Internet_20_Link">
 </text:a>
 .</text:p>
      <text:p text:style-name="P4">
Участь у зустрічі також взяли заступник голови місії Натан Епштейн тазаступниця голови європейського департаменту МВФ Ума Рамакрішнан.</text:p>
      <text:p text:style-name="P4">
«Співпраця з <text:a xlink:type="simple" xlink:href="https://www.ukrinform.ua/tag-mvf" text:style-name="Internet_20_link" text:visited-style-name="Visited_20_Internet_20_Link">
 </text:a>
 – надважлива для стійкостінашої держави в часи війни. Сам факт наявності програми є сигналом дляцивілізованого світу, що країна рухається у правильному напрямку. &lt;...&gt;
Нафтогаз виконав свою частину умов, аби наша держава отримала нещодавнюпрограму МВФ. Цим демонструємо – ми надійний партнер», – заявив Чернишов.</text:p>
      <text:p text:style-name="P4">
Він запевнив, що компанія і надалі виконуватиме умови затвердженої кредитноїугоди.</text:p>
      <text:p text:style-name="P4">
Представники Міжнародного валютного фонду підтвердили, що всі умови дляотримання Україною розширеної фінансової допомоги, які стосувалися Нафтогазу,Група компаній виконала в повному обсязі.</text:p>
      <text:p text:style-name="P4">
Сторони також узгодили позиції щодо виконання умов програми МВФ длястабільного виділення коштів за нею, додали в Нафтогазі.</text:p>
      <text:p text:style-name="P4">
<text:span text:style-name="T4">
Читайте також:</text:span>
 <text:a xlink:type="simple" xlink:href="https://www.ukrinform.ua/rubric-economy/3695958-ukraina-rozrahovue-cogoric-otrimati-vid-mvf-ise-dva-transi-na-18-milarda.html" text:style-name="Internet_20_link" text:visited-style-name="Visited_20_Internet_20_Link">
 <text:span text:style-name="T4">
МВФ</text:span>
 </text:a>
</text:p>
      <text:p text:style-name="P4">
Як повідомлялося, виконавча рада МВФ наприкінці березня схвалила чотирирічнийпакет фінансування для України на суму 15,6 млрд дол., щоб допомогти країнізадовольнити нагальні фінансові потреби на тлі триваючої війни.</text:p>
      <text:p text:style-name="P4">
Загалом цього року Україна має змогу отримати від МВФ три транші на загальнусуму 3,3 млрд СПЗ (4,5 млрд дол.).</text:p>
      <text:p text:style-name="P4">
Source: <text:a xlink:type="simple" xlink:href="https://www.ukrinform.ua/rubric-economy/3698520-naftogaz-vikonav-zobovazanna-za-novou-programou-mvf-cernisov.html" text:style-name="Internet_20_link" text:visited-style-name="Visited_20_Internet_20_Link">
https://www.ukrinform.ua/rubric-economy/3698520-naftogaz-vikonav-zobovazanna-za-novou-programou-mvf-cernisov.html</text:a>
</text:p>
      <!--NEWS-->
      <text:h text:style-name="P10" text:outline-level="1">
<text:span text:style-name="T4">
Зеленський обговорив з Рютте ситуацію на фронті та подякував за військову допомогу</text:span>
</text:h>
      <text:p text:style-name="P4">
Authors: Ukrinform (Person)</text:p>
      <text:p text:style-name="P4">
Publisher: Укринформ (Organization)</text:p>
      <text:p text:style-name="P4">
Published Time: 2023-04-20T18:49:46+03:00</text:p>
      <text:p text:style-name="P4">
Modified Time: 2023-04-20T18:49:46+03:00</text:p>
      <text:p text:style-name="P4">
Description: Президент Володимир Зеленський подякував прем’єр-міністру Нідерландів Марку Рютте за передану систему Patriot і спільне з Данією рішення надати 14 танків Leopard. — Укрінформ.</text:p>
      <text:p text:style-name="P4">
Images: ["<text:a xlink:type="simple" xlink:href="https://static.ukrinform.com/photos/2022_06/thumb_files/630_360_1655321433-213.jpeg" text:style-name="Internet_20_link" text:visited-style-name="Visited_20_Internet_20_Link">
630_360_16553...</text:a>
"]</text:p>
      <text:p text:style-name="P4">
Tags: ['Нідерланди', 'Рютте', 'Зеленський', 'Війна з росією']</text:p>
      <text:p text:style-name="P4">
Type: Article</text:p>
      <!--METADATA-->
      <text:p text:style-name="P4">
<draw:frame draw:style-name="fr1" draw:name="Image155" text:anchor-type="as-char" svg:width="6.9236in" svg:height="3.956343in" draw:z-index="0">
<draw:image xlink:href="../Images/yкринформ/2023-04-20T18-49-46-03-00/630_360_1655321433-213.jpeg" xlink:type="simple" xlink:show="embed" xlink:actuate="onLoad" draw:mime-type="image/jpeg"/>
</draw:frame>
 ПрезидентВолодимир Зеленський подякував прем’єр-міністру Нідерландів Марку Рютте запередану систему Patriot і спільне з Данією рішення надати 14 танків Leopard.</text:p>
      <text:p text:style-name="P4">
Про це глава Української держави написав у <text:a xlink:type="simple" xlink:href="http://twitter.com/ZelenskyyUa/status/1649070922698039298" text:style-name="Internet_20_link" text:visited-style-name="Visited_20_Internet_20_Link">
</text:a>
, передає Укрінформ.</text:p>
      <text:p text:style-name="P4">
"Провів плідну розмову з Марком Рютте. Обговорили ситуацію на фронті.Подякував за передану систему Patriot і спільне з Данією рішення надати 14Leopard 2. А також за виділення €274 млн з пакету підтримки України на €2,5млрд. Працюємо далі з Нідерландами над притягненням агресора довідповідальності", - написав <text:a xlink:type="simple" xlink:href="https://www.ukrinform.ua/tag-prezident" text:style-name="Internet_20_link" text:visited-style-name="Visited_20_Internet_20_Link">
 </text:a>
 .</text:p>
      <text:p text:style-name="P4">
<text:span text:style-name="T4">
Читайте також:</text:span>
 <text:a xlink:type="simple" xlink:href="https://www.ukrinform.ua/rubric-polytics/3672472-glava-mzs-niderlandiv-ne-mozna-vtomluvatisa-vid-vijni-treba-dopomagati-ukraini.html" text:style-name="Internet_20_link" text:visited-style-name="Visited_20_Internet_20_Link">
 </text:a>
</text:p>
      <text:p text:style-name="P4">
Як повідомлялося, Нідерланди та Данія передадуть Україні 14 танків Leopard 2A4німецького виробництва.</text:p>
      <text:p text:style-name="P4">
Source: <text:a xlink:type="simple" xlink:href="https://www.ukrinform.ua/rubric-polytics/3698521-zelenskij-obgovoriv-z-rutte-situaciu-na-fronti-ta-podakuvav-za-vijskovu-dopomogu.html" text:style-name="Internet_20_link" text:visited-style-name="Visited_20_Internet_20_Link">
https://www.ukrinform.ua/rubric-polytics/3698521-zelenskij-obgovoriv-z-rutte-situaciu-na-fronti-ta-podakuvav-za-vijskovu-dopomogu.html</text:a>
</text:p>
      <!--NEWS-->
      <text:h text:style-name="P10" text:outline-level="1">
<text:span text:style-name="T4">
Україна приєдналася до системи цивільного захисту ЄС</text:span>
</text:h>
      <text:p text:style-name="P4">
Authors: Ukrinform (Person)</text:p>
      <text:p text:style-name="P4">
Publisher: Укринформ (Organization)</text:p>
      <text:p text:style-name="P4">
Published Time: 2023-04-20T18:56:01+03:00</text:p>
      <text:p text:style-name="P4">
Modified Time: 2023-04-20T18:56:01+03:00</text:p>
      <text:p text:style-name="P4">
Description: У межах Міжнародного саміту міст і регіонів відбулася церемонія підписання угоди про вступ України в систему Механізму цивільного захисту Європейського Союзу. — Укрінформ.</text:p>
      <text:p text:style-name="P4">
Images: ["<text:a xlink:type="simple" xlink:href="https://static.ukrinform.com/photos/2018_04/thumb_files/630_360_1524156792-5911.jpg" text:style-name="Internet_20_link" text:visited-style-name="Visited_20_Internet_20_Link">
630_360_15241...</text:a>
"]</text:p>
      <text:p text:style-name="P4">
Tags: ['Євросоюз', 'Клименко', 'Цивільний захист', 'Стефанішина']</text:p>
      <text:p text:style-name="P4">
Type: Article</text:p>
      <!--METADATA-->
      <text:p text:style-name="P4">
<draw:frame draw:style-name="fr1" draw:name="Image156" text:anchor-type="as-char" svg:width="6.9236in" svg:height="3.956343in" draw:z-index="0">
<draw:image xlink:href="../Images/yкринформ/2023-04-20T18-56-01-03-00/630_360_1524156792-5911.jpg" xlink:type="simple" xlink:show="embed" xlink:actuate="onLoad" draw:mime-type="image/jpeg"/>
</draw:frame>
 У межахМіжнародного саміту міст і регіонів відбулася церемонія підписання угоди провступ України в систему Механізму цивільного захисту Європейського Союзу.</text:p>
      <text:p text:style-name="P4">
Підписи під документом поставили міністр внутрішніх справ України ІгорКлименко та комісар ЄС із питань гуманітарної допомоги та управління кризовимиявищами Янез Ленарчич, а засвідчила підписання віцепрем'єр-міністр з питаньєвропейської та євроатлантичної інтеграції Ольга Стефанішина, передаєкореспондент Укрінформу.</text:p>
      <text:p text:style-name="P4">
Механізм цивільного захисту <text:a xlink:type="simple" xlink:href="https://www.ukrinform.ua/tag-evrosouz" text:style-name="Internet_20_link" text:visited-style-name="Visited_20_Internet_20_Link">
 </text:a>
 -найбільша у світі система надання міжнародної координованої оперативноїдопомоги при надзвичайних ситуаціях. Вона включає різноманітні ресурси таформи допомоги від 28 країн-членів та низки країн- кандидатів на вступ у ЄС.Приєднання до МЦЗ ЄС дасть змогу Україніі повноцінно використовувати всіінструменти та програми Євросоюзу для розвитку національної системи цивільногозахисту та залучення допомоги.</text:p>
      <text:p text:style-name="P4">
<text:span text:style-name="T4">
Читайте також:</text:span>
 <text:a xlink:type="simple" xlink:href="https://www.ukrinform.ua/rubric-economy/3698156-u-es-mae-buti-spilnij-pidhid-do-pitanna-prodovolcogo-importu-z-ukraini-evrokomisia.html" text:style-name="Internet_20_link" text:visited-style-name="Visited_20_Internet_20_Link">
 </text:a>
</text:p>
      <text:p text:style-name="P4">
Від початку повномасштабного вторгнення у межах Механізму цивільного захистуУкраїна отримала понад 70 тисяч тонн допомоги від країн ЄС - від харчів дообладнання для розмінування та спецтехніки.</text:p>
      <text:p text:style-name="P4">
Дорожню карту, щоб офіційно стати частиною системи Механізму цивільногозахисту ЄС, Україна отримала восени 2022 року. У документі були зазначеніконкретні кроки, які Київ мав виконати перед набуттям повноправного членства всистемі.</text:p>
      <text:p text:style-name="P4">
Крім того, під час саміту укладено понад 10 угод між новими містами-побратимами, підписано меморандуми про співробітництво та взаєморозуміння,заяви про наміри співпраці, плани подальшого співробітництва з низкоюорганізацій Нідерландів, Литви, Польщі, Чехії, Франції, США.</text:p>
      <text:p text:style-name="P4">
<text:span text:style-name="T4">
Читайте також:</text:span>
 <text:a xlink:type="simple" xlink:href="https://www.ukrinform.ua/rubric-vidbudova/3698354-smigal-pro-samit-mist-i-regioniv-ocikuemo-na-pidpisanna-ugod-pro-patronat-nad-gromadami.html" text:style-name="Internet_20_link" text:visited-style-name="Visited_20_Internet_20_Link">
 </text:a>
</text:p>
      <text:p text:style-name="P4">
Під час заходу ухвалено декларацію Міжнародного саміту міст і регіонів.</text:p>
      <text:p text:style-name="P4">
Міжнародний саміт міст і регіонів – це платформа для поглиблення партнерства,взаємодії й співпраці на рівні українських та іноземних муніципалітетів. Йогометою є закріплення прямої міжнародної комунікації між керівниками тапредставниками регіонів та громад з різних країн; напрацювання ідей,потенційних спільних соціальних, економічних, гуманітарних проєктів під часінтеграції України до Європейського Союзу.</text:p>
      <text:p text:style-name="P4">
Захід організовано з ініціативи та в межах Конгресу місцевих і регіональнихвлад при Президентові України.</text:p>
      <text:p text:style-name="P4">
Source: <text:a xlink:type="simple" xlink:href="https://www.ukrinform.ua/rubric-society/3698523-ukraina-priednalasa-do-sistemi-civilnogo-zahistu-es.html" text:style-name="Internet_20_link" text:visited-style-name="Visited_20_Internet_20_Link">
https://www.ukrinform.ua/rubric-society/3698523-ukraina-priednalasa-do-sistemi-civilnogo-zahistu-es.html</text:a>
</text:p>
      <!--NEWS-->
      <text:h text:style-name="P10" text:outline-level="1">
<text:span text:style-name="T4">
Родина Міхаеля Шумахера буде судитись з німецьким медіа через фейкове інтерв'ю</text:span>
</text:h>
      <text:p text:style-name="P4">
Authors: Ukrinform (Person)</text:p>
      <text:p text:style-name="P4">
Publisher: Укринформ (Organization)</text:p>
      <text:p text:style-name="P4">
Published Time: 2023-04-20T18:56:27+03:00</text:p>
      <text:p text:style-name="P4">
Modified Time: 2023-04-20T18:56:27+03:00</text:p>
      <text:p text:style-name="P4">
Description: Його згенерував штучний інтелект. — Укрінформ.</text:p>
      <text:p text:style-name="P4">
Images: ["<text:a xlink:type="simple" xlink:href="https://static.ukrinform.com/photos/2023_04/thumb_files/630_360_1682005980-797.jpg" text:style-name="Internet_20_link" text:visited-style-name="Visited_20_Internet_20_Link">
630_360_16820...</text:a>
"]</text:p>
      <text:p text:style-name="P4">
Tags: ['Формула-1', 'Шумахер']</text:p>
      <text:p text:style-name="P4">
Type: Article</text:p>
      <!--METADATA-->
      <text:p text:style-name="P4">
<draw:frame draw:style-name="fr1" draw:name="Image157" text:anchor-type="as-char" svg:width="6.9236in" svg:height="3.956343in" draw:z-index="0">
<draw:image xlink:href="../Images/yкринформ/2023-04-20T18-56-27-03-00/630_360_1682005980-797.jpg" xlink:type="simple" xlink:show="embed" xlink:actuate="onLoad" draw:mime-type="image/jpeg"/>
</draw:frame>
 Йогозгенерував штучний інтелект.</text:p>
      <text:p text:style-name="P4">
Родина семиразового чемпіона Формули-1 Міхаеля Шумахера судитиметься знімецьким щотижневиком Die Aktuelle через «інтерв'ю» зі знаменитим гонщиком, <text:a xlink:type="simple" xlink:href="https://www.reuters.com/sports/motor-sports/schumacher-family-planning-legal-action-over-ai-interview-2023-04-19/" text:style-name="Internet_20_link" text:visited-style-name="Visited_20_Internet_20_Link">
</text:a>
 Reuters, передає Укрінформ.</text:p>
      <text:p text:style-name="P4">
Шумахер закінчив кар'єру у Формулі-1 у 2012 році. Вже наступного рокутрагічний інцидент під час катання на лижах призвів до серйозних мозковихпошкоджень у гонщика, через які того вимушено було введено в стан штучноїкоми.</text:p>
      <text:p text:style-name="P4">
Міхаель повернувся додому в 2014 році. Відтоді члени його родини нерозголошують подробиці про стан колишнього пілота.</text:p>
      <text:p text:style-name="P4">
Утім, приватність Шумахера останніми роками не завадила Die Aktuelle скластиштучне «інтерв'ю» з ним. Видання <text:a xlink:type="simple" xlink:href="https://twitter.com/Sportico/status/1648768961146675230" text:style-name="Internet_20_link" text:visited-style-name="Visited_20_Internet_20_Link">
</text:a>
 із заголовком «інтерв'ю» з приміткою «Цезвучало оманливо правдоподібно».</text:p>
      <text:p text:style-name="P4">
Виявилося, «відповіді» Міхаеля було згенеровано штучним інтелектом. У нихідеться про родину й поточний стан Шумахера.</text:p>
      <text:p text:style-name="P4">
«За допомогою своєї команди я можу самостійно стояти й навіть повільнопроходити кілька кроків. Мої дружина та діти — подарунок для мене. Без них я бне впорався. Природньо, що вони почуваються сумними, через те, як усесклалося», — йдеться у так званому «інтерв'ю».</text:p>
      <text:p text:style-name="P4">
<text:span text:style-name="T4">
Читайте також:</text:span>
 <text:a xlink:type="simple" xlink:href="https://www.ukrinform.ua/rubric-sports/3690520-formula1-ferstappen-vigrav-granpri-avstralii.html" text:style-name="Internet_20_link" text:visited-style-name="Visited_20_Internet_20_Link">
 <text:span text:style-name="T4">
Формула</text:span>
 </text:a>
</text:p>
      <text:p text:style-name="P4">
Як повідомляв Укрінформ, свою останню перемогу у Формулі-1 німець здобув у2006 році.</text:p>
      <text:p text:style-name="P4">
Фото: Getty Image</text:p>
      <text:p text:style-name="P4">
Source: <text:a xlink:type="simple" xlink:href="https://www.ukrinform.ua/rubric-sports/3698524-rodina-mihaela-sumahera-bude-suditis-z-nimeckim-media-cerez-fejkove-intervu.html" text:style-name="Internet_20_link" text:visited-style-name="Visited_20_Internet_20_Link">
https://www.ukrinform.ua/rubric-sports/3698524-rodina-mihaela-sumahera-bude-suditis-z-nimeckim-media-cerez-fejkove-intervu.html</text:a>
</text:p>
      <!--NEWS-->
      <text:h text:style-name="P10" text:outline-level="1">
<text:span text:style-name="T4">
З Криму до росії вивезли чотирьох фігурантів справи «Хізб-ут-Тахрір»</text:span>
</text:h>
      <text:p text:style-name="P4">
Authors: Ukrinform (Person)</text:p>
      <text:p text:style-name="P4">
Publisher: Укринформ (Organization)</text:p>
      <text:p text:style-name="P4">
Published Time: 2023-04-20T18:57:00+03:00</text:p>
      <text:p text:style-name="P4">
Modified Time: 2023-04-20T18:57:00+03:00</text:p>
      <text:p text:style-name="P4">
Description: Фігурантів справи «Хізб-ут-Тахрір» - журналіста «Кримської солідарності» Вілена Темер'янова, активістів Енвера Кроша, Ріната Алієва, Едема Бекірова – під конвоєм етапували із тимчасово окупованого Криму до Ростова-на-Дону (росія). — Укрінформ.</text:p>
      <text:p text:style-name="P4">
Images: ["<text:a xlink:type="simple" xlink:href="https://static.ukrinform.com/photos/2023_04/thumb_files/630_360_1682006135-681.jpeg" text:style-name="Internet_20_link" text:visited-style-name="Visited_20_Internet_20_Link">
630_360_16820...</text:a>
"]</text:p>
      <text:p text:style-name="P4">
Tags: ['Кримські татари', 'Окупація Криму', 'Справа Хізб ут-Тахрір', 'Війна з росією']</text:p>
      <text:p text:style-name="P4">
Type: Article</text:p>
      <!--METADATA-->
      <text:p text:style-name="P4">
<draw:frame draw:style-name="fr1" draw:name="Image158" text:anchor-type="as-char" svg:width="6.9236in" svg:height="3.956343in" draw:z-index="0">
<draw:image xlink:href="../Images/yкринформ/2023-04-20T18-57-00-03-00/630_360_1682006135-681.jpeg" xlink:type="simple" xlink:show="embed" xlink:actuate="onLoad" draw:mime-type="image/jpeg"/>
</draw:frame>
Фігурантів справи «Хізб-ут-Тахрір» - журналіста «Кримської солідарності»Вілена Темер'янова, активістів Енвера Кроша, Ріната Алієва, Едема Бекірова –під конвоєм етапували із тимчасово окупованого Криму до Ростова-на-Дону(росія).</text:p>
      <text:p text:style-name="P4">
Про це громадському об'єднанню « <text:a xlink:type="simple" xlink:href="https://crimean-solidarity.org/news/2023/04/20/zhurnalista-vilena-temeryanova-i-aktivista-envera-krosha-pod-konvoem-etapirovali-v-rostovnadonu-2553" text:style-name="Internet_20_link" text:visited-style-name="Visited_20_Internet_20_Link">
 </text:a>
 » повідомиладружина Енвера Кроша Айше, передає Укрінформ.</text:p>
      <text:p text:style-name="P4">
«Наші друзі намагались передати передачу в СІЗО Сімферополя, однак тамповідомили, що їх відправили на етап. Це сталося три дні тому», - пояснилаАйше Крош.</text:p>
      <text:p text:style-name="P4">
Зазначається, фсб <text:a xlink:type="simple" xlink:href="https://www.ukrinform.ua/tag-krim" text:style-name="Internet_20_link" text:visited-style-name="Visited_20_Internet_20_Link">
 </text:a>
 передало матеріалисправи кримських активістів до прокуратури, яка направила їх до Південногоокружного військового суду в Ростові-на-Дону.</text:p>
      <text:p text:style-name="P4">
Адвокат Еміль Курбедінов зазначив, що це – акт незаконного насильницькогопереміщення.</text:p>
      <text:p text:style-name="P4">
«Це ланка цілого ланцюга порушення прав та свобод кримськотатарськихактивістів, яких переслідують за політичні та релігійні погляди тапереконання. Ми окремим блоком оскаржимо в міжнародних інстанціях насильницькіпереміщення наших співгромадян із території Криму», - додав Курбедінов.</text:p>
      <text:p text:style-name="P4">
<text:span text:style-name="T4">
Читайте також:</text:span>
 <text:a xlink:type="simple" xlink:href="https://www.ukrinform.ua/rubric-crimea/3698353-zitelu-krimu-vinesli-najsvidsij-virok-u-spravi-hizb-uttahrir-krimsos.html" text:style-name="Internet_20_link" text:visited-style-name="Visited_20_Internet_20_Link">
 <text:span text:style-name="T4">
Хізб</text:span>
 <text:span text:style-name="T4">
Тахрір</text:span>
 </text:a>
</text:p>
      <text:p text:style-name="P4">
Також зазначається, що, на думку захисту, російські спецслужби навмиснеприв'язали цю справу до подій, пов'язаних із російсько-українською війною.</text:p>
      <text:p text:style-name="P4">
Як повідомлялося, торік улітку в Джанкої та Джанкойському районі пройшлимасові обшуки в будинках кримськотатарських активістів. Тоді затримали ЕнвераКроша, Вілена Темер'янова, Мурата Мустафаєва, Едема Бекірова та Ріната Алієва.Їх звинуватили в участі в забороненій у рф організації «Хізб ут-Тахрір».</text:p>
      <text:p text:style-name="P4">
<text:span text:style-name="T5">
Фото: Кримська солідарність</text:span>
</text:p>
      <text:p text:style-name="P4">
Source: <text:a xlink:type="simple" xlink:href="https://www.ukrinform.ua/rubric-crimea/3698525-z-krimu-do-rosii-vivezli-cotiroh-figurantiv-spravi-hizbuttahrir.html" text:style-name="Internet_20_link" text:visited-style-name="Visited_20_Internet_20_Link">
https://www.ukrinform.ua/rubric-crimea/3698525-z-krimu-do-rosii-vivezli-cotiroh-figurantiv-spravi-hizbuttahrir.html</text:a>
</text:p>
      <!--NEWS-->
      <text:h text:style-name="P10" text:outline-level="1">
<text:span text:style-name="T4">
У Латвії заборонили святкові заходи 9 травня</text:span>
</text:h>
      <text:p text:style-name="P4">
Authors: Ukrinform (Person)</text:p>
      <text:p text:style-name="P4">
Publisher: Укринформ (Organization)</text:p>
      <text:p text:style-name="P4">
Published Time: 2023-04-20T18:59:20+03:00</text:p>
      <text:p text:style-name="P4">
Modified Time: 2023-04-20T18:59:20+03:00</text:p>
      <text:p text:style-name="P4">
Description: Латвійський парламент у четвер прийняв новий закон, який передбачає, що 9 травня на всій території країни в публічних місцях заборонено проводити окремі масово-розважальні та святкові заходи, мітинги, марші та пікетування. — Укрінформ.</text:p>
      <text:p text:style-name="P4">
Images: ["<text:a xlink:type="simple" xlink:href="https://static.ukrinform.com/photos/2022_02/thumb_files/630_360_1645814843-702.jpg" text:style-name="Internet_20_link" text:visited-style-name="Visited_20_Internet_20_Link">
630_360_16458...</text:a>
"]</text:p>
      <text:p text:style-name="P4">
Tags: ['Латвія', '9 травня']</text:p>
      <text:p text:style-name="P4">
Type: Article</text:p>
      <!--METADATA-->
      <text:p text:style-name="P4">
<draw:frame draw:style-name="fr1" draw:name="Image159" text:anchor-type="as-char" svg:width="6.9236in" svg:height="3.956343in" draw:z-index="0">
<draw:image xlink:href="../Images/yкринформ/2023-04-20T18-59-20-03-00/630_360_1645814843-702.jpg" xlink:type="simple" xlink:show="embed" xlink:actuate="onLoad" draw:mime-type="image/jpeg"/>
</draw:frame>
Латвійський парламент у четвер прийняв новий закон, який передбачає, що 9травня на всій території країни в публічних місцях заборонено проводити окремімасово-розважальні та святкові заходи, мітинги, марші та пікетування.</text:p>
      <text:p text:style-name="P4">
Про це повідомляє Укрінформ із посиланням на <text:a xlink:type="simple" xlink:href="http://saeima.lv/lv/aktualitates/saeimas-zinas/32145-saeima-9-maija-bus-aizliegts-rikot-atseviskus-pasakumus" text:style-name="Internet_20_link" text:visited-style-name="Visited_20_Internet_20_Link">
</text:a>
 Сейму.</text:p>
      <text:p text:style-name="P4">
«Всі знають, що 9 травня – це день, який певна частина суспільствавикористовує для прославлення тоталітарних та окупаційних режимів, і в нашихінтересах не допустити подій, які підривають наші цінності, розколюютьсуспільство, прославляють військову агресію та сприяють неправдивомувисвітленню історичних подій», – зазначила Ієва Бранте, голова Комісії з правлюдини та громадських справ, відповідальна за проходження законопроєкту вСеймі.</text:p>
      <text:p text:style-name="P4">
Отже, 9 травня можна буде проводити заходи, які не суперечать меті, визначенійзаконом - захистити інтереси держави та громадської безпеки, запобігтиприниженню та загрозі цінностям <text:a xlink:type="simple" xlink:href="https://www.ukrinform.ua/tag-latvia" text:style-name="Internet_20_link" text:visited-style-name="Visited_20_Internet_20_Link">
 </text:a>
 , якдемократичної та національної держави, включаючи розкол суспільства,героїзацію війни, військової агресії, тоталітаризму, насильства, неправдивевідображення історичних подій. При цьому 9 травня можна буде провести заходисолідарності з українським народом та вшанувати пам’ять постраждалих ізагиблих в Україні.</text:p>
      <text:p text:style-name="P4">
Законом передбачено, що використання піротехнічних виробів забороненоцілодобово 9 травня, а також до 7:00 10 травня.</text:p>
      <text:p text:style-name="P4">
Якщо дозвіл на проведення масового заходу було видано до дня набуття чинностізаконом, орган місцевого самоврядування зможе його анулювати та повернутиплату за проведення масового заходу одержувачу дозволу, як це визначенозаконом.</text:p>
      <text:p text:style-name="P4">
Закон прийнятий Сеймом у невідкладному порядку та набуде чинності наступногодня після оприлюднення.</text:p>
      <text:p text:style-name="P4">
<text:span text:style-name="T4">
Читайте також:</text:span>
 <text:a xlink:type="simple" xlink:href="https://www.ukrinform.ua/rubric-world/3698190-policia-estonii-obicae-9-travna-zorstku-reakciu-na-simvoli-agresii-ta-propagandu-vijni-rf.html" text:style-name="Internet_20_link" text:visited-style-name="Visited_20_Internet_20_Link">
 <text:span text:style-name="T4">
травня</text:span>
 </text:a>
</text:p>
      <text:p text:style-name="P4">
Як повідомляв Укрінформ, напередодні естонська поліція попередила, що 9 травняне перешкоджатиме поминанню загиблих у Другій світовій війні, проте жорсткореагуватиме на символи агресії та пропаганду війни, яку рф веде проти України.</text:p>
      <text:p text:style-name="P4">
Source: <text:a xlink:type="simple" xlink:href="https://www.ukrinform.ua/rubric-world/3698526-u-latvii-zaboronili-svatkovi-zahodi-9-travna.html" text:style-name="Internet_20_link" text:visited-style-name="Visited_20_Internet_20_Link">
https://www.ukrinform.ua/rubric-world/3698526-u-latvii-zaboronili-svatkovi-zahodi-9-travna.html</text:a>
</text:p>
      <!--NEWS-->
      <text:h text:style-name="P10" text:outline-level="1">
<text:span text:style-name="T4">
Українське зерно є орієнтиром якості для багатьох країн - Сольський</text:span>
</text:h>
      <text:p text:style-name="P4">
Authors: Ukrinform (Person)</text:p>
      <text:p text:style-name="P4">
Publisher: Укринформ (Organization)</text:p>
      <text:p text:style-name="P4">
Published Time: 2023-04-20T19:06:00+03:00</text:p>
      <text:p text:style-name="P4">
Modified Time: 2023-04-20T19:06:00+03:00</text:p>
      <text:p text:style-name="P4">
Description: Якість українського зерна є орієнтиром для багатьох країн, зокрема, деякі європейські країни змішують його зі своїм задля підвищення якості. — Укрінформ.</text:p>
      <text:p text:style-name="P4">
Images: ["<text:a xlink:type="simple" xlink:href="https://static.ukrinform.com/photos/2022_07/thumb_files/630_360_1658748741-821.jpg" text:style-name="Internet_20_link" text:visited-style-name="Visited_20_Internet_20_Link">
630_360_16587...</text:a>
"]</text:p>
      <text:p text:style-name="P4">
Tags: ['Україна', 'Зерно', 'Сольський', 'Єдині новини']</text:p>
      <text:p text:style-name="P4">
Type: Article</text:p>
      <!--METADATA-->
      <text:p text:style-name="P4">
<draw:frame draw:style-name="fr1" draw:name="Image160" text:anchor-type="as-char" svg:width="6.9236in" svg:height="3.956343in" draw:z-index="0">
<draw:image xlink:href="../Images/yкринформ/2023-04-20T19-06-00-03-00/630_360_1658748741-821.jpg" xlink:type="simple" xlink:show="embed" xlink:actuate="onLoad" draw:mime-type="image/jpeg"/>
</draw:frame>
 Якістьукраїнського зерна є орієнтиром для багатьох країн, зокрема, деякі європейськікраїни змішують його зі своїм задля підвищення якості.</text:p>
      <text:p text:style-name="P4">
Як повідомляє кореспондент Укрінформу, про це заявив міністр аграрної політикита продовольства України Микола Сольський в ефірі телемарафону «Єдині новини».</text:p>
      <text:p text:style-name="P4">
"Якщо ми говоримо про якість українського <text:a xlink:type="simple" xlink:href="https://www.ukrinform.ua/tag-zerno" text:style-name="Internet_20_link" text:visited-style-name="Visited_20_Internet_20_Link">
 </text:a>
 , то вона вже давно досить висока і вже давно є орієнтиром для іншихкраїн. Ті, хто в ринку, чудово про це знають. Багато європейських країнпротягом останніх 5-7 років брали українське зерно, щоб змішати зі своїм, щобпідняти якість", - сказав він.</text:p>
      <text:p text:style-name="P4">
Міністр пояснив, що вирощування зерна - це складний технологічний процес, якийзалежить від погоди та інших факторів. Зокрема, якість залежить від сезону.</text:p>
      <text:p text:style-name="P4">
За словами Сольського, у нинішньому сезоні немає претензій від закордоннихпокупців до якості українського зерна. Питання якості, додав він, постало одинраз, коли Словаччина знайшла в одній партії зерна з України залишкигербіцидів, які не використовуються в Європі.</text:p>
      <text:p text:style-name="P4">
Втім, зазначив очільник Мінагрополітики, заборону на імпорт агропродукції зУкраїни Словаччина запровадила не через претензії до якості зерна, а на основівласних правил торгівлі, які передбачені законодавством країни.</text:p>
      <text:p text:style-name="P4">
"Очевидно, що мотивацією для прийняття цих рішень є те, що через українськезерно в такій кількості, яка була останнім часом, місцеві фермери не можутьйого продати дорожче. Але, з моєї точки зору, це дискусійне питання. Тому щоглобальні ціни, які впливають абсолютно на всі ціни: і в нас, і в поляків, і врумунів, і в словаків, знизилися цієї весни порівняно з тим, що були декількамісяців тому", - підкреслив Сольський.</text:p>
      <text:p text:style-name="P4">
<text:span text:style-name="T4">
Читайте також:</text:span>
 <text:a xlink:type="simple" xlink:href="https://www.ukrinform.ua/rubric-economy/3698395-polsa-ne-obmezuvatime-perelik-ukrainskoi-agroprodukcii-dla-tranzitu-solskij.html" text:style-name="Internet_20_link" text:visited-style-name="Visited_20_Internet_20_Link">
 <text:span text:style-name="T4">
Сольський</text:span>
 </text:a>
</text:p>
      <text:p text:style-name="P4">
На його думку, також є інші причини для заборони імпорту української аграрноїпродукції, зокрема, майбутні вибори в сусідніх країнах.</text:p>
      <text:p text:style-name="P4">
Міністр наголосив, що Україна з розумінням ставиться до всіх обставин тапродовжує діалог з усіма міжнародними партнерами.</text:p>
      <text:p text:style-name="P4">
Як повідомляв Укрінформ, Польща, Угорщина, Словаччина та Болгарія ввелитимчасову заборону на імпорт зерна та інших видів сільськогосподарськоїпродукції з України. Словаччина напередодні цього рішення також припинилапереробку українського зерна у зв'язку з тим, що в одній з партій буловиявлено пестицид, який заборонений в ЄС.</text:p>
      <text:p text:style-name="P4">
Source: <text:a xlink:type="simple" xlink:href="https://www.ukrinform.ua/rubric-economy/3698527-ukrainske-zerno-e-orientirom-akosti-dla-bagatoh-krain-solskij.html" text:style-name="Internet_20_link" text:visited-style-name="Visited_20_Internet_20_Link">
https://www.ukrinform.ua/rubric-economy/3698527-ukrainske-zerno-e-orientirom-akosti-dla-bagatoh-krain-solskij.html</text:a>
</text:p>
      <!--NEWS-->
      <text:h text:style-name="P10" text:outline-level="1">
<text:span text:style-name="T4">
Шмигаль обговорив із президенткою ЄБРР проєкти відновлення та розвитку України</text:span>
</text:h>
      <text:p text:style-name="P4">
Authors: Ukrinform (Person)</text:p>
      <text:p text:style-name="P4">
Publisher: Укринформ (Organization)</text:p>
      <text:p text:style-name="P4">
Published Time: 2023-04-20T19:18:00+03:00</text:p>
      <text:p text:style-name="P4">
Modified Time: 2023-04-20T19:18:00+03:00</text:p>
      <text:p text:style-name="P4">
Description: Прем’єр-міністр Денис Шмигаль та президентка Європейського банку реконструкції та розвитку Оділь Рено-Бассо під час зустрічі обговорили напрямки співпраці та реалізацію спільних проєктів відновлення та розвитку України. — Укрінформ.</text:p>
      <text:p text:style-name="P4">
Images: ["<text:a xlink:type="simple" xlink:href="https://static.ukrinform.com/photos/2023_04/thumb_files/630_360_1682007003-495.jpg" text:style-name="Internet_20_link" text:visited-style-name="Visited_20_Internet_20_Link">
630_360_16820...</text:a>
", "<text:a xlink:type="simple" xlink:href="https://static.ukrinform.com/photos/2023_04/1682007003-154.jpg" text:style-name="Internet_20_link" text:visited-style-name="Visited_20_Internet_20_Link">
1682007003-15...</text:a>
", "<text:a xlink:type="simple" xlink:href="https://static.ukrinform.com/photos/2023_04/1682007003-428.jpg" text:style-name="Internet_20_link" text:visited-style-name="Visited_20_Internet_20_Link">
1682007003-42...</text:a>
", "<text:a xlink:type="simple" xlink:href="https://static.ukrinform.com/photos/2023_04/1682007003-268.jpg" text:style-name="Internet_20_link" text:visited-style-name="Visited_20_Internet_20_Link">
1682007003-26...</text:a>
"]</text:p>
      <text:p text:style-name="P4">
Tags: ['ЄБРР', 'Україна', 'Шмигаль', 'Відбудова']</text:p>
      <text:p text:style-name="P4">
Type: Article</text:p>
      <!--METADATA-->
      <text:p text:style-name="P4">
<draw:frame draw:style-name="fr1" draw:name="Image161" text:anchor-type="as-char" svg:width="6.9236in" svg:height="3.956343in" draw:z-index="0">
<draw:image xlink:href="../Images/yкринформ/2023-04-20T19-18-00-03-00/630_360_1682007003-495.jpg" xlink:type="simple" xlink:show="embed" xlink:actuate="onLoad" draw:mime-type="image/jpeg"/>
</draw:frame>
 Прем’єр-міністр Денис Шмигаль та президентка Європейського банку реконструкції тарозвитку Оділь Рено-Бассо під час зустрічі обговорили напрямки співпраці тареалізацію спільних проєктів відновлення та розвитку України.</text:p>
      <text:p text:style-name="P4">
Про це повідомляє <text:a xlink:type="simple" xlink:href="https://www.kmu.gov.ua/news/premier-ministr-ukrainy-proviv-zustrich-iz-dyrektorom-iebrr" text:style-name="Internet_20_link" text:visited-style-name="Visited_20_Internet_20_Link">
 </text:a>
 , передає Укрінформ.</text:p>
      <text:p text:style-name="P4">
«Високо цінуємо допомогу, яка надається <text:a xlink:type="simple" xlink:href="https://www.ukrinform.ua/tag-ebrr" text:style-name="Internet_20_link" text:visited-style-name="Visited_20_Internet_20_Link">
 </text:a>
для потреб України у ці надзвичайно складні часи. Хочу подякувати за незміннута тверду позицію щодо підтримки України у протидії російському військовомувторгненню та збільшення інвестиційного портфеля Банку в Україні для підтримкинашої реальної економіки», — сказав Шмигаль.</text:p>
      <text:p text:style-name="P4">
<draw:frame draw:style-name="fr1" draw:name="Image162" text:anchor-type="as-char" svg:width="6.9236in" svg:height="4.196377in" draw:z-index="0">
<draw:image xlink:href="../Images/yкринформ/2023-04-20T19-18-00-03-00/1682007003-154.jpg" xlink:type="simple" xlink:show="embed" xlink:actuate="onLoad" draw:mime-type="image/jpeg"/>
</draw:frame>
</text:p>
      <text:p text:style-name="P4">
Зокрема, він відзначив підписання угоди між ЄБРР та НЕК «Укренерго» пронадання 300 млн євро на відбудову високовольтної інфраструктури тазабезпечення фінансової стійкості компанії. Проєкти захисту та відновленнямережевої інфраструктури вже розпочаті.</text:p>
      <text:p text:style-name="P4">
<draw:frame draw:style-name="fr1" draw:name="Image163" text:anchor-type="as-char" svg:width="6.9236in" svg:height="4.610104in" draw:z-index="0">
<draw:image xlink:href="../Images/yкринформ/2023-04-20T19-18-00-03-00/1682007003-428.jpg" xlink:type="simple" xlink:show="embed" xlink:actuate="onLoad" draw:mime-type="image/jpeg"/>
</draw:frame>
</text:p>
      <text:p text:style-name="P4">
«Продовження реформ в енергетичному секторі має вирішальне значення длявиживання, відбудови та євроінтеграції нашої країни», — наголосив очільникуряду.</text:p>
      <text:p text:style-name="P4">
Прем'єр-міністр також подякував ЄБРР за допомогу у фінансуванні транспортноїінфраструктури України. Він висловив сподівання, що Банк підтримає рішеннящодо додаткового фінансування для Укрзалізниці, а також продовжить співпрацю зУкравтодором.</text:p>
      <text:p text:style-name="P4">
Крім того, Шмигаль високо оцінив нещодавнє рішення ЄБРР надати Україні 25 млнєвро на підтримку аграрного бізнесу та привітав участь Банку в роботібагатосторонньої Координаційної платформи донорів України.</text:p>
      <text:p text:style-name="P4">
«Сподіваємось на активне долучення ЄБРР до реалізації пріоритетноговідновлення в межах попередньо запланованого на 2023 рік портфелю підтримкиЄБРР в розмірі до 1,5 млрд євро», — зазначив Шмигаль.</text:p>
      <text:p text:style-name="P4">
<text:span text:style-name="T4">
Читайте також:</text:span>
 <text:a xlink:type="simple" xlink:href="https://www.ukrinform.ua/rubric-vidbudova/3697131-smigal-obgovoriv-iz-predstavnikami-ebrr-ta-es-spivpracu-u-vidnovlenni-ukraini.html" text:style-name="Internet_20_link" text:visited-style-name="Visited_20_Internet_20_Link">
 <text:span text:style-name="T4">
ЄБРР</text:span>
 </text:a>
</text:p>
      <text:p text:style-name="P4">
Він наголосив, що продовження успішної співпраці між Україною та ЄБРР на тліпротидії агресивній політиці рф має стратегічне значення для безпеки,стабільності та процвітання у Європі.</text:p>
      <text:p text:style-name="P4">
Своєю чергою Оділь Рено-Баcсо повідомила, що у ЄБРР планують цьогорічсфокусуватися на таких напрямках роботи в Україні, як підтримка державного таприватного сектору (зокрема підтримка малого та середнього бізнесу),фінансування проєктів будівництва доріг, співпраця з містами та громадами, атакож підтримка енергетичного сектору.</text:p>
      <text:p text:style-name="P4">
<draw:frame draw:style-name="fr1" draw:name="Image164" text:anchor-type="as-char" svg:width="6.9236in" svg:height="4.610104in" draw:z-index="0">
<draw:image xlink:href="../Images/yкринформ/2023-04-20T19-18-00-03-00/1682007003-268.jpg" xlink:type="simple" xlink:show="embed" xlink:actuate="onLoad" draw:mime-type="image/jpeg"/>
</draw:frame>
</text:p>
      <text:p text:style-name="P4">
Як повідомляв <text:a xlink:type="simple" xlink:href="https://www.ukrinform.ua/rubric-vidbudova/3697131-smigal-obgovoriv-iz-predstavnikami-ebrr-ta-es-spivpracu-u-vidnovlenni-ukraini.html" text:style-name="Internet_20_link" text:visited-style-name="Visited_20_Internet_20_Link">
 </text:a>
 ,17 квітня Шмигаль обговорив із директором ЄБРР в країнах Східної Європи таКавказу Маттео Патроне та головою представництва ЄС в Україні Матті Маасікасомспівпрацю у відновленні України та впровадженні реформ.</text:p>
      <text:p text:style-name="P4">
<text:span text:style-name="T5">
Фото: www.kmu.gov.ua</text:span>
</text:p>
      <text:p text:style-name="P4">
Source: <text:a xlink:type="simple" xlink:href="https://www.ukrinform.ua/rubric-vidbudova/3698531-smigal-obgovoriv-iz-prezidentkou-ebrr-proekti-vidnovlenna-ta-rozvitku-ukraini.html" text:style-name="Internet_20_link" text:visited-style-name="Visited_20_Internet_20_Link">
https://www.ukrinform.ua/rubric-vidbudova/3698531-smigal-obgovoriv-iz-prezidentkou-ebrr-proekti-vidnovlenna-ta-rozvitku-ukraini.html</text:a>
</text:p>
      <!--NEWS-->
      <text:h text:style-name="P10" text:outline-level="1">
<text:span text:style-name="T4">
Ворог намагається наступати на п’яти напрямках, за Бахмут - запеклі бої</text:span>
</text:h>
      <text:p text:style-name="P4">
Authors: Ukrinform (Person)</text:p>
      <text:p text:style-name="P4">
Publisher: Укринформ (Organization)</text:p>
      <text:p text:style-name="P4">
Published Time: 2023-04-20T19:19:00+03:00</text:p>
      <text:p text:style-name="P4">
Modified Time: 2023-04-20T19:19:00+03:00</text:p>
      <text:p text:style-name="P4">
Description: російські війська зосереджують основні зусилля на веденні наступальних дій на п'яти напрямках, зокрема, на Бахмутському українськими захисниками протягом доби відбиті понад 20 ворожих атак. — Укрінформ.</text:p>
      <text:p text:style-name="P4">
Images: ["<text:a xlink:type="simple" xlink:href="https://static.ukrinform.com/photos/2022_12/thumb_files/630_360_1671467664-524.jpg" text:style-name="Internet_20_link" text:visited-style-name="Visited_20_Internet_20_Link">
630_360_16714...</text:a>
"]</text:p>
      <text:p text:style-name="P4">
Tags: ['Донеччина', 'Генштаб', 'Обстріл', 'Війна з росією']</text:p>
      <text:p text:style-name="P4">
Type: Article</text:p>
      <!--METADATA-->
      <text:p text:style-name="P4">
<draw:frame draw:style-name="fr1" draw:name="Image165" text:anchor-type="as-char" svg:width="6.9236in" svg:height="3.956343in" draw:z-index="0">
<draw:image xlink:href="../Images/yкринформ/2023-04-20T19-19-00-03-00/630_360_1671467664-524.jpg" xlink:type="simple" xlink:show="embed" xlink:actuate="onLoad" draw:mime-type="image/jpeg"/>
</draw:frame>
 російськівійська зосереджують основні зусилля на веденні наступальних дій на п'ятинапрямках, зокрема, на Бахмутському українськими захисниками протягом добивідбиті понад 20 ворожих атак.</text:p>
      <text:p text:style-name="P4">
Як передає Укрінформ, про це Генеральний штаб Збройних сил України повідомив у<text:a xlink:type="simple" xlink:href="https://www.facebook.com/GeneralStaff.ua/posts/pfbid02mdxkhnf6SUn7VTvWz1u6Lon5bkufnrVKD27WhTBNYcN2bXsXPftuqKB8Jjcv2ZJWl" text:style-name="Internet_20_link" text:visited-style-name="Visited_20_Internet_20_Link">
</text:a>
, оприлюднивши оперативну інформацію станом на 18:00 четверга, 20 квітня.</text:p>
      <text:p text:style-name="P4">
Так, за даними Генштабу, основні зусилля ворог зосереджує на Лиманському,Бахмутському, Авдіївському, Мар’їнському і Шахтарському напрямках. Силамиоборони там відбиті загалом понад 40 атак. Найзапекліші бої ведуться за містоБахмут.</text:p>
      <text:p text:style-name="P4">
Повідомляється, що українська авіація за добу завдала один удар по районахзосередження особового складу, озброєння і військової техніки російськоїармії. Підрозділи ракетних військ й артилерії ЗСУ зі свого боку уразили трипункти управління ворога.</text:p>
      <text:p text:style-name="P4">
російською армією протягом доби здійснені загалом 17 авіаційних ударів і 33 <text:a xlink:type="simple" xlink:href="https://www.ukrinform.ua/tag-obstril" text:style-name="Internet_20_link" text:visited-style-name="Visited_20_Internet_20_Link">
</text:a>
 з реактивних систем залпового вогню попозиціях Сил оборони і населених пунктах. Унаслідок ворожих атак є загиблі тапоранені серед цивільного населення.</text:p>
      <text:p text:style-name="P4">
<text:span text:style-name="T4">
Читайте також:</text:span>
 <text:a xlink:type="simple" xlink:href="https://www.ukrinform.ua/rubric-ato/3698193-zsu-minuloi-dobi-znisili-21-sahed.html" text:style-name="Internet_20_link" text:visited-style-name="Visited_20_Internet_20_Link">
 </text:a>
</text:p>
      <text:p text:style-name="P4">
У Генштабі застерігають: імовірність здійснення загарбниками подальшихракетних й авіаційних ударів по всій території України залишається високою.</text:p>
      <text:p text:style-name="P4">
<text:span text:style-name="T4">
На Волинському, Поліському, Сіверському і Слобожанському напрямках</text:span>
оперативна обстановка, за даними ЗСУ, суттєвих змін не зазнала. Визначеніпідрозділи збройних сил республіки білорусь продовжують виконувати завдання уприкордонних з Україною районах. На території білорусі досі перебувають деякіпідрозділи територіальних військ збройних сил російської федерації.</text:p>
      <text:p text:style-name="P4">
Зберігається військова присутність ворога в прикордонних з Україною районахБрянської, Курської й Бєлгородської областей.</text:p>
      <text:p text:style-name="P4">
російських обстрілів протягом доби зазнали Янжулівка, Галаганівка й Грем'ячкаЧернігівської області, Стукалівка та Павлівка Сумської області, а також КозачаЛопань, Гоптівка, Нескучне й Хатнє Харківської області.</text:p>
      <text:p text:style-name="P4">
<text:span text:style-name="T4">
Читайте також:</text:span>
 <text:a xlink:type="simple" xlink:href="https://www.ukrinform.ua/rubric-polytics/3698444-na-ramstajni-obgovoruvatimut-zbrou-dla-ukraini-ta-ii-obslugovuvanna-stoltenberg.html" text:style-name="Internet_20_link" text:visited-style-name="Visited_20_Internet_20_Link">
 </text:a>
</text:p>
      <text:p text:style-name="P4">
<text:span text:style-name="T4">
На Куп’янському напрямку</text:span>
 артилерійських ударів від росіян зазнали КраснеПерше, Новомлинськ, Дворічна, Западне й Берестове Харківської області.</text:p>
      <text:p text:style-name="P4">
<text:span text:style-name="T4">
На Лиманському напрямку</text:span>
 загарбники намагалися покращити тактичнеположення, вели безуспішні наступальні дії в районі Серебрянського лісництва.Від ударів російської артилерії потерпали Стельмахівка, Невське, Діброва йБілогорівка Луганської області, Іванівка, Верхньокам’янське та СпірнеДонецької області.</text:p>
      <text:p text:style-name="P4">
"На Бахмутському напрямку ворог продовжує вести наступальні дії. Триваютьважкі бої за місто Бахмут. Підрозділи сил оборони відбили 22 атаки противникана зазначеній ділянці фронту", — повідомили в Генштабі.</text:p>
      <text:p text:style-name="P4">
Від ворожих обстрілів постраждали Васюківка, Міньківка, Залізнянське, Оріхово-Василівка, Новомаркове, Григорівка, Бахмут, Іванівське, Олександро-Шультине,Біла Гора, Дружба, Залізне, Неліпівка і Нью-Йорк Донецької області.</text:p>
      <text:p text:style-name="P4">
<text:span text:style-name="T4">
Читайте також:</text:span>
 <text:a xlink:type="simple" xlink:href="https://www.ukrinform.ua/rubric-regions/3698237-na-pivdni-rosiani-poluut-dronami-na-mirne-naselenna-gumenuk.html" text:style-name="Internet_20_link" text:visited-style-name="Visited_20_Internet_20_Link">
 </text:a>
</text:p>
      <text:p text:style-name="P4">
<text:span text:style-name="T4">
На Авдіївському напрямку</text:span>
 війська рф вели наступальні дії в районахКам'янки, Первомайського та Невельського Донецької області, однак успіху немали. Водночас загарбники обстрілювали населені пункти — під удар потрапилиКерамік, Степове, Кам'янку, Тоненьке, Сєверне, Карлівку, Первомайське таНевельське.</text:p>
      <text:p text:style-name="P4">
<text:span text:style-name="T4">
На Мар’їнському напрямку</text:span>
 протягом доби Сили оборони відбили численні атакиросіян у районах Мар’їнки та Побєди Донецької області. Водночас ворог бив поКрасногорівці, Максимільянівці, Георгіївці, Мар’їнці, Побєді й НовомихайлівціДонецької області.</text:p>
      <text:p text:style-name="P4">
<text:span text:style-name="T4">
На Шахтарському напрямку</text:span>
 протягом поточної доби російські військабезуспішно вели наступальні дій в районах Пречистівки і Вугледара. Відросійських обстрілів потерпали Новоукраїнка, Велика Новосілка, Золота Нива,Пречистівка й Вугледар Донецької області.</text:p>
      <text:p text:style-name="P4">
<text:span text:style-name="T4">
На Запорізькому та Херсонському напрямках</text:span>
 загарбники продовжують вестиоборонні дії. Протягом доби росіяни обстріляли понад 40 населених пунктів,розташованих біля лінії бойового зіткнення, зокрема Времівку й НовопільДонецької області, Червоне, Гуляйполе, Малу Токмачку й Оріхів Запорізькоїобласті, Херсон, Берислав, Іванівку та Веселе Херсонської області.</text:p>
      <text:p text:style-name="P4">
В окремих населених пунктах тимчасово захопленої території Херсонськоїобласті, за інформацією Генштабу, загарбники посилили контррозвідувальнийрежим через побоювання витоку інформації щодо дислокації їхніх підрозділів —збільшилася кількість патрулів, почастішали перевірки цивільних.</text:p>
      <text:p text:style-name="P4">
Встановлено, що під час згаданих перевірок росіяни проводять опитуваннягромадян і пропонують їм службу у збройних силах рф.</text:p>
      <text:p text:style-name="P4">
Як повідомляв Укрінформ, у розв'язаній проти України повномасштабній війні <text:a xlink:type="simple" xlink:href="https://www.ukrinform.ua/rubric-ato/3698198-sili-oboroni-znisili-vze-184-420-rosijskih-zagarbnikiv.html" text:style-name="Internet_20_link" text:visited-style-name="Visited_20_Internet_20_Link">
</text:a>
 вже близько 184 тисяч 420представників особового складу й тисячі одиниць військової техніки.</text:p>
      <text:p text:style-name="P4">
<text:span text:style-name="T5">
Фото: Генштаб</text:span>
</text:p>
      <text:p text:style-name="P4">
Source: <text:a xlink:type="simple" xlink:href="https://www.ukrinform.ua/rubric-ato/3698532-za-bahmut-idut-zapekli-boi-vorog-namagaetsa-nastupati-na-pati-napramkah.html" text:style-name="Internet_20_link" text:visited-style-name="Visited_20_Internet_20_Link">
https://www.ukrinform.ua/rubric-ato/3698532-za-bahmut-idut-zapekli-boi-vorog-namagaetsa-nastupati-na-pati-napramkah.html</text:a>
</text:p>
      <!--NEWS-->
      <text:h text:style-name="P10" text:outline-level="1">
<text:span text:style-name="T4">
Пломби і конвой: як Польща контролюватиме транзит української агропродукції</text:span>
</text:h>
      <text:p text:style-name="P4">
Authors: Ukrinform (Person)</text:p>
      <text:p text:style-name="P4">
Publisher: Укринформ (Organization)</text:p>
      <text:p text:style-name="P4">
Published Time: 2023-04-20T19:34:00+03:00</text:p>
      <text:p text:style-name="P4">
Modified Time: 2023-04-20T19:34:00+03:00</text:p>
      <text:p text:style-name="P4">
Description: Укртрансбезпека оприлюднила нові умови транзиту української агропродукції територією Польщі, з конвоюванням включно; транзит відновлюється з початку доби 21 квітня. — Укрінформ.</text:p>
      <text:p text:style-name="P4">
Images: ["<text:a xlink:type="simple" xlink:href="https://static.ukrinform.com/photos/2022_06/thumb_files/630_360_1655013510-201.jpg" text:style-name="Internet_20_link" text:visited-style-name="Visited_20_Internet_20_Link">
630_360_16550...</text:a>
"]</text:p>
      <text:p text:style-name="P4">
Tags: ['Польща', 'Україна', 'Транзит']</text:p>
      <text:p text:style-name="P4">
Type: Article</text:p>
      <!--METADATA-->
      <text:p text:style-name="P4">
<draw:frame draw:style-name="fr1" draw:name="Image166" text:anchor-type="as-char" svg:width="6.9236in" svg:height="3.956343in" draw:z-index="0">
<draw:image xlink:href="../Images/yкринформ/2023-04-20T19-34-00-03-00/630_360_1655013510-201.jpg" xlink:type="simple" xlink:show="embed" xlink:actuate="onLoad" draw:mime-type="image/jpeg"/>
</draw:frame>
Укртрансбезпека оприлюднила нові умови транзиту української агропродукціїтериторією Польщі, з конвоюванням включно; транзит відновлюється з початкудоби 21 квітня.</text:p>
      <text:p text:style-name="P4">
Як передає Укрінформ, про це повідомляє пресслужба Укртрансбезпеки у <text:a xlink:type="simple" xlink:href="http://www.facebook.com/DSBT.UA/posts/pfbid02pgZ8hW4fcVJHMhfjkqGMGvMFK4ds4X5jphKjufxv6MWhWaJbeiNy55Bcxwt36F3jl" text:style-name="Internet_20_link" text:visited-style-name="Visited_20_Internet_20_Link">
</text:a>
.</text:p>
      <text:p text:style-name="P4">
«Транзит аграрної продукції через Польщу відновиться за новими умовами в 00:00годин 21 квітня. Повідомляємо попередні умови транзиту українськоїагропродукції через територію Республіки Польща, згідно з інформацією, наданоюпольською стороною», - йдеться в повідомленні.</text:p>
      <text:p text:style-name="P4">
Зазначається, що митні органи <text:a xlink:type="simple" xlink:href="https://www.ukrinform.ua/tag-polsa" text:style-name="Internet_20_link" text:visited-style-name="Visited_20_Internet_20_Link">
 </text:a>
 будутьпроводити митне оформлення аграрної продукції з України, що заборонена доімпорту на митну територію РП і прямує в режимі транзиту, виключно занаявності митної декларації Т1, де місцем призначення вказано польські портиГданськ, Гдиня, Свіноуйсьце, Щецин або інші країни ЄС.</text:p>
      <text:p text:style-name="P4">
Крім того, для оформлення необхідні коди товарів сільськогосподарськоїпродукції (на рівні 6 цифр), а також дані щодо безпеки та захисту, якихвимагає Європейський Союз.</text:p>
      <text:p text:style-name="P4">
Для попередження спроб припинення транзиту та імпорту сільгосппродукції намитну територію Польщі запроваджуються додаткові заходи контролю, а саме:</text:p>
      <text:p text:style-name="P4">
встановлення електронних пломб на транспортний засіб на польській стороні (длявідстеження переміщення транспортного засобу та гарантування, що вантаж небуде розвантажений на території Польщі);</text:p>
      <text:p text:style-name="P4">
відстеження вантажів, які прямують транзитом до інших країн ЄС, за допомогоюелектронної системи SENT для підтвердження, що автомобільний або залізничнийтранспорт доїхав до пункту призначення в іншій країні ЄС (не будезастосовуватись до вантажів, що прямують до польських портів);</text:p>
      <text:p text:style-name="P4">
фізичний супровід вантажів від кордону до польського порту або до кордону зіншою країною ЄС упродовж першого тижня з моменту відновлення транзиту, з 21по 26 квітня.</text:p>
      <text:p text:style-name="P4">
"Надалі конвоювання буде застосовуватися виключно в обґрунтованих випадках,передбачених чинним законодавством Республіки Польща", - зазначили вукраїнському відомстві.</text:p>
      <text:p text:style-name="P4">
Для українських перевізників опломбування будуть безкоштовними, супровід будебезкоштовним у найближчий тиждень.</text:p>
      <text:p text:style-name="P4">
Для транспортних засобів, які вже знаходяться на польській стороні кордону, увипадку, якщо власники вантажу не бажають робити реімпорт та, відповідно,сплачувати ПДВ, необхідно буде оформити декларацію Т1 на пункті пропуску іспрямувати вантаж в інші країни ЄС чи польські порти.</text:p>
      <text:p text:style-name="P4">
В Укртрансбезпеці підкреслюють, що при спробі імпортувати товари до РП, попризаборону, польські митні органи можуть повернути транспортний засіб ізвантажем до України.</text:p>
      <text:p text:style-name="P4">
Наголошується, що умови перетину кордону можуть змінюватися.</text:p>
      <text:p text:style-name="P4">
Також в Укртрансбезпеці <text:a xlink:type="simple" xlink:href="https://www.facebook.com/DSBT.UA/posts/pfbid0Z6d8hF2Evz7jij5sJe2cZDM7QkrtUfUjtNLsYixHzTBLp8oYAMVsqUL98ZFewd4Sl" text:style-name="Internet_20_link" text:visited-style-name="Visited_20_Internet_20_Link">
</text:a>
, що з 17.00 відкрита нова реєстрація у ветеринарній черзі на переході Ягодин- Дорогуськ на ресурсі єЧерга.</text:p>
      <text:p text:style-name="P4">
<text:span text:style-name="T4">
Читайте також:</text:span>
 <text:a xlink:type="simple" xlink:href="https://www.ukrinform.ua/rubric-economy/3697893-zaborona-importu-agroprodukcii-solskij-rozpoviv-pro-peregovori-z-okremimi-krainami-ta-es.html" text:style-name="Internet_20_link" text:visited-style-name="Visited_20_Internet_20_Link">
 </text:a>
</text:p>
      <text:p text:style-name="P4">
Як повідомлялося, Польща розблокує з п’ятниці, 21 квітня, транзит черезтериторію країни українського збіжжя до портів у Європі. Однак залишаєтьсячинною заборона на ввезення української сільгосппродукції на польський ринок.</text:p>
      <text:p text:style-name="P4">
<text:span text:style-name="T5">
Фото з сайту agravery.com</text:span>
</text:p>
      <text:p text:style-name="P4">
Source: <text:a xlink:type="simple" xlink:href="https://www.ukrinform.ua/rubric-economy/3698539-plombi-i-konvoj-ak-polsa-kontroluvatime-tranzit-ukrainskoi-agroprodukcii.html" text:style-name="Internet_20_link" text:visited-style-name="Visited_20_Internet_20_Link">
https://www.ukrinform.ua/rubric-economy/3698539-plombi-i-konvoj-ak-polsa-kontroluvatime-tranzit-ukrainskoi-agroprodukcii.html</text:a>
</text:p>
      <!--NEWS-->
      <text:h text:style-name="P10" text:outline-level="1">
<text:span text:style-name="T4">
Грушина-Акобія та Коляденко - у фіналі ЧЄ з боротьби</text:span>
</text:h>
      <text:p text:style-name="P4">
Authors: Ukrinform (Person)</text:p>
      <text:p text:style-name="P4">
Publisher: Укринформ (Organization)</text:p>
      <text:p text:style-name="P4">
Published Time: 2023-04-20T19:39:26+03:00</text:p>
      <text:p text:style-name="P4">
Modified Time: 2023-04-20T19:39:26+03:00</text:p>
      <text:p text:style-name="P4">
Description: Українки Аліна Грушина-Акобія та Ірина Коляденко вийшли до фіналу чемпіонату Європи з боротьби. — Укрінформ.</text:p>
      <text:p text:style-name="P4">
Images: ["<text:a xlink:type="simple" xlink:href="https://static.ukrinform.com/photos/2023_04/thumb_files/630_360_1682008635-786.jpg" text:style-name="Internet_20_link" text:visited-style-name="Visited_20_Internet_20_Link">
630_360_16820...</text:a>
"]</text:p>
      <text:p text:style-name="P4">
Tags: ['вільна боротьба']</text:p>
      <text:p text:style-name="P4">
Type: Article</text:p>
      <!--METADATA-->
      <text:p text:style-name="P4">
<draw:frame draw:style-name="fr1" draw:name="Image167" text:anchor-type="as-char" svg:width="6.9236in" svg:height="3.956343in" draw:z-index="0">
<draw:image xlink:href="../Images/yкринформ/2023-04-20T19-39-26-03-00/630_360_1682008635-786.jpg" xlink:type="simple" xlink:show="embed" xlink:actuate="onLoad" draw:mime-type="image/jpeg"/>
</draw:frame>
 УкраїнкиАліна Грушина-Акобія та Ірина Коляденко вийшли до фіналу чемпіонату Європи зборотьби.</text:p>
      <text:p text:style-name="P4">
Як передає Укрінформ, з <text:a xlink:type="simple" xlink:href="https://uww.org/event/european-championships-35" text:style-name="Internet_20_link" text:visited-style-name="Visited_20_Internet_20_Link">
 </text:a>
 на офіційний сайт UWW.</text:p>
      <text:p text:style-name="P4">
У півфіналі у ваговій категорії до 57 кг Грушина-Акобія перемогла ЕвелінуНіколову. У фінальній сутичці їй протистоятиме представниця Азербайджану ЖалаАлієва.</text:p>
      <text:p text:style-name="P4">
Ірина Коляденко півфіналі у ваговій категорії до 62 кг здолала шведку ЙоганнуЛіндборг. У фіналі вона зустрінеться з норвежкою Грейс Буллен.</text:p>
      <text:p text:style-name="P4">
<text:span text:style-name="T4">
Читайте також:</text:span>
 <text:a xlink:type="simple" xlink:href="https://www.ukrinform.ua/rubric-sports/3696745-svitlana-samulak-zdobula-tri-sribla-na-ce-z-vazkoi-atletiki.html" text:style-name="Internet_20_link" text:visited-style-name="Visited_20_Internet_20_Link">
 </text:a>
</text:p>
      <text:p text:style-name="P4">
Фінальні протистояння відбудуться 21 квітня о 19.00.</text:p>
      <text:p text:style-name="P4">
Фото: UWW</text:p>
      <text:p text:style-name="P4">
Source: <text:a xlink:type="simple" xlink:href="https://www.ukrinform.ua/rubric-sports/3698543-grusinaakobia-ta-koladenko-u-finali-ce-z-borotbi.html" text:style-name="Internet_20_link" text:visited-style-name="Visited_20_Internet_20_Link">
https://www.ukrinform.ua/rubric-sports/3698543-grusinaakobia-ta-koladenko-u-finali-ce-z-borotbi.html</text:a>
</text:p>
      <!--NEWS-->
      <text:h text:style-name="P10" text:outline-level="1">
<text:span text:style-name="T4">
Дощі не вщухають по всій Україні, у Карпатах - мокрий сніг</text:span>
</text:h>
      <text:p text:style-name="P4">
Authors: Ukrinform (Person)</text:p>
      <text:p text:style-name="P4">
Publisher: Укринформ (Organization)</text:p>
      <text:p text:style-name="P4">
Published Time: 2023-04-20T19:41:00+03:00</text:p>
      <text:p text:style-name="P4">
Modified Time: 2023-04-20T19:41:00+03:00</text:p>
      <text:p text:style-name="P4">
Description: У п’ятницю, 21 квітня, в Україні буде хмарно з проясненнями. У південній частині, центральних та східних областях помірний дощ, вдень на південному сході подекуди грози; на решті території місцями невеликий дощ. Вітер, північний, північно-східний, 7-12 м/с. — Укрінформ.</text:p>
      <text:p text:style-name="P4">
Images: ["<text:a xlink:type="simple" xlink:href="https://static.ukrinform.com/photos/2023_04/thumb_files/630_360_1680706755-679.jpg" text:style-name="Internet_20_link" text:visited-style-name="Visited_20_Internet_20_Link">
630_360_16807...</text:a>
"]</text:p>
      <text:p text:style-name="P4">
Tags: ['Дощ', 'Гроза', 'Погода', 'Весна']</text:p>
      <text:p text:style-name="P4">
Type: Article</text:p>
      <!--METADATA-->
      <text:p text:style-name="P4">
<draw:frame draw:style-name="fr1" draw:name="Image168" text:anchor-type="as-char" svg:width="6.9236in" svg:height="3.956343in" draw:z-index="0">
<draw:image xlink:href="../Images/yкринформ/2023-04-20T19-41-00-03-00/630_360_1680706755-679.jpg" xlink:type="simple" xlink:show="embed" xlink:actuate="onLoad" draw:mime-type="image/jpeg"/>
</draw:frame>
 Уп’ятницю, 21 квітня, в Україні буде хмарно з проясненнями. У південнійчастині, центральних та східних областях помірний дощ, вдень на південномусході подекуди грози; на решті території місцями невеликий дощ. Вітер,північний, північно-східний, 7-12 м/с.</text:p>
      <text:p text:style-name="P4">
Про це Укрінформу повідомили в Українському гідрометцентрі.</text:p>
      <text:p text:style-name="P4">
За даними синоптиків, температура вночі 4-9°, завтра вдень 10-15°, наЗакарпатті до – 19°. На високогір'ї Карпат невеликий дощ, вночі з мокримснігом; температура вночі від 4° тепла до 1° морозу, вдень 4-9° тепла.</text:p>
      <text:p text:style-name="P4">
У столичному регіоні у п’ятницю буде хмарно з проясненнями. Вночі без опадів,вдень місцями невеликий дощ. Вітер північно-східний, 7-12 м/с. Температура поКиєву вночі 5-7°, вдень 12-14°; по області вночі 4-9°, вдень 10-15°.</text:p>
      <text:p text:style-name="P4">
<text:span text:style-name="T4">
Читайте також:</text:span>
 <text:a xlink:type="simple" xlink:href="https://www.ukrinform.ua/rubric-regions/3698362-vodopilla-na-desni-dosagne-maksimumu-naprikinci-tizna-dsns.html" text:style-name="Internet_20_link" text:visited-style-name="Visited_20_Internet_20_Link">
 <text:span text:style-name="T4">
Десні</text:span>
 </text:a>
</text:p>
      <text:p text:style-name="P4">
На 22-23 квітня синоптики також прогнозують хмарну з проясненнями погоду. Упівденній частині та східних областях – помірні короткочасні дощі, подекудигрози, на решті території місцями невеликий дощ (вночі у західних областях безопадів); 23 квітня вночі у східній частині, вдень в Україні – місцяминевеликий короткочасний дощ, у південній частині місцями грози. Вітер 22квітня північний, 5-10 м/с, 23 квітня змінних напрямків 3-8 м/с. Температуравночі 2-7°, у південній частині до 10°; вдень 12-17° (22 квітня у східнихобластях 9-14°), на Закарпатті до 20°. На високогір'ї Карпат вночі без опадів,вдень невеликий дощ; температура вночі близько 0°, вдень 5-10° тепла.</text:p>
      <text:p text:style-name="P4">
У Києві та по області 22-23 квітня також хмарно з проясненнями. Місцяминевеликий короткочасний дощ (вночі 23 квітня без опадів). Вітер 22 квітняпівнічний, 5-10 м/с; 23 квітня – змінних напрямків, 3-8 м/с. Температура поКиєву вночі 4-6°, вдень 14-16°; по області вночі 2-7°, вдень 12-17°.</text:p>
      <text:p text:style-name="P4">
За прогнозом Укргідрометцентру, 24 квітня в Україні вночі без опадів, вденьневеликі короткочасні дощі; 25 квітня у східних, західних, вночі місцями і упівнічних областях – короткочасні дощі, на решті території без опадів.Температура вночі 2-8°, вдень 11-17°, 24 квітня на Закарпатті та Прикарпатті,25 квітня у південній частині – місцями до 20°.</text:p>
      <text:p text:style-name="P4">
<text:span text:style-name="T4">
Читайте також:</text:span>
 <text:a xlink:type="simple" xlink:href="https://www.ukrinform.ua/rubric-regions/3698323-vesnane-vodopilla-jde-na-spad-ukrgidroenergo.html" text:style-name="Internet_20_link" text:visited-style-name="Visited_20_Internet_20_Link">
 <text:span text:style-name="T4">
Укргідр</text:span>
 </text:a>
</text:p>
      <text:p text:style-name="P4">
У столиці та на Київщині вдень 24 квітня та вночі 25 квітня – невеликийкороткочасний <text:a xlink:type="simple" xlink:href="https://www.ukrinform.ua/tag-dos" text:style-name="Internet_20_link" text:visited-style-name="Visited_20_Internet_20_Link">
 </text:a>
 ; в решту часу без опадів.Температура по Києву вночі 5-7°, вдень 15-17°; по області вночі 2-7°, вдень12-17°.</text:p>
      <text:p text:style-name="P4">
Source: <text:a xlink:type="simple" xlink:href="https://www.ukrinform.ua/rubric-regions/3698484-dosi-ne-vsuhaut-po-vsij-ukraini-u-karpatah-mokrij-snig.html" text:style-name="Internet_20_link" text:visited-style-name="Visited_20_Internet_20_Link">
https://www.ukrinform.ua/rubric-regions/3698484-dosi-ne-vsuhaut-po-vsij-ukraini-u-karpatah-mokrij-snig.html</text:a>
</text:p>
      <!--NEWS-->
      <text:h text:style-name="P10" text:outline-level="1">
<text:span text:style-name="T4">
Країни-сусіди хочуть розширити список забороненої української агропродукції</text:span>
</text:h>
      <text:p text:style-name="P4">
Authors: Ukrinform (Person)</text:p>
      <text:p text:style-name="P4">
Publisher: Укринформ (Organization)</text:p>
      <text:p text:style-name="P4">
Published Time: 2023-04-20T19:54:05+03:00</text:p>
      <text:p text:style-name="P4">
Modified Time: 2023-04-20T19:54:05+03:00</text:p>
      <text:p text:style-name="P4">
Description: Єврокомісія пропонує запровадити заборону на ввезення з України до п'яти країн ЄС чотирьох видів сільськогосподарських культур, водночас Польща прагне внести до переліку ще й молоко, курятину, яйця і мед. — Укрінформ.</text:p>
      <text:p text:style-name="P4">
Images: ["<text:a xlink:type="simple" xlink:href="https://static.ukrinform.com/photos/2023_04/thumb_files/630_360_1682009576-155.jpg" text:style-name="Internet_20_link" text:visited-style-name="Visited_20_Internet_20_Link">
630_360_16820...</text:a>
"]</text:p>
      <text:p text:style-name="P4">
Tags: ['Експорт', 'Євросоюз', 'Україна', 'Фермер']</text:p>
      <text:p text:style-name="P4">
Type: Article</text:p>
      <!--METADATA-->
      <text:p text:style-name="P4">
<draw:frame draw:style-name="fr1" draw:name="Image169" text:anchor-type="as-char" svg:width="6.9236in" svg:height="3.956343in" draw:z-index="0">
<draw:image xlink:href="../Images/yкринформ/2023-04-20T19-54-05-03-00/630_360_1682009576-155.jpg" xlink:type="simple" xlink:show="embed" xlink:actuate="onLoad" draw:mime-type="image/jpeg"/>
</draw:frame>
Єврокомісія пропонує запровадити заборону на ввезення з України до п'яти країнЄС чотирьох видів сільськогосподарських культур, водночас Польща прагне внестидо переліку ще й молоко, курятину, яйця і мед.</text:p>
      <text:p text:style-name="P4">
Про це на пресконференції заявив міністр сільського господарства і розвиткусела РП Роберт Телус, передає кореспондент Укрінформу.</text:p>
      <text:p text:style-name="P4">
За словами польського міністра, пропозиція <text:a xlink:type="simple" xlink:href="https://www.ukrinform.ua/tag-evrosouz" text:style-name="Internet_20_link" text:visited-style-name="Visited_20_Internet_20_Link">
 </text:a>
 полягає у блокуванні ввезення до країн, що межують з Україною,кукурудзи, пшениці, ріпаку і соняшнику. Водночас перелік українськоїагропродукції, які Польща, Словаччина, Угорщина, Румунія і Болгарія пропонуютьне впускати до ЄС, ширший.</text:p>
      <text:p text:style-name="P4">
“Ми до нього пропонуємо також (внести) молоко, курятину, яйця і мед”, -підкреслив Телус.</text:p>
      <text:p text:style-name="P4">
Він зазначив, що зараз між країнами відбуваються узгодження, переговори зЄврокомісією поновляться наступного тижня.</text:p>
      <text:p text:style-name="P4">
Міністр також повідомив, що транзит українського збіжжя через територіюПольщі, який має поновитися від півночі 21 квітня, конвоюватимуть працівникиМитної служби РП. Вони супроводжуватимуть по кілька вантажівок із збіжжям водному конвої - поодинці автомобілі не їздитимуть.</text:p>
      <text:p text:style-name="P4">
<text:span text:style-name="T4">
Читайте також:</text:span>
 <text:a xlink:type="simple" xlink:href="https://www.ukrinform.ua/rubric-economy/3698395-polsa-ne-obmezuvatime-perelik-ukrainskoi-agroprodukcii-dla-tranzitu-solskij.html" text:style-name="Internet_20_link" text:visited-style-name="Visited_20_Internet_20_Link">
 <text:span text:style-name="T4">
Сольський</text:span>
 </text:a>
</text:p>
      <text:p text:style-name="P4">
Як повідомляв Укрінформ, Польща, Угорщина, Словаччина та Болгарія ввелитимчасову заборону на імпорт зерна та інших видів сільськогосподарськоїпродукції з України. Польща також призупинила транзит продукції українськогоАПК через свою територію, але планує поновити його з 21 квітня.</text:p>
      <text:p text:style-name="P4">
Румунія поки що не вводила обмежень на імпорт і транзит українськоїагропродукції, але посилила контроль та перевірки сільськогосподарськихтоварів, що ввозяться на її територію.</text:p>
      <text:p text:style-name="P4">
Єврокомісія запропонувала пакет допомоги для фермерів з країн, що межують зУкраїною, який включає фінансову допомогу та інші заходи. Допомога буде наданаза умови, якщо будуть зняті обмеження на ввезення української агропродукції.</text:p>
      <text:p text:style-name="P4">
Тривають консультації за участю Єврокомісії та представників Болгарії,Угорщини, Польщі, Словаччини, Румунії та України.</text:p>
      <text:p text:style-name="P4">
Source: <text:a xlink:type="simple" xlink:href="https://www.ukrinform.ua/rubric-economy/3698548-krainisusidi-hocut-rozsiriti-spisok-zaboronenoi-ukrainskoi-agroprodukcii.html" text:style-name="Internet_20_link" text:visited-style-name="Visited_20_Internet_20_Link">
https://www.ukrinform.ua/rubric-economy/3698548-krainisusidi-hocut-rozsiriti-spisok-zaboronenoi-ukrainskoi-agroprodukcii.html</text:a>
</text:p>
      <!--NEWS-->
      <text:h text:style-name="P10" text:outline-level="1">
<text:span text:style-name="T4">
Українка Лівач - стала другою  на ЧЄ з боротьби</text:span>
</text:h>
      <text:p text:style-name="P4">
Authors: Ukrinform (Person)</text:p>
      <text:p text:style-name="P4">
Publisher: Укринформ (Organization)</text:p>
      <text:p text:style-name="P4">
Published Time: 2023-04-20T20:03:13+03:00</text:p>
      <text:p text:style-name="P4">
Modified Time: 2023-04-20T20:03:13+03:00</text:p>
      <text:p text:style-name="P4">
Description: Українка Оксана Лівач стала срібною призеркою чемпіонату Європи з боротьби. — Укрінформ.</text:p>
      <text:p text:style-name="P4">
Images: ["<text:a xlink:type="simple" xlink:href="https://static.ukrinform.com/photos/2023_04/thumb_files/630_360_1682010111-343.jpg" text:style-name="Internet_20_link" text:visited-style-name="Visited_20_Internet_20_Link">
630_360_16820...</text:a>
"]</text:p>
      <text:p text:style-name="P4">
Tags: ['вільна боротьба']</text:p>
      <text:p text:style-name="P4">
Type: Article</text:p>
      <!--METADATA-->
      <text:p text:style-name="P4">
<draw:frame draw:style-name="fr1" draw:name="Image170" text:anchor-type="as-char" svg:width="6.9236in" svg:height="3.956343in" draw:z-index="0">
<draw:image xlink:href="../Images/yкринформ/2023-04-20T20-03-13-03-00/630_360_1682010111-343.jpg" xlink:type="simple" xlink:show="embed" xlink:actuate="onLoad" draw:mime-type="image/jpeg"/>
</draw:frame>
 УкраїнкаОксана Лівач стала срібною призеркою чемпіонату Європи з боротьби.</text:p>
      <text:p text:style-name="P4">
У фіналі у ваговій категорії до 50 кг вона поступилась колишній українці МаріїСтадник, яка представляє Азербайджан, передає Укрінформ.</text:p>
      <text:p text:style-name="P4">
Для Стадник ця золота медаль стала 10-ю в кар'єрі.</text:p>
      <text:p text:style-name="P4">
<text:span text:style-name="T4">
Читайте також:</text:span>
 <text:a xlink:type="simple" xlink:href="https://www.ukrinform.ua/rubric-sports/3698121-ukraina-zaklikae-izrail-skasuvati-cempionat-evropi-z-sambo-cerez-ucast-rosian-i-bilorusiv.html" text:style-name="Internet_20_link" text:visited-style-name="Visited_20_Internet_20_Link">
 <text:span text:style-name="T4">
чемпіонат</text:span>
 <text:span text:style-name="T4">
Європи</text:span>
</text:a>
</text:p>
      <text:p text:style-name="P4">
Як повідомлялося, у півфіналі Лівач перемогла чинну віцечемпіонку світуМіглену Георгієву Селішку з Болгарії.</text:p>
      <text:p text:style-name="P4">
Фото: UWW</text:p>
      <text:p text:style-name="P4">
Source: <text:a xlink:type="simple" xlink:href="https://www.ukrinform.ua/rubric-sports/3698551-ukrainka-livac-stala-drugou-na-ce-z-borotbi.html" text:style-name="Internet_20_link" text:visited-style-name="Visited_20_Internet_20_Link">
https://www.ukrinform.ua/rubric-sports/3698551-ukrainka-livac-stala-drugou-na-ce-z-borotbi.html</text:a>
</text:p>
      <!--NEWS-->
      <text:h text:style-name="P10" text:outline-level="1">
<text:span text:style-name="T4">
Третина українців регулярно дивиться українське кіно</text:span>
</text:h>
      <text:p text:style-name="P4">
Authors: Ukrinform (Person)</text:p>
      <text:p text:style-name="P4">
Publisher: Укринформ (Organization)</text:p>
      <text:p text:style-name="P4">
Published Time: 2023-04-20T20:07:00+03:00</text:p>
      <text:p text:style-name="P4">
Modified Time: 2023-04-20T20:07:00+03:00</text:p>
      <text:p text:style-name="P4">
Description: Частка українців, які регулярно дивляться українські фільми, збільшилася з 29 % до 33%, у порівнянні з довоєнним часом. — Укрінформ.</text:p>
      <text:p text:style-name="P4">
Images: ["<text:a xlink:type="simple" xlink:href="https://static.ukrinform.com/photos/2021_08/thumb_files/630_360_1630171870-547.jpeg" text:style-name="Internet_20_link" text:visited-style-name="Visited_20_Internet_20_Link">
630_360_16301...</text:a>
"]</text:p>
      <text:p text:style-name="P4">
Tags: ['Кіно', 'Культура', 'Опитування', 'Україна']</text:p>
      <text:p text:style-name="P4">
Type: Article</text:p>
      <!--METADATA-->
      <text:p text:style-name="P4">
<draw:frame draw:style-name="fr1" draw:name="Image171" text:anchor-type="as-char" svg:width="6.9236in" svg:height="3.956343in" draw:z-index="0">
<draw:image xlink:href="../Images/yкринформ/2023-04-20T20-07-00-03-00/630_360_1630171870-547.jpeg" xlink:type="simple" xlink:show="embed" xlink:actuate="onLoad" draw:mime-type="image/jpeg"/>
</draw:frame>
 Часткаукраїнців, які регулярно дивляться українські фільми, збільшилася з 29 % до33%, у порівнянні з довоєнним часом.</text:p>
      <text:p text:style-name="P4">
Результати відповідного дослідження передала Укрінформу дослідницька компаніяGradus Research.</text:p>
      <text:p text:style-name="P4">
"Якщо до початку повномасштабного вторгнення регулярно дивилися українські <text:a xlink:type="simple" xlink:href="https://www.ukrinform.ua/tag-kino" text:style-name="Internet_20_link" text:visited-style-name="Visited_20_Internet_20_Link">
</text:a>
 29% опитаних українців, то зараз числопоціновувачів вітчизняного кінематографу зросло до третини (33%)", - йдеться вповідомленні.</text:p>
      <text:p text:style-name="P4">
Дослідники пояснюють зростання, зокрема тим, що відбулося "перетікання" осібіз категорії "дивлюся українські фільми іноді" у розряд регулярних глядачівнаціонального кіно. Згідно з даними, наразі іноді дивляться вітчизняні фільми50% людей, хоча до війни ця частка складала 59%.</text:p>
      <text:p text:style-name="P4">
Заразом лише 14% опитаних відповіли, що не дивляться українських фільмів.</text:p>
      <text:p text:style-name="P4">
Також результати дослідження показали, що 61% респондентів віком від 18 до 34років надають перевагу стрічкам в онлайн-кінотеатрах. При цьому аудиторія55-60 років переважно дивиться українські фільми по телебаченню. Разом із тимофлайн кінотеатри відвідують 14% опитаних.</text:p>
      <text:p text:style-name="P4">
<text:span text:style-name="T4">
Читайте також:</text:span>
 <text:a xlink:type="simple" xlink:href="https://www.ukrinform.ua/rubric-culture/3697405-stricka-pamfir-zibrala-u-prokati-vze-majze-11-miljoniv.html" text:style-name="Internet_20_link" text:visited-style-name="Visited_20_Internet_20_Link">
 </text:a>
</text:p>
      <text:p text:style-name="P4">
"Це можна пояснити як складною безпековою ситуацією в країні, так і їх меншоюдоступністю. При цьому варто зазначити, що кінотеатри користуються особливоюпопулярністю серед молоді — частка українців віком 18-24, що зазвичай дивитьсяукраїнські фільми в кінотеатрах, майже втричі більша за вибірку загалом (41%vs 14%)", - йдеться в дослідженні.</text:p>
      <text:p text:style-name="P4">
Опитування проведено дослідницькою компанією Gradus Research методомсамозаповнення анкети в мобільному додатку. Вибірка: 1240 респондентів у віці18-60 років, які мешкають у населених пунктах розміром більше 50 000 жителів.Період проведення 13-14 квітня 2023 року.</text:p>
      <text:p text:style-name="P4">
<text:span text:style-name="T5">
Фото: credo</text:span>
</text:p>
      <text:p text:style-name="P4">
Source: <text:a xlink:type="simple" xlink:href="https://www.ukrinform.ua/rubric-culture/3698552-tretina-ukrainciv-regularno-divitsa-ukrainske-kino.html" text:style-name="Internet_20_link" text:visited-style-name="Visited_20_Internet_20_Link">
https://www.ukrinform.ua/rubric-culture/3698552-tretina-ukrainciv-regularno-divitsa-ukrainske-kino.html</text:a>
</text:p>
      <!--NEWS-->
      <text:h text:style-name="P10" text:outline-level="1">
<text:span text:style-name="T4">
Шмигаль підбив підсумки Міжнародного саміту міст та регіонів</text:span>
</text:h>
      <text:p text:style-name="P4">
Authors: Ukrinform (Person)</text:p>
      <text:p text:style-name="P4">
Publisher: Укринформ (Organization)</text:p>
      <text:p text:style-name="P4">
Published Time: 2023-04-20T20:19:09+03:00</text:p>
      <text:p text:style-name="P4">
Modified Time: 2023-04-20T20:19:09+03:00</text:p>
      <text:p text:style-name="P4">
Description: У рамках роботи Міжнародного саміту міст та регіонів представники 30 країн світу, Ради Європи, ЄС та Європейського комітету регіонів підписали спільну декларацію щодо готовності брати патронат над постраждалими від російського терору регіонами України.  — Укрінформ.</text:p>
      <text:p text:style-name="P4">
Images: ["<text:a xlink:type="simple" xlink:href="https://static.ukrinform.com/photos/2023_04/thumb_files/630_360_1682011092-419.jpg" text:style-name="Internet_20_link" text:visited-style-name="Visited_20_Internet_20_Link">
630_360_16820...</text:a>
"]</text:p>
      <text:p text:style-name="P4">
Tags: ['Шмигаль', 'Відновлення України', 'Саміт міст та регіонів']</text:p>
      <text:p text:style-name="P4">
Type: Article</text:p>
      <!--METADATA-->
      <text:p text:style-name="P4">
<draw:frame draw:style-name="fr1" draw:name="Image172" text:anchor-type="as-char" svg:width="6.9236in" svg:height="3.956343in" draw:z-index="0">
<draw:image xlink:href="../Images/yкринформ/2023-04-20T20-19-09-03-00/630_360_1682011092-419.jpg" xlink:type="simple" xlink:show="embed" xlink:actuate="onLoad" draw:mime-type="image/jpeg"/>
</draw:frame>
 У рамкахроботи Міжнародного саміту міст та регіонів представники 30 країн світу, РадиЄвропи, ЄС та Європейського комітету регіонів підписали спільну деклараціющодо готовності брати патронат над постраждалими від російського терорурегіонами України.</text:p>
      <text:p text:style-name="P4">
Як передає Укрінформ, про це в <text:a xlink:type="simple" xlink:href="http://t.me/Denys_Smyhal/5052" text:style-name="Internet_20_link" text:visited-style-name="Visited_20_Internet_20_Link">
 </text:a>
 повідомивПрем’єр-міністр України Денис Шмигаль.</text:p>
      <text:p text:style-name="P4">
«Надзвичайно продуктивний день Міжнародного саміту міст та регіонів.Презентували концепцію Регіонального офісу міжнародного співробітництва —створення мережі комунікаційних майданчиків місцевих влад з іноземнимипартнерами. Підписали спільну Декларацію за участю 30 країн світу, РадиЄвропи, ЄС та Європейського комітету регіонів. Вона підтверджує готовністьбрати патронат над постраждалими від російського терору регіонами. Узгодиликерівні принципи горизонтального партнерства. Це “Build back better”,верховенство права, непорушність місцевого самоврядування, залученняякнайширшого кола учасників», - повідомив <text:a xlink:type="simple" xlink:href="https://www.ukrinform.ua/tag-smigal" text:style-name="Internet_20_link" text:visited-style-name="Visited_20_Internet_20_Link">
 </text:a>
 .</text:p>
      <text:p text:style-name="P4">
Крім того, за його словами, Україна приєдналася до Механізму цивільногозахисту ЄС, що є найбільшою у світі системою надання міжнародної координованоїоперативної допомоги при надзвичайних ситуаціях.</text:p>
      <text:p text:style-name="P4">
«Підписали 11 угод між українськими регіонами, містами, громадами таіноземними партнерами», - повідомив прем’єр.</text:p>
      <text:p text:style-name="P4">
<text:span text:style-name="T4">
Читайте також:</text:span>
 <text:a xlink:type="simple" xlink:href="https://www.ukrinform.ua/rubric-regions/3698486-vijna-pokazala-aki-novi-standarti-bezpeki-potribni-na-rivni-gromad-prezident.html" text:style-name="Internet_20_link" text:visited-style-name="Visited_20_Internet_20_Link">
 </text:a>
</text:p>
      <text:p text:style-name="P4">
Як повідомляв Укрінформ, Прем’єр-міністр України Денис Шмигаль <text:a xlink:type="simple" xlink:href="https://www.ukrinform.ua/rubric-vidbudova/3698325-vidnovitisa-pisla-atak-rf-ukrainskim-mistam-i-selam-dopomagaut-majze-60-krain-smigal.html" text:style-name="Internet_20_link" text:visited-style-name="Visited_20_Internet_20_Link">
</text:a>
 , що майже 60країн допомагають вижити й відновитися населеним пунктам України після атакросії.</text:p>
      <text:p text:style-name="P4">
<text:span text:style-name="T5">
Фото: Денис Шмигаль/Телеграм</text:span>
</text:p>
      <text:p text:style-name="P4">
Source: <text:a xlink:type="simple" xlink:href="https://www.ukrinform.ua/rubric-vidbudova/3698554-smigal-pidbiv-pidsumki-miznarodnogo-samitu-mist-ta-regioniv.html" text:style-name="Internet_20_link" text:visited-style-name="Visited_20_Internet_20_Link">
https://www.ukrinform.ua/rubric-vidbudova/3698554-smigal-pidbiv-pidsumki-miznarodnogo-samitu-mist-ta-regioniv.html</text:a>
</text:p>
      <!--NEWS-->
      <text:h text:style-name="P10" text:outline-level="1">
<text:span text:style-name="T4">
Президент звільнив керівника Центру протидії дезінформації</text:span>
</text:h>
      <text:p text:style-name="P4">
Authors: Ukrinform (Person)</text:p>
      <text:p text:style-name="P4">
Publisher: Укринформ (Organization)</text:p>
      <text:p text:style-name="P4">
Published Time: 2023-04-20T20:22:00+03:00</text:p>
      <text:p text:style-name="P4">
Modified Time: 2023-04-20T20:22:00+03:00</text:p>
      <text:p text:style-name="P4">
Description: Президент Володимир Зеленський звільнив Поліну Лисенко з посади керівника Центру протидії дезінформації. — Укрінформ.</text:p>
      <text:p text:style-name="P4">
Images: ["<text:a xlink:type="simple" xlink:href="https://static.ukrinform.com/photos/2022_09/thumb_files/630_360_1663862325-924.jpg" text:style-name="Internet_20_link" text:visited-style-name="Visited_20_Internet_20_Link">
630_360_16638...</text:a>
"]</text:p>
      <text:p text:style-name="P4">
Tags: ['Президент', 'Зеленський', 'Центр протидії дезінформації']</text:p>
      <text:p text:style-name="P4">
Type: Article</text:p>
      <!--METADATA-->
      <text:p text:style-name="P4">
<draw:frame draw:style-name="fr1" draw:name="Image173" text:anchor-type="as-char" svg:width="6.9236in" svg:height="3.956343in" draw:z-index="0">
<draw:image xlink:href="../Images/yкринформ/2023-04-20T20-22-00-03-00/630_360_1663862325-924.jpg" xlink:type="simple" xlink:show="embed" xlink:actuate="onLoad" draw:mime-type="image/jpeg"/>
</draw:frame>
 ПрезидентВолодимир Зеленський звільнив Поліну Лисенко з посади керівника Центрупротидії дезінформації.</text:p>
      <text:p text:style-name="P4">
Текст відповідного указу опубліковано на <text:a xlink:type="simple" xlink:href="https://www.president.gov.ua/documents/2332023-46553" text:style-name="Internet_20_link" text:visited-style-name="Visited_20_Internet_20_Link">
</text:a>
 , повідомляєУкрінформ.</text:p>
      <text:p text:style-name="P4">
У документі зазначається, що Лисенко звільнена з посади згідно з поданоюзаявою.</text:p>
      <text:p text:style-name="P4">
<text:span text:style-name="T4">
Читайте також:</text:span>
 <text:a xlink:type="simple" xlink:href="https://www.ukrinform.ua/rubric-society/3623484-nacrada-i-centr-protidii-dezinformacii-razom-borotimutsa-proti-propagandi.html" text:style-name="Internet_20_link" text:visited-style-name="Visited_20_Internet_20_Link">
 <text:span text:style-name="T4">
Центр</text:span>
 <text:span text:style-name="T4">
протидії</text:span>
 <text:span text:style-name="T4">
дезінформації</text:span>
</text:a>
</text:p>
      <text:p text:style-name="P4">
Лисенко очолила ЦПД у квітні 2021 року. Вона є кандидатом юридичних наук,працювала юристом і помічницею першого заступника директора НАБУ, очолюваладепартамент міжнародно-правового співробітництва та повернення активів ОфісуГенерального прокурора та проєкт з розвитку судової гілки влади та міжнародноїспівпраці Офісу простих рішень і результатів (заснований Міхеілом Саакашвілі).З вересня 2020 року обіймала посаду директора департаменту інформаційноїполітики та зв'язків із громадськістю Укрзалізниці.</text:p>
      <text:p text:style-name="P4">
<text:span text:style-name="T5">
Фото: ОП</text:span>
</text:p>
      <text:p text:style-name="P4">
Source: <text:a xlink:type="simple" xlink:href="https://www.ukrinform.ua/rubric-polytics/3698556-zelenskij-zvilniv-kerivnika-centru-protidii-dezinformacii.html" text:style-name="Internet_20_link" text:visited-style-name="Visited_20_Internet_20_Link">
https://www.ukrinform.ua/rubric-polytics/3698556-zelenskij-zvilniv-kerivnika-centru-protidii-dezinformacii.html</text:a>
</text:p>
      <!--NEWS-->
      <text:h text:style-name="P10" text:outline-level="1">
<text:span text:style-name="T4">
Сейм Литви подолав вето Науседи на закон про санкції для росіян і білорусів</text:span>
</text:h>
      <text:p text:style-name="P4">
Authors: Ukrinform (Person)</text:p>
      <text:p text:style-name="P4">
Publisher: Укринформ (Organization)</text:p>
      <text:p text:style-name="P4">
Published Time: 2023-04-20T20:27:00+03:00</text:p>
      <text:p text:style-name="P4">
Modified Time: 2023-04-20T20:27:00+03:00</text:p>
      <text:p text:style-name="P4">
Description: Парламент Литви подолав вето президента Гітанаса Науседи й остаточно затвердили запровадження різних санкцій щодо громадян росії та білорусі у зв'язку з війною в Україні. — Укрінформ.</text:p>
      <text:p text:style-name="P4">
Images: ["<text:a xlink:type="simple" xlink:href="https://static.ukrinform.com/photos/2023_04/thumb_files/630_360_1682011143-178.jpg" text:style-name="Internet_20_link" text:visited-style-name="Visited_20_Internet_20_Link">
630_360_16820...</text:a>
"]</text:p>
      <text:p text:style-name="P4">
Tags: ['Антиросійські санкції', 'білорусь', 'Литва', 'Вето']</text:p>
      <text:p text:style-name="P4">
Type: Article</text:p>
      <!--METADATA-->
      <text:p text:style-name="P4">
<draw:frame draw:style-name="fr1" draw:name="Image174" text:anchor-type="as-char" svg:width="6.9236in" svg:height="3.956343in" draw:z-index="0">
<draw:image xlink:href="../Images/yкринформ/2023-04-20T20-27-00-03-00/630_360_1682011143-178.jpg" xlink:type="simple" xlink:show="embed" xlink:actuate="onLoad" draw:mime-type="image/jpeg"/>
</draw:frame>
 ПарламентЛитви подолав вето президента Гітанаса Науседи й остаточно затвердилизапровадження різних санкцій щодо громадян росії та білорусі у зв'язку звійною в Україні.</text:p>
      <text:p text:style-name="P4">
Про це повідомляє <text:a xlink:type="simple" xlink:href="https://www.lrt.lt/ua/novini/1263/1967158/seim-litvi-podolav-veto-prezidenta-sanktsiyi-dlia-rosiian-i-bilorusiv-u-litvi-vidrizniatimut-sia" text:style-name="Internet_20_link" text:visited-style-name="Visited_20_Internet_20_Link">
 </text:a>
 , передає Укрінформ.</text:p>
      <text:p text:style-name="P4">
За ухвалення відповідного закону без запропонованих президентом поправокпроголосували 99 членів Сейму, семеро висловилися проти, двоє утрималися.</text:p>
      <text:p text:style-name="P4">
Згідно з законом про обмежувальні заходи у зв'язку з військовою агресією протиУкраїни, з 2 травня цього року до 3 травня наступного року буде обмеженоотримання росіянами і білорусами литовських віз, статусу електронногорезидента.</text:p>
      <text:p text:style-name="P4">
Громадяни росії стикнуться з додатковими труднощами при в'їзді до <text:a xlink:type="simple" xlink:href="https://www.ukrinform.ua/tag-litva" text:style-name="Internet_20_link" text:visited-style-name="Visited_20_Internet_20_Link">
</text:a>
 , придбанні нерухомості, а їхні заяви наотримання посвідки на проживання у республіці не прийматимуть.</text:p>
      <text:p text:style-name="P4">
Закон про національні санкції також передбачає заборону на ввезення івивезення українських гривень до Литви і з Литви громадянами росії табілорусі.</text:p>
      <text:p text:style-name="P4">
<text:span text:style-name="T4">
Читайте також:</text:span>
 <text:a xlink:type="simple" xlink:href="https://www.ukrinform.ua/rubric-polytics/3695979-prezident-litvi-obgovoriv-z-genprokurorom-ukraini-stvorenna-spectribunalu-dla-rf.html" text:style-name="Internet_20_link" text:visited-style-name="Visited_20_Internet_20_Link">
 <text:span text:style-name="T4">
Литви</text:span>
 </text:a>
</text:p>
      <text:p text:style-name="P4">
Міністр закордонних справ Литви Габріелюс Ландсбергіс <text:a xlink:type="simple" xlink:href="https://www.delfi.lt/ru/news/politics/glava-mid-prizovet-otklonit-prezidentskoe-veto-belorusy-v-otlichie-ot-rossiyan-obladayut-duhovnym-suverenitetom.d" text:style-name="Internet_20_link" text:visited-style-name="Visited_20_Internet_20_Link">
</text:a>
 , що вважає несправедливим зрівняння росіян ібілорусів у санкційному законі. Зокрема, на його думку, білоруси, на відмінувід росіян мають «духовний суверенітет», оскільки на масові протести у 2020році виходили сотні тисяч громадян, чого в росії не було.</text:p>
      <text:p text:style-name="P4">
Як повідомлялося, міністр оборони Литви Арвідас Анушаускас заявив, що обсягнаданої республікою Україні військової допомоги сягнув 454 млн євро.</text:p>
      <text:p text:style-name="P4">
<text:span text:style-name="T5">
Фото: www.lrt.lt</text:span>
</text:p>
      <text:p text:style-name="P4">
Source: <text:a xlink:type="simple" xlink:href="https://www.ukrinform.ua/rubric-world/3698557-sejm-litvi-podolav-veto-nausedi-na-zakon-pro-sankcii-dla-rosian-i-bilorusiv.html" text:style-name="Internet_20_link" text:visited-style-name="Visited_20_Internet_20_Link">
https://www.ukrinform.ua/rubric-world/3698557-sejm-litvi-podolav-veto-nausedi-na-zakon-pro-sankcii-dla-rosian-i-bilorusiv.html</text:a>
</text:p>
      <!--NEWS-->
      <text:h text:style-name="P10" text:outline-level="1">
<text:span text:style-name="T4">
У Києві на станціях метро тимчасово недоступна оплата проїзду банківською карткою</text:span>
</text:h>
      <text:p text:style-name="P4">
Authors: Ukrinform (Person)</text:p>
      <text:p text:style-name="P4">
Publisher: Укринформ (Organization)</text:p>
      <text:p text:style-name="P4">
Published Time: 2023-04-20T20:36:00+03:00</text:p>
      <text:p text:style-name="P4">
Modified Time: 2023-04-20T20:36:00+03:00</text:p>
      <text:p text:style-name="P4">
Description: На станціях столичного метрополітену з технічних причин тимчасово недоступна оплата проїзду банківською карткою. — Укрінформ.</text:p>
      <text:p text:style-name="P4">
Images: ["<text:a xlink:type="simple" xlink:href="https://static.ukrinform.com/photos/2023_02/thumb_files/630_360_1676034415-412.jpg" text:style-name="Internet_20_link" text:visited-style-name="Visited_20_Internet_20_Link">
630_360_16760...</text:a>
"]</text:p>
      <text:p text:style-name="P4">
Tags: ['Метро', 'Київ']</text:p>
      <text:p text:style-name="P4">
Type: Article</text:p>
      <!--METADATA-->
      <text:p text:style-name="P4">
<draw:frame draw:style-name="fr1" draw:name="Image175" text:anchor-type="as-char" svg:width="6.9236in" svg:height="3.956343in" draw:z-index="0">
<draw:image xlink:href="../Images/yкринформ/2023-04-20T20-36-00-03-00/630_360_1676034415-412.jpg" xlink:type="simple" xlink:show="embed" xlink:actuate="onLoad" draw:mime-type="image/jpeg"/>
</draw:frame>
 Настанціях столичного метрополітену з технічних причин тимчасово недоступнаоплата проїзду банківською карткою.</text:p>
      <text:p text:style-name="P4">
Як передає Укрінформ, про це Київська міська державна адміністрація повідомилав <text:a xlink:type="simple" xlink:href="http://t.me/KyivCityOfficial/6527" text:style-name="Internet_20_link" text:visited-style-name="Visited_20_Internet_20_Link">
 </text:a>
 .</text:p>
      <text:p text:style-name="P4">
Фахівці працюють над розв'язанням проблеми. Усі інші засоби оплати проїздупрацюють у звичайному режимі.</text:p>
      <text:p text:style-name="P4">
Станом на цей час сплатити за проїзд можна паперовим qr-квитком, транспортноюкартою або qr-кодом, згенерованим у застосунку "Київ Цифровий".</text:p>
      <text:p text:style-name="P4">
<text:span text:style-name="T4">
Читайте також:</text:span>
 <text:a xlink:type="simple" xlink:href="https://www.ukrinform.ua/rubric-kyiv/3697928-perevirki-marsrutok-za-rezultatami-kmda-rozirvala-dogovori-z-sistma-pereviznikami.html" text:style-name="Internet_20_link" text:visited-style-name="Visited_20_Internet_20_Link">
 </text:a>
</text:p>
      <text:p text:style-name="P4">
Як повідомляв Укрінформ, 3 квітня в Києві через технічний збій був тимчасовопризупинений прохід пасажирів за паперовими QR-квитками на всіх станціях <text:a xlink:type="simple" xlink:href="https://www.ukrinform.ua/tag-metro" text:style-name="Internet_20_link" text:visited-style-name="Visited_20_Internet_20_Link">
</text:a>
 .</text:p>
      <text:p text:style-name="P4">
Source: <text:a xlink:type="simple" xlink:href="https://www.ukrinform.ua/rubric-kyiv/3698562-u-kievi-na-stanciah-metro-timcasovo-nedostupna-oplata-proizdu-bankivskou-kartkou.html" text:style-name="Internet_20_link" text:visited-style-name="Visited_20_Internet_20_Link">
https://www.ukrinform.ua/rubric-kyiv/3698562-u-kievi-na-stanciah-metro-timcasovo-nedostupna-oplata-proizdu-bankivskou-kartkou.html</text:a>
</text:p>
      <!--NEWS-->
      <text:h text:style-name="P10" text:outline-level="1">
<text:span text:style-name="T4">
Прикордонники відбили у Бахмуті дві російські атаки</text:span>
</text:h>
      <text:p text:style-name="P4">
Authors: Ukrinform (Person)</text:p>
      <text:p text:style-name="P4">
Publisher: Укринформ (Organization)</text:p>
      <text:p text:style-name="P4">
Published Time: 2023-04-20T20:40:00+03:00</text:p>
      <text:p text:style-name="P4">
Modified Time: 2023-04-20T20:40:00+03:00</text:p>
      <text:p text:style-name="P4">
Description: Бійці Державної прикордонної служби України відбили дві атаки російських військ у Бахмуті Донецької області, знешкодивши щонайменше дев'ятьох загарбників. — Укрінформ.</text:p>
      <text:p text:style-name="P4">
Images: ["<text:a xlink:type="simple" xlink:href="https://static.ukrinform.com/photos/2023_04/thumb_files/630_360_1682008109-736.jpeg" text:style-name="Internet_20_link" text:visited-style-name="Visited_20_Internet_20_Link">
630_360_16820...</text:a>
"]</text:p>
      <text:p text:style-name="P4">
Tags: ['Бахмут', 'Прикордонники', 'Війна з росією']</text:p>
      <text:p text:style-name="P4">
Type: Article</text:p>
      <!--METADATA-->
      <text:p text:style-name="P4">
<draw:frame draw:style-name="fr1" draw:name="Image176" text:anchor-type="as-char" svg:width="6.9236in" svg:height="3.956343in" draw:z-index="0">
<draw:image xlink:href="../Images/yкринформ/2023-04-20T20-40-00-03-00/630_360_1682008109-736.jpeg" xlink:type="simple" xlink:show="embed" xlink:actuate="onLoad" draw:mime-type="image/jpeg"/>
</draw:frame>
 БійціДержавної прикордонної служби України відбили дві атаки російських військ уБахмуті Донецької області, знешкодивши щонайменше дев'ятьох загарбників.</text:p>
      <text:p text:style-name="P4">
Про це повідомила <text:a xlink:type="simple" xlink:href="https://dpsu.gov.ua/ua/news/U-Bahmuti-prikordonniki-vidbili-dvi-nichni-ataki-voroga/" text:style-name="Internet_20_link" text:visited-style-name="Visited_20_Internet_20_Link">
 </text:a>
 , передає Укрінформ.</text:p>
      <text:p text:style-name="P4">
Як зазначається, минулої ночі один із прикордонних підрозділів двічі вступав убій зі штурмовими групами росіян, що намагалися непомітно в темряві підійти допозицій захисників України.</text:p>
      <text:p text:style-name="P4">
За допомогою тепловізора <text:a xlink:type="simple" xlink:href="https://www.ukrinform.ua/tag-prikordonniki" text:style-name="Internet_20_link" text:visited-style-name="Visited_20_Internet_20_Link">
 </text:a>
виявили серед руїн пересування ворога, підпустили його на оптимальну відстаньі відкрили вогонь зі стрілецької зброї та гранатометів.</text:p>
      <text:p text:style-name="P4">
Після невдалої спроби штурму загарбники підтягнули резерв і вдруге намагалисяпрорвати оборону, однак безуспішно.</text:p>
      <text:p text:style-name="P4">
<text:span text:style-name="T4">
Читайте також:</text:span>
 <text:a xlink:type="simple" xlink:href="https://www.ukrinform.ua/rubric-regions/3698037-u-bahmuti-dosi-zalisautsa-diti-veresuk.html" text:style-name="Internet_20_link" text:visited-style-name="Visited_20_Internet_20_Link">
 <text:span text:style-name="T4">
Бахмут</text:span>
 </text:a>
</text:p>
      <text:p text:style-name="P4">
"На світанку противник з втратами відступив. Відбиваючи напад, прикордонникизнешкодили щонайменше дев'ятьох окупантів, з яких трьох ліквідували та шістьохпоранили", — зазначили в ДПСУ.</text:p>
      <text:p text:style-name="P4">
Як повідомляв <text:a xlink:type="simple" xlink:href="https://www.ukrinform.ua/rubric-ato/3698532-za-bahmut-idut-zapekli-boi-vorog-namagaetsa-nastupati-na-pati-napramkah.html" text:style-name="Internet_20_link" text:visited-style-name="Visited_20_Internet_20_Link">
 </text:a>
 , станом на 20квітня за Бахмут ведуться найзапекліші бої. Силами оборони України на цьомунапрямку за добу відбиті понад 20 атак.</text:p>
      <text:p text:style-name="P4">
<text:span text:style-name="T5">
Фото: dpsu.gov.ua</text:span>
</text:p>
      <text:p text:style-name="P4">
Source: <text:a xlink:type="simple" xlink:href="https://www.ukrinform.ua/rubric-ato/3698541-prikordonniki-vidbili-u-bahmuti-dvi-rosijski-ataki.html" text:style-name="Internet_20_link" text:visited-style-name="Visited_20_Internet_20_Link">
https://www.ukrinform.ua/rubric-ato/3698541-prikordonniki-vidbili-u-bahmuti-dvi-rosijski-ataki.html</text:a>
</text:p>
      <!--NEWS-->
      <text:h text:style-name="P10" text:outline-level="1">
<text:span text:style-name="T4">
Президент привітав мусульман України зі святом Рамазан-байрам</text:span>
</text:h>
      <text:p text:style-name="P4">
Authors: Ukrinform (Person)</text:p>
      <text:p text:style-name="P4">
Publisher: Укринформ (Organization)</text:p>
      <text:p text:style-name="P4">
Published Time: 2023-04-20T20:42:00+03:00</text:p>
      <text:p text:style-name="P4">
Modified Time: 2023-04-20T20:42:00+03:00</text:p>
      <text:p text:style-name="P4">
Description: Президент Володимир Зеленський привітав мусульман України з нагоди свята Рамазан-байрам.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Мусульмани', 'Іслам', 'Зеленський']</text:p>
      <text:p text:style-name="P4">
Type: Article</text:p>
      <!--METADATA-->
      <text:p text:style-name="P4">
<draw:frame draw:style-name="fr1" draw:name="Image177" text:anchor-type="as-char" svg:width="6.9236in" svg:height="3.956343in" draw:z-index="0">
<draw:image xlink:href="../Images/yкринформ/2023-04-20T20-42-00-03-00/630_360_1678962741-175.jpeg" xlink:type="simple" xlink:show="embed" xlink:actuate="onLoad" draw:mime-type="image/jpeg"/>
</draw:frame>
 ПрезидентВолодимир Зеленський привітав мусульман України з нагоди свята Рамазан-байрам.</text:p>
      <text:p text:style-name="P4">
Привітання оприлюднено на <text:a xlink:type="simple" xlink:href="https://www.president.gov.ua/news/vitannya-prezidenta-musulmanam-ukrayini-z-nagodi-svyata-rama-82377" text:style-name="Internet_20_link" text:visited-style-name="Visited_20_Internet_20_Link">
 </text:a>
 , передаєУкрінформ.</text:p>
      <text:p text:style-name="P4">
"Сердечно вітаю з нагоди свята розговіння Рамазан-Байрам, що є символом такихлюдських чеснот, як чуйність, допомога нужденним та знедоленим. У час великихвипробувань, які випали на долю нашої країни, ісламська спільнота України, які увесь український народ, демонструє патріотизм та робить усе можливе длязахисту незалежності і територіальної цілісності держави. Переконаний, що вєдності ми неодмінно переможемо і на рідну землю прийде довгоочікуваний мир",- зазначив <text:a xlink:type="simple" xlink:href="https://www.ukrinform.ua/tag-prezident" text:style-name="Internet_20_link" text:visited-style-name="Visited_20_Internet_20_Link">
 </text:a>
 .</text:p>
      <text:p text:style-name="P4">
<text:span text:style-name="T4">
Читайте також:</text:span>
 <text:a xlink:type="simple" xlink:href="https://www.ukrinform.ua/rubric-society/3693070-zelenskij-ogolosiv-pro-zapocatkuvanna-v-ukraini-novoi-tradicii-iftaru.html" text:style-name="Internet_20_link" text:visited-style-name="Visited_20_Internet_20_Link">
 </text:a>
</text:p>
      <text:p text:style-name="P4">
Він побажав мусульманам міцного здоров’я, непохитної віри, гармонії тадостатку.</text:p>
      <text:p text:style-name="P4">
Прем'єр-міністр України Денис Шмигаль привітав мусульман зі святом Рамазан-Байрам у <text:a xlink:type="simple" xlink:href="https://www.facebook.com/dshmyhal/posts/pfbid029tAtdKzhdSCB7em1ygQMgmWpHh2w9WsemXuD39sr7quauzzcjSYyADpZCJaxKHWEl" text:style-name="Internet_20_link" text:visited-style-name="Visited_20_Internet_20_Link">
</text:a>
, побажавши натхнення для добрих справ і подальшої боротьби за свободуукраїнців.</text:p>
      <text:p text:style-name="P4">
"Щиро вітаю мусульман зі святом Рамазан-Байрам, що знаменує закінченнясвященного місяця Рамадан. Хай дух братерства та єднання, отриманий під часцього особливого місяця, надихає на добрі справи та подальшу боротьбу за нашусвободу та країну", — зазначив він.</text:p>
      <text:p text:style-name="P4">
Прем'єр побажав усім мусульманам України благословенного свята, допомогиВсевишнього, щирої та незламної віри в українських захисників.</text:p>
      <text:p text:style-name="P4">
"Хай відступлять всі біди та негаразди, а мир і добробут повернуться на нашуземлю", — наголосив Шмигаль.</text:p>
      <text:p text:style-name="P4">
Рамазан-байрам - свято у мусульманських народів. Йому передує 30-денний піст,що розпочинається в перший день місяця Рамадан (або Рамазан).</text:p>
      <text:p text:style-name="P4">
<text:span text:style-name="T5">
Фото: ОП</text:span>
</text:p>
      <text:p text:style-name="P4">
Source: <text:a xlink:type="simple" xlink:href="https://www.ukrinform.ua/rubric-society/3698563-prezident-privitav-musulman-ukraini-zi-svatom-ramazanbajram.html" text:style-name="Internet_20_link" text:visited-style-name="Visited_20_Internet_20_Link">
https://www.ukrinform.ua/rubric-society/3698563-prezident-privitav-musulman-ukraini-zi-svatom-ramazanbajram.html</text:a>
</text:p>
      <!--NEWS-->
      <text:h text:style-name="P10" text:outline-level="1">
<text:span text:style-name="T4">
росіяни обстріляли з важкої артилерії громаду на Дніпропетровщині</text:span>
</text:h>
      <text:p text:style-name="P4">
Authors: Ukrinform (Person)</text:p>
      <text:p text:style-name="P4">
Publisher: Укринформ (Organization)</text:p>
      <text:p text:style-name="P4">
Published Time: 2023-04-20T20:44:52+03:00</text:p>
      <text:p text:style-name="P4">
Modified Time: 2023-04-20T20:44:52+03:00</text:p>
      <text:p text:style-name="P4">
Description: Армія рф обстріляла з важкої артилерії Великомихайлівську громаду у Дніпропетровській області. — Укрінформ.</text:p>
      <text:p text:style-name="P4">
Images: ["<text:a xlink:type="simple" xlink:href="https://static.ukrinform.com/photos/2023_04/thumb_files/630_360_1682012671-524.jpg" text:style-name="Internet_20_link" text:visited-style-name="Visited_20_Internet_20_Link">
630_360_16820...</text:a>
"]</text:p>
      <text:p text:style-name="P4">
Tags: ['Дніпропетровщина', 'Обстріл', 'Війна з росією']</text:p>
      <text:p text:style-name="P4">
Type: Article</text:p>
      <!--METADATA-->
      <text:p text:style-name="P4">
<draw:frame draw:style-name="fr1" draw:name="Image178" text:anchor-type="as-char" svg:width="6.9236in" svg:height="3.956343in" draw:z-index="0">
<draw:image xlink:href="../Images/yкринформ/2023-04-20T20-44-52-03-00/630_360_1682012671-524.jpg" xlink:type="simple" xlink:show="embed" xlink:actuate="onLoad" draw:mime-type="image/jpeg"/>
</draw:frame>
 Армія рфобстріляла з важкої артилерії Великомихайлівську громаду у Дніпропетровськійобласті.</text:p>
      <text:p text:style-name="P4">
Про це повідомив начальник Дніпропетровської ОВА Сергій Лисак у <text:a xlink:type="simple" xlink:href="http://t.me/dnipropetrovskaODA/4215" text:style-name="Internet_20_link" text:visited-style-name="Visited_20_Internet_20_Link">
</text:a>
 , передає Укрінформ.</text:p>
      <text:p text:style-name="P4">
"Сьогодні під прицілом російської армії – Великомихайлівська громадаСинельниківського району. Ворог вдарив по ній з важкої артилерії", - зазначивЛисак.</text:p>
      <text:p text:style-name="P4">
За його словами, минулося без загиблих та постраждалих.</text:p>
      <text:p text:style-name="P4">
На місці працюють рятувальники, які встановлюють наслідки обстрілу, додавочільник ОВА.</text:p>
      <text:p text:style-name="P4">
<text:span text:style-name="T4">
Читайте також:</text:span>
 <text:a xlink:type="simple" xlink:href="https://www.ukrinform.ua/rubric-ato/3698507-rosiani-dvici-za-den-obstrilali-ocakiv-iz-rszv.html" text:style-name="Internet_20_link" text:visited-style-name="Visited_20_Internet_20_Link">
 <text:span text:style-name="T4">
обстріл</text:span>
 </text:a>
</text:p>
      <text:p text:style-name="P4">
Як повідомлялося, напередодні у Великомихайлівськiй громадi Синельникiвськогорайону внаслідок <text:a xlink:type="simple" xlink:href="https://www.ukrinform.ua/tag-obstril" text:style-name="Internet_20_link" text:visited-style-name="Visited_20_Internet_20_Link">
 </text:a>
 пошкоджено двіадмiнбудiвлi та автомобіль.</text:p>
      <text:p text:style-name="P4">
<text:span text:style-name="T5">
Фото ілюстративне</text:span>
</text:p>
      <text:p text:style-name="P4">
Source: <text:a xlink:type="simple" xlink:href="https://www.ukrinform.ua/rubric-ato/3698564-rosiani-obstrilali-z-vazkoi-artilerii-gromadu-na-dnipropetrovsini.html" text:style-name="Internet_20_link" text:visited-style-name="Visited_20_Internet_20_Link">
https://www.ukrinform.ua/rubric-ato/3698564-rosiani-obstrilali-z-vazkoi-artilerii-gromadu-na-dnipropetrovsini.html</text:a>
</text:p>
      <!--NEWS-->
      <text:h text:style-name="P10" text:outline-level="1">
<text:span text:style-name="T4">
Київщина отримала від ПРООН п'ять генераторів для критичної інфраструктури</text:span>
</text:h>
      <text:p text:style-name="P4">
Authors: Ukrinform (Person)</text:p>
      <text:p text:style-name="P4">
Publisher: Укринформ (Organization)</text:p>
      <text:p text:style-name="P4">
Published Time: 2023-04-20T20:49:00+03:00</text:p>
      <text:p text:style-name="P4">
Modified Time: 2023-04-20T20:49:00+03:00</text:p>
      <text:p text:style-name="P4">
Description: Програма розвитку Організації Об'єднаних Націй (ПРООН) в Україні за сприяння японського уряду передала Київській області п'ять потужних генераторів для потреб критичної інфраструктури. — Укрінформ.</text:p>
      <text:p text:style-name="P4">
Images: ["<text:a xlink:type="simple" xlink:href="https://static.ukrinform.com/photos/2023_04/thumb_files/630_360_1682012553-131.jpg" text:style-name="Internet_20_link" text:visited-style-name="Visited_20_Internet_20_Link">
630_360_16820...</text:a>
", "<text:a xlink:type="simple" xlink:href="https://static.ukrinform.com/photos/2023_04/1682012542-271.jpg" text:style-name="Internet_20_link" text:visited-style-name="Visited_20_Internet_20_Link">
1682012542-27...</text:a>
", "<text:a xlink:type="simple" xlink:href="https://static.ukrinform.com/photos/2023_04/1682012542-129.jpg" text:style-name="Internet_20_link" text:visited-style-name="Visited_20_Internet_20_Link">
1682012542-12...</text:a>
", "<text:a xlink:type="simple" xlink:href="https://static.ukrinform.com/photos/2023_04/1682012541-772.jpg" text:style-name="Internet_20_link" text:visited-style-name="Visited_20_Internet_20_Link">
1682012541-77...</text:a>
"]</text:p>
      <text:p text:style-name="P4">
Tags: ['Японія', 'ПРООН', 'Київщина', 'генератор']</text:p>
      <text:p text:style-name="P4">
Type: Article</text:p>
      <!--METADATA-->
      <text:p text:style-name="P4">
<draw:frame draw:style-name="fr1" draw:name="Image179" text:anchor-type="as-char" svg:width="6.9236in" svg:height="3.956343in" draw:z-index="0">
<draw:image xlink:href="../Images/yкринформ/2023-04-20T20-49-00-03-00/630_360_1682012553-131.jpg" xlink:type="simple" xlink:show="embed" xlink:actuate="onLoad" draw:mime-type="image/jpeg"/>
</draw:frame>
 Програмарозвитку Організації Об'єднаних Націй (ПРООН) в Україні за сприяння японськогоуряду передала Київській області п'ять потужних генераторів для потребкритичної інфраструктури.</text:p>
      <text:p text:style-name="P4">
Про це повідомила <text:a xlink:type="simple" xlink:href="https://koda.gov.ua/dlya-potreb-krytychnoyi-infrastruktury-kyyivshhyny-peredaly-5-potuzhnyh-generatoriv-vid-proon-za-spryyannya-uryadu-yaponiyi/" text:style-name="Internet_20_link" text:visited-style-name="Visited_20_Internet_20_Link">
 </text:a>
 , передає Укрінформ.</text:p>
      <text:p text:style-name="P4">
Як зауважили в обладміністрації, це перші із 77 одиниць обладнання длязабезпечення безперебійного постачання електрики, які Україна має отримати заспільною програмою <text:a xlink:type="simple" xlink:href="https://www.ukrinform.ua/tag-proon" text:style-name="Internet_20_link" text:visited-style-name="Visited_20_Internet_20_Link">
 </text:a>
 й уряду Японії.</text:p>
      <text:p text:style-name="P4">
<draw:frame draw:style-name="fr1" draw:name="Image180" text:anchor-type="as-char" svg:width="6.9236in" svg:height="4.615733in" draw:z-index="0">
<draw:image xlink:href="../Images/yкринформ/2023-04-20T20-49-00-03-00/1682012542-271.jpg" xlink:type="simple" xlink:show="embed" xlink:actuate="onLoad" draw:mime-type="image/jpeg"/>
</draw:frame>
</text:p>
      <text:p text:style-name="P4">
Передані Київській області генератори забезпечать сталу роботу таких об’єктів,як очисні й каналізаційні станції, тепломережі, медичні та навчальні закладитощо.</text:p>
      <text:p text:style-name="P4">
<draw:frame draw:style-name="fr1" draw:name="Image181" text:anchor-type="as-char" svg:width="6.9236in" svg:height="4.615733in" draw:z-index="0">
<draw:image xlink:href="../Images/yкринформ/2023-04-20T20-49-00-03-00/1682012542-129.jpg" xlink:type="simple" xlink:show="embed" xlink:actuate="onLoad" draw:mime-type="image/jpeg"/>
</draw:frame>
</text:p>
      <text:p text:style-name="P4">
Представникам підприємств критичної інфраструктури вже вручили сертифікати наотримання пристроїв.</text:p>
      <text:p text:style-name="P4">
<draw:frame draw:style-name="fr1" draw:name="Image182" text:anchor-type="as-char" svg:width="6.9236in" svg:height="4.615733in" draw:z-index="0">
<draw:image xlink:href="../Images/yкринформ/2023-04-20T20-49-00-03-00/1682012541-772.jpg" xlink:type="simple" xlink:show="embed" xlink:actuate="onLoad" draw:mime-type="image/jpeg"/>
</draw:frame>
</text:p>
      <text:p text:style-name="P4">
Участь у церемонії передачі взяли Надзвичайний і Повноважний посол Японії вУкраїні Кунінорі Мацуда, постійний представник ПРООН в Україні Яко Сільє,заступник міністра розвитку громад, територій та інфраструктури ОлександрБутенко та заступник голови Київської ОВА Микола Бойко.</text:p>
      <text:p text:style-name="P4">
Сільє під час заходу наголосив, що ПРООН підтримує зусилля українського урядудля забезпечення безперебійного електропостачання, усвідомлюючи рівеньзавданої шкоди та ризики, які виникають під час надзвичайних ситуацій. За йогословами, постійна підтримка Японією об’єктів критичної інфраструктури формуєстабільну платформу і високий рівень готовності до потенційних викликів.</text:p>
      <text:p text:style-name="P4">
<text:span text:style-name="T4">
Читайте також:</text:span>
 <text:a xlink:type="simple" xlink:href="https://www.ukrinform.ua/rubric-regions/3698241-cerkaski-skoli-j-ditsadki-otrimali-z-polsi-generatori.html" text:style-name="Internet_20_link" text:visited-style-name="Visited_20_Internet_20_Link">
 <text:span text:style-name="T4">
генератор</text:span>
 </text:a>
</text:p>
      <text:p text:style-name="P4">
Представник ОВА зі свого боку відзначив систематичність роботи ПРООН іяпонського уряду щодо відновлення пошкоджень, яких зазнала Київська область,та підтримки населення.</text:p>
      <text:p text:style-name="P4">
"Не так давно ми зустрічалися в Ірпені, де бачили, як проводиться розбірзавалів зруйнованих будинків, аби згодом розпочати відбудову. Сьогодніміжнародні партнери вкотре допомагають нашій критичній інфраструктурі. Війна вУкраїні навчила нас бути завжди готовими, швидко реагувати на виклики тазабезпечувати потреби населення. Вдячний за підтримку на цьому шляху", —зазначив він.</text:p>
      <text:p text:style-name="P4">
Як повідомляв <text:a xlink:type="simple" xlink:href="https://www.ukrinform.ua/rubric-uarazom/3673516-kalifornijskij-biznes-podaruvav-ukraini-165-generatoriv.html" text:style-name="Internet_20_link" text:visited-style-name="Visited_20_Internet_20_Link">
 </text:a>
, глобальна технологічна компанія Solvd у співпраці з Генеральним консульствомУкраїни в Сан-Франциско (США) передала Україні 165 генераторів як гуманітарнудопомогу.</text:p>
      <text:p text:style-name="P4">
<text:span text:style-name="T5">
Фото: ПРООН в Україні</text:span>
</text:p>
      <text:p text:style-name="P4">
Source: <text:a xlink:type="simple" xlink:href="https://www.ukrinform.ua/rubric-regions/3698566-kiivsina-otrimala-vid-proon-pat-generatoriv-dla-potreb-kriticnoi-infrastrukturi.html" text:style-name="Internet_20_link" text:visited-style-name="Visited_20_Internet_20_Link">
https://www.ukrinform.ua/rubric-regions/3698566-kiivsina-otrimala-vid-proon-pat-generatoriv-dla-potreb-kriticnoi-infrastrukturi.html</text:a>
</text:p>
      <!--NEWS-->
      <text:h text:style-name="P10" text:outline-level="1">
<text:span text:style-name="T4">
Глава Пентагону прибув на авіабазу «Рамштайн»</text:span>
</text:h>
      <text:p text:style-name="P4">
Authors: Ukrinform (Person)</text:p>
      <text:p text:style-name="P4">
Publisher: Укринформ (Organization)</text:p>
      <text:p text:style-name="P4">
Published Time: 2023-04-20T21:10:00+03:00</text:p>
      <text:p text:style-name="P4">
Modified Time: 2023-04-20T21:10:00+03:00</text:p>
      <text:p text:style-name="P4">
Description: Міністр оборони США Ллойд Остін прибув на базу американських ВПС «Рамштайн» у Німеччині, де у п'ятницю відбудеться зустріч Контактної групи з питань оборони України. — Укрінформ.</text:p>
      <text:p text:style-name="P4">
Images: ["<text:a xlink:type="simple" xlink:href="https://static.ukrinform.com/photos/2023_02/thumb_files/630_360_1676392928-683.jpg" text:style-name="Internet_20_link" text:visited-style-name="Visited_20_Internet_20_Link">
630_360_16763...</text:a>
"]</text:p>
      <text:p text:style-name="P4">
Tags: ['Німеччина', 'Пентагон', 'США', 'Остін']</text:p>
      <text:p text:style-name="P4">
Type: Article</text:p>
      <!--METADATA-->
      <text:p text:style-name="P4">
<draw:frame draw:style-name="fr1" draw:name="Image183" text:anchor-type="as-char" svg:width="6.9236in" svg:height="3.956343in" draw:z-index="0">
<draw:image xlink:href="../Images/yкринформ/2023-04-20T21-10-00-03-00/630_360_1676392928-683.jpg" xlink:type="simple" xlink:show="embed" xlink:actuate="onLoad" draw:mime-type="image/jpeg"/>
</draw:frame>
 Міністроборони США Ллойд Остін прибув на базу американських ВПС «Рамштайн» уНімеччині, де у п'ятницю відбудеться зустріч Контактної групи з питань оборониУкраїни.</text:p>
      <text:p text:style-name="P4">
Про це він повідомив у <text:a xlink:type="simple" xlink:href="https://twitter.com/SecDef/status/1649031376505536512" text:style-name="Internet_20_link" text:visited-style-name="Visited_20_Internet_20_Link">
</text:a>
 , передає Укрінформ.</text:p>
      <text:p text:style-name="P4">
«Я прибув на авіабазу «Рамштайн», де завтра прийматиму Контактну групу зпитань оборони <text:a xlink:type="simple" xlink:href="https://www.ukrinform.ua/tag-ukraina" text:style-name="Internet_20_link" text:visited-style-name="Visited_20_Internet_20_Link">
 </text:a>
 з понад 40 країнами-союзниками й партнерами, щоби продовжити нашу важливу роботу з підтримкинайбільш нагальних потреб України у сфері безпеки», - зауважив главаПентагону.</text:p>
      <text:p text:style-name="Quotations">

<text:p text:style-name="P4">
I’m here at <text:a xlink:type="simple" xlink:href="https://twitter.com/RamsteinAirBase" text:style-name="Internet_20_link" text:visited-style-name="Visited_20_Internet_20_Link">
 </text:a>
&gt;
 where tomorrow I will be hosting the Ukraine Defense Contact Group with more&gt;
 than 40 allies &amp; partner nations to continue our important work towards&gt;
 supporting Ukraine’s most urgent security assistance needs. <text:a xlink:type="simple" xlink:href="https://t.co/sfpvyxDn83" text:style-name="Internet_20_link" text:visited-style-name="Visited_20_Internet_20_Link">
&gt;
 </text:a>
&gt;
&gt;
 — Secretary of Defense Lloyd J. Austin III (@SecDef) <text:a xlink:type="simple" xlink:href="https://twitter.com/SecDef/status/1649031376505536512" text:style-name="Internet_20_link" text:visited-style-name="Visited_20_Internet_20_Link">
&gt;
 </text:a>
</text:p>

</text:p>
      <text:p text:style-name="P4">
Він також опублікував відео, як його зустрічають американські вояки білявійськово-транспортного літака, на якому міністр оборони США прибув доНімеччини.</text:p>
      <text:p text:style-name="P4">
<text:span text:style-name="T4">
Читайте також:</text:span>
 <text:a xlink:type="simple" xlink:href="https://www.ukrinform.ua/rubric-ato/3698125-pentagon-ogolosiv-novij-paket-oboronnoi-dopomogi-ukraini.html" text:style-name="Internet_20_link" text:visited-style-name="Visited_20_Internet_20_Link">
 <text:span text:style-name="T4">
Пентагон</text:span>
 </text:a>
</text:p>
      <text:p text:style-name="P4">
Як повідомляв Укрінформ, 11-та зустріч Контактної групи з питань оборониУкраїни має відбутися 21 квітня.</text:p>
      <text:p text:style-name="P4">
<text:span text:style-name="T5">
Фото: АА</text:span>
</text:p>
      <text:p text:style-name="P4">
Source: <text:a xlink:type="simple" xlink:href="https://www.ukrinform.ua/rubric-world/3698575-glava-pentagona-pribuv-na-aviabazu-ramstajn.html" text:style-name="Internet_20_link" text:visited-style-name="Visited_20_Internet_20_Link">
https://www.ukrinform.ua/rubric-world/3698575-glava-pentagona-pribuv-na-aviabazu-ramstajn.html</text:a>
</text:p>
      <!--NEWS-->
      <text:h text:style-name="P10" text:outline-level="1">
<text:span text:style-name="T4">
Молдова заявляє про порушення режиму безпеки росією у Придністров’ї</text:span>
</text:h>
      <text:p text:style-name="P4">
Authors: Ukrinform (Person)</text:p>
      <text:p text:style-name="P4">
Publisher: Укринформ (Organization)</text:p>
      <text:p text:style-name="P4">
Published Time: 2023-04-20T21:25:00+03:00</text:p>
      <text:p text:style-name="P4">
Modified Time: 2023-04-20T21:25:00+03:00</text:p>
      <text:p text:style-name="P4">
Description: Під час щотижневого засідання Спільної контрольної комісії (СКК) Молдови представники Кишенева повідомили про порушення режиму безпеки з боку російських військових у невизнаному Придністров’ї. — Укрінформ.</text:p>
      <text:p text:style-name="P4">
Images: ["<text:a xlink:type="simple" xlink:href="https://static.ukrinform.com/photos/2022_04/thumb_files/630_360_1651010841-905.jpg" text:style-name="Internet_20_link" text:visited-style-name="Visited_20_Internet_20_Link">
630_360_16510...</text:a>
"]</text:p>
      <text:p text:style-name="P4">
Tags: ['Молдова', "Придністров'я", 'Російські військові', 'Безпека']</text:p>
      <text:p text:style-name="P4">
Type: Article</text:p>
      <!--METADATA-->
      <text:p text:style-name="P4">
<draw:frame draw:style-name="fr1" draw:name="Image184" text:anchor-type="as-char" svg:width="6.9236in" svg:height="3.956343in" draw:z-index="0">
<draw:image xlink:href="../Images/yкринформ/2023-04-20T21-25-00-03-00/630_360_1651010841-905.jpg" xlink:type="simple" xlink:show="embed" xlink:actuate="onLoad" draw:mime-type="image/jpeg"/>
</draw:frame>
 Під часщотижневого засідання Спільної контрольної комісії (СКК) Молдови представникиКишенева повідомили про порушення режиму безпеки з боку російських військовиху невизнаному Придністров’ї.</text:p>
      <text:p text:style-name="P4">
Як передає Укрінформ, про це повідомляє <text:a xlink:type="simple" xlink:href="https://www.moldpres.md/en/news/2023/04/20/23003182" text:style-name="Internet_20_link" text:visited-style-name="Visited_20_Internet_20_Link">
</text:a>
 із посиланням на Бюро зпитань реінтеграції Молдови.</text:p>
      <text:p text:style-name="P4">
На зустрічі були обговорені незаконні пости силових структур невизнаногоПридністров’я та необхідність їх виведення із зони безпеки, яка простягаєтьсяуздовж річки Дністер.</text:p>
      <text:p text:style-name="P4">
Делегація Молдови акцентувала увагу на неодноразових випадках на постахОб’єднаних миротворчих сил із безпідставною зупинкою транспорту і громадян,особливо дипломатів, акредитованих у <text:a xlink:type="simple" xlink:href="https://www.ukrinform.ua/tag-moldova" text:style-name="Internet_20_link" text:visited-style-name="Visited_20_Internet_20_Link">
 </text:a>
. Делегація Молдови вимагала виключення подібних випадків у довгостроковійперспективі.</text:p>
      <text:p text:style-name="P4">
<text:span text:style-name="T4">
Читайте також:</text:span>
 <text:a xlink:type="simple" xlink:href="https://www.ukrinform.ua/rubric-polytics/3680244-u-sbu-nazvali-provokacieu-zaavi-pro-nibito-pidgotovku-teraktu-u-pridnistrovi.html" text:style-name="Internet_20_link" text:visited-style-name="Visited_20_Internet_20_Link">
 <text:span text:style-name="T4">
Придністров</text:span>
 </text:a>
</text:p>
      <text:p text:style-name="P4">
Також представники Кишинева повідомили про порушення режиму зони безпеки збоку російського військового контингенту в період з лютого до квітня, якіполягали у неузгодженому із СКК переміщенні бойової броньованої техніки замежі розташування постів Об’єднаних миротворчих сил.</text:p>
      <text:p text:style-name="P4">
Представники Молдови підкреслили, що згадані інциденти «мали резонанс івикликали невдоволення жителів зони безпеки, яких періодично безпідставнозупиняють, надмірно перевіряють їхні документи та транспортні засоби».</text:p>
      <text:p text:style-name="P4">
<text:span text:style-name="T4">
Читайте також:</text:span>
 <text:a xlink:type="simple" xlink:href="https://www.ukrinform.ua/rubric-world/3695535-moldovi-zagrozuut-raketi-aki-rosia-vipuskae-po-ukraini-ministr-oboroni.html" text:style-name="Internet_20_link" text:visited-style-name="Visited_20_Internet_20_Link">
 </text:a>
</text:p>
      <text:p text:style-name="P4">
Делегація Молдови розцінює як провокацію таке порушення документів миротворчоїмісії та закликає військових росії відмовитися від дестабілізуючих дій ісприяти збереженню миру на берегах Дністра.</text:p>
      <text:p text:style-name="P4">
Як повідомляв Укрінформ, <text:a xlink:type="simple" xlink:href="https://www.ukrinform.ua/rubric-world/3698160-u-moldovi-narazi-ne-bacat-vijskovoi-zagrozi-z-boku-rosii.html" text:style-name="Internet_20_link" text:visited-style-name="Visited_20_Internet_20_Link">
 </text:a>
військової загрози з боку росії.</text:p>
      <text:p text:style-name="P4">
Source: <text:a xlink:type="simple" xlink:href="https://www.ukrinform.ua/rubric-world/3698577-moldova-zaavlae-pro-porusenna-rezimu-bezpeki-rosieu-u-pridnistrovi.html" text:style-name="Internet_20_link" text:visited-style-name="Visited_20_Internet_20_Link">
https://www.ukrinform.ua/rubric-world/3698577-moldova-zaavlae-pro-porusenna-rezimu-bezpeki-rosieu-u-pridnistrovi.html</text:a>
</text:p>
      <!--NEWS-->
      <text:h text:style-name="P10" text:outline-level="1">
<text:span text:style-name="T4">
Іран стверджує, начебто американський підводний човен порушив кордони країни – ЗМІ</text:span>
</text:h>
      <text:p text:style-name="P4">
Authors: Ukrinform (Person)</text:p>
      <text:p text:style-name="P4">
Publisher: Укринформ (Organization)</text:p>
      <text:p text:style-name="P4">
Published Time: 2023-04-20T21:27:00+03:00</text:p>
      <text:p text:style-name="P4">
Modified Time: 2023-04-20T21:27:00+03:00</text:p>
      <text:p text:style-name="P4">
Description: Командувач Військово-морських сил Ірану Шахрам Ірані заявив у четвер державному телебаченню, начебто іранські ВМС змусили американський підводний човен піднятися на поверхню, коли він увійшов до Перської затоки. П’ятий флот ВМС США такий інцидент заперечив. — Укрінформ.</text:p>
      <text:p text:style-name="P4">
Images: ["<text:a xlink:type="simple" xlink:href="https://static.ukrinform.com/photos/2020_01/thumb_files/630_360_1578254791-696.jpg" text:style-name="Internet_20_link" text:visited-style-name="Visited_20_Internet_20_Link">
630_360_15782...</text:a>
"]</text:p>
      <text:p text:style-name="P4">
Tags: ['Іран', 'США', 'Кордон', 'Підводний човен']</text:p>
      <text:p text:style-name="P4">
Type: Article</text:p>
      <!--METADATA-->
      <text:p text:style-name="P4">
<draw:frame draw:style-name="fr1" draw:name="Image185" text:anchor-type="as-char" svg:width="6.9236in" svg:height="3.956343in" draw:z-index="0">
<draw:image xlink:href="../Images/yкринформ/2023-04-20T21-27-00-03-00/630_360_1578254791-696.jpg" xlink:type="simple" xlink:show="embed" xlink:actuate="onLoad" draw:mime-type="image/jpeg"/>
</draw:frame>
 КомандувачВійськово-морських сил Ірану Шахрам Ірані заявив у четвер державномутелебаченню, начебто іранські ВМС змусили американський підводний човенпіднятися на поверхню, коли він увійшов до Перської затоки. П’ятий флот ВМССША такий інцидент заперечив.</text:p>
      <text:p text:style-name="P4">
Як передає Укрінформ, про це повідомляє <text:a xlink:type="simple" xlink:href="https://www.reuters.com/world/middle-east/iran-says-its-navy-forces-us-submarine-surface-it-enters-gulf-2023-04-20/" text:style-name="Internet_20_link" text:visited-style-name="Visited_20_Internet_20_Link">
</text:a>
 із посиланням на іранськідержавні ЗМІ.</text:p>
      <text:p text:style-name="P4">
«Американський підводний човен наближався, залишаючись зануреним під воду, алеіранський підводний човен Fateh виявив його та здійснив маневри, щоб змуситийого спливти, коли він проходив через Ормузьку протоку», – заявив Ірані.</text:p>
      <text:p text:style-name="P4">
Він додав, що підводне судно США увійшло у територіальні води <text:a xlink:type="simple" xlink:href="https://www.ukrinform.ua/tag-iran" text:style-name="Internet_20_link" text:visited-style-name="Visited_20_Internet_20_Link">
</text:a>
 , але згодом скорегував свій курс післяпопередження з боку ВМС Ірану.</text:p>
      <text:p text:style-name="P4">
П’ятий флот ВМС США, який базується у Бахрейні, спростував цю заяву, назвавшиїї іранською «дезінформацією».</text:p>
      <text:p text:style-name="P4">
«Американський підводний човен не проходив через Ормузьку протоку ні сьогодні,ні останнім часом. Ця заява є додатковою іранською дезінформацією, яка несприяє регіональній морській безпеці та стабільності», – сказав командирП’ятого флоту ВМС США Тімоті Хокінс.</text:p>
      <text:p text:style-name="P4">
<text:span text:style-name="T4">
Читайте також:</text:span>
 <text:a xlink:type="simple" xlink:href="https://www.ukrinform.ua/rubric-world/3694881-iran-vede-taemni-peremovini-z-kitaem-ta-rf-sodo-kupivli-raketnogo-paliva-politico.html" text:style-name="Internet_20_link" text:visited-style-name="Visited_20_Internet_20_Link">
 <text:span text:style-name="T4">
Іран</text:span>
 </text:a>
</text:p>
      <text:p text:style-name="P4">
Раніше цього місяця ВМС США заявили, що атомний підводний човен із керованимиракетами Florida працює на Близькому Сході на підтримку П’ятого флоту.</text:p>
      <text:p text:style-name="P4">
Як повідомляв <text:a xlink:type="simple" xlink:href="https://www.ukrinform.ua/rubric-world/3698050-ssa-vveli-sankcii-proti-miznarodnoi-merezi-aka-dopomagala-iranu-viroblati-droni.html" text:style-name="Internet_20_link" text:visited-style-name="Visited_20_Internet_20_Link">
 </text:a>
 ,Міністерство фінансів США оголосило про введення обмежень проти міжнародноїмережі компаній та осіб, які попри введені раніше санкції проти Іранудопомагали йому отримувати електроніку та обладнання для виробництва бойовихдронів.</text:p>
      <text:p text:style-name="P4">
Source: <text:a xlink:type="simple" xlink:href="https://www.ukrinform.ua/rubric-world/3698579-iran-stverdzue-nacebto-amerikanskij-pidvodnij-coven-porusiv-kordoni-kraini-zmi.html" text:style-name="Internet_20_link" text:visited-style-name="Visited_20_Internet_20_Link">
https://www.ukrinform.ua/rubric-world/3698579-iran-stverdzue-nacebto-amerikanskij-pidvodnij-coven-porusiv-kordoni-kraini-zmi.html</text:a>
</text:p>
      <!--NEWS-->
      <text:h text:style-name="P10" text:outline-level="1">
<text:span text:style-name="T4">
Дзюдоїсти Зантарая, Ньябалі та Каланіна завершили кар’єру</text:span>
</text:h>
      <text:p text:style-name="P4">
Authors: Ukrinform (Person)</text:p>
      <text:p text:style-name="P4">
Publisher: Укринформ (Organization)</text:p>
      <text:p text:style-name="P4">
Published Time: 2023-04-20T21:32:54+03:00</text:p>
      <text:p text:style-name="P4">
Modified Time: 2023-04-20T21:32:54+03:00</text:p>
      <text:p text:style-name="P4">
Description: Дзюдоїсти Георгій Зантарая, Кеджау Ньябалі та Єлизавета Каланіна завершили спортивну кар'єру. — Укрінформ.</text:p>
      <text:p text:style-name="P4">
Images: ["<text:a xlink:type="simple" xlink:href="https://static.ukrinform.com/photos/2023_04/thumb_files/630_360_1682015434-563.jpg" text:style-name="Internet_20_link" text:visited-style-name="Visited_20_Internet_20_Link">
630_360_16820...</text:a>
", "<text:a xlink:type="simple" xlink:href="https://static.ukrinform.com/photos/2023_04/1682015406-639.jpg" text:style-name="Internet_20_link" text:visited-style-name="Visited_20_Internet_20_Link">
1682015406-63...</text:a>
"]</text:p>
      <text:p text:style-name="P4">
Tags: ['Дзюдо']</text:p>
      <text:p text:style-name="P4">
Type: Article</text:p>
      <!--METADATA-->
      <text:p text:style-name="P4">
<draw:frame draw:style-name="fr1" draw:name="Image186" text:anchor-type="as-char" svg:width="6.9236in" svg:height="3.956343in" draw:z-index="0">
<draw:image xlink:href="../Images/yкринформ/2023-04-20T21-32-54-03-00/630_360_1682015434-563.jpg" xlink:type="simple" xlink:show="embed" xlink:actuate="onLoad" draw:mime-type="image/jpeg"/>
</draw:frame>
 ДзюдоїстиГеоргій Зантарая, Кеджау Ньябалі та Єлизавета Каланіна завершили спортивнукар'єру.</text:p>
      <text:p text:style-name="P4">
Про це повідомило Міністерство молоді та спорту в <text:a xlink:type="simple" xlink:href="https://www.facebook.com/minmolodsport/posts/pfbid0KwTqezw9UzkzopJcUooVNgbuhi2EnMukTopcfimdN9owTpxZuwNKv8C99SipgRMel" text:style-name="Internet_20_link" text:visited-style-name="Visited_20_Internet_20_Link">
</text:a>
, передає Укрінформ.</text:p>
      <text:p text:style-name="P4">
На їх честь в Києві влаштували урочисту церемонію проводів з великого спорту,що відбулася під час відкриття Кубка України з дзюдо.</text:p>
      <text:p text:style-name="P4">
<draw:frame draw:style-name="fr1" draw:name="Image187" text:anchor-type="as-char" svg:width="6.9236in" svg:height="4.615733in" draw:z-index="0">
<draw:image xlink:href="../Images/yкринформ/2023-04-20T21-32-54-03-00/1682015406-639.jpg" xlink:type="simple" xlink:show="embed" xlink:actuate="onLoad" draw:mime-type="image/jpeg"/>
</draw:frame>
</text:p>
      <text:p text:style-name="P4">
Перший в історії український чемпіон світу з дзюдо Георгій Зантарая отримавнагороду «Best of the best» від European Judo Union та 6-й Дан.</text:p>
      <text:p text:style-name="P4">
Переможці і призери етапів Grand Slam і Grand Prix, учасники Олімпійських ігорКеджау Ньябалі і Єлизавета Каланіна стали володарями 4-го Дану.</text:p>
      <text:p text:style-name="P4">
Також 6-й Дан отримали тренери спортсменів Віталій та Сергій Дуброви.</text:p>
      <text:p text:style-name="P4">
<text:span text:style-name="T4">
Читайте також:</text:span>
 <text:a xlink:type="simple" xlink:href="https://www.ukrinform.ua/rubric-sports/3695053-zbirna-ukraini-vistupit-na-polskomu-etapi-uniorskogo-kubka-evropi-z-dzudo.html" text:style-name="Internet_20_link" text:visited-style-name="Visited_20_Internet_20_Link">
 <text:span text:style-name="T4">
дзюдо</text:span>
 </text:a>
</text:p>
      <text:p text:style-name="P4">
Міністр молоді та спорту, президент НОК Вадим Гутцайт вручив спортсменамподарунки від Національного олімпійського комітету.</text:p>
      <text:p text:style-name="P4">
Фото: facebook.com</text:p>
      <text:p text:style-name="P4">
Source: <text:a xlink:type="simple" xlink:href="https://www.ukrinform.ua/rubric-sports/3698580-dzudoisti-zantaraa-nabali-ta-kalanina-zaversili-kareru.html" text:style-name="Internet_20_link" text:visited-style-name="Visited_20_Internet_20_Link">
https://www.ukrinform.ua/rubric-sports/3698580-dzudoisti-zantaraa-nabali-ta-kalanina-zaversili-kareru.html</text:a>
</text:p>
      <!--NEWS-->
      <text:h text:style-name="P10" text:outline-level="1">
<text:span text:style-name="T4">
Зеленський наголосив на важливості мобілізації регіонів ЄС навколо відновлення України</text:span>
</text:h>
      <text:p text:style-name="P4">
Authors: Ukrinform (Person)</text:p>
      <text:p text:style-name="P4">
Publisher: Укринформ (Organization)</text:p>
      <text:p text:style-name="P4">
Published Time: 2023-04-20T21:37:00+03:00</text:p>
      <text:p text:style-name="P4">
Modified Time: 2023-04-20T21:37:00+03:00</text:p>
      <text:p text:style-name="P4">
Description: Президент Володимир Зеленський на зустрічі з мером Парижа Анн Ідальго та президентом Комітету регіонів Європейського Союзу Васко Кордейру наголосив на важливості підтримки ініціативи з мобілізації регіонів ЄС навколо відновлення України. — Укрінформ.</text:p>
      <text:p text:style-name="P4">
Images: ["<text:a xlink:type="simple" xlink:href="https://static.ukrinform.com/photos/2023_04/thumb_files/630_360_1682015709-514.jpeg" text:style-name="Internet_20_link" text:visited-style-name="Visited_20_Internet_20_Link">
630_360_16820...</text:a>
", "<text:a xlink:type="simple" xlink:href="https://static.ukrinform.com/photos/2023_04/1682015710-689.jpeg" text:style-name="Internet_20_link" text:visited-style-name="Visited_20_Internet_20_Link">
1682015710-68...</text:a>
", "<text:a xlink:type="simple" xlink:href="https://static.ukrinform.com/photos/2023_04/1682015709-707.jpeg" text:style-name="Internet_20_link" text:visited-style-name="Visited_20_Internet_20_Link">
1682015709-70...</text:a>
"]</text:p>
      <text:p text:style-name="P4">
Tags: ['Євросоюз', 'Україна', 'Зеленський', 'Відбудова']</text:p>
      <text:p text:style-name="P4">
Type: Article</text:p>
      <!--METADATA-->
      <text:p text:style-name="P4">
<draw:frame draw:style-name="fr1" draw:name="Image188" text:anchor-type="as-char" svg:width="6.9236in" svg:height="3.956343in" draw:z-index="0">
<draw:image xlink:href="../Images/yкринформ/2023-04-20T21-37-00-03-00/630_360_1682015709-514.jpeg" xlink:type="simple" xlink:show="embed" xlink:actuate="onLoad" draw:mime-type="image/jpeg"/>
</draw:frame>
 ПрезидентВолодимир Зеленський на зустрічі з мером Парижа Анн Ідальго та президентомКомітету регіонів Європейського Союзу Васко Кордейру наголосив на важливостіпідтримки ініціативи з мобілізації регіонів ЄС навколо відновлення України.</text:p>
      <text:p text:style-name="P4">
Про це повідомляє <text:a xlink:type="simple" xlink:href="https://www.president.gov.ua/news/prezident-ukrayini-proviv-zustrich-iz-merom-parizha-ta-z-pre-82385" text:style-name="Internet_20_link" text:visited-style-name="Visited_20_Internet_20_Link">
 </text:a>
, передає Укрінформ.</text:p>
      <text:p text:style-name="P4">
«Війна ще триває, але нам уже потрібно відновлювати багато інфраструктури,освітніх і медичних закладів. Тому ми маємо доносити цей меседж як до урядівінших країн, так і до бізнесу, щоб він приходив та інвестував в <text:a xlink:type="simple" xlink:href="https://www.ukrinform.ua/tag-ukraina" text:style-name="Internet_20_link" text:visited-style-name="Visited_20_Internet_20_Link">
</text:a>
 », – сказав Зеленський, наголосивши наважливості підтримки Комітетом ініціативи з мобілізації регіонів ЄС навколовідновлення України.</text:p>
      <text:p text:style-name="P4">
<draw:frame draw:style-name="fr1" draw:name="Image189" text:anchor-type="as-char" svg:width="6.9236in" svg:height="4.604691in" draw:z-index="0">
<draw:image xlink:href="../Images/yкринформ/2023-04-20T21-37-00-03-00/1682015710-689.jpeg" xlink:type="simple" xlink:show="embed" xlink:actuate="onLoad" draw:mime-type="image/jpeg"/>
</draw:frame>
</text:p>
      <text:p text:style-name="P4">
Він також подякував Анн Ідальго за підтримку десятків тисяч вимушенопереселених українців, яким Париж надав прихисток і допоміг знайти його повсій Франції, а також за понад 100 вантажівок із гуманітарною допомогою дляУкраїни.</text:p>
      <text:p text:style-name="P4">
<draw:frame draw:style-name="fr1" draw:name="Image190" text:anchor-type="as-char" svg:width="6.9236in" svg:height="4.604691in" draw:z-index="0">
<draw:image xlink:href="../Images/yкринформ/2023-04-20T21-37-00-03-00/1682015709-707.jpeg" xlink:type="simple" xlink:show="embed" xlink:actuate="onLoad" draw:mime-type="image/jpeg"/>
</draw:frame>
</text:p>
      <text:p text:style-name="P4">
Президент нагадав про лідерство Парижа на енергетичному треку й допомогуУкраїні в проходженні складної зими, коли росіяни намагалися залишитиукраїнців без світла й тепла.</text:p>
      <text:p text:style-name="P4">
Окремо він відзначив особисту непохитну позицію Ідальго в питанні недопущенняросійських спортсменів до міжнародних змагань, насамперед до Олімпійських ігору Парижі наступного року.</text:p>
      <text:p text:style-name="P4">
<text:span text:style-name="T4">
Читайте також:</text:span>
 <text:a xlink:type="simple" xlink:href="https://www.ukrinform.ua/rubric-ato/3698408-na-ramstajni-treba-obgovoriti-nadanna-ukraini-dalekobijnoi-zbroi-zelenskij.html" text:style-name="Internet_20_link" text:visited-style-name="Visited_20_Internet_20_Link">
 <text:span text:style-name="T4">
Зеленський</text:span>
 </text:a>
</text:p>
      <text:p text:style-name="P4">
Як повідомляв <text:a xlink:type="simple" xlink:href="https://www.ukrinform.ua/rubric-polytics/3698496-zelenskij-vruciv-meru-pariza-ukrainsku-vidznaku-mistorativnik.html" text:style-name="Internet_20_link" text:visited-style-name="Visited_20_Internet_20_Link">
 </text:a>
 , ПрезидентВолодимир Зеленський вручив меру Парижа Анн Ідальго відзнаку "Місто-рятівник"за енергетичну підтримку України.</text:p>
      <text:p text:style-name="P4">
У Києві пройшов Міжнародний саміт міст та регіонів за участю близько 100представників іноземних держав, голови асоціацій міст та регіонів,представники Конгресу Ради Європи та голови українських громад і регіонів.</text:p>
      <text:p text:style-name="P4">
<text:span text:style-name="T5">
Фото: ОП</text:span>
</text:p>
      <text:p text:style-name="P4">
Source: <text:a xlink:type="simple" xlink:href="https://www.ukrinform.ua/rubric-vidbudova/3698581-zelenskij-nagolosiv-na-vazlivosti-mobilizacii-regioniv-es-navkolo-vidnovlenna-ukraini.html" text:style-name="Internet_20_link" text:visited-style-name="Visited_20_Internet_20_Link">
https://www.ukrinform.ua/rubric-vidbudova/3698581-zelenskij-nagolosiv-na-vazlivosti-mobilizacii-regioniv-es-navkolo-vidnovlenna-ukraini.html</text:a>
</text:p>
      <!--NEWS-->
      <text:h text:style-name="P10" text:outline-level="1">
<text:span text:style-name="T4">
Українка Бєлінська - друга на ЧЄ з боротьби</text:span>
</text:h>
      <text:p text:style-name="P4">
Authors: Ukrinform (Person)</text:p>
      <text:p text:style-name="P4">
Publisher: Укринформ (Organization)</text:p>
      <text:p text:style-name="P4">
Published Time: 2023-04-20T21:38:40+03:00</text:p>
      <text:p text:style-name="P4">
Modified Time: 2023-04-20T21:38:40+03:00</text:p>
      <text:p text:style-name="P4">
Description: Українка Алла Бєлінська стала срібною призеркою чемпіонату Європи з боротьби. — Укрінформ.</text:p>
      <text:p text:style-name="P4">
Images: ["<text:a xlink:type="simple" xlink:href="https://static.ukrinform.com/photos/2023_04/thumb_files/630_360_1682015834-471.jpg" text:style-name="Internet_20_link" text:visited-style-name="Visited_20_Internet_20_Link">
630_360_16820...</text:a>
"]</text:p>
      <text:p text:style-name="P4">
Tags: ['вільна боротьба']</text:p>
      <text:p text:style-name="P4">
Type: Article</text:p>
      <!--METADATA-->
      <text:p text:style-name="P4">
<draw:frame draw:style-name="fr1" draw:name="Image191" text:anchor-type="as-char" svg:width="6.9236in" svg:height="3.956343in" draw:z-index="0">
<draw:image xlink:href="../Images/yкринформ/2023-04-20T21-38-40-03-00/630_360_1682015834-471.jpg" xlink:type="simple" xlink:show="embed" xlink:actuate="onLoad" draw:mime-type="image/jpeg"/>
</draw:frame>
 УкраїнкаАлла Бєлінська стала срібною призеркою чемпіонату Європи з боротьби.</text:p>
      <text:p text:style-name="P4">
У фіналі у ваговій категорії до 68 кг вона поступилась представниці БолгаріїЮліані Янєвій, передає Укрінформ.</text:p>
      <text:p text:style-name="P4">
Нагадаємо, що у півфіналі Бєлінська здобула перемогу над чемпіонкою Євро-2021Кумбою Ларрок.</text:p>
      <text:p text:style-name="P4">
<text:span text:style-name="T4">
Читайте також:</text:span>
 <text:a xlink:type="simple" xlink:href="https://www.ukrinform.ua/rubric-sports/3698551-ukrainka-livac-stala-drugou-na-ce-z-borotbi.html" text:style-name="Internet_20_link" text:visited-style-name="Visited_20_Internet_20_Link">
 <text:span text:style-name="T4">
Лівач</text:span>
 </text:a>
</text:p>
      <text:p text:style-name="P4">
Раніше на чемпіонатах Європи Бєлінська здобувала 1 золоту і 1 бронзову медаль.</text:p>
      <text:p text:style-name="P4">
Фото: UWW</text:p>
      <text:p text:style-name="P4">
Source: <text:a xlink:type="simple" xlink:href="https://www.ukrinform.ua/rubric-sports/3698584-ukrainka-belinska-druga-na-ce-z-borotbi.html" text:style-name="Internet_20_link" text:visited-style-name="Visited_20_Internet_20_Link">
https://www.ukrinform.ua/rubric-sports/3698584-ukrainka-belinska-druga-na-ce-z-borotbi.html</text:a>
</text:p>
      <!--NEWS-->
      <text:h text:style-name="P10" text:outline-level="1">
<text:span text:style-name="T4">
Україна має стати ключовим спонсором регіональної та загальноєвропейської безпеки - Єрмак</text:span>
</text:h>
      <text:p text:style-name="P4">
Authors: Ukrinform (Person)</text:p>
      <text:p text:style-name="P4">
Publisher: Укринформ (Organization)</text:p>
      <text:p text:style-name="P4">
Published Time: 2023-04-20T21:42:00+03:00</text:p>
      <text:p text:style-name="P4">
Modified Time: 2023-04-20T21:42:00+03:00</text:p>
      <text:p text:style-name="P4">
Description: Україна може і мусить стати ключовим спонсором регіональної та загальноєвропейської безпеки та перетворитись на безпековий хаб. — Укрінформ.</text:p>
      <text:p text:style-name="P4">
Images: ["<text:a xlink:type="simple" xlink:href="https://static.ukrinform.com/photos/2023_04/thumb_files/630_360_1682016427-859.jpg" text:style-name="Internet_20_link" text:visited-style-name="Visited_20_Internet_20_Link">
630_360_16820...</text:a>
", "<text:a xlink:type="simple" xlink:href="https://static.ukrinform.com/photos/2023_04/1682015871-596.jpeg" text:style-name="Internet_20_link" text:visited-style-name="Visited_20_Internet_20_Link">
1682015871-59...</text:a>
", "<text:a xlink:type="simple" xlink:href="https://static.ukrinform.com/photos/2023_04/1682015709-514.jpeg" text:style-name="Internet_20_link" text:visited-style-name="Visited_20_Internet_20_Link">
1682015709-51...</text:a>
"]</text:p>
      <text:p text:style-name="P4">
Tags: ['Україна', 'Єрмак', 'Офіс Президента', 'Безпека', 'Саміт міст та регіонів']</text:p>
      <text:p text:style-name="P4">
Type: Article</text:p>
      <!--METADATA-->
      <text:p text:style-name="P4">
<draw:frame draw:style-name="fr1" draw:name="Image192" text:anchor-type="as-char" svg:width="6.9236in" svg:height="3.956343in" draw:z-index="0">
<draw:image xlink:href="../Images/yкринформ/2023-04-20T21-42-00-03-00/630_360_1682016427-859.jpg" xlink:type="simple" xlink:show="embed" xlink:actuate="onLoad" draw:mime-type="image/jpeg"/>
</draw:frame>
 Українаможе і мусить стати ключовим спонсором регіональної та загальноєвропейськоїбезпеки та перетворитись на безпековий хаб.</text:p>
      <text:p text:style-name="P4">
Про це сказав керівник Офісу Президента Андрій Єрмак під час Міжнародногосаміту міст та регіонів у Києві, повідомляє кореспондент Укрінформу.</text:p>
      <text:p text:style-name="P4">
<draw:frame draw:style-name="fr1" draw:name="Image193" text:anchor-type="as-char" svg:width="6.9236in" svg:height="6.9236in" draw:z-index="0">
<draw:image xlink:href="../Images/yкринформ/2023-04-20T21-42-00-03-00/1682015871-596.jpeg" xlink:type="simple" xlink:show="embed" xlink:actuate="onLoad" draw:mime-type="image/jpeg"/>
</draw:frame>
</text:p>
      <text:p text:style-name="P4">
"Аби росія, зробивши роботу над помилками, не спробувала вдатися до новихактів агресії, Україна має стати міцним форпостом Європи, взірцевимуособленням сили та сучасності. Україна може і мусить стати ключовим спонсоромрегіональної та загальноєвропейської безпеки. Перетворитися на безпековий хаб.І для цього нам потрібні наступні речі. Перше - повноцінне членство в НАТО танадійні безпекові гарантії як проміжне рішення на цьому шляху. Така концепціяКиївського Безпекового Компакту, підготовленого міжнародною експертноюгрупою", - сказав <text:a xlink:type="simple" xlink:href="https://www.ukrinform.ua/tag-ermak" text:style-name="Internet_20_link" text:visited-style-name="Visited_20_Internet_20_Link">
 </text:a>
 .</text:p>
      <text:p text:style-name="P4">
<text:span text:style-name="T4">
<text:span text:style-name="T5">
Відео:</text:span>
 </text:span>
 <text:a xlink:type="simple" xlink:href="https://web.telegram.org/k/#@OP_UA" text:style-name="Internet_20_link" text:visited-style-name="Visited_20_Internet_20_Link">
 <text:span text:style-name="T5">
Офіс Президента, Телеграм</text:span>
</text:a>
</text:p>
      <text:p text:style-name="P4">
Окрім того, за його словами, Україні потрібне стрімке економічне відновленняяк для подальшого розвитку, так і для того, щоб якомога швидше отримати змогуфінансувати потужну систему оборони.</text:p>
      <text:p text:style-name="P4">
<draw:frame draw:style-name="fr1" draw:name="Image194" text:anchor-type="as-char" svg:width="6.9236in" svg:height="4.609102in" draw:z-index="0">
<draw:image xlink:href="../Images/yкринформ/2023-04-20T21-42-00-03-00/1682015709-514.jpeg" xlink:type="simple" xlink:show="embed" xlink:actuate="onLoad" draw:mime-type="image/jpeg"/>
</draw:frame>
</text:p>
      <text:p text:style-name="P4">
"Але насамперед нам - усій Європі - потрібно чітке розуміння: майбутнєзалежить від наших сьогоднішніх рішень, від здатності бачити мету й створюватизасоби. Простіше кажучи - від нашого з вами лідерства.Ми пропонуємо вам -кожній громаді, кожному регіону в Україні та в країнах-партнерах - спільнимизусиллями реалізувати це лідерство. Нинішній Саміт та рішення, які тутухвалено, дають для цього потужну базу", - сказав керівник ОП.</text:p>
      <text:p text:style-name="P4">
<text:span text:style-name="T4">
Читайте також:</text:span>
 <text:a xlink:type="simple" xlink:href="https://www.ukrinform.ua/rubric-regions/3698486-vijna-pokazala-aki-novi-standarti-bezpeki-potribni-na-rivni-gromad-prezident.html" text:style-name="Internet_20_link" text:visited-style-name="Visited_20_Internet_20_Link">
 </text:a>
</text:p>
      <text:p text:style-name="P4">
Він зазначив, що Україна має неймовірний соціально-економічний потенціал, якийтреба реалізувати з урахуванням найкращого світового та зокрема європейськогодосвіду.</text:p>
      <text:p text:style-name="P4">
Єрмак наголосив, що прямі взаємовідносини між регіонами ЄС та Українидозволять пришвидшити процес повоєнного відновлення нашої держави та одночаснозабезпечити ринки збуту для товарів і послуг міжнародному бізнесу.</text:p>
      <text:p text:style-name="P4">
<text:span text:style-name="T4">
Читайте також:</text:span>
 <text:a xlink:type="simple" xlink:href="https://www.ukrinform.ua/rubric-vidbudova/3698356-veresuk-mi-vze-gotuemosa-do-vizvolenna-nasih-teritorij-i-formuemo-plani-reintegracii.html" text:style-name="Internet_20_link" text:visited-style-name="Visited_20_Internet_20_Link">
 </text:a>
</text:p>
      <text:p text:style-name="P4">
"Радий, що така взаємодія вже реалізується сьогодні, а окремі держави тарегіони активно розпочали роботу в українських областях у форматі патронату.Це і є наші мости в Європу. І ці мости будуються вже зараз", - додав керівникОП.</text:p>
      <text:p text:style-name="P4">
Як повідомляв Укрінформ, у Києві пройшов Міжнародний саміт міст та регіонів заучастю близько 100 представників іноземних держав з усього світу, голівасоціацій міст та регіонів, представників Конгресу Ради Європи та голівукраїнських громад і регіонів.</text:p>
      <text:p text:style-name="P4">
<text:span text:style-name="T5">
Фото: Офіс Президента, Андрій Єрмак, Телеграм</text:span>
</text:p>
      <text:p text:style-name="P4">
Source: <text:a xlink:type="simple" xlink:href="https://www.ukrinform.ua/rubric-polytics/3698585-ukraina-mae-stati-klucovim-sponsorom-regionalnoi-ta-zagalnoevropejskoi-bezpeki-ermak.html" text:style-name="Internet_20_link" text:visited-style-name="Visited_20_Internet_20_Link">
https://www.ukrinform.ua/rubric-polytics/3698585-ukraina-mae-stati-klucovim-sponsorom-regionalnoi-ta-zagalnoevropejskoi-bezpeki-ermak.html</text:a>
</text:p>
      <!--NEWS-->
      <text:h text:style-name="P10" text:outline-level="1">
<text:span text:style-name="T4">
росіяни за день випустили 44 снаряди по прикордонню Сумщини</text:span>
</text:h>
      <text:p text:style-name="P4">
Authors: Ukrinform (Person)</text:p>
      <text:p text:style-name="P4">
Publisher: Укринформ (Organization)</text:p>
      <text:p text:style-name="P4">
Published Time: 2023-04-20T21:47:00+03:00</text:p>
      <text:p text:style-name="P4">
Modified Time: 2023-04-20T21:47:00+03:00</text:p>
      <text:p text:style-name="P4">
Description: російські війська у четвер завдали ударів по Великописарівській і Білопільській громадах Сумської області, здійснивши загалом 44 влучання з різних видів зброї. — Укрінформ.</text:p>
      <text:p text:style-name="P4">
Images: ["<text:a xlink:type="simple" xlink:href="https://static.ukrinform.com/photos/2023_04/thumb_files/630_360_1681058866-765.jpg" text:style-name="Internet_20_link" text:visited-style-name="Visited_20_Internet_20_Link">
630_360_16810...</text:a>
"]</text:p>
      <text:p text:style-name="P4">
Tags: ['Обстріл', 'Сумщина', 'Російські військові', 'Кордон', 'Війна з росією']</text:p>
      <text:p text:style-name="P4">
Type: Article</text:p>
      <!--METADATA-->
      <text:p text:style-name="P4">
<draw:frame draw:style-name="fr1" draw:name="Image195" text:anchor-type="as-char" svg:width="6.9236in" svg:height="3.956343in" draw:z-index="0">
<draw:image xlink:href="../Images/yкринформ/2023-04-20T21-47-00-03-00/630_360_1681058866-765.jpg" xlink:type="simple" xlink:show="embed" xlink:actuate="onLoad" draw:mime-type="image/jpeg"/>
</draw:frame>
 російськівійська у четвер завдали ударів по Великописарівській і Білопільській громадахСумської області, здійснивши загалом 44 влучання з різних видів зброї.</text:p>
      <text:p text:style-name="P4">
Як передає Укрінформ, про це Сумська обласна військова адміністраціяповідомила в <text:a xlink:type="simple" xlink:href="https://t.me/Sumy_news_ODA/15555" text:style-name="Internet_20_link" text:visited-style-name="Visited_20_Internet_20_Link">
 </text:a>
 .</text:p>
      <text:p text:style-name="P4">
По території Білопільської громади загарбники били з мінометів і артилерії –відбулися 25 і 9 влучань відповідно.</text:p>
      <text:p text:style-name="P4">
Великописарівська громада зазнала від росіян гранатометного <text:a xlink:type="simple" xlink:href="https://www.ukrinform.ua/tag-obstril" text:style-name="Internet_20_link" text:visited-style-name="Visited_20_Internet_20_Link">
</text:a>
 (АГС) – зафіксовані 10 влучань.</text:p>
      <text:p text:style-name="P4">
В усіх випадках, за даними ОВА, минулося без наслідків.</text:p>
      <text:p text:style-name="P4">
<text:span text:style-name="T4">
Читайте також:</text:span>
 <text:a xlink:type="simple" xlink:href="https://www.ukrinform.ua/rubric-ato/3698564-rosiani-obstrilali-z-vazkoi-artilerii-gromadu-na-dnipropetrovsini.html" text:style-name="Internet_20_link" text:visited-style-name="Visited_20_Internet_20_Link">
 <text:span text:style-name="T4">
обстріл</text:span>
 </text:a>
</text:p>
      <text:p text:style-name="P4">
"За повідомленнями військових, наразі формування ворожих наступальнихугруповань поблизу державного кордону не виявлено", – додали вобладміністрації.</text:p>
      <text:p text:style-name="P4">
Як повідомляв Укрінформ, 19 квітня росіяни <text:a xlink:type="simple" xlink:href="https://www.ukrinform.ua/rubric-ato/3698145-rosiani-za-den-obstrilali-z-artilerii-ta-minometiv-pat-prikordonnih-gromad-sumsini.html" text:style-name="Internet_20_link" text:visited-style-name="Visited_20_Internet_20_Link">
</text:a>
 <text:a xlink:type="simple" xlink:href="https://www.ukrinform.ua/rubric-ato/3698145-rosiani-za-den-obstrilali-z-artilerii-ta-minometiv-pat-prikordonnih-gromad-sumsini.html" text:style-name="Internet_20_link" text:visited-style-name="Visited_20_Internet_20_Link">
</text:a>
 <text:a xlink:type="simple" xlink:href="https://www.ukrinform.ua/rubric-ato/3698145-rosiani-za-den-obstrilali-z-artilerii-ta-minometiv-pat-prikordonnih-gromad-sumsini.html" text:style-name="Internet_20_link" text:visited-style-name="Visited_20_Internet_20_Link">
</text:a>
 територіальнихгромад Сумської області.</text:p>
      <text:p text:style-name="P4">
Source: <text:a xlink:type="simple" xlink:href="https://www.ukrinform.ua/rubric-ato/3698586-rosiani-za-den-vipustili-44-snaradi-po-prikordonnu-sumsini.html" text:style-name="Internet_20_link" text:visited-style-name="Visited_20_Internet_20_Link">
https://www.ukrinform.ua/rubric-ato/3698586-rosiani-za-den-vipustili-44-snaradi-po-prikordonnu-sumsini.html</text:a>
</text:p>
      <!--NEWS-->
      <text:h text:style-name="P10" text:outline-level="1">
<text:span text:style-name="T4">
Байден обговорить із президентом Південної Кореї допомогу Україні – Білий дім</text:span>
</text:h>
      <text:p text:style-name="P4">
Authors: Ukrinform (Person)</text:p>
      <text:p text:style-name="P4">
Publisher: Укринформ (Organization)</text:p>
      <text:p text:style-name="P4">
Published Time: 2023-04-20T21:48:00+03:00</text:p>
      <text:p text:style-name="P4">
Modified Time: 2023-04-20T21:48:00+03:00</text:p>
      <text:p text:style-name="P4">
Description: Президент США Джо Байден має намір обговорити з президентом Республіки Корея Юна Сок Йолем під час його державного візиту до Вашингтона питання підтримки України й безпекову ситуацію в Європі. — Укрінформ.</text:p>
      <text:p text:style-name="P4">
Images: ["<text:a xlink:type="simple" xlink:href="https://static.ukrinform.com/photos/2023_03/thumb_files/630_360_1677699284-883.jpg" text:style-name="Internet_20_link" text:visited-style-name="Visited_20_Internet_20_Link">
630_360_16776...</text:a>
"]</text:p>
      <text:p text:style-name="P4">
Tags: ['Байден', 'Корея', 'США', 'Україна']</text:p>
      <text:p text:style-name="P4">
Type: Article</text:p>
      <!--METADATA-->
      <text:p text:style-name="P4">
<draw:frame draw:style-name="fr1" draw:name="Image196" text:anchor-type="as-char" svg:width="6.9236in" svg:height="3.956343in" draw:z-index="0">
<draw:image xlink:href="../Images/yкринформ/2023-04-20T21-48-00-03-00/630_360_1677699284-883.jpg" xlink:type="simple" xlink:show="embed" xlink:actuate="onLoad" draw:mime-type="image/jpeg"/>
</draw:frame>
 ПрезидентСША Джо Байден має намір обговорити з президентом Республіки Корея Юна СокЙолем під час його державного візиту до Вашингтона питання підтримки України йбезпекову ситуацію в Європі.</text:p>
      <text:p text:style-name="P4">
Про це повідомив на пресбрифінгу координатор Ради нацбезпеки Білого дому ДжонКірбі, передає кореспондент Укрінформу.</text:p>
      <text:p text:style-name="P4">
«Ми дуже раді вітати президента Юна наступного тижня у Вашингтоні з державнимвізитом, під час якого, не сумніваюся, лідери обговорять низку викликів нелише в Індо-Тихоокеанському регіоні, а й у Європі та <text:a xlink:type="simple" xlink:href="https://www.ukrinform.ua/tag-ukraina" text:style-name="Internet_20_link" text:visited-style-name="Visited_20_Internet_20_Link">
</text:a>
 », - зауважив представникадміністрації Байдена.</text:p>
      <text:p text:style-name="P4">
Він також висловив вдячність з боку США Південній Кореї за вже надану Україніпідтримку, а також за політичну позицію проти агресії рф.</text:p>
      <text:p text:style-name="P4">
<text:span text:style-name="T4">
Читайте також:</text:span>
 <text:a xlink:type="simple" xlink:href="https://www.ukrinform.ua/rubric-world/3698559-bajden-obgovoriv-iz-fon-der-laen-ii-vizit-do-kitau-ta-pidtrimku-ukraini.html" text:style-name="Internet_20_link" text:visited-style-name="Visited_20_Internet_20_Link">
 <text:span text:style-name="T4">
Байден</text:span>
 </text:a>
</text:p>
      <text:p text:style-name="P4">
Як повідомляв <text:a xlink:type="simple" xlink:href="https://www.ukrinform.ua/rubric-polytics/3698504-pivdenna-korea-vidilit-230-miljoniv-na-dopomogu-ukraini.html" text:style-name="Internet_20_link" text:visited-style-name="Visited_20_Internet_20_Link">
 </text:a>
 , раніше Республіка Кореязаявила про намір виділити $230 мільйонів на підтримку України.</text:p>
      <text:p text:style-name="P4">
Source: <text:a xlink:type="simple" xlink:href="https://www.ukrinform.ua/rubric-world/3698587-bajden-obgovorit-iz-prezidentom-pivdennoi-korei-dopomogu-ukraini-bilij-dim.html" text:style-name="Internet_20_link" text:visited-style-name="Visited_20_Internet_20_Link">
https://www.ukrinform.ua/rubric-world/3698587-bajden-obgovorit-iz-prezidentom-pivdennoi-korei-dopomogu-ukraini-bilij-dim.html</text:a>
</text:p>
      <!--NEWS-->
      <text:h text:style-name="P10" text:outline-level="1">
<text:span text:style-name="T4">
У Греції оприлюднили звіт про розслідування залізничної аварії у Темпі</text:span>
</text:h>
      <text:p text:style-name="P4">
Authors: Ukrinform (Person)</text:p>
      <text:p text:style-name="P4">
Publisher: Укринформ (Organization)</text:p>
      <text:p text:style-name="P4">
Published Time: 2023-04-20T21:57:00+03:00</text:p>
      <text:p text:style-name="P4">
Modified Time: 2023-04-20T21:57:00+03:00</text:p>
      <text:p text:style-name="P4">
Description: Міністерство транспорту Греції опублікувало у четвер звіт спеціальної слідчої комісії щодо розслідування передумов смертельного зіткнення поїздів 28 лютого на півночі країни. — Укрінформ.</text:p>
      <text:p text:style-name="P4">
Images: ["<text:a xlink:type="simple" xlink:href="https://static.ukrinform.com/photos/2023_04/thumb_files/630_360_1682016972-692.jpg" text:style-name="Internet_20_link" text:visited-style-name="Visited_20_Internet_20_Link">
630_360_16820...</text:a>
"]</text:p>
      <text:p text:style-name="P4">
Tags: ['Аварія', 'Греція', 'Залізниця', 'Розслідування']</text:p>
      <text:p text:style-name="P4">
Type: Article</text:p>
      <!--METADATA-->
      <text:p text:style-name="P4">
<draw:frame draw:style-name="fr1" draw:name="Image197" text:anchor-type="as-char" svg:width="6.9236in" svg:height="3.956343in" draw:z-index="0">
<draw:image xlink:href="../Images/yкринформ/2023-04-20T21-57-00-03-00/630_360_1682016972-692.jpg" xlink:type="simple" xlink:show="embed" xlink:actuate="onLoad" draw:mime-type="image/jpeg"/>
</draw:frame>
Міністерство транспорту Греції опублікувало у четвер звіт спеціальної слідчоїкомісії щодо розслідування передумов смертельного зіткнення поїздів 28 лютогона півночі країни.</text:p>
      <text:p text:style-name="P4">
Як передає Укрінформ, про це повідомляє <text:a xlink:type="simple" xlink:href="https://www.ekathimerini.com/news/1209177/ministry-publishes-commission-report-on-tempe-rail-disaster/" text:style-name="Internet_20_link" text:visited-style-name="Visited_20_Internet_20_Link">
</text:a>
 .</text:p>
      <text:p text:style-name="P4">
Опублікований звіт складається із 228 сторінок, поділених на 10 розділів, уяких зазначено, що провина за залізничну <text:a xlink:type="simple" xlink:href="https://www.ukrinform.ua/tag-avaria" text:style-name="Internet_20_link" text:visited-style-name="Visited_20_Internet_20_Link">
 </text:a>
 у Темпі лежить на державній залізничній компанії OSE, її дочірнійкомпанії ERGOSE, на Управлінні із регулювання залізниць (RSA), на приватномуоператорі поїздів Hellenic Train та на самій компанії Hellenic Train.</text:p>
      <text:p text:style-name="P4">
Провину покладають також на начальника станції і на загиблих машиністів, які,нібито, не дотримувалися правил.</text:p>
      <text:p text:style-name="P4">
Експертна комісія у складі трьох осіб також наголосила на необхідностімодернізації залізниці, визначаючи хронічні проблеми та необхідністьзапровадження кардинальних змін у питаннях переміщення та навчання персоналу.</text:p>
      <text:p text:style-name="P4">
<text:span text:style-name="T4">
Читайте також:</text:span>
 <text:a xlink:type="simple" xlink:href="https://www.ukrinform.ua/rubric-world/3677061-u-grecii-pisla-avarii-potagiv-spalahnuli-protesti.html" text:style-name="Internet_20_link" text:visited-style-name="Visited_20_Internet_20_Link">
 <text:span text:style-name="T4">
Греції</text:span>
 <text:span text:style-name="T4">
після</text:span>
 <text:span text:style-name="T4">
аварії</text:span>
 <text:span text:style-name="T4">
потягів</text:span>
<text:span text:style-name="T4">
спалахнули</text:span>
 <text:span text:style-name="T4">
протести</text:span>
 </text:a>
</text:p>
      <text:p text:style-name="P4">
Зазначається, що висновки комісії не залежать від офіційного судовогорозслідування залізничної катастрофи.</text:p>
      <text:p text:style-name="P4">
Як повідомляв <text:a xlink:type="simple" xlink:href="https://www.ukrinform.ua/rubric-world/3677426-zitknenna-poizdiv-u-grecii-kilkist-zagiblih-zrosla-do-57.html" text:style-name="Internet_20_link" text:visited-style-name="Visited_20_Internet_20_Link">
 </text:a>
 , 1 березня у Греціїсталося зіткнення пасажирського та вантажного потягів. Пасажирський потягперевозив сотні людей, у тому числі багато студентів університету, якіповерталися додому з канікул. Унаслідок зіткнення загинули 57 людей.</text:p>
      <text:p text:style-name="P4">
Source: <text:a xlink:type="simple" xlink:href="https://www.ukrinform.ua/rubric-world/3698588-u-grecii-opriludnili-zvit-pro-rozsliduvanna-zaliznicnoi-avarii-u-tempi.html" text:style-name="Internet_20_link" text:visited-style-name="Visited_20_Internet_20_Link">
https://www.ukrinform.ua/rubric-world/3698588-u-grecii-opriludnili-zvit-pro-rozsliduvanna-zaliznicnoi-avarii-u-tempi.html</text:a>
</text:p>
      <!--NEWS-->
      <text:h text:style-name="P10" text:outline-level="1">
<text:span text:style-name="T4">
МКІП назвало неприйнятною участь росіянина у конкурсі Горовиця</text:span>
</text:h>
      <text:p text:style-name="P4">
Authors: Ukrinform (Person)</text:p>
      <text:p text:style-name="P4">
Publisher: Укринформ (Organization)</text:p>
      <text:p text:style-name="P4">
Published Time: 2023-04-20T21:59:31+03:00</text:p>
      <text:p text:style-name="P4">
Modified Time: 2023-04-20T21:59:31+03:00</text:p>
      <text:p text:style-name="P4">
Description: У Міністерстві культури та інформаційної політики назвали неприйнятною ситуацію, що склалась у зв'язку з потраплянням російського піаніста у півфінал Міжнародного музичного конкурсу імені Горовиця. — Укрінформ.</text:p>
      <text:p text:style-name="P4">
Images: ["<text:a xlink:type="simple" xlink:href="https://static.ukrinform.com/photos/2016_04/thumb_files/630_360_1461149511-7577.jpg" text:style-name="Internet_20_link" text:visited-style-name="Visited_20_Internet_20_Link">
630_360_14611...</text:a>
"]</text:p>
      <text:p text:style-name="P4">
Tags: ['Конкурс', 'Музика', 'Скандал', 'росія', 'МКІП ']</text:p>
      <text:p text:style-name="P4">
Type: Article</text:p>
      <!--METADATA-->
      <text:p text:style-name="P4">
<draw:frame draw:style-name="fr1" draw:name="Image198" text:anchor-type="as-char" svg:width="6.9236in" svg:height="3.956343in" draw:z-index="0">
<draw:image xlink:href="../Images/yкринформ/2023-04-20T21-59-31-03-00/630_360_1461149511-7577.jpg" xlink:type="simple" xlink:show="embed" xlink:actuate="onLoad" draw:mime-type="image/jpeg"/>
</draw:frame>
 УМіністерстві культури та інформаційної політики назвали неприйнятною ситуацію,що склалась у зв'язку з потраплянням російського піаніста у півфіналМіжнародного музичного конкурсу імені Горовиця.</text:p>
      <text:p text:style-name="P4">
Про це йдеться у заяві МКІП, оприлюдненій у <text:a xlink:type="simple" xlink:href="https://t.me/mkipu/5671" text:style-name="Internet_20_link" text:visited-style-name="Visited_20_Internet_20_Link">
 </text:a>
 ,передає Укрінформ.</text:p>
      <text:p text:style-name="P4">
"Маємо прояснити кричущу ситуацію, яка склалася з появою у півфіналі конкурсуросіянина. Авторські права на концепцію «Міжнародний конкурс молодих піаністівпам’яті Володимира Горовиця» належать благодійній організації. Протягомдекількох років МКІП та КМДА щорічно підтримували проведення конкурсу в Києві.Цього року, як і минулого, МКІП не фінансує і не підтримує проведення конкурсув Україні зі зрозумілих причин", - зазначають у МКІП.</text:p>
      <text:p text:style-name="P4">
Як наголошується, Всесвітня федерація міжнародних <text:a xlink:type="simple" xlink:href="https://www.ukrinform.ua/tag-muzika" text:style-name="Internet_20_link" text:visited-style-name="Visited_20_Internet_20_Link">
</text:a>
 конкурсів запропонувала торікпідтримати конкурс Горовиця за умов неможливості його проведення в Україні.Йшлося про проведення і фінансування окремого конкурсу, який матиме таке жім'я, але в Женеві, і повністю за рахунок донорських коштів.</text:p>
      <text:p text:style-name="P4">
<text:span text:style-name="T4">
Читайте також:</text:span>
 <text:a xlink:type="simple" xlink:href="https://www.ukrinform.ua/rubric-culture/3690122-mkip-zasudzue-risenna-lionsgate-vipustiti-stricku-dzon-vik-4-v-rosijskij-prokat.html" text:style-name="Internet_20_link" text:visited-style-name="Visited_20_Internet_20_Link">
 <text:span text:style-name="T4">
Джон</text:span>
 <text:span text:style-name="T4">
Вік</text:span>
 </text:a>
</text:p>
      <text:p text:style-name="P4">
У МКІП підкреслили, що не були долучені ні до процесу формування журі, ні докритеріїв відбору учасників, тому українська сторона не була поінформована,хто саме братиме участь у конкурсі.</text:p>
      <text:p text:style-name="P4">
Водночас у відомстві наголосили, що позиція Федерації щодо росії була чітковисловлена ще на початку повномасштабного вторгнення рф у 2022 року, коли вонивиключили Конкурс імені Чайковського з Федерації інституційно.</text:p>
      <text:p text:style-name="P4">
<text:span text:style-name="T4">
Читайте також:</text:span>
 <text:a xlink:type="simple" xlink:href="https://www.ukrinform.ua/rubric-society/3695883-upc-mp-povernula-cerkvu-oleksandra-nevskogo-zapovidniku-hotinska-forteca.html" text:style-name="Internet_20_link" text:visited-style-name="Visited_20_Internet_20_Link">
 </text:a>
</text:p>
      <text:p text:style-name="P4">
"Але за принципами роботи Федерації надавати відмову за принципомгромадянства, паспорта, індивідуальним фізичним особам вони не вважають заможливе. На превеликий жаль, бо сьогодні кожен представник російської культуриє представником держави-агресора. Саме тому ситуація, що склалася з появоюросіянина у півфіналі, для нас є неприйнятною, оскільки українці, які берутьучасть у конкурсі, були поставлені в умови, коли вони мають виступати на однійсцені з представниками держави-агресора", - заявили у міністерстві.</text:p>
      <text:p text:style-name="P4">
Раніше <text:a xlink:type="simple" xlink:href="https://suspilne.media/450285-rosianin-sluziv-v-armii-rf-pid-cas-vijni-v-ukraini-a-teper-bere-ucast-v-ukrainskomu-konkursi-pianistiv/" text:style-name="Internet_20_link" text:visited-style-name="Visited_20_Internet_20_Link">
 </text:a>
повідомляли, що у Міжнародному музичному конкурсі імені Горовиця бере участьпіаніст з рф Станіслав Корчагін, який служив у російській армії.</text:p>
      <text:p text:style-name="P4">
Source: <text:a xlink:type="simple" xlink:href="https://www.ukrinform.ua/rubric-culture/3698589-mkip-nazvalo-neprijnatnou-ucast-rosianina-u-konkursi-gorovica.html" text:style-name="Internet_20_link" text:visited-style-name="Visited_20_Internet_20_Link">
https://www.ukrinform.ua/rubric-culture/3698589-mkip-nazvalo-neprijnatnou-ucast-rosianina-u-konkursi-gorovica.html</text:a>
</text:p>
      <!--NEWS-->
      <text:h text:style-name="P10" text:outline-level="1">
<text:span text:style-name="T4">
Залужний обговорив із командувачем збройних сил Латвії важливість посилення української ППО</text:span>
</text:h>
      <text:p text:style-name="P4">
Authors: Ukrinform (Person)</text:p>
      <text:p text:style-name="P4">
Publisher: Укринформ (Organization)</text:p>
      <text:p text:style-name="P4">
Published Time: 2023-04-20T22:05:00+03:00</text:p>
      <text:p text:style-name="P4">
Modified Time: 2023-04-20T22:05:00+03:00</text:p>
      <text:p text:style-name="P4">
Description: Головнокомандувач Збройних сил України Валерій Залужний провів зустріч із командувачем Національних збройних сил Латвійської Республіки генерал-лейтенантом Леонідсом Калниньшем, під час якої наголосив на важливості посилення української протиповітряної оборони. — Укрінформ.</text:p>
      <text:p text:style-name="P4">
Images: ["<text:a xlink:type="simple" xlink:href="https://static.ukrinform.com/photos/2023_03/thumb_files/630_360_1679686596-447.jpg" text:style-name="Internet_20_link" text:visited-style-name="Visited_20_Internet_20_Link">
630_360_16796...</text:a>
"]</text:p>
      <text:p text:style-name="P4">
Tags: ['Латвія', 'Валерій Залужний', 'ППО']</text:p>
      <text:p text:style-name="P4">
Type: Article</text:p>
      <!--METADATA-->
      <text:p text:style-name="P4">
<draw:frame draw:style-name="fr1" draw:name="Image199" text:anchor-type="as-char" svg:width="6.9236in" svg:height="3.956343in" draw:z-index="0">
<draw:image xlink:href="../Images/yкринформ/2023-04-20T22-05-00-03-00/630_360_1679686596-447.jpg" xlink:type="simple" xlink:show="embed" xlink:actuate="onLoad" draw:mime-type="image/jpeg"/>
</draw:frame>
Головнокомандувач Збройних сил України Валерій Залужний провів зустріч ізкомандувачем Національних збройних сил Латвійської Республіки генерал-лейтенантом Леонідсом Калниньшем, під час якої наголосив на важливостіпосилення української протиповітряної оборони.</text:p>
      <text:p text:style-name="P4">
Про це Залужний повідомив у <text:a xlink:type="simple" xlink:href="https://t.me/CinCAFU/480" text:style-name="Internet_20_link" text:visited-style-name="Visited_20_Internet_20_Link">
 </text:a>
 , передає Укрінформ.</text:p>
      <text:p text:style-name="P4">
Як зауважив головнокомандувач ЗСУ, це перший офіційний візит Калниньша вУкраїну.</text:p>
      <text:p text:style-name="P4">
Під час зустрічі Залужний поінформував генерал-лейтенанта про поточнуобстановку на фронті. Серед іншого, наголосив також на важливості постачанняснарядів та <text:a xlink:type="simple" xlink:href="https://www.ukrinform.ua/tag-zbroa" text:style-name="Internet_20_link" text:visited-style-name="Visited_20_Internet_20_Link">
 </text:a>
 .</text:p>
      <text:p text:style-name="P4">
Сторони домовилися продовжувати діалог і співпрацю для зміцненняобороноздатності України.</text:p>
      <text:p text:style-name="P4">
Головнокомандувач ЗСУ висловив вдячність генералу Калниньшу та всьомулатвійському народу за солідарність і підтримку.</text:p>
      <text:p text:style-name="P4">
<text:span text:style-name="T4">
Читайте також:</text:span>
 <text:a xlink:type="simple" xlink:href="https://www.ukrinform.ua/rubric-ato/3695521-situacia-na-fronti-i-zbroa-zaluznij-zustrivsa-z-nacalnikom-genstabu-francii.html" text:style-name="Internet_20_link" text:visited-style-name="Visited_20_Internet_20_Link">
 <text:span text:style-name="T4">
Залужний</text:span>
 </text:a>
</text:p>
      <text:p text:style-name="P4">
Як повідомляв <text:a xlink:type="simple" xlink:href="https://www.ukrinform.ua/rubric-ato/3698495-zbroa-i-boepripasi-zaluznij-obgovoriv-prioriteti-iz-komanduvacem-sil-nato-v-evropi.html" text:style-name="Internet_20_link" text:visited-style-name="Visited_20_Internet_20_Link">
 </text:a>
 , Залужний обговорив із верховним головнокомандувачем Обʼєднанихзбройних сил НАТО в Європі пріоритетні для України напрями щодо озброєння,техніки й боєприпасів.</text:p>
      <text:p text:style-name="P4">
<text:span text:style-name="T5">
Фото: Управління зв’язків із громадськістю ЗСУ</text:span>
</text:p>
      <text:p text:style-name="P4">
Source: <text:a xlink:type="simple" xlink:href="https://www.ukrinform.ua/rubric-ato/3698591-zaluznij-obgovoriv-iz-komanduvacem-zbrojnih-sil-latvii-vazlivist-posilenna-ukrainskoi-ppo.html" text:style-name="Internet_20_link" text:visited-style-name="Visited_20_Internet_20_Link">
https://www.ukrinform.ua/rubric-ato/3698591-zaluznij-obgovoriv-iz-komanduvacem-zbrojnih-sil-latvii-vazlivist-posilenna-ukrainskoi-ppo.html</text:a>
</text:p>
      <!--NEWS-->
      <text:h text:style-name="P10" text:outline-level="1">
<text:span text:style-name="T4">
Українські спортсмени звернулися до Томаса Баха з вимогою не допустити росіян і білорусів до Олімпіади</text:span>
</text:h>
      <text:p text:style-name="P4">
Authors: Ukrinform (Person)</text:p>
      <text:p text:style-name="P4">
Publisher: Укринформ (Organization)</text:p>
      <text:p text:style-name="P4">
Published Time: 2023-04-20T22:08:30+03:00</text:p>
      <text:p text:style-name="P4">
Modified Time: 2023-04-20T22:08:30+03:00</text:p>
      <text:p text:style-name="P4">
Description: Низка українських спортсменів, зокрема Оксана Баюл і Роман Зозуля, записали звернення до президента Міжнародного олімпійського комітету Томаса Баха з вимогою не допустити атлетів з росії й білорусі до міжнародних змагань. — Укрінформ.</text:p>
      <text:p text:style-name="P4">
Images: ["<text:a xlink:type="simple" xlink:href="https://static.ukrinform.com/photos/2023_04/thumb_files/630_360_1682017564-394.jpg" text:style-name="Internet_20_link" text:visited-style-name="Visited_20_Internet_20_Link">
630_360_16820...</text:a>
"]</text:p>
      <text:p text:style-name="P4">
Tags: ['МОК', 'Олімпіада', 'НОК України']</text:p>
      <text:p text:style-name="P4">
Type: Article</text:p>
      <!--METADATA-->
      <text:p text:style-name="P4">
<draw:frame draw:style-name="fr1" draw:name="Image200" text:anchor-type="as-char" svg:width="6.9236in" svg:height="3.956343in" draw:z-index="0">
<draw:image xlink:href="../Images/yкринформ/2023-04-20T22-08-30-03-00/630_360_1682017564-394.jpg" xlink:type="simple" xlink:show="embed" xlink:actuate="onLoad" draw:mime-type="image/jpeg"/>
</draw:frame>
 Низкаукраїнських спортсменів, зокрема Оксана Баюл і Роман Зозуля, записализвернення до президента Міжнародного олімпійського комітету Томаса Баха звимогою не допустити атлетів з росії й білорусі до міжнародних змагань.</text:p>
      <text:p text:style-name="P4">
Як передає Укрінформ, відео-звернення опублікували в <text:a xlink:type="simple" xlink:href="https://t.me/kommolodsport/2728" text:style-name="Internet_20_link" text:visited-style-name="Visited_20_Internet_20_Link">
</text:a>
 Комітету Верховної Ради України з питаньмолоді та спорту.</text:p>
      <text:p text:style-name="P4">
«Ми, спортсмени України, звертаємося до президента Міжнародного олімпійськогокомітету Томаса Баха! Компромісів немає і не може бути - тільки жорсткі заходита лише повна ізоляція. Ми вимагаємо не допустити до участі в Олімпійськихіграх 2024 року спортсменів росії і білорусі», - наголосили у зверненні.</text:p>
      <text:p text:style-name="P4">
До президента МОК звернулися Стелла Захарова, Олександр Алієв разом ізлегендами київського «Динамо», Роман Зозуля, Рустап Шаріпов і Андрій Лунін.</text:p>
      <text:p text:style-name="P4">
Вони закликали Томаса Баха «продемонструвати солідарність з Україною і не бутипричетним до вбивста і геноциду українського народу».</text:p>
      <text:p text:style-name="P4">
Як повідомлялося, раніше Виконком МОК рекомендував повернути російських табілоруських спортсменів до міжнародних змагань у нейтральному статусі. Прицьому не допускаються до турнірів команди з росії та білорусі, а такожспортсмени, які підтримують війну або мають контракт з арміями росії абобілорусі.</text:p>
      <text:p text:style-name="P4">
<text:span text:style-name="T4">
Читайте також:</text:span>
 <text:a xlink:type="simple" xlink:href="https://www.ukrinform.ua/rubric-sports/3698031-fiba-ne-dopustila-zbirni-rf-ta-rb-do-poperednoi-kvalifikacii-evrobasketu2025.html" text:style-name="Internet_20_link" text:visited-style-name="Visited_20_Internet_20_Link">
 </text:a>
</text:p>
      <text:p text:style-name="P4">
Як повідомляв Укрінформ, Міністерство молоді та спорту опублікувало наказ, вякому заборонило українським спортивним делегаціям брати участь у змаганнях,до яких допущено представників росії й білорусі. Наказ поширюється на офіційніделегації національних збірних України з олімпійських та неолімпійських видівспорту. В разі порушення делегатів відкличуть із таких змагань, а відповіднуфедерацію позбавлять статусу національної.</text:p>
      <text:p text:style-name="P4">
Фото: Getty Images</text:p>
      <text:p text:style-name="P4">
Source: <text:a xlink:type="simple" xlink:href="https://www.ukrinform.ua/rubric-sports/3698592-ukrainski-sportsmeni-zvernulisa-do-tomasa-baha-z-vimogou-ne-dopustiti-rosian-i-bilorusiv-do-olimpiadi.html" text:style-name="Internet_20_link" text:visited-style-name="Visited_20_Internet_20_Link">
https://www.ukrinform.ua/rubric-sports/3698592-ukrainski-sportsmeni-zvernulisa-do-tomasa-baha-z-vimogou-ne-dopustiti-rosian-i-bilorusiv-do-olimpiadi.html</text:a>
</text:p>
      <!--NEWS-->
      <text:h text:style-name="P10" text:outline-level="1">
<text:span text:style-name="T4">
Із дверей XVIII століття у Києво-Печерській лаврі охоронці зробили мішень для ножів</text:span>
</text:h>
      <text:p text:style-name="P4">
Authors: Ukrinform (Person)</text:p>
      <text:p text:style-name="P4">
Publisher: Укринформ (Organization)</text:p>
      <text:p text:style-name="P4">
Published Time: 2023-04-20T22:16:00+03:00</text:p>
      <text:p text:style-name="P4">
Modified Time: 2023-04-20T22:16:00+03:00</text:p>
      <text:p text:style-name="P4">
Description: Стародавні двері у приміщенні охорони в Києво-Печерській лаврі, яким користувалася Українська православна церква (московського патріархату), використовувалися замість мішені для метання ножів. — Укрінформ.</text:p>
      <text:p text:style-name="P4">
Images: ["<text:a xlink:type="simple" xlink:href="https://static.ukrinform.com/photos/2017_09/thumb_files/630_360_1505203690-2501.jpg" text:style-name="Internet_20_link" text:visited-style-name="Visited_20_Internet_20_Link">
630_360_15052...</text:a>
"]</text:p>
      <text:p text:style-name="P4">
Tags: ['УПЦ МП', 'Київська Лавра', 'МКІП ', 'охорона']</text:p>
      <text:p text:style-name="P4">
Type: Article</text:p>
      <!--METADATA-->
      <text:p text:style-name="P4">
<draw:frame draw:style-name="fr1" draw:name="Image201" text:anchor-type="as-char" svg:width="6.9236in" svg:height="3.956343in" draw:z-index="0">
<draw:image xlink:href="../Images/yкринформ/2023-04-20T22-16-00-03-00/630_360_1505203690-2501.jpg" xlink:type="simple" xlink:show="embed" xlink:actuate="onLoad" draw:mime-type="image/jpeg"/>
</draw:frame>
Стародавні двері у приміщенні охорони в Києво-Печерській лаврі, якимкористувалася Українська православна церква (московського патріархату),використовувалися замість мішені для метання ножів.</text:p>
      <text:p text:style-name="P4">
Про це йдеться у відео, оприлюдненому на каналі МКІП у <text:a xlink:type="simple" xlink:href="https://t.me/mkipu/5672" text:style-name="Internet_20_link" text:visited-style-name="Visited_20_Internet_20_Link">
</text:a>
 , передає Укрінформ.</text:p>
      <text:p text:style-name="P4">
"На відео — приміщення охорони, яким користувалися <text:a xlink:type="simple" xlink:href="https://www.ukrinform.ua/tag-upc-mp" text:style-name="Internet_20_link" text:visited-style-name="Visited_20_Internet_20_Link">
</text:a>
 . На власні очі можете побачитинаручники на дверях. Стародавніх дверях XVIII століття, що використовувалисьяк мішень для кидання ножів", - йдеться у дописі під відео.</text:p>
      <text:p text:style-name="P4">
<text:span text:style-name="T4">
Читайте також:</text:span>
 <text:a xlink:type="simple" xlink:href="https://www.ukrinform.ua/rubric-society/3698073-policia-perevirae-vsi-reci-aki-vivozit-upc-mp-iz-lavri-tkacenko.html" text:style-name="Internet_20_link" text:visited-style-name="Visited_20_Internet_20_Link">
 <text:span text:style-name="T4">
Лаври</text:span>
 </text:a>
</text:p>
      <text:p text:style-name="P4">
Як повідомляв <text:a xlink:type="simple" xlink:href="https://www.ukrinform.ua/rubric-society/3698262-ocilnik-zapovidnika-kievopecerska-lavra-rozpoviv-pro-robotu-komisii-mkip.html" text:style-name="Internet_20_link" text:visited-style-name="Visited_20_Internet_20_Link">
 </text:a>
 , підчас останнього обстеження приміщень Києво-Печерської лаври комісія МКІПвиявила рекламу єпархій з тимчасово окупованого Криму й візитівки монахів зокупованих територій.</text:p>
      <text:p text:style-name="P4">
Source: <text:a xlink:type="simple" xlink:href="https://www.ukrinform.ua/rubric-kyiv/3698593-iz-dverej-xviii-stolitta-u-kievopecerskij-lavri-ohoronci-zrobili-misen-dla-noziv.html" text:style-name="Internet_20_link" text:visited-style-name="Visited_20_Internet_20_Link">
https://www.ukrinform.ua/rubric-kyiv/3698593-iz-dverej-xviii-stolitta-u-kievopecerskij-lavri-ohoronci-zrobili-misen-dla-noziv.html</text:a>
</text:p>
      <!--NEWS-->
      <text:h text:style-name="P10" text:outline-level="1">
<text:span text:style-name="T4">
У столиці відкрили виставку з історії скляних виробів в Україні</text:span>
</text:h>
      <text:p text:style-name="P4">
Authors: Ukrinform (Person)</text:p>
      <text:p text:style-name="P4">
Publisher: Укринформ (Organization)</text:p>
      <text:p text:style-name="P4">
Published Time: 2023-04-20T22:35:00+03:00</text:p>
      <text:p text:style-name="P4">
Modified Time: 2023-04-20T22:35:00+03:00</text:p>
      <text:p text:style-name="P4">
Description: У Музеї історії міста Києва презентували зразки скляної тари 19-20 століття, які застосовували у фармацевтичній галузі, парфумерній справі, під час розливу рідин різного призначення. — Укрінформ.</text:p>
      <text:p text:style-name="P4">
Images: ["<text:a xlink:type="simple" xlink:href="https://static.ukrinform.com/photos/2023_04/thumb_files/630_360_1682015416-5531.jpeg" text:style-name="Internet_20_link" text:visited-style-name="Visited_20_Internet_20_Link">
630_360_16820...</text:a>
", "<text:a xlink:type="simple" xlink:href="https://static.ukrinform.com/photos/2023_04/thumb_files/630_360_1682015415-2134.jpeg" text:style-name="Internet_20_link" text:visited-style-name="Visited_20_Internet_20_Link">
630_360_16820...</text:a>
", "<text:a xlink:type="simple" xlink:href="https://static.ukrinform.com/photos/2023_04/thumb_files/630_360_1682015415-7609.jpeg" text:style-name="Internet_20_link" text:visited-style-name="Visited_20_Internet_20_Link">
630_360_16820...</text:a>
", "<text:a xlink:type="simple" xlink:href="https://static.ukrinform.com/photos/2023_04/thumb_files/630_360_1682015415-4184.jpeg" text:style-name="Internet_20_link" text:visited-style-name="Visited_20_Internet_20_Link">
630_360_16820...</text:a>
", "<text:a xlink:type="simple" xlink:href="https://static.ukrinform.com/photos/2023_04/thumb_files/630_360_1682015415-9863.jpeg" text:style-name="Internet_20_link" text:visited-style-name="Visited_20_Internet_20_Link">
630_360_16820...</text:a>
", "<text:a xlink:type="simple" xlink:href="https://static.ukrinform.com/photos/2023_04/thumb_files/630_360_1682015415-6818.jpeg" text:style-name="Internet_20_link" text:visited-style-name="Visited_20_Internet_20_Link">
630_360_16820...</text:a>
", "<text:a xlink:type="simple" xlink:href="https://static.ukrinform.com/photos/2023_04/thumb_files/630_360_1682015415-5301.jpeg" text:style-name="Internet_20_link" text:visited-style-name="Visited_20_Internet_20_Link">
630_360_16820...</text:a>
", "<text:a xlink:type="simple" xlink:href="https://static.ukrinform.com/photos/2023_04/thumb_files/630_360_1682015416-3042.jpeg" text:style-name="Internet_20_link" text:visited-style-name="Visited_20_Internet_20_Link">
630_360_16820...</text:a>
", "<text:a xlink:type="simple" xlink:href="https://static.ukrinform.com/photos/2023_04/thumb_files/630_360_1682015416-8929.jpeg" text:style-name="Internet_20_link" text:visited-style-name="Visited_20_Internet_20_Link">
630_360_16820...</text:a>
", "<text:a xlink:type="simple" xlink:href="https://static.ukrinform.com/photos/2023_04/thumb_files/630_360_1682015416-9429.jpeg" text:style-name="Internet_20_link" text:visited-style-name="Visited_20_Internet_20_Link">
630_360_16820...</text:a>
", "<text:a xlink:type="simple" xlink:href="https://static.ukrinform.com/photos/2023_04/thumb_files/630_360_1682015416-7782.jpeg" text:style-name="Internet_20_link" text:visited-style-name="Visited_20_Internet_20_Link">
630_360_16820...</text:a>
"]</text:p>
      <text:p text:style-name="P4">
Tags: ['Музей', 'Виставка', 'Київ', 'Скло']</text:p>
      <text:p text:style-name="P4">
Type: Article</text:p>
      <!--METADATA-->
      <text:p text:style-name="P4">
<draw:frame draw:style-name="fr1" draw:name="Image202" text:anchor-type="as-char" svg:width="6.9236in" svg:height="3.956343in" draw:z-index="0">
<draw:image xlink:href="../Images/yкринформ/2023-04-20T22-35-00-03-00/630_360_1682015416-5531.jpeg" xlink:type="simple" xlink:show="embed" xlink:actuate="onLoad" draw:mime-type="image/jpeg"/>
</draw:frame>
 У Музеїісторії міста Києва презентували зразки скляної тари 19-20 століття, якізастосовували у фармацевтичній галузі, парфумерній справі, під час розливурідин різного призначення.</text:p>
      <text:p text:style-name="P4">
Про це повідомляє кореспондент Укрінформу.</text:p>
      <text:p text:style-name="P4">
«Натхненням для створення <text:a xlink:type="simple" xlink:href="https://www.ukrinform.ua/tag-vistavka" text:style-name="Internet_20_link" text:visited-style-name="Visited_20_Internet_20_Link">
 </text:a>
 сталаколекція скляного посуду 18-20 ст, яку до фондів музею передав відомийкиївський археолог Сергій Тараненко. Вона налічує понад 800 одиниць, асьогодні ми представили найкращі екземпляри», - зазначила кураторка виставки,провідний науковий співробітник музею Аліна Сушко.</text:p>
      <text:p text:style-name="P4">
<draw:frame draw:style-name="fr1" draw:name="Image203" text:anchor-type="as-char" svg:width="6.9236in" svg:height="3.956343in" draw:z-index="0">
<draw:image xlink:href="../Images/yкринформ/2023-04-20T22-35-00-03-00/630_360_1682015415-2134.jpeg" xlink:type="simple" xlink:show="embed" xlink:actuate="onLoad" draw:mime-type="image/jpeg"/>
</draw:frame>
 У Києвівідкрили виставку з історії скляних виробів в Україні / Фото: ГеннадійМінченко. Укрінформ  <text:a xlink:type="simple" xlink:href="https://static.ukrinform.com/photos/2023_04/1682015415-2134.jpeg" text:style-name="Internet_20_link" text:visited-style-name="Visited_20_Internet_20_Link">
<draw:frame draw:style-name="fr1" draw:name="Image204" text:anchor-type="as-char" svg:width="6.9236in" svg:height="3.956343in" draw:z-index="0">
<draw:image xlink:href="../Images/yкринформ/2023-04-20T22-35-00-03-00/630_360_1682015415-2134.jpeg" xlink:type="simple" xlink:show="embed" xlink:actuate="onLoad" draw:mime-type="image/jpeg"/>
</draw:frame>
</text:a>
 <text:a xlink:type="simple" xlink:href="https://static.ukrinform.com/photos/2023_04/1682015415-7609.jpeg" text:style-name="Internet_20_link" text:visited-style-name="Visited_20_Internet_20_Link">
<draw:frame draw:style-name="fr1" draw:name="Image205" text:anchor-type="as-char" svg:width="6.9236in" svg:height="3.956343in" draw:z-index="0">
<draw:image xlink:href="../Images/yкринформ/2023-04-20T22-35-00-03-00/630_360_1682015415-7609.jpeg" xlink:type="simple" xlink:show="embed" xlink:actuate="onLoad" draw:mime-type="image/jpeg"/>
</draw:frame>
</text:a>
 <text:a xlink:type="simple" xlink:href="https://static.ukrinform.com/photos/2023_04/1682015415-4184.jpeg" text:style-name="Internet_20_link" text:visited-style-name="Visited_20_Internet_20_Link">
<draw:frame draw:style-name="fr1" draw:name="Image206" text:anchor-type="as-char" svg:width="6.9236in" svg:height="3.956343in" draw:z-index="0">
<draw:image xlink:href="../Images/yкринформ/2023-04-20T22-35-00-03-00/630_360_1682015415-4184.jpeg" xlink:type="simple" xlink:show="embed" xlink:actuate="onLoad" draw:mime-type="image/jpeg"/>
</draw:frame>
</text:a>
 <text:a xlink:type="simple" xlink:href="https://static.ukrinform.com/photos/2023_04/1682015415-9863.jpeg" text:style-name="Internet_20_link" text:visited-style-name="Visited_20_Internet_20_Link">
<draw:frame draw:style-name="fr1" draw:name="Image207" text:anchor-type="as-char" svg:width="6.9236in" svg:height="3.956343in" draw:z-index="0">
<draw:image xlink:href="../Images/yкринформ/2023-04-20T22-35-00-03-00/630_360_1682015415-9863.jpeg" xlink:type="simple" xlink:show="embed" xlink:actuate="onLoad" draw:mime-type="image/jpeg"/>
</draw:frame>
</text:a>
 <text:a xlink:type="simple" xlink:href="https://static.ukrinform.com/photos/2023_04/1682015415-6818.jpeg" text:style-name="Internet_20_link" text:visited-style-name="Visited_20_Internet_20_Link">
<draw:frame draw:style-name="fr1" draw:name="Image208" text:anchor-type="as-char" svg:width="6.9236in" svg:height="3.956343in" draw:z-index="0">
<draw:image xlink:href="../Images/yкринформ/2023-04-20T22-35-00-03-00/630_360_1682015415-6818.jpeg" xlink:type="simple" xlink:show="embed" xlink:actuate="onLoad" draw:mime-type="image/jpeg"/>
</draw:frame>
</text:a>
 <text:a xlink:type="simple" xlink:href="https://static.ukrinform.com/photos/2023_04/1682015415-5301.jpeg" text:style-name="Internet_20_link" text:visited-style-name="Visited_20_Internet_20_Link">
<draw:frame draw:style-name="fr1" draw:name="Image209" text:anchor-type="as-char" svg:width="6.9236in" svg:height="3.956343in" draw:z-index="0">
<draw:image xlink:href="../Images/yкринформ/2023-04-20T22-35-00-03-00/630_360_1682015415-5301.jpeg" xlink:type="simple" xlink:show="embed" xlink:actuate="onLoad" draw:mime-type="image/jpeg"/>
</draw:frame>
</text:a>
 <text:a xlink:type="simple" xlink:href="https://static.ukrinform.com/photos/2023_04/1682015416-3042.jpeg" text:style-name="Internet_20_link" text:visited-style-name="Visited_20_Internet_20_Link">
<draw:frame draw:style-name="fr1" draw:name="Image210" text:anchor-type="as-char" svg:width="6.9236in" svg:height="3.956343in" draw:z-index="0">
<draw:image xlink:href="../Images/yкринформ/2023-04-20T22-35-00-03-00/630_360_1682015416-3042.jpeg" xlink:type="simple" xlink:show="embed" xlink:actuate="onLoad" draw:mime-type="image/jpeg"/>
</draw:frame>
</text:a>
 <text:a xlink:type="simple" xlink:href="https://static.ukrinform.com/photos/2023_04/1682015416-8929.jpeg" text:style-name="Internet_20_link" text:visited-style-name="Visited_20_Internet_20_Link">
<draw:frame draw:style-name="fr1" draw:name="Image211" text:anchor-type="as-char" svg:width="6.9236in" svg:height="3.956343in" draw:z-index="0">
<draw:image xlink:href="../Images/yкринформ/2023-04-20T22-35-00-03-00/630_360_1682015416-8929.jpeg" xlink:type="simple" xlink:show="embed" xlink:actuate="onLoad" draw:mime-type="image/jpeg"/>
</draw:frame>
</text:a>
 <text:a xlink:type="simple" xlink:href="https://static.ukrinform.com/photos/2023_04/1682015416-9429.jpeg" text:style-name="Internet_20_link" text:visited-style-name="Visited_20_Internet_20_Link">
<draw:frame draw:style-name="fr1" draw:name="Image212" text:anchor-type="as-char" svg:width="6.9236in" svg:height="3.956343in" draw:z-index="0">
<draw:image xlink:href="../Images/yкринформ/2023-04-20T22-35-00-03-00/630_360_1682015416-9429.jpeg" xlink:type="simple" xlink:show="embed" xlink:actuate="onLoad" draw:mime-type="image/jpeg"/>
</draw:frame>
</text:a>
 <text:a xlink:type="simple" xlink:href="https://static.ukrinform.com/photos/2023_04/1682015416-7782.jpeg" text:style-name="Internet_20_link" text:visited-style-name="Visited_20_Internet_20_Link">
<draw:frame draw:style-name="fr1" draw:name="Image213" text:anchor-type="as-char" svg:width="6.9236in" svg:height="3.956343in" draw:z-index="0">
<draw:image xlink:href="../Images/yкринформ/2023-04-20T22-35-00-03-00/630_360_1682015416-7782.jpeg" xlink:type="simple" xlink:show="embed" xlink:actuate="onLoad" draw:mime-type="image/jpeg"/>
</draw:frame>
</text:a>
 <text:a xlink:type="simple" xlink:href="https://static.ukrinform.com/photos/2023_04/1682015416-5531.jpeg" text:style-name="Internet_20_link" text:visited-style-name="Visited_20_Internet_20_Link">
<draw:frame draw:style-name="fr1" draw:name="Image214" text:anchor-type="as-char" svg:width="6.9236in" svg:height="3.956343in" draw:z-index="0">
<draw:image xlink:href="../Images/yкринформ/2023-04-20T22-35-00-03-00/630_360_1682015416-5531.jpeg" xlink:type="simple" xlink:show="embed" xlink:actuate="onLoad" draw:mime-type="image/jpeg"/>
</draw:frame>
</text:a>
</text:p>
      <text:p text:style-name="P4">
Виставка поділена на чотири локації, згідно з функціональним призначенняпосуду.</text:p>
      <text:p text:style-name="P4">
Так, у темі дозвілля реконструйовано наповнення шинків ХІХ ст, а також корчмиXVII століття - основних місць для обміну новинами та укладання договорів.Водночас "Здоров'я" уособлено в аптечній тарі й пляшках для приготування тафасування ліків. До формування цієї локації долучилася фармацевтична компанія«Дарниця».</text:p>
      <text:p text:style-name="P4">
«Із 1715 року на території Києва з’явилися перші аптеки, і для аптечної таривикористовували в основному скло, що відображено в різноманітті пляшечок іфлаконів. В аптеці на той момент можна було купити не лише ліки, а й парфуми,мінеральну воду та навіть алкоголь, який виписували для гарного самопочуття»,- зауважила Сушко.</text:p>
      <text:p text:style-name="P4">
Водночас тему краси в експозиції розкриває низка ємностей для парфумів,зокрема, французьких фірм ХІХ ст. «Брокар» і «Галле». Відвідувачі також можутьпобачити флакони, а також відчути аромати парфумів, створених у 60-70 роках XXст. за Радянського Союзу й на початку незалежності. На виставку їх надавукраїнський парфумер Богдан Зубченко.</text:p>
      <text:p text:style-name="P4">
"Скло і парфумерія – це ідеальна пара, бо флакон – то дім для аромату.Зокрема, була ідея показати, якими ароматами користувалися наші батьки, бабусіта дідусі. У вітрині представлені флакони радянських парфумів - вони напрочуделегантні. Я вважаю, що шедевром 1960-х років є аромат «Місячний камінь», якийвипустила миколаївська фабрика «Червоні вітрила», - зауважив він.</text:p>
      <text:p text:style-name="P4">
<text:span text:style-name="T4">
Читайте також:</text:span>
 <text:a xlink:type="simple" xlink:href="https://www.ukrinform.ua/rubric-kyiv/3698143-u-kievi-vidkrili-vistavku-hram-ukrainska-samoidentifikacia-castina-2.html" text:style-name="Internet_20_link" text:visited-style-name="Visited_20_Internet_20_Link">
 <text:span text:style-name="T4">
виставку</text:span>
 </text:a>
</text:p>
      <text:p text:style-name="P4">
Своєю чергою, локація «Побут» зібрала тару, яку неможливо поділити на окремітематики. Тут зібрані і посуд, і скляні прилади для розливу есенцій та олій,технічних речовин, чорнильниці.</text:p>
      <text:p text:style-name="P4">
«Однією із найкрасивіших посудин є скляний черевичок, у який наливали рідинудля розтягування шкіряного взуття. І красиво, і побутово», - зауважилакураторка виставки.</text:p>
      <text:p text:style-name="P4">
Як повідомляв Укрінформ, у Київській міській галереї мистецтв «Лавра»презентували зразки розпису церкви Покрова Богородиці у селі Липівка наКиївщині, виконані художниками Анатолієм Криволапом та Ігорем Ступаченком.</text:p>
      <text:p text:style-name="P4">
Source: <text:a xlink:type="simple" xlink:href="https://www.ukrinform.ua/rubric-kyiv/3698597-u-stolici-vidkrili-vistavku-z-istorii-sklanih-virobiv-v-ukraini.html" text:style-name="Internet_20_link" text:visited-style-name="Visited_20_Internet_20_Link">
https://www.ukrinform.ua/rubric-kyiv/3698597-u-stolici-vidkrili-vistavku-z-istorii-sklanih-virobiv-v-ukraini.html</text:a>
</text:p>
      <!--NEWS-->
      <text:h text:style-name="P10" text:outline-level="1">
<text:span text:style-name="T4">
МЗС Швейцарії викликало посла рф через погрози швейцарському журналістові</text:span>
</text:h>
      <text:p text:style-name="P4">
Authors: Ukrinform (Person)</text:p>
      <text:p text:style-name="P4">
Publisher: Укринформ (Organization)</text:p>
      <text:p text:style-name="P4">
Published Time: 2023-04-20T22:37:00+03:00</text:p>
      <text:p text:style-name="P4">
Modified Time: 2023-04-20T22:37:00+03:00</text:p>
      <text:p text:style-name="P4">
Description: Федеральний департамент закордонних справ Швейцарії викликав посла в росії в Берні Сергія Гармоніна у зв'язку з погрозами російського посольства на адресу журналіста швейцарського видання NZZ через його статтю про російську війну проти України. — Укрінформ.</text:p>
      <text:p text:style-name="P4">
Images: ["<text:a xlink:type="simple" xlink:href="https://static.ukrinform.com/photos/2023_04/thumb_files/630_360_1682017939-336.jpg" text:style-name="Internet_20_link" text:visited-style-name="Visited_20_Internet_20_Link">
630_360_16820...</text:a>
"]</text:p>
      <text:p text:style-name="P4">
Tags: ['Посол', 'Скандал', 'Швейцарія', 'ЗМІ', 'Журналіст', 'росія', 'Свобода преси']</text:p>
      <text:p text:style-name="P4">
Type: Article</text:p>
      <!--METADATA-->
      <text:p text:style-name="P4">
<draw:frame draw:style-name="fr1" draw:name="Image215" text:anchor-type="as-char" svg:width="6.9236in" svg:height="3.956343in" draw:z-index="0">
<draw:image xlink:href="../Images/yкринформ/2023-04-20T22-37-00-03-00/630_360_1682017939-336.jpg" xlink:type="simple" xlink:show="embed" xlink:actuate="onLoad" draw:mime-type="image/jpeg"/>
</draw:frame>
Федеральний департамент закордонних справ Швейцарії викликав посла в росії вБерні Сергія Гармоніна у зв'язку з погрозами російського посольства на адресужурналіста швейцарського видання NZZ через його статтю про російську війнупроти України.</text:p>
      <text:p text:style-name="P4">
Про це повідомляє Укрінформ із посиланням на <text:a xlink:type="simple" xlink:href="https://www.swissinfo.ch/eng/swiss-foreign-ministry-denounces-russian-embassy-statements/48448278" text:style-name="Internet_20_link" text:visited-style-name="Visited_20_Internet_20_Link">
</text:a>
 .</text:p>
      <text:p text:style-name="P4">
"Міністерство закордонних справ викликало посла росії в Берні в четвер, щобвисловити скаргу щодо "неприйнятних" погроз на адресу швейцарськогожурналіста", - йдеться у повідомленні.</text:p>
      <text:p text:style-name="P4">
російському послу було сказано, що "подібні залякування" є неприпустимими уШвейцарії, де конституція гарантує свободу інформації та преси.</text:p>
      <text:p text:style-name="P4">
Таким чином, МЗС <text:a xlink:type="simple" xlink:href="https://www.ukrinform.ua/tag-svejcaria" text:style-name="Internet_20_link" text:visited-style-name="Visited_20_Internet_20_Link">
 </text:a>
 відреагувало наопубліковану на сайті посольства рф заяву щодо роботи журналіста Neue ZürcherZeitung (NZZ) Іво Мейнссена, який висвітлював російську війну проти України.російське посольство звинуватило журналіста у "виправданні тероризму" і"розпалюванні міжнаціональної ворожнечі" у його статті про ситуацію втимчасово окупованому російськими військами українському Мелітополі таукраїнський опір загарбникам. У дипмісії рф, зокрема, вказали швейцарськомужурналісту на "норми кримінальної відповідальності, які могли бзастосовувалися щодо його висловлювань у росії" – покарання у вигляді штрафуабо позбавлення волі строком до 7 років.</text:p>
      <text:p text:style-name="P4">
<text:span text:style-name="T4">
Читайте також:</text:span>
 <text:a xlink:type="simple" xlink:href="https://www.ukrinform.ua/rubric-world/3697481-svejcaria-dopomagatime-ukraini-ale-poki-ne-vijskovo-prezident.html" text:style-name="Internet_20_link" text:visited-style-name="Visited_20_Internet_20_Link">
 <text:span text:style-name="T4">
Швейцарія</text:span>
 </text:a>
</text:p>
      <text:p text:style-name="P4">
Як повідомляв Укрінформ, раніше <text:a xlink:type="simple" xlink:href="https://www.ukrinform.ua/rubric-ato/3698361-svejcaria-zaprovadila-sankcii-proti-pvk-vagnera.html" text:style-name="Internet_20_link" text:visited-style-name="Visited_20_Internet_20_Link">
 </text:a>
 протиросійського збройного формування "вагнер" та пропагандистського ресурсу "РІА"Фан".</text:p>
      <text:p text:style-name="P4">
<text:span text:style-name="T5">
Фото: ©Keystone/Anthony Anex</text:span>
</text:p>
      <text:p text:style-name="P4">
Source: <text:a xlink:type="simple" xlink:href="https://www.ukrinform.ua/rubric-world/3698594-mzs-svejcarii-viklikalo-posla-rf-cerez-pogrozi-svejcarskomu-zurnalistovi.html" text:style-name="Internet_20_link" text:visited-style-name="Visited_20_Internet_20_Link">
https://www.ukrinform.ua/rubric-world/3698594-mzs-svejcarii-viklikalo-posla-rf-cerez-pogrozi-svejcarskomu-zurnalistovi.html</text:a>
</text:p>
      <!--NEWS-->
      <text:h text:style-name="P10" text:outline-level="1">
<text:span text:style-name="T4">
Байден і Макрон обговорили агресію рф у Європі та підтримку України</text:span>
</text:h>
      <text:p text:style-name="P4">
Authors: Ukrinform (Person)</text:p>
      <text:p text:style-name="P4">
Publisher: Укринформ (Organization)</text:p>
      <text:p text:style-name="P4">
Published Time: 2023-04-20T23:04:00+03:00</text:p>
      <text:p text:style-name="P4">
Modified Time: 2023-04-20T23:04:00+03:00</text:p>
      <text:p text:style-name="P4">
Description: Президенти США і Франції провели телефонну розмову, під час якої серед інших тем порушили питання російської агресії в Європі й підтримку України. — Укрінформ.</text:p>
      <text:p text:style-name="P4">
Images: ["<text:a xlink:type="simple" xlink:href="https://static.ukrinform.com/photos/2022_04/thumb_files/630_360_1650854560-379.jpg" text:style-name="Internet_20_link" text:visited-style-name="Visited_20_Internet_20_Link">
630_360_16508...</text:a>
"]</text:p>
      <text:p text:style-name="P4">
Tags: ['Байден', 'Макрон', 'Україна', 'Війна з росією']</text:p>
      <text:p text:style-name="P4">
Type: Article</text:p>
      <!--METADATA-->
      <text:p text:style-name="P4">
<draw:frame draw:style-name="fr1" draw:name="Image216" text:anchor-type="as-char" svg:width="6.9236in" svg:height="3.956343in" draw:z-index="0">
<draw:image xlink:href="../Images/yкринформ/2023-04-20T23-04-00-03-00/630_360_1650854560-379.jpg" xlink:type="simple" xlink:show="embed" xlink:actuate="onLoad" draw:mime-type="image/jpeg"/>
</draw:frame>
 ПрезидентиСША і Франції провели телефонну розмову, під час якої серед інших тем порушилипитання російської агресії в Європі й підтримку України.</text:p>
      <text:p text:style-name="P4">
Про це йдеться в <text:a xlink:type="simple" xlink:href="https://www.whitehouse.gov/briefing-room/statements-releases/2023/04/20/readout-of-president-joe-bidens-call-with-president-emmanuel-macron-of-france-3/" text:style-name="Internet_20_link" text:visited-style-name="Visited_20_Internet_20_Link">
 </text:a>
 , оприлюдненому в четвер, передає Укрінформ.</text:p>
      <text:p text:style-name="P4">
«Президенти підтвердили свою непохитну підтримку України на тлі жорстокої <text:a xlink:type="simple" xlink:href="https://www.ukrinform.ua/tag-russian-aggression" text:style-name="Internet_20_link" text:visited-style-name="Visited_20_Internet_20_Link">
</text:a>
 », - зауважили вадміністрації Джо Байдена.</text:p>
      <text:p text:style-name="P4">
Лідери також обговорили візит президента Макрона до КНР та зусилля длядосягнення процвітання, безпеки, спільних цінностей і заснованого на правилахміжнародного порядку в Індо-Тихоокеанському регіоні.</text:p>
      <text:p text:style-name="P4">
Крім того, Байден і Макрон підтвердили важливість збереження миру йстабільності в Тайванській протоці.</text:p>
      <text:p text:style-name="P4">
<text:span text:style-name="T4">
Читайте також:</text:span>
 <text:a xlink:type="simple" xlink:href="https://www.ukrinform.ua/rubric-world/3698587-bajden-obgovorit-iz-prezidentom-pivdennoi-korei-dopomogu-ukraini-bilij-dim.html" text:style-name="Internet_20_link" text:visited-style-name="Visited_20_Internet_20_Link">
 <text:span text:style-name="T4">
Байден</text:span>
 </text:a>
</text:p>
      <text:p text:style-name="P4">
Як повідомляв <text:a xlink:type="simple" xlink:href="https://www.ukrinform.ua/rubric-world/3698559-bajden-obgovoriv-iz-fon-der-laen-ii-vizit-do-kitau-ta-pidtrimku-ukraini.html" text:style-name="Internet_20_link" text:visited-style-name="Visited_20_Internet_20_Link">
 </text:a>
 ,президент США Джо Байден у четвер також провів розмову з главою Європейськоїкомісії Урсулою фон дер Ляєн, яка разом із президентом Макроном раніше цьогомісяця відвідала з візитом Китай. Під час перебування в Пекіні європейськілідери виклали позицію щодо шляхів зупинення агресивної війни рф проти Українина основі поваги до Хартії ООН та повного виведення військ рф з українськоїтериторії в межах її міжнародно визнаних кордонів.</text:p>
      <text:p text:style-name="P4">
Source: <text:a xlink:type="simple" xlink:href="https://www.ukrinform.ua/rubric-world/3698600-bajden-i-makron-obgovorili-agresiu-rf-u-evropi-ta-pidtrimku-ukraini.html" text:style-name="Internet_20_link" text:visited-style-name="Visited_20_Internet_20_Link">
https://www.ukrinform.ua/rubric-world/3698600-bajden-i-makron-obgovorili-agresiu-rf-u-evropi-ta-pidtrimku-ukraini.html</text:a>
</text:p>
      <!--NEWS-->
      <text:h text:style-name="P10" text:outline-level="1">
<text:span text:style-name="T4">
Депутати Бундестагу: зброя допомагає повернути мир Україні</text:span>
</text:h>
      <text:p text:style-name="P4">
Authors: Ukrinform (Person)</text:p>
      <text:p text:style-name="P4">
Publisher: Укринформ (Organization)</text:p>
      <text:p text:style-name="P4">
Published Time: 2023-04-20T23:20:00+03:00</text:p>
      <text:p text:style-name="P4">
Modified Time: 2023-04-20T23:20:00+03:00</text:p>
      <text:p text:style-name="P4">
Description: Німецька зброя потрібна не для того, щоби затягнути війну, а для того, щоби її завершити. — Укрінформ.</text:p>
      <text:p text:style-name="P4">
Images: ["<text:a xlink:type="simple" xlink:href="https://static.ukrinform.com/photos/2021_07/thumb_files/630_360_1627644191-104.jpg" text:style-name="Internet_20_link" text:visited-style-name="Visited_20_Internet_20_Link">
630_360_16276...</text:a>
"]</text:p>
      <text:p text:style-name="P4">
Tags: ['Бундестаг', 'Україна', 'Зброя', 'Війна з росією']</text:p>
      <text:p text:style-name="P4">
Type: Article</text:p>
      <!--METADATA-->
      <text:p text:style-name="P4">
<draw:frame draw:style-name="fr1" draw:name="Image217" text:anchor-type="as-char" svg:width="6.9236in" svg:height="3.956343in" draw:z-index="0">
<draw:image xlink:href="../Images/yкринформ/2023-04-20T23-20-00-03-00/630_360_1627644191-104.jpg" xlink:type="simple" xlink:show="embed" xlink:actuate="onLoad" draw:mime-type="image/jpeg"/>
</draw:frame>
 Німецьказброя потрібна не для того, щоби затягнути війну, а для того, щоби їїзавершити.</text:p>
      <text:p text:style-name="P4">
Такої думки тримаються, як довели дебати в парламенті ФРН у четвер увечері, 4з 6 партій німецького Бундестагу крім праворадикалів і Лівих, передаєкореспондент Укрінформу.</text:p>
      <text:p text:style-name="P4">
«Ці <text:a xlink:type="simple" xlink:href="https://www.ukrinform.ua/tag-zbroa" text:style-name="Internet_20_link" text:visited-style-name="Visited_20_Internet_20_Link">
 </text:a>
 не спрямовані на продовженнявійни, навпаки, метою є допомогти Україні захиститися проти подальших атак іприпинити війну, встановити мир в регіоні», - заявив соціал-демократ ГаннесВальтер. Він зазначив, що українці за понад рік війни довели, що можутьзахистити свою державу, а партнери, в тому числі Німеччина, від самого початкусказали, що Україна може на них покладатися, що вони надаватимуть підтримку,допоки така буде потрібною. До такої підтримки належить і постачання обороннихозброєнь для ЗСУ, констатував політик.</text:p>
      <text:p text:style-name="P4">
Представник найбільшої опозиційної сили, ХДС/ХСС, Томас Ревекамп погодився.«Ми постачаємо не зброю, яка вбиває людей, а зброю, яка рятує людей відросійських вбивчих атак», - заявив він.</text:p>
      <text:p text:style-name="P4">
Його однопартієць Бернгардт Лоос, зауважив, що «реальність показує: мир безбезпеки, без дієвого стримування, без ефективної оборони в випадку нападу єчистою утопією». російська війна, жорстока та нелюдська, має зупинитися, томуНімеччина надає зброю, щоби українці могли захиститися від агресора, сказавдепутат.</text:p>
      <text:p text:style-name="P4">
Джаміла Шефер нагадала, що її партія, «Зелені», завжди була партією миру,«але, на жаль, не кожного агресора та не завжди можна приборкатипацифістськими методами. Тому Україна заслуговую на нашу підтримку», - сказалапарламентарій.</text:p>
      <text:p text:style-name="P4">
Інший представник цієї ж партії Майк Аусендорф підкреслив, що путін міг би хочзараз зупинити війну, а «припинення поставок зброї ЗСУ означало б, що Українане змогла б захистити себе, результатом чого став би не мир, але окупаціяросією вільної держави, що не має нічого спільного з миром».</text:p>
      <text:p text:style-name="P4">
<text:span text:style-name="T4">
Читайте також:</text:span>
 <text:a xlink:type="simple" xlink:href="https://www.ukrinform.ua/rubric-polytics/3692695-rosijska-vijna-e-bitvou-sistem-viceprezidentka-bundestagu.html" text:style-name="Internet_20_link" text:visited-style-name="Visited_20_Internet_20_Link">
 <text:span text:style-name="T4">
Бундестаг</text:span>
 </text:a>
</text:p>
      <text:p text:style-name="P4">
Питання постачання зброї дискутувалося за ініціативи праворадикальної«Альтернативи для Німеччини», яка категорично проти допомоги зброєю Україні,оскільки це, за їх словами, «не тільки затягне війну з усіма її негативниминаслідками для цивільного населення, але й тому, що Німеччина може статистороною війни». Проти цього виступають і Ліві, які «не хочуть, щоби німецьказброя вбивала».</text:p>
      <text:p text:style-name="P4">
Подання парламентської група АдН під назвою «Право вето Бундестагу щодоекспорту зброї в зони конфліктів і військових дій» було вирішено передати нарозгляд Економічного комітету.</text:p>
      <text:p text:style-name="P4">
Source: <text:a xlink:type="simple" xlink:href="https://www.ukrinform.ua/rubric-ato/3698604-deputati-bundestagu-zbroa-dopomagae-povernuti-mir-ukraini.html" text:style-name="Internet_20_link" text:visited-style-name="Visited_20_Internet_20_Link">
https://www.ukrinform.ua/rubric-ato/3698604-deputati-bundestagu-zbroa-dopomagae-povernuti-mir-ukraini.html</text:a>
</text:p>
      <!--NEWS-->
      <text:h text:style-name="P10" text:outline-level="1">
<text:span text:style-name="T4">
Зеленський: Поки триває агресія, важливо, аби рф не мала доступу на олімпійські майданчики</text:span>
</text:h>
      <text:p text:style-name="P4">
Authors: Ukrinform (Person)</text:p>
      <text:p text:style-name="P4">
Publisher: Укринформ (Organization)</text:p>
      <text:p text:style-name="P4">
Published Time: 2023-04-20T23:22:00+03:00</text:p>
      <text:p text:style-name="P4">
Modified Time: 2023-04-20T23:22:00+03:00</text:p>
      <text:p text:style-name="P4">
Description: Важливо, щоб, поки триває агресія, російська держава не мала жодного доступу до спортивних, олімпійських майданчиків. Зокрема, до паризького майданчика – саме це місто прийматиме Олімпіаду 2024 року. — Укрінформ.</text:p>
      <text:p text:style-name="P4">
Images: ["<text:a xlink:type="simple" xlink:href="https://static.ukrinform.com/photos/2022_07/thumb_files/630_360_1658554942-587.jpg" text:style-name="Internet_20_link" text:visited-style-name="Visited_20_Internet_20_Link">
630_360_16585...</text:a>
"]</text:p>
      <text:p text:style-name="P4">
Tags: ['Олімпіада', 'Спорт', 'ЗСУ', 'росія', 'Зеленський', 'Війна з росією', '#stoprussia']</text:p>
      <text:p text:style-name="P4">
Type: Article</text:p>
      <!--METADATA-->
      <text:p text:style-name="P4">
<draw:frame draw:style-name="fr1" draw:name="Image218" text:anchor-type="as-char" svg:width="6.9236in" svg:height="3.956343in" draw:z-index="0">
<draw:image xlink:href="../Images/yкринформ/2023-04-20T23-22-00-03-00/630_360_1658554942-587.jpg" xlink:type="simple" xlink:show="embed" xlink:actuate="onLoad" draw:mime-type="image/jpeg"/>
</draw:frame>
 Важливо,щоб, поки триває агресія, російська держава не мала жодного доступу доспортивних, олімпійських майданчиків. Зокрема, до паризького майданчика – самеце місто прийматиме Олімпіаду 2024 року.</text:p>
      <text:p text:style-name="P4">
На цьому наголосив у вечірньому <text:a xlink:type="simple" xlink:href="https://www.youtube.com/watch" text:style-name="Internet_20_link" text:visited-style-name="Visited_20_Internet_20_Link">
</text:a>
 Президент Володимир Зеленський,передає Укрінформ.</text:p>
      <text:p text:style-name="P4">
_Відео:<text:a xlink:type="simple" xlink:href="https://t.me/OP_UA/9296" text:style-name="Internet_20_link" text:visited-style-name="Visited_20_Internet_20_Link">
 </text:a>
 _</text:p>
      <text:p text:style-name="P4">
<text:span text:style-name="T4">
<text:span text:style-name="T5">
Бажаю здоровʼя, шановні українці!</text:span>
 </text:span>
</text:p>
      <text:p text:style-name="P4">
Щойно звернувся до парламенту Мексики, і це вже друге таке звернення дорегіону Латинської Америки. Вдячний Мексиці за увагу до України та підтримкунашого погляду на міжнародну безпеку, на необхідність якнайширшого єднаннясвіту для захисту міжнародного права.</text:p>
      <text:p text:style-name="P4">
Бо якщо право не працюватиме, загроза життю лише зростатиме… Бандити йагресори ставатимуть іще нахабнішими. Маємо цього не допустити.</text:p>
      <text:p text:style-name="P4">
Фактично саме цьому ж сьогодні у Києві були присвячені й переговори зочільником НАТО Єнсом Столтенбергом. Захист України. Захист усьогоміжнародного порядку, заснованого на правилах. Захист життя.</text:p>
      <text:p text:style-name="P4">
Готуємося до зустрічі «Рамштайну», і позиція пана Столтенберга є важливою.Готуємося до наших активних дій на фронті – вони неминучі.</text:p>
      <text:p text:style-name="P4">
Готуємось і до саміту НАТО у Вільнюсі, який запланований на літо цього року,але його зміст опрацьовується вже зараз. Саме на таких зустрічах, у контактахрізного рівня, які ми ведемо з партнерами.</text:p>
      <text:p text:style-name="P4">
Ані більшість українців, ані більшість європейців, ані більшість жителівусього простору НАТО не зрозуміють лідерів Альянсу, якщо на цьому саміті уВільнюсі не прозвучить заслужене політичне запрошення для України до Альянсу.</text:p>
      <text:p text:style-name="P4">
Україна все зробила для того, щоб наша заявка була задоволена.</text:p>
      <text:p text:style-name="P4">
Складно навіть сказати, чий внесок у європейську та євроатлантичну безпекубільший, ніж наших воїнів… Українців і українок, які своїм життям захищаютьсвободу. Дякую всім партнерам, які нас у цьому підтримують.</text:p>
      <text:p text:style-name="P4">
Відбувся сьогодні в Києві й Міжнародний саміт міст та регіонів. Новий форматспівпраці нашої держави з партнерами.</text:p>
      <text:p text:style-name="P4">
Конгрес місцевих та регіональних влад України, який обʼєднує центральну владута місцевих керівників, тепер набуває міжнародного рівня. Щоб активнішезалучати іноземних партнерів до відбудови в нашій державі, до розвиткуекономіки, інфраструктури в наших громадах.</text:p>
      <text:p text:style-name="P4">
Я вдячний усім, хто взяв участь у саміті… Представники різних країн, міст,муніципалітетів. Європейські інституції, Рада Європи, президент Комітетурегіонів Євросоюзу… Понад сто учасників майже із сорока країн. Вдячний кожномуй кожній за підтримку України!</text:p>
      <text:p text:style-name="P4">
Сьогодні зустрівся з мером Парижа пані Анн Ідальго. Мав честь вручити їйспеціальну відзнаку України для столиці Франції, відзнаку міста-рятівника.</text:p>
      <text:p text:style-name="P4">
Париж став одним із найбільших центрів сили для України у Європі – в усіхсенсах.</text:p>
      <text:p text:style-name="P4">
Хочу особливо відзначити допомогу в захисті нашої енергетики. Саме у столиціФранції відбулась конференція формату, як її назвали, «енергетичний Рамштайн».Париж акумулював для України вагому підтримку обладнанням для енергетики,надає соціальну та гуманітарну підтримку.</text:p>
      <text:p text:style-name="P4">
Я дякую всім французам, усім парижанам, Президенту Франції Макрону за незміннуувагу до України, за лідерство. А особливо хочу відзначити абсолютнопринципову й таку співзвучну українській позицію пані мера Парижа щодо захистуолімпійського руху від російської ідеологізації, від пропаганди.</text:p>
      <text:p text:style-name="P4">
Очевидно, що держава-терорист буде робити все, щоб виправдати себе через спортабо щоб використати міжнародний олімпійський рух на підтримку своєї агресії.</text:p>
      <text:p text:style-name="P4">
Саме тому важливо, щоб, поки триває агресія, <text:a xlink:type="simple" xlink:href="https://www.ukrinform.ua/tag-rosia" text:style-name="Internet_20_link" text:visited-style-name="Visited_20_Internet_20_Link">
 </text:a>
 не мала жодного доступу до спортивних, олімпійських майданчиків.Зокрема, до паризького майданчика – саме це місто прийматиме Олімпіаду 2024року.</text:p>
      <text:p text:style-name="P4">
Пані мер Парижа сьогодні ще раз підтвердила, що не бачить місця дляпредставників держави-агресора в Парижі, поки триває агресія. Це чіткий,важливий сигнал, дякую за нього.</text:p>
      <text:p text:style-name="P4">
Було б добре, щоб саме такі сигнали чули в Міжнародному олімпійськомукомітеті, де поки що, на жаль, особиста вигода окремих бюрократів домінує надолімпійськими принципами.</text:p>
      <text:p text:style-name="P4">
Ще одне.</text:p>
      <text:p text:style-name="P4">
Сьогодні завершується священний для мусульман місяць Рамадан… І вже вдругезавершується в час повномасштабної агресії держави-зла проти України, противсіх наших людей, усіх спільнот. Світле свято Рамазан-Байрам заслуговує зовсімінших умов. Заслуговує миру, якого ми так прагнемо, заслуговує перемоги, доякої ми всі йдемо. Вірю, що Господь благословить Україну волею для всіх нашихтериторій та всіх наших людей.</text:p>
      <text:p text:style-name="P4">
Бажаю всій нашій мусульманській громаді та всім мусульманам світу спокійногосвята!</text:p>
      <text:p text:style-name="P4">
Ramazan bayramıñız hayırlı ve mubarek olsun!</text:p>
      <text:p text:style-name="P4">
Слава усім нашим воїнам, хто зараз в бою заради України!</text:p>
      <text:p text:style-name="P4">
Дякую усім, хто допомагає!</text:p>
      <text:p text:style-name="P4">
<text:span text:style-name="T4">
<text:span text:style-name="T5">
Слава Україні!</text:span>
 </text:span>
</text:p>
      <text:p text:style-name="P4">
Source: <text:a xlink:type="simple" xlink:href="https://www.ukrinform.ua/rubric-polytics/3698605-zelenskij-poki-trivae-agresia-vazlivo-abi-rf-ne-mala-dostupu-na-olimpijski-majdanciki.html" text:style-name="Internet_20_link" text:visited-style-name="Visited_20_Internet_20_Link">
https://www.ukrinform.ua/rubric-polytics/3698605-zelenskij-poki-trivae-agresia-vazlivo-abi-rf-ne-mala-dostupu-na-olimpijski-majdanciki.html</text:a>
</text:p>
      <!--NEWS-->
      <text:h text:style-name="P10" text:outline-level="1">
<text:span text:style-name="T4">
Група республіканців закликала Байдена припинити допомогу Україні</text:span>
</text:h>
      <text:p text:style-name="P4">
Authors: Ukrinform (Person)</text:p>
      <text:p text:style-name="P4">
Publisher: Укринформ (Organization)</text:p>
      <text:p text:style-name="P4">
Published Time: 2023-04-20T23:30:00+03:00</text:p>
      <text:p text:style-name="P4">
Modified Time: 2023-04-20T23:30:00+03:00</text:p>
      <text:p text:style-name="P4">
Description: Група з 19 республіканців ультраправого толку оприлюднила в четвер офіційного листа, адресованого президентові Байдену, у якому виклала проросійські наративи та закликала американський уряд припинити військову допомогу Україні. — Укрінформ.</text:p>
      <text:p text:style-name="P4">
Images: ["<text:a xlink:type="simple" xlink:href="https://static.ukrinform.com/photos/2022_04/thumb_files/630_360_1649828033-438.jpg" text:style-name="Internet_20_link" text:visited-style-name="Visited_20_Internet_20_Link">
630_360_16498...</text:a>
"]</text:p>
      <text:p text:style-name="P4">
Tags: ['Байден', 'США', 'Україна', 'допомога']</text:p>
      <text:p text:style-name="P4">
Type: Article</text:p>
      <!--METADATA-->
      <text:p text:style-name="P4">
<draw:frame draw:style-name="fr1" draw:name="Image219" text:anchor-type="as-char" svg:width="6.9236in" svg:height="3.956343in" draw:z-index="0">
<draw:image xlink:href="../Images/yкринформ/2023-04-20T23-30-00-03-00/630_360_1649828033-438.jpg" xlink:type="simple" xlink:show="embed" xlink:actuate="onLoad" draw:mime-type="image/jpeg"/>
</draw:frame>
 Група з 19республіканців ультраправого толку оприлюднила в четвер офіційного листа,адресованого президентові Байдену, у якому виклала проросійські наративи тазакликала американський уряд припинити військову допомогу Україні.</text:p>
      <text:p text:style-name="P4">
Лист оприлюднений на <text:a xlink:type="simple" xlink:href="https://www.lee.senate.gov/services/files/582D6601-A680-45A0-90E4-A92E91B4E2B3" text:style-name="Internet_20_link" text:visited-style-name="Visited_20_Internet_20_Link">
</text:a>
, сенатора Майка Лі, передає Укрінформ.</text:p>
      <text:p text:style-name="P4">
«Ми глибоко стурбовані тим, що траєкторія допомоги США військовим зусиллям <text:a xlink:type="simple" xlink:href="https://www.ukrinform.ua/tag-ukraina" text:style-name="Internet_20_link" text:visited-style-name="Visited_20_Internet_20_Link">
</text:a>
 загрожує подальшою ескалацією та немає вкрай необхідної стратегічної ясності»,- йдеться в листі.</text:p>
      <text:p text:style-name="P4">
У тексті зазначається, що війна триває вже другий рік, і досі «не видно їїкраю», а також, мовляв, немає чіткої стратегії щодо її завершення.</text:p>
      <text:p text:style-name="P4">
«Проксі-війна з росією в Україні не відповідає стратегічним інтересамСполучених Штатів і ризикує ескалацією, яка може вийти з-під контролю»,-заявили підписанти.</text:p>
      <text:p text:style-name="P4">
Республіканці звинуватили адміністрацію Байдена в тому, що вона «налаштованана тривалий конфлікт» та заявили, що нинішня стратегія санкцій проти росії, атакож виділення допомоги Україні лише затягне його. Вони назвали допомогуУкраїні «необмеженою» та заявили, що вона має бути припинена, інакше, заїхніми словами, зростає ризик прямого конфлікту між США і росією.</text:p>
      <text:p text:style-name="P4">
«Ми виступатимемо категорично проти всіх майбутніх пакетів допомоги, якщо вонине будуть пов’язані з чіткою дипломатичною стратегією, спрямованою на швидкезавершення цієї війни»,- заявили автори листа.</text:p>
      <text:p text:style-name="P4">
Вони назвали «провокацією» рішення передати Україні системи HIMARS у червніминулого року та висловилися негативно про передачу Україні танків Abrams.Крім того, група законодавців назвала передачу Україні розвідувальноїінформації такою, що ускладнює спроби заперечити аргументам рф про«співучасть» США у війні в Україні.</text:p>
      <text:p text:style-name="P4">
<text:span text:style-name="T4">
Читайте також:</text:span>
 <text:a xlink:type="simple" xlink:href="https://www.ukrinform.ua/rubric-polytics/3697067-duda-hto-zaklikae-svidse-uklasti-mirnu-ugodu-miz-ukrainou-i-rosieu-die-v-interesah-kremla.html" text:style-name="Internet_20_link" text:visited-style-name="Visited_20_Internet_20_Link">
 </text:a>
</text:p>
      <text:p text:style-name="P4">
«Толерантність росії щодо ведення проксі-війни з НАТО може закінчитися в будь-який момент»,- заявили підписанти.</text:p>
      <text:p text:style-name="P4">
Вони також звинуватили адміністрацію Байдена в тому, що вона допомагалаУкраїні «за рахунок боєготовності сил США».</text:p>
      <text:p text:style-name="P4">
Свої підписи під листом поставили 19 членів Палати представників, у томучислі: Майк Лі, Елі Крейн, Ренд Пол, Енді Бігс, Джей Ді Венс, Де Бішоп, ЛоренБоберт, Джош Бречін, Тім Барчет, Метт Розендейл, Мет Гетц, Мерджорі ТейлорГрін, Анна Пауліна Луна, Беррі Мур, Меррі Міллер, Ральф Норман, Енді Оглс,Майк Коллінз, Пол Госар. Більшість із них пов’язують із ультраправим криломMAGA та колишнім президентом США Дональдом Трампом, відомим своїми заявами, накористь російських інтересів.</text:p>
      <text:p text:style-name="P4">
<text:span text:style-name="T5">
Фото: NYT</text:span>
</text:p>
      <text:p text:style-name="P4">
Source: <text:a xlink:type="simple" xlink:href="https://www.ukrinform.ua/rubric-world/3698603-grupa-respublikanciv-zaklikala-bajdena-pripiniti-dopomogu-ukraini.html" text:style-name="Internet_20_link" text:visited-style-name="Visited_20_Internet_20_Link">
https://www.ukrinform.ua/rubric-world/3698603-grupa-respublikanciv-zaklikala-bajdena-pripiniti-dopomogu-ukraini.html</text:a>
</text:p>
      <!--NEWS-->
      <text:h text:style-name="P10" text:outline-level="1">
<text:span text:style-name="T4">
Зеленський подякував парламенту Мексики за увагу до України</text:span>
</text:h>
      <text:p text:style-name="P4">
Authors: Ukrinform (Person)</text:p>
      <text:p text:style-name="P4">
Publisher: Укринформ (Organization)</text:p>
      <text:p text:style-name="P4">
Published Time: 2023-04-20T23:36:00+03:00</text:p>
      <text:p text:style-name="P4">
Modified Time: 2023-04-20T23:36:00+03:00</text:p>
      <text:p text:style-name="P4">
Description: Президент України Володимир Зеленський звернувся до парламенту Мексики та подякував за підтримку позиції України щодо міжнародної безпеки. — Укрінформ.</text:p>
      <text:p text:style-name="P4">
Images: ["<text:a xlink:type="simple" xlink:href="https://static.ukrinform.com/photos/2023_04/thumb_files/630_360_1682023700-517.jpg" text:style-name="Internet_20_link" text:visited-style-name="Visited_20_Internet_20_Link">
630_360_16820...</text:a>
"]</text:p>
      <text:p text:style-name="P4">
Tags: ['Мексика', 'Парламент', 'Зеленський']</text:p>
      <text:p text:style-name="P4">
Type: Article</text:p>
      <!--METADATA-->
      <text:p text:style-name="P4">
<draw:frame draw:style-name="fr1" draw:name="Image220" text:anchor-type="as-char" svg:width="6.9236in" svg:height="3.956343in" draw:z-index="0">
<draw:image xlink:href="../Images/yкринформ/2023-04-20T23-36-00-03-00/630_360_1682023700-517.jpg" xlink:type="simple" xlink:show="embed" xlink:actuate="onLoad" draw:mime-type="image/jpeg"/>
</draw:frame>
 ПрезидентУкраїни Володимир Зеленський звернувся до парламенту Мексики та подякував запідтримку позиції України щодо міжнародної безпеки.</text:p>
      <text:p text:style-name="P4">
Як передає Укрінформ, про це у вечірньому <text:a xlink:type="simple" xlink:href="https://www.youtube.com/watch" text:style-name="Internet_20_link" text:visited-style-name="Visited_20_Internet_20_Link">
</text:a>
 заявив Президент УкраїниВолодимир Зеленський.</text:p>
      <text:p text:style-name="P4">
<text:span text:style-name="T4">
<text:span text:style-name="T5">
Відео:</text:span>
 </text:span>
 <text:a xlink:type="simple" xlink:href="https://t.me/OP_UA/9296" text:style-name="Internet_20_link" text:visited-style-name="Visited_20_Internet_20_Link">
 <text:span text:style-name="T5">
Офіс Президента, Телеграм</text:span>
 </text:a>
</text:p>
      <text:p text:style-name="P4">
«Щойно звернувся до парламенту Мексики, і це вже друге таке звернення дорегіону Латинської Америки. Вдячний Мексиці за увагу до України та підтримкунашого погляду на міжнародну безпеку, на необхідність якнайширшого єднаннясвіту для захисту міжнародного права. Бо якщо право не працюватиме, загрозажиттю лише зростатиме… Бандити й агресори ставатимуть іще нахабнішими. Маємоцього не допустити», - наголоси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polytics/3676615-u-mzs-zaklikali-meksiku-vidmovitisa-vid-nejtralnoi-pozicii-ta-pidtrimati-ukrainu.html" text:style-name="Internet_20_link" text:visited-style-name="Visited_20_Internet_20_Link">
 <text:span text:style-name="T4">
Мексику</text:span>
 </text:a>
</text:p>
      <text:p text:style-name="P4">
Як повідомляв Укрінформ, 24 лютого <text:a xlink:type="simple" xlink:href="https://www.ukrinform.ua/rubric-polytics/3674829-kulak-partneriv-ukraini-nepovnij-ne-vistacae-afriki-i-latinskoi-ameriki-prezident.html" text:style-name="Internet_20_link" text:visited-style-name="Visited_20_Internet_20_Link">
 </text:a>
 на пресконференції «Лютий. Рік незламності»,що "кулак партнерів" України неповний без країн Африки і Латинської Америки, іщоб це виправити, він готовий провести саміт.</text:p>
      <text:p text:style-name="P4">
<text:span text:style-name="T5">
Фото: @Zcout370</text:span>
</text:p>
      <text:p text:style-name="P4">
Source: <text:a xlink:type="simple" xlink:href="https://www.ukrinform.ua/rubric-polytics/3698610-zelenskij-podakuvav-parlamentu-meksiki-za-uvagu-do-ukraini.html" text:style-name="Internet_20_link" text:visited-style-name="Visited_20_Internet_20_Link">
https://www.ukrinform.ua/rubric-polytics/3698610-zelenskij-podakuvav-parlamentu-meksiki-za-uvagu-do-ukraini.html</text:a>
</text:p>
      <!--NEWS-->
      <text:h text:style-name="P10" text:outline-level="1">
<text:span text:style-name="T4">
У Братиславі пройде діловий форум з підтримки українських підприємців за кордоном</text:span>
</text:h>
      <text:p text:style-name="P4">
Authors: Ukrinform (Person)</text:p>
      <text:p text:style-name="P4">
Publisher: Укринформ (Organization)</text:p>
      <text:p text:style-name="P4">
Published Time: 2023-04-20T23:44:00+03:00</text:p>
      <text:p text:style-name="P4">
Modified Time: 2023-04-20T23:44:00+03:00</text:p>
      <text:p text:style-name="P4">
Description: 25 квітня у Братиславі відбудеться бізнес-форум на підтримку українсько-європейських підприємців «Business Upgrade 2023 Братислава». — Укрінформ.</text:p>
      <text:p text:style-name="P4">
Images: ["<text:a xlink:type="simple" xlink:href="https://static.ukrinform.com/photos/2023_04/thumb_files/630_360_1682023255-963.jpg" text:style-name="Internet_20_link" text:visited-style-name="Visited_20_Internet_20_Link">
630_360_16820...</text:a>
"]</text:p>
      <text:p text:style-name="P4">
Tags: ['Бізнес', 'Форум', 'Україна', 'Словаччина']</text:p>
      <text:p text:style-name="P4">
Type: Article</text:p>
      <!--METADATA-->
      <text:p text:style-name="P4">
<draw:frame draw:style-name="fr1" draw:name="Image221" text:anchor-type="as-char" svg:width="6.9236in" svg:height="3.956343in" draw:z-index="0">
<draw:image xlink:href="../Images/yкринформ/2023-04-20T23-44-00-03-00/630_360_1682023255-963.jpg" xlink:type="simple" xlink:show="embed" xlink:actuate="onLoad" draw:mime-type="image/jpeg"/>
</draw:frame>
 25 квітняу Братиславі відбудеться бізнес-форум на підтримку українсько-європейськихпідприємців «Business Upgrade 2023 Братислава».</text:p>
      <text:p text:style-name="P4">
Як передає Укрінформ, у пресрелізі форуму зазначається, що захід спрямованийна підтримку волонтерства як суспільно важливої місії бізнесу, який маєукраїнське коріння.</text:p>
      <text:p text:style-name="P4">
Форум проходитиме під патронатом посла України у Словаччині Мирослава Кастраната за сприяння Торгово-промислової палати України.</text:p>
      <text:p text:style-name="P4">
Організатором заходу виступає «Українсько-європейський <text:a xlink:type="simple" xlink:href="https://www.ukrinform.ua/tag-biznes" text:style-name="Internet_20_link" text:visited-style-name="Visited_20_Internet_20_Link">
</text:a>
 -хаб», який проводить ділові зустрічі,реалізує освітні програми, розробляє стратегії виходу на міжнародні ринки, атакож підтримує українських підприємців у Європі.</text:p>
      <text:p text:style-name="P4">
Форум має на меті створити майданчик для взаємодії українських бізнесів закордоном, обміну досвідом, а також залучити європейських партнерів допідтримки українських ініціатив, – зазначила засновниця « <text:a xlink:type="simple" xlink:href="https://www.facebook.com/ukr.eu.business.hub" text:style-name="Internet_20_link" text:visited-style-name="Visited_20_Internet_20_Link">
</text:a>
 » Дар’я Дідковська. За їїсловами, це важливо з огляду на те, що кожен бізнес, який працює в Україні, аособливо за її межами, активно долучається до волонтерства, підтримує ЗСУ,виділяє кошти на гуманітарні потреби.</text:p>
      <text:p text:style-name="P4">
<text:span text:style-name="T4">
Читайте також:</text:span>
 <text:a xlink:type="simple" xlink:href="https://www.ukrinform.ua/rubric-economy/3697121-ukraina-gotova-priednatisa-do-sistemi-elektronnoi-tovarnotransportnoi-nakladnoi-es.html" text:style-name="Internet_20_link" text:visited-style-name="Visited_20_Internet_20_Link">
 </text:a>
</text:p>
      <text:p text:style-name="P4">
Окрім Дідковської, яка є власницею агрокомпанії «АПК-Ресурс», серед спікерівфоруму – засновниця венчурного фонду ТА Ventures Вікторія Тігіпко, виконавчийдиректор Офісу із залучення та підтримки інвестицій (UkraineInvest) <text:a xlink:type="simple" xlink:href="https://www.ukrinform.ua/rubric-vidbudova/3672315-sergij-civkac-vikonavcij-direktor-ofisu-iz-zalucenna-ta-pidtrimki-investicij-ukraineinvest.html" text:style-name="Internet_20_link" text:visited-style-name="Visited_20_Internet_20_Link">
</text:a>
 ,спеціальний гість – український шоумен та волонтер Володимир Остапчук.</text:p>
      <text:p text:style-name="P4">
Source: <text:a xlink:type="simple" xlink:href="https://www.ukrinform.ua/rubric-economy/3698608-u-bratislavi-projde-dilovij-forum-z-pidtrimki-ukrainskih-pidpriemciv-za-kordonom.html" text:style-name="Internet_20_link" text:visited-style-name="Visited_20_Internet_20_Link">
https://www.ukrinform.ua/rubric-economy/3698608-u-bratislavi-projde-dilovij-forum-z-pidtrimki-ukrainskih-pidpriemciv-za-kordonom.html</text:a>
</text:p>
      <!--NEWS-->
      <text:h text:style-name="P10" text:outline-level="1">
<text:span text:style-name="T4">
Україна очікує на політичне запрошення до НАТО під час саміту у Вільнюсі – Президент</text:span>
</text:h>
      <text:p text:style-name="P4">
Authors: Ukrinform (Person)</text:p>
      <text:p text:style-name="P4">
Publisher: Укринформ (Organization)</text:p>
      <text:p text:style-name="P4">
Published Time: 2023-04-20T23:51:00+03:00</text:p>
      <text:p text:style-name="P4">
Modified Time: 2023-04-20T23:51:00+03:00</text:p>
      <text:p text:style-name="P4">
Description: Україна готується до саміту НАТО, який відбудеться у Вільнюсі, та очікує на політичне запрошення до Альянсу. — Укрінформ.</text:p>
      <text:p text:style-name="P4">
Images: ["<text:a xlink:type="simple" xlink:href="https://static.ukrinform.com/photos/2023_02/thumb_files/630_360_1677260137-955.jpeg" text:style-name="Internet_20_link" text:visited-style-name="Visited_20_Internet_20_Link">
630_360_16772...</text:a>
"]</text:p>
      <text:p text:style-name="P4">
Tags: ['Литва', 'НАТО', 'Саміт', 'Зеленський']</text:p>
      <text:p text:style-name="P4">
Type: Article</text:p>
      <!--METADATA-->
      <text:p text:style-name="P4">
<draw:frame draw:style-name="fr1" draw:name="Image222" text:anchor-type="as-char" svg:width="6.9236in" svg:height="3.956343in" draw:z-index="0">
<draw:image xlink:href="../Images/yкринформ/2023-04-20T23-51-00-03-00/630_360_1677260137-955.jpeg" xlink:type="simple" xlink:show="embed" xlink:actuate="onLoad" draw:mime-type="image/jpeg"/>
</draw:frame>
 Українаготується до саміту НАТО, який відбудеться у Вільнюсі, та очікує на політичнезапрошення до Альянсу.</text:p>
      <text:p text:style-name="P4">
Як передає Укрінформ, про це у вечірньому <text:a xlink:type="simple" xlink:href="https://t.me/V_Zelenskiy_official/5931" text:style-name="Internet_20_link" text:visited-style-name="Visited_20_Internet_20_Link">
</text:a>
 заявив Президент України ВолодимирЗеленський.</text:p>
      <text:p text:style-name="P4">
«Готуємося до саміту <text:a xlink:type="simple" xlink:href="https://www.ukrinform.ua/tag-nato" text:style-name="Internet_20_link" text:visited-style-name="Visited_20_Internet_20_Link">
 </text:a>
 у Вільнюсі, якийзапланований на літо цього року, але його зміст опрацьовується вже зараз. Самена таких зустрічах, у контактах різного рівня, які ми ведемо з партнерами. Анібільшість українців, ані більшість європейців, ані більшість жителів усьогопростору НАТО не зрозуміють лідерів Альянсу, якщо на цьому саміті у Вільнюсіне прозвучить заслужене політичне запрошення для України до Альянсу. Українавсе зробила для того, щоб наша заявка була задоволена. Складно навіть сказати,чий внесок у європейську та євроатлантичну безпеку більший, ніж наших воїнів…Українців і українок, які своїм життям захищають свободу», - наголосив главадержави.</text:p>
      <text:p text:style-name="P4">
_Відео:<text:a xlink:type="simple" xlink:href="https://t.me/OP_UA/9296" text:style-name="Internet_20_link" text:visited-style-name="Visited_20_Internet_20_Link">
 </text:a>
 _</text:p>
      <text:p text:style-name="P4">
Він подякував усім партнерам, які підтримують Україну на шляху до НАТО.</text:p>
      <text:p text:style-name="P4">
<text:span text:style-name="T4">
Читайте також:</text:span>
 <text:a xlink:type="simple" xlink:href="https://www.ukrinform.ua/rubric-vidbudova/3698581-zelenskij-nagolosiv-na-vazlivosti-mobilizacii-regioniv-es-navkolo-vidnovlenna-ukraini.html" text:style-name="Internet_20_link" text:visited-style-name="Visited_20_Internet_20_Link">
 <text:span text:style-name="T4">
Зеленський</text:span>
 </text:a>
</text:p>
      <text:p text:style-name="P4">
Як повідомляв Укрінформ, сьогодні генеральний секретар НАТО Єнс Столтенберг наспільній із Президентом України Володимиром Зеленським пресконференції в Києвізаявив, що усі члени НАТО погоджуються з тим, що майбутнє України в Альянсі,але зараз головна мета полягає в тому, щоб забезпечити перемогу України.</text:p>
      <text:p text:style-name="P4">
Source: <text:a xlink:type="simple" xlink:href="https://www.ukrinform.ua/rubric-polytics/3698611-ukraina-ocikue-na-zasluzene-politicne-zaprosenna-do-nato-pid-cas-samitu-u-vilnusi-prezident.html" text:style-name="Internet_20_link" text:visited-style-name="Visited_20_Internet_20_Link">
https://www.ukrinform.ua/rubric-polytics/3698611-ukraina-ocikue-na-zasluzene-politicne-zaprosenna-do-nato-pid-cas-samitu-u-vilnusi-prezident.html</text:a>
</text:p>
      <!--NEWS-->
      <text:h text:style-name="P10" text:outline-level="1">
<text:span text:style-name="T4">
На рівні держави робиться все, щоб збільшувати можливість захищатися від російських ударів — Президент України</text:span>
</text:h>
      <text:p text:style-name="P4">
Author: ['АРМІЯINFORM']</text:p>
      <text:p text:style-name="P4">
Time: 2023-04-20T25:00:00-04:00</text:p>
      <text:p text:style-name="P4">
Description: https://youtu.be/82l2FHptWIQ      Бажаю здоровʼя, шановні українці!    Повертаю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ЗВЕРНЕННЯ ПРЕЗИДЕНТА УКРАЇНИ', 'ВОЛОДИМИР ЗЕЛЕНСЬКИЙ', 'ВТОРГНЕННЯ РФ', 'ПРЕЗИДЕНТ УКРАЇНИ']</text:p>
      <text:p text:style-name="P4">
Category: News</text:p>
      <!--METADATA-->
      <text:p text:style-name="P4">
<text:span text:style-name="T4">
<text:span text:style-name="T5">
Бажаю здоровʼя, шановні українці!</text:span>
</text:span>
</text:p>
      <text:p text:style-name="P4">
Повертаюся з відрядження.</text:p>
      <text:p text:style-name="P4">
Сьогодні був на Волині, у наших прикордонників, на межі, зокрема, з білоруссю.Облаштування кордону, захист, розвиток прикордонної території — багато питань.Волинь демонструє справжню міцність, і це відчувається в тому, як регіонпосилює безпеку всієї держави.</text:p>
      <text:p text:style-name="P4">
Вручив нагороди нашим воїнам-прикордонникам… Разом з усіма нашими силамиоборони та безпеки прикордонники воюють на передовій, зокрема на найтяжчихнапрямках. Бахмут, загалом Донеччина… Справжні герої, які успішно виконалисотні й сотні бойових завдань.</text:p>
      <text:p text:style-name="P4">
Готуємо й нові підрозділи — підрозділи саме прикордонників, — що приєднаютьсядо наших активних дій, до руху, який ми поступово розвиваємо.</text:p>
      <text:p text:style-name="P4">
Незмінно працюємо й над розвитком наших областей — абсолютно усіх. Сьогодні наВолині провів широку нараду з керівниками регіону, місцевими правоохоронцями,військовими, усіма, хто відповідає за безпеку й соціальний стан області.Домовилися про кілька інфраструктурних проєктів, що посилять Волинь — цеважливо — і дадуть змогу гарантувати довгостроково робочі місця та економічнезростання. Впевнений, усе це ми обов’язково реалізуємо. Дуже скоро.</text:p>
      <text:p text:style-name="P4">
Продовжуємо готувати й наші міжнародні кроки не лише на цей тиждень, а загаломна найближчий час. Захист України, міжнародний порядок, заснований направилах, залишається питанням номер один глобального порядку денного.</text:p>
      <text:p text:style-name="P4">
До речі, дякую Сполученим Штатам за черговий пакет військової підтримки, проякий оголошено сьогодні.</text:p>
      <text:p text:style-name="P4">
І окремо хочу відзначити сьогодні наших захисників і захисниць неба —Повітряні сили та відповідні підрозділи інших родів військ.</text:p>
      <text:p text:style-name="P4">
На рівні держави робиться все, щоб збільшувати можливість захищати йзахищатися від російських ударів. Системи ППО та інша зброя для захисту небавже зараз у нас, в України, дуже серйозні. Але мають бути — і, впевнений,будуть — іще потужніші.</text:p>
      <text:p text:style-name="P4">
Дякую всім, хто своєю влучністю та швидкістю забезпечує ефективність для всієїтієї зброї, яка зʼявилась у нашої держави!</text:p>
      <text:p text:style-name="P4">
У ніч на цю добу особливо влучними були воїни 160-ї зенітної ракетної Одеськоїбригади повітряного командування «Південь» та мобільні вогневі групи 164-їСлобідської радіотехнічної бригади повітряного командування «Схід». Дякую вам!Протягом доби наші воїни захищали небо Дніпропетровщини, Києва, області, іншихміст, інших наших регіонів…</text:p>
      <text:p text:style-name="P4">
Слава кожному й кожній, хто зараз у бою заради нашої держави, заради України!</text:p>
      <text:p text:style-name="P4">
Слава нашому міцному народу!</text:p>
      <text:p text:style-name="P4">
<text:span text:style-name="T4">
<text:span text:style-name="T5">
Слава Україні!</text:span>
</text:span>
</text:p>
      <text:p text:style-name="P4">
Джерело: <text:a xlink:type="simple" xlink:href="https://www.president.gov.ua/news/na-rivni-derzhavi-robitsya-vse-shob-zbilshuvati-mozhlivist-z-82365" text:style-name="Internet_20_link" text:visited-style-name="Visited_20_Internet_20_Link">
Офіс Президента України</text:a>
</text:p>
      <text:p text:style-name="P4">
Source: <text:a xlink:type="simple" xlink:href="https://armyinform.com.ua/2023/04/20/zbilshuvaty-mozhlyvist-zahyshhatysya-vid-rosijskyh-udariv/" text:style-name="Internet_20_link" text:visited-style-name="Visited_20_Internet_20_Link">
https://armyinform.com.ua/2023/04/20/zbilshuvaty-mozhlyvist-zahyshhatysya-vid-rosijskyh-udariv/</text:a>
</text:p>
      <!--NEWS-->
      <text:h text:style-name="P10" text:outline-level="1">
<text:span text:style-name="T4">
Спалах над Києвом 19 квітня — Повітряні Сили ЗСУ повідомили попередню інформацію</text:span>
</text:h>
      <text:p text:style-name="P4">
Author: ['АРМІЯINFORM']</text:p>
      <text:p text:style-name="P4">
Time: 2023-04-20T26:00:00-04:00</text:p>
      <text:p text:style-name="P4">
Description: За попередньою інформацією спалахи на містом Київ близько 22.30 пов’язані із падіння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32630046550116970_y.jpg" text:style-name="Internet_20_link" text:visited-style-name="Visited_20_Internet_20_Link">
photo_5332630046550116970_y.jpg</text:a>
']</text:p>
      <text:p text:style-name="P4">
Tags: ['КОМАНДУВАННЯ ПОВІТРЯНИХ СИЛ ЗСУ']</text:p>
      <text:p text:style-name="P4">
Category: News</text:p>
      <!--METADATA-->
      <text:p text:style-name="P4">
<draw:frame draw:style-name="fr1" draw:name="Image223" text:anchor-type="as-char" svg:width="6.9236in" svg:height="6.9236in" draw:z-index="0">
<draw:image xlink:href="../Images/AРМІЯINFORM/2023-04-20T26-00-00-04-00/photo_5332630046550116970_y.jpg" xlink:type="simple" xlink:show="embed" xlink:actuate="onLoad" draw:mime-type="image/jpeg"/>
</draw:frame>
</text:p>
      <text:p text:style-name="P4">
За попередньою інформацією спалахи на містом Київ близько 22.30 пов’язані ізпадінням супутника/метеорита (уточнюється).</text:p>
      <text:p text:style-name="P4">
Про це <text:a xlink:type="simple" xlink:href="https://t.me/kpszsu/2477" text:style-name="Internet_20_link" text:visited-style-name="Visited_20_Internet_20_Link">
повідомило</text:a>
 Командування Повітряних Сил ЗСУкраїнию</text:p>
      <text:p text:style-name="P4">
«На даний час загрози застосування противником засобів повітряного нападу нацьому напрямку немає. Протиповітряна оборона в готовності!» — йдеться вповідомленні.</text:p>
      <text:p text:style-name="P4">
«А поки соцмережі потішаються мемами з літаючими тарілками, інтенсивна бойоваробота Повітряних Сил по БПЛА Shahed-136/131 триває на південно-східномунапрямку у зоні відповідальності повітряного командування „Схід“. Збитоблизько десяти „шахедів“. Деталі — пізніше!» — зазначила пресслужба ПС ЗСУ.</text:p>
      <text:p text:style-name="P4">
Зберігайте спокій, залишайтесь в укритті в регіонах, де оголошено повітрянутривогу!</text:p>
      <text:p text:style-name="P4">
Також Командування попросило не використовувати офіційну символіку ПовітрянихСил «для створення мемів на радість ворогу».</text:p>
      <text:p text:style-name="P4">
Source: <text:a xlink:type="simple" xlink:href="https://armyinform.com.ua/2023/04/20/spalah-nad-kyyevom-19-kvitnya-povitryani-syly-zsu-povidomyly-poperednyu-informacziyu/" text:style-name="Internet_20_link" text:visited-style-name="Visited_20_Internet_20_Link">
https://armyinform.com.ua/2023/04/20/spalah-nad-kyyevom-19-kvitnya-povitryani-syly-zsu-povidomyly-poperednyu-informacziyu/</text:a>
</text:p>
      <!--NEWS-->
      <text:h text:style-name="P10" text:outline-level="1">
<text:span text:style-name="T4">
Війна, розв’язана росією, є загрозою для 35% біорізноманіття Європи</text:span>
</text:h>
      <text:p text:style-name="P4">
Author: ['АРМІЯINFORM']</text:p>
      <text:p text:style-name="P4">
Time: 2023-04-20T27:00:00-04:00</text:p>
      <text:p text:style-name="P4">
Description: 35% біорізноманіття Європи перебуває під загрозою знищення через дії росії. На ць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5665.jpg" text:style-name="Internet_20_link" text:visited-style-name="Visited_20_Internet_20_Link">
55665.jpg</text:a>
']</text:p>
      <text:p text:style-name="P4">
Tags: ['STOPRUSSIA', 'ВОЄННІ ЗЛОЧИНИ ЗС РФ', 'ВТОРГНЕННЯ РФ', 'ДОВКІЛЛЯ']</text:p>
      <text:p text:style-name="P4">
Category: News</text:p>
      <!--METADATA-->
      <text:p text:style-name="P4">
<draw:frame draw:style-name="fr1" draw:name="Image224" text:anchor-type="as-char" svg:width="6.9236in" svg:height="4.228881in" draw:z-index="0">
<draw:image xlink:href="../Images/AРМІЯINFORM/2023-04-20T27-00-00-04-00/55665.jpg" xlink:type="simple" xlink:show="embed" xlink:actuate="onLoad" draw:mime-type="image/jpeg"/>
</draw:frame>
</text:p>
      <text:p text:style-name="P4">
35% біорізноманіття Європи перебуває під загрозою знищення через дії росії. Нацьому наголосив заступник Міністра захисту довкілля та природних ресурсівУкраїни Євгеній Федоренко під час засідання Комітету з економічних питань,науки, технології та навколишнього середовища ПА ОБСЄ. Темою зустрічі сталипитання подолання безпекових ризиків від деградації навколишнього середовища,що може негативно вплинути на біорізноманіття,<text:a xlink:type="simple" xlink:href="https://www.kmu.gov.ua/news/mindovkillia-35-bioriznomanittia-ievropy-perebuvaie-pid-zahrozoiu-znyshchennia-cherez-dii-rosii" text:style-name="Internet_20_link" text:visited-style-name="Visited_20_Internet_20_Link">
інформує</text:a>
 Урядовийпортал.</text:p>
      <text:p text:style-name="P4">
«Україна хотіла б сьогодні разом з цивілізованим світом обговорювати додатковішляхи захисту деяких видів флори та фауни. Однак цифри війни, змушують насдумати про те, як зберегти наше біорізноманіття. Війна, розв’язана росією, єзагрозою для 35% біорізноманіття Європи, яке знаходиться в Україні на менш ніж6% території континенту», — зазначив заступник Міністра.</text:p>
      <text:p text:style-name="P4">
За його словами, від 24 лютого 2022 року вже зафіксовано 2364 випадки завданняшкоди українському довкіллю внаслідок військової агресії рф. Збитки оцінюютьсяв 52,4 млрд доларів США.</text:p>
      <text:p text:style-name="P4">
Наразі через широкомасштабне вторгнення рф в Україну під загрозою знищенняперебуває близько 600 видів тварин та 750 видів рослин та грибів.</text:p>
      <text:p text:style-name="P4">
Це зокрема, понад 120 водно-болотних видів птахів, які оберігаються згідно зУгодою про збереження афро-євразійських водно-болотних птахів (AEWA).</text:p>
      <text:p text:style-name="P4">
Наслідки дій рф можуть спостерігати і жителі Болгарії та Туреччини, дефіксується масова загибель дельфінів. Лише в українській частині Чорного морязафіксовано 150 смертей дельфінів. Відомо про 3 види сімейства дельфінів, якізараз перебувають на межі вимирання.</text:p>
      <text:p text:style-name="P4">
Ще один кричущий факт, який свідчить про масштаби трагедії у сфері захистудовкілля — під загрозою опинилися всі 28 видів кажанів, зареєстрованих вУкраїні та занесених до Червоної книги. Це одна з груп тварин, які дужеболісно реагують на зміни довкілля.</text:p>
      <text:p text:style-name="P4">
«Своїми діями росія порушує Статут ООН, нехтує резолюціями ГенеральноїАсамблеї, знищує види та середовища проживання рослин і тварин. У тому числі,захищені на міжнародному рівні. Європейський парламент визнав росію державою,яка підтримує тероризм. І ми наполягаємо на тому, щоб участь росії у прийняттірішень на міжнародних майданчиках була обмежена», — зазначив ЄвгенійФедоренко.</text:p>
      <text:p text:style-name="P4">
Заступник Міністра також розповів, що попри війну Україна продовжує виконуватисвої міжнародні зобов’язання, у тому числі у сфері захисту довкілля. Крімтого, наразі триває робота над розділом «Екологічна безпека» планупіслявоєнного відновлення України. За 5 напрямками цього розділу плануєтьсяреалізувати понад 50 проектів. Серед ключових цілей: збільшення лісистостітериторії України до 18%, збільшення площі природоохоронних територій до 30%загальної площі України, реалізація рекреаційного потенціалу природоохороннихтериторій, створення мережі переходів для дикої природи та 10 національнихпарків європейського зразка тощо.</text:p>
      <text:p text:style-name="P4">
Source: <text:a xlink:type="simple" xlink:href="https://armyinform.com.ua/2023/04/20/vijna-rozvyazana-rosiyeyu-ye-zagrozoyu-dlya-35-bioriznomanittya-yevropy/" text:style-name="Internet_20_link" text:visited-style-name="Visited_20_Internet_20_Link">
https://armyinform.com.ua/2023/04/20/vijna-rozvyazana-rosiyeyu-ye-zagrozoyu-dlya-35-bioriznomanittya-yevropy/</text:a>
</text:p>
      <!--NEWS-->
      <text:h text:style-name="P10" text:outline-level="1">
<text:span text:style-name="T4">
Підрозділи зенітних ракетних військ знищили 10 «шахедів», які вночі атакували Україну</text:span>
</text:h>
      <text:p text:style-name="P4">
Author: ['АРМІЯINFORM']</text:p>
      <text:p text:style-name="P4">
Time: 2023-04-20T28:00:00-04:00</text:p>
      <text:p text:style-name="P4">
Description: Про це повідомив командувач Повітряних Сил Збройних Сил України генерал-лейтенант Мико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32367911811139645_y.jpg" text:style-name="Internet_20_link" text:visited-style-name="Visited_20_Internet_20_Link">
photo_5332367911811139645_y.jpg</text:a>
']</text:p>
      <text:p text:style-name="P4">
Tags: []</text:p>
      <text:p text:style-name="P4">
Category: News</text:p>
      <!--METADATA-->
      <text:p text:style-name="P4">
<draw:frame draw:style-name="fr1" draw:name="Image225" text:anchor-type="as-char" svg:width="6.9236in" svg:height="6.9236in" draw:z-index="0">
<draw:image xlink:href="../Images/AРМІЯINFORM/2023-04-20T28-00-00-04-00/photo_5332367911811139645_y.jpg" xlink:type="simple" xlink:show="embed" xlink:actuate="onLoad" draw:mime-type="image/jpeg"/>
</draw:frame>
</text:p>
      <text:p text:style-name="P4">
Про це <text:a xlink:type="simple" xlink:href="https://t.me/MykolaOleshchuk/23" text:style-name="Internet_20_link" text:visited-style-name="Visited_20_Internet_20_Link">
повідомив</text:a>
 командувач Повітряних СилЗбройних Сил України генерал-лейтенант Микола Олещук.</text:p>
      <text:p text:style-name="P4">
«Попри будь-які складнощі, Повітряні Сили ЗС України продовжують захищатиповітряний простір нашої держави 24/7.  Цієї ночі противник знову атакує ударними дронами та керованими авіабомбами»,— написав він у телеграм.</text:p>
      <text:p text:style-name="P4">
Микола Олещук зазначив, що підрозділами зенітних ракетних військ повітряногокомандування «Схід» знищено 10 із 11 Shahed-136/131.</text:p>
      <text:p text:style-name="P4">
«Велике прохання не використовувати символіку Повітряних Сил чи недоречніжарти для хайпу, створення мемів із літаючими тарілками та іншого.</text:p>
      <text:p text:style-name="P4">
Ми продовжуємо битися за наше небо і землю, і обов’язково переможемо окупанта!Усім підрозділам Повітряних Сил дякую за бойову роботу!» — написав командувачПС ЗС України.</text:p>
      <text:p text:style-name="P4">
Source: <text:a xlink:type="simple" xlink:href="https://armyinform.com.ua/2023/04/20/pidrozdily-zenitnyh-raketnyh-vijsk-znyshhyly-10-shahediv/" text:style-name="Internet_20_link" text:visited-style-name="Visited_20_Internet_20_Link">
https://armyinform.com.ua/2023/04/20/pidrozdily-zenitnyh-raketnyh-vijsk-znyshhyly-10-shahediv/</text:a>
</text:p>
      <!--NEWS-->
      <text:h text:style-name="P10" text:outline-level="1">
<text:span text:style-name="T4">
Заступник Міністра оборони взяв участь в інноваційній конференції НАТО TIDE Sprint</text:span>
</text:h>
      <text:p text:style-name="P4">
Author: ['АРМІЯINFORM']</text:p>
      <text:p text:style-name="P4">
Time: 2023-04-20T29:00:00-04:00</text:p>
      <text:p text:style-name="P4">
Description: Заступник Міністра оборони України з питань цифрового розвитку, цифрової трансформаці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ejnega-innovacziyi.jpg" text:style-name="Internet_20_link" text:visited-style-name="Visited_20_Internet_20_Link">
dejnega-innovacziyi.jpg</text:a>
', '<text:a xlink:type="simple" xlink:href="https://armyinform.com.ua/wp-content/uploads/2023/04/dejnega-innovacziyi-2.jpg" text:style-name="Internet_20_link" text:visited-style-name="Visited_20_Internet_20_Link">
dejnega-innovacziyi-2.jpg</text:a>
']</text:p>
      <text:p text:style-name="P4">
Tags: ['TIDE SPRINT', 'ВІТАЛІЙ ДЕЙНЕГА', 'ЗАСТУПНИК МІНІСТРА ОБОРОНИ УКРАЇНИ', 'ІННОВАЦІЇ', 'КОНФЕРЕНЦІЯ', 'НАТО', 'НОРВЕГІЯ', 'ЦИФРОВА ТРАНСФОРМАЦІЯ ДЛЯ УКРАЇНИ']</text:p>
      <text:p text:style-name="P4">
Category: News</text:p>
      <!--METADATA-->
      <text:p text:style-name="P4">
<draw:frame draw:style-name="fr1" draw:name="Image226" text:anchor-type="as-char" svg:width="6.9236in" svg:height="4.61393in" draw:z-index="0">
<draw:image xlink:href="../Images/AРМІЯINFORM/2023-04-20T29-00-00-04-00/dejnega-innovacziyi.jpg" xlink:type="simple" xlink:show="embed" xlink:actuate="onLoad" draw:mime-type="image/jpeg"/>
</draw:frame>
</text:p>
      <text:p text:style-name="P4">
Заступник Міністра оборони України з питань цифрового розвитку, цифровоїтрансформації та цифровізації Віталій Дейнега взяв участь у конференції НАТОTIDE Sprint, організованої у Норвегії (м. Ліллегаммер) Командуванням НАТО зпитань трансформації.</text:p>
      <text:p text:style-name="P4">
Про це <text:a xlink:type="simple" xlink:href="https://www.mil.gov.ua/news/2023/04/19/ransformaczii-v-zsu-vitalij-dejnega-vzyav-uchast-u-konferenczii-nato-tide-sprint/" text:style-name="Internet_20_link" text:visited-style-name="Visited_20_Internet_20_Link">
повідомляє</text:a>
Міністерство оборони України.</text:p>
      <text:p text:style-name="P4">
На пленарному засіданні Віталій Дейнега поінформував учасників про поточніінновації та ініціативи з цифрової трансформації на підтримку Збройних СилУкраїни. Зокрема, про розробку рішень ситуаційної обізнаності, використаннябезпілотних літальних апаратів та нестандартні підходи до застосування ЗСУ вумовах ведення російською федерацією повномасштабної війни.</text:p>
      <text:p text:style-name="P4">
Заступник Міністра оборони України з питань цифрового розвитку, цифровоїтрансформації та цифровізації наголосив на важливості тісної взаємодії зцивільним сектором, а також на зосередженні та врахуванні технологічних потребвійськовослужбовців в районі ведення бойових дій.</text:p>
      <text:p text:style-name="P4">
<draw:frame draw:style-name="fr1" draw:name="Image227" text:anchor-type="as-char" svg:width="6.9236in" svg:height="9.078571in" draw:z-index="0">
<draw:image xlink:href="../Images/AРМІЯINFORM/2023-04-20T29-00-00-04-00/dejnega-innovacziyi-2.jpg" xlink:type="simple" xlink:show="embed" xlink:actuate="onLoad" draw:mime-type="image/jpeg"/>
</draw:frame>
</text:p>
      <text:p text:style-name="P4">
Виступ Віталія Дейнеги відбувся спільно із заступником директора Штабу C3штаб-квартири НАТО паном Марко Кріскуоло, який розповів про важливістьцифрової трансформації з точки зору штаб-квартири НАТО та про те, як воназдійснюватиметься відповідно до цілей НАТО до 2030 року.</text:p>
      <text:p text:style-name="P4">
Довідково. TIDE Sprint є головною аналітичною ініціативою НАТО для сприянняінноваціям і швидкому розвитку концепцій і специфікацій з метою прогресу,покращення та об’єднання спроможностей С2 та ІТ-сервісів між НАТО, державамиАльянсу та країнами-партнерами.</text:p>
      <text:p text:style-name="P4">
Цей захід об’єднує операторів, менеджерів, представників промисловості танаукових кіл для обміну й вивчення ідей, щоб допомогти НАТО залишатися вавангарді технологічних змін. Цього тижня у заході беруть участь 500учасників.</text:p>
      <text:p text:style-name="P4">
Source: <text:a xlink:type="simple" xlink:href="https://armyinform.com.ua/2023/04/20/zastupnyk-ministra-oborony-vzyav-uchast/" text:style-name="Internet_20_link" text:visited-style-name="Visited_20_Internet_20_Link">
https://armyinform.com.ua/2023/04/20/zastupnyk-ministra-oborony-vzyav-uchast/</text:a>
</text:p>
      <!--NEWS-->
      <text:h text:style-name="P10" text:outline-level="1">
<text:span text:style-name="T4">
Додаткова безпекова допомога США для України — заява Держсекретаря США</text:span>
</text:h>
      <text:p text:style-name="P4">
Author: ['АРМІЯINFORM']</text:p>
      <text:p text:style-name="P4">
Time: 2023-04-20T30:00:00-04:00</text:p>
      <text:p text:style-name="P4">
Description: США рішуче і послідовно надають те, що так ефективно використовується Збройними сил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erzhavnyj-sekretar.jpg" text:style-name="Internet_20_link" text:visited-style-name="Visited_20_Internet_20_Link">
derzhavnyj-sekretar.jpg</text:a>
']</text:p>
      <text:p text:style-name="P4">
Tags: ['ВІЙСЬКОВА ДОПОМОГА', 'ДЕРЖАВНИЙ СЕКРЕТАР США', 'ДОПОМОГА ПАРТНЕРІВ', 'ЕНТОНІ БЛІНКЕН', 'США']</text:p>
      <text:p text:style-name="P4">
Category: News</text:p>
      <!--METADATA-->
      <text:p text:style-name="P4">
<draw:frame draw:style-name="fr1" draw:name="Image228" text:anchor-type="as-char" svg:width="6.9236in" svg:height="3.909184in" draw:z-index="0">
<draw:image xlink:href="../Images/AРМІЯINFORM/2023-04-20T30-00-00-04-00/derzhavnyj-sekretar.jpg" xlink:type="simple" xlink:show="embed" xlink:actuate="onLoad" draw:mime-type="image/jpeg"/>
</draw:frame>
</text:p>
      <text:p text:style-name="P4">
США рішуче і послідовно надають те, що так ефективно використовуєтьсяЗбройними силами України на полі бою — <text:a xlink:type="simple" xlink:href="https://www.defense.gov/News/Releases/Release/Article/3367924/biden-administration-announces-additional-security-assistance-for-ukraine/" text:style-name="Internet_20_link" text:visited-style-name="Visited_20_Internet_20_Link">
сьогоднішнєоголошення</text:a>
 провиділення допомоги на 325 млн доларів означає ще більше боєприпасів HIMARS,артилерійських снарядів й іншої допомоги для боротьби України за свободу.</text:p>
      <text:p text:style-name="P4">
<text:span text:style-name="T4">
Повний текст заяви Державного секретаря США ЕнтоніБлінкен,<text:a xlink:type="simple" xlink:href="https://ua.usembassy.gov/uk/additional-u-s-security-assistance-for-ukraine-2/" text:style-name="Internet_20_link" text:visited-style-name="Visited_20_Internet_20_Link">
опублікований</text:a>
 на сайті Посольства Сполучених Штатів в Україні</text:span>
</text:p>
      <text:p text:style-name="P4">
Ми продовжуватимемо підтримувати наших українських партнерів у відповідь натриваючу агресивну війну Росії.</text:p>
      <text:p text:style-name="P4">
Відповідно до делегованих повноважень від Президента США Байдена, я даю дозвілна наше 36-е вилучення озброєння та техніки із запасів Міністерства оборониСША для оборони України на суму 325 мільйонів доларів. Цей пакет безпековоїдопомоги включає більше боєприпасів для наданих Сполученими Штатами ракетнихсистем HIMARS і артилерійських снарядів, а також протитанкові системи,стрілецьку зброю, тактичні транспортні засоби, технічне обслуговування таремонт необхідні для підсилення українських захисників на полі бою. Ця новабезпекова допомога дасть Україні змогу і надалі хоробро захищати себе в умовахжорстокої, неспровокованої і невиправданої війни з боку Росії.</text:p>
      <text:p text:style-name="P4">
Росія могла б припинити свою війну сьогодні. Поки вона цього не зробить,Сполучені Штати Америки та наші союзники і партнери єднатимуться з Україноюстільки, скільки буде потрібно.</text:p>
      <text:p text:style-name="P4">
Source: <text:a xlink:type="simple" xlink:href="https://armyinform.com.ua/2023/04/20/dodatkova-bezpekova-dopomoga-ssha-dlya-ukrayiny-zayava-derzhsekretarya-ssha/" text:style-name="Internet_20_link" text:visited-style-name="Visited_20_Internet_20_Link">
https://armyinform.com.ua/2023/04/20/dodatkova-bezpekova-dopomoga-ssha-dlya-ukrayiny-zayava-derzhsekretarya-ssha/</text:a>
</text:p>
      <!--NEWS-->
      <text:h text:style-name="P10" text:outline-level="1">
<text:span text:style-name="T4">
Особистий радник терориста Стрєлкова отримав підозру від Служби безпеки України</text:span>
</text:h>
      <text:p text:style-name="P4">
Author: ['АРМІЯINFORM']</text:p>
      <text:p text:style-name="P4">
Time: 2023-04-20T31:00:00-04:00</text:p>
      <text:p text:style-name="P4">
Description: Служба безпека України зібрала доказову базу на підсанкційного пропагандиста Ігоря Ду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adnyk-strelkova.jpg" text:style-name="Internet_20_link" text:visited-style-name="Visited_20_Internet_20_Link">
radnyk-strelkova.jpg</text:a>
']</text:p>
      <text:p text:style-name="P4">
Tags: ['КОЛАБОРАНТИ', 'ПРОПАГАНДИСТИ', 'СБУ']</text:p>
      <text:p text:style-name="P4">
Category: News</text:p>
      <!--METADATA-->
      <text:p text:style-name="P4">
<draw:frame draw:style-name="fr1" draw:name="Image229" text:anchor-type="as-char" svg:width="6.9236in" svg:height="4.615733in" draw:z-index="0">
<draw:image xlink:href="../Images/AРМІЯINFORM/2023-04-20T31-00-00-04-00/radnyk-strelkova.jpg" xlink:type="simple" xlink:show="embed" xlink:actuate="onLoad" draw:mime-type="image/jpeg"/>
</draw:frame>
стрєлков і дусь</text:p>
      <text:p text:style-name="P4">
Служба безпека України зібрала доказову базу на підсанкційного пропагандистаІгоря Дуся, який публічно заперечує існування української державності.</text:p>
      <text:p text:style-name="P4">
Про це <text:a xlink:type="simple" xlink:href="https://ssu.gov.ua/novyny/sbu-povidomyla-pro-pidozru-kolaborantu-yakyi-buv-osobystym-radnykom-terorysta-strielkova" text:style-name="Internet_20_link" text:visited-style-name="Visited_20_Internet_20_Link">
повідомила</text:a>
 пресслужба СБУ.</text:p>
      <text:p text:style-name="P4">
Зазначається, що зловмисник у 2014 році був радником російського терористаСтрєлкова-Гіркіна і наразі позиціонує себе як «православний публіцист». Такожвін очолює громадську організацію «Народний собор», яка є українською «філією»однойменного російського об’єднання під егідою РПЦ.</text:p>
      <text:p text:style-name="P4">
Після захоплення Криму зловмисник втік на тимчасово окуповану територіюукраїнського півострова. Там він був постійним «гостем» ефірів російськихтелеканалів, де виступав у ролі «політичного» або «релігійного» експерта івиправдовував агресію проти України.</text:p>
      <text:p text:style-name="P4">
Після широкомасштабного вторгнення Дусь уже в москві публічно вихвалявучасників окупаційних угруповань рф і закликав бійців ЗСУ не чинити спротивзагарбникам. Крім того, він активно «розганяв» наративи кремля щодо «утисків»представників УПЦ (МП) і вихваляв антиукраїнську діяльність московськогопатріарха кирила.</text:p>
      <text:p text:style-name="P4">
Ініційовані СБУ експертизи підтвердили факти підривної діяльності фігурантапроти державної безпеки України.</text:p>
      <text:p text:style-name="P4">
На підставі зібраних доказів слідчі Служби безпеки повідомили йому про підозруза двома статтями Кримінального кодексу України: ч. 1 ст. 111-1 (колабораційнадіяльність) та ч. 2 ст. 110 (посягання на територіальну цілісність танедоторканність України).</text:p>
      <text:p text:style-name="P4">
Наразі зловмисник перебуває на території росії. Тривають комплексні заходи дляйого притягнення до відповідальності.</text:p>
      <text:p text:style-name="P4">
Source: <text:a xlink:type="simple" xlink:href="https://armyinform.com.ua/2023/04/20/osobystyj-radnyk-terorysta-stryelkova/" text:style-name="Internet_20_link" text:visited-style-name="Visited_20_Internet_20_Link">
https://armyinform.com.ua/2023/04/20/osobystyj-radnyk-terorysta-stryelkova/</text:a>
</text:p>
      <!--NEWS-->
      <text:h text:style-name="P10" text:outline-level="1">
<text:span text:style-name="T4">
«Супербактерії» ЗСУ та погрози Південній Кореї — роспропаганда продовжує вигадувати фейки</text:span>
</text:h>
      <text:p text:style-name="P4">
Author: ['АРМІЯINFORM']</text:p>
      <text:p text:style-name="P4">
Time: 2023-04-20T32:00:00-04:00</text:p>
      <text:p text:style-name="P4">
Description: Центр протидії дезінформації при РНБО України протягом 19 квітня виявив маніпуляці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utin-medvyedyev.jpg" text:style-name="Internet_20_link" text:visited-style-name="Visited_20_Internet_20_Link">
putin-medvyedyev.jpg</text:a>
']</text:p>
      <text:p text:style-name="P4">
Tags: ['ДЕЗІНФОРМАЦІЯ РФ', 'РОСІЙСЬКА ПРОПАГАНДА', 'РОСІЙСЬКІ ФЕЙКИ', 'ЦПД РНБО']</text:p>
      <text:p text:style-name="P4">
Category: News</text:p>
      <!--METADATA-->
      <text:p text:style-name="P4">
<draw:frame draw:style-name="fr1" draw:name="Image230" text:anchor-type="as-char" svg:width="6.9236in" svg:height="3.894525in" draw:z-index="0">
<draw:image xlink:href="../Images/AРМІЯINFORM/2023-04-20T32-00-00-04-00/putin-medvyedyev.jpg" xlink:type="simple" xlink:show="embed" xlink:actuate="onLoad" draw:mime-type="image/jpeg"/>
</draw:frame>
</text:p>
      <text:p text:style-name="P4">
Центр протидії дезінформації при РНБО України протягом 19 квітня<text:a xlink:type="simple" xlink:href="https://t.me/CenterCounteringDisinformation/4992" text:style-name="Internet_20_link" text:visited-style-name="Visited_20_Internet_20_Link">
виявив</text:a>
 маніпуляції тадезінформацію, які поширювали російські пропагандисти.</text:p>
      <text:p text:style-name="P4">
<text:span text:style-name="T4">
Маніпуляція!</text:span>
</text:p>
      <text:p text:style-name="P4">
Коментуючи можливе постачання озброєння Південною Кореєю заступник керівникарадбезу рф д. медведєв заявив: «Цікаво, що скажуть жителі цієї країни, колипобачать нові зразки російської зброї у своїх найближчих сусідів — нашихпартнерів із КНДР».</text:p>
      <text:p text:style-name="P4">
<text:span text:style-name="T4">
Дезінформація!</text:span>
</text:p>
      <text:p text:style-name="P4">
ЗМІ рф повідомили, що «у бійців ЗСУ знайшли „супербактерії“, стійкі доантибіотиків… Інфекції, знайдені в кістках і м’яких тканинах, виявилися дужескладними для лікування через „супербактерії“, які не сприймають популярніантибіотики».</text:p>
      <text:p text:style-name="P4">
<text:span text:style-name="T4">
Маніпуляція!</text:span>
</text:p>
      <text:p text:style-name="P4">
«На Заході кажуть, що Китай має суперечності з росією. Є невеликі регіональнірозбіжності та якесь непорозуміння в Середній Азії. Але якщо на чашу терезівпокласти китайські та російські цілі на це століття, то ці розбіжностівиявляться дрібними на тлі великої мети, яку ми досягнемо завдяки співпраці»,— заявив російський китаєзнавець м. вавілов у ефірі одного з пропагандистськихЗМІ рф.</text:p>
      <text:p text:style-name="P4">
Source: <text:a xlink:type="simple" xlink:href="https://armyinform.com.ua/2023/04/20/rosipropaganda-prodovzhuye-vygaduvaty-fejky/" text:style-name="Internet_20_link" text:visited-style-name="Visited_20_Internet_20_Link">
https://armyinform.com.ua/2023/04/20/rosipropaganda-prodovzhuye-vygaduvaty-fejky/</text:a>
</text:p>
      <!--NEWS-->
      <text:h text:style-name="P10" text:outline-level="1">
<text:span text:style-name="T4">
Додаткову верифікацію українських військовополонених допоможуть проводити судові експерти науково-дослідного інституту</text:span>
</text:h>
      <text:p text:style-name="P4">
Author: ['АРМІЯINFORM']</text:p>
      <text:p text:style-name="P4">
Time: 2023-04-20T33:00:00-04:00</text:p>
      <text:p text:style-name="P4">
Description: Уповноважений Верховної Ради України з прав людини Дмитро Лубінець підписав Меморанду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mbud1.jpg" text:style-name="Internet_20_link" text:visited-style-name="Visited_20_Internet_20_Link">
ombud1.jpg</text:a>
', '<text:a xlink:type="simple" xlink:href="https://armyinform.com.ua/wp-content/uploads/2023/04/ombud2.jpg" text:style-name="Internet_20_link" text:visited-style-name="Visited_20_Internet_20_Link">
ombud2.jpg</text:a>
']</text:p>
      <text:p text:style-name="P4">
Tags: ['STOPRUSSIA', 'ВІЙСЬКОВОПОЛОНЕНІ', 'ВТОРГНЕННЯ РФ', 'ДМИТРО ЛУБІНЕЦЬ', 'СУДОВА ЕКСПЕРТИЗА', 'УПОВНОВАЖЕНИЙ ВРУ З ПРАВ ЛЮДИНИ']</text:p>
      <text:p text:style-name="P4">
Category: News</text:p>
      <!--METADATA-->
      <text:p text:style-name="P4">
<draw:frame draw:style-name="fr1" draw:name="Image231" text:anchor-type="as-char" svg:width="6.9236in" svg:height="4.615733in" draw:z-index="0">
<draw:image xlink:href="../Images/AРМІЯINFORM/2023-04-20T33-00-00-04-00/ombud1.jpg" xlink:type="simple" xlink:show="embed" xlink:actuate="onLoad" draw:mime-type="image/jpeg"/>
</draw:frame>
 Фото:ombudsman.gov.ua</text:p>
      <text:p text:style-name="P4">
Уповноважений Верховної Ради України з прав людини Дмитро Лубінець підписавМеморандум про співробітництво з Київським науково-дослідним інститутомсудових експертиз Міністерства юстиції України.</text:p>
      <text:p text:style-name="P4">
Про це <text:a xlink:type="simple" xlink:href="https://ombudsman.gov.ua/news_details/v-ofisi-ombudsmana-znajshli-sposib-dlya-dodatkovoyi-verifikaciyi-ukrayinskih-vijskovih-yaki-perebuvayut-u-poloni-rf" text:style-name="Internet_20_link" text:visited-style-name="Visited_20_Internet_20_Link">
повідомляє</text:a>
 пресслужба Уповноваженого.</text:p>
      <text:p text:style-name="P4">
У межах меморандуму сторони домовилися про співпрацю у сфері забезпеченнягарантій державного захисту конституційних прав і свобод громадян, поглибленійвзаємодії в галузі технічного та інформаційного забезпечення проведеннясудових експертиз та експертних досліджень.</text:p>
      <text:p text:style-name="P4">
«Ми напрацьовуватимемо процедуру додаткової верифікації наших військових, якіперебувають у полоні на території РФ. Інструментарій: родичі звертатимуться вОфіс Уповноваженого, ми звертаємося до КНДІСЕ, інститут робитиме експертизу напідставі фотографій і даватиме результати експертизи. Якщо вона покаже, що цеодна й та ж людина, то це буде підставою додатково верифікувати військового,який перебуває у полоні», — зазначив Уповноважений Верховної Ради України зправ людини.</text:p>
      <text:p text:style-name="P4">
<draw:frame draw:style-name="fr1" draw:name="Image232" text:anchor-type="as-char" svg:width="6.9236in" svg:height="4.61393in" draw:z-index="0">
<draw:image xlink:href="../Images/AРМІЯINFORM/2023-04-20T33-00-00-04-00/ombud2.jpg" xlink:type="simple" xlink:show="embed" xlink:actuate="onLoad" draw:mime-type="image/jpeg"/>
</draw:frame>
Фото:ombudsman.gov.ua</text:p>
      <text:p text:style-name="P4">
Окрім підтвердження особи, експертиза може надавати висновки щодо моральнихзбитків громадян, які перебували в полоні.</text:p>
      <text:p text:style-name="P4">
«Цю ідею підтримали на рівні Координаційного штабу з питань поводження звійськовополоненими. Тож у межах законодавства України напрацьовуватимемо новіметоди для пошуку та верифікації наших громадян», — наголосив Омбудсман.</text:p>
      <text:p text:style-name="P4">
Source: <text:a xlink:type="simple" xlink:href="https://armyinform.com.ua/2023/04/20/dodatkovu-veryfikacziyu-ukrayinskyh-vijskovopolonenyh/" text:style-name="Internet_20_link" text:visited-style-name="Visited_20_Internet_20_Link">
https://armyinform.com.ua/2023/04/20/dodatkovu-veryfikacziyu-ukrayinskyh-vijskovopolonenyh/</text:a>
</text:p>
      <!--NEWS-->
      <text:h text:style-name="P10" text:outline-level="1">
<text:span text:style-name="T4">
Меморандум про співробітництво підписали РНБО України і Національний юридичний університет імені Ярослава Мудрого</text:span>
</text:h>
      <text:p text:style-name="P4">
Author: ['АРМІЯINFORM']</text:p>
      <text:p text:style-name="P4">
Time: 2023-04-20T34:00:00-04:00</text:p>
      <text:p text:style-name="P4">
Description: Апарат Ради національної безпеки і оборони України і Національний юридичний університе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nbou-universytet.jpg" text:style-name="Internet_20_link" text:visited-style-name="Visited_20_Internet_20_Link">
rnbou-universytet.jpg</text:a>
']</text:p>
      <text:p text:style-name="P4">
Tags: ['МЕМОРАНДУМ', 'НАЦІОНАЛЬНА БЕЗПЕКА', 'НАЦІОНАЛЬНИЙ ЮРИДИЧНИЙ УНІВЕРСИТЕТ', 'РНБО УКРАЇНИ', 'СПІВПРАЦЯ']</text:p>
      <text:p text:style-name="P4">
Category: News</text:p>
      <!--METADATA-->
      <text:p text:style-name="P4">
<draw:frame draw:style-name="fr1" draw:name="Image233" text:anchor-type="as-char" svg:width="6.9236in" svg:height="4.619339in" draw:z-index="0">
<draw:image xlink:href="../Images/AРМІЯINFORM/2023-04-20T34-00-00-04-00/rnbou-universytet.jpg" xlink:type="simple" xlink:show="embed" xlink:actuate="onLoad" draw:mime-type="image/jpeg"/>
</draw:frame>
</text:p>
      <text:p text:style-name="P4">
Апарат Ради національної безпеки і оборони України і Національний юридичнийуніверситет імені Ярослава Мудрого у середу, 19 квітня ц.р., уклали Меморандумпро співробітництво.</text:p>
      <text:p text:style-name="P4">
Про це <text:a xlink:type="simple" xlink:href="https://www.rnbo.gov.ua/ua/Diialnist/6273.html" text:style-name="Internet_20_link" text:visited-style-name="Visited_20_Internet_20_Link">
повідомляє</text:a>
 пресслужбаРНБО України.</text:p>
      <text:p text:style-name="P4">
Згідно з документом, який підписали Керівник Апарату РНБО України Андрій Зюзьі ректор Національного юридичного університету імені Ярослава Мудрого АнатолійГетьман, Сторони планують співпрацювати, зокрема, у частині розробленняпроєктів, нормативних актів та документів з питань національної безпеки іоборони для потреб Апарату РНБО України.</text:p>
      <text:p text:style-name="P4">
Крім того, заплановано продовжити практику підготовки студентів цьогоуніверситету з метою набуття і вдосконалення професійних знань, умінь танавичок державних службовців Апарату Ради.</text:p>
      <text:p text:style-name="P4">
«Залучення науково-викладацького складу та студентства до державотворчихпроцесів у країні — важливий тренд сьогодення. Адже саме вони є генераторамита розробниками нових ідей та впровадження сучасних проєктів політико-правового напряму, зокрема з питань національної безпеки і оборони», —зазначив Андрій Зюзь.</text:p>
      <text:p text:style-name="P4">
У цьому контексті він високо оцінив рівень фахової підготовки студентівуніверситету, які нині проходять практику в Апараті РНБО України.</text:p>
      <text:p text:style-name="P4">
Source: <text:a xlink:type="simple" xlink:href="https://armyinform.com.ua/2023/04/20/memorandum-pro-spivrobitnycztvo-pidpysaly-rnbo-ukrayiny-i-naczionalnyj-yurydychnyj-universytet-imeni-yaroslava-mudrogo/" text:style-name="Internet_20_link" text:visited-style-name="Visited_20_Internet_20_Link">
https://armyinform.com.ua/2023/04/20/memorandum-pro-spivrobitnycztvo-pidpysaly-rnbo-ukrayiny-i-naczionalnyj-yurydychnyj-universytet-imeni-yaroslava-mudrogo/</text:a>
</text:p>
      <!--NEWS-->
      <text:h text:style-name="P10" text:outline-level="1">
<text:span text:style-name="T4">
Зафіксовано насильницьке викрадення росіянами понад 600 мешканців Херсонщини — Генпрокурор</text:span>
</text:h>
      <text:p text:style-name="P4">
Author: ['АРМІЯINFORM']</text:p>
      <text:p text:style-name="P4">
Time: 2023-04-20T35:00:00-04:00</text:p>
      <text:p text:style-name="P4">
Description: На даний час правоохоронними органами України зафіксовано факти насильницького викрад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445.jpg" text:style-name="Internet_20_link" text:visited-style-name="Visited_20_Internet_20_Link">
33445.jpg</text:a>
']</text:p>
      <text:p text:style-name="P4">
Tags: ['STOPRUSSIA', 'АНДРІЙ КОСТІН', 'ВОЄННІ ЗЛОЧИНИ ЗС РФ', 'ВТОРГНЕННЯ РФ', 'ГЕНЕРАЛЬНИЙ ПРОКУРОР УКРАЇНИ', 'КОНГРЕС США']</text:p>
      <text:p text:style-name="P4">
Category: News</text:p>
      <!--METADATA-->
      <text:p text:style-name="P4">
<draw:frame draw:style-name="fr1" draw:name="Image234" text:anchor-type="as-char" svg:width="6.9236in" svg:height="4.978126in" draw:z-index="0">
<draw:image xlink:href="../Images/AРМІЯINFORM/2023-04-20T35-00-00-04-00/33445.jpg" xlink:type="simple" xlink:show="embed" xlink:actuate="onLoad" draw:mime-type="image/jpeg"/>
</draw:frame>
</text:p>
      <text:p text:style-name="P4">
На даний час правоохоронними органами України зафіксовано факти насильницькоговикрадення понад 600 осіб, вчинені російськими військовослужбовцями.</text:p>
      <text:p text:style-name="P4">
Про це <text:a xlink:type="simple" xlink:href="https://www.gp.gov.ua/ua/posts/zvernennya-generalnogo-prokurora-andriya-kostina-do-komitetu-iz-zakordonnix-sprav-palati-predstavnikiv-kongresu-ssa" text:style-name="Internet_20_link" text:visited-style-name="Visited_20_Internet_20_Link">
заявив</text:a>
 під час слухань у Конгресі США Генеральнийпрокурор України Андрій Костін.</text:p>
      <text:p text:style-name="P4">
«На сьогодні лише в Херсоні та області розпочато понад 13 тисяч кримінальнихпроваджень за фактами злочинів, скоєних російськими військовими. Зафіксованозагибель 908 цивільних осіб», — повідомив він.</text:p>
      <text:p text:style-name="P4">
За словами Андрія Костіна, ще одним системним і поширеним злочином, виявленимправоохоронцями, є насильницькі зникнення. Наразі лише на Херсонщинізафіксовано понад 600 осіб, місцеперебування яких невідоме.</text:p>
      <text:p text:style-name="P4">
«Це також характерно для всіх територій, які опинилися під російськоюокупацією. Державні службовці та політично активні громадяни, які непогоджувалися відмовитися від своєї української ідентичності, зникали або булистрачені. Окупаційні війська розгорнули повномасштабний пошук проукраїнськихчи налаштованих проти росії мешканців, журналістів, українських патріотів таздійснювали проти них цілеспрямовані розправи», — сказав Генеральний прокурорУкраїни.</text:p>
      <text:p text:style-name="P4">
Source: <text:a xlink:type="simple" xlink:href="https://armyinform.com.ua/2023/04/20/zafiksovano-nasylnyczke-vykradennya-rosiyanamy-ponad-600-meshkancziv-hersonshhyny-genprokuror/" text:style-name="Internet_20_link" text:visited-style-name="Visited_20_Internet_20_Link">
https://armyinform.com.ua/2023/04/20/zafiksovano-nasylnyczke-vykradennya-rosiyanamy-ponad-600-meshkancziv-hersonshhyny-genprokuror/</text:a>
</text:p>
      <!--NEWS-->
      <text:h text:style-name="P10" text:outline-level="1">
<text:span text:style-name="T4">
Ідентифіковано ще одного співробітника фсб рф, причетного до терору цивільного населення</text:span>
</text:h>
      <text:p text:style-name="P4">
Author: ['АРМІЯINFORM']</text:p>
      <text:p text:style-name="P4">
Time: 2023-04-20T36:00:00-04:00</text:p>
      <text:p text:style-name="P4">
Description: За процесуального керівництва Херсонської обласної прокуратури співробітнику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3322255.jpg" text:style-name="Internet_20_link" text:visited-style-name="Visited_20_Internet_20_Link">
43322255.jpg</text:a>
']</text:p>
      <text:p text:style-name="P4">
Tags: ['STOPRUSSIA', 'ВОЄННІ ЗЛОЧИНИ ЗС РФ', 'ВТОРГНЕННЯ РФ', 'ПРОКУРАТУРА', 'СБУ', 'ХЕРСОН']</text:p>
      <text:p text:style-name="P4">
Category: News</text:p>
      <!--METADATA-->
      <text:p text:style-name="P4">
<draw:frame draw:style-name="fr1" draw:name="Image235" text:anchor-type="as-char" svg:width="6.9236in" svg:height="8.760473in" draw:z-index="0">
<draw:image xlink:href="../Images/AРМІЯINFORM/2023-04-20T36-00-00-04-00/43322255.jpg" xlink:type="simple" xlink:show="embed" xlink:actuate="onLoad" draw:mime-type="image/jpeg"/>
</draw:frame>
</text:p>
      <text:p text:style-name="P4">
За процесуального керівництва Херсонської обласної прокуратури співробітникууправління департаменту оперативної інформації фсб рф заочно повідомлено пропідозру у віддані наказу про жорстоке поводження з цивільним населенням,вчиненні інших порушень законів та звичаїв війни (ч. 2 ст. 28, ч. 1 ст. 438 ККУкраїни),<text:a xlink:type="simple" xlink:href="https://kherson.gp.gov.ua/ua/news.html" text:style-name="Internet_20_link" text:visited-style-name="Visited_20_Internet_20_Link">
інформує</text:a>
пресслужба Херсонської обласної прокуратури</text:p>
      <text:p text:style-name="P4">
«За даними слідства, у березні 2022 року під час тимчасової окупації містаХерсона підозрюваний зі своїми спільниками — військовими рф проникли доквартири місцевого мешканця, де провели незаконний обшук та відібралиматеріальні цінності. Надалі, погрожуючи розправою сім’ї та застосовуючифізичне насильство, потерпілого вивезли до захопленої будівлі в середмісті.Там чоловіка продовжили бити, імітували вбивство, стріляючи поблизу голови,психологічно тиснули, аби схилити до співпраці», — повідомляють правоохоронці.</text:p>
      <text:p text:style-name="P4">
Досудове розслідування здійснюється слідчими УСБ України в Херсонськійобласті.</text:p>
      <text:p text:style-name="P4">
Source: <text:a xlink:type="simple" xlink:href="https://armyinform.com.ua/2023/04/20/identyfikovano-shhe-odnogo-spivrobitnyka-fsb-rf-prychetnogo-do-teroru-czyvilnogo-naselennya/" text:style-name="Internet_20_link" text:visited-style-name="Visited_20_Internet_20_Link">
https://armyinform.com.ua/2023/04/20/identyfikovano-shhe-odnogo-spivrobitnyka-fsb-rf-prychetnogo-do-teroru-czyvilnogo-naselennya/</text:a>
</text:p>
      <!--NEWS-->
      <text:h text:style-name="P10" text:outline-level="1">
<text:span text:style-name="T4">
У Краматорську дерусифіковано 307 вулиць, провулків та міський парк</text:span>
</text:h>
      <text:p text:style-name="P4">
Author: ['АРМІЯINFORM']</text:p>
      <text:p text:style-name="P4">
Time: 2023-04-20T37:00:00-04:00</text:p>
      <text:p text:style-name="P4">
Description: У Краматорську в межах дерусифікації та деколонізації виконано перейменування 307 вулиц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9_19-23-02.jpg" text:style-name="Internet_20_link" text:visited-style-name="Visited_20_Internet_20_Link">
photo_2023-04-19_19-23-02.jpg</text:a>
']</text:p>
      <text:p text:style-name="P4">
Tags: ['STOPRUSSIA', 'ВТОРГНЕННЯ РФ', 'ДЕКОЛОНІЗАЦІЯ', 'ДЕРУСИФІКАЦІЯ', 'КРАМАТОРСЬК']</text:p>
      <text:p text:style-name="P4">
Category: News</text:p>
      <!--METADATA-->
      <text:p text:style-name="P4">
<draw:frame draw:style-name="fr1" draw:name="Image236" text:anchor-type="as-char" svg:width="6.9236in" svg:height="4.61393in" draw:z-index="0">
<draw:image xlink:href="../Images/AРМІЯINFORM/2023-04-20T37-00-00-04-00/photo_2023-04-19_19-23-02.jpg" xlink:type="simple" xlink:show="embed" xlink:actuate="onLoad" draw:mime-type="image/jpeg"/>
</draw:frame>
</text:p>
      <text:p text:style-name="P4">
У Краматорську в межах дерусифікації та деколонізації виконано перейменування307 вулиць, провулків й міського парку.</text:p>
      <text:p text:style-name="P4">
Про це<text:a xlink:type="simple" xlink:href="https://t.me/kramatorsk_rada/10854" text:style-name="Internet_20_link" text:visited-style-name="Visited_20_Internet_20_Link">
 повідомляє</text:a>
 Краматорська міськарада.</text:p>
      <text:p text:style-name="P4">
«У зв’язку з військовою агресією російської федерації проти України,необхідністю проведення невідкладних заходів щодо перейменування вулиць,провулків та інших об’єктів, назви яких пов’язані з державою-агресором та/абоїї союзниками, комуністичним тоталітарним режимом, імперськими та радянськимиідеологемами, а також перейменування вулиць, провулків, що мають однаковуназву, перекладені некоректно або не мають відповідника українською мовою вКраматорську змінено назву 307-и вулиць, провулків й міського парку», –йдеться у повідомленні.</text:p>
      <text:p text:style-name="P4">
Зазначається, що громадське обговорення проводилось у період з 14 грудня 2022року до 14 лютого 2023 року. З моменту оприлюднення Інформаційногоповідомлення, пропозиції та зауваження (з відповідним обґрунтуванням)приймались в електронному вигляді через Google форму, у письмовому вигляді аболистом на електронну пошту за адресою Управління з гуманітарних питаньКраматорської міської ради. Анонімні пропозиції (зауваження) не розглядались.</text:p>
      <text:p text:style-name="P4">
У міській раді Краматорська також поінформували, що узагальнені пропозиції,які надійшли під час громадського обговорення з розгляду питанняперейменування вулиць та провулків на території Краматорської МТГ були внесеніна розгляд комісії з упорядкування найменувань вулиць, провулків, проспектів,площ, парків, скверів, мостів та інших споруд, розташованих на територіїміста.</text:p>
      <text:p text:style-name="P4">
«Відповідні розпорядження про зміну назв міських топонімів №268-р та №269-рсьогодні, 19.04.2023, підписав начальник Краматорської міської військовоїадміністрації Олександр Гончаренко», – йдеться у повідомленні.</text:p>
      <text:p text:style-name="P4">
Source: <text:a xlink:type="simple" xlink:href="https://armyinform.com.ua/2023/04/20/u-kramatorsku-derusyfikovano-307-vulycz-provulkiv-ta-miskyj-park/" text:style-name="Internet_20_link" text:visited-style-name="Visited_20_Internet_20_Link">
https://armyinform.com.ua/2023/04/20/u-kramatorsku-derusyfikovano-307-vulycz-provulkiv-ta-miskyj-park/</text:a>
</text:p>
      <!--NEWS-->
      <text:h text:style-name="P10" text:outline-level="1">
<text:span text:style-name="T4">
Минулої доби противник застосував 26 «шахедів», 21 — знищено</text:span>
</text:h>
      <text:p text:style-name="P4">
Author: ['АРМІЯINFORM']</text:p>
      <text:p text:style-name="P4">
Time: 2023-04-20T38:00:00-04:00</text:p>
      <text:p text:style-name="P4">
Description: Про це повідомляє Генеральний штаб ЗС України в ранковому зведенні.    «Протяг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shahed-e1674723063579.jpg" text:style-name="Internet_20_link" text:visited-style-name="Visited_20_Internet_20_Link">
shahed-e1674723063579.jpg</text:a>
']</text:p>
      <text:p text:style-name="P4">
Tags: ['SHAHED', 'STOPRUSSIA', 'БПЛА', 'ВТОРГНЕННЯ РФ', 'ГШ ЗС УКРАЇНИ']</text:p>
      <text:p text:style-name="P4">
Category: News</text:p>
      <!--METADATA-->
      <text:p text:style-name="P4">
<draw:frame draw:style-name="fr1" draw:name="Image237" text:anchor-type="as-char" svg:width="6.9236in" svg:height="3.856409in" draw:z-index="0">
<draw:image xlink:href="../Images/AРМІЯINFORM/2023-04-20T38-00-00-04-00/shahed-e1674723063579.jpg" xlink:type="simple" xlink:show="embed" xlink:actuate="onLoad" draw:mime-type="image/jpeg"/>
</draw:frame>
 <text:span text:style-name="T4">
🔥 Ситуація щодоросійського вторгнення</text:span>
</text:p>
      <text:p text:style-name="P4">
Про це<text:a xlink:type="simple" xlink:href="https://www.facebook.com/GeneralStaff.ua/posts/pfbid0aNT3UFDtWSGYrtt6i8oWKe1M6cCevpmRsffUmtwCHPpCXDBK2k2byThbEjcs47mpl" text:style-name="Internet_20_link" text:visited-style-name="Visited_20_Internet_20_Link">
повідомляє</text:a>
Генеральний штаб ЗС України в ранковому зведенні.</text:p>
      <text:p text:style-name="P4">
«Протягом минулої доби противник завдав 3 ракетних та 57 авіаційних ударів,зокрема, застосував 26 БПЛА типу „Шахед-136“. 21 з них — знищено нашимизахисниками. Також російські агресори здійснили 69 обстрілів з реактивнихсистем залпового вогню по позиціях наших військ та населених пунктах. Єзагиблі та поранені серед цивільного населення, зруйновано та пошкодженоприватні житлові будинки та інша цивільна інфраструктура», — йдеться вповідомленні.</text:p>
      <text:p text:style-name="P4">
Також зазначається, що ймовірність завдавання ракетних та авіаційних ударів повсій території України залишається високою.</text:p>
      <text:p text:style-name="P4">
Source: <text:a xlink:type="simple" xlink:href="https://armyinform.com.ua/2023/04/20/mynuloyi-doby-protyvnyk-zastosuvav-26-shahediv-21-znyshheno/" text:style-name="Internet_20_link" text:visited-style-name="Visited_20_Internet_20_Link">
https://armyinform.com.ua/2023/04/20/mynuloyi-doby-protyvnyk-zastosuvav-26-shahediv-21-znyshheno/</text:a>
</text:p>
      <!--NEWS-->
      <text:h text:style-name="P10" text:outline-level="1">
<text:span text:style-name="T4">
Авіація і артилерія Сил оборони уразили 9 районів зосередження противника та 2 склади боєприпасів</text:span>
</text:h>
      <text:p text:style-name="P4">
Author: ['АРМІЯINFORM']</text:p>
      <text:p text:style-name="P4">
Time: 2023-04-20T39:00:00-04:00</text:p>
      <text:p text:style-name="P4">
Description: Про це повідомляє ГШ ЗС України в ранковому зведенні.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u-25-ukrayina.jpg" text:style-name="Internet_20_link" text:visited-style-name="Visited_20_Internet_20_Link">
su-25-ukrayina.jpg</text:a>
']</text:p>
      <text:p text:style-name="P4">
Tags: ['STOPRUSSIA', 'ВТОРГНЕННЯ РФ', 'ВТРАТИ ЗС РФ', 'ГШ ЗС УКРАЇНИ']</text:p>
      <text:p text:style-name="P4">
Category: News</text:p>
      <!--METADATA-->
      <text:p text:style-name="P4">
<draw:frame draw:style-name="fr1" draw:name="Image238" text:anchor-type="as-char" svg:width="6.9236in" svg:height="4.621503in" draw:z-index="0">
<draw:image xlink:href="../Images/AРМІЯINFORM/2023-04-20T39-00-00-04-00/su-25-ukrayin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aNT3UFDtWSGYrtt6i8oWKe1M6cCevpmRsffUmtwCHPpCXDBK2k2byThbEjcs47mpl" text:style-name="Internet_20_link" text:visited-style-name="Visited_20_Internet_20_Link">
повідомляє</text:a>
ГШ ЗС України в ранковому зведенні.</text:p>
      <text:p text:style-name="P4">
«Авіація Сил оборони за добу завдала 7 ударів по районах зосередженняособового складу, а підрозділи ракетних військ і артилерії уразили 2 районизосередження живої сили, озброєння та військової техніки та 2 складибоєприпасів противника», — йдеться у в повідомленні.</text:p>
      <text:p text:style-name="P4">
Source: <text:a xlink:type="simple" xlink:href="https://armyinform.com.ua/2023/04/20/aviacziya-i-artyleriya-syl-oborony-19-kvitnya-urazyly-9-rajoniv-zoseredzhennya-ta-2-sklady-boyeprypasiv-protyvnyka/" text:style-name="Internet_20_link" text:visited-style-name="Visited_20_Internet_20_Link">
https://armyinform.com.ua/2023/04/20/aviacziya-i-artyleriya-syl-oborony-19-kvitnya-urazyly-9-rajoniv-zoseredzhennya-ta-2-sklady-boyeprypasiv-protyvnyka/</text:a>
</text:p>
      <!--NEWS-->
      <text:h text:style-name="P10" text:outline-level="1">
<text:span text:style-name="T4">
На п’яти напрямках Сили оборони відбили 55 атак противника</text:span>
</text:h>
      <text:p text:style-name="P4">
Author: ['АРМІЯINFORM']</text:p>
      <text:p text:style-name="P4">
Time: 2023-04-20T40:00:00-04:00</text:p>
      <text:p text:style-name="P4">
Description: Про це повідомляє ГШ ЗС України в ранковому зведенні.    «Противник, ціною вели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031086_772626180946496_7789782118001739807_n.jpg" text:style-name="Internet_20_link" text:visited-style-name="Visited_20_Internet_20_Link">
342031086_772626180946496_7789782118001739807_n.jpg</text:a>
']</text:p>
      <text:p text:style-name="P4">
Tags: ['STOPRUSSIA', 'БАХМУТ', 'ВТОРГНЕННЯ РФ', 'ГШ ЗС УКРАЇНИ', 'КОСТЯНТИНІВКА', 'ПРЕДТЕЧИНЕ', 'ЧАСІВ ЯР']</text:p>
      <text:p text:style-name="P4">
Category: News</text:p>
      <!--METADATA-->
      <text:p text:style-name="P4">
<draw:frame draw:style-name="fr1" draw:name="Image239" text:anchor-type="as-char" svg:width="6.9236in" svg:height="4.615733in" draw:z-index="0">
<draw:image xlink:href="../Images/AРМІЯINFORM/2023-04-20T40-00-00-04-00/342031086_772626180946496_7789782118001739807_n.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aNT3UFDtWSGYrtt6i8oWKe1M6cCevpmRsffUmtwCHPpCXDBK2k2byThbEjcs47mpl" text:style-name="Internet_20_link" text:visited-style-name="Visited_20_Internet_20_Link">
повідомляє</text:a>
ГШ ЗС України в ранковому зведенні.</text:p>
      <text:p text:style-name="P4">
«Противник, ціною великих втрат, продовжує вести загарбницьку війну. Основнізусилля зосереджує на веденні наступальних дій на Лиманському, Бахмутському,Авдіївському, Мар’їнському та Шахтарському напрямках. Протягом минулої доби,на зазначених ділянках фронту, підрозділи сил оборони України відбили понад 55атак противника. Найзапекліші бої йдуть за Бахмут та Мар’їнку», — йдеться уповідомленні.</text:p>
      <text:p text:style-name="P4">
Зокрема, на Бахмутському напрямку протягом минулої доби наші захисники відбилиатаки противника в районі населеного пункту Хромове. Також зазначається, щовід ворожих обстрілів постраждали Федорівка, Васюківка, Міньківка, Оріхово-Василівка, Новомаркове, Григорівка, Бахмут, Іванівське, Часів Яр, Ступочки,Предтечине, Костянтинівка, Дружківка, Олександро-Шультине, Біла Гора, Дружбата Залізне Донецької області.</text:p>
      <text:p text:style-name="P4">
Source: <text:a xlink:type="simple" xlink:href="https://armyinform.com.ua/2023/04/20/protyvnyk-zoseredyv-nastupalni-zusyllya-na-chotyroh-napryamkah-tut-syly-oborony-vidbyly-55-atak/" text:style-name="Internet_20_link" text:visited-style-name="Visited_20_Internet_20_Link">
https://armyinform.com.ua/2023/04/20/protyvnyk-zoseredyv-nastupalni-zusyllya-na-chotyroh-napryamkah-tut-syly-oborony-vidbyly-55-atak/</text:a>
</text:p>
      <!--NEWS-->
      <text:h text:style-name="P10" text:outline-level="1">
<text:span text:style-name="T4">
До оборони окупованого Криму росіяни залучають своїх строковиків</text:span>
</text:h>
      <text:p text:style-name="P4">
Author: ['АРМІЯINFORM']</text:p>
      <text:p text:style-name="P4">
Time: 2023-04-20T41:00:00-04:00</text:p>
      <text:p text:style-name="P4">
Description: Про це повідомляє ГШ ЗС України в ранковому зведенні.    «У населеному пунк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riginal-4-1.jpg" text:style-name="Internet_20_link" text:visited-style-name="Visited_20_Internet_20_Link">
original-4-1.jpg</text:a>
']</text:p>
      <text:p text:style-name="P4">
Tags: ['STOPRUSSIA', 'ВТОРГНЕННЯ РФ', 'ГШ ЗС УКРАЇНИ', 'ДОЛИНА СКІФІВ', 'КРИМ']</text:p>
      <text:p text:style-name="P4">
Category: News</text:p>
      <!--METADATA-->
      <text:p text:style-name="P4">
<draw:frame draw:style-name="fr1" draw:name="Image240" text:anchor-type="as-char" svg:width="6.9236in" svg:height="4.881138in" draw:z-index="0">
<draw:image xlink:href="../Images/AРМІЯINFORM/2023-04-20T41-00-00-04-00/original-4-1.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aNT3UFDtWSGYrtt6i8oWKe1M6cCevpmRsffUmtwCHPpCXDBK2k2byThbEjcs47mpl" text:style-name="Internet_20_link" text:visited-style-name="Visited_20_Internet_20_Link">
повідомляє</text:a>
ГШ ЗС України в ранковому зведенні.</text:p>
      <text:p text:style-name="P4">
«У населеному пункті Ізюмівка на тимчасово окупованих територіях АвтономноїРеспубліки Крим близько 400 військовослужбовців строкової служби російськихокупаційних військ, які розквартировані на базі відпочинку „Долина Скіфів“,плануються до переміщення на оборонні позиції в районі населеного пунктуВолодимирівка Автономної Республіки Крим», — йдеться в повідомленні.</text:p>
      <text:p text:style-name="P4">
Source: <text:a xlink:type="simple" xlink:href="https://armyinform.com.ua/2023/04/20/do-oborony-okupovanogo-krymu-rosiyany-zaluchayut-svoyih-strokovykiv/" text:style-name="Internet_20_link" text:visited-style-name="Visited_20_Internet_20_Link">
https://armyinform.com.ua/2023/04/20/do-oborony-okupovanogo-krymu-rosiyany-zaluchayut-svoyih-strokovykiv/</text:a>
</text:p>
      <!--NEWS-->
      <text:h text:style-name="P10" text:outline-level="1">
<text:span text:style-name="T4">
Сили оборони за добу ліквідували майже 700 окупантів, знищили 6 артсистем і 10 ББМ</text:span>
</text:h>
      <text:p text:style-name="P4">
Author: ['АРМІЯINFORM']</text:p>
      <text:p text:style-name="P4">
Time: 2023-04-20T42:00:00-04:00</text:p>
      <text:p text:style-name="P4">
Description: Загальні бойові втрати противника з 24.02.22 по 20.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5442559-8b36-44c8-864e-e2622500ba11-scaled.jpg" text:style-name="Internet_20_link" text:visited-style-name="Visited_20_Internet_20_Link">
55442559-8b36-44c8-864e-e2622500ba11-scaled.jpg</text:a>
']</text:p>
      <text:p text:style-name="P4">
Tags: []</text:p>
      <text:p text:style-name="P4">
Category: News</text:p>
      <!--METADATA-->
      <text:p text:style-name="P4">
<draw:frame draw:style-name="fr1" draw:name="Image241" text:anchor-type="as-char" svg:width="6.9236in" svg:height="6.987066in" draw:z-index="0">
<draw:image xlink:href="../Images/AРМІЯINFORM/2023-04-20T42-00-00-04-00/55442559-8b36-44c8-864e-e2622500ba11-scaled.jpg" xlink:type="simple" xlink:show="embed" xlink:actuate="onLoad" draw:mime-type="image/jpeg"/>
</draw:frame>
</text:p>
      <text:p text:style-name="P4">
Загальні бойові втрати противника з 24.02.22 по 20.04.23 орієнтовностановлять:</text:p>
      <ul>
        <li>
<text:span text:style-name="T4">
особового складу ‒</text:span>
 184420 (+670) осіб ліквідовано  * <text:span text:style-name="T4">
танків ‒</text:span>
 3667 (+2)  * <text:span text:style-name="T4">
бойових броньованих машин ‒</text:span>
 7120 (+10)  * <text:span text:style-name="T4">
артилерійських систем ‒</text:span>
 2825 (+6)  * <text:span text:style-name="T4">
РСЗВ ‒</text:span>
 539 (+1)  * <text:span text:style-name="T4">
засоби ППО ‒</text:span>
 285 (0)  * <text:span text:style-name="T4">
літаків ‒</text:span>
 308 (0)  * <text:span text:style-name="T4">
гелікоптерів ‒</text:span>
 293 (0)  * <text:span text:style-name="T4">
БПЛА оперативно-тактичного рівня ‒</text:span>
 2386 (+10)  * <text:span text:style-name="T4">
крилаті ракети ‒</text:span>
 911 (0)  * <text:span text:style-name="T4">
кораблі / катери ‒</text:span>
 18 (0)  * <text:span text:style-name="T4">
автомобільної техніки та автоцистерн ‒</text:span>
 5707 (+15)  * <text:span text:style-name="T4">
спеціальна техніка ‒</text:span>
 332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0.04.23.</text:p>
      <text:p text:style-name="P4">
Source: <text:a xlink:type="simple" xlink:href="https://armyinform.com.ua/2023/04/20/syly-oborony-za-dobu-likviduvaly-majzhe-700-okupantiv-znyshhyly-6-artsystem-i-10-bbm/" text:style-name="Internet_20_link" text:visited-style-name="Visited_20_Internet_20_Link">
https://armyinform.com.ua/2023/04/20/syly-oborony-za-dobu-likviduvaly-majzhe-700-okupantiv-znyshhyly-6-artsystem-i-10-bbm/</text:a>
</text:p>
      <!--NEWS-->
      <text:h text:style-name="P10" text:outline-level="1">
<text:span text:style-name="T4">
На Донеччині значних втрат зазнало ще одне «добровольче» формування росіян</text:span>
</text:h>
      <text:p text:style-name="P4">
Author: ['АРМІЯINFORM']</text:p>
      <text:p text:style-name="P4">
Time: 2023-04-20T43:00:00-04:00</text:p>
      <text:p text:style-name="P4">
Description: Про це повідомляє ГШ ЗС України в ранковому зведенні.    «У підрозділах росій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poraneni-rosiyany.jpg" text:style-name="Internet_20_link" text:visited-style-name="Visited_20_Internet_20_Link">
poraneni-rosiyany.jpg</text:a>
']</text:p>
      <text:p text:style-name="P4">
Tags: ['STOPRUSSIA', 'ВТОРГНЕННЯ РФ', 'ГШ ЗС УКРАЇНИ']</text:p>
      <text:p text:style-name="P4">
Category: News</text:p>
      <!--METADATA-->
      <text:p text:style-name="P4">
<draw:frame draw:style-name="fr1" draw:name="Image242" text:anchor-type="as-char" svg:width="6.9236in" svg:height="4.61903in" draw:z-index="0">
<draw:image xlink:href="../Images/AРМІЯINFORM/2023-04-20T43-00-00-04-00/poraneni-rosiyany.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aNT3UFDtWSGYrtt6i8oWKe1M6cCevpmRsffUmtwCHPpCXDBK2k2byThbEjcs47mpl" text:style-name="Internet_20_link" text:visited-style-name="Visited_20_Internet_20_Link">
повідомляє</text:a>
ГШ ЗС України в ранковому зведенні.</text:p>
      <text:p text:style-name="P4">
«У підрозділах російського „добровольчого“ формування „Невський“, які берутьучасть в бойових діях на Донеччині, російські військовослужбовці мають низькийрівень морально-психологічного стану. Встановлено, що основними чинникамицього є великі втрати в живій силі під час ведення бойових дій, несвоєчаснезабезпечення окупантів боєприпасами, невизначеність з термінами поповненняособового складу підрозділів, що зазнали бойових втрат. Збільшується кількістьохочих залишити свої підрозділи та вибути з районів ведення бойових дій доросійської федерації», — йдеться в повідомленні.</text:p>
      <text:p text:style-name="P4">
Source: <text:a xlink:type="simple" xlink:href="https://armyinform.com.ua/2023/04/20/na-donechchyni-znachnyh-vtrat-zaznalo-shhe-odne-dobrovolche-formuvannya-rosiyan/" text:style-name="Internet_20_link" text:visited-style-name="Visited_20_Internet_20_Link">
https://armyinform.com.ua/2023/04/20/na-donechchyni-znachnyh-vtrat-zaznalo-shhe-odne-dobrovolche-formuvannya-rosiyan/</text:a>
</text:p>
      <!--NEWS-->
      <text:h text:style-name="P10" text:outline-level="1">
<text:span text:style-name="T4">
На півдні ворог продовжує обстріли та терор мирного населення — Наталія Гуменюк</text:span>
</text:h>
      <text:p text:style-name="P4">
Author: ['Вячеслав Діордієв']</text:p>
      <text:p text:style-name="P4">
Time: 2023-04-20T44:00:00-04:00</text:p>
      <text:p text:style-name="P4">
Description: Про це в ефірі телевізійного марафону «Єдині новини» повідомила керівниця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2-nataliya-gumenyuk-e1672058964734.jpg" text:style-name="Internet_20_link" text:visited-style-name="Visited_20_Internet_20_Link">
2-nataliya-gumenyuk-e1672058964734.jpg</text:a>
']</text:p>
      <text:p text:style-name="P4">
Tags: ['БПЛА', 'ВТОРГНЕННЯ РФ', 'ЄДИНІ НОВИНИ', 'НАТАЛІЯ ГУМЕНЮК', 'ОБСТРІЛИ', 'ШАХЕДИ']</text:p>
      <text:p text:style-name="P4">
Category: News</text:p>
      <!--METADATA-->
      <text:p text:style-name="P4">
<draw:frame draw:style-name="fr1" draw:name="Image243" text:anchor-type="as-char" svg:width="6.9236in" svg:height="4.206087in" draw:z-index="0">
<draw:image xlink:href="../Images/AРМІЯINFORM/2023-04-20T44-00-00-04-00/2-nataliya-gumenyuk-e1672058964734.jpg" xlink:type="simple" xlink:show="embed" xlink:actuate="onLoad" draw:mime-type="image/jpeg"/>
</draw:frame>
 Наталія Гуменюк</text:p>
      <text:p text:style-name="P4">
Про це в ефірі <text:a xlink:type="simple" xlink:href="https://www.youtube.com/watch" text:style-name="Internet_20_link" text:visited-style-name="Visited_20_Internet_20_Link">
телевізійногомарафону</text:a>
 «Єдині новини»повідомила керівниця об’єднаного координаційного пресцентру Сил оборони півдняНаталія Гуменюк.</text:p>
      <text:p text:style-name="P4">
За її словами, на Лівобережжі російські загарбники займають вогневі позиції тагатять по тих напрямках, звідки Сили оборони України намагаються їхвідтіснити.</text:p>
      <text:p text:style-name="P4">
—При цьому ворог продовжує застосовувати як авіацію для здійснення атаккерованими авіаційними бомбами, так і безпілотні літальні апарати, призначенідля розвідування місцевості та водночас завдавання ударів по скупченню людей,автівках та навіть по поодиноких громадянах, які пересуваються територією, —розповіла капітан 1 рангу Наталія Гуменюк.</text:p>
      <text:p text:style-name="P4">
Вона також наголосила, що внаслідок скидання ворогом розривних гранат з дронівза минулу добу зазнали поранень троє мирних мешканців Херсонщини.</text:p>
      <text:p text:style-name="P4">
—Противник не може досягти будь-яких успіхів через нашу результативнуконтрбатарейну роботу. Відтак він використовує БПЛА задля терору нашогомирного населення. Зокрема, це полягає і в тому, що росіяни намагаютьсяатакувати навіть групи, які задіяні для розмінування місцевості та вичищеннявід снарядів сільськогосподарських угідь. Через це обстановка, пов’язана зрозмінуванням, залишається на півдні дуже важкою, — підкреслила керівницяоб’єднаного координаційного пресцентру Сил оборони півдня.</text:p>
      <text:p text:style-name="P4">
Source: <text:a xlink:type="simple" xlink:href="https://armyinform.com.ua/2023/04/20/na-pivdni-vorog-prodovzhuye-obstrily-ta-teror-myrnogo-naselennya-nataliya-gumenyuk/" text:style-name="Internet_20_link" text:visited-style-name="Visited_20_Internet_20_Link">
https://armyinform.com.ua/2023/04/20/na-pivdni-vorog-prodovzhuye-obstrily-ta-teror-myrnogo-naselennya-nataliya-gumenyuk/</text:a>
</text:p>
      <!--NEWS-->
      <text:h text:style-name="P10" text:outline-level="1">
<text:span text:style-name="T4">
Олексій Резніков подякував США за новий пакет військової допомоги</text:span>
</text:h>
      <text:p text:style-name="P4">
Author: ['АРМІЯINFORM']</text:p>
      <text:p text:style-name="P4">
Time: 2023-04-20T45:00:00-04:00</text:p>
      <text:p text:style-name="P4">
Description: Міністр оборони України Олексій Резніков подякував Міністру оборону США Ллойду Остіну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73482-1_large.jpg" text:style-name="Internet_20_link" text:visited-style-name="Visited_20_Internet_20_Link">
173482-1_large.jpg</text:a>
', '<text:a xlink:type="simple" xlink:href="https://armyinform.com.ua/wp-content/uploads/2023/04/fug7cocx0aa-x3h-1.jpg" text:style-name="Internet_20_link" text:visited-style-name="Visited_20_Internet_20_Link">
fug7cocx0aa-x3h-1.jpg</text:a>
']</text:p>
      <text:p text:style-name="P4">
Tags: ['ВІЙСЬКОВА ДОПОМОГА УКРАЇНІ', 'ЛЛОЙД ОСТІН', 'ОЛЕКСІЙ РЕЗНІКОВ', 'США']</text:p>
      <text:p text:style-name="P4">
Category: News</text:p>
      <!--METADATA-->
      <text:p text:style-name="P4">
<draw:frame draw:style-name="fr1" draw:name="Image244" text:anchor-type="as-char" svg:width="6.9236in" svg:height="3.893007in" draw:z-index="0">
<draw:image xlink:href="../Images/AРМІЯINFORM/2023-04-20T45-00-00-04-00/173482-1_large.jpg" xlink:type="simple" xlink:show="embed" xlink:actuate="onLoad" draw:mime-type="image/jpeg"/>
</draw:frame>
Ілюстративне фото</text:p>
      <text:p text:style-name="P4">
Міністр оборони України Олексій Резніков подякував Міністру оборону США ЛлойдуОстіну і американському народу за ще один пакет допомоги у сфері безпеки.</text:p>
      <text:p text:style-name="P4">
Про це<text:a xlink:type="simple" xlink:href="https://twitter.com/oleksiireznikov/status/1648804592337993731" text:style-name="Internet_20_link" text:visited-style-name="Visited_20_Internet_20_Link">
йдеться</text:a>
у його Твіттері.</text:p>
      <text:p text:style-name="P4">
«У таких ситуаціях мені згадуються слова Франкліна Делано Рузвельта: «Миповинні бути великим арсеналом демократії». Це було 80 років тому, так ізараз. Україна дотримується принципу, що демократія має захищатися сама», —написав Міністр оборони України.</text:p>
      <text:p text:style-name="P4">
Як повідомлялося, 19 квітня Міністерство оборони США<text:a xlink:type="simple" xlink:href="https://armyinform.com.ua/wp-admin/post.php" text:style-name="Internet_20_link" text:visited-style-name="Visited_20_Internet_20_Link">
оголосило</text:a>
 про нову допомогу Україні в галузібезпеки на суму 325 мільйонів доларів.</text:p>
      <text:p text:style-name="P4">
<draw:frame draw:style-name="fr1" draw:name="Image245" text:anchor-type="as-char" svg:width="6.9236in" svg:height="6.9236in" draw:z-index="0">
<draw:image xlink:href="../Images/AРМІЯINFORM/2023-04-20T45-00-00-04-00/fug7cocx0aa-x3h-1.jpg" xlink:type="simple" xlink:show="embed" xlink:actuate="onLoad" draw:mime-type="image/jpeg"/>
</draw:frame>
</text:p>
      <text:p text:style-name="P4">
Source: <text:a xlink:type="simple" xlink:href="https://armyinform.com.ua/2023/04/20/oleksij-reznikov-podyakuvav-ssha-za-novyj-paket-vijskovoyi-dopomogy-2/" text:style-name="Internet_20_link" text:visited-style-name="Visited_20_Internet_20_Link">
https://armyinform.com.ua/2023/04/20/oleksij-reznikov-podyakuvav-ssha-za-novyj-paket-vijskovoyi-dopomogy-2/</text:a>
</text:p>
      <!--NEWS-->
      <text:h text:style-name="P10" text:outline-level="1">
<text:span text:style-name="T4">
Ворог безуспішно наступав у районі Кремінної — Сергій Череватий</text:span>
</text:h>
      <text:p text:style-name="P4">
Author: ['Тетяна Головатюк']</text:p>
      <text:p text:style-name="P4">
Time: 2023-04-20T46:00:00-04:00</text:p>
      <text:p text:style-name="P4">
Description: У зоні відповідальності Східного угруповання військ противник основні зусилля зосеред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51562439-8152.jpg" text:style-name="Internet_20_link" text:visited-style-name="Visited_20_Internet_20_Link">
1651562439-8152.jpg</text:a>
']</text:p>
      <text:p text:style-name="P4">
Tags: ['БАХМУТСЬКИЙ НАПРЯМОК', 'ВТОРГНЕННЯ РФ', 'КРЕМІННА', 'ЛИМАН', 'СЕРГІЙ ЧЕРЕВАТИЙ']</text:p>
      <text:p text:style-name="P4">
Category: News</text:p>
      <!--METADATA-->
      <text:p text:style-name="P4">
<draw:frame draw:style-name="fr1" draw:name="Image246" text:anchor-type="as-char" svg:width="6.9236in" svg:height="5.1927in" draw:z-index="0">
<draw:image xlink:href="../Images/AРМІЯINFORM/2023-04-20T46-00-00-04-00/1651562439-8152.jpg" xlink:type="simple" xlink:show="embed" xlink:actuate="onLoad" draw:mime-type="image/jpeg"/>
</draw:frame>
Ілюстративне фото</text:p>
      <text:p text:style-name="P4">
У зоні відповідальності Східного угруповання військ противник основні зусиллязосереджує на веденні наступальних дій на Лиманському та Бахмутськомунапрямках.</text:p>
      <text:p text:style-name="P4">
Про це для АрміяInform повідомив речник Східного угрупування ЗСУ полковникСергій Череватий.</text:p>
      <text:p text:style-name="P4">
— На Куп’янському напрямку ворожих обстрілів зазнали Красне Перше,Новомлинськ, Дворічна, Западне та Берестове Харківської області. НаЛиманському напрямку противник намагався покращити тактичне положення, вівбезуспішні наступальні дії в районах південної околиці населеного пунктуКремінна та Серебрянського лісництва. Артилерійських обстрілів зазналиСтельмахівка, Невське, Діброва, Кузьмине і Білогорівка Луганської області таІванівка, Торське, Верхньокам’янське і Спірне на Донеччині, — зазначивполковник Сергій Череватий.</text:p>
      <text:p text:style-name="P4">
Source: <text:a xlink:type="simple" xlink:href="https://armyinform.com.ua/2023/04/20/vorog-bezuspishno-nastupav-u-rajoni-kreminnoyi-sergij-cherevatyj/" text:style-name="Internet_20_link" text:visited-style-name="Visited_20_Internet_20_Link">
https://armyinform.com.ua/2023/04/20/vorog-bezuspishno-nastupav-u-rajoni-kreminnoyi-sergij-cherevatyj/</text:a>
</text:p>
      <!--NEWS-->
      <text:h text:style-name="P10" text:outline-level="1">
<text:span text:style-name="T4">
На Донеччині ЗСУ знищили 160 окупантів, ще 275 дістали поранення</text:span>
</text:h>
      <text:p text:style-name="P4">
Author: ['Тетяна Головатюк']</text:p>
      <text:p text:style-name="P4">
Time: 2023-04-20T47:00:00-04:00</text:p>
      <text:p text:style-name="P4">
Description: Про це АрміяInform повідомив речник Східного угруповання військ ЗСУ полковник Серг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76912332-614.jpg" text:style-name="Internet_20_link" text:visited-style-name="Visited_20_Internet_20_Link">
630_360_1676912332-614.jpg</text:a>
']</text:p>
      <text:p text:style-name="P4">
Tags: ['ВТОРГНЕННЯ РФ', 'ДОНЕЧЧИНА', 'СЕРГІЙ ЧЕРЕВАТИЙ']</text:p>
      <text:p text:style-name="P4">
Category: News</text:p>
      <!--METADATA-->
      <text:p text:style-name="P4">
<draw:frame draw:style-name="fr1" draw:name="Image247" text:anchor-type="as-char" svg:width="6.9236in" svg:height="3.956343in" draw:z-index="0">
<draw:image xlink:href="../Images/AРМІЯINFORM/2023-04-20T47-00-00-04-00/630_360_1676912332-614.jpg" xlink:type="simple" xlink:show="embed" xlink:actuate="onLoad" draw:mime-type="image/jpeg"/>
</draw:frame>
 Ілюстративне фото</text:p>
      <text:p text:style-name="P4">
Про це АрміяInform повідомив речник Східного угруповання військ ЗСУ полковникСергій Череватий.</text:p>
      <text:p text:style-name="P4">
— Тривають важкі бої за місто Бахмут. Протягом минулої доби наші захисникивідбили атаки противника в районі населеного пункту Хромове. Від ворожихобстрілів постраждали Федорівка, Васюківка, Міньківка, Оріхово-Василівка,Новомаркове, Григорівка, Бахмут, Іванівське, Часів Яр, Ступочки, Предтечине,Костянтинівка, Дружківка, Олександро-Шультине, Біла Гора, Дружба та ЗалізнеДонецької області, — повідомив полковник Сергій Череватий.</text:p>
      <text:p text:style-name="P4">
За словами офіцера, всього противник завдав 1 ракетний удар, 19 авіаційнихударів, здійснив 623 обстріли позицій наших військ, відбулося 30 бойовихзіткнень.</text:p>
      <text:p text:style-name="P4">
— Наші захисники знищили 160 російських окупантів, ще 275 дістали поранення, —додав речник Східного угруповання військ ЗСУ.</text:p>
      <text:p text:style-name="P4">
Source: <text:a xlink:type="simple" xlink:href="https://armyinform.com.ua/2023/04/20/na-donechchyni-zsu-znyshhyly-160-okupantiv-shhe-275-distaly-poranennya/" text:style-name="Internet_20_link" text:visited-style-name="Visited_20_Internet_20_Link">
https://armyinform.com.ua/2023/04/20/na-donechchyni-zsu-znyshhyly-160-okupantiv-shhe-275-distaly-poranennya/</text:a>
</text:p>
      <!--NEWS-->
      <text:h text:style-name="P10" text:outline-level="1">
<text:span text:style-name="T4">
ЄС визнав чинність ордерів на арешт диктатора кремля та уповноваженої з прав дитини рф</text:span>
</text:h>
      <text:p text:style-name="P4">
Author: ['АРМІЯINFORM']</text:p>
      <text:p text:style-name="P4">
Time: 2023-04-20T48:00:00-04:00</text:p>
      <text:p text:style-name="P4">
Description: Європейський Союз визнав чинність ордерів на арешт президента рф володимира путіна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ujlo.jpg" text:style-name="Internet_20_link" text:visited-style-name="Visited_20_Internet_20_Link">
pujlo.jpg</text:a>
']</text:p>
      <text:p text:style-name="P4">
Tags: ['STOPRUSSIA', 'АГРЕСІЯ РФ', 'ДМИТРО ЛУБІНЕЦЬ', 'ЄВРОПЕЙСЬКИЙ СОЮЗ', 'ОМБУДСМАН']</text:p>
      <text:p text:style-name="P4">
Category: News</text:p>
      <!--METADATA-->
      <text:p text:style-name="P4">
<draw:frame draw:style-name="fr1" draw:name="Image248" text:anchor-type="as-char" svg:width="6.9236in" svg:height="3.894525in" draw:z-index="0">
<draw:image xlink:href="../Images/AРМІЯINFORM/2023-04-20T48-00-00-04-00/pujlo.jpg" xlink:type="simple" xlink:show="embed" xlink:actuate="onLoad" draw:mime-type="image/jpeg"/>
</draw:frame>
</text:p>
      <text:p text:style-name="P4">
Європейський Союз визнав чинність ордерів на арешт президента рф володимирапутіна та уповноваженої при президентові рф з прав дитини марії львової-бєлової, й вітатиме будь-які подальші кроки із забезпечення повноївідповідальності винних за воєнні та інші злочини, скоєні під час агресивноївійни росії проти України, на підставі застосування міжнародного права.</text:p>
      <text:p text:style-name="P4">
Про це <text:a xlink:type="simple" xlink:href="https://t.me/dmytro_lubinetzs/2203" text:style-name="Internet_20_link" text:visited-style-name="Visited_20_Internet_20_Link">
повідомив</text:a>
 український ОмбудсманДмитро Лубінець, коментуючи результати дебатів європарламентарів щодонасильницької депортації українських дітей російськими загарбникам.</text:p>
      <text:p text:style-name="P4">
«Тема примусової депортації українських дітей повинна звучати на різнихміжнародних майданчиках, аби всі депортовані з України діти могли повернутисяна рідну землю, а причетні до цього злочину — покарані!» — зазначив ДмитроЛубінець.</text:p>
      <text:p text:style-name="P4">
За його словами, також незабаром ЄС планує провести конференцію, яка маєпосилити міжнародний тиск задля встановлення місця знаходження викраденихукраїнських дітей та забезпечення їхнього повернення додому.</text:p>
      <text:p text:style-name="P4">
Нагадаємо, 17 березня 2023 року Міжнародний кримінальний суд у Гаазі видав<text:a xlink:type="simple" xlink:href="https://armyinform.com.ua/2023/03/17/mizhnarodnyj-kryminalnyj-sud-vydav-order-na-aresht-putina/" text:style-name="Internet_20_link" text:visited-style-name="Visited_20_Internet_20_Link">
ордер на арешт</text:a>
 російського диктатора путіна,якого підозрюють у скоєнні воєнних злочинів в Україні. Окрім цього, виданоордер на арешт так званого дитячого омбудсмана росії марії львової-бєлової.</text:p>
      <text:p text:style-name="P4">
Source: <text:a xlink:type="simple" xlink:href="https://armyinform.com.ua/2023/04/20/yes-vyznav-chynnist-orderiv-na-aresht-dyktatora-kremlya-ta-upovnovazhenoyi-z-prav-dytyny-rf/" text:style-name="Internet_20_link" text:visited-style-name="Visited_20_Internet_20_Link">
https://armyinform.com.ua/2023/04/20/yes-vyznav-chynnist-orderiv-na-aresht-dyktatora-kremlya-ta-upovnovazhenoyi-z-prav-dytyny-rf/</text:a>
</text:p>
      <!--NEWS-->
      <text:h text:style-name="P10" text:outline-level="1">
<text:span text:style-name="T4">
Пріоритет для Швеції — всебічна підтримка України в боротьбі за незалежність — міністр оборони країни</text:span>
</text:h>
      <text:p text:style-name="P4">
Author: ['АРМІЯINFORM']</text:p>
      <text:p text:style-name="P4">
Time: 2023-04-20T49:00:00-04:00</text:p>
      <text:p text:style-name="P4">
Description: Швеція продовжуватиме підтримувати Україну, аби Київ міг повернути захоплені росіє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jonson.jpg" text:style-name="Internet_20_link" text:visited-style-name="Visited_20_Internet_20_Link">
jonson.jpg</text:a>
']</text:p>
      <text:p text:style-name="P4">
Tags: ['ДОПОМОГА ПАРТНЕРІВ', 'КОРОЛІВСТВО ШВЕЦІЯ', 'ПОЛ ЙОНСОН', 'СВІТ ПІДТРИМУЄ УКРАЇНУ']</text:p>
      <text:p text:style-name="P4">
Category: News</text:p>
      <!--METADATA-->
      <text:p text:style-name="P4">
<draw:frame draw:style-name="fr1" draw:name="Image249" text:anchor-type="as-char" svg:width="6.9236in" svg:height="3.894525in" draw:z-index="0">
<draw:image xlink:href="../Images/AРМІЯINFORM/2023-04-20T49-00-00-04-00/jonson.jpg" xlink:type="simple" xlink:show="embed" xlink:actuate="onLoad" draw:mime-type="image/jpeg"/>
</draw:frame>
</text:p>
      <text:p text:style-name="P4">
Швеція продовжуватиме підтримувати Україну, аби Київ міг повернути захопленіросією території та відновити свободу.</text:p>
      <text:p text:style-name="P4">
Про це у Стокгольмі під час зустрічі з очільником Пентагону Ллойдом Остіномнапередодні <text:a xlink:type="simple" xlink:href="https://armyinform.com.ua/2023/04/14/stala-vidoma-data-nastupnoyi-zustrichi-kontaktnoyi-grupy-z-pytan-oborony-ukrayiny-u-formati-ramshtajn/" text:style-name="Internet_20_link" text:visited-style-name="Visited_20_Internet_20_Link">
засідання</text:a>
 Контактної групи з питань оборони України<text:a xlink:type="simple" xlink:href="https://www.defense.gov/News/Transcripts/Transcript/Article/3367750/secretary-of-defense-lloyd-j-austin-iii-joint-press-conference-with-swedish-def/" text:style-name="Internet_20_link" text:visited-style-name="Visited_20_Internet_20_Link">
заявив</text:a>
міністр оборони Швеції Пол Йонсон.</text:p>
      <text:p text:style-name="P4">
«Головним пріоритетом для шведського уряду є продовження підтримки України вполітичному, грошовому, економічному та військовому планах стільки, скільки цебуде потрібно. Наразі Швеція надала Україні 1,9 млрд євро допомоги, з яких 1,5млрд євро — це військова підтримка», — повідомив Пол Йонсон.</text:p>
      <text:p text:style-name="P4">
За його словами, підтримка України посилюватиметься.</text:p>
      <text:p text:style-name="P4">
Source: <text:a xlink:type="simple" xlink:href="https://armyinform.com.ua/2023/04/20/priorytet-dlya-shvecziyi-vsebichna-pidtrymka-ukrayiny-v-borotbi-za-nezalezhnist-ministr-oborony-krayiny/" text:style-name="Internet_20_link" text:visited-style-name="Visited_20_Internet_20_Link">
https://armyinform.com.ua/2023/04/20/priorytet-dlya-shvecziyi-vsebichna-pidtrymka-ukrayiny-v-borotbi-za-nezalezhnist-ministr-oborony-krayiny/</text:a>
</text:p>
      <!--NEWS-->
      <text:h text:style-name="P10" text:outline-level="1">
<text:span text:style-name="T4">
20 квітня у Military Media Center відбудеться брифінг представників Нацгвардії</text:span>
</text:h>
      <text:p text:style-name="P4">
Author: ['АРМІЯINFORM']</text:p>
      <text:p text:style-name="P4">
Time: 2023-04-20T50:00:00-04:00</text:p>
      <text:p text:style-name="P4">
Description: 20 квітня, об 11:00, у Military Media Center відбудеться брифінг на тему: «Уча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ig-mmc.jpg" text:style-name="Internet_20_link" text:visited-style-name="Visited_20_Internet_20_Link">
big-mmc.jpg</text:a>
']</text:p>
      <text:p text:style-name="P4">
Tags: ['MILITARY MEDIA CENTER', 'БРИФІНГ']</text:p>
      <text:p text:style-name="P4">
Category: News</text:p>
      <!--METADATA-->
      <text:p text:style-name="P4">
<draw:frame draw:style-name="fr1" draw:name="Image250" text:anchor-type="as-char" svg:width="6.9236in" svg:height="3.894525in" draw:z-index="0">
<draw:image xlink:href="../Images/AРМІЯINFORM/2023-04-20T50-00-00-04-00/big-mmc.jpg" xlink:type="simple" xlink:show="embed" xlink:actuate="onLoad" draw:mime-type="image/jpeg"/>
</draw:frame>
 Брифінг</text:p>
      <text:p text:style-name="P4">
<text:span text:style-name="T4">
20 квітня, об 11:00,</text:span>
 у Military Media Center відбудеться брифінг на тему:<text:span text:style-name="T4">
«Участь Нацгвардії у відсічі збройної агресії рф проти України»</text:span>
 за участізаступника директора департаменту планування застосування Головного управлінняНаціональної гвардії України полковника Миколи Уршаловича.</text:p>
      <text:p text:style-name="P4">
Брифінг транслюватиметься онлайн на YouTube каналі Військового телебаченняУкраїни – &lt;https://www.youtube.com/channel/UCWRZ7gEgbry5FI2-46EX3jA&gt;
</text:p>
      <text:p text:style-name="P4">
За новинами та анонсами слідкуйте в телеграм-каналі у Military Media Center –&lt;https://t.me/militarymediacenter&gt;
.</text:p>
      <text:p text:style-name="P4">
Source: <text:a xlink:type="simple" xlink:href="https://armyinform.com.ua/2023/04/20/20-kvitnya-u-military-media-center-vidbudetsya-bryfing-predstavnykiv-naczgvardiyi-ukrayiny/" text:style-name="Internet_20_link" text:visited-style-name="Visited_20_Internet_20_Link">
https://armyinform.com.ua/2023/04/20/20-kvitnya-u-military-media-center-vidbudetsya-bryfing-predstavnykiv-naczgvardiyi-ukrayiny/</text:a>
</text:p>
      <!--NEWS-->
      <text:h text:style-name="P10" text:outline-level="1">
<text:span text:style-name="T4">
За пів року Світовий конгрес українців передав тероборонівцям допомогу на 85 млн грн</text:span>
</text:h>
      <text:p text:style-name="P4">
Author: ['АРМІЯINFORM']</text:p>
      <text:p text:style-name="P4">
Time: 2023-04-20T51:00:00-04:00</text:p>
      <text:p text:style-name="P4">
Description: Світовий конгрес українців (СКУ) за останніх пів року у рамках ініціативи Unite With...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029261_6046110192133142_6510947385935835739_n-e1681974349212.jpg" text:style-name="Internet_20_link" text:visited-style-name="Visited_20_Internet_20_Link">
342029261_6046110192133142_6510947385935835739_n-e1681974349212.jpg</text:a>
']</text:p>
      <text:p text:style-name="P4">
Tags: ['ДОПОМОГА АРМІЇ', 'СВІТОВИЙ КОНГРЕС УКРАЇНЦІВ', 'СИЛИ ТРО']</text:p>
      <text:p text:style-name="P4">
Category: News</text:p>
      <!--METADATA-->
      <text:p text:style-name="P4">
<draw:frame draw:style-name="fr1" draw:name="Image251" text:anchor-type="as-char" svg:width="6.9236in" svg:height="4.050306in" draw:z-index="0">
<draw:image xlink:href="../Images/AРМІЯINFORM/2023-04-20T51-00-00-04-00/342029261_6046110192133142_6510947385935835739_n-e1681974349212.jpg" xlink:type="simple" xlink:show="embed" xlink:actuate="onLoad" draw:mime-type="image/jpeg"/>
</draw:frame>
</text:p>
      <text:p text:style-name="P4">
Світовий конгрес українців (СКУ) за останніх пів року у рамках ініціативиUnite With Ukraine надав Силам Територіальної оборони Збройних Сил Українидопомоги на 85 млн грн.</text:p>
      <text:p text:style-name="P4">
Про це<text:a xlink:type="simple" xlink:href="https://www.facebook.com/TerritorialDefenseForces/posts/pfbid02mimS7UE5SzcyYmFMeL5yySWH8zRESB6mFD386uAWS7Aec3a1WqqrMYwJx8VhyJ2zl" text:style-name="Internet_20_link" text:visited-style-name="Visited_20_Internet_20_Link">
повідомили</text:a>
Сили Тероборони ЗСУ у Фейсбуці.</text:p>
      <text:p text:style-name="P4">
«Усі українці світу об'єдналися проти російської навали, яка хоче знищити нашунезалежність», — йдеться у повідомленні.</text:p>
      <text:p text:style-name="P4">
Зокрема, Силам ТрО передали:</text:p>
      <ul>
        <li>
15 екскаваторів;  * 21 000 пар тактичного зимового взуття;  * 2000 буржуйок;  * 8000 лопат;  * 455 генераторів;  * 4 дизельних генераторів;  * близько 2000 наборів IFAK;  * близько 200 рюкзаків для бойових медиків;  * близько 8000 штук термобілизних майок та штанів;  * 10 дронів Autel;  * різноманітні тактичні медичні приладдя.</li>
      </ul>
      <text:p text:style-name="P4">
У Силах ТрО подякували Світовому конгресу українців і всім благодійникам задопомогу та внесок у перемогу України.</text:p>
      <text:p text:style-name="P4">
Source: <text:a xlink:type="simple" xlink:href="https://armyinform.com.ua/2023/04/20/za-piv-roku-svitovyj-kongres-ukrayincziv-peredav-teroboroni-dopomogy-na-85-mln-grn/" text:style-name="Internet_20_link" text:visited-style-name="Visited_20_Internet_20_Link">
https://armyinform.com.ua/2023/04/20/za-piv-roku-svitovyj-kongres-ukrayincziv-peredav-teroboroni-dopomogy-na-85-mln-grn/</text:a>
</text:p>
      <!--NEWS-->
      <text:h text:style-name="P10" text:outline-level="1">
<text:span text:style-name="T4">
Ворог атакував південь України новою партією «Шахедів» — Наталія Гуменюк</text:span>
</text:h>
      <text:p text:style-name="P4">
Author: ['Тетяна Головатюк']</text:p>
      <text:p text:style-name="P4">
Time: 2023-04-20T52:00:00-04:00</text:p>
      <text:p text:style-name="P4">
Description: Про це в ефірі телевізійного марафону «Єдині новини» повідомила керівниця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taka-droniv-1.jpg" text:style-name="Internet_20_link" text:visited-style-name="Visited_20_Internet_20_Link">
ataka-droniv-1.jpg</text:a>
']</text:p>
      <text:p text:style-name="P4">
Tags: ['ВТОРГНЕННЯ РФ', 'ЄДИНІ НОВИНИ', 'НАТАЛІЯ ГУМЕНЮК', 'ШАХЕДИ']</text:p>
      <text:p text:style-name="P4">
Category: News</text:p>
      <!--METADATA-->
      <text:p text:style-name="P4">
<draw:frame draw:style-name="fr1" draw:name="Image252" text:anchor-type="as-char" svg:width="6.9236in" svg:height="3.894525in" draw:z-index="0">
<draw:image xlink:href="../Images/AРМІЯINFORM/2023-04-20T52-00-00-04-00/ataka-droniv-1.jpg" xlink:type="simple" xlink:show="embed" xlink:actuate="onLoad" draw:mime-type="image/jpeg"/>
</draw:frame>
БПЛА типу «шахед». Ілюстративне фото</text:p>
      <text:p text:style-name="P4">
Про це в ефірі <text:a xlink:type="simple" xlink:href="https://www.youtube.com/watch" text:style-name="Internet_20_link" text:visited-style-name="Visited_20_Internet_20_Link">
телевізійного марафону</text:a>
«Єдині новини» повідомилакерівниця об’єднаного координаційного пресцентру Сил оборони півдня капітан 1рангу Наталія Гуменюк.</text:p>
      <text:p text:style-name="P4">
Окупанти отримали нову партію іранських дронів, про це свідчить маркування,виявлене на збитих безпілотниках.</text:p>
      <text:p text:style-name="P4">
— Ми спостерігали атаку росіян на Миколаївщині саме цими дронами. Така самапозначка була на тих дронах, які атакували Одещину. Можливе й повторення такихатак, оскільки вони (росіяни. — Ред.), отримавши нову партію, починають їївикористовувати для терористичних дій проти місцевого населення, — розповілакапітан 1 рангу Наталія Гуменюк.</text:p>
      <text:p text:style-name="P4">
Вона також повідомила, що окупанти продовжують полювати за нашими системамипротиповітряної оборони й вишукують об’єкти критичної інфраструктури.</text:p>
      <text:p text:style-name="P4">
Source: <text:a xlink:type="simple" xlink:href="https://armyinform.com.ua/2023/04/20/vorog-atakuvav-pivden-ukrayiny-novoyu-partiyeyu-shahediv-nataliya-gumenyuk/" text:style-name="Internet_20_link" text:visited-style-name="Visited_20_Internet_20_Link">
https://armyinform.com.ua/2023/04/20/vorog-atakuvav-pivden-ukrayiny-novoyu-partiyeyu-shahediv-nataliya-gumenyuk/</text:a>
</text:p>
      <!--NEWS-->
      <text:h text:style-name="P10" text:outline-level="1">
<text:span text:style-name="T4">
США ввели санкції проти міжнародної мережі, яка допомагала ірану виробляти дрони</text:span>
</text:h>
      <text:p text:style-name="P4">
Author: ['АРМІЯINFORM']</text:p>
      <text:p text:style-name="P4">
Time: 2023-04-20T53:00:00-04:00</text:p>
      <text:p text:style-name="P4">
Description: Міністерство фінансів США оголосило про введення обмежень проти міжнародної мереж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200_0_1664019934-4191.webp" text:style-name="Internet_20_link" text:visited-style-name="Visited_20_Internet_20_Link">
1200_0_1664019934-4191.webp</text:a>
']</text:p>
      <text:p text:style-name="P4">
Tags: ['STOPRUSSIA', 'ЕКОНОМІКА РФ', 'КРАХ РОСІЙСЬКОЇ ЕКОНОМІКИ', 'САНКЦІЇ ПРОТИ ІРАНУ', 'США']</text:p>
      <text:p text:style-name="P4">
Category: News</text:p>
      <!--METADATA-->
      <text:p text:style-name="P4">
<draw:frame draw:style-name="fr1" draw:name="Image253" text:anchor-type="as-char" svg:width="6.9236in" svg:height="4.615733in" draw:z-index="0">
<draw:image xlink:href="../ConvertedIMGs/AРМІЯINFORM/2023-04-20T53-00-00-04-00/1200_0_1664019934-4191.png" xlink:type="simple" xlink:show="embed" xlink:actuate="onLoad" draw:mime-type="image/png"/>
</draw:frame>
</text:p>
      <text:p text:style-name="P4">
Міністерство фінансів США оголосило про введення обмежень проти міжнародноїмережі компаній та осіб, які попри введені раніше санкції проти іранудопомагали йому отримувати електроніку та обладнання для виробництва бойовихдронів.</text:p>
      <text:p text:style-name="P4">
Про це <text:a xlink:type="simple" xlink:href="https://home.treasury.gov/news/press-releases/jy1423" text:style-name="Internet_20_link" text:visited-style-name="Visited_20_Internet_20_Link">
йдеться</text:a>
 уповідомленні Міністерства фінансів США.</text:p>
      <text:p text:style-name="P4">
Зокрема, санкції введені проти керівника іранської компанії Pardazan SystemNamad Arman (PASNA), а також підставних компаній і постачальників PASNA, якібазуються в ірані, Малайзії, Гонконгу та КНР.</text:p>
      <text:p text:style-name="P4">
«Мережа, проти якої сьогодні введені обмеження, закуповувала товари татехнології для уряду ірану та його оборонної промисловості й програм БПЛА.Мінфін США надалі запроваджуватиме санкції проти зусиль Ірану, спрямованих назакупівлю військових засобів, які посилюють регіональну небезпеку та глобальнунестабільність», — підкреслюють у Міністерстві фінансів США.</text:p>
      <text:p text:style-name="P4">
Зазначається, що санкції передбачають замороження активів підсанкційних осіб уСполучених Штатах і заборону американським суб’єктам вести будь-яку бізнес-діяльність із ними без окремого дозволу.</text:p>
      <text:p text:style-name="P4">
Раніше Мінфін США<text:a xlink:type="simple" xlink:href="https://armyinform.com.ua/2023/03/22/ministerstvo-finansiv-ssha-zaprovadyly-sankcziyi-proty-kompanij-prychetnyh-do-vyrobnycztva-droniv-v-irani/" text:style-name="Internet_20_link" text:visited-style-name="Visited_20_Internet_20_Link">
запровадив</text:a>
 санкції проти компаній та осіб в ірані й Туреччині, причетних доіранських програм виготовлення БПЛА, а також іншого озброєння, включно збалістичними ракетами.</text:p>
      <text:p text:style-name="P4">
Source: <text:a xlink:type="simple" xlink:href="https://armyinform.com.ua/2023/04/20/ssha-vvely-sankcziyi-proty-mizhnarodnoyi-merezhi-yaka-dopomagala-iranu-vyroblyaty-drony/" text:style-name="Internet_20_link" text:visited-style-name="Visited_20_Internet_20_Link">
https://armyinform.com.ua/2023/04/20/ssha-vvely-sankcziyi-proty-mizhnarodnoyi-merezhi-yaka-dopomagala-iranu-vyroblyaty-drony/</text:a>
</text:p>
      <!--NEWS-->
      <text:h text:style-name="P10" text:outline-level="1">
<text:span text:style-name="T4">
Брифінг у Military Media Center «Участь Нацгвардії у відсічі збройної агресії рф проти України»</text:span>
</text:h>
      <text:p text:style-name="P4">
Author: ['АРМІЯINFORM']</text:p>
      <text:p text:style-name="P4">
Time: 2023-04-20T54:00:00-04:00</text:p>
      <text:p text:style-name="P4">
Description: https://www.youtube.com/watch?v=VYq6Gjezg4o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MILITARY MEDIA CENTER', 'БРИФІНГ']</text:p>
      <text:p text:style-name="P4">
Category: News</text:p>
      <!--METADATA-->
      <text:p text:style-name="P4">
Source: <text:a xlink:type="simple" xlink:href="https://armyinform.com.ua/2023/04/20/bryfing-u-military-media-center-uchast-naczgvardiyi-u-vidsichi-zbrojnoyi-agresiyi-rf-proty-ukrayiny/" text:style-name="Internet_20_link" text:visited-style-name="Visited_20_Internet_20_Link">
https://armyinform.com.ua/2023/04/20/bryfing-u-military-media-center-uchast-naczgvardiyi-u-vidsichi-zbrojnoyi-agresiyi-rf-proty-ukrayiny/</text:a>
</text:p>
      <!--NEWS-->
      <text:h text:style-name="P10" text:outline-level="1">
<text:span text:style-name="T4">
За добу внаслідок російських обстрілів загинула цивільна особа, ще 11 поранено</text:span>
</text:h>
      <text:p text:style-name="P4">
Author: ['АРМІЯINFORM']</text:p>
      <text:p text:style-name="P4">
Time: 2023-04-20T55:00:00-04:00</text:p>
      <text:p text:style-name="P4">
Description: Минулої доби російські війська обстріляли територію 8 областей України. В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34721695623270577_y.jpg" text:style-name="Internet_20_link" text:visited-style-name="Visited_20_Internet_20_Link">
photo_5334721695623270577_y.jpg</text:a>
']</text:p>
      <text:p text:style-name="P4">
Tags: ['MILITARY MEDIA CENTER', 'ВОРОЖІ ОБСТРІЛИ']</text:p>
      <text:p text:style-name="P4">
Category: News</text:p>
      <!--METADATA-->
      <text:p text:style-name="P4">
<draw:frame draw:style-name="fr1" draw:name="Image254" text:anchor-type="as-char" svg:width="6.9236in" svg:height="4.992716in" draw:z-index="0">
<draw:image xlink:href="../Images/AРМІЯINFORM/2023-04-20T55-00-00-04-00/photo_5334721695623270577_y.jpg" xlink:type="simple" xlink:show="embed" xlink:actuate="onLoad" draw:mime-type="image/jpeg"/>
</draw:frame>
</text:p>
      <text:p text:style-name="P4">
Минулої доби російські війська обстріляли територію 8 областей України.Внаслідок обстрілів загинула цивільна особа, ще 11 дістали поранень.</text:p>
      <text:p text:style-name="P4">
Про це <text:a xlink:type="simple" xlink:href="https://t.me/militarymediacenter/1742" text:style-name="Internet_20_link" text:visited-style-name="Visited_20_Internet_20_Link">
повідомляє</text:a>
 Military MediaCenter.</text:p>
      <text:p text:style-name="P4">
«Загалом з різних видів озброєння (міномети, танки, артилерія, РСЗВ, ударніБПЛА, тактична авіація) здійснено обстріли 97 населених пунктів, підтвердженоураження 39 об’єктів інфраструктури», — йдеться у повідомленні.</text:p>
      <text:p text:style-name="P4">
Source: <text:a xlink:type="simple" xlink:href="https://armyinform.com.ua/2023/04/20/za-dobu-cherez-rosijski-obstrily-zagynula-czyvilna-osoba-shhe-11-poraneno/" text:style-name="Internet_20_link" text:visited-style-name="Visited_20_Internet_20_Link">
https://armyinform.com.ua/2023/04/20/za-dobu-cherez-rosijski-obstrily-zagynula-czyvilna-osoba-shhe-11-poraneno/</text:a>
</text:p>
      <!--NEWS-->
      <text:h text:style-name="P10" text:outline-level="1">
<text:span text:style-name="T4">
Ми захищаємо право кожної людини жити вільно і в безпеці — Володимир Зеленський</text:span>
</text:h>
      <text:p text:style-name="P4">
Author: ['АРМІЯINFORM']</text:p>
      <text:p text:style-name="P4">
Time: 2023-04-20T56:00:00-04:00</text:p>
      <text:p text:style-name="P4">
Description: Президент України Володимир Зеленський у Телеграм-каналі написав, за що воює украї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8.jpg" text:style-name="Internet_20_link" text:visited-style-name="Visited_20_Internet_20_Link">
1-68.jpg</text:a>
', '<text:a xlink:type="simple" xlink:href="https://armyinform.com.ua/wp-content/uploads/2023/04/2-58-150x150.jpg" text:style-name="Internet_20_link" text:visited-style-name="Visited_20_Internet_20_Link">
2-58-150x150.jpg</text:a>
', '<text:a xlink:type="simple" xlink:href="https://armyinform.com.ua/wp-content/uploads/2023/04/3-51-150x150.jpg" text:style-name="Internet_20_link" text:visited-style-name="Visited_20_Internet_20_Link">
3-51-150x150.jpg</text:a>
', '<text:a xlink:type="simple" xlink:href="https://armyinform.com.ua/wp-content/uploads/2023/04/4-44-150x150.jpg" text:style-name="Internet_20_link" text:visited-style-name="Visited_20_Internet_20_Link">
4-44-150x150.jpg</text:a>
', '<text:a xlink:type="simple" xlink:href="https://armyinform.com.ua/wp-content/uploads/2023/04/5-36-150x150.jpg" text:style-name="Internet_20_link" text:visited-style-name="Visited_20_Internet_20_Link">
5-36-150x150.jpg</text:a>
', '<text:a xlink:type="simple" xlink:href="https://armyinform.com.ua/wp-content/uploads/2023/04/6-33-150x150.jpg" text:style-name="Internet_20_link" text:visited-style-name="Visited_20_Internet_20_Link">
6-33-150x150.jpg</text:a>
', '<text:a xlink:type="simple" xlink:href="https://armyinform.com.ua/wp-content/uploads/2023/04/7-16-150x150.jpg" text:style-name="Internet_20_link" text:visited-style-name="Visited_20_Internet_20_Link">
7-16-150x150.jpg</text:a>
']</text:p>
      <text:p text:style-name="P4">
Tags: ['STOPRUSSIA', 'АГРЕСІЯ РФ', 'ВОЛОДИМИР ЗЕЛЕНСЬКИЙ', 'ПРЕЗИДЕНТ УКРАЇНИ']</text:p>
      <text:p text:style-name="P4">
Category: News</text:p>
      <!--METADATA-->
      <text:p text:style-name="P4">
<draw:frame draw:style-name="fr1" draw:name="Image255" text:anchor-type="as-char" svg:width="6.9236in" svg:height="4.615733in" draw:z-index="0">
<draw:image xlink:href="../Images/AРМІЯINFORM/2023-04-20T56-00-00-04-00/1-68.jpg" xlink:type="simple" xlink:show="embed" xlink:actuate="onLoad" draw:mime-type="image/jpeg"/>
</draw:frame>
</text:p>
      <text:p text:style-name="P4">
Президент України Володимир Зеленський у Телеграм-каналі<text:a xlink:type="simple" xlink:href="https://t.me/V_Zelenskiy_official/5916" text:style-name="Internet_20_link" text:visited-style-name="Visited_20_Internet_20_Link">
написав</text:a>
, за що воює українськийнарод:</text:p>
      <text:p text:style-name="P4">
«Саме зараз і саме в Україні ми захищаємо право кожної людини, кожної родинижити в безпеці, вільно, прагнучи до свого щастя».</text:p>
      <text:p text:style-name="P4">
<text:a xlink:type="simple" xlink:href="https://armyinform.com.ua/wp-content/uploads/2023/04/2-58.jpg" text:style-name="Internet_20_link" text:visited-style-name="Visited_20_Internet_20_Link">
<draw:frame draw:style-name="fr1" draw:name="Image256" text:anchor-type="as-char" svg:width="6.9236in" svg:height="6.9236in" draw:z-index="0">
<draw:image xlink:href="../Images/AРМІЯINFORM/2023-04-20T56-00-00-04-00/2-58-150x150.jpg" xlink:type="simple" xlink:show="embed" xlink:actuate="onLoad" draw:mime-type="image/jpeg"/>
</draw:frame>
</text:a>
</text:p>
      <text:p text:style-name="P4">
<text:a xlink:type="simple" xlink:href="https://armyinform.com.ua/wp-content/uploads/2023/04/3-51.jpg" text:style-name="Internet_20_link" text:visited-style-name="Visited_20_Internet_20_Link">
<draw:frame draw:style-name="fr1" draw:name="Image257" text:anchor-type="as-char" svg:width="6.9236in" svg:height="6.9236in" draw:z-index="0">
<draw:image xlink:href="../Images/AРМІЯINFORM/2023-04-20T56-00-00-04-00/3-51-150x150.jpg" xlink:type="simple" xlink:show="embed" xlink:actuate="onLoad" draw:mime-type="image/jpeg"/>
</draw:frame>
</text:a>
</text:p>
      <text:p text:style-name="P4">
<text:a xlink:type="simple" xlink:href="https://armyinform.com.ua/wp-content/uploads/2023/04/4-44.jpg" text:style-name="Internet_20_link" text:visited-style-name="Visited_20_Internet_20_Link">
<draw:frame draw:style-name="fr1" draw:name="Image258" text:anchor-type="as-char" svg:width="6.9236in" svg:height="6.9236in" draw:z-index="0">
<draw:image xlink:href="../Images/AРМІЯINFORM/2023-04-20T56-00-00-04-00/4-44-150x150.jpg" xlink:type="simple" xlink:show="embed" xlink:actuate="onLoad" draw:mime-type="image/jpeg"/>
</draw:frame>
</text:a>
</text:p>
      <text:p text:style-name="P4">
<text:a xlink:type="simple" xlink:href="https://armyinform.com.ua/wp-content/uploads/2023/04/5-36.jpg" text:style-name="Internet_20_link" text:visited-style-name="Visited_20_Internet_20_Link">
<draw:frame draw:style-name="fr1" draw:name="Image259" text:anchor-type="as-char" svg:width="6.9236in" svg:height="6.9236in" draw:z-index="0">
<draw:image xlink:href="../Images/AРМІЯINFORM/2023-04-20T56-00-00-04-00/5-36-150x150.jpg" xlink:type="simple" xlink:show="embed" xlink:actuate="onLoad" draw:mime-type="image/jpeg"/>
</draw:frame>
</text:a>
</text:p>
      <text:p text:style-name="P4">
<text:a xlink:type="simple" xlink:href="https://armyinform.com.ua/wp-content/uploads/2023/04/6-33.jpg" text:style-name="Internet_20_link" text:visited-style-name="Visited_20_Internet_20_Link">
<draw:frame draw:style-name="fr1" draw:name="Image260" text:anchor-type="as-char" svg:width="6.9236in" svg:height="6.9236in" draw:z-index="0">
<draw:image xlink:href="../Images/AРМІЯINFORM/2023-04-20T56-00-00-04-00/6-33-150x150.jpg" xlink:type="simple" xlink:show="embed" xlink:actuate="onLoad" draw:mime-type="image/jpeg"/>
</draw:frame>
</text:a>
</text:p>
      <text:p text:style-name="P4">
<text:a xlink:type="simple" xlink:href="https://armyinform.com.ua/wp-content/uploads/2023/04/7-16.jpg" text:style-name="Internet_20_link" text:visited-style-name="Visited_20_Internet_20_Link">
<draw:frame draw:style-name="fr1" draw:name="Image261" text:anchor-type="as-char" svg:width="6.9236in" svg:height="6.9236in" draw:z-index="0">
<draw:image xlink:href="../Images/AРМІЯINFORM/2023-04-20T56-00-00-04-00/7-16-150x150.jpg" xlink:type="simple" xlink:show="embed" xlink:actuate="onLoad" draw:mime-type="image/jpeg"/>
</draw:frame>
</text:a>
</text:p>
      <text:p text:style-name="P4">
Source: <text:a xlink:type="simple" xlink:href="https://armyinform.com.ua/2023/04/20/my-zahyshhayemo-pravo-kozhnoyi-lyudyny-zhyty-vilno-i-v-bezpeczi-volodymyr-zelenskyj/" text:style-name="Internet_20_link" text:visited-style-name="Visited_20_Internet_20_Link">
https://armyinform.com.ua/2023/04/20/my-zahyshhayemo-pravo-kozhnoyi-lyudyny-zhyty-vilno-i-v-bezpeczi-volodymyr-zelenskyj/</text:a>
</text:p>
      <!--NEWS-->
      <text:h text:style-name="P10" text:outline-level="1">
<text:span text:style-name="T4">
Командувачі Об’єднаних Сил ЗС України і Канади обговорили відновлення спільної тренувальної місії</text:span>
</text:h>
      <text:p text:style-name="P4">
Author: ['АРМІЯINFORM']</text:p>
      <text:p text:style-name="P4">
Time: 2023-04-20T57:00:00-04:00</text:p>
      <text:p text:style-name="P4">
Description: Командувач Об’єднаних Сил Збройних Сил України генерал-лейтенант Сергій Наєв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206469_1163599920881351_5592809421008697905_n.jpg" text:style-name="Internet_20_link" text:visited-style-name="Visited_20_Internet_20_Link">
342206469_1163599920881351_5592809421008697905_n.jpg</text:a>
']</text:p>
      <text:p text:style-name="P4">
Tags: ['ЗБРОЙНІ СИЛИ КАНАДИ', 'КОМАНДУВАННЯ ОБ’ЄДНАНИХ СИЛ ЗСУ', 'СЕРГІЙ НАЄВ', 'ТРЕНУВАЛЬНА МІСІЯ']</text:p>
      <text:p text:style-name="P4">
Category: News</text:p>
      <!--METADATA-->
      <text:p text:style-name="P4">
<draw:frame draw:style-name="fr1" draw:name="Image262" text:anchor-type="as-char" svg:width="6.9236in" svg:height="4.696509in" draw:z-index="0">
<draw:image xlink:href="../Images/AРМІЯINFORM/2023-04-20T57-00-00-04-00/342206469_1163599920881351_5592809421008697905_n.jpg" xlink:type="simple" xlink:show="embed" xlink:actuate="onLoad" draw:mime-type="image/jpeg"/>
</draw:frame>
</text:p>
      <text:p text:style-name="P4">
Командувач Об’єднаних Сил Збройних Сил України генерал-лейтенант Сергій Наєвпровів робочу зустріч із командувачем Об’єднаних Сил ЗС Канади віцеадміраломБобом Очтолоні, під час якої обговорили відновлення співпраці з представникамитренувальних місій ЗС Канади.</text:p>
      <text:p text:style-name="P4">
Про це<text:a xlink:type="simple" xlink:href="https://www.facebook.com/JointForcesCommandAFU/posts/pfbid0HAvaw5USnJD6x5pJadNKk1HbJrwxHq5N6sbve4ukLHnVkNL6imz4uceaePZkZmsEl" text:style-name="Internet_20_link" text:visited-style-name="Visited_20_Internet_20_Link">
повідомляє</text:a>
відділ зв’язків з громадськістю Командування Об’єднаних Сил ЗС України.</text:p>
      <text:p text:style-name="P4">
Генерал-лейтенант Сергій Наєв проінформував канадського колегу щодооперативної ситуації на фронті, а також ознайомив з основними завданнями йфункціями Командування в загальній системі управління Збройними Силами Українипід час широкомасштабної агресії рф.</text:p>
      <text:p text:style-name="P4">
У процесі розмови сторони обговорили питання подальшого співробітництва, середяких — відновлення співпраці з представниками тренувальних місій ЗС Канади,продовження консультативно-дорадчої допомоги Збройним Силам України, зокремаКомандуванню Об’єднаних Сил ЗС України для набуття й посилення необхіднихспроможностей.</text:p>
      <text:p text:style-name="P4">
«Сподіваюся, що ми й надалі продовжуватимемо обмін досвідом, нарощуючи тавпроваджуючи нові елементи підготовки особового складу нашого Командування заучастю канадських інструкторів. Впевнений, що певним чином, це допоможе нашимвійськовослужбовцям перемогти противника на полі бою», — наголосив генерал-лейтенант Сергій Наєв.</text:p>
      <text:p text:style-name="P4">
Разом з тим, командувач Об’єднаних Сил Збройних Сил України подякувавкерівництву ЗС Канади в особі віцеадмірала Боба Очтолоні за постійнепартнерство та всебічну допомогу нашій державі у боротьбі за незалежність татериторіальну цілісність.</text:p>
      <text:p text:style-name="P4">
Своєю чергою, віцеадмірал Боб Очтолоні запевнив, що Канада надаватимебезперервну підтримку Україні не тільки у військовому плані, а й політичному,активно відстоюючи її інтереси на міжнародному рівні.</text:p>
      <text:p text:style-name="P4">
Source: <text:a xlink:type="simple" xlink:href="https://armyinform.com.ua/2023/04/20/komanduvachi-obyednanyh-syl-zs-ukrayiny-i-kanady-obgovoryly-vidnovlennya-spilnoyi-trenuvalnoyi-misiyi/" text:style-name="Internet_20_link" text:visited-style-name="Visited_20_Internet_20_Link">
https://armyinform.com.ua/2023/04/20/komanduvachi-obyednanyh-syl-zs-ukrayiny-i-kanady-obgovoryly-vidnovlennya-spilnoyi-trenuvalnoyi-misiyi/</text:a>
</text:p>
      <!--NEWS-->
      <text:h text:style-name="P10" text:outline-level="1">
<text:span text:style-name="T4">
За минулий тиждень нацгвардійці знищили близько 300 окупантів, військову техніку та склад з боєприпасами рф — Микола Уршалович</text:span>
</text:h>
      <text:p text:style-name="P4">
Author: ['Валентина Вілюра']</text:p>
      <text:p text:style-name="P4">
Time: 2023-04-20T58:00:00-04:00</text:p>
      <text:p text:style-name="P4">
Description: Про це під час брифінгу в Military Media Center повідомив заступник директо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9a6785.jpg" text:style-name="Internet_20_link" text:visited-style-name="Visited_20_Internet_20_Link">
5f9a6785.jpg</text:a>
']</text:p>
      <text:p text:style-name="P4">
Tags: ['MILITARY MEDIA CENTER', 'ВТОРГНЕННЯ РФ', 'МИКОЛА УРШАЛОВИЧ', 'НАЦГВАРДІЯ']</text:p>
      <text:p text:style-name="P4">
Category: News</text:p>
      <!--METADATA-->
      <text:p text:style-name="P4">
<draw:frame draw:style-name="fr1" draw:name="Image263" text:anchor-type="as-char" svg:width="6.9236in" svg:height="4.921526in" draw:z-index="0">
<draw:image xlink:href="../Images/AРМІЯINFORM/2023-04-20T58-00-00-04-00/5f9a6785.jpg" xlink:type="simple" xlink:show="embed" xlink:actuate="onLoad" draw:mime-type="image/jpeg"/>
</draw:frame>
</text:p>
      <text:p text:style-name="P4">
Про це під час брифінгу в Military Media Center повідомив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У важких боях на різних ділянках фронту нацгвардійці завдають загарбникамчисленних втрат, позбавляючи армію агресора наступального потенціалу.</text:p>
      <text:p text:style-name="P4">
«У взаємодії з підрозділами Збройних Сил України та інших військових формуваньта правоохоронних органів військовослужбовці Національної гвардії в районахСтельмахівки, Білогорівки, Спірного, Озерянівки, Новокалинового, ВеликоїНовосілки, Ольгівського, Малої Токмачки дають гідну відсіч ворогу тапродовжують утримувати зайняті позиції. За минулий тиждень нацгвардійцідемілітаризували близько 300 окупантів, два міномети з розрахунками, іншувійськову техніку», — зазначив полковник Микола Уршалович.</text:p>
      <text:p text:style-name="P4">
Також заступник директора Департаменту планування застосування Головногоуправління Національної гвардії України повідомив, що бійці 1-ї Президентськоїбригади оперативного призначення імені гетьмана Петра Дорошенка в районіБілогорівки 15 квітня взяли в полон двох військовослужбовців загону «Ахмат».</text:p>
      <text:p text:style-name="P4">
— На Авдіївському напрямку спецпризначенці Національної гвардії ліквідувалиблизько 25 рашистів, знищили ворожі два танки, три бронеавтомобілі, ПТРК«Корнет» з розрахунком та один склад із боєприпасами, — додав полковник МиколаУршалович.</text:p>
      <text:p text:style-name="P4">
Source: <text:a xlink:type="simple" xlink:href="https://armyinform.com.ua/2023/04/20/za-mynulyj-tyzhden-naczgvardijczi-znyshhyly-blyzko-300-okupantiv-vijskovu-tehniku-ta-sklad-z-boyeprypasamy-rf-mykola-urshalovych/" text:style-name="Internet_20_link" text:visited-style-name="Visited_20_Internet_20_Link">
https://armyinform.com.ua/2023/04/20/za-mynulyj-tyzhden-naczgvardijczi-znyshhyly-blyzko-300-okupantiv-vijskovu-tehniku-ta-sklad-z-boyeprypasamy-rf-mykola-urshalovych/</text:a>
</text:p>
      <!--NEWS-->
      <text:h text:style-name="P10" text:outline-level="1">
<text:span text:style-name="T4">
Підрозділи розвідки Нацгвардії виявили 327 цілей противника, значну частину яких було вражено</text:span>
</text:h>
      <text:p text:style-name="P4">
Author: ['Валентина Вілюра']</text:p>
      <text:p text:style-name="P4">
Time: 2023-04-20T59:00:00-04:00</text:p>
      <text:p text:style-name="P4">
Description: Про це під час брифінгу в Military Media Center повідомив заступник директо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9a6810.jpg" text:style-name="Internet_20_link" text:visited-style-name="Visited_20_Internet_20_Link">
5f9a6810.jpg</text:a>
']</text:p>
      <text:p text:style-name="P4">
Tags: ['MILITARY MEDIA CENTER', 'ВТОРГНЕННЯ РФ', 'МИКОЛА УРШАЛОВИЧ', 'НАЦГВАРДІЯ']</text:p>
      <text:p text:style-name="P4">
Category: News</text:p>
      <!--METADATA-->
      <text:p text:style-name="P4">
<draw:frame draw:style-name="fr1" draw:name="Image264" text:anchor-type="as-char" svg:width="6.9236in" svg:height="4.621503in" draw:z-index="0">
<draw:image xlink:href="../Images/AРМІЯINFORM/2023-04-20T59-00-00-04-00/5f9a6810.jpg" xlink:type="simple" xlink:show="embed" xlink:actuate="onLoad" draw:mime-type="image/jpeg"/>
</draw:frame>
</text:p>
      <text:p text:style-name="P4">
Про це під час брифінгу в Military Media Center повідомив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 Підрозділами розвідки Національної гвардії виявлено 327 цілей противника,значна частина яких у взаємодії з підрозділами Збройних Cил була вражена (зних спостережними постами — 65, розрахунками безпілотних авіаційних комплексів— 94, засобами радіоелектронної розвідки — 168), — зазначив полковник МиколаУршалович.</text:p>
      <text:p text:style-name="P4">
Крім того, групи аеророзвідки 27-ї Печерської бригади на Лиманському,Донецькому та Запорізькому напрямках виявили й у взаємодії з артилерійськимипідрозділами знищили 4 танки, 3 артилерійські системи, 15 бойових броньованихмашин, 13 одиниць автомобільної техніки, 1 склад з боєприпасами та завдаливраження по місцях розташування особового складу рф.</text:p>
      <text:p text:style-name="P4">
Source: <text:a xlink:type="simple" xlink:href="https://armyinform.com.ua/2023/04/20/pidrozdily-rozvidky-naczgvardiyi-vyyavyly-327-czilej-protyvnyka-znachnu-chastynu-yakyh-bulo-vrazheno/" text:style-name="Internet_20_link" text:visited-style-name="Visited_20_Internet_20_Link">
https://armyinform.com.ua/2023/04/20/pidrozdily-rozvidky-naczgvardiyi-vyyavyly-327-czilej-protyvnyka-znachnu-chastynu-yakyh-bulo-vrazheno/</text:a>
</text:p>
      <!--NEWS-->
      <text:h text:style-name="P10" text:outline-level="1">
<text:span text:style-name="T4">
Ідентифіковано комбата росгвардії, який віддавав наказ труїти українців у «газових камерах»</text:span>
</text:h>
      <text:p text:style-name="P4">
Author: ['АРМІЯINFORM']</text:p>
      <text:p text:style-name="P4">
Time: 2023-04-20T60:00:00-04:00</text:p>
      <text:p text:style-name="P4">
Description: Встановлено особу ще одного російського окупанта, який причетний до масових катувань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hatsapp-image-2023-04-20-at-090811-e1681974564183.jpeg" text:style-name="Internet_20_link" text:visited-style-name="Visited_20_Internet_20_Link">
whatsapp-image-2023-04-20-at-090811-e1681974564183.jpeg</text:a>
']</text:p>
      <text:p text:style-name="P4">
Tags: ['STOPRUSSIA', 'АГРЕСІЯ РФ', 'ВТОРГНЕННЯ РФ', 'СБУ']</text:p>
      <text:p text:style-name="P4">
Category: News</text:p>
      <!--METADATA-->
      <text:p text:style-name="P4">
<draw:frame draw:style-name="fr1" draw:name="Image265" text:anchor-type="as-char" svg:width="6.9236in" svg:height="6.205799in" draw:z-index="0">
<draw:image xlink:href="../Images/AРМІЯINFORM/2023-04-20T60-00-00-04-00/whatsapp-image-2023-04-20-at-090811-e1681974564183.jpeg" xlink:type="simple" xlink:show="embed" xlink:actuate="onLoad" draw:mime-type="image/jpeg"/>
</draw:frame>
</text:p>
      <text:p text:style-name="P4">
Встановлено особу ще одного російського окупанта, який причетний до масовихкатувань та вбивств мирних жителів у захоплених районах на півдні України.Зловмисником є командир батальйону 96-го полку оперативного призначення 46-їокремої бригади військ росгвардії підполковник аюба ельдаров.</text:p>
      <text:p text:style-name="P4">
У травні минулого року його призначили так званим «комендантом селищаЧернігівка» у тимчасово окупованому Бердянському районі Запорізької області.На цій «посаді» він виконував завдання кремля щодо придушення руху опору тапроведення масових репресій проти мирних жителів на захоплених територіяхУкраїни. Для цього зловмисник сформував каральні загони, до складу якихвходили російські військові, представники спецслужб рф та місцеві колаборанти.</text:p>
      <text:p text:style-name="P4">
За наказом ельдарова рашисти розшукували українських патріотів, а потімвикрадали їх. Потерпілих звозили до катівні, яка була облаштована на територіїмісцевої окупаційної комендатури рф. У застінках до людей застосовувалижорстокі тортури з використанням отруйних хімічних речовин та електроструму.Задокументовано факт застосування ворогом задушливих газів у спеціальнообладнаних «камерах», де тримали українських бранців. Таким чином російськізагарбники намагалися схилити потерпілих до співпраці, щоб отримуватиінформацію про місця дислокації та переміщення Сил оборони.</text:p>
      <text:p text:style-name="P4">
Встановлено, що ельдаров особисто брав участь у незаконних затриманнях ікатуваннях, а також «покривав» вбивства викрадених громадян своїми підлеглими.Крім того, СБУ отримала свідчення трьох місцевих жителів, які пройшлиросійську катівню та зуміли виїхати на підконтрольну Україні територію. Середних – мешканець селища, якого окупанти викрали на блокпості і катували черезйого підписку на український Телеграм-канал. Іншим незаконно ув’язненим бувчоловік, якого загарбники «звинуватили» у коригуванні вогню ЗСУ. Ще однимпотерпілим є місцевий мешканець, який у своїх висловлюваннях підтримувавукраїнських захисників. Всі вони засвідчили причетність ельдарова до вчиненнявоєнних злочинів.</text:p>
      <text:p text:style-name="P4">
На підставі зібраних доказів слідчі Служби безпеки повідомили йому про підозруза порушення законів та звичаїв війни, вчинене за попередньою змовою групоюосіб. Тривають комплексні заходи для притягнення російського воєнного злочинцядо відповідальності. Зловмисника буде покарано, незалежно від часу і місця, девін переховується від правосуддя!</text:p>
      <text:p text:style-name="P4">
<text:span text:style-name="T4">
Джерело:</text:span>
 <text:a xlink:type="simple" xlink:href="https://ssu.gov.ua/novyny/sbu-identyfikuvala-kombata-roshvardii-yakyi-viddavav-nakaz-truity-ukraintsiv-u-hazovykh-kamerakh-audio" text:style-name="Internet_20_link" text:visited-style-name="Visited_20_Internet_20_Link">
<text:span text:style-name="T5">
СБУ</text:span>
</text:a>
</text:p>
      <text:p text:style-name="P4">
Source: <text:a xlink:type="simple" xlink:href="https://armyinform.com.ua/2023/04/20/identyfikovano-kombata-rosgvardiyi-yakyj-viddavav-nakaz-truyity-ukrayincziv-u-gazovyh-kamerah/" text:style-name="Internet_20_link" text:visited-style-name="Visited_20_Internet_20_Link">
https://armyinform.com.ua/2023/04/20/identyfikovano-kombata-rosgvardiyi-yakyj-viddavav-nakaz-truyity-ukrayincziv-u-gazovyh-kamerah/</text:a>
</text:p>
      <!--NEWS-->
      <text:h text:style-name="P10" text:outline-level="1">
<text:span text:style-name="T4">
Генсек НАТО Єнс Столтенберг з неанонсованим візитом прибув до Києва</text:span>
</text:h>
      <text:p text:style-name="P4">
Author: ['Ольга Мосьондз']</text:p>
      <text:p text:style-name="P4">
Time: 2023-04-20T61:00:00-04:00</text:p>
      <text:p text:style-name="P4">
Description: Генеральний секретар НАТО Єнс Столтенберг прибув з неанонсованим візитом до Киє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ui-epqaqaevt2d-scaled-e1681981795631.jpg" text:style-name="Internet_20_link" text:visited-style-name="Visited_20_Internet_20_Link">
fui-epqaqaevt2d-scaled-e1681981795631.jpg</text:a>
', '<text:a xlink:type="simple" xlink:href="https://armyinform.com.ua/wp-content/uploads/2023/04/fui-epmagaelty5-scaled.jpg" text:style-name="Internet_20_link" text:visited-style-name="Visited_20_Internet_20_Link">
fui-epmagaelty5-scaled.jpg</text:a>
']</text:p>
      <text:p text:style-name="P4">
Tags: ['ЄНС СТОЛТЕНБЕРГ']</text:p>
      <text:p text:style-name="P4">
Category: News</text:p>
      <!--METADATA-->
      <text:p text:style-name="P4">
<draw:frame draw:style-name="fr1" draw:name="Image266" text:anchor-type="as-char" svg:width="6.9236in" svg:height="4.569576in" draw:z-index="0">
<draw:image xlink:href="../Images/AРМІЯINFORM/2023-04-20T61-00-00-04-00/fui-epqaqaevt2d-scaled-e1681981795631.jpg" xlink:type="simple" xlink:show="embed" xlink:actuate="onLoad" draw:mime-type="image/jpeg"/>
</draw:frame>
</text:p>
      <text:p text:style-name="P4">
Генеральний секретар НАТО Єнс Столтенберг прибув з неанонсованим візитом доКиєва. Минулого разу він відвідував Україну ще у жовтні 2019 року.</text:p>
      <text:p text:style-name="P4">
Сьогодні вранці Єнс Столтенберг відвідав Михайлівську площу в центріукраїнської столиці, де вшанував пам'ять загиблих українських військових.</text:p>
      <text:p text:style-name="P4">
Напередодні, 19 квітня, Єнс Столтенберг зустрічався у штаб-квартирі НАТО уБрюсселі з президентом Чехії Петром Павелом, де вони обговорили важливістьпідтримувати Україну в боротьбі проти агресії рф.</text:p>
      <text:p text:style-name="P4">
«Я радий, що ми всі розуміємо, що немає іншого варіанту, окрім як підтримуватиУкраїну. Альтернативою є успіх росії, що означатиме для нас набагато більшепроблем, і, можливо, навіть більш серйозних, ніж ми маємо сьогодні», — сказавпрезидент Чехії після зустрічі зі Столтенбергом.</text:p>
      <text:p text:style-name="P4">
<draw:frame draw:style-name="fr1" draw:name="Image267" text:anchor-type="as-char" svg:width="6.9236in" svg:height="5.1927in" draw:z-index="0">
<draw:image xlink:href="../Images/AРМІЯINFORM/2023-04-20T61-00-00-04-00/fui-epmagaelty5-scaled.jpg" xlink:type="simple" xlink:show="embed" xlink:actuate="onLoad" draw:mime-type="image/jpeg"/>
</draw:frame>
  Генсек НАТО Єнс Столтенберг зі свого боку подякував Павелу як прихильникуНАТО, а також відзначив, що Чехія вже надала Україні танки, гелікоптери тазенітні системи.</text:p>
      <text:p text:style-name="P4">
Нагадаємо, днями генеральний секретар Північноатлантичного альянсу заявив, щоУкраїну треба забезпечити ще більшою кількістю озброєнь. Це допоможе їйздійснити ефективний контрнаступ та звільнити захоплені окупантами території.</text:p>
      <text:p text:style-name="P4">
Також Єнс Столтенберг запевнив, що попри погрози кремля застосувати ядернузброю, західні союзники <text:span text:style-name="T4">
не відмовляться від підтримки України</text:span>
 у війніпроти рф. Цю заяву керівник НАТО зробив на 18-й щорічній конференції Альянсу зконтролю над озброєннями, роззброєння і нерозповсюдження зброї масовогознищення.</text:p>
      <text:p text:style-name="P4">
Source: <text:a xlink:type="simple" xlink:href="https://armyinform.com.ua/2023/04/20/gensek-nato-yens-stoltenberg-z-neanonsovanym-vizytom-prybuv-do-kyyeva/" text:style-name="Internet_20_link" text:visited-style-name="Visited_20_Internet_20_Link">
https://armyinform.com.ua/2023/04/20/gensek-nato-yens-stoltenberg-z-neanonsovanym-vizytom-prybuv-do-kyyeva/</text:a>
</text:p>
      <!--NEWS-->
      <text:h text:style-name="P10" text:outline-level="1">
<text:span text:style-name="T4">
Щодоби 265 кінологів із собаками допомагають Нацгвардії виконувати бойові завдання</text:span>
</text:h>
      <text:p text:style-name="P4">
Author: ['Валентина Вілюра']</text:p>
      <text:p text:style-name="P4">
Time: 2023-04-20T62:00:00-04:00</text:p>
      <text:p text:style-name="P4">
Description: Про це на брифінгу в Military Media Center повідомив заступник директора департамен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9a6838.jpg" text:style-name="Internet_20_link" text:visited-style-name="Visited_20_Internet_20_Link">
5f9a6838.jpg</text:a>
']</text:p>
      <text:p text:style-name="P4">
Tags: ['MILITARY MEDIA CENTER', 'ВТОРГНЕННЯ РФ', 'КІНОЛОГИ', 'МИКОЛА УРШАЛОВИЧ', 'НАЦГВАРДІЯ']</text:p>
      <text:p text:style-name="P4">
Category: News</text:p>
      <!--METADATA-->
      <text:p text:style-name="P4">
<draw:frame draw:style-name="fr1" draw:name="Image268" text:anchor-type="as-char" svg:width="6.9236in" svg:height="4.275323in" draw:z-index="0">
<draw:image xlink:href="../Images/AРМІЯINFORM/2023-04-20T62-00-00-04-00/5f9a6838.jpg" xlink:type="simple" xlink:show="embed" xlink:actuate="onLoad" draw:mime-type="image/jpeg"/>
</draw:frame>
</text:p>
      <text:p text:style-name="P4">
Про це на брифінгу в Military Media Center повідомив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Офіцер відзначив, що з метою ефективнішого виконання службово-бойових завданьНаціональна гвардія щодоби залучає 265 кінологів зі службовими собаками.</text:p>
      <text:p text:style-name="P4">
— Вони здійснюють перевірку транспортних засобів, залучаються до пошуковихзаходів із метою виявлення зброї, набоїв та вибухових речовин, а також пошукудиверсійно-розвідувальних груп противника, — відзначив полковник МиколаУршалович.</text:p>
      <text:p text:style-name="P4">
Усього з початку 2023 року за допомогою службових собак Нацгвардії під часвиконання бойових завдань виявлено 5 одиниць вогнепальної зброї, 4475 набоїврізного калібру, 35 гранат.</text:p>
      <text:p text:style-name="P4">
— Крім того, було знайдено один снаряд калібру 122 мм, 2 міни калібру 82 мм,більше як 2 кг тротилу та залишки бойової частини реактивної системи залповоговогню «Ураган», — додав полковник Микола Уршалович.</text:p>
      <text:p text:style-name="P4">
Source: <text:a xlink:type="simple" xlink:href="https://armyinform.com.ua/2023/04/20/shhodoby-265-kinologiv-iz-sobakamy-dopomagayut-naczgvardiyi-vykonuvaty-bojovi-zavdannya/" text:style-name="Internet_20_link" text:visited-style-name="Visited_20_Internet_20_Link">
https://armyinform.com.ua/2023/04/20/shhodoby-265-kinologiv-iz-sobakamy-dopomagayut-naczgvardiyi-vykonuvaty-bojovi-zavdannya/</text:a>
</text:p>
      <!--NEWS-->
      <text:h text:style-name="P10" text:outline-level="1">
<text:span text:style-name="T4">
Майже 100 тисяч злочинів рф в Україні задокументував Офіс Генпрокурора</text:span>
</text:h>
      <text:p text:style-name="P4">
Author: ['АРМІЯINFORM']</text:p>
      <text:p text:style-name="P4">
Time: 2023-04-20T63: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7.jpg" text:style-name="Internet_20_link" text:visited-style-name="Visited_20_Internet_20_Link">
1-67.jpg</text:a>
', '<text:a xlink:type="simple" xlink:href="https://armyinform.com.ua/wp-content/uploads/2023/04/2-57.jpg" text:style-name="Internet_20_link" text:visited-style-name="Visited_20_Internet_20_Link">
2-57.jpg</text:a>
']</text:p>
      <text:p text:style-name="P4">
Tags: ['STOPRUSSIA', 'АГРЕСІЯ РФ', 'ВОЄННІ ЗЛОЧИНИ РФ', 'ОФІС ГЕНЕРАЛЬНОГО ПРОКУРОРА УКРАЇНИ']</text:p>
      <text:p text:style-name="P4">
Category: News</text:p>
      <!--METADATA-->
      <text:p text:style-name="P4">
<draw:frame draw:style-name="fr1" draw:name="Image269" text:anchor-type="as-char" svg:width="6.9236in" svg:height="4.448413in" draw:z-index="0">
<draw:image xlink:href="../Images/AРМІЯINFORM/2023-04-20T63-00-00-04-00/1-67.jpg" xlink:type="simple" xlink:show="embed" xlink:actuate="onLoad" draw:mime-type="image/jpeg"/>
</draw:frame>
</text:p>
      <text:p text:style-name="P4">
Офіс Генерального прокурора України <text:a xlink:type="simple" xlink:href="https://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20 квітня зареєстровано:</text:p>
      <ul>
        <li>
81 519 воєнних злочинів,  * 17 058 злочинів проти національної безпеки України.</li>
      </ul>
      <text:p text:style-name="P4">
Крім того, за офіційними даними ювенальних прокурорів, 1418 дітей постраждаливнаслідок агресії рф, з них:</text:p>
      <ul>
        <li>
470 — дітей загинули,  * 948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70" text:anchor-type="as-char" svg:width="6.9236in" svg:height="4.448413in" draw:z-index="0">
<draw:image xlink:href="../Images/AРМІЯINFORM/2023-04-20T63-00-00-04-00/2-57.jpg" xlink:type="simple" xlink:show="embed" xlink:actuate="onLoad" draw:mime-type="image/jpeg"/>
</draw:frame>
</text:p>
      <text:p text:style-name="P4">
Source: <text:a xlink:type="simple" xlink:href="https://armyinform.com.ua/2023/04/20/majzhe-100-tysyach-zlochyniv-rf-v-ukrayini-zadokumentuvav-ofis-genprokurora/" text:style-name="Internet_20_link" text:visited-style-name="Visited_20_Internet_20_Link">
https://armyinform.com.ua/2023/04/20/majzhe-100-tysyach-zlochyniv-rf-v-ukrayini-zadokumentuvav-ofis-genprokurora/</text:a>
</text:p>
      <!--NEWS-->
      <text:h text:style-name="P10" text:outline-level="1">
<text:span text:style-name="T4">
Будь-яка наступальна операція може бути успішною, коли є перевага в повітрі та перебиті логістичні шляхи постачання ворога</text:span>
</text:h>
      <text:p text:style-name="P4">
Author: ['Ігор Березинський']</text:p>
      <text:p text:style-name="P4">
Time: 2023-04-20T64:00:00-04:00</text:p>
      <text:p text:style-name="P4">
Description: Нещодавно оборонне відомство підтвердило отримання Україною зенітно-ракетних комплекс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etriot.jpg" text:style-name="Internet_20_link" text:visited-style-name="Visited_20_Internet_20_Link">
petriot.jpg</text:a>
']</text:p>
      <text:p text:style-name="P4">
Tags: ['ЮРІЙ ІГНАТ']</text:p>
      <text:p text:style-name="P4">
Category: News</text:p>
      <!--METADATA-->
      <text:p text:style-name="P4">
<draw:frame draw:style-name="fr1" draw:name="Image271" text:anchor-type="as-char" svg:width="6.9236in" svg:height="3.894525in" draw:z-index="0">
<draw:image xlink:href="../Images/AРМІЯINFORM/2023-04-20T64-00-00-04-00/petriot.jpg" xlink:type="simple" xlink:show="embed" xlink:actuate="onLoad" draw:mime-type="image/jpeg"/>
</draw:frame>
</text:p>
      <text:p text:style-name="P4">
Нещодавно оборонне відомство підтвердило отримання Україною зенітно-ракетнихкомплексів IRIS-T та PATRIOT.</text:p>
      <text:p text:style-name="P4">
— Безумовно, посилення нашої системи ППО — це питання № 1. Поруч з такимисистемами потрібні й ракети до них у достатній кількості, адже ми ведемопостійну бойову роботу. Цієї ночі ми знищували «шахеди», і це — розхідзенітних ракет. Звичайно, ми очікуємо й певної авіаційної коаліції, щодозволить ще краще прикрити наше небо за допомогою сучасних бойових літаків, —повідомив в ефірі телемарафону «Єдині новини» речник командування ПовітрянихСил ЗСУ полковник Юрій Ігнат.</text:p>
      <text:p text:style-name="P4">
За словами Юрія Ігната, будь-яка наступальна операція може бути успішною, колиатакувальні дії ворога зупинені, є перевага в повітрі на окупованій території,що досягнуто завдяки зенітно-ракетним комплексам і авіації та перебитілогістичні шляхи постачання ворога. Зараз F-16 може стати тим літаком, щозначно підсилить наші Повітряні Сили.</text:p>
      <text:p text:style-name="P4">
— Наразі можливості PATRIOT з використанням деяких ракет можуть досягатиблизько 150 кілометрів по цілі, є ракети, призначені для враження балістичнихцілей, адже постійно потрібно прикривати і об’єкти критичної інфраструктури таатомної енергетики, — підкреслив Юрій Ігнат.</text:p>
      <text:p text:style-name="P4">
Source: <text:a xlink:type="simple" xlink:href="https://armyinform.com.ua/2023/04/20/bud-yaka-nastupalna-operacziya-mozhe-buty-uspishnoyu-koly-ye-perevaga-v-povitri-ta-perebyti-logistychni-shlyahy-postachannya-voroga/" text:style-name="Internet_20_link" text:visited-style-name="Visited_20_Internet_20_Link">
https://armyinform.com.ua/2023/04/20/bud-yaka-nastupalna-operacziya-mozhe-buty-uspishnoyu-koly-ye-perevaga-v-povitri-ta-perebyti-logistychni-shlyahy-postachannya-voroga/</text:a>
</text:p>
      <!--NEWS-->
      <text:h text:style-name="P10" text:outline-level="1">
<text:span text:style-name="T4">
Близько 1100 нацгвардійців щоденно залучаються до забезпечення заходів правового режиму воєнного стану</text:span>
</text:h>
      <text:p text:style-name="P4">
Author: ['Валентина Вілюра']</text:p>
      <text:p text:style-name="P4">
Time: 2023-04-20T65:00:00-04:00</text:p>
      <text:p text:style-name="P4">
Description: Для запровадження комендантської години та несення служби із забезпечення громад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9a6810-1.jpg" text:style-name="Internet_20_link" text:visited-style-name="Visited_20_Internet_20_Link">
5f9a6810-1.jpg</text:a>
']</text:p>
      <text:p text:style-name="P4">
Tags: ['MILITARY MEDIA CENTER', 'МИКОЛА УРШАЛОВИЧ']</text:p>
      <text:p text:style-name="P4">
Category: News</text:p>
      <!--METADATA-->
      <text:p text:style-name="P4">
<draw:frame draw:style-name="fr1" draw:name="Image272" text:anchor-type="as-char" svg:width="6.9236in" svg:height="4.623439in" draw:z-index="0">
<draw:image xlink:href="../Images/AРМІЯINFORM/2023-04-20T65-00-00-04-00/5f9a6810-1.jpg" xlink:type="simple" xlink:show="embed" xlink:actuate="onLoad" draw:mime-type="image/jpeg"/>
</draw:frame>
</text:p>
      <text:p text:style-name="P4">
Для запровадження комендантської години та несення служби із забезпеченнягромадської безпеки в 39 населених пунктах держави щодобово залучаєтьсяблизько 1100 військовослужбовців Національної гвардії України.</text:p>
      <text:p text:style-name="P4">
Про це під час брифінгу в Military Media Center повідомив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 6 тисяч військовослужбовців забезпечують встановлення особливого режимув’їзду й виїзду до населених пунктів, перевірку документів, огляд речей татранспортних засобів, багажу й вантажів на 127 блокпостах у 21 області державита в місті Києві. Також 3 тисячі гвардійців щодобово забезпечують надійнуохорону 103 об’єктів регіонального й місцевого значення, — зазначив полковникМикола Уршалович.</text:p>
      <text:p text:style-name="P4">
Крім цього, за словами офіцера, нацгвардійці взяли участь у 30 заходахконтрдиверсійної боротьби на території 14 областей, для чого залучалось понад1300 військовослужбовців.</text:p>
      <text:p text:style-name="P4">
— Як результат проведеної роботи стало затримання 12 квітня в місті Одесатрьох громадян України, які перебували в розшуку за підозрою в державнійзраді. Всього ж під час виконання цих завдань затримано за скоєнняправопорушень 1971 особу, з яких за кримінальні — 75, — підкреслив заступникдиректора Департаменту планування застосування Головного управлінняНаціональної гвардії України.</text:p>
      <text:p text:style-name="P4">
Source: <text:a xlink:type="simple" xlink:href="https://armyinform.com.ua/2023/04/20/blyzko-1100-naczgvardijcziv-shhodenno-zaluchayutsya-do-zabezpechennya-zahodiv-pravovogo-rezhymu-voyennogo-stanu/" text:style-name="Internet_20_link" text:visited-style-name="Visited_20_Internet_20_Link">
https://armyinform.com.ua/2023/04/20/blyzko-1100-naczgvardijcziv-shhodenno-zaluchayutsya-do-zabezpechennya-zahodiv-pravovogo-rezhymu-voyennogo-stanu/</text:a>
</text:p>
      <!--NEWS-->
      <text:h text:style-name="P10" text:outline-level="1">
<text:span text:style-name="T4">
Розстріляв автівки з цивільними, які намагалися евакуюватися з Ірпеня — судитимуть військового рф</text:span>
</text:h>
      <text:p text:style-name="P4">
Author: ['АРМІЯINFORM']</text:p>
      <text:p text:style-name="P4">
Time: 2023-04-20T66:00:00-04:00</text:p>
      <text:p text:style-name="P4">
Description: До суду скеровано обвинувальний акт стосовно гранатометника 2-го взводу 6-ї роти 2-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16-e1681980891376.jpg" text:style-name="Internet_20_link" text:visited-style-name="Visited_20_Internet_20_Link">
8-16-e1681980891376.jpg</text:a>
', '<text:a xlink:type="simple" xlink:href="https://armyinform.com.ua/wp-content/uploads/2023/04/11-7-150x150.jpg" text:style-name="Internet_20_link" text:visited-style-name="Visited_20_Internet_20_Link">
11-7-150x150.jpg</text:a>
', '<text:a xlink:type="simple" xlink:href="https://armyinform.com.ua/wp-content/uploads/2023/04/10-16-150x150.jpg" text:style-name="Internet_20_link" text:visited-style-name="Visited_20_Internet_20_Link">
10-16-150x150.jpg</text:a>
', '<text:a xlink:type="simple" xlink:href="https://armyinform.com.ua/wp-content/uploads/2023/04/9-17-150x150.jpg" text:style-name="Internet_20_link" text:visited-style-name="Visited_20_Internet_20_Link">
9-17-150x150.jpg</text:a>
', '<text:a xlink:type="simple" xlink:href="https://armyinform.com.ua/wp-content/uploads/2023/04/7-17-150x150.jpg" text:style-name="Internet_20_link" text:visited-style-name="Visited_20_Internet_20_Link">
7-17-150x150.jpg</text:a>
', '<text:a xlink:type="simple" xlink:href="https://armyinform.com.ua/wp-content/uploads/2023/04/6-34-150x150.jpg" text:style-name="Internet_20_link" text:visited-style-name="Visited_20_Internet_20_Link">
6-34-150x150.jpg</text:a>
']</text:p>
      <text:p text:style-name="P4">
Tags: ['АГРЕСІЯ РФ', 'ВТОРГНЕННЯ РФ', 'ОФІС ГЕНЕРАЛЬНОГО ПРОКУРОРА УКРАЇНИ']</text:p>
      <text:p text:style-name="P4">
Category: News</text:p>
      <!--METADATA-->
      <text:p text:style-name="P4">
<draw:frame draw:style-name="fr1" draw:name="Image273" text:anchor-type="as-char" svg:width="6.9236in" svg:height="3.962301in" draw:z-index="0">
<draw:image xlink:href="../Images/AРМІЯINFORM/2023-04-20T66-00-00-04-00/8-16-e1681980891376.jpg" xlink:type="simple" xlink:show="embed" xlink:actuate="onLoad" draw:mime-type="image/jpeg"/>
</draw:frame>
</text:p>
      <text:p text:style-name="P4">
До суду скеровано обвинувальний акт стосовно гранатометника 2-го взводу 6-їроти 2-го батальйону 137-го гвардійського парашутно-десантного полку 106-їдивізії зс рф за фактом жорстокого поводження з цивільним населенням,поєднаним з умисним вбивством та інших порушень законів та звичаїв війни. —</text:p>
      <text:p text:style-name="P4">
Розслідуванням встановлено, що 5 березня 2022 року російські військові 173-гоокремого розвідувального батальйону та 137-го гвардійського парашутно-десантного полку захопили будівлю в м. Ірпені по вул. Федора Кричевського.Поряд з нею вони облаштували блокпост та перевіряли людей, які виїжджали зміста.</text:p>
      <text:p text:style-name="P4">
Захопивши об’єкти, окупанти встановили вогневий контроль над проїжджоючастиною вул. Олега Кошового. На той час це була єдина дорога, якою можна булоевакуюватися на транспорті з міста.</text:p>
      <text:p text:style-name="P4">
Наступного дня, 6 березня 2022 року, о 07:30 цивільні жителі м. Ірпіньспробували евакуюватися з міста на власних автомобілях. Люди наклеїли на нихнаписи «ДІТИ» та «ЕВАКУАЦІЯ», щоб позначити, що це саме цивільні транспортнізасоби.</text:p>
      <text:p text:style-name="P4">
Колона рухалася по вулиці Незалежності та повернула на вулицю Олега Кошового унапрямку Житомирської траси. Коли автомобілі доїхали до ЖК «Кошовий» по них ізгранатометів та стрілецької зброї відкрили вогонь російські військові. Урезультаті обстрілу шести автівок загинуло п’ять осіб та ще сім, зокремамалолітня дитина, отримали поранення різного ступеню тяжкості.</text:p>
      <text:p text:style-name="P4">
Після розстрілу автомобілів рядовий десантник разом з іншими окупантамипозбавили волі цивільних громадян, які вцілили, та поранених, які моглисамостійно пересуватися. Вони відвели їх у захоплений будинок, де незаконноутримували.</text:p>
      <text:p text:style-name="P4">
Обвинуваченого вдалося ідентифікувати за фотознімком, який він зробив нафотоапарат Polaroid та залишив у будинку біля місця розстрілу.</text:p>
      <text:p text:style-name="P4">
<text:a xlink:type="simple" xlink:href="https://armyinform.com.ua/wp-content/uploads/2023/04/11-7.jpg" text:style-name="Internet_20_link" text:visited-style-name="Visited_20_Internet_20_Link">
<draw:frame draw:style-name="fr1" draw:name="Image274" text:anchor-type="as-char" svg:width="6.9236in" svg:height="6.9236in" draw:z-index="0">
<draw:image xlink:href="../Images/AРМІЯINFORM/2023-04-20T66-00-00-04-00/11-7-150x150.jpg" xlink:type="simple" xlink:show="embed" xlink:actuate="onLoad" draw:mime-type="image/jpeg"/>
</draw:frame>
</text:a>
</text:p>
      <text:p text:style-name="P4">
<text:a xlink:type="simple" xlink:href="https://armyinform.com.ua/wp-content/uploads/2023/04/10-16.jpg" text:style-name="Internet_20_link" text:visited-style-name="Visited_20_Internet_20_Link">
<draw:frame draw:style-name="fr1" draw:name="Image275" text:anchor-type="as-char" svg:width="6.9236in" svg:height="6.9236in" draw:z-index="0">
<draw:image xlink:href="../Images/AРМІЯINFORM/2023-04-20T66-00-00-04-00/10-16-150x150.jpg" xlink:type="simple" xlink:show="embed" xlink:actuate="onLoad" draw:mime-type="image/jpeg"/>
</draw:frame>
</text:a>
</text:p>
      <text:p text:style-name="P4">
<text:a xlink:type="simple" xlink:href="https://armyinform.com.ua/wp-content/uploads/2023/04/9-17.jpg" text:style-name="Internet_20_link" text:visited-style-name="Visited_20_Internet_20_Link">
<draw:frame draw:style-name="fr1" draw:name="Image276" text:anchor-type="as-char" svg:width="6.9236in" svg:height="6.9236in" draw:z-index="0">
<draw:image xlink:href="../Images/AРМІЯINFORM/2023-04-20T66-00-00-04-00/9-17-150x150.jpg" xlink:type="simple" xlink:show="embed" xlink:actuate="onLoad" draw:mime-type="image/jpeg"/>
</draw:frame>
</text:a>
</text:p>
      <text:p text:style-name="P4">
<text:a xlink:type="simple" xlink:href="https://armyinform.com.ua/wp-content/uploads/2023/04/7-17.jpg" text:style-name="Internet_20_link" text:visited-style-name="Visited_20_Internet_20_Link">
<draw:frame draw:style-name="fr1" draw:name="Image277" text:anchor-type="as-char" svg:width="6.9236in" svg:height="6.9236in" draw:z-index="0">
<draw:image xlink:href="../Images/AРМІЯINFORM/2023-04-20T66-00-00-04-00/7-17-150x150.jpg" xlink:type="simple" xlink:show="embed" xlink:actuate="onLoad" draw:mime-type="image/jpeg"/>
</draw:frame>
</text:a>
</text:p>
      <text:p text:style-name="P4">
<text:a xlink:type="simple" xlink:href="https://armyinform.com.ua/wp-content/uploads/2023/04/6-34.jpg" text:style-name="Internet_20_link" text:visited-style-name="Visited_20_Internet_20_Link">
<draw:frame draw:style-name="fr1" draw:name="Image278" text:anchor-type="as-char" svg:width="6.9236in" svg:height="6.9236in" draw:z-index="0">
<draw:image xlink:href="../Images/AРМІЯINFORM/2023-04-20T66-00-00-04-00/6-34-150x150.jpg" xlink:type="simple" xlink:show="embed" xlink:actuate="onLoad" draw:mime-type="image/jpeg"/>
</draw:frame>
</text:a>
</text:p>
      <text:p text:style-name="P4">
<text:span text:style-name="T4">
Джерело:</text:span>
 <text:a xlink:type="simple" xlink:href="https://www.gp.gov.ua/ua/posts/rozstrilyav-avtivki-yaki-namagalisya-evakuyuvatisya-z-irpenya-suditimut-viiskovogo-rf" text:style-name="Internet_20_link" text:visited-style-name="Visited_20_Internet_20_Link">
<text:span text:style-name="T5">
Офіс Генерального прокурораУкраїни</text:span>
</text:a>
</text:p>
      <text:p text:style-name="P4">
Source: <text:a xlink:type="simple" xlink:href="https://armyinform.com.ua/2023/04/20/rozstrilyav-avtivky-z-czyvilnymy-yaki-namagalysya-evakuyuvatysya-z-irpenya-sudytymut-vijskovogo-rf/" text:style-name="Internet_20_link" text:visited-style-name="Visited_20_Internet_20_Link">
https://armyinform.com.ua/2023/04/20/rozstrilyav-avtivky-z-czyvilnymy-yaki-namagalysya-evakuyuvatysya-z-irpenya-sudytymut-vijskovogo-rf/</text:a>
</text:p>
      <!--NEWS-->
      <text:h text:style-name="P10" text:outline-level="1">
<text:span text:style-name="T4">
Групи розмінування Нацгвардії минулого тижня обстежили 382 га території, 9,5 км доріг та знешкодили 128 вибухонебезпечних предметів</text:span>
</text:h>
      <text:p text:style-name="P4">
Author: ['Валентина Вілюра']</text:p>
      <text:p text:style-name="P4">
Time: 2023-04-20T67:00:00-04:00</text:p>
      <text:p text:style-name="P4">
Description: Про це під час брифінгу в Military Media Center повідомив заступник директо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hatsapp-image-2023-01-12-at-12.04.33.jpeg" text:style-name="Internet_20_link" text:visited-style-name="Visited_20_Internet_20_Link">
whatsapp-image-2023-01-12-at-12.04.33.jpeg</text:a>
']</text:p>
      <text:p text:style-name="P4">
Tags: ['MILITARY MEDIA CENTER', 'ВТОРГНЕННЯ РФ', 'МИКОЛА УРШАЛОВИЧ', 'НАЦГВАРДІЯ', 'РОЗМІНУВАННЯ']</text:p>
      <text:p text:style-name="P4">
Category: News</text:p>
      <!--METADATA-->
      <text:p text:style-name="P4">
<draw:frame draw:style-name="fr1" draw:name="Image279" text:anchor-type="as-char" svg:width="6.9236in" svg:height="4.615733in" draw:z-index="0">
<draw:image xlink:href="../Images/AРМІЯINFORM/2023-04-20T67-00-00-04-00/whatsapp-image-2023-01-12-at-12.04.33.jpeg" xlink:type="simple" xlink:show="embed" xlink:actuate="onLoad" draw:mime-type="image/jpeg"/>
</draw:frame>
</text:p>
      <text:p text:style-name="P4">
Про це під час брифінгу в Military Media Center повідомив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 11 квітня розпочав виконання завдань із гуманітарного розмінування територійсільськогосподарського призначення Херсонської області зведений загінрозмінування. Загалом за цей час у районі населених пунктів Висунці таМузиківка було обстежено близько 340 га місцевості, 2,5 км доріг і знешкоджено15 вибухонебезпечних предметів, — поінформував полковник Микола Уршалович.</text:p>
      <text:p text:style-name="P4">
Крім того, групи розмінування Національної гвардії у Запорізькій, Луганській,Харківській та Миколаївській областях за минулий тиждень обстежили близько 42га місцевості, 7 км доріг та знешкодили 113 вибухонебезпечних предметів.</text:p>
      <text:p text:style-name="P4">
Source: <text:a xlink:type="simple" xlink:href="https://armyinform.com.ua/2023/04/20/grupy-rozminuvannya-naczgvardiyi-mynulogo-tyzhnya-obstezhyly-382-ga-terytoriyi-95-km-dorig-ta-zneshkodyly-128-vybuhonebezpechnyh-predmetiv/" text:style-name="Internet_20_link" text:visited-style-name="Visited_20_Internet_20_Link">
https://armyinform.com.ua/2023/04/20/grupy-rozminuvannya-naczgvardiyi-mynulogo-tyzhnya-obstezhyly-382-ga-terytoriyi-95-km-dorig-ta-zneshkodyly-128-vybuhonebezpechnyh-predmetiv/</text:a>
</text:p>
      <!--NEWS-->
      <text:h text:style-name="P10" text:outline-level="1">
<text:span text:style-name="T4">
Майже 600 вибухонебезпечних предметів та авіабомбу знешкодили піротехніки за минулу добу</text:span>
</text:h>
      <text:p text:style-name="P4">
Author: ['АРМІЯINFORM']</text:p>
      <text:p text:style-name="P4">
Time: 2023-04-20T68:00:00-04:00</text:p>
      <text:p text:style-name="P4">
Description: Протягом минулої доби, 19 квіт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5bb23eff-f6f4-4be4-9e97-00791182268c.jpg" text:style-name="Internet_20_link" text:visited-style-name="Visited_20_Internet_20_Link">
5bb23eff-f6f4-4be4-9e97-00791182268c.jpg</text:a>
']</text:p>
      <text:p text:style-name="P4">
Tags: ['STOPRUSSIA', 'АГРЕСІЯ РФ', 'ДСНС УКРАЇНИ', 'ПІРОТЕХНІЧНІ ПІДРОЗДІЛИ', 'РОЗМІНУВАННЯ']</text:p>
      <text:p text:style-name="P4">
Category: News</text:p>
      <!--METADATA-->
      <text:p text:style-name="P4">
<draw:frame draw:style-name="fr1" draw:name="Image280" text:anchor-type="as-char" svg:width="6.9236in" svg:height="3.89773in" draw:z-index="0">
<draw:image xlink:href="../Images/AРМІЯINFORM/2023-04-20T68-00-00-04-00/051f0000-0aff-0242-be2f-08da173df50a_w1080_h608.png" xlink:type="simple" xlink:show="embed" xlink:actuate="onLoad" draw:mime-type="image/png"/>
</draw:frame>
Ілюстративне фото</text:p>
      <text:p text:style-name="P4">
Протягом минулої доби, 19 квітня, піротехнічні підрозділи Державної службиУкраїни з надзвичайних ситуацій залучалися 170 разів до виконання завдань зрозмінування.</text:p>
      <text:p text:style-name="P4">
Про це <text:a xlink:type="simple" xlink:href="https://dsns.gov.ua/uk/news/nadzvicaini-podiyi/operativna-informaciia-shhodo-roboti-pirotexnicnix-pidrozdiliv-dsns-ukrayini-34" text:style-name="Internet_20_link" text:visited-style-name="Visited_20_Internet_20_Link">
повідомляє</text:a>
 ДСНСУкраїни.</text:p>
      <text:p text:style-name="P4">
Піротехнічними підрозділами виявлено, вилучено і знешкоджено 586вибухонебезпечних предметів, зокрема 1 авіаційну бомбу, обстежено територіюплощею 82 гектара.</text:p>
      <text:p text:style-name="P4">
Найчастіше піротехнічні підрозділи працювали: в Харківській області 16 971раз, Київщині — 7 462, Донеччині — 4 762, Чернігівщині — 4 481, Миколаївщині —4 476, Херсонщині — 4 242, Сумщині — 1 835, Черкащині — 1 085.</text:p>
      <text:p text:style-name="P4">
Довідково: Всього з початку широкомасштабного військового вторгненняросійської федерації на території України знешкоджено 348 013вибухонебезпечних предметів та 2 891 кг вибухової речовини, зокрема 2 207авіаційних бомб. Обстежено територію площею близько 82 757 гектарів.</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281" text:anchor-type="as-char" svg:width="6.9236in" svg:height="5.804039in" draw:z-index="0">
<draw:image xlink:href="../Images/AРМІЯINFORM/2023-04-20T68-00-00-04-00/5bb23eff-f6f4-4be4-9e97-00791182268c.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4/20/majzhe-600-vybuhonebezpechnyh-predmetiv-ta-aviabombu-zneshkodyly-pirotehniky-za-mynulu-dobu/" text:style-name="Internet_20_link" text:visited-style-name="Visited_20_Internet_20_Link">
https://armyinform.com.ua/2023/04/20/majzhe-600-vybuhonebezpechnyh-predmetiv-ta-aviabombu-zneshkodyly-pirotehniky-za-mynulu-dobu/</text:a>
</text:p>
      <!--NEWS-->
      <text:h text:style-name="P10" text:outline-level="1">
<text:span text:style-name="T4">
На Херсонщину передадуть мобільні укриття</text:span>
</text:h>
      <text:p text:style-name="P4">
Author: ['АРМІЯINFORM']</text:p>
      <text:p text:style-name="P4">
Time: 2023-04-20T69:00:00-04:00</text:p>
      <text:p text:style-name="P4">
Description: Безпекова ситуація на Херсонщині досі залишається нестабільною. Місцева влада повідомл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64819_dnipro-shelters_gettyimages.png" text:style-name="Internet_20_link" text:visited-style-name="Visited_20_Internet_20_Link">
264819_dnipro-shelters_gettyimages.png</text:a>
']</text:p>
      <text:p text:style-name="P4">
Tags: ['МІНРЕІНТЕГРАЦІЇ', 'МОБІЛЬНІ УКРИТТЯ', 'ХЕРСОНЩИНА']</text:p>
      <text:p text:style-name="P4">
Category: News</text:p>
      <!--METADATA-->
      <text:p text:style-name="P4">
<draw:frame draw:style-name="fr1" draw:name="Image282" text:anchor-type="as-char" svg:width="6.9236in" svg:height="4.268686in" draw:z-index="0">
<draw:image xlink:href="../Images/AРМІЯINFORM/2023-04-20T69-00-00-04-00/264819_dnipro-shelters_gettyimages.png" xlink:type="simple" xlink:show="embed" xlink:actuate="onLoad" draw:mime-type="image/png"/>
</draw:frame>
 Ілюстративне фото</text:p>
      <text:p text:style-name="P4">
Безпекова ситуація на Херсонщині досі залишається нестабільною. Місцева владаповідомляє про потребу в мобільних укриттях, які розміщують у громадськихмісцях. Благодійники передадуть до 20 мобільних укриттів.</text:p>
      <text:p text:style-name="P4">
Про це <text:a xlink:type="simple" xlink:href="https://minre.gov.ua/2023/04/20/blagodijnyky-peredadut-na-hersonshhynu-mobilni-ukryttya/" text:style-name="Internet_20_link" text:visited-style-name="Visited_20_Internet_20_Link">
інформує</text:a>
 Міністерство з питань реінтеграції тимчасовоокупованих територій України.</text:p>
      <text:p text:style-name="P4">
За сприяння Мінреінтеграції на Херсонщину відправлять 10 мобільних укриттіввід Товариства Червоного Хреста України. Також є домовленість про надання ще10 укриттів, які направлять до області згодом.</text:p>
      <text:p text:style-name="P4">
Укриття врятує людину від осколкових поранень. Також уберегтися можна відобстрілів з реактивних систем залпового вогню та вибухових хвиль.</text:p>
      <text:p text:style-name="P4">
Вони будуть встановлені в різних районах міста, а саме в місцях ймовірнихскупчень людей.</text:p>
      <text:p text:style-name="P4">
Source: <text:a xlink:type="simple" xlink:href="https://armyinform.com.ua/2023/04/20/na-hersonshhynu-peredadut-mobilni-ukryttya/" text:style-name="Internet_20_link" text:visited-style-name="Visited_20_Internet_20_Link">
https://armyinform.com.ua/2023/04/20/na-hersonshhynu-peredadut-mobilni-ukryttya/</text:a>
</text:p>
      <!--NEWS-->
      <text:h text:style-name="P10" text:outline-level="1">
<text:span text:style-name="T4">
З тимчасово окупованих територій України школярів примусово відправляють до спецтаборів — Ганна Маляр</text:span>
</text:h>
      <text:p text:style-name="P4">
Author: ['АРМІЯINFORM']</text:p>
      <text:p text:style-name="P4">
Time: 2023-04-20T70:00:00-04:00</text:p>
      <text:p text:style-name="P4">
Description: На тимчасово окупованих територіях України окупанти посилюють примусове наса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malyar-1.jpg" text:style-name="Internet_20_link" text:visited-style-name="Visited_20_Internet_20_Link">
malyar-1.jpg</text:a>
']</text:p>
      <text:p text:style-name="P4">
Tags: ['STOPRUSSIA', 'АГРЕСІЯ РФ', 'ВТОРГНЕННЯ РФ', 'ГАННА МАЛЯР', 'НАСАДЖЕННЯ РОСІЙСЬКОЇ ІДЕОЛОГІЇ', 'СПЕЦТАБОРИ ДЛЯ ШКОЛЯРІВ']</text:p>
      <text:p text:style-name="P4">
Category: News</text:p>
      <!--METADATA-->
      <text:p text:style-name="P4">
<draw:frame draw:style-name="fr1" draw:name="Image283" text:anchor-type="as-char" svg:width="6.9236in" svg:height="3.894525in" draw:z-index="0">
<draw:image xlink:href="../Images/AРМІЯINFORM/2023-04-20T70-00-00-04-00/malyar-1.jpg" xlink:type="simple" xlink:show="embed" xlink:actuate="onLoad" draw:mime-type="image/jpeg"/>
</draw:frame>
</text:p>
      <text:p text:style-name="P4">
На тимчасово окупованих територіях України окупанти посилюють примусовенасадження російської агресивної ідеології. Особлива увага приділяєтьсямолоді.</text:p>
      <text:p text:style-name="P4">
Про це <text:a xlink:type="simple" xlink:href="https://t.me/annamaliar/661" text:style-name="Internet_20_link" text:visited-style-name="Visited_20_Internet_20_Link">
повідомляє</text:a>
 заступник Міністра оборониУкраїни Ганна Маляр у Телеграм-каналі.</text:p>
      <text:p text:style-name="P4">
«Розпочато потужну пропагандистську кампанію щодо добровільного відправленняшколярів з тимчасово окупованих українських територій до спеціально обладнанихтаборів у тимчасово окупованому Криму», — зазначила вона.</text:p>
      <text:p text:style-name="P4">
Зі слів Ганни Маляр, у зазначених таборах передбачається проживання дітей успартанських умовах та проведення з ними інтенсивних заходів так званого«військово-патріотичного виховання» під керівництвом військовослужбовцівзбройних сил російської федерації.</text:p>
      <text:p text:style-name="P4">
«Крім того, російські окупаційні адміністрації погрожують батькам, яківідмовляються відправляти своїх дітей до таких таборів, тим, що скоро всіхшколярів відправлятимуть у зазначені табори у примусовому порядку», — написалавона.</text:p>
      <text:p text:style-name="P4">
Source: <text:a xlink:type="simple" xlink:href="https://armyinform.com.ua/2023/04/20/z-tymchasovo-okupovanyh-terytorij-ukrayiny-shkolyariv-prymusovo-vidpravlyayut-do-specztaboriv-ganna-malyar/" text:style-name="Internet_20_link" text:visited-style-name="Visited_20_Internet_20_Link">
https://armyinform.com.ua/2023/04/20/z-tymchasovo-okupovanyh-terytorij-ukrayiny-shkolyariv-prymusovo-vidpravlyayut-do-specztaboriv-ganna-malyar/</text:a>
</text:p>
      <!--NEWS-->
      <text:h text:style-name="P10" text:outline-level="1">
<text:span text:style-name="T4">
Три носії ракет «Калібр» тримає росія у Чорному морі — ВМС ЗСУ</text:span>
</text:h>
      <text:p text:style-name="P4">
Author: ['АРМІЯINFORM']</text:p>
      <text:p text:style-name="P4">
Time: 2023-04-20T71:00:00-04:00</text:p>
      <text:p text:style-name="P4">
Description: Станом на 20 квітня в Чорному морі на бойовому чергуванні перебувають 11 ворож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5/chorne-more.jpg" text:style-name="Internet_20_link" text:visited-style-name="Visited_20_Internet_20_Link">
chorne-more.jpg</text:a>
']</text:p>
      <text:p text:style-name="P4">
Tags: ['STOPRUSSIA', 'ВМС', 'РАКЕТИ «КАЛІБР»', 'ЧОРНЕ МОРЕ']</text:p>
      <text:p text:style-name="P4">
Category: News</text:p>
      <!--METADATA-->
      <text:p text:style-name="P4">
<draw:frame draw:style-name="fr1" draw:name="Image284" text:anchor-type="as-char" svg:width="6.9236in" svg:height="3.956343in" draw:z-index="0">
<draw:image xlink:href="../Images/AРМІЯINFORM/2023-04-20T71-00-00-04-00/chorne-more.jpg" xlink:type="simple" xlink:show="embed" xlink:actuate="onLoad" draw:mime-type="image/jpeg"/>
</draw:frame>
</text:p>
      <text:p text:style-name="P4">
Станом на 20 квітня в Чорному морі на бойовому чергуванні перебувають 11ворожих кораблів, серед них 3 носії крилатих ракет «Калібр», загальний залп до13 ракет. ****</text:p>
      <text:p text:style-name="P4">
Про це <text:a xlink:type="simple" xlink:href="https://t.me/ukrainian_navy/2788" text:style-name="Internet_20_link" text:visited-style-name="Visited_20_Internet_20_Link">
інформує</text:a>
 ВМС ЗСУ.</text:p>
      <text:p text:style-name="P4">
В Азовському морі — один ворожий корабель; у Середземному морі на бойовомучергуванні знаходиться до восьми ворожих кораблів, з них — два носії крилатихракет «калібр», загальний залп до 24 ракет.</text:p>
      <text:p text:style-name="P4">
За добу в інтересах рф прохід Керч-Єнікальською протокою здійснили:</text:p>
      <ul>
        <li>
до Азовського моря — 44 судна, з них 16 рухались з протоки Босфор;  * до Чорного моря — 35 суден, з них 8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4/20/try-nosiyi-raket-kalibr-trymaye-rosiya-u-chornomu-mori-vms-zsu/" text:style-name="Internet_20_link" text:visited-style-name="Visited_20_Internet_20_Link">
https://armyinform.com.ua/2023/04/20/try-nosiyi-raket-kalibr-trymaye-rosiya-u-chornomu-mori-vms-zsu/</text:a>
</text:p>
      <!--NEWS-->
      <text:h text:style-name="P10" text:outline-level="1">
<text:span text:style-name="T4">
Ворог переходить до стратегічної оборони</text:span>
</text:h>
      <text:p text:style-name="P4">
Author: ['Ігор Березинський']</text:p>
      <text:p text:style-name="P4">
Time: 2023-04-20T72:00:00-04:00</text:p>
      <text:p text:style-name="P4">
Description: Про це в ефірі телемарафону «Єдині новини» повідомив представник Головного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53456_1-1.jpeg" text:style-name="Internet_20_link" text:visited-style-name="Visited_20_Internet_20_Link">
253456_1-1.jpeg</text:a>
']</text:p>
      <text:p text:style-name="P4">
Tags: ['АНДРІЙ ЮСОВ']</text:p>
      <text:p text:style-name="P4">
Category: News</text:p>
      <!--METADATA-->
      <text:p text:style-name="P4">
<draw:frame draw:style-name="fr1" draw:name="Image285" text:anchor-type="as-char" svg:width="6.9236in" svg:height="3.896076in" draw:z-index="0">
<draw:image xlink:href="../Images/AРМІЯINFORM/2023-04-20T72-00-00-04-00/253456_1-1.jpeg" xlink:type="simple" xlink:show="embed" xlink:actuate="onLoad" draw:mime-type="image/jpeg"/>
</draw:frame>
</text:p>
      <text:p text:style-name="P4">
Про це в ефірі телемарафону «Єдині новини» повідомив представник Головногоуправління розвідки Міністерства оборони України Андрій Юсов.</text:p>
      <text:p text:style-name="P4">
— Немає у ворога сьогодні тих сил, аби повторювати те, що було після 24 лютогоминулого року, але це не означає, що противник розбитий та не становитьнебезпеки для України. У них є велика кількість живої сили, є мобілізаційнийпотенціал, є значна кількість застарілої техніки, яка може бути небезпечною.Наразі найбільш боєздатна частина російської армії вже знищена в Україні, —розповів Андрій Юсов.</text:p>
      <text:p text:style-name="P4">
Як зазначив Андрій Юсов, Сили безпеки і оборони наразі готуються і будутьзвільняти українську територію. Основна увага ворога спостерігається на СходіУкраїни, зокрема це Бахмут, Слов'янськ, Краматорськ.</text:p>
      <text:p text:style-name="P4">
— Раніше їхніми цілями були мирні об’єкти, цивільна та енергетичнаінфраструктура. Сьогодні тактика інша, адже відновити той потенціал закількістю та якістю, який уже витрачений, ворог не зможе, навіть якщо будетримати паузу до вересня. Проте їхня пропаганда наразі залишається доволіефективною, — зауважив Андрій Юсов.</text:p>
      <text:p text:style-name="P4">
Зі слів Андрія Юсова, мобілізація в росії триває і буде тривати. Охочихдобровольців з їхнього боку давно вже немає, мобілізацію там переважно непідтримують і пересічний росіянин не хотів би опинитися на тимчасовоокупованій території України. Водночас у них немає спротиву і вони покірнойдуть воювати.</text:p>
      <text:p text:style-name="P4">
Source: <text:a xlink:type="simple" xlink:href="https://armyinform.com.ua/2023/04/20/vorog-perehodyt-do-strategichnoyi-oborony/" text:style-name="Internet_20_link" text:visited-style-name="Visited_20_Internet_20_Link">
https://armyinform.com.ua/2023/04/20/vorog-perehodyt-do-strategichnoyi-oborony/</text:a>
</text:p>
      <!--NEWS-->
      <text:h text:style-name="P10" text:outline-level="1">
<text:span text:style-name="T4">
Данія та Нідерланди передадуть Україні ще 14 танків Leopard 2</text:span>
</text:h>
      <text:p text:style-name="P4">
Author: ['АРМІЯINFORM']</text:p>
      <text:p text:style-name="P4">
Time: 2023-04-20T73:00:00-04:00</text:p>
      <text:p text:style-name="P4">
Description: Мініcтр закордонних справ Данії Ларс Расмуссен підтвердив намір разом із Нідерланд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aa2a1a-c98664c-leopard-2-tank-getty-images-690.jpg" text:style-name="Internet_20_link" text:visited-style-name="Visited_20_Internet_20_Link">
8aa2a1a-c98664c-leopard-2-tank-getty-images-690.jpg</text:a>
', '<text:a xlink:type="simple" xlink:href="https://armyinform.com.ua/wp-content/uploads/2023/04/leopard-2-info-scaled-1-1-1-1.jpg" text:style-name="Internet_20_link" text:visited-style-name="Visited_20_Internet_20_Link">
leopard-2-info-scaled-1-1-1-1.jpg</text:a>
']</text:p>
      <text:p text:style-name="P4">
Tags: ['ДАНІЯ', 'ДМИТРО КУЛЕБА', 'НІДЕРЛАНДИ']</text:p>
      <text:p text:style-name="P4">
Category: News</text:p>
      <!--METADATA-->
      <text:p text:style-name="P4">
<draw:frame draw:style-name="fr1" draw:name="Image286" text:anchor-type="as-char" svg:width="6.9236in" svg:height="3.883237in" draw:z-index="0">
<draw:image xlink:href="../Images/AРМІЯINFORM/2023-04-20T73-00-00-04-00/8aa2a1a-c98664c-leopard-2-tank-getty-images-690.jpg" xlink:type="simple" xlink:show="embed" xlink:actuate="onLoad" draw:mime-type="image/jpeg"/>
</draw:frame>
</text:p>
      <text:p text:style-name="P4">
Мініcтр закордонних справ Данії Ларс Расмуссен підтвердив намір разом ізНідерландами передати Україні 14 танків Leopard 2.</text:p>
      <text:p text:style-name="P4">
Про це <text:a xlink:type="simple" xlink:href="https://twitter.com/DmytroKuleba/status/1648979559629434886" text:style-name="Internet_20_link" text:visited-style-name="Visited_20_Internet_20_Link">
написав</text:a>
у Твіттері Міністр закордонних справ України Дмитро Кулеба.</text:p>
      <text:p text:style-name="P4">
«Під час нашої сьогоднішньої розмови з Ларсом Расмусеном він підтвердив, щоДанія та Нідерланди передадуть 14 танків Leopard 2. Ми глибоко вдячні за цейвнесок. Ми також обговорили прискорення поставок 100 Leopard 1, які вже булизаявлені для посилення можливостей України», — йдеться у дописі.</text:p>
      <text:p text:style-name="P4">
<draw:frame draw:style-name="fr1" draw:name="Image287" text:anchor-type="as-char" svg:width="6.9236in" svg:height="5.106155in" draw:z-index="0">
<draw:image xlink:href="../Images/AРМІЯINFORM/2023-04-20T73-00-00-04-00/leopard-2-info-scaled-1-1-1-1.jpg" xlink:type="simple" xlink:show="embed" xlink:actuate="onLoad" draw:mime-type="image/jpeg"/>
</draw:frame>
</text:p>
      <text:p text:style-name="P4">
Source: <text:a xlink:type="simple" xlink:href="https://armyinform.com.ua/2023/04/20/daniya-ta-niderlandy-peredadut-ukrayini-shhe-14-tankiv-leopard-2/" text:style-name="Internet_20_link" text:visited-style-name="Visited_20_Internet_20_Link">
https://armyinform.com.ua/2023/04/20/daniya-ta-niderlandy-peredadut-ukrayini-shhe-14-tankiv-leopard-2/</text:a>
</text:p>
      <!--NEWS-->
      <text:h text:style-name="P10" text:outline-level="1">
<text:span text:style-name="T4">
У Києві затримали колишню «посадовицю мвс днр»</text:span>
</text:h>
      <text:p text:style-name="P4">
Author: ['АРМІЯINFORM']</text:p>
      <text:p text:style-name="P4">
Time: 2023-04-20T74:00:00-04:00</text:p>
      <text:p text:style-name="P4">
Description: На початку широкомасштабного вторгнення колишня співробітниця «міграційної служби мв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a40174d7caee3d1b5a4fcf56dd0794d-e1681990948410.jpg" text:style-name="Internet_20_link" text:visited-style-name="Visited_20_Internet_20_Link">
fa40174d7caee3d1b5a4fcf56dd0794d-e1681990948410.jpg</text:a>
']</text:p>
      <text:p text:style-name="P4">
Tags: ['STOPRUSSIA', 'АГРЕСІЯ РФ', 'КОЛАБОРАНТИ', 'СБУ']</text:p>
      <text:p text:style-name="P4">
Category: News</text:p>
      <!--METADATA-->
      <text:p text:style-name="P4">
<draw:frame draw:style-name="fr1" draw:name="Image288" text:anchor-type="as-char" svg:width="6.9236in" svg:height="4.860836in" draw:z-index="0">
<draw:image xlink:href="../Images/AРМІЯINFORM/2023-04-20T74-00-00-04-00/fa40174d7caee3d1b5a4fcf56dd0794d-e1681990948410.jpg" xlink:type="simple" xlink:show="embed" xlink:actuate="onLoad" draw:mime-type="image/jpeg"/>
</draw:frame>
</text:p>
      <text:p text:style-name="P4">
На початку широкомасштабного вторгнення колишня співробітниця «міграційноїслужби мвс днр» переїхала до Києва під виглядом переселенки зі сходу України.У столиці вона оселилася в орендованій квартирі та почала оформлюватидокументи для виїзду за кордон. Втім співробітники СБУ встановили їїмісцезнаходження та оголосили про підозру за участь у діяльності непередбачених законом воєнізованих або збройних формувань.</text:p>
      <text:p text:style-name="P4">
Зловмисницею виявилась мешканка Донеччини, яка у вересні 2014 року добровільновступила до лав створеної агресором «міграційної служби мвс днр». Там їїпризначили «старшим інспектором відділу адресно-довідкової роботи». На цій«посаді» вона виконувала вказівки місцевих гауляйтерів щодо придушення рухуопору в регіоні. Для цього ворожа поплічниця збирала інформацію від «районнихпаспортних відділів» тимчасово окупованого Донецька про установчі данімісцевих жителів. Потім отримані відомості узагальнювала в єдину адресну базу,яку бойовики використовували для незаконних затримань мешканців міста. Такожзловмисниця вела облік так званих «сторожових карток», де зберігаласяінформація про українських патріотів, яких розшукують каральні органи «днр».</text:p>
      <text:p text:style-name="P4">
Під час обшуку у зловмисниці виявлено «трудову книжку», яка свідчить про їїперебування у складі окупаційних органів. Їй загрожує до 8 років тюрми.</text:p>
      <text:p text:style-name="P4">
<text:span text:style-name="T4">
Джерело:</text:span>
 <text:a xlink:type="simple" xlink:href="https://ssu.gov.ua/novyny/sbu-vykryla-u-kyievi-posadovytsiu-mvs-dnr-yaka-planuvala-vtekty-za-kordon" text:style-name="Internet_20_link" text:visited-style-name="Visited_20_Internet_20_Link">
<text:span text:style-name="T5">
СБУ</text:span>
</text:a>
</text:p>
      <text:p text:style-name="P4">
Source: <text:a xlink:type="simple" xlink:href="https://armyinform.com.ua/2023/04/20/u-kyyevi-zatrymaly-kolyshnyu-posadovyczyu-mvs-dnr/" text:style-name="Internet_20_link" text:visited-style-name="Visited_20_Internet_20_Link">
https://armyinform.com.ua/2023/04/20/u-kyyevi-zatrymaly-kolyshnyu-posadovyczyu-mvs-dnr/</text:a>
</text:p>
      <!--NEWS-->
      <text:h text:style-name="P10" text:outline-level="1">
<text:span text:style-name="T4">
Президент: Візит Генсека НАТО — це знак, що Альянс готовий розпочинати нову главу у відносинах з Україною</text:span>
</text:h>
      <text:p text:style-name="P4">
Author: ['АРМІЯINFORM']</text:p>
      <text:p text:style-name="P4">
Time: 2023-04-20T75:00:00-04:00</text:p>
      <text:p text:style-name="P4">
Description: Президент України Володимир Зеленський провів зустріч із Генеральним секретарем НА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a78a2f21a49aa4c7630eb60e8197799_1681981554_wysiwyg.jpeg" text:style-name="Internet_20_link" text:visited-style-name="Visited_20_Internet_20_Link">
5a78a2f21a49aa4c7630eb60e8197799_1681981554_wysiwyg.jpeg</text:a>
']</text:p>
      <text:p text:style-name="P4">
Tags: ['ВОЛОДИМИР ЗЕЛЕНСЬКИЙ', 'ЄНС СТОЛТЕНБЕРГ', 'НАТО', 'ПРЕЗИДЕНТ УКРАЇНИ', 'РАМШТАЙН']</text:p>
      <text:p text:style-name="P4">
Category: News</text:p>
      <!--METADATA-->
      <text:p text:style-name="P4">
<draw:frame draw:style-name="fr1" draw:name="Image289" text:anchor-type="as-char" svg:width="6.9236in" svg:height="4.621503in" draw:z-index="0">
<draw:image xlink:href="../Images/AРМІЯINFORM/2023-04-20T75-00-00-04-00/5a78a2f21a49aa4c7630eb60e8197799_1681981554_wysiwyg.jpeg" xlink:type="simple" xlink:show="embed" xlink:actuate="onLoad" draw:mime-type="image/jpeg"/>
</draw:frame>
</text:p>
      <text:p text:style-name="P4">
Президент України Володимир Зеленський провів зустріч із Генеральнимсекретарем НАТО Єнсом Столтенбергом, який прибув до нашої країни з візитом.</text:p>
      <text:p text:style-name="P4">
Про це <text:a xlink:type="simple" xlink:href="https://www.president.gov.ua/news/vizit-yensa-stoltenberga-do-kiyeva-mi-traktuyemo-yak-znak-sh-82369" text:style-name="Internet_20_link" text:visited-style-name="Visited_20_Internet_20_Link">
повідомляє</text:a>
 Офіс ПрезидентаУкраїни.</text:p>
      <text:p text:style-name="P4">
«Ми вітаємо Генерального секретаря НАТО Єнса Столтенберга у Києві, в Україні,яка стоїть міцно, вільно й бачить перспективу повного звільнення нашої землівід російського окупанта. Цей візит пана Генерального секретаря — перший зачас широкомасштабної війни — ми трактуємо як знак, що Альянс готовийрозпочинати нову главу у відносинах з Україною — главу амбітних рішень», —сказав Володимир Зеленський під час спілкування з представниками ЗМІ зарезультатами переговорів з Єнсом Столтенбергом у Києві.</text:p>
      <text:p text:style-name="P4">
Глава держави також подякував Генеральному секретарю НАТО за те, що вінрозпочав візит в Україну з відвідання деокупованих міст і громад.</text:p>
      <text:p text:style-name="P4">
«Усій Європі та світу потрібне чітке розуміння того, що лише перемога Українивбереже інші держави й народи від таких страшних руйнувань, втрат і смертей,які Росія принесла на нашу землю», — сказав він.</text:p>
      <text:p text:style-name="P4">
Під час зустрічі сторони торкнулися чотирьох основних питань:</text:p>
      <ul>
        <li>
засідання групи з питань оборони України у форматі «Рамштайн» 21 квітня;  * стимулювання партнерів щодо постачання деяких видів зброї;  * підготовка до Вільнюського саміту НАТО, на який запрошено Україну, а також гарантії безпеки для нашої країни на шляху до Альянсу.</li>
      </ul>
      <text:p text:style-name="P4">
«Перше — «Рамштайн», засідання, яке відбудеться завтра, та рішення, якихочікуємо від партнерів. Передусім це стосується збройної підтримки нашихактивних дій. Що далі зможуть рухатися наші воїни на передовій, то швидше вУкраїну та всю Європу повернеться найголовніше — мир», — зазначив Президент.</text:p>
      <text:p text:style-name="P4">
Володимир Зеленський також звернувся до Генерального секретаряПівнічноатлантичного альянсу з проханням допомогти подолати стриманістьпартнерів у постачанні нашій державі далекобійної зброї, сучасної авіації,артилерії та бронетехніки.</text:p>
      <text:p text:style-name="P4">
У контексті підготовки до саміту НАТО у Вільнюсі глава держави зауважив, щозустріч може стати історичною.</text:p>
      <text:p text:style-name="P4">
«Я вдячний за запрошення відвідати саміт, але важливо, щоб і Україна отрималавідповідне запрошення. Немає жодного об’єктивного барʼєра, який перешкоджав биухваленню політичних рішень про запрошення України в Альянс. І саме зараз,коли більшість людей у країнах НАТО і більшість українців підтримують вступнашої держави в Альянс, — час для відповідних рішень. Вже неможливо уявитибезпеку євроатлантичного простору без України, і люди це розуміють», —зазначив Президент.</text:p>
      <text:p text:style-name="P4">
Співрозмовники також торкнулися питання надання гарантій безпеки для України,допоки країна перебуває на шляху в Альянс.</text:p>
      <text:p text:style-name="P4">
Володимир Зеленський висловив переконання, що разом Україна й НАТО й надаліутверджуватимуть мир в усій Європі та світі.</text:p>
      <text:p text:style-name="P4">
Source: <text:a xlink:type="simple" xlink:href="https://armyinform.com.ua/2023/04/20/prezydent-vizyt-genseka-nato-cze-znak-shho-alyans-gotovyj-rozpochynaty-novu-glavu-u-vidnosynah-z-ukrayinoyu/" text:style-name="Internet_20_link" text:visited-style-name="Visited_20_Internet_20_Link">
https://armyinform.com.ua/2023/04/20/prezydent-vizyt-genseka-nato-cze-znak-shho-alyans-gotovyj-rozpochynaty-novu-glavu-u-vidnosynah-z-ukrayinoyu/</text:a>
</text:p>
      <!--NEWS-->
      <text:h text:style-name="P10" text:outline-level="1">
<text:span text:style-name="T4">
Внаслідок обстрілу територій прикордоння Чернігівщини загинула жінка</text:span>
</text:h>
      <text:p text:style-name="P4">
Author: ['АРМІЯINFORM']</text:p>
      <text:p text:style-name="P4">
Time: 2023-04-20T76:00:00-04:00</text:p>
      <text:p text:style-name="P4">
Description: Сьогодні, 20 квітня, станом на 12:00 російські окупаційні війська ще двічі обстріля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strily-prykordonnya.jpg" text:style-name="Internet_20_link" text:visited-style-name="Visited_20_Internet_20_Link">
obstrily-prykordonnya.jpg</text:a>
']</text:p>
      <text:p text:style-name="P4">
Tags: ['ОБСТРІЛИ ПРИКОРДОННЯ', 'ОК «ПІВНІЧ»', 'ЧЕРНІГІВЩИНА']</text:p>
      <text:p text:style-name="P4">
Category: News</text:p>
      <!--METADATA-->
      <text:p text:style-name="P4">
<draw:frame draw:style-name="fr1" draw:name="Image290" text:anchor-type="as-char" svg:width="6.9236in" svg:height="4.615733in" draw:z-index="0">
<draw:image xlink:href="../Images/AРМІЯINFORM/2023-04-20T76-00-00-04-00/obstrily-prykordonnya.jpg" xlink:type="simple" xlink:show="embed" xlink:actuate="onLoad" draw:mime-type="image/jpeg"/>
</draw:frame>
 Ілюстративне фото</text:p>
      <text:p text:style-name="P4">
Сьогодні, 20 квітня, станом на 12:00 російські окупаційні війська ще двічіобстріляли прикордоння Чернігівської області з мінометів. Є поранені тазагиблі.</text:p>
      <text:p text:style-name="P4">
Про це <text:a xlink:type="simple" xlink:href="https://t.me/ok_pivnich1/1950" text:style-name="Internet_20_link" text:visited-style-name="Visited_20_Internet_20_Link">
повідомляє</text:a>
 Оперативне командування«Північ».</text:p>
      <text:p text:style-name="P4">
З 10:40 до 11:00 зафіксовано 2 приходи, ймовірно з міномета 120 мм, у районінаселеного пункту Грем’ячка. Про втрати серед місцевого населення чипошкодження цивільної інфраструктури інформація не надходила.</text:p>
      <text:p text:style-name="P4">
З 11:00 до 11:15 зафіксовано 4 приходи, ймовірно з міномета 120 мм, понаселеному пункту Галаганівка. Про пошкодження цивільної інфраструктуриінформація не надходила.</text:p>
      <text:p text:style-name="P4">
Внаслідок обстрілу поранено трьох місцевих жителів. Одна з них дісталаосколкові поранення голови. Жінка померла в лікарні.</text:p>
      <text:p text:style-name="P4">
Source: <text:a xlink:type="simple" xlink:href="https://armyinform.com.ua/2023/04/20/vnaslidok-obstrilu-terytorij-prykordonnya-chernigivshhyny-zagynula-zhinka/" text:style-name="Internet_20_link" text:visited-style-name="Visited_20_Internet_20_Link">
https://armyinform.com.ua/2023/04/20/vnaslidok-obstrilu-terytorij-prykordonnya-chernigivshhyny-zagynula-zhinka/</text:a>
</text:p>
      <!--NEWS-->
      <text:h text:style-name="P10" text:outline-level="1">
<text:span text:style-name="T4">
Єнс Столтенберг високо оцінив хоробрість ЗСУ та стійкість українського народу, які надихають увесь світ</text:span>
</text:h>
      <text:p text:style-name="P4">
Author: ['АРМІЯINFORM']</text:p>
      <text:p text:style-name="P4">
Time: 2023-04-20T77:00:00-04:00</text:p>
      <text:p text:style-name="P4">
Description: Під час зустрічі в Києві з Президентом України Володимиром Зеленським Генераль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0a9e311b5b150b106714f0287f51d10_1681981558_extra_large.jpeg" text:style-name="Internet_20_link" text:visited-style-name="Visited_20_Internet_20_Link">
c0a9e311b5b150b106714f0287f51d10_1681981558_extra_large.jpeg</text:a>
']</text:p>
      <text:p text:style-name="P4">
Tags: ['АЛЬЯНС', 'ЄНС СТОЛТЕНБЕРГ']</text:p>
      <text:p text:style-name="P4">
Category: News</text:p>
      <!--METADATA-->
      <text:p text:style-name="P4">
<draw:frame draw:style-name="fr1" draw:name="Image291" text:anchor-type="as-char" svg:width="6.9236in" svg:height="4.617948in" draw:z-index="0">
<draw:image xlink:href="../Images/AРМІЯINFORM/2023-04-20T77-00-00-04-00/c0a9e311b5b150b106714f0287f51d10_1681981558_extra_large.jpeg" xlink:type="simple" xlink:show="embed" xlink:actuate="onLoad" draw:mime-type="image/jpeg"/>
</draw:frame>
</text:p>
      <text:p text:style-name="P4">
Під час зустрічі в Києві з Президентом України Володимиром ЗеленськимГенеральний секретар НАТО Єнс Столтенберг зазначив, що приїхав сьогодні зпростим сигналом: НАТО стоїть разом з Україною.</text:p>
      <text:p text:style-name="P4">
Як <text:a xlink:type="simple" xlink:href="https://www.president.gov.ua/news/vizit-yensa-stoltenberga-do-kiyeva-mi-traktuyemo-yak-znak-sh-82369" text:style-name="Internet_20_link" text:visited-style-name="Visited_20_Internet_20_Link">
інформує</text:a>
 Офіс Президента України, очільникАльянсу високо оцінив хоробрість ЗСУ та стійкість українського народу, якінадихають увесь світ.</text:p>
      <text:p text:style-name="P4">
«Ми стояли з вами після незаконної анексії росією Криму у 2014 році, ми стоїморазом з вами у героїчній боротьбі проти російських загарбників і на захистівашої країни. І ми будемо стояти поряд із вами завтра, коли ви будетевідбудовувати країну й працювати заради світлого майбутнього українськогонароду», — сказав Єнс Столтенберг.</text:p>
      <text:p text:style-name="P4">
Він наголосив, що російська агресія має бути зупинена.</text:p>
      <text:p text:style-name="P4">
Генеральний секретар НАТО висловився на підтримку ініційованої ПрезидентомВолодимиром Зеленським формули миру й запевнив, що Альянс і далі зміцнюватимеукраїнську армію.</text:p>
      <text:p text:style-name="P4">
«Мусимо забезпечити якомога потужніші можливості української безпеки. Українапо праву має знайти місце у євроатлантичній родині, і місце України по праву —в НАТО. І ми допоможемо. З нашою підтримкою ми зробимо це можливим», —зазначив він.</text:p>
      <text:p text:style-name="P4">
Єнс Столтенберг розповів, що під час сьогоднішньої зустрічі сторони обговорилидовгострокову ініціативу підтримки, яка допоможе Україні перейти від оснащеннята доктрини радянських часів до стандартів НАТО й забезпечити повну оперативнусумісність української армії із силами Альянсу.</text:p>
      <text:p text:style-name="P4">
Source: <text:a xlink:type="simple" xlink:href="https://armyinform.com.ua/2023/04/20/yens-stoltenberg-vysoko-oczinyv-horobrist-zsu-ta-stijkist-ukrayinskogo-narodu-yaki-nadyhayut-uves-svit/" text:style-name="Internet_20_link" text:visited-style-name="Visited_20_Internet_20_Link">
https://armyinform.com.ua/2023/04/20/yens-stoltenberg-vysoko-oczinyv-horobrist-zsu-ta-stijkist-ukrayinskogo-narodu-yaki-nadyhayut-uves-svit/</text:a>
</text:p>
      <!--NEWS-->
      <text:h text:style-name="P10" text:outline-level="1">
<text:span text:style-name="T4">
У червні відбудуться військові навчання Air Defender 2023 під керівництвом Німеччини</text:span>
</text:h>
      <text:p text:style-name="P4">
Author: ['АРМІЯINFORM']</text:p>
      <text:p text:style-name="P4">
Time: 2023-04-20T78:00:00-04:00</text:p>
      <text:p text:style-name="P4">
Description: Багатонаціональні навчання Air Defender 2023 під керівництвом ФРН, зосереджені на бой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ir-defender-2023.jpg" text:style-name="Internet_20_link" text:visited-style-name="Visited_20_Internet_20_Link">
air-defender-2023.jpg</text:a>
']</text:p>
      <text:p text:style-name="P4">
Tags: ['AIR DEFENDER 2023', 'ВІЙСЬКОВІ НАВЧАННЯ']</text:p>
      <text:p text:style-name="P4">
Category: News</text:p>
      <!--METADATA-->
      <text:p text:style-name="P4">
<draw:frame draw:style-name="fr1" draw:name="Image292" text:anchor-type="as-char" svg:width="6.9236in" svg:height="3.894525in" draw:z-index="0">
<draw:image xlink:href="../Images/AРМІЯINFORM/2023-04-20T78-00-00-04-00/air-defender-2023.jpg" xlink:type="simple" xlink:show="embed" xlink:actuate="onLoad" draw:mime-type="image/jpeg"/>
</draw:frame>
</text:p>
      <text:p text:style-name="P4">
Багатонаціональні навчання Air Defender 2023 під керівництвом ФРН, зосередженіна бойових польотах оперативного та тактичного рівнів, проходитимуть по всійНімеччині з 12 по 24 червня 2023 року.</text:p>
      <text:p text:style-name="P4">
Про це йдеться у<text:a xlink:type="simple" xlink:href="https://ac.nato.int/archive/2023/AD23_announcement" text:style-name="Internet_20_link" text:visited-style-name="Visited_20_Internet_20_Link">
повідомленні</text:a>
Командування повітряних сил НАТО.</text:p>
      <text:p text:style-name="P4">
У тренуваннях візьмуть участь військово-повітряні сили 24 країн і 220 літаків.ВПС Німеччини забезпечують управління повітряними операціями під час навчань.Воно буде поєднане у часі та просторі з навчаннями багатонаціональноїавіаційної групи під проводом Німеччини (Magdays 23) і пов’язане з двоманавчаннями НАТО (Ramstein Dust 23 і Ramstein Guard 23).</text:p>
      <text:p text:style-name="P4">
«Наші цілі щодо цього найбільшого навчання з розгортання від моментузаснування НАТО є всеосяжними. Ми хочемо продемонструвати спритність ішвидкість ВПС як засобів першого реагування та продемонструвати повітряні силиНАТО. Крім того, ми як Люфтваффе показуємо, що можемо спланувати, організуватита виконати такі масштабні навчання. Ми беремо на себе відповідальність.Співпраця 24 країн покращує нашу взаємодію та забезпечує надійне стримуванняпотенційного агресора. Трансатлантичний вимір — ми матимемо 100 літаківповітряної національної гвардії США, які літатимуть у Європі — є надійнимдоказом згуртованості та солідарності НАТО», — сказав головнокомандувач ВПСНімеччини генерал-лейтенант Інго Герхарц.</text:p>
      <text:p text:style-name="P4">
Військово-повітряні сили, що беруть участь у Air Defender 2023, ознайомлятьсязі сценаріями навчання, що імітують сценарій статті 5 НАТО, тобто колективнуоборону території Альянсу. Після прибуття та зупинки американськогопідкріплення та інших літаків союзників у трьох вузлах у Німеччині Ягель/Хон уШлезвіг-Гольштейні, Вунсторф у Нижній Саксонії та Лехфельд у Баварії, а такожШпангдалем у Рейнланд-Пфальці, Фолькель у Нідерландах та Часлав у ЧеськійРеспубліці, учасники відпрацьовуватимуть комбіновані повітряні операції унавчальних районах над Німеччиною та виконуватимуть так звані екскурсійнімісії до країн Балтії та Румунії.</text:p>
      <text:p text:style-name="P4">
Навчальні райони на сході, півдні та півночі Німеччини, які використовувалисяпід час Air Defender 2023, базуються на районах, які ВПС використовували длярегулярних тренувань протягом десятиліть. Однак для забезпечення комплексноїпольотної діяльності великих сил вони були розширені та частково з’єднані одинз одним коридорами.</text:p>
      <text:p text:style-name="P4">
Хоча широкомасштабне навчання є важливим для підтримки надійного стримуваннята обороноздатності ВПС Альянсу, ВПС Німеччини докладають зусиль, щобмінімізувати вплив Air Defender 2023 на населення. Три зони повітряних навчаньвикористовуватимуться лише протягом двох-чотирьох годин на день у різний часі, з міркувань безпеки, будуть закриті для цивільного повітряного рухупротягом цих часових вікон. У тісній співпраці з органами влади,відповідальними за безпеку польотів, процеси та процедури наразіоптимізуються, щоб мінімізувати вплив на цивільний повітряний рух, наскількице можливо.</text:p>
      <text:p text:style-name="P4">
Source: <text:a xlink:type="simple" xlink:href="https://armyinform.com.ua/2023/04/20/u-chervni-vidbudutsya-vijskovi-navchannya-air-defender-2023-pid-kerivnycztvom-nimechchyny/" text:style-name="Internet_20_link" text:visited-style-name="Visited_20_Internet_20_Link">
https://armyinform.com.ua/2023/04/20/u-chervni-vidbudutsya-vijskovi-navchannya-air-defender-2023-pid-kerivnycztvom-nimechchyny/</text:a>
</text:p>
      <!--NEWS-->
      <text:h text:style-name="P10" text:outline-level="1">
<text:span text:style-name="T4">
Єнс Столтенберг: Місце України по праву — в НАТО</text:span>
</text:h>
      <text:p text:style-name="P4">
Author: ['Ольга Мосьондз']</text:p>
      <text:p text:style-name="P4">
Time: 2023-04-20T79:00:00-04:00</text:p>
      <text:p text:style-name="P4">
Description: Генсек НАТО Єнс Столтенберг під час пресконференції з президентом Володимиром Зеленськ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d6ab820a7b241c9ee4a9ec43af95367_1681981554_extra_large.jpeg" text:style-name="Internet_20_link" text:visited-style-name="Visited_20_Internet_20_Link">
6d6ab820a7b241c9ee4a9ec43af95367_1681981554_extra_large.jpeg</text:a>
']</text:p>
      <text:p text:style-name="P4">
Tags: ['ВТОРГНЕННЯ РФ', 'ЄНС СТОЛТЕНБЕРГ', 'НАТО']</text:p>
      <text:p text:style-name="P4">
Category: News</text:p>
      <!--METADATA-->
      <text:p text:style-name="P4">
<draw:frame draw:style-name="fr1" draw:name="Image293" text:anchor-type="as-char" svg:width="6.9236in" svg:height="4.617948in" draw:z-index="0">
<draw:image xlink:href="../Images/AРМІЯINFORM/2023-04-20T79-00-00-04-00/6d6ab820a7b241c9ee4a9ec43af95367_1681981554_extra_large.jpeg" xlink:type="simple" xlink:show="embed" xlink:actuate="onLoad" draw:mime-type="image/jpeg"/>
</draw:frame>
</text:p>
      <text:p text:style-name="P4">
Генсек НАТО Єнс Столтенберг під час пресконференції з президентом ВолодимиромЗеленським у Києві <text:a xlink:type="simple" xlink:href="https://www.president.gov.ua/news/vizit-yensa-stoltenberga-do-kiyeva-mi-traktuyemo-yak-znak-sh-82369" text:style-name="Internet_20_link" text:visited-style-name="Visited_20_Internet_20_Link">
заявив</text:a>
, що на липневомусаміті у Вільнюсі одним із важливих питань буде обговорення країнами-членамиАльянсу гарантії безпеки для України, а також питання її членства в Альянсі.</text:p>
      <text:p text:style-name="P4">
«Президент Зеленський порушив питання членства і гарантій безпеки (дляУкраїни. — Ред.). І це буде важливим елементом порядку денного на ційзустрічі, і НАТО готується до цього. Україна обирає своє майбутнє уєвроатлантичній родині, майбутнє України в НАТО і члени Альянсу з цим згодні»,— відзначив генсек НАТО.</text:p>
      <text:p text:style-name="P4">
Генеральний секретар НАТО висловився на підтримку ініційованої ПрезидентомВолодимиром Зеленським формули миру й запевнив, що Альянс і далі зміцнюватимеукраїнську армію. Він також зазначив, що країни НАТО зосереджені на тому, щобзабезпечити підтримку України, зокрема у військовому плані. Ці питанняобговорюватимуть на завтрашній зустрічі у форматі «Рамштайн» і на саміті НАТОу Вільнюсі.</text:p>
      <text:p text:style-name="P4">
«Мусимо забезпечити якомога потужніші можливості української безпеки.<text:span text:style-name="T4">
Україна по праву має знайти місце у євроатлантичній родині, і місце Українипо праву — в НАТО</text:span>
. І ми допоможемо. З нашою підтримкою ми зробимо цеможливим», — зазначив він.</text:p>
      <text:p text:style-name="P4">
Нагадаємо, сьогодні, 20 квітня, Генеральний секретар НАТО Єнс Столтенберг<text:a xlink:type="simple" xlink:href="https://armyinform.com.ua/2023/04/20/gensek-nato-yens-stoltenberg-z-neanonsovanym-vizytom-prybuv-do-kyyeva/" text:style-name="Internet_20_link" text:visited-style-name="Visited_20_Internet_20_Link">
<text:span text:style-name="T4">
прибув</text:span>
</text:a>
 <text:span text:style-name="T4">
з неанонсованимвізитом до Києва та під час зустрічі з Президентом України ВолодимиромЗеленським високо</text:span>
<text:a xlink:type="simple" xlink:href="https://armyinform.com.ua/2023/04/20/yens-stoltenberg-vysoko-oczinyv-horobrist-zsu-ta-stijkist-ukrayinskogo-narodu-yaki-nadyhayut-uves-svit/" text:style-name="Internet_20_link" text:visited-style-name="Visited_20_Internet_20_Link">
оцінив</text:a>
 хоробрість ЗСУ та стійкість українського народу, якінадихають увесь світ.</text:p>
      <text:p text:style-name="P4">
Source: <text:a xlink:type="simple" xlink:href="https://armyinform.com.ua/2023/04/20/yens-stoltenberg-miscze-ukrayiny-po-pravu-v-nato/" text:style-name="Internet_20_link" text:visited-style-name="Visited_20_Internet_20_Link">
https://armyinform.com.ua/2023/04/20/yens-stoltenberg-miscze-ukrayiny-po-pravu-v-nato/</text:a>
</text:p>
      <!--NEWS-->
      <text:h text:style-name="P10" text:outline-level="1">
<text:span text:style-name="T4">
ГУР: путін знищив найбоєздатнішу частину своєї армії, відправивши її в Україну</text:span>
</text:h>
      <text:p text:style-name="P4">
Author: ['АРМІЯINFORM']</text:p>
      <text:p text:style-name="P4">
Time: 2023-04-20T80:00:00-04:00</text:p>
      <text:p text:style-name="P4">
Description: Найбільш боєздатна частина російської армії знищена. І це зробив саме диктатор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ozbyta-rosistka-tehnika.webp" text:style-name="Internet_20_link" text:visited-style-name="Visited_20_Internet_20_Link">
rozbyta-rosistka-tehnika.webp</text:a>
']</text:p>
      <text:p text:style-name="P4">
Tags: ['STOPRUSSIA', 'АГРЕСІЯ РФ']</text:p>
      <text:p text:style-name="P4">
Category: News</text:p>
      <!--METADATA-->
      <text:p text:style-name="P4">
<draw:frame draw:style-name="fr1" draw:name="Image294" text:anchor-type="as-char" svg:width="6.9236in" svg:height="3.888449in" draw:z-index="0">
<draw:image xlink:href="../ConvertedIMGs/AРМІЯINFORM/2023-04-20T80-00-00-04-00/rozbyta-rosistka-tehnika.png" xlink:type="simple" xlink:show="embed" xlink:actuate="onLoad" draw:mime-type="image/png"/>
</draw:frame>
</text:p>
      <text:p text:style-name="P4">
Найбільш боєздатна частина російської армії знищена. І це зробив саме диктаторволодимир путін, коли відправив їх воювати проти України. Наразі війська рфможуть планувати і спробувати реалізовувати тактичні операції. У ціломуросіяни переходять до стратегічної оборони.</text:p>
      <text:p text:style-name="P4">
Про це <text:a xlink:type="simple" xlink:href="https://gur.gov.ua/content/putin-znyshchyv-naibilsh-boiezdatnu-chastynu-armii-rosii-poslavshy-ii-v-ukrainu.html" text:style-name="Internet_20_link" text:visited-style-name="Visited_20_Internet_20_Link">
повідомив</text:a>
 представникГоловного управління розвідки Міністерства оборони України Андрій Юсов.</text:p>
      <text:p text:style-name="P4">
«Розпіарений «великий» зимовий наступ, який довго анонсувався, ми вже бачимо,що давно позаду, оскільки чергові задачі ворога провалені», — зауважив АндрійЮсов.</text:p>
      <text:p text:style-name="P4">
Представник воєнної розвідки України підкреслив, що в окупантів немає сьогоднісил повторювати ті спроби, які ми бачили після 24 лютого минулого року.</text:p>
      <text:p text:style-name="P4">
«Але це не означає, що ворог розбитий або не несе небезпеки для України. Євелика кількість живої сили, мобілізаційний потенціал, значна кількістьтехніки, нехай навіть часто застарілої. Але найбільш боєздатна частинаросійської армії знищена в Україні. Знищив її власне путін, пославши ум’ясорубку», — заявив Андрій Юсов.</text:p>
      <text:p text:style-name="P4">
Source: <text:a xlink:type="simple" xlink:href="https://armyinform.com.ua/2023/04/20/gur-putin-znyshhyv-najboyezdatnishu-chastynu-svoyeyi-armiyi-vidpravyvshy-yiyi-v-ukrayinu/" text:style-name="Internet_20_link" text:visited-style-name="Visited_20_Internet_20_Link">
https://armyinform.com.ua/2023/04/20/gur-putin-znyshhyv-najboyezdatnishu-chastynu-svoyeyi-armiyi-vidpravyvshy-yiyi-v-ukrayinu/</text:a>
</text:p>
      <!--NEWS-->
      <text:h text:style-name="P10" text:outline-level="1">
<text:span text:style-name="T4">
Санкції проти росії негативно впливають на її спроможність виробляти зброю — Олексій Данілов</text:span>
</text:h>
      <text:p text:style-name="P4">
Author: ['АРМІЯINFORM']</text:p>
      <text:p text:style-name="P4">
Time: 2023-04-20T81:00:00-04:00</text:p>
      <text:p text:style-name="P4">
Description: Через санкції у росії відбувається дуже багато негативних процесів.    Про це заяв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danilov.jpg" text:style-name="Internet_20_link" text:visited-style-name="Visited_20_Internet_20_Link">
danilov.jpg</text:a>
']</text:p>
      <text:p text:style-name="P4">
Tags: ['АНТИРОСІЙСЬКІ САНКЦІЇ', 'ОЛЕКСІЙ ДАНІЛОВ', 'РНБО УКРАЇНИ']</text:p>
      <text:p text:style-name="P4">
Category: News</text:p>
      <!--METADATA-->
      <text:p text:style-name="P4">
<draw:frame draw:style-name="fr1" draw:name="Image295" text:anchor-type="as-char" svg:width="6.9236in" svg:height="3.894525in" draw:z-index="0">
<draw:image xlink:href="../Images/AРМІЯINFORM/2023-04-20T81-00-00-04-00/danilov.jpg" xlink:type="simple" xlink:show="embed" xlink:actuate="onLoad" draw:mime-type="image/jpeg"/>
</draw:frame>
</text:p>
      <text:p text:style-name="P4">
Через санкції у росії відбувається дуже багато негативних процесів.</text:p>
      <text:p text:style-name="P4">
Про це <text:a xlink:type="simple" xlink:href="https://www.rnbo.gov.ua/ua/Diialnist/6276.html" text:style-name="Internet_20_link" text:visited-style-name="Visited_20_Internet_20_Link">
заявив</text:a>
 Секретар Радинаціональної безпеки і оборони України Олексій Данілов.</text:p>
      <text:p text:style-name="P4">
«Якби санкційний механізм не був запроваджений, росія мала б зовсім іншіспроможності для виробництва зброї завдяки використанню західних технологій»,— зазначив Секретар РНБО.</text:p>
      <text:p text:style-name="P4">
Він зауважив, що США здійснюють моніторинг виконання санкцій, і якщо будедоведено, що деякі компанії все ж таки постачають у рф сучасні технології аботовари подвійного призначення, які можна використовувати для виробництваозброєння, відносно цих компаній будуть запроваджені жорсткі заходи.</text:p>
      <text:p text:style-name="P4">
Секретар РНБО України також скептично оцінив перспективи рф «залучити новихпартнерів», сказавши, що ці «партнери» — переважно країни третього світу, іросії «це точно не допоможе».</text:p>
      <text:p text:style-name="P4">
За його словами, нині єдина країна, яка постачає зброю росії — іран, і якщозброю країні-агресору спробують надати інші держави, щодо них будутьзастосовані санкції.</text:p>
      <text:p text:style-name="P4">
Source: <text:a xlink:type="simple" xlink:href="https://armyinform.com.ua/2023/04/20/sankcziyi-proty-rosiyi-negatyvno-vplyvayut-na-yiyi-spromozhnist-vyroblyaty-zbroyu-oleksij-danilov/" text:style-name="Internet_20_link" text:visited-style-name="Visited_20_Internet_20_Link">
https://armyinform.com.ua/2023/04/20/sankcziyi-proty-rosiyi-negatyvno-vplyvayut-na-yiyi-spromozhnist-vyroblyaty-zbroyu-oleksij-danilov/</text:a>
</text:p>
      <!--NEWS-->
      <text:h text:style-name="P10" text:outline-level="1">
<text:span text:style-name="T4">
Напередодні «Рамштайну» Валерій Залужний обговорив ситуацію на фронті з генералом Крістофером Каволі</text:span>
</text:h>
      <text:p text:style-name="P4">
Author: ['АРМІЯINFORM']</text:p>
      <text:p text:style-name="P4">
Time: 2023-04-20T82:00:00-04:00</text:p>
      <text:p text:style-name="P4">
Description: Головнокомандувач ЗСУ генерал Валерій Залужний провів телефонну розмову із Верхов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34948177838720224_y-e1681999058881.jpg" text:style-name="Internet_20_link" text:visited-style-name="Visited_20_Internet_20_Link">
photo_5334948177838720224_y-e1681999058881.jpg</text:a>
']</text:p>
      <text:p text:style-name="P4">
Tags: ['ВАЛЕРІЙ ЗАЛУЖНИЙ', 'КРІСТОФЕР КАВОЛІ', 'СИТУАЦІЯ НА ФРОНТІ']</text:p>
      <text:p text:style-name="P4">
Category: News</text:p>
      <!--METADATA-->
      <text:p text:style-name="P4">
<draw:frame draw:style-name="fr1" draw:name="Image296" text:anchor-type="as-char" svg:width="6.9236in" svg:height="5.429897in" draw:z-index="0">
<draw:image xlink:href="../Images/AРМІЯINFORM/2023-04-20T82-00-00-04-00/photo_5334948177838720224_y-e1681999058881.jpg" xlink:type="simple" xlink:show="embed" xlink:actuate="onLoad" draw:mime-type="image/jpeg"/>
</draw:frame>
</text:p>
      <text:p text:style-name="P4">
Головнокомандувач ЗСУ генерал Валерій Залужний провів телефонну розмову ізВерховним головнокомандувачем Обʼєднаних збройних сил НАТО в Європі такомандувачем ЗС США в Європі генералом Крістофером Каволі.</text:p>
      <text:p text:style-name="P4">
Про це він <text:a xlink:type="simple" xlink:href="https://t.me/CinCAFU/479" text:style-name="Internet_20_link" text:visited-style-name="Visited_20_Internet_20_Link">
повідомив</text:a>
 у своєму телеграм-каналі.</text:p>
      <text:p text:style-name="P4">
Розмова відбулася напередодні зустрічі Контактної групи з питань оборони уформаті «Рамштайн», запланованої на 21 квітня.</text:p>
      <text:p text:style-name="P4">
«Обговорили пріоритетні для України напрямки щодо озброєння, техніки табоєприпасів. Поінформував генерала Каволі про оперативну обстановку на фронті.Домовилися надалі продовжувати діалог і активно взаємодіяти», — йдеться удописі.</text:p>
      <text:p text:style-name="P4">
Валерій Залужний подякував партнерам за стійку підтримку та допомогу.</text:p>
      <text:p text:style-name="P4">
«Україні потрібна перемога!» — наголосив він.</text:p>
      <text:p text:style-name="P4">
Source: <text:a xlink:type="simple" xlink:href="https://armyinform.com.ua/2023/04/20/naperedodni-ramshtajnu-valerij-zaluzhnyj-obgovoryv-sytuacziyu-na-fronti-z-generalom-kristoferom-kavoli/" text:style-name="Internet_20_link" text:visited-style-name="Visited_20_Internet_20_Link">
https://armyinform.com.ua/2023/04/20/naperedodni-ramshtajnu-valerij-zaluzhnyj-obgovoryv-sytuacziyu-na-fronti-z-generalom-kristoferom-kavoli/</text:a>
</text:p>
      <!--NEWS-->
      <text:h text:style-name="P10" text:outline-level="1">
<text:span text:style-name="T4">
21 квітня відбудеться круглий стіл, під час якого презентуватимуть книгу «Заборонити рашизм»</text:span>
</text:h>
      <text:p text:style-name="P4">
Author: ['АРМІЯINFORM']</text:p>
      <text:p text:style-name="P4">
Time: 2023-04-20T83:00:00-04:00</text:p>
      <text:p text:style-name="P4">
Description: 21 квітня об 14:00 у Military Media Center відбудеться круглий стіл, під час я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litary-media-center.jpg" text:style-name="Internet_20_link" text:visited-style-name="Visited_20_Internet_20_Link">
military-media-center.jpg</text:a>
']</text:p>
      <text:p text:style-name="P4">
Tags: ['MILITARY MEDIA CENTER', 'КНИГА «ЗАБОРОНИТИ РАШИЗМ»', 'КРУГЛИЙ СТІЛ']</text:p>
      <text:p text:style-name="P4">
Category: News</text:p>
      <!--METADATA-->
      <text:p text:style-name="P4">
<draw:frame draw:style-name="fr1" draw:name="Image297" text:anchor-type="as-char" svg:width="6.9236in" svg:height="3.894525in" draw:z-index="0">
<draw:image xlink:href="../Images/AРМІЯINFORM/2023-04-20T83-00-00-04-00/military-media-center.jpg" xlink:type="simple" xlink:show="embed" xlink:actuate="onLoad" draw:mime-type="image/jpeg"/>
</draw:frame>
</text:p>
      <text:p text:style-name="P4">
21 квітня об 14:00 у Military Media Center<text:a xlink:type="simple" xlink:href="https://t.me/militarymediacenter/1749" text:style-name="Internet_20_link" text:visited-style-name="Visited_20_Internet_20_Link">
відбудеться</text:a>
 круглий стіл, під часякого презентуватимуть книгу «Заборонити рашизм».</text:p>
      <text:p text:style-name="P4">
Учасники заходу:</text:p>
      <ul>
        <li>
Володимир Огризко, керівник Центру дослідження Росії, проректор з міжнародної діяльності Київського університету імені Бориса Грінченка;  * Ігор Гирич, завідувач відділу джерелознавства нової історії України Інституту української археографії та джерелознавства імені М. С. Грушевського НАН України;  * Віктор Брехуненко, завідувач відділу актової археографії Інституту української археографії та джерелознавства імені М. С. Грушевського НАН України;  * Олександр Палій, доцент кафедри політології та соціології Київського університету імені Бориса Грінченка;  * Віталій Андрєєв, професор кафедри історії України Київського університету імені Бориса Грінченка.</li>
      </ul>
      <text:p text:style-name="P4">
Під час круглого столу учасники обговорюватимуть питання:</text:p>
      <ul>
        <li>
Ідея створення книги «Заборонити рашизм», її актуальність.  * Протиборство Заходу і Московії: українсько-російські відносини на різних історичних етапах.  * Витоки формування російського месіанства та експансіонізму, які стали підґрунтям до творення імперської ідеології.  * Російський фашизм, його витоки та ідеологія.  * Рашизм як різновид фашизму.  * Україна та цивілізований світ після перемоги над рашизмом: погляд у майбутнє.</li>
      </ul>
      <text:p text:style-name="P4">
Акредитація представників ЗМІ обов’язкова і триватиме до 11.00 21 квітня.</text:p>
      <text:p text:style-name="P4">
Заявки на акредитацію надсилайте на електронну адресу: <text:a xlink:type="simple" xlink:href="https://armyinform.com.ua/cdn-cgi/l/email-protection" text:style-name="Internet_20_link" text:visited-style-name="Visited_20_Internet_20_Link">
[emailprotected]</text:a>
 із зазначенням прізвища, імені та побатькові журналіста, назви видання, номера прескарти акредитації ЗСУ,контактного телефону.</text:p>
      <text:p text:style-name="P4">
Source: <text:a xlink:type="simple" xlink:href="https://armyinform.com.ua/2023/04/20/21-kvitnya-vidbudetsya-kruglyj-stil-pid-chas-yakogo-prezentuvatymut-knygu-zaboronyty-rashyzm/" text:style-name="Internet_20_link" text:visited-style-name="Visited_20_Internet_20_Link">
https://armyinform.com.ua/2023/04/20/21-kvitnya-vidbudetsya-kruglyj-stil-pid-chas-yakogo-prezentuvatymut-knygu-zaboronyty-rashyzm/</text:a>
</text:p>
      <!--NEWS-->
      <text:h text:style-name="P10" text:outline-level="1">
<text:span text:style-name="T4">
У Києві стартував тренінг «Ефективні технології соціальної підтримки»</text:span>
</text:h>
      <text:p text:style-name="P4">
Author: ['Володимир Загребельний']</text:p>
      <text:p text:style-name="P4">
Time: 2023-04-20T84:00:00-04:00</text:p>
      <text:p text:style-name="P4">
Description: У столиці розпочався цикл тренінгів для фахівців територіальних центрів комплектування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rening-golovna.jpg" text:style-name="Internet_20_link" text:visited-style-name="Visited_20_Internet_20_Link">
trening-golovna.jpg</text:a>
', '<text:a xlink:type="simple" xlink:href="https://armyinform.com.ua/wp-content/uploads/2023/04/trening-001.jpg" text:style-name="Internet_20_link" text:visited-style-name="Visited_20_Internet_20_Link">
trening-001.jpg</text:a>
', '<text:a xlink:type="simple" xlink:href="https://armyinform.com.ua/wp-content/uploads/2023/04/trening-002-150x150.jpg" text:style-name="Internet_20_link" text:visited-style-name="Visited_20_Internet_20_Link">
trening-002-150x150.jpg</text:a>
', '<text:a xlink:type="simple" xlink:href="https://armyinform.com.ua/wp-content/uploads/2023/04/trening-003-150x150.jpg" text:style-name="Internet_20_link" text:visited-style-name="Visited_20_Internet_20_Link">
trening-003-150x150.jpg</text:a>
']</text:p>
      <text:p text:style-name="P4">
Tags: ['СОЦІАЛЬНИЙ ЗАХИСТ']</text:p>
      <text:p text:style-name="P4">
Category: News</text:p>
      <!--METADATA-->
      <text:p text:style-name="P4">
<draw:frame draw:style-name="fr1" draw:name="Image298" text:anchor-type="as-char" svg:width="6.9236in" svg:height="4.615733in" draw:z-index="0">
<draw:image xlink:href="../Images/AРМІЯINFORM/2023-04-20T84-00-00-04-00/trening-golovna.jpg" xlink:type="simple" xlink:show="embed" xlink:actuate="onLoad" draw:mime-type="image/jpeg"/>
</draw:frame>
</text:p>
      <text:p text:style-name="P4">
У столиці розпочався цикл тренінгів для фахівців територіальних центрівкомплектування та соціальної підтримки, які працюють з ветеранами, зокрема зінвалідністю, та їхніми родинами.</text:p>
      <text:p text:style-name="P4">
Захід організовано Програмою Розвитку ООН у межах проєкту «Підтримкареабілітації осіб з інвалідністю, спричиненою війною» за фінансової підтримкиУряду Республіки Корея та Уряду Німеччини. З українського бокуспіворганізаторами тренінгу виступили Міністерство соціальної політики Українита Головне управління морально-психологічного забезпечення Збройних СилУкраїни.</text:p>
      <text:p text:style-name="P4">
<draw:frame draw:style-name="fr1" draw:name="Image299" text:anchor-type="as-char" svg:width="6.9236in" svg:height="4.615733in" draw:z-index="0">
<draw:image xlink:href="../Images/AРМІЯINFORM/2023-04-20T84-00-00-04-00/trening-001.jpg" xlink:type="simple" xlink:show="embed" xlink:actuate="onLoad" draw:mime-type="image/jpeg"/>
</draw:frame>
</text:p>
      <text:p text:style-name="P4">
Як зазначив учасник заходу, представник Київського обласного ТЦК та СП ЮрійВатрич: «Такі тренінги дуже корисні для працівників територіальних центрів,оскільки вони мають змогу здобути нові знання та вивчити досвід колег. Щировдячний ініціаторам за організацію тренінгу».</text:p>
      <text:p text:style-name="P4">
Заняття проходитимуть з 19 квітня по 8 червня цього року у різних куточкахУкраїни у змішаному форматі (онлайн та офлайн). Метою навчання є покращеннязнань і навичок учасників та учасниць, необхідних їм для організації і наданнясоціальної підтримки у територіальних центрах комплектування та соціальноїпідтримки.</text:p>
      <text:p text:style-name="P4">
Під час тренінгу будуть проводитись заняття на теми, пов’язані з соціальноюпідтримкою демобілізованих, ветеранів та членів їхніх сімей, зокрема:</text:p>
      <ul>
        <li>
особливості налагодження комунікації та встановлення первинного контакту;   * особливості виявлення їхніх потреб;   * роль ТЦК та СП у підтримці переходу захисників від військового до цивільного життя тощо.</li>
      </ul>
      <text:p text:style-name="P4">
<text:a xlink:type="simple" xlink:href="https://armyinform.com.ua/wp-content/uploads/2023/04/trening-002.jpg" text:style-name="Internet_20_link" text:visited-style-name="Visited_20_Internet_20_Link">
<draw:frame draw:style-name="fr1" draw:name="Image300" text:anchor-type="as-char" svg:width="6.9236in" svg:height="6.9236in" draw:z-index="0">
<draw:image xlink:href="../Images/AРМІЯINFORM/2023-04-20T84-00-00-04-00/trening-002-150x150.jpg" xlink:type="simple" xlink:show="embed" xlink:actuate="onLoad" draw:mime-type="image/jpeg"/>
</draw:frame>
</text:a>
</text:p>
      <text:p text:style-name="P4">
<text:a xlink:type="simple" xlink:href="https://armyinform.com.ua/wp-content/uploads/2023/04/trening-003.jpg" text:style-name="Internet_20_link" text:visited-style-name="Visited_20_Internet_20_Link">
<draw:frame draw:style-name="fr1" draw:name="Image301" text:anchor-type="as-char" svg:width="6.9236in" svg:height="6.9236in" draw:z-index="0">
<draw:image xlink:href="../Images/AРМІЯINFORM/2023-04-20T84-00-00-04-00/trening-003-150x150.jpg" xlink:type="simple" xlink:show="embed" xlink:actuate="onLoad" draw:mime-type="image/jpeg"/>
</draw:frame>
</text:a>
</text:p>
      <text:p text:style-name="P4">
Начальник управління соціального супроводу Головного управління морально-психологічного забезпечення Збройних Сил України полковник ЯрославКалініченко, звертаючись до присутніх, наголосив: «Наразі, на виконаннярішення Головнокомандувача Збройних Сил України, формується системасоціального супроводу у Збройних Силах та відповідна її вертикаль, якапочинається з кожного із вас. Саме ви ті люди, які зустрічаютьвійськовозобов’язаного, першими надають необхідну підтримку, працюють зчленами сімей військовослужбовців».</text:p>
      <text:p text:style-name="P4">
Він додав, що на сьогодні робота з родинами військовослужбовців єнадактуальним напрямком.</text:p>
      <text:p text:style-name="P4">
«Тож вміти налагодити комунікацію, правильно скерувати, оперативно вирішитипроблему є одними з найголовніших ваших завдань. В умовах війни ваша роботадля рідних військовослужбовців є першочерговою та вкрай необхідною», —резюмував Ярослав Калініченко.</text:p>
      <text:p text:style-name="P4">
<text:span text:style-name="T5">
Фото автора</text:span>
</text:p>
      <text:p text:style-name="P4">
Source: <text:a xlink:type="simple" xlink:href="https://armyinform.com.ua/2023/04/20/u-kyyevi-startuvav-trening-efektyvni-tehnologiyi-soczialnoyi-pidtrymky/" text:style-name="Internet_20_link" text:visited-style-name="Visited_20_Internet_20_Link">
https://armyinform.com.ua/2023/04/20/u-kyyevi-startuvav-trening-efektyvni-tehnologiyi-soczialnoyi-pidtrymky/</text:a>
</text:p>
      <!--NEWS-->
      <text:h text:style-name="P10" text:outline-level="1">
<text:span text:style-name="T4">
Ми відкриваємо новий рівень взаємодії між громадами України та держав-партнерів — Володимир Зеленський</text:span>
</text:h>
      <text:p text:style-name="P4">
Author: ['АРМІЯINFORM']</text:p>
      <text:p text:style-name="P4">
Time: 2023-04-20T85:00:00-04:00</text:p>
      <text:p text:style-name="P4">
Description: https://youtu.be/0wUYcLYEIXo    Слава Україні!    Радий вітати тут усю нашу державу, ус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b650a99a8fff7b694c216ef2d13118a_1681998160_extra_large.jpeg" text:style-name="Internet_20_link" text:visited-style-name="Visited_20_Internet_20_Link">
0b650a99a8fff7b694c216ef2d13118a_1681998160_extra_large.jpeg</text:a>
', '<text:a xlink:type="simple" xlink:href="https://armyinform.com.ua/wp-content/uploads/2023/04/02c302ca83ce5473046c15ad33c9efe3_1681998167_extra_large.jpeg" text:style-name="Internet_20_link" text:visited-style-name="Visited_20_Internet_20_Link">
02c302ca83ce5473046c15ad33c9efe3_1681998167_extra_large.jpeg</text:a>
', '<text:a xlink:type="simple" xlink:href="https://armyinform.com.ua/wp-content/uploads/2023/04/81aec3f4b7e81981e6594229cd630860_1681998177_extra_large.jpeg" text:style-name="Internet_20_link" text:visited-style-name="Visited_20_Internet_20_Link">
81aec3f4b7e81981e6594229cd630860_1681998177_extra_large.jpeg</text:a>
', '<text:a xlink:type="simple" xlink:href="https://armyinform.com.ua/wp-content/uploads/2023/04/d22b6f7909ffcf32a65e4b87f2bd2081_1681995766_extra_large.jpeg" text:style-name="Internet_20_link" text:visited-style-name="Visited_20_Internet_20_Link">
d22b6f7909ffcf32a65e4b87f2bd2081_1681995766_extra_large.jpeg</text:a>
']</text:p>
      <text:p text:style-name="P4">
Tags: ['ВІДЕОЗВЕРНЕННЯ ПРЕЗИДЕНТА УКРАЇНИ', 'ВОЛОДИМИР ЗЕЛЕНСЬКИЙ', 'ПРЕЗИДЕНТ УКРАЇНИ']</text:p>
      <text:p text:style-name="P4">
Category: News</text:p>
      <!--METADATA-->
      <text:p text:style-name="P4">
<text:span text:style-name="T4">
Слава Україні!</text:span>
</text:p>
      <text:p text:style-name="P4">
Радий вітати тут усю нашу державу, усю Україну — усі наші прекрасні міста йсела, наші міцні громади, які представлені в Конгресі місцевих та регіональнихвлад України. Цим самітом ми відкриваємо новий рівень взаємодії на майданчикуКонгресу. Це взаємодія між нашими громадами, громадами України, та громадамиінших поважних держав — наших партнерів, яких ми дуже високо цінуємо. Тих, хтотак само, як і всі українці, цінує найголовніше — свободу й важливе, дієвемісцеве самоврядування.</text:p>
      <text:p text:style-name="P4">
Пане Єнсе! Дуже радий іще раз вітати вас, шановні представники й представниціінституцій Європейського союзу, Ради Європи, держав, урядів і парламентівнаших партнерів! Шановні мери міст, голови муніципалітетів та асоціацій!</text:p>
      <text:p text:style-name="P4">
<draw:frame draw:style-name="fr1" draw:name="Image302" text:anchor-type="as-char" svg:width="6.9236in" svg:height="4.604691in" draw:z-index="0">
<draw:image xlink:href="../Images/AРМІЯINFORM/2023-04-20T85-00-00-04-00/0b650a99a8fff7b694c216ef2d13118a_1681998160_extra_large.jpeg" xlink:type="simple" xlink:show="embed" xlink:actuate="onLoad" draw:mime-type="image/jpeg"/>
</draw:frame>
</text:p>
      <text:p text:style-name="P4">
Я дякую вам за участь у такому нашому форматі роботи та прошу вас зафіксуватиодин важливий факт — факт, який був підтверджений нашою обороною відросійської агресії.</text:p>
      <text:p text:style-name="P4">
Увесь український народ став на захист своєї держави, і це прояв досвідунашого народу. Народ, який уміє діяти спільно заради національного блага,народ, який уміє захищати свої інтереси, народ, чия національна безпекапочинається з розуміння, що кожна громада має жити гідно… Такий народ маєперевагу у війні, а саме: може боротися всенародно. І я дякую кожній нашійлюдині та кожній нашій українській громаді, які в єдності з державою та увзаємодії одне з одним допомагають наближати найважливіше — нашу спільнуперемогу! Дякую всім вам, шановні присутні, хто офлайн, онлайн!</text:p>
      <text:p text:style-name="P4">
<text:span text:style-name="T4">
Шановні пані та панове!</text:span>
</text:p>
      <text:p text:style-name="P4">
Ви бачите, що російська держава кидає на фронт людей, які не розуміють, за щовони гинуть на нашій землі. Для них ця земля чужа. Окупанти несуть зло, боросійська система існує саме так: намагається зробити звичним знущання з людейта знецінення життя. І намагається винести це за межі своїх кордонів. Саме дляцього росії її зброя — її ракети, бомби, її артилерія й ганебний терор противсього, що забезпечує нормальне життя.</text:p>
      <text:p text:style-name="P4">
Українська система — як і будь-який нормальний європейський устрій — абсолютнопротилежна російській моделі. Наша сила — в наших людях. У наших громадах, унашій здатності діяти заради спільної мети, зокрема й децентралізовано, колице потрібно. А коли ми потребуємо єдності й саме державної дії — цедосягається передусім вірою людей в Україну і довірою людей до своєї держави,її захисників і захисниць, одне до одного. Я дуже вдячний більшості нашихгромад і всім нашим людям.</text:p>
      <text:p text:style-name="P4">
Якщо вважати цю війну протистоянням ідей, то разом із перемогою нашої державинеминуче відзначимо й перемогу ідеї, що люди важливі. Кожен і кожна. Всі нашігромади. Кожне українське місто, кожне містечко, кожне наше українське село.Вся наша держава. І завдяки такому підходу замість руїн, які принесла й несенам росія, ми всюди відбудуємо справжнє українське життя — європейське вільнежиття. Таке життя, яке наші люди — звичайні, але вільні — поважають. Таке, уякому кожну людину поважають.</text:p>
      <text:p text:style-name="P4">
<draw:frame draw:style-name="fr1" draw:name="Image303" text:anchor-type="as-char" svg:width="6.9236in" svg:height="4.604691in" draw:z-index="0">
<draw:image xlink:href="../Images/AРМІЯINFORM/2023-04-20T85-00-00-04-00/02c302ca83ce5473046c15ad33c9efe3_1681998167_extra_large.jpeg" xlink:type="simple" xlink:show="embed" xlink:actuate="onLoad" draw:mime-type="image/jpeg"/>
</draw:frame>
</text:p>
      <text:p text:style-name="P4">
<text:span text:style-name="T4">
Шановні, присутні!</text:span>
</text:p>
      <text:p text:style-name="P4">
<text:span text:style-name="T4">
Шановні наші партнери!</text:span>
</text:p>
      <text:p text:style-name="P4">
Хочу до вас звернутися. Запрошую всіх вас уже будувати прямі зв’язки з нашимКонгресом місцевих та регіональних влад і, відповідно, за допомогою Конгресу –з українськими громадами, щоб якнайшвидше почати спільні дії, спільно будуватий нову систему захисту нашого з вами способу життя. Відкритого,демократичного, життя вільного, заснованого на дуже простих речах, наспівпраці.</text:p>
      <text:p text:style-name="P4">
Тут і зараз в Україні бачимо, що може принести агресія будь-якому народу, якщодесь в іншій частині світу її спробують повторити.</text:p>
      <text:p text:style-name="P4">
І ми бачимо, які стандарти безпеки потрібні сьогодні містам, потрібні нашимселам. Я впевнений, що на нашому прикладі бачимо, які стандарти безпекипотрібні будь-яким країнам світу, будь-яким містечкам, селам, комунікаціям,транспорту, енергетиці, усій інфраструктурі (яка в нас також пройшлавипробування цією війною), школам, мережі освіти, а також безпека убудівництві загалом, щоб за будь-яких обставин гарантувати найголовніше –захист життя… І я запрошую вас брати участь у розвитку нової інфраструктурибезпеки в Україні, щоб згодом можна було поширити цю важливу роботу в іншихкраїнах і в інших регіонах. Від бомбосховищ у школах до абсолютно новогостандарту кібербезпеки для всіх систем країни, від нової захищеноїінфраструктури в кожній громаді до нової децентралізованої енергосистеми україні загалом, яку неможливо знищити ракетним терором, що його проти нашоїдержави застосувала російська федерація.</text:p>
      <text:p text:style-name="P4">
Сьогодні я хочу окремо подякувати всім країнам, також подякувати відповіднимгромадам, усім містам, народам. Найголовніше – це люди. Тож я дуже вдячнийлюдям. Звичайним людям та лідерам суспільств, які допомогли й продовжують церобити. Допомогли Україні пройти цей найскладніший період – період жорстокої,кривавої темряви, період зими, – вистояти проти російського ракетного терору,проти абсолютно терористичних ударів по нашій енергосистемі.</text:p>
      <text:p text:style-name="P4">
<draw:frame draw:style-name="fr1" draw:name="Image304" text:anchor-type="as-char" svg:width="6.9236in" svg:height="4.604691in" draw:z-index="0">
<draw:image xlink:href="../Images/AРМІЯINFORM/2023-04-20T85-00-00-04-00/81aec3f4b7e81981e6594229cd630860_1681998177_extra_large.jpeg" xlink:type="simple" xlink:show="embed" xlink:actuate="onLoad" draw:mime-type="image/jpeg"/>
</draw:frame>
</text:p>
      <text:p text:style-name="P4">
Я вдячний кожному й кожній, хто нам допомагав! А особливо хотів би відзначитисьогодні допомогу Парижа, який цією зимою став одним із лідерів енергетичноїпідтримки України, який консолідовано зібрав партнерів у такий «енергетичнийРамштайн». Я дуже дякую. Ця зустріч була в Парижі, потім наші партнерипостачали відповідне обладнання, яке нам допомагало — абсолютно всім людям,громадам — зберегти світло життя.</text:p>
      <text:p text:style-name="P4">
Україна заснувала спеціальну відзнаку для міст-рятівників. Ви знаєте, щобагато міст у Європі, у Польщі отримали цю відзнаку від України. Справдідопомагали. Я вдячний всім нашим партнерам. І для мене сьогодні також будечесть передати таку відзнаку саме за велику енергетичну підтримку меру Парижапані Анн Ідальго на знак вдячності за підтримку парижан для України йукраїнців. Дуже дякую вам, і Франції, і Президентові, і також дякую всімпарижанам, які підтримують.</text:p>
      <text:p text:style-name="P4">
<text:span text:style-name="T4">
Шановні присутні, шановні пані та панове!</text:span>
</text:p>
      <text:p text:style-name="P4">
Важлива нова українська інфраструктура захисту і наша з вами співпраця зарадибезпеки, я впевнений, стануть прикладом для країн, міст, для громад, длялюдей. Так само як російська агресія спричинила глобальні негативні, дужеболісні наслідки, українська перемога має принести світові нові стандартибезпеки, новий досвід спільної дії та економічний потенціал, нові можливостібудувати й захищатися разом. Разом! На рівні держав і компаній, громад ілюдей.</text:p>
      <text:p text:style-name="P4">
<draw:frame draw:style-name="fr1" draw:name="Image305" text:anchor-type="as-char" svg:width="6.9236in" svg:height="4.613521in" draw:z-index="0">
<draw:image xlink:href="../Images/AРМІЯINFORM/2023-04-20T85-00-00-04-00/d22b6f7909ffcf32a65e4b87f2bd2081_1681995766_extra_large.jpeg" xlink:type="simple" xlink:show="embed" xlink:actuate="onLoad" draw:mime-type="image/jpeg"/>
</draw:frame>
</text:p>
      <text:p text:style-name="P4">
Провівши в Україні реформу децентралізації ще до війни, давши нашим громадамбільше повноважень – це дуже важливо – і ресурсів – це також надважливо, – мистворили цей Конгрес, щоб забезпечити повагу до кожної громади. Щоб кожнійгромаді дати всі інструменти для реалізації своїх інтересів, інтересівсуспільства цієї громади, інтересів громад. Тут, у Конгресі, залучені доспільної роботи центральна влада нашої держави – як виконавча влада, так ізаконодавча. Ми повинні працювати разом, щоб громаді не доводилось шукатирішень по кабінетах у столиці. Тут – усе наше місцеве самоврядування. Щобнашим громадам було простіше взаємодіяти. І швидше. Тепер додаємо міжнароднийкомпонент.</text:p>
      <text:p text:style-name="P4">
Впевнений, що можна реалізувати й цей компонент повною мірою, на повну силу –так само, як і нашу внутрішню силу ми використовуємо на повну заради захистуУкраїни, наших людей, заради перемоги України.</text:p>
      <text:p text:style-name="P4">
Хай цей наш альянс додає міцності та енергії всім іншим напрямкам нашоїспівпраці, зокрема й тому Альянсу, який представляє тут сьогодні шановний іповажний Генеральний секретар Єнс Столтенберг і частиною якого Українаобов’язково стане. Ми в цьому впевнені й робимо все, щоб це сталося швидше!</text:p>
      <text:p text:style-name="P4">
<text:span text:style-name="T4">
Дякую вам за увагу!</text:span>
</text:p>
      <text:p text:style-name="P4">
<text:span text:style-name="T4">
Слава Україні!</text:span>
</text:p>
      <text:p text:style-name="P4">
Source: <text:a xlink:type="simple" xlink:href="https://armyinform.com.ua/2023/04/20/my-vidkryvayemo-novyj-riven-vzayemodiyi-mizh-gromadamy-ukrayiny-ta-derzhav-partneriv-volodymyr-zelenskyj/" text:style-name="Internet_20_link" text:visited-style-name="Visited_20_Internet_20_Link">
https://armyinform.com.ua/2023/04/20/my-vidkryvayemo-novyj-riven-vzayemodiyi-mizh-gromadamy-ukrayiny-ta-derzhav-partneriv-volodymyr-zelenskyj/</text:a>
</text:p>
      <!--NEWS-->
      <text:h text:style-name="P10" text:outline-level="1">
<text:span text:style-name="T4">
IRIS-T, NASAMS, PATRIOT та SAMP/T можуть стати основою ППО Повітряних Сил ЗСУ — Юрій Ігнат</text:span>
</text:h>
      <text:p text:style-name="P4">
Author: ['Ігор Березинський']</text:p>
      <text:p text:style-name="P4">
Time: 2023-04-20T86:00:00-04:00</text:p>
      <text:p text:style-name="P4">
Description: Про це повідомив в ефірі телемарафону «Єдині новини» речник командування Повітря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STOPRUSSIA', 'АГРЕСІЯ РФ', 'ТЕЛЕМАРАФОН "ЄДИНІ НОВИНИ"', 'ЮРІЙ ІГНАТ']</text:p>
      <text:p text:style-name="P4">
Category: News</text:p>
      <!--METADATA-->
      <text:p text:style-name="P4">
<draw:frame draw:style-name="fr1" draw:name="Image306" text:anchor-type="as-char" svg:width="6.9236in" svg:height="4.32725in" draw:z-index="0">
<draw:image xlink:href="../Images/AРМІЯINFORM/2023-04-20T86-00-00-04-00/foto-1-krylati-aviabomby-yurij-ignat.jpg" xlink:type="simple" xlink:show="embed" xlink:actuate="onLoad" draw:mime-type="image/jpeg"/>
</draw:frame>
 Колаж: АрміяInform</text:p>
      <text:p text:style-name="P4">
Про це повідомив в ефірі телемарафону «Єдині новини» речник командуванняПовітряних Сил ЗСУ полковник Юрій Ігнат.</text:p>
      <text:p text:style-name="P4">
— Наразі ворог використовує керовані бомби з літаків тактичної авіації,ймовірно це Су-35, вони атакують південні області нашої держави. Поряд із цимв небі з’являються ворожі безпілотними, і їх намагається знищувати нашапротиповітряна оборона, — додав Юрій Ігнат.</text:p>
      <text:p text:style-name="P4">
Як зазначив Юрій Ігнат, нам нині дуже важливо замінити весь радянський парксистем ППО та авіаційної техніки. Те, що нам надходить, зокрема IRIS-T,NASAMS, PATRIOT, дуже важливо, незабаром чекаємо і на SAMP/T. Ці комплексиможуть стати основою ППО Повітряних Сил ЗСУ. Водночас надзвичайну роль наразівідіграє і ППО Сухопутних військ.</text:p>
      <text:p text:style-name="P4">
— Ми очікуємо від наших партнерів збільшення поставок не лише комплексів, алей ракет до них, адже видатки ракет доволі таки серйозні. Протягом осені-зимиза допомогою нашої ППО ми знищили близько 750 дронів-камікадзе та близько 750ворожих ракет. Тобто це все потребує наразі і потужного наповнення ракет, —зауважив Юрій Ігнат.</text:p>
      <text:p text:style-name="P4">
Source: <text:a xlink:type="simple" xlink:href="https://armyinform.com.ua/2023/04/20/iris-t-nasams-patriot-ta-samp-t-mozhut-staty-osnovoyu-ppo-povitryanyh-syl-zsu-yurij-ignat/" text:style-name="Internet_20_link" text:visited-style-name="Visited_20_Internet_20_Link">
https://armyinform.com.ua/2023/04/20/iris-t-nasams-patriot-ta-samp-t-mozhut-staty-osnovoyu-ppo-povitryanyh-syl-zsu-yurij-ignat/</text:a>
</text:p>
      <!--NEWS-->
      <text:h text:style-name="P10" text:outline-level="1">
<text:span text:style-name="T4">
Наша авіація завдала одного удару по районах зосередження ворога</text:span>
</text:h>
      <text:p text:style-name="P4">
Author: ['АРМІЯINFORM']</text:p>
      <text:p text:style-name="P4">
Time: 2023-04-20T87:00:00-04:00</text:p>
      <text:p text:style-name="P4">
Description: Про це повідомляє Генеральний штаб Збройних Сил України.  «Авіація Сил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ХРОНІКА ОБОРОНИ']</text:p>
      <text:p text:style-name="P4">
Category: News</text:p>
      <!--METADATA-->
      <text:p text:style-name="P4">
<draw:frame draw:style-name="fr1" draw:name="Image307" text:anchor-type="as-char" svg:width="6.9236in" svg:height="3.894525in" draw:z-index="0">
<draw:image xlink:href="../Images/AРМІЯINFORM/2023-04-20T87-00-00-04-00/aviacziya-syl-oborony-ukrayiny.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mdxkhnf6SUn7VTvWz1u6Lon5bkufnrVKD27WhTBNYcN2bXsXPftuqKB8Jjcv2ZJWl" text:style-name="Internet_20_link" text:visited-style-name="Visited_20_Internet_20_Link">
повідомляє</text:a>
Генеральний штаб Збройних Сил України.</text:p>
      <text:p text:style-name="P4">
«Авіація Сил оборони України за добу завдала 1 удару по районах зосередженняособового складу, озброєння та військової техніки окупантів», — зазначається уповідомленні.</text:p>
      <text:p text:style-name="P4">
Також підрозділи ракетних військ і артилерії протягом доби уразили три пунктиуправління противника.</text:p>
      <text:p text:style-name="P4">
Source: <text:a xlink:type="simple" xlink:href="https://armyinform.com.ua/2023/04/20/nasha-aviacziya-zavdala-1-udaru-po-rajonah-zoseredzhennya-voroga/" text:style-name="Internet_20_link" text:visited-style-name="Visited_20_Internet_20_Link">
https://armyinform.com.ua/2023/04/20/nasha-aviacziya-zavdala-1-udaru-po-rajonah-zoseredzhennya-voroga/</text:a>
</text:p>
      <!--NEWS-->
      <text:h text:style-name="P10" text:outline-level="1">
<text:span text:style-name="T4">
ЗСУ відбили понад 40 атак противника</text:span>
</text:h>
      <text:p text:style-name="P4">
Author: ['АРМІЯINFORM']</text:p>
      <text:p text:style-name="P4">
Time: 2023-04-20T88:00:00-04:00</text:p>
      <text:p text:style-name="P4">
Description: Про це повідомляє Генеральний штаб Збройних Сил України.  «Основні зусилля ворог...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a.jpg" text:style-name="Internet_20_link" text:visited-style-name="Visited_20_Internet_20_Link">
arta.jpg</text:a>
']</text:p>
      <text:p text:style-name="P4">
Tags: ['STOPRUSSIA', 'АГРЕСІЯ РФ', 'ВТОРГНЕННЯ РФ', 'ГШ ЗСУ', 'ХРОНІКА ОБОРОНИ']</text:p>
      <text:p text:style-name="P4">
Category: News</text:p>
      <!--METADATA-->
      <text:p text:style-name="P4">
<draw:frame draw:style-name="fr1" draw:name="Image308" text:anchor-type="as-char" svg:width="6.9236in" svg:height="2.993015in" draw:z-index="0">
<draw:image xlink:href="../Images/AРМІЯINFORM/2023-04-20T88-00-00-04-00/arta.jpg" xlink:type="simple" xlink:show="embed" xlink:actuate="onLoad" draw:mime-type="image/jpeg"/>
</draw:frame>
</text:p>
      <text:p text:style-name="P4">
<text:span text:style-name="T4">
🔥 Ситуація щодо російського вторгнення</text:span>
</text:p>
      <text:p text:style-name="P4">
Про це<text:a xlink:type="simple" xlink:href="https://www.facebook.com/GeneralStaff.ua/posts/pfbid02mdxkhnf6SUn7VTvWz1u6Lon5bkufnrVKD27WhTBNYcN2bXsXPftuqKB8Jjcv2ZJWl" text:style-name="Internet_20_link" text:visited-style-name="Visited_20_Internet_20_Link">
повідомляє</text:a>
Генеральний штаб Збройних Сил України.</text:p>
      <text:p text:style-name="P4">
«Основні зусилля ворог зосереджує на веденні наступальних дій на Лиманському,Бахмутському, Авдіївському, Мар’їнському та Шахтарському напрямках — відбитопонад 40 атак противника», — йдеться у зведенні.</text:p>
      <text:p text:style-name="P4">
Як зазначається, найзапекліші бої ведуться за місто Бахмут. Підрозділи силоборони відбили 22 атаки противника на зазначеній ділянці фронту.</text:p>
      <text:p text:style-name="P4">
На Лиманському напрямку противник намагався покращити тактичне положення, вівбезуспішні наступальні дії в районі Серебрянського лісництва.</text:p>
      <text:p text:style-name="P4">
Противник вів наступальні дії в районах Кам’янки, Первомайського таНевельського Донецької області, успіху не мав.</text:p>
      <text:p text:style-name="P4">
Також протягом доби наші захисники відбили численні ворожі атаки в районахМар’їнки та Побєди Донецької області.</text:p>
      <text:p text:style-name="P4">
Source: <text:a xlink:type="simple" xlink:href="https://armyinform.com.ua/2023/04/20/zsu-vidbyly-ponad-40-atak-protyvnyka/" text:style-name="Internet_20_link" text:visited-style-name="Visited_20_Internet_20_Link">
https://armyinform.com.ua/2023/04/20/zsu-vidbyly-ponad-40-atak-protyvnyka/</text:a>
</text:p>
      <!--NEWS-->
      <text:h text:style-name="P10" text:outline-level="1">
<text:span text:style-name="T4">
Міністр оборони США прибув на базу «Рамштайн» для участі в засіданні Контактної групи з питань оборони Україні</text:span>
</text:h>
      <text:p text:style-name="P4">
Author: ['АРМІЯINFORM']</text:p>
      <text:p text:style-name="P4">
Time: 2023-04-20T89:00:00-04:00</text:p>
      <text:p text:style-name="P4">
Description: Міністр оборони США Ллойд Остін прибув на військову авіабазу «Рамштайн» для участ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7b8ff9d-2146-4adf-84d7-9e22a73f6cc1.jpg" text:style-name="Internet_20_link" text:visited-style-name="Visited_20_Internet_20_Link">
37b8ff9d-2146-4adf-84d7-9e22a73f6cc1.jpg</text:a>
']</text:p>
      <text:p text:style-name="P4">
Tags: ['ЛЛОЙД ОСТІН', 'ПЕНТАГОН', 'РАМШТАЙН', 'США']</text:p>
      <text:p text:style-name="P4">
Category: News</text:p>
      <!--METADATA-->
      <text:p text:style-name="P4">
<draw:frame draw:style-name="fr1" draw:name="Image309" text:anchor-type="as-char" svg:width="6.9236in" svg:height="3.894525in" draw:z-index="0">
<draw:image xlink:href="../Images/AРМІЯINFORM/2023-04-20T89-00-00-04-00/37b8ff9d-2146-4adf-84d7-9e22a73f6cc1.jpg" xlink:type="simple" xlink:show="embed" xlink:actuate="onLoad" draw:mime-type="image/jpeg"/>
</draw:frame>
</text:p>
      <text:p text:style-name="P4">
Міністр оборони США Ллойд Остін прибув на військову авіабазу «Рамштайн» дляучасті в черговому засіданні Контактної групи з питань оборони України.</text:p>
      <text:p text:style-name="P4">
«Я тут, на авіабазі «Рамштайн», де завтра я прийматиму участь в засіданніКонтактної групи з питань оборони України разом із понад 40 країнами-союзниками та партнерами, аби продовжити нашу важливу роботу з підтримкинайбільш нагальних потреб України у безпековій допомозі», —<text:a xlink:type="simple" xlink:href="https://twitter.com/SecDef/status/1649031376505536512" text:style-name="Internet_20_link" text:visited-style-name="Visited_20_Internet_20_Link">
зазначив</text:a>
 главаПентагону.</text:p>
      <text:p text:style-name="P4">
Нагадаємо, чергова зустріч Контактної групи з питань оборони України у форматі«Рамштайн» <text:a xlink:type="simple" xlink:href="https://armyinform.com.ua/2023/04/14/stala-vidoma-data-nastupnoyi-zustrichi-kontaktnoyi-grupy-z-pytan-oborony-ukrayiny-u-formati-ramshtajn/" text:style-name="Internet_20_link" text:visited-style-name="Visited_20_Internet_20_Link">
відбудеться</text:a>
 21 квітня 2023 року. Цього дня мине рівно рік від першогозасідання групи.</text:p>
      <text:p text:style-name="P4">
Source: <text:a xlink:type="simple" xlink:href="https://armyinform.com.ua/2023/04/20/ministr-oborony-ssha-prybuv-na-bazu-ramshtajn-dlya-uchasti-v-zasidanni-kontaktnoyi-grupy-z-pytan-oborony-ukrayini/" text:style-name="Internet_20_link" text:visited-style-name="Visited_20_Internet_20_Link">
https://armyinform.com.ua/2023/04/20/ministr-oborony-ssha-prybuv-na-bazu-ramshtajn-dlya-uchasti-v-zasidanni-kontaktnoyi-grupy-z-pytan-oborony-ukrayini/</text:a>
</text:p>
      <!--NEWS-->
      <text:h text:style-name="P10" text:outline-level="1">
<text:span text:style-name="T4">
Швейцарія запровадила санкції проти пвк «вагнер»</text:span>
</text:h>
      <text:p text:style-name="P4">
Author: ['АРМІЯINFORM']</text:p>
      <text:p text:style-name="P4">
Time: 2023-04-20T90:00:00-04:00</text:p>
      <text:p text:style-name="P4">
Description: Міністерство економіки, освіти та досліджень Швейцарії, відповідальне за санк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anctions.jpg" text:style-name="Internet_20_link" text:visited-style-name="Visited_20_Internet_20_Link">
sanctions.jpg</text:a>
']</text:p>
      <text:p text:style-name="P4">
Tags: ['АНТИРОСІЙСЬКІ САНКЦІЇ', 'ВОЄННИЙ СТАН', 'КРАХ РОСІЙСЬКОЇ ЕКОНОМІКИ', 'ПВК "ВАГНЕР"', 'САНКЦІЇ РФ', 'ШВЕЙЦАРІЯ']</text:p>
      <text:p text:style-name="P4">
Category: News</text:p>
      <!--METADATA-->
      <text:p text:style-name="P4">
<draw:frame draw:style-name="fr1" draw:name="Image310" text:anchor-type="as-char" svg:width="6.9236in" svg:height="3.894525in" draw:z-index="0">
<draw:image xlink:href="../Images/AРМІЯINFORM/2023-04-20T90-00-00-04-00/sanctions.jpg" xlink:type="simple" xlink:show="embed" xlink:actuate="onLoad" draw:mime-type="image/jpeg"/>
</draw:frame>
</text:p>
      <text:p text:style-name="P4">
Міністерство економіки, освіти та досліджень Швейцарії, відповідальне засанкції, розширило список щодо росії. Зокрема, Берн вводить санкції проти пвк«вагнер» та пов’язаного з нею інформаційного агентства ріа фан.</text:p>
      <text:p text:style-name="P4">
Про це йдеться у<text:a xlink:type="simple" xlink:href="https://www.wbf.admin.ch/wbf/de/home/dokumentation/nsb-news_list.msg-id-94455.html" text:style-name="Internet_20_link" text:visited-style-name="Visited_20_Internet_20_Link">
повідомленні</text:a>
 пресслужби Міністерства департаменту економіки,освіти та досліджень Швейцарії.</text:p>
      <text:p text:style-name="P4">
пвк «вагнер» додали до санкційного списку за активну участь у військовійагресії росії проти України. Саме ця група під керівництвом євгена пригожинаслужить засобом для російської гібридної війни.</text:p>
      <text:p text:style-name="P4">
Група «вагнера» є частиною складної мережі глобальних компаній (включаючи ті,що працюють у сфері авіації, безпеки, технологій, торгівлі товарами,фінансовими послугами« та діяльністю впливу), пов'язаних мережами власності ілогістики, що перетинаються.</text:p>
      <text:p text:style-name="P4">
Санкції проти ріа фан запроваджено за поширення проурядової пропаганди тадезінформації.</text:p>
      <text:p text:style-name="P4">
Нагадаємо, раніше Європейський Союз<text:a xlink:type="simple" xlink:href="https://armyinform.com.ua/2023/04/14/yevrosoyuz-zaprovadyv-sankcziyi-proty-pvk-vagner/" text:style-name="Internet_20_link" text:visited-style-name="Visited_20_Internet_20_Link">
запровадив</text:a>
 санкції проти пвк «вагнер».</text:p>
      <text:p text:style-name="P4">
Source: <text:a xlink:type="simple" xlink:href="https://armyinform.com.ua/2023/04/20/shvejczariya-zaprovadyla-sankcziyi-proty-pvk-vagner/" text:style-name="Internet_20_link" text:visited-style-name="Visited_20_Internet_20_Link">
https://armyinform.com.ua/2023/04/20/shvejczariya-zaprovadyla-sankcziyi-proty-pvk-vagner/</text:a>
</text:p>
      <!--NEWS-->
      <text:h text:style-name="P10" text:outline-level="1">
<text:span text:style-name="T4">
Ідентифіковано російського підполковника: наказував катувати учасників АТО та цивільне населення</text:span>
</text:h>
      <text:p text:style-name="P4">
Author: ['АРМІЯINFORM']</text:p>
      <text:p text:style-name="P4">
Time: 2023-04-20T91:00:00-04:00</text:p>
      <text:p text:style-name="P4">
Description: Повідомлено заочно про підозру у порушенні законів та звичаїв війни росій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3433.jpg" text:style-name="Internet_20_link" text:visited-style-name="Visited_20_Internet_20_Link">
img-3433.jpg</text:a>
']</text:p>
      <text:p text:style-name="P4">
Tags: ['STOPRUSSIA', 'АГРЕСІЯ РФ', 'ВТОРГНЕННЯ РФ', 'ОФІС ГЕНЕРАЛЬНОГО ПРОКУРОРА УКРАЇНИ', 'ПОРУШЕННЯ ЗАКОНІВ ТА ЗВИЧАЇВ ВІЙНИ']</text:p>
      <text:p text:style-name="P4">
Category: News</text:p>
      <!--METADATA-->
      <text:p text:style-name="P4">
<draw:frame draw:style-name="fr1" draw:name="Image311" text:anchor-type="as-char" svg:width="6.9236in" svg:height="4.765745in" draw:z-index="0">
<draw:image xlink:href="../Images/AРМІЯINFORM/2023-04-20T91-00-00-04-00/img-3433.jpg" xlink:type="simple" xlink:show="embed" xlink:actuate="onLoad" draw:mime-type="image/jpeg"/>
</draw:frame>
</text:p>
      <text:p text:style-name="P4">
Повідомлено заочно про підозру у порушенні законів та звичаїв війниросійському військовому. За даними слідства, він наказував своїм підлеглимкатувати колишніх учасників АТО та цивільне населення з метою отримання данихстосовно проукраїнські налаштованих громадян та військовослужбовців ЗСУ.</text:p>
      <text:p text:style-name="P4">
Про це <text:a xlink:type="simple" xlink:href="https://gp.gov.ua/ua/posts/identifikovano-rosiiskogo-pidpolkovnika-yakii-nakazuvav-katuvati-kolisnix-ucasnikiv-ato-ta-civilne-naselennya" text:style-name="Internet_20_link" text:visited-style-name="Visited_20_Internet_20_Link">
повідомляє</text:a>
 Офіс Генерального прокурора України.</text:p>
      <text:p text:style-name="P4">
Окупанти били людей електрошокером, палицями та утримували в підвальнихприміщеннях без їжі та води. Двом колишнім учасникам АТО вони поставили натілі клеймо розпеченим залізом.</text:p>
      <text:p text:style-name="P4">
Кожній незаконно затриманій людині російські військові присвоювали «порядковийномер» та наказували їм відкликатись на нього. Вони примушували потерпілих«для профілактики» прибирати вулиці та копати окопи.</text:p>
      <text:p text:style-name="P4">
Встановлено, що підполковник з позивним «Морячок» здійснював керівництвовійськовослужбовцями 30-ї мотострілкової бригади центрального округу рф підчас окупації с. Піски–Радківські Ізюмського району.</text:p>
      <text:p text:style-name="P4">
Наразі вирішується питання щодо оголошення підозрюваного у розшук.</text:p>
      <text:p text:style-name="P4">
Source: <text:a xlink:type="simple" xlink:href="https://armyinform.com.ua/2023/04/20/identyfikovano-rosijskogo-pidpolkovnyka-nakazuvav-katuvaty-uchasnykiv-ato-ta-czyvilne-naselennya/" text:style-name="Internet_20_link" text:visited-style-name="Visited_20_Internet_20_Link">
https://armyinform.com.ua/2023/04/20/identyfikovano-rosijskogo-pidpolkovnyka-nakazuvav-katuvaty-uchasnykiv-ato-ta-czyvilne-naselennya/</text:a>
</text:p>
      <!--NEWS-->
      <text:h text:style-name="P10" text:outline-level="1">
<text:span text:style-name="T4">
Маємо належно вшановувати та берегти пам’ять про наших захисників, які загинули в російсько-українській війні — Юлія Лапутіна</text:span>
</text:h>
      <text:p text:style-name="P4">
Author: ['АРМІЯINFORM']</text:p>
      <text:p text:style-name="P4">
Time: 2023-04-20T92:00:00-04:00</text:p>
      <text:p text:style-name="P4">
Description: Про це наголосила міністр у справах ветеранів України Юлія Лапутіна у прямому ефірі CN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yuliya-laputina.jpg" text:style-name="Internet_20_link" text:visited-style-name="Visited_20_Internet_20_Link">
yuliya-laputina.jpg</text:a>
', '<text:a xlink:type="simple" xlink:href="https://armyinform.com.ua/wp-content/uploads/2023/04/zobrazhennya-whatsapp-data-2023-04-20-o-120430.jpg" text:style-name="Internet_20_link" text:visited-style-name="Visited_20_Internet_20_Link">
zobrazhennya-whatsapp-data-2023-04-20-o-120430.jpg</text:a>
']</text:p>
      <text:p text:style-name="P4">
Tags: ['МІНВЕТЕРАНІВ', 'ЮЛІЯ ЛАПУТІНА']</text:p>
      <text:p text:style-name="P4">
Category: News</text:p>
      <!--METADATA-->
      <text:p text:style-name="P4">
<draw:frame draw:style-name="fr1" draw:name="Image312" text:anchor-type="as-char" svg:width="6.9236in" svg:height="4.61393in" draw:z-index="0">
<draw:image xlink:href="../Images/AРМІЯINFORM/2023-04-20T92-00-00-04-00/yuliya-laputina.jpg" xlink:type="simple" xlink:show="embed" xlink:actuate="onLoad" draw:mime-type="image/jpeg"/>
</draw:frame>
Міністр у справах ветеранів України Юлія Лапутіна</text:p>
      <text:p text:style-name="P4">
Про це наголосила міністр у справах ветеранів України Юлія Лапутіна у прямомуефірі CNN під час робочого візиту до США,<text:a xlink:type="simple" xlink:href="https://mva.gov.ua/ua/news/yuliya-laputina-u-ssha-mayemo-nalezhno-vshanovuvati-ta-beregti-pamyat-pro-nashih-zahisnikiv-i-zahisnic-yaki-zaginuli-v-rosijsko-ukrayinskij-vijni" text:style-name="Internet_20_link" text:visited-style-name="Visited_20_Internet_20_Link">
повідомляє</text:a>
 Міністерство у справах ветеранівУкраїни.</text:p>
      <text:p text:style-name="P4">
«Україна продовжує битися за свою незалежність. Ми відвідали Арлінгтонськийнаціональний цвинтар та мали зустріч з його керівництвом. Вивчили історію тадосвід США, наскількі є важливим гідно вшановувати пам’ять своїх Героїв. Мизалучимо цей досвід під час створення Національного військового меморіальногокладовища, яке Мінветеранів невдовзі розпочне будувати у Києві. Ми маємоналежно вшановувати та берегти пам’ять про наших Захисників і Захисниць, якізагинули в російсько-українській війні. Меморіал, зокрема, увічнить подвиг ічесноти мужнього українського народу та викарбує у часі ціну нашоїнезалежності», — наголосила очільниця Мінветеранів.</text:p>
      <text:p text:style-name="P4">
Також в прямому ефірі Юлія Лапутіна висловила вдячність американському Урядута народу за безцінну всебічну підтримку України з перших днів повномасштабноїросійської збройної агресії.</text:p>
      <text:p text:style-name="P4">
<draw:frame draw:style-name="fr1" draw:name="Image313" text:anchor-type="as-char" svg:width="6.9236in" svg:height="3.871446in" draw:z-index="0">
<draw:image xlink:href="../Images/AРМІЯINFORM/2023-04-20T92-00-00-04-00/zobrazhennya-whatsapp-data-2023-04-20-o-120430.jpg" xlink:type="simple" xlink:show="embed" xlink:actuate="onLoad" draw:mime-type="image/jpeg"/>
</draw:frame>
</text:p>
      <text:p text:style-name="P4">
Source: <text:a xlink:type="simple" xlink:href="https://armyinform.com.ua/2023/04/20/mayemo-nalezhno-vshanovuvaty-ta-beregty-pamyat-pro-nashyh-zahysnykiv-yaki-zagynuly-v-rosijsko-ukrayinskij-vijni-yuliya-laputina/" text:style-name="Internet_20_link" text:visited-style-name="Visited_20_Internet_20_Link">
https://armyinform.com.ua/2023/04/20/mayemo-nalezhno-vshanovuvaty-ta-beregty-pamyat-pro-nashyh-zahysnykiv-yaki-zagynuly-v-rosijsko-ukrayinskij-vijni-yuliya-laputina/</text:a>
</text:p>
      <!--NEWS-->
      <text:h text:style-name="P10" text:outline-level="1">
<text:span text:style-name="T4">
На Херсонщині окупанти на вулицях пропонують мирному населенню вступити до лав зс рф</text:span>
</text:h>
      <text:p text:style-name="P4">
Author: ['АРМІЯINFORM']</text:p>
      <text:p text:style-name="P4">
Time: 2023-04-20T93:00:00-04:00</text:p>
      <text:p text:style-name="P4">
Description: Про це повідомляє Генеральний штаб Збройних Сил України.  — В окремих населених пункт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hmobyky.jpg" text:style-name="Internet_20_link" text:visited-style-name="Visited_20_Internet_20_Link">
chmobyky.jpg</text:a>
']</text:p>
      <text:p text:style-name="P4">
Tags: ['STOPRUSSIA', 'АГРЕСІЯ РФ', 'ВТОРГНЕННЯ РФ', 'ГШ ЗСУ']</text:p>
      <text:p text:style-name="P4">
Category: News</text:p>
      <!--METADATA-->
      <text:p text:style-name="P4">
<draw:frame draw:style-name="fr1" draw:name="Image314" text:anchor-type="as-char" svg:width="6.9236in" svg:height="3.883237in" draw:z-index="0">
<draw:image xlink:href="../Images/AРМІЯINFORM/2023-04-20T93-00-00-04-00/chmobyky.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mdxkhnf6SUn7VTvWz1u6Lon5bkufnrVKD27WhTBNYcN2bXsXPftuqKB8Jjcv2ZJWl" text:style-name="Internet_20_link" text:visited-style-name="Visited_20_Internet_20_Link">
повідомляє</text:a>
Генеральний штаб Збройних Сил України.</text:p>
      <text:p text:style-name="P4">
— В окремих населених пунктах Херсонської області російські окупанти посилиликонтррозвідувальний режим через побоювання витоку інформації щодо дислокаціїїх підрозділів. Збільшилась кількість патрулів, почастішали перевіркицивільних. Водночас, під час таких перевірок, окупанти проводять опитуваннягромадян та пропонують їм службу у збройних силах російської федерації, —йдеться у повідомленні.</text:p>
      <text:p text:style-name="P4">
Source: <text:a xlink:type="simple" xlink:href="https://armyinform.com.ua/2023/04/20/na-hersonshhyni-okupanty-na-vulyczyah-proponuyut-myrnomu-naselennyu-vstupyty-do-lav-zs-rf/" text:style-name="Internet_20_link" text:visited-style-name="Visited_20_Internet_20_Link">
https://armyinform.com.ua/2023/04/20/na-hersonshhyni-okupanty-na-vulyczyah-proponuyut-myrnomu-naselennyu-vstupyty-do-lav-zs-rf/</text:a>
</text:p>
      <!--NEWS-->
      <text:h text:style-name="P10" text:outline-level="1">
<text:span text:style-name="T4">
Валерій Залужний зустрівся з командувачем національних збройних сил Латвії</text:span>
</text:h>
      <text:p text:style-name="P4">
Author: ['АРМІЯINFORM']</text:p>
      <text:p text:style-name="P4">
Time: 2023-04-20T94:00:00-04:00</text:p>
      <text:p text:style-name="P4">
Description: Провів зустріч із командувачем Національних Збройних Сил Латвійської Республі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838944_244797507955461_6592729722586386773_n.jpg" text:style-name="Internet_20_link" text:visited-style-name="Visited_20_Internet_20_Link">
342838944_244797507955461_6592729722586386773_n.jpg</text:a>
']</text:p>
      <text:p text:style-name="P4">
Tags: ['ВАЛЕРІЙ ЗАЛУЖНИЙ', 'ГОЛОВНОКОМАНДУВАЧ ЗБРОЙНИХ СИЛ УКРАЇНИ']</text:p>
      <text:p text:style-name="P4">
Category: News</text:p>
      <!--METADATA-->
      <text:p text:style-name="P4">
<draw:frame draw:style-name="fr1" draw:name="Image315" text:anchor-type="as-char" svg:width="6.9236in" svg:height="5.417717in" draw:z-index="0">
<draw:image xlink:href="../Images/AРМІЯINFORM/2023-04-20T94-00-00-04-00/342838944_244797507955461_6592729722586386773_n.jpg" xlink:type="simple" xlink:show="embed" xlink:actuate="onLoad" draw:mime-type="image/jpeg"/>
</draw:frame>
</text:p>
      <text:p text:style-name="P4">
Провів зустріч із командувачем Національних Збройних Сил ЛатвійськоїРеспубліки генерал-лейтенантом Леонідсом Калниньшем, який вперше з офіційнимвізитом відвідав Україну.</text:p>
      <text:p text:style-name="P4">
Про це Головнокомандувач Збройних Сил України генерал Валерій Залужний<text:a xlink:type="simple" xlink:href="https://t.me/CinCAFU/480" text:style-name="Internet_20_link" text:visited-style-name="Visited_20_Internet_20_Link">
повідомляє</text:a>
 у своєму офіційному Telegram-каналі.</text:p>
      <text:p text:style-name="P4">
«Розповів про поточну обстановку на фронті. Наголосив на важливості посиленнясистеми протиповітряної оборони нашої держави, постачанні снарядів таозброєння.</text:p>
      <text:p text:style-name="P4">
Домовилися продовжувати діалог та співпрацю для зміцнення обороноздатностіУкраїни», — йдеться у дописі.</text:p>
      <text:p text:style-name="P4">
Вдячний генералу Калниньшу та всьому латвійському народу за солідарність тапідтримку.</text:p>
      <text:p text:style-name="P4">
«Разом до перемоги!» — наголосив він.</text:p>
      <text:p text:style-name="P4">
Source: <text:a xlink:type="simple" xlink:href="https://armyinform.com.ua/2023/04/20/valerij-zaluzhnyj-zustrivsya-z-komanduvachem-naczionalnyh-zbrojnyh-syl-latviyi/" text:style-name="Internet_20_link" text:visited-style-name="Visited_20_Internet_20_Link">
https://armyinform.com.ua/2023/04/20/valerij-zaluzhnyj-zustrivsya-z-komanduvachem-naczionalnyh-zbrojnyh-syl-latviyi/</text:a>
</text:p>
      <!--NEWS-->
      <text:h text:style-name="P10" text:outline-level="1">
<text:span text:style-name="T4">
На Луганщині викрили керівництво гумцентрів «єдіной росії» — повідомлено про підозру</text:span>
</text:h>
      <text:p text:style-name="P4">
Author: ['АРМІЯINFORM']</text:p>
      <text:p text:style-name="P4">
Time: 2023-04-20T95:00:00-04:00</text:p>
      <text:p text:style-name="P4">
Description: Прокурори Лисичанської окружної прокуратури Луганської області повідомили про підоз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hatsapp-image-2023-04-20-at-111124-2.jpeg" text:style-name="Internet_20_link" text:visited-style-name="Visited_20_Internet_20_Link">
whatsapp-image-2023-04-20-at-111124-2.jpeg</text:a>
']</text:p>
      <text:p text:style-name="P4">
Tags: ['STOPRUSSIA', 'АГРЕСІЯ РФ', 'ВТОРГНЕННЯ РФ']</text:p>
      <text:p text:style-name="P4">
Category: News</text:p>
      <!--METADATA-->
      <text:p text:style-name="P4">
<draw:frame draw:style-name="fr1" draw:name="Image316" text:anchor-type="as-char" svg:width="6.9236in" svg:height="4.909986in" draw:z-index="0">
<draw:image xlink:href="../Images/AРМІЯINFORM/2023-04-20T95-00-00-04-00/whatsapp-image-2023-04-20-at-111124-2.jpeg" xlink:type="simple" xlink:show="embed" xlink:actuate="onLoad" draw:mime-type="image/jpeg"/>
</draw:frame>
</text:p>
      <text:p text:style-name="P4">
Прокурори Лисичанської окружної прокуратури Луганської області повідомили пропідозру чотирьом особам у пособництві державі-агресору (ч. 1 ст. 111-2 ККУкраїни).</text:p>
      <text:p text:style-name="P4">
За даними слідства, після окупації територій Луганщини рф почала відкриватитак звані «гуманітарні центри» від політичної партії «Єдина росія».</text:p>
      <text:p text:style-name="P4">
Місцеві жителі з активною проросійською позицією обійняли керівні посади втаких «гумцентрах» у Лисичанську, Привіллі та Новодружеську Сєвєродонецькогорайону.</text:p>
      <text:p text:style-name="P4">
Підозрювані надають матеріально-технічну допомогу загарбницьким угрупованнямзбройних сил рф. Це відбувається під виглядом забезпечення російською«гуманітаркою» постраждалих жителів.</text:p>
      <text:p text:style-name="P4">
У пропагандистських медіа вони систематично заявляють про всебічну підтримкурф. До роботи гуманітарних осередків залучають волонтерів серед місцевогонаселення.</text:p>
      <text:p text:style-name="P4">
Пособники ворога активно популяризують діяльність партії та окупаційної влади.У так званих «гумцентрах» активно розповсюджують російська пропаганда,роздають партійні газети та агітують за підтримку дій держави-агресора.</text:p>
      <text:p text:style-name="P4">
Наразі вирішується питання щодо оголошення фігурантів у розшук та обраннязапобіжного заходу.</text:p>
      <text:p text:style-name="P4">
Джерело: <text:a xlink:type="simple" xlink:href="script%20async%20src=%22https:/telegram.org/js/telegram-widget.js" text:style-name="Internet_20_link" text:visited-style-name="Visited_20_Internet_20_Link">
Офіс Генеральногопрокурора</text:a>
</text:p>
      <text:p text:style-name="P4">
Source: <text:a xlink:type="simple" xlink:href="https://armyinform.com.ua/2023/04/20/na-luganshhyni-vykryly-kerivnycztvo-gumczentriv-yedinoj-rosiyi-povidomleno-pro-pidozru/" text:style-name="Internet_20_link" text:visited-style-name="Visited_20_Internet_20_Link">
https://armyinform.com.ua/2023/04/20/na-luganshhyni-vykryly-kerivnycztvo-gumczentriv-yedinoj-rosiyi-povidomleno-pro-pidozru/</text:a>
</text:p>
      <!--NEWS-->
      <text:h text:style-name="P10" text:outline-level="1">
<text:span text:style-name="T4">
Партнери готові до патронату над постраждалими від війни громадами — Денис Шмигаль</text:span>
</text:h>
      <text:p text:style-name="P4">
Author: ['АРМІЯINFORM']</text:p>
      <text:p text:style-name="P4">
Time: 2023-04-20T96:00:00-04:00</text:p>
      <text:p text:style-name="P4">
Description: За результатами Міжнародного саміту міст та регіонів підписано 11 угод між українськ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1860_resized_ab70ba85bc99707650412e3f538088e0c6404072.jpg" text:style-name="Internet_20_link" text:visited-style-name="Visited_20_Internet_20_Link">
img_1860_resized_ab70ba85bc99707650412e3f538088e0c6404072.jpg</text:a>
', '<text:a xlink:type="simple" xlink:href="https://armyinform.com.ua/wp-content/uploads/2023/04/thumb_202681_820_360_0_0_auto-150x150.jpg" text:style-name="Internet_20_link" text:visited-style-name="Visited_20_Internet_20_Link">
thumb_202681_820_360_0_0_auto-150x150.jpg</text:a>
', '<text:a xlink:type="simple" xlink:href="https://armyinform.com.ua/wp-content/uploads/2023/04/thumb_202680_820_360_0_0_auto-150x150.jpg" text:style-name="Internet_20_link" text:visited-style-name="Visited_20_Internet_20_Link">
thumb_202680_820_360_0_0_auto-150x150.jpg</text:a>
', '<text:a xlink:type="simple" xlink:href="https://armyinform.com.ua/wp-content/uploads/2023/04/thumb_202679_820_360_0_0_auto-150x150.jpg" text:style-name="Internet_20_link" text:visited-style-name="Visited_20_Internet_20_Link">
thumb_202679_820_360_0_0_auto-150x150.jpg</text:a>
']</text:p>
      <text:p text:style-name="P4">
Tags: ['ДЕНИС ШМИГАЛЬ', 'ПРЕМ’ЄР-МІНІСТР УКРАЇНИ']</text:p>
      <text:p text:style-name="P4">
Category: News</text:p>
      <!--METADATA-->
      <text:p text:style-name="P4">
<draw:frame draw:style-name="fr1" draw:name="Image317" text:anchor-type="as-char" svg:width="6.9236in" svg:height="4.517649in" draw:z-index="0">
<draw:image xlink:href="../Images/AРМІЯINFORM/2023-04-20T96-00-00-04-00/img_1860_resized_ab70ba85bc99707650412e3f538088e0c6404072.jpg" xlink:type="simple" xlink:show="embed" xlink:actuate="onLoad" draw:mime-type="image/jpeg"/>
</draw:frame>
</text:p>
      <text:p text:style-name="P4">
За результатами Міжнародного саміту міст та регіонів підписано 11 угод міжукраїнськими регіонами, містами, громадами та їхніми іноземними партнерами.Про це повідомив Прем’єр-міністр України Денис Шмигаль.</text:p>
      <text:p text:style-name="P4">
Про це йдеться у <text:a xlink:type="simple" xlink:href="https://www.kmu.gov.ua/news/denys-shmyhal-partnery-hotovi-do-patronatu-nad-postrazhdalymy-vid-viiny-hromadamy" text:style-name="Internet_20_link" text:visited-style-name="Visited_20_Internet_20_Link">
повідомленні</text:a>
 Урядовогопорталу.</text:p>
      <text:p text:style-name="P4">
«Надзвичайно продуктивний день Міжнародного саміту міст та регіонів.Презентували концепцію Регіонального офісу міжнародного співробітництва —створення мережі комунікаційних майданчиків місцевих влад з іноземнимипартнерами. Підписали спільну Декларацію за участю 30-и країн світу, РадиЄвропи, ЄС та Європейського комітету регіонів. Вона підтверджує готовністьбрати патронат над постраждалими від російського терору регіонами», — заявивГлава Уряду.</text:p>
      <text:p text:style-name="P4">
За його словами, також були узгоджені керівні принципи горизонтальногопартнерства. Це «Build back better», верховенство права, непорушністьмісцевого самоврядування, залучення якнайширшого кола учасників.</text:p>
      <text:p text:style-name="P4">
«Україна приєдналася до Механізму цивільного захисту ЄС. Це найбільша у світісистема надання міжнародної координованої оперативної допомоги принадзвичайних ситуаціях», — наголосив Денис Шмигаль.</text:p>
      <text:p text:style-name="P4">
Прем’єр-міністр також подякував партнерам за незмінну готовність допомагати йпідтримувати.</text:p>
      <text:p text:style-name="P4">
<text:a xlink:type="simple" xlink:href="https://armyinform.com.ua/wp-content/uploads/2023/04/thumb_202681_820_360_0_0_auto.jpg" text:style-name="Internet_20_link" text:visited-style-name="Visited_20_Internet_20_Link">
<draw:frame draw:style-name="fr1" draw:name="Image318" text:anchor-type="as-char" svg:width="6.9236in" svg:height="6.9236in" draw:z-index="0">
<draw:image xlink:href="../Images/AРМІЯINFORM/2023-04-20T96-00-00-04-00/thumb_202681_820_360_0_0_auto-150x150.jpg" xlink:type="simple" xlink:show="embed" xlink:actuate="onLoad" draw:mime-type="image/jpeg"/>
</draw:frame>
</text:a>
</text:p>
      <text:p text:style-name="P4">
<text:a xlink:type="simple" xlink:href="https://armyinform.com.ua/wp-content/uploads/2023/04/thumb_202680_820_360_0_0_auto.jpg" text:style-name="Internet_20_link" text:visited-style-name="Visited_20_Internet_20_Link">
<draw:frame draw:style-name="fr1" draw:name="Image319" text:anchor-type="as-char" svg:width="6.9236in" svg:height="6.9236in" draw:z-index="0">
<draw:image xlink:href="../Images/AРМІЯINFORM/2023-04-20T96-00-00-04-00/thumb_202680_820_360_0_0_auto-150x150.jpg" xlink:type="simple" xlink:show="embed" xlink:actuate="onLoad" draw:mime-type="image/jpeg"/>
</draw:frame>
</text:a>
</text:p>
      <text:p text:style-name="P4">
<text:a xlink:type="simple" xlink:href="https://armyinform.com.ua/wp-content/uploads/2023/04/thumb_202679_820_360_0_0_auto.jpg" text:style-name="Internet_20_link" text:visited-style-name="Visited_20_Internet_20_Link">
<draw:frame draw:style-name="fr1" draw:name="Image320" text:anchor-type="as-char" svg:width="6.9236in" svg:height="6.9236in" draw:z-index="0">
<draw:image xlink:href="../Images/AРМІЯINFORM/2023-04-20T96-00-00-04-00/thumb_202679_820_360_0_0_auto-150x150.jpg" xlink:type="simple" xlink:show="embed" xlink:actuate="onLoad" draw:mime-type="image/jpeg"/>
</draw:frame>
</text:a>
</text:p>
      <text:p text:style-name="P4">
Source: <text:a xlink:type="simple" xlink:href="https://armyinform.com.ua/2023/04/20/partnery-gotovi-do-patronatu-nad-postrazhdalymy-vid-vijny-gromadamy-denys-shmygal/" text:style-name="Internet_20_link" text:visited-style-name="Visited_20_Internet_20_Link">
https://armyinform.com.ua/2023/04/20/partnery-gotovi-do-patronatu-nad-postrazhdalymy-vid-vijny-gromadamy-denys-shmygal/</text:a>
</text:p>
      <!--NEWS-->
      <text:h text:style-name="P10" text:outline-level="1">
<text:span text:style-name="T4">
Санкції проти російської федерації станом на 20 квітня</text:span>
</text:h>
      <text:p text:style-name="P4">
Author: ['АРМІЯINFORM']</text:p>
      <text:p text:style-name="P4">
Time: 2023-04-20T97:00:00-04:00</text:p>
      <text:p text:style-name="P4">
Description: Служба зовнішньої розвідки України повідомляє про санкції проти російської феде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20220501-1.jpg" text:style-name="Internet_20_link" text:visited-style-name="Visited_20_Internet_20_Link">
20220501-1.jpg</text:a>
']</text:p>
      <text:p text:style-name="P4">
Tags: ['АНТИРОСІЙСЬКІ САНКЦІЇ', 'КРАХ РОСІЙСЬКОЇ ЕКОНОМІКИ']</text:p>
      <text:p text:style-name="P4">
Category: News</text:p>
      <!--METADATA-->
      <text:p text:style-name="P4">
<draw:frame draw:style-name="fr1" draw:name="Image321" text:anchor-type="as-char" svg:width="6.9236in" svg:height="4.615733in" draw:z-index="0">
<draw:image xlink:href="../Images/AРМІЯINFORM/2023-04-20T97-00-00-04-00/20220501-1.jpg" xlink:type="simple" xlink:show="embed" xlink:actuate="onLoad" draw:mime-type="image/jpeg"/>
</draw:frame>
</text:p>
      <text:p text:style-name="P4">
Служба зовнішньої розвідки України <text:a xlink:type="simple" xlink:href="https://szru.gov.ua/news-media/publications/200423-ukraina-i-svit--proty-rosiiskoi-ahresii-sanktsii-v-dii" text:style-name="Internet_20_link" text:visited-style-name="Visited_20_Internet_20_Link">
повідомляє</text:a>
 про санкції проти російської федерації станом на 20 квітня.</text:p>
      <text:p text:style-name="P4">
Україна та Польща досягли порозуміння щодо транзиту українськоїсільгосппродукції польською територією.</text:p>
      <text:p text:style-name="P4">
Європейська комісія привітала угоду між Польщею та Україною щодо транзитуукраїнського зерна.</text:p>
      <text:p text:style-name="P4">
У Пентагоні назвали три пріоритети військової допомоги для України:протиповітряна оборона, артилерія і броньована техніка та підтвердили, щочастина броньованих машин М2 Bradley вже прибула до України.</text:p>
      <text:p text:style-name="P4">
В Україну прибули зенітно-ракетні комплекси Patriot від США та Нідерландів.</text:p>
      <text:p text:style-name="P4">
Німеччина передала Україні зенітно-ракетний комплекс Patriot та ракети донього, другу із чотирьох обіцяних систем ППО IRIS-T (SLM), 16 вантажнихавтомобілів Zetros і два авто для патрулювання кордону.</text:p>
      <text:p text:style-name="P4">
Іспанія розпочала процес передачі Україні танків Leopard 2.</text:p>
      <text:p text:style-name="P4">
Сполучене Королівство передало ЗСУ 14 танків Challenger 2.</text:p>
      <text:p text:style-name="P4">
В міноборони Сполученого Королівства вважають, що російська державасистематично використовує інформаційні операції як основний елемент своєїстратегії у війні.</text:p>
      <text:p text:style-name="P4">
Міністр у справах кабінету міністрів Сполученого Королівства Олівер Даудензаявив, що хакери, які підтримують росію, прагнуть порушити чи знищитикритично важливу інфраструктуру Великої Британії.</text:p>
      <text:p text:style-name="P4">
Генеральний секретар НАТО Єнс Столтенберг заявив, що західні союзники невідмовляться від підтримки України у війні проти рф попри погрози кремлязастосувати ядерну зброю. «росія є найбезпосереднішою загрозою нашій безпеці»,— додав Столтенберг.</text:p>
      <text:p text:style-name="P4">
Президент Південної Кореї Юн Сук Йоль вперше заявив, що Південна Корея можерозширити свою підтримку України і вийти за межі гуманітарної та економічноїдопомоги.</text:p>
      <text:p text:style-name="P4">
Німеччина надасть додаткові 111 млн євро на відновлення України. Кошти будутьспрямовані на житло для внутрішньо переміщених осіб та на підтримкуукраїнських муніципалітетів, наприклад, ремонт та оснащення дитячих садків,шкіл та лікарень.</text:p>
      <text:p text:style-name="P4">
Японія виділяє 23 мільйони доларів США для покриття воєнних ризиків зінвестиціями в Україну.</text:p>
      <text:p text:style-name="P4">
Єврокомісія запропонувала створити «Європейський кіберщит» вартістю 1,1 млрдєвро.</text:p>
      <text:p text:style-name="P4">
Уряд Латвії ухвалив чергове рішення безоплатно передати Україні вісімавтомобілів, конфіскованих у п’яних водіїв.</text:p>
      <text:p text:style-name="P4">
У Марієгамні, головному місті Аландських островів (шведськомовного регіону ускладі Фінляндії), місцеві жителі вже понад 400 днів поспіль проводять акціїпід консульством росії, протестуючи проти її агресивної війни і підтримуючиУкраїну.</text:p>
      <text:p text:style-name="P4">
Ірландський лоукостер Ryanair готовий швидко відновити роботу в Україні післязавершення війни.</text:p>
      <text:p text:style-name="P4">
Президент Джо Байден продовжив на рік дію заборони на рух російських суден упортах США.</text:p>
      <text:p text:style-name="P4">
Міністерство енергетики США у листі до російської державної корпорації«росатом» попередило про наслідки в разі втручання у секретні ядернітехнології нині окупованої Запорізької атомної електростанції.</text:p>
      <text:p text:style-name="P4">
Міністерство юстиції США висунуло звинувачення одразу по двох гучних справах.У першому випадку йдеться про підозри щодо чотирьох громадян США та трьохросіян, які діяли за вказівкою фсб, просуваючи інтереси російськогокерівництва. Як стверджує Мін’юст США, один із підозрюваних алєксандр іонов із«антіглобалістского двіжєнія росії» (зі штаб-квартирою у москві) через свійрух дискредитував американські демократичні інститути, впливав на вибори уФлориді та загалом на жителів цього штату.</text:p>
      <text:p text:style-name="P4">
Також звинувачення висунуті Мін’юстом в окрузі Колумбія проти громадянки рфнаталії бурлінової, керівника російського центру «крєатівная діпломатія», завербування громадян США з академічних та дослідницьких кіл. За заявоюМін’юсту, вона надавала фсб інформацію про громадян США, завербованих дляучасті у її програмах.</text:p>
      <text:p text:style-name="P4">
Міністерство фінансів США оголосило про введення обмежень проти міжнародноїмережі компаній та осіб, які попри введені раніше санкції проти іранудопомагали йому отримувати електроніку та обладнання для виробництва бойовихдронів.</text:p>
      <text:p text:style-name="P4">
США не надали візи російським пропагандистам для висвітлювання виступівлаврова в Раді безпеки ООН.</text:p>
      <text:p text:style-name="P4">
Посли країн Європейського союзу схвалили рішення щодо створення цивільноїмісії ЄС в Молдові, щоб допомогти країні протистояти гібридним загрозам з бокуросії.</text:p>
      <text:p text:style-name="P4">
ЄС підготував санкції проти причетних до проросійських протестів у Молдові.</text:p>
      <text:p text:style-name="P4">
У міністерстві сільського господарства Молдови повідомили, що не плануютьвводити обмеження проти української агропродукції. Водночас МВС країнипідготувало чергову партію гуманітарної допомоги для України загальноювартістю понад 15 мільйонів молдовських леїв (3,04 мільйона євро).</text:p>
      <text:p text:style-name="P4">
«….Громадяни, які тимчасово є депутатами, запрошують сюди тих, хто допомагаєвбивати людей, дітей і жінок в Україні, їм нема чого тут шукати. Молдова неповинна асоціюватися з цими звірствами», — так прокоментував відмову у в’їздів країну лідеру татарстану рустаму мінніханову прем’єр-міністр Молдови ДорінРечан.</text:p>
      <text:p text:style-name="P4">
Молдова оголосить іще одного російського дипломата персоною нон-грата та двохпозбавить акредитації у міжнародному аеропорту Кишинева.</text:p>
      <text:p text:style-name="P4">
Міністр юстиції Італії Карло Нордіо ініціював дисциплінарне розслідування щодотрьох суддів апеляційного суду Мілана, які ухвалили рішення відпустити з-підварти сина губернатора красноярського краю рф артема усса, після чого він втікдо росії.</text:p>
      <text:p text:style-name="P4">
Німеччина через війну в Україні відклала ремонт за 15,6 млн євро у резиденціїпосла в москві.</text:p>
      <text:p text:style-name="P4">
Міжнародна федерація баскетболу (ФІБА) не допустила російську чоловічу збірнуз баскетболу до участі в передкваліфікаційному турнірі на літню Олімпіаду 2024року у Парижі.</text:p>
      <text:p text:style-name="P4">
Виконком ФІБА-Європа, керуючись рекомендаціями Міжнародного олімпійськогокомітету, оголосив про одноголосне рішення не допускати російську табілоруську національні збірні до участі у прекваліфікації Євробаскету-2025.</text:p>
      <text:p text:style-name="P4">
<text:span text:style-name="T4">
рф</text:span>
</text:p>
      <text:p text:style-name="P4">
Казахстан почав збільшувати танкерний флот (додатково закуповує дванафтоналивні танкери дедвейтом 8 тис. тон) для постачання своєї нафти наекспорт в обхід росії через Азербайджан. Нові танкери необхідні Казахстану длядиверсифікації експортних поставок, 80 % яких зараз іде через росію. 2023 рокузагальний обсяг постачання в обхід рф становитиме 1,5 млн тон, у перспективі,за наявною портовою інфраструктурою, — понад 3 млн тон. Загальний можливийобсяг постачання нафти з Казахстану, зокрема і на Китай, оцінюється в 20–25млн тон на рік.</text:p>
      <text:p text:style-name="P4">
Німецький автоконцерн Mercedes-Benz закрив угоду та повністю продав свійбізнес на росії. Новий власник, російський «автодом», планує збирати на заводіу підмосков’ї китайські автомобілі.</text:p>
      <text:p text:style-name="P4">
Китайська компанія Haier зупинила роботу заводу в кірові з виробництвапобутової техніки італійського бренду Candy, що їй належить. Заявлено, що«лише через зростання курсу валют компанія втратила 15 % прибутку».</text:p>
      <text:p text:style-name="P4">
Найбільший європейський інвестиційний фонд Atrium European Real Estate (AERE)продав сім торгово-розважальних центрів «парк хаус» площею 420 тис. кв. м. умоскві, санкт-петербурзі, єкатеринбурзі, казані, волгограді та тольятті.</text:p>
      <text:p text:style-name="P4">
Міграційна служба Фінляндії прогнозує, що 2023 року надійде до 1,2 тис.первинних запитів від росіян щодо надання притулку.</text:p>
      <text:p text:style-name="P4">
Всесвітня сталева асоціація (World Steel Association) прогнозує зниженняспоживання сталі на росії у 2023 році на 5 %, в 2024 році — ще на 6,7 %.</text:p>
      <text:p text:style-name="P4">
Для росіян залишається все менше способів переводу валюти за кордон:італійська група Intesa Sanpaolo зупинила відкриття валютних рахунківфізособам та більш ніж утричі підвищила розмір мінімальної комісії навідправлення в доларах; водночас угорський отп-банк із 25 квітня зупинитьзараховувати перекази в американській валюті.</text:p>
      <text:p text:style-name="P4">
Попри заклики путіна та вимоги уряду рф, сбєрбанк рф заявив, що неспроможнийвідмовитись від американських банкоматів у найближчі два-три роки.</text:p>
      <text:p text:style-name="P4">
Найбільш болючим наслідком запровадження санкцій для російської фінансовоїсистеми стали перебої та складності з проведенням міжнародних розрахунків, —заявив директор департаменту фінансової політики міністерства фінансів рфчєбєсков.</text:p>
      <text:p text:style-name="P4">
У першому кварталі центробанк виявив утричі більше незаконних кредитів, щонадавались росіянам, ніж за аналогічний період 2022 року.</text:p>
      <text:p text:style-name="P4">
рф затоварюється дешевою та менш надійною побутовою технікою китайських іросійських виробників, попит на яку в росіян продовжує зменшуватись. Продажіхолодильників у лютому впали на 42 %, до 196 тис., у грошах — вдвічі, до 7,1млрд руб. російські урядовці ще десять місяців тому висловили стурбованістьчерез ризики, пов’язані з надмірною залежністю від китайських технологій.</text:p>
      <text:p text:style-name="P4">
У першому кварталі відвідування закладів громадського харчування у москвізменшились на 10 %, середній чек зріс на 19 % порівняно з минулим роком.</text:p>
      <text:p text:style-name="P4">
На росії підлітків з 14 років включатимуть до єдиного реєстру військовогообліку, який російська влада має намір використовувати для розсилкиелектронних повісток. За словами заступника голови цєнтрізбіркома рф ніколаябулаєва, дані передаватимуться до реєстру з регістру виборців.</text:p>
      <text:p text:style-name="P4">
верховний суд білорусі оголосив про завершення справ щодо банкрутства низкипідприємств. Банкрутом визнано осиповичський вагонобудівний завод умогильовській області. У 2008 році уряд білорусі уклав договір із російськоюкомпанією «гранд експрес» щодо будівництво заводу з випуску залізничнихвагонів вартістю 160 мільйонів доларів. У 2011 році Євразійський банк розвиткувидав кредит 63,5 мільйона доларів під гарантії уряду білорусі. 10-річнаісторія підприємства, яке мало бути прибутковим, завершилася банкрутством ізбитками.</text:p>
      <text:p text:style-name="P4">
палата представітєлєй національного собранія рб ухвалила у другому читаннізаконопроєкт, що наділяє кгб правом, на користь національної безпеки,обмежувати виїзд громадян білорусі за межі країни.</text:p>
      <text:p text:style-name="P4">
У першому кварталі 2023 року білорусь запросила на співбесіду для заміщенняробочих місць 20,5 тисяч громадян росії.</text:p>
      <text:p text:style-name="P4">
У браславському районі вітебської області до бази «дармоїдів» включили 2,5тисячі осіб. За останніми даними бєлстату, на початок 2021 року в цьому районіпроживало 24 143 особи. Тож 2,5 тисячі місцевих «дармаїдів» — це 10 % від усіхжителів регіону.</text:p>
      <text:p text:style-name="P4">
білоруські силовики затримали дев’ятьох людей у місті гомєль за підписку на«екстремістські» канали в Telegram, Instagram та TikTok.</text:p>
      <text:p text:style-name="P4">
Source: <text:a xlink:type="simple" xlink:href="https://armyinform.com.ua/2023/04/20/sankcziyi-proty-rosijskoyi-federacziyi-stanom-na-20-kvitnya/" text:style-name="Internet_20_link" text:visited-style-name="Visited_20_Internet_20_Link">
https://armyinform.com.ua/2023/04/20/sankcziyi-proty-rosijskoyi-federacziyi-stanom-na-20-kvitnya/</text:a>
</text:p>
      <!--NEWS-->
      <text:h text:style-name="P10" text:outline-level="1">
<text:span text:style-name="T4">
Важливо, щоб, поки триває агресія, росія не мала жодного доступу до спортивних, олімпійських майданчиків — Президент України</text:span>
</text:h>
      <text:p text:style-name="P4">
Author: ['АРМІЯINFORM']</text:p>
      <text:p text:style-name="P4">
Time: 2023-04-20T98:00:00-04:00</text:p>
      <text:p text:style-name="P4">
Description: https://youtu.be/uWoiDiECgU4    Бажаю здоровʼя, шановні українці!    Щойно звернув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text:span text:style-name="T4">
Бажаю здоровʼя, шановні українці!</text:span>
</text:p>
      <text:p text:style-name="P4">
Щойно звернувся до парламенту Мексики, і це вже друге таке звернення дорегіону Латинської Америки. Вдячний Мексиці за увагу до України та підтримкунашого погляду на міжнародну безпеку, на необхідність якнайширшого єднаннясвіту для захисту міжнародного права.</text:p>
      <text:p text:style-name="P4">
Бо якщо право не працюватиме, загроза життю лише зростатиме… Бандити йагресори ставатимуть іще нахабнішими. Маємо цього не допустити.</text:p>
      <text:p text:style-name="P4">
Фактично саме цьому ж сьогодні у Києві були присвячені й переговори зочільником НАТО Єнсом Столтенбергом. Захист України. Захист усьогоміжнародного порядку, заснованого на правилах. Захист життя.</text:p>
      <text:p text:style-name="P4">
Готуємося до зустрічі «Рамштайну», і позиція пана Столтенберга є важливою.Готуємося до наших активних дій на фронті — вони неминучі.</text:p>
      <text:p text:style-name="P4">
Готуємось і до саміту НАТО у Вільнюсі, який запланований на літо цього року,але його зміст опрацьовується вже зараз. Саме на таких зустрічах, у контактахрізного рівня, які ми ведемо з партнерами.</text:p>
      <text:p text:style-name="P4">
Ані більшість українців, ані більшість європейців, ані більшість жителівусього простору НАТО не зрозуміють лідерів Альянсу, якщо на цьому саміті уВільнюсі не прозвучить заслужене політичне запрошення для України до Альянсу.</text:p>
      <text:p text:style-name="P4">
Україна все зробила для того, щоб наша заявка була задоволена.</text:p>
      <text:p text:style-name="P4">
Складно навіть сказати, чий внесок у європейську та євроатлантичну безпекубільший, ніж наших воїнів… Українців і українок, які своїм життям захищаютьсвободу. Дякую всім партнерам, які нас у цьому підтримують.</text:p>
      <text:p text:style-name="P4">
Відбувся сьогодні в Києві й Міжнародний саміт міст та регіонів. Новий форматспівпраці нашої держави з партнерами.</text:p>
      <text:p text:style-name="P4">
Конгрес місцевих та регіональних влад України, який обʼєднує центральну владута місцевих керівників, тепер набуває міжнародного рівня. Щоб активнішезалучати іноземних партнерів до відбудови в нашій державі, до розвиткуекономіки, інфраструктури в наших громадах.</text:p>
      <text:p text:style-name="P4">
Я вдячний усім, хто взяв участь у саміті… Представники різних країн, міст,муніципалітетів. Європейські інституції, Рада Європи, президент Комітетурегіонів Євросоюзу… Понад сто учасників майже із сорока країн. Вдячний кожномуй кожній за підтримку України!</text:p>
      <text:p text:style-name="P4">
Сьогодні зустрівся з мером Парижа пані Анн Ідальго. Мав честь вручити їйспеціальну відзнаку України для столиці Франції, відзнаку міста-рятівника.</text:p>
      <text:p text:style-name="P4">
Париж став одним із найбільших центрів сили для України у Європі — в усіхсенсах.</text:p>
      <text:p text:style-name="P4">
Хочу особливо відзначити допомогу в захисті нашої енергетики. Саме у столиціФранції відбулась конференція формату, як її назвали, «енергетичний Рамштайн».Париж акумулював для України вагому підтримку обладнанням для енергетики,надає соціальну та гуманітарну підтримку.</text:p>
      <text:p text:style-name="P4">
Я дякую всім французам, усім парижанам, Президенту Франції Макрону за незміннуувагу до України, за лідерство. А особливо хочу відзначити абсолютнопринципову й таку співзвучну українській позицію пані мера Парижа щодо захистуолімпійського руху від російської ідеологізації, від пропаганди.</text:p>
      <text:p text:style-name="P4">
Очевидно, що держава-терорист буде робити все, щоб виправдати себе через спортабо щоб використати міжнародний олімпійський рух на підтримку своєї агресії.</text:p>
      <text:p text:style-name="P4">
Саме тому важливо, щоб, поки триває агресія, російська держава не мала жодногодоступу до спортивних, олімпійських майданчиків. Зокрема, до паризькогомайданчика — саме це місто прийматиме Олімпіаду 2024 року.</text:p>
      <text:p text:style-name="P4">
Пані мер Парижа сьогодні ще раз підтвердила, що не бачить місця дляпредставників держави-агресора в Парижі, поки триває агресія. Це чіткий,важливий сигнал, дякую за нього.</text:p>
      <text:p text:style-name="P4">
Було б добре, щоб саме такі сигнали чули в Міжнародному олімпійськомукомітеті, де поки що, на жаль, особиста вигода окремих бюрократів домінує надолімпійськими принципами.</text:p>
      <text:p text:style-name="P4">
Ще одне.</text:p>
      <text:p text:style-name="P4">
Сьогодні завершується священний для мусульман місяць Рамадан… І вже вдругезавершується в час повномасштабної агресії держави-зла проти України, противсіх наших людей, усіх спільнот. Світле свято Рамазан-Байрам заслуговує зовсімінших умов. Заслуговує миру, якого ми так прагнемо, заслуговує перемоги, доякої ми всі йдемо. Вірю, що Господь благословить Україну волею для всіх нашихтериторій та всіх наших людей.</text:p>
      <text:p text:style-name="P4">
Бажаю всій нашій мусульманській громаді та всім мусульманам світу спокійногосвята!</text:p>
      <text:p text:style-name="P4">
Ramazan bayramıñız hayırlı ve mubarek olsun!</text:p>
      <text:p text:style-name="P4">
Слава усім нашим воїнам, хто зараз в бою заради України!</text:p>
      <text:p text:style-name="P4">
Дякую усім, хто допомагає!</text:p>
      <text:p text:style-name="P4">
<text:span text:style-name="T4">
Слава Україні!</text:span>
</text:p>
      <text:p text:style-name="P4">
Source: <text:a xlink:type="simple" xlink:href="https://armyinform.com.ua/2023/04/20/vazhlyvo-shhob-poky-tryvaye-agresiya-rosiya-ne-mala-zhodnogo-dostupu-do-sportyvnyh-olimpijskyh-majdanchykiv-prezydent-ukrayiny/" text:style-name="Internet_20_link" text:visited-style-name="Visited_20_Internet_20_Link">
https://armyinform.com.ua/2023/04/20/vazhlyvo-shhob-poky-tryvaye-agresiya-rosiya-ne-mala-zhodnogo-dostupu-do-sportyvnyh-olimpijskyh-majdanchykiv-prezydent-ukrayiny/</text:a>
</text:p>
      <!--NEWS-->
      <text:h text:style-name="P10" text:outline-level="1">
<text:span text:style-name="T4">
Коротко. Війна. День 421. Відеодайджест</text:span>
</text:h>
      <text:p text:style-name="P4">
Author: ['АРМІЯINFORM']</text:p>
      <text:p text:style-name="P4">
Time: 2023-04-20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Source: <text:a xlink:type="simple" xlink:href="https://armyinform.com.ua/2023/04/20/korotko-vijna-den-421-videodajdzhest/" text:style-name="Internet_20_link" text:visited-style-name="Visited_20_Internet_20_Link">
https://armyinform.com.ua/2023/04/20/korotko-vijna-den-421-videodajdzhest/</text:a>
</text:p>
      <!--NEWS-->
      <text:h text:style-name="P10" text:outline-level="1">
<text:span text:style-name="T4">
російський літак скинув боєприпас на Бєлгород</text:span>
</text:h>
      <text:p text:style-name="P4">
Authors: Ukrinform (Person)</text:p>
      <text:p text:style-name="P4">
Publisher: Укринформ (Organization)</text:p>
      <text:p text:style-name="P4">
Published Time: 2023-04-21T-31:31:00+03:00</text:p>
      <text:p text:style-name="P4">
Modified Time: 2023-04-21T00:31:00+03:00</text:p>
      <text:p text:style-name="P4">
Description: У росії бойовий літак Су-34 скинув боєприпас на місто Бєлгород.  — Укрінформ.</text:p>
      <text:p text:style-name="P4">
Images: ["<text:a xlink:type="simple" xlink:href="https://static.ukrinform.com/photos/2023_04/thumb_files/630_360_1682026085-548.jpeg" text:style-name="Internet_20_link" text:visited-style-name="Visited_20_Internet_20_Link">
630_360_16820...</text:a>
", "<text:a xlink:type="simple" xlink:href="https://static.ukrinform.com/photos/2023_04/1682027378-955.jpg" text:style-name="Internet_20_link" text:visited-style-name="Visited_20_Internet_20_Link">
1682027378-95...</text:a>
", "<text:a xlink:type="simple" xlink:href="https://static.ukrinform.com/photos/2023_04/1682026292-279.jpeg" text:style-name="Internet_20_link" text:visited-style-name="Visited_20_Internet_20_Link">
1682026292-27...</text:a>
"]</text:p>
      <text:p text:style-name="P4">
Tags: ['Літак', 'Обстріл', 'росія', 'Бєлгород']</text:p>
      <text:p text:style-name="P4">
Type: Article</text:p>
      <!--METADATA-->
      <text:p text:style-name="P4">
<draw:frame draw:style-name="fr1" draw:name="Image322" text:anchor-type="as-char" svg:width="6.9236in" svg:height="3.956343in" draw:z-index="0">
<draw:image xlink:href="../Images/yкринформ/2023-04-21T-31-31-00-03-00/630_360_1682026085-548.jpeg" xlink:type="simple" xlink:show="embed" xlink:actuate="onLoad" draw:mime-type="image/jpeg"/>
</draw:frame>
 У росіїбойовий літак Су-34 скинув боєприпас на місто Бєлгород.</text:p>
      <text:p text:style-name="P4">
Про це повідомляють російські <text:a xlink:type="simple" xlink:href="https://t.me/rian_ru/200446" text:style-name="Internet_20_link" text:visited-style-name="Visited_20_Internet_20_Link">
 </text:a>
 , передаєУкрінформ.</text:p>
      <text:p text:style-name="P4">
<draw:frame draw:style-name="fr1" draw:name="Image323" text:anchor-type="as-char" svg:width="6.9236in" svg:height="5.1927in" draw:z-index="0">
<draw:image xlink:href="../Images/yкринформ/2023-04-21T-31-31-00-03-00/1682027378-955.jpg" xlink:type="simple" xlink:show="embed" xlink:actuate="onLoad" draw:mime-type="image/jpeg"/>
</draw:frame>
<draw:frame draw:style-name="fr1" draw:name="Image324" text:anchor-type="as-char" svg:width="6.9236in" svg:height="5.1927in" draw:z-index="0">
<draw:image xlink:href="../Images/yкринформ/2023-04-21T-31-31-00-03-00/1682026292-279.jpeg" xlink:type="simple" xlink:show="embed" xlink:actuate="onLoad" draw:mime-type="image/jpeg"/>
</draw:frame>
</text:p>
      <text:p text:style-name="P4">
"Увечері 20 квітня під час виконання польоту <text:a xlink:type="simple" xlink:href="https://www.ukrinform.ua/tag-rosijska-aviacia" text:style-name="Internet_20_link" text:visited-style-name="Visited_20_Internet_20_Link">
 </text:a>
 Су-34 ВКС над містом Бєлгород стався нештатний сходавіаційного боєприпасу. Внаслідок цього є пошкодження житлових будівель, жертвнемає. Проводиться розслідування", - йдеться у повідомленні.</text:p>
      <text:p text:style-name="P4">
<text:span text:style-name="T4">
Читайте також:</text:span>
 <text:a xlink:type="simple" xlink:href="https://www.ukrinform.ua/rubric-world/3681215-v-moskvi-gorila-budivla-de-rozmisenij-propagandistskij-telekanal-spas.html" text:style-name="Internet_20_link" text:visited-style-name="Visited_20_Internet_20_Link">
 </text:a>
</text:p>
      <text:p text:style-name="P4">
Як повідомляв Укрінформ, в історичному центрі москви на вулиці Знам'янка <text:a xlink:type="simple" xlink:href="https://www.ukrinform.ua/rubric-world/3692182-u-centri-moskvi-gorila-budivla-minoboroni.html" text:style-name="Internet_20_link" text:visited-style-name="Visited_20_Internet_20_Link">
</text:a>
 другого рівня складності в будівлі міноборони рф.</text:p>
      <text:p text:style-name="P4">
Source: <text:a xlink:type="simple" xlink:href="https://www.ukrinform.ua/rubric-world/3698614-rosijskij-litak-obstrilav-belgorod.html" text:style-name="Internet_20_link" text:visited-style-name="Visited_20_Internet_20_Link">
https://www.ukrinform.ua/rubric-world/3698614-rosijskij-litak-obstrilav-belgorod.html</text:a>
</text:p>
      <!--NEWS-->
      <text:h text:style-name="P10" text:outline-level="1">
<text:span text:style-name="T4">
По всій Україні - повітряна тривога</text:span>
</text:h>
      <text:p text:style-name="P4">
Authors: Ukrinform (Person)</text:p>
      <text:p text:style-name="P4">
Publisher: Укринформ (Organization)</text:p>
      <text:p text:style-name="P4">
Published Time: 2023-04-21T-33:14:00+03:00</text:p>
      <text:p text:style-name="P4">
Modified Time: 2023-04-21T00:14:00+03:00</text:p>
      <text:p text:style-name="P4">
Description: По всій Україні оголосили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 'Ракетний удар']</text:p>
      <text:p text:style-name="P4">
Type: Article</text:p>
      <!--METADATA-->
      <text:p text:style-name="P4">
<draw:frame draw:style-name="fr1" draw:name="Image325" text:anchor-type="as-char" svg:width="6.9236in" svg:height="3.956343in" draw:z-index="0">
<draw:image xlink:href="../Images/yкринформ/2023-04-21T-33-14-00-03-00/630_360_1645871571-868.jpg" xlink:type="simple" xlink:show="embed" xlink:actuate="onLoad" draw:mime-type="image/jpeg"/>
</draw:frame>
 По всійУкраїні оголосили повітряну тривогу.</text:p>
      <text:p text:style-name="P4">
Про це свідчить <text:a xlink:type="simple" xlink:href="https://map.ukrainealarm.com/" text:style-name="Internet_20_link" text:visited-style-name="Visited_20_Internet_20_Link">
 </text:a>
 повітряних тривог, передаєУкрінформ.</text:p>
      <text:p text:style-name="P4">
Наразі <text:a xlink:type="simple" xlink:href="https://www.ukrinform.ua/tag-povitrana-trivoga" text:style-name="Internet_20_link" text:visited-style-name="Visited_20_Internet_20_Link">
 </text:a>
 оголосили в усіхобластях та АРК Крим.</text:p>
      <text:p text:style-name="P4">
Source: <text:a xlink:type="simple" xlink:href="https://www.ukrinform.ua/rubric-ato/3698613-po-vsij-ukraini-povitrana-trivoga.html" text:style-name="Internet_20_link" text:visited-style-name="Visited_20_Internet_20_Link">
https://www.ukrinform.ua/rubric-ato/3698613-po-vsij-ukraini-povitrana-trivoga.html</text:a>
</text:p>
      <!--NEWS-->
      <text:h text:style-name="P10" text:outline-level="1">
<text:span text:style-name="T4">
По всій Україні - повітряна тривога</text:span>
</text:h>
      <text:p text:style-name="P4">
Authors: Ukrinform (Person)</text:p>
      <text:p text:style-name="P4">
Publisher: Укринформ (Organization)</text:p>
      <text:p text:style-name="P4">
Published Time: 2023-04-21T00:14:00+03:00</text:p>
      <text:p text:style-name="P4">
Modified Time: 2023-04-21T00:14:00+03:00</text:p>
      <text:p text:style-name="P4">
Description: По всій Україні оголосили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 'Ракетний удар']</text:p>
      <text:p text:style-name="P4">
Type: Article</text:p>
      <!--METADATA-->
      <text:p text:style-name="P4">
<draw:frame draw:style-name="fr1" draw:name="Image326" text:anchor-type="as-char" svg:width="6.9236in" svg:height="3.956343in" draw:z-index="0">
<draw:image xlink:href="../Images/yкринформ/2023-04-21T00-14-00-03-00/630_360_1645871571-868.jpg" xlink:type="simple" xlink:show="embed" xlink:actuate="onLoad" draw:mime-type="image/jpeg"/>
</draw:frame>
 По всійУкраїні оголосили повітряну тривогу.</text:p>
      <text:p text:style-name="P4">
Про це свідчить <text:a xlink:type="simple" xlink:href="https://map.ukrainealarm.com/" text:style-name="Internet_20_link" text:visited-style-name="Visited_20_Internet_20_Link">
 </text:a>
 повітряних тривог, передаєУкрінформ.</text:p>
      <text:p text:style-name="P4">
Наразі <text:a xlink:type="simple" xlink:href="https://www.ukrinform.ua/tag-povitrana-trivoga" text:style-name="Internet_20_link" text:visited-style-name="Visited_20_Internet_20_Link">
 </text:a>
 оголосили в усіхобластях та АРК Крим.</text:p>
      <text:p text:style-name="P4">
Source: <text:a xlink:type="simple" xlink:href="https://www.ukrinform.ua/rubric-ato/3698613-po-vsij-ukraini-povitrana-trivoga.html" text:style-name="Internet_20_link" text:visited-style-name="Visited_20_Internet_20_Link">
https://www.ukrinform.ua/rubric-ato/3698613-po-vsij-ukraini-povitrana-trivoga.html</text:a>
</text:p>
      <!--NEWS-->
      <text:h text:style-name="P10" text:outline-level="1">
<text:span text:style-name="T4">
російський літак скинув боєприпас на Бєлгород</text:span>
</text:h>
      <text:p text:style-name="P4">
Authors: Ukrinform (Person)</text:p>
      <text:p text:style-name="P4">
Publisher: Укринформ (Organization)</text:p>
      <text:p text:style-name="P4">
Published Time: 2023-04-21T00:31:00+03:00</text:p>
      <text:p text:style-name="P4">
Modified Time: 2023-04-21T00:31:00+03:00</text:p>
      <text:p text:style-name="P4">
Description: У росії бойовий літак Су-34 скинув боєприпас на місто Бєлгород.  — Укрінформ.</text:p>
      <text:p text:style-name="P4">
Images: ["<text:a xlink:type="simple" xlink:href="https://static.ukrinform.com/photos/2023_04/thumb_files/630_360_1682026085-548.jpeg" text:style-name="Internet_20_link" text:visited-style-name="Visited_20_Internet_20_Link">
630_360_16820...</text:a>
", "<text:a xlink:type="simple" xlink:href="https://static.ukrinform.com/photos/2023_04/1682027378-955.jpg" text:style-name="Internet_20_link" text:visited-style-name="Visited_20_Internet_20_Link">
1682027378-95...</text:a>
", "<text:a xlink:type="simple" xlink:href="https://static.ukrinform.com/photos/2023_04/1682026292-279.jpeg" text:style-name="Internet_20_link" text:visited-style-name="Visited_20_Internet_20_Link">
1682026292-27...</text:a>
"]</text:p>
      <text:p text:style-name="P4">
Tags: ['Літак', 'Обстріл', 'росія', 'Бєлгород']</text:p>
      <text:p text:style-name="P4">
Type: Article</text:p>
      <!--METADATA-->
      <text:p text:style-name="P4">
<draw:frame draw:style-name="fr1" draw:name="Image327" text:anchor-type="as-char" svg:width="6.9236in" svg:height="3.956343in" draw:z-index="0">
<draw:image xlink:href="../Images/yкринформ/2023-04-21T00-31-00-03-00/630_360_1682026085-548.jpeg" xlink:type="simple" xlink:show="embed" xlink:actuate="onLoad" draw:mime-type="image/jpeg"/>
</draw:frame>
 У росіїбойовий літак Су-34 скинув боєприпас на місто Бєлгород.</text:p>
      <text:p text:style-name="P4">
Про це повідомляють російські <text:a xlink:type="simple" xlink:href="https://t.me/rian_ru/200446" text:style-name="Internet_20_link" text:visited-style-name="Visited_20_Internet_20_Link">
 </text:a>
 , передаєУкрінформ.</text:p>
      <text:p text:style-name="P4">
<draw:frame draw:style-name="fr1" draw:name="Image328" text:anchor-type="as-char" svg:width="6.9236in" svg:height="5.1927in" draw:z-index="0">
<draw:image xlink:href="../Images/yкринформ/2023-04-21T00-31-00-03-00/1682027378-955.jpg" xlink:type="simple" xlink:show="embed" xlink:actuate="onLoad" draw:mime-type="image/jpeg"/>
</draw:frame>
<draw:frame draw:style-name="fr1" draw:name="Image329" text:anchor-type="as-char" svg:width="6.9236in" svg:height="5.1927in" draw:z-index="0">
<draw:image xlink:href="../Images/yкринформ/2023-04-21T00-31-00-03-00/1682026292-279.jpeg" xlink:type="simple" xlink:show="embed" xlink:actuate="onLoad" draw:mime-type="image/jpeg"/>
</draw:frame>
</text:p>
      <text:p text:style-name="P4">
"Увечері 20 квітня під час виконання польоту <text:a xlink:type="simple" xlink:href="https://www.ukrinform.ua/tag-rosijska-aviacia" text:style-name="Internet_20_link" text:visited-style-name="Visited_20_Internet_20_Link">
 </text:a>
 Су-34 ВКС над містом Бєлгород стався нештатний сходавіаційного боєприпасу. Внаслідок цього є пошкодження житлових будівель, жертвнемає. Проводиться розслідування", - йдеться у повідомленні.</text:p>
      <text:p text:style-name="P4">
<text:span text:style-name="T4">
Читайте також:</text:span>
 <text:a xlink:type="simple" xlink:href="https://www.ukrinform.ua/rubric-world/3681215-v-moskvi-gorila-budivla-de-rozmisenij-propagandistskij-telekanal-spas.html" text:style-name="Internet_20_link" text:visited-style-name="Visited_20_Internet_20_Link">
 </text:a>
</text:p>
      <text:p text:style-name="P4">
Як повідомляв Укрінформ, в історичному центрі москви на вулиці Знам'янка <text:a xlink:type="simple" xlink:href="https://www.ukrinform.ua/rubric-world/3692182-u-centri-moskvi-gorila-budivla-minoboroni.html" text:style-name="Internet_20_link" text:visited-style-name="Visited_20_Internet_20_Link">
</text:a>
 другого рівня складності в будівлі міноборони рф.</text:p>
      <text:p text:style-name="P4">
Source: <text:a xlink:type="simple" xlink:href="https://www.ukrinform.ua/rubric-world/3698614-rosijskij-litak-obstrilav-belgorod.html" text:style-name="Internet_20_link" text:visited-style-name="Visited_20_Internet_20_Link">
https://www.ukrinform.ua/rubric-world/3698614-rosijskij-litak-obstrilav-belgorod.html</text:a>
</text:p>
      <!--NEWS-->
      <text:h text:style-name="P10" text:outline-level="1">
<text:span text:style-name="T4">
росії не місце на Олімпіаді 2024 року - Зеленський</text:span>
</text:h>
      <text:p text:style-name="P4">
Authors: Ukrinform (Person)</text:p>
      <text:p text:style-name="P4">
Publisher: Укринформ (Organization)</text:p>
      <text:p text:style-name="P4">
Published Time: 2023-04-21T00:47:00+03:00</text:p>
      <text:p text:style-name="P4">
Modified Time: 2023-04-21T00:47:00+03:00</text:p>
      <text:p text:style-name="P4">
Description: Поки триває агресія, рф не повинна мати жодного доступу до спортивних, олімпійських майданчиків. росії не місце на Олімпіаді 2024 року.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білорусь', 'МОК', 'Олімпіада', 'Україна', 'Агресія РФ', 'росія', 'Зеленський']</text:p>
      <text:p text:style-name="P4">
Type: Article</text:p>
      <!--METADATA-->
      <text:p text:style-name="P4">
<draw:frame draw:style-name="fr1" draw:name="Image330" text:anchor-type="as-char" svg:width="6.9236in" svg:height="3.956343in" draw:z-index="0">
<draw:image xlink:href="../Images/yкринформ/2023-04-21T00-47-00-03-00/630_360_1678962741-175.jpeg" xlink:type="simple" xlink:show="embed" xlink:actuate="onLoad" draw:mime-type="image/jpeg"/>
</draw:frame>
 Покитриває агресія, рф не повинна мати жодного доступу до спортивних, олімпійськихмайданчиків. росії не місце на Олімпіаді 2024 року.</text:p>
      <text:p text:style-name="P4">
Як передає Укрінформ, про це у <text:a xlink:type="simple" xlink:href="https://www.youtube.com/watch" text:style-name="Internet_20_link" text:visited-style-name="Visited_20_Internet_20_Link">
</text:a>
 <text:a xlink:type="simple" xlink:href="https://t.me/V_Zelenskiy_official/5931" text:style-name="Internet_20_link" text:visited-style-name="Visited_20_Internet_20_Link">
</text:a>
 заявив Президент України ВолодимирЗеленський, інформуючи про зустріч з мером Парижа пані Анн Ідальго та врученняїй спеціальної відзнаки України для столиці Франції, відзнаки міста-рятівника.</text:p>
      <text:p text:style-name="P4">
_<text:span text:style-name="T4">
Відео</text:span>
 : <text:a xlink:type="simple" xlink:href="https://t.me/OP_UA/9296" text:style-name="Internet_20_link" text:visited-style-name="Visited_20_Internet_20_Link">
 </text:a>
 _</text:p>
      <text:p text:style-name="P4">
«Я дякую всім французам, усім парижанам, президентові Франції Макрону занезмінну увагу до України, за лідерство. А особливо хочу відзначити абсолютнопринципову й таку співзвучну українській позицію пані мера Парижа щодо захистуолімпійського руху від російської ідеологізації, від пропаганди. Очевидно, щодержава-терорист буде робити все, щоб виправдати себе через спорт або щобвикористати міжнародний олімпійський рух на підтримку своєї агресії. Саме томуважливо, щоб, поки триває агресія, російська держава не мала жодного доступудо спортивних, олімпійських майданчиків. Зокрема, до паризького майданчика –саме це місто прийматиме Олімпіаду 2024 року. Пані мер Парижа сьогодні ще разпідтвердила, що не бачить місця для представників держави-агресора в Парижі,поки триває агресія. Це чіткий, важливий сигнал, дякую за нього», - наголосив<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sports/3697574-fiba-ne-dopustila-rosiu-do-kvalifikacii-na-olimpijski-igri.html" text:style-name="Internet_20_link" text:visited-style-name="Visited_20_Internet_20_Link">
 </text:a>
</text:p>
      <text:p text:style-name="P4">
Він також зауважив, що було б добре, аби саме такі сигнали чули в Міжнародномуолімпійському комітеті, де поки що, на жаль, особиста вигода окремихбюрократів домінує над олімпійськими принципами.</text:p>
      <text:p text:style-name="P4">
Як повідомляв Укрінформ, низка українських спортсменів, зокрема Оксана Баюл іРоман Зозуля, <text:a xlink:type="simple" xlink:href="https://www.ukrinform.ua/rubric-sports/3698592-ukrainski-sportsmeni-zvernulisa-do-tomasa-baha-z-vimogou-ne-dopustiti-rosian-i-bilorusiv-do-olimpiadi.html" text:style-name="Internet_20_link" text:visited-style-name="Visited_20_Internet_20_Link">
 </text:a>
 до президента Міжнародного олімпійського комітетуТомаса Баха з вимогою не допустити атлетів з росії й білорусі до міжнароднихзмагань.</text:p>
      <text:p text:style-name="P4">
<text:span text:style-name="T5">
Фото: Офіс Президента</text:span>
</text:p>
      <text:p text:style-name="P4">
Source: <text:a xlink:type="simple" xlink:href="https://www.ukrinform.ua/rubric-sports/3698615-rosii-ne-misce-na-olimpiadi-2024-roku-zelenskij.html" text:style-name="Internet_20_link" text:visited-style-name="Visited_20_Internet_20_Link">
https://www.ukrinform.ua/rubric-sports/3698615-rosii-ne-misce-na-olimpiadi-2024-roku-zelenskij.html</text:a>
</text:p>
      <!--NEWS-->
      <text:h text:style-name="P10" text:outline-level="1">
<text:span text:style-name="T4">
Київська ОВА попереджає про атаку ворожих дронів</text:span>
</text:h>
      <text:p text:style-name="P4">
Authors: Ukrinform (Person)</text:p>
      <text:p text:style-name="P4">
Publisher: Укринформ (Organization)</text:p>
      <text:p text:style-name="P4">
Published Time: 2023-04-21T00:58:00+03:00</text:p>
      <text:p text:style-name="P4">
Modified Time: 2023-04-21T00:58:00+03:00</text:p>
      <text:p text:style-name="P4">
Description: На Київщині наразі є загроза атаки ворожих дронів. — Укрінформ.</text:p>
      <text:p text:style-name="P4">
Images: ["<text:a xlink:type="simple" xlink:href="https://static.ukrinform.com/photos/2022_12/thumb_files/630_360_1670997545-680.jpeg" text:style-name="Internet_20_link" text:visited-style-name="Visited_20_Internet_20_Link">
630_360_16709...</text:a>
"]</text:p>
      <text:p text:style-name="P4">
Tags: ['Київщина', 'Війна з росією', 'Дрон-камікадзе']</text:p>
      <text:p text:style-name="P4">
Type: Article</text:p>
      <!--METADATA-->
      <text:p text:style-name="P4">
<draw:frame draw:style-name="fr1" draw:name="Image331" text:anchor-type="as-char" svg:width="6.9236in" svg:height="3.956343in" draw:z-index="0">
<draw:image xlink:href="../Images/yкринформ/2023-04-21T00-58-00-03-00/630_360_1670997545-680.jpeg" xlink:type="simple" xlink:show="embed" xlink:actuate="onLoad" draw:mime-type="image/jpeg"/>
</draw:frame>
 НаКиївщині наразі є загроза атаки ворожих дронів.</text:p>
      <text:p text:style-name="P4">
Про це Київська ОВА повідомила у <text:a xlink:type="simple" xlink:href="https://t.me/kyivoda/9375" text:style-name="Internet_20_link" text:visited-style-name="Visited_20_Internet_20_Link">
</text:a>
 передає Укрінформ.</text:p>
      <text:p text:style-name="P4">
"Київщина! Загроза атаки ворожих <text:a xlink:type="simple" xlink:href="https://www.ukrinform.ua/tag-dron" text:style-name="Internet_20_link" text:visited-style-name="Visited_20_Internet_20_Link">
 </text:a>
 .Закликаємо жителів перебувати у безпечних місцях до завершення сигналу"повітряна тривога"", - йдеться у повідомленні.</text:p>
      <text:p text:style-name="P4">
<text:span text:style-name="T4">
Читайте також:</text:span>
 <text:a xlink:type="simple" xlink:href="https://www.ukrinform.ua/rubric-ato/3698282-vorog-atakuvav-pivden-ukraini-novou-partieu-sahediv-gumenuk.html" text:style-name="Internet_20_link" text:visited-style-name="Visited_20_Internet_20_Link">
 <text:span text:style-name="T4">
шахед</text:span>
 </text:a>
</text:p>
      <text:p text:style-name="P4">
Наразі у більшості областей України <text:a xlink:type="simple" xlink:href="https://www.ukrinform.ua/rubric-ato/3698613-po-vsij-ukraini-povitrana-trivoga.html" text:style-name="Internet_20_link" text:visited-style-name="Visited_20_Internet_20_Link">
 </text:a>
 скасовано. Небезпеказберігається у Києві, Київській області, а також на Житомирщині, Чернігівщині,Луганщині та АРК Крим.</text:p>
      <text:p text:style-name="P4">
Source: <text:a xlink:type="simple" xlink:href="https://www.ukrinform.ua/rubric-ato/3698616-kiivska-ova-poperedzae-pro-ataku-vorozih-droniv.html" text:style-name="Internet_20_link" text:visited-style-name="Visited_20_Internet_20_Link">
https://www.ukrinform.ua/rubric-ato/3698616-kiivska-ova-poperedzae-pro-ataku-vorozih-droniv.html</text:a>
</text:p>
      <!--NEWS-->
      <text:h text:style-name="P10" text:outline-level="1">
<text:span text:style-name="T4">
Викрито податківців з Мангуша, які збирають «данину» для окупантів — ДБР</text:span>
</text:h>
      <text:p text:style-name="P4">
Author: ['АРМІЯINFORM']</text:p>
      <text:p text:style-name="P4">
Time: 2023-04-21T99:00:00-04:00</text:p>
      <text:p text:style-name="P4">
Description: Працівники ДБР заочно повідомили про підозру у державній зраді дев’ятьом працівник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13047b9-1bd0830-dbr-pidozryue-golovu-miskrajonnogo-sudu-odeshhini-ta-advokata-u-shahrajstvi-2.jpg" text:style-name="Internet_20_link" text:visited-style-name="Visited_20_Internet_20_Link">
13047b9-1bd0830-dbr-pidozryue-golovu-miskrajonnogo-sudu-odeshhini-ta-advokata-u-shahrajstvi-2.jpg</text:a>
']</text:p>
      <text:p text:style-name="P4">
Tags: ['STOPRUSSIA', 'АГРЕСІЯ РФ', 'ВІЙНА', 'ВТОРГНЕННЯ РФ', 'ДЕРЖАВНЕ БЮРО РОЗСЛІДУВАНЬ']</text:p>
      <text:p text:style-name="P4">
Category: News</text:p>
      <!--METADATA-->
      <text:p text:style-name="P4">
<draw:frame draw:style-name="fr1" draw:name="Image332" text:anchor-type="as-char" svg:width="6.9236in" svg:height="3.883237in" draw:z-index="0">
<draw:image xlink:href="../Images/AРМІЯINFORM/2023-04-21T99-00-00-04-00/13047b9-1bd0830-dbr-pidozryue-golovu-miskrajonnogo-sudu-odeshhini-ta-advokata-u-shahrajstvi-2.jpg" xlink:type="simple" xlink:show="embed" xlink:actuate="onLoad" draw:mime-type="image/jpeg"/>
</draw:frame>
Ілюстративне фото</text:p>
      <text:p text:style-name="P4">
Працівники ДБР заочно повідомили про підозру у державній зраді дев’ятьомпрацівникам податкової селища Мангуш на Донеччині. Вони допомагають окупантамвідбирати гроші у населення та комерсантів на тимчасово окупованих територіяхУкраїни.</text:p>
      <text:p text:style-name="P4">
Про це йдеться у <text:a xlink:type="simple" xlink:href="https://dbr.gov.ua/news/dbr-vikrilo-podatkivciv-z-mangusha-yaki-zbirayut-daninu-dlya-okupantiv" text:style-name="Internet_20_link" text:visited-style-name="Visited_20_Internet_20_Link">
повідомленні</text:a>
 Державного бюророзслідуваннь.</text:p>
      <text:p text:style-name="P4">
У правоохоронному органі зазначають, що після захоплення частини Донецькоїобласті дев’ятеро працівників податкової служби сприяли незаконному створеннюта роботі так званої «Мангушской объединенной республиканской налоговойинспекции министерства доходов и сборов днр». Незаконна установа вжевідзначена окупаційною владою за створення «першої профспілкової організації»на «звільнених територіях».</text:p>
      <text:p text:style-name="P4">
Троє зі зрадників обійняли керівні посади у новоствореній «інспекції». Вониздійснювали незаконну реєстрацію фізичних осіб-підприємців за законодавствомтак званої «днр» аби налагодити грошові надходження на користьпсевдореспубліки.</text:p>
      <text:p text:style-name="P4">
Ще одна підозрювана, колишня державний ревізор податкової інспекції, обійнялапосаду «начальника отдела контрольно-проверочной работы». Жінка контролюваладокументальні перевірки підприємців та своєчасність сплати податків до «казни»окупантів.</text:p>
      <text:p text:style-name="P4">
Колишня головна державна ревізор-інспекторка стала «заведующей секторомналогообложения подакцизных товаров и регистрации расчетных операций». Вонаорганізовувала оподаткування підакцизних товарів та контролювала сплату«податків» згідно з чинним законодавством так званої «днр». Інші підозрюванізаймали менш «впливові» посади.</text:p>
      <text:p text:style-name="P4">
Наразі фігуранти переховуються на тимчасово окупованій території та досіприслужують загарбникам. Вони підозрюються у державній зраді (2 ст. 111 ККУкраїни). Санкція статті передбачає покарання у вигляді довічного позбавленняволі з конфіскацію майна.</text:p>
      <text:p text:style-name="P4">
Source: <text:a xlink:type="simple" xlink:href="https://armyinform.com.ua/2023/04/21/vykryto-podatkivcziv-z-mangusha-yaki-zbyrayut-danynu-dlya-okupantiv-dbr/" text:style-name="Internet_20_link" text:visited-style-name="Visited_20_Internet_20_Link">
https://armyinform.com.ua/2023/04/21/vykryto-podatkivcziv-z-mangusha-yaki-zbyrayut-danynu-dlya-okupantiv-dbr/</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